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2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fo:background-color="#ff0000"/>
    </style:style>
  </office:automatic-styles>
  <office:body>
    <office:spreadsheet>
      <table:table table:name="AnoIFN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mapped reads</text:p>
          </table:table-cell>
          <table:table-cell office:value-type="string" calcext:value-type="string">
            <text:p>AIFN</text:p>
          </table:table-cell>
          <table:table-cell/>
          <table:table-cell office:value-type="string" calcext:value-type="string">
            <text:p>exp untreat</text:p>
          </table:table-cell>
          <table:table-cell office:value-type="string" calcext:value-type="string">
            <text:p>exp IFN</text:p>
          </table:table-cell>
          <table:table-cell office:value-type="string" calcext:value-type="string">
            <text:p>test untreat</text:p>
          </table:table-cell>
          <table:table-cell office:value-type="string" calcext:value-type="string">
            <text:p>test IF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Ala-AGC-1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872" calcext:value-type="float">
            <text:p>1872</text:p>
          </table:table-cell>
          <table:table-cell table:style-name="ce1" office:value-type="float" office:value="2103" calcext:value-type="float">
            <text:p>2103</text:p>
          </table:table-cell>
          <table:table-cell table:style-name="ce1" table:formula="of:=SUM([.C2:.D2])" office:value-type="float" office:value="3975" calcext:value-type="float">
            <text:p>3975</text:p>
          </table:table-cell>
          <table:table-cell table:style-name="ce1" table:formula="of:=[.C2]*0.4375" office:value-type="float" office:value="819" calcext:value-type="float">
            <text:p>819</text:p>
          </table:table-cell>
          <table:table-cell table:style-name="ce1" table:formula="of:=[.D2]*0.5625" office:value-type="float" office:value="1182.9375" calcext:value-type="float">
            <text:p>1182.9375</text:p>
          </table:table-cell>
          <table:table-cell table:style-name="ce1" table:formula="of:=([.C2]-[.F2])^2/[.F2]" office:value-type="float" office:value="1353.85714285714" calcext:value-type="float">
            <text:p>1353.8571428572</text:p>
          </table:table-cell>
          <table:table-cell table:style-name="ce1" table:formula="of:=([.D2]-[.G2])^2/[.G2]" office:value-type="float" office:value="715.604166666667" calcext:value-type="float">
            <text:p>715.6041666667</text:p>
          </table:table-cell>
          <table:table-cell table:style-name="ce1" table:number-columns-repeated="2"/>
          <table:table-cell table:style-name="ce1" office:value-type="string" calcext:value-type="string">
            <text:p>TEST STAT 0.05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Homo_sapiens_Ala-AGC-10-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3:.D3])" office:value-type="float" office:value="1" calcext:value-type="float">
            <text:p>1</text:p>
          </table:table-cell>
          <table:table-cell table:formula="of:=[.C3]*0.4375" office:value-type="float" office:value="0.4375" calcext:value-type="float">
            <text:p>0.4375</text:p>
          </table:table-cell>
          <table:table-cell table:formula="of:=[.D3]*0.5625" office:value-type="float" office:value="0" calcext:value-type="float">
            <text:p>0</text:p>
          </table:table-cell>
          <table:table-cell table:formula="of:=([.C3]-[.F3])^2/[.F3]" office:value-type="float" office:value="0.723214285714286" calcext:value-type="float">
            <text:p>0.7232142857</text:p>
          </table:table-cell>
          <table:table-cell table:formula="of:=([.D3]-[.G3])^2/[.G3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~55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omo_sapiens_Ala-AGC-11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383" calcext:value-type="float">
            <text:p>2383</text:p>
          </table:table-cell>
          <table:table-cell table:style-name="ce1" office:value-type="float" office:value="2825" calcext:value-type="float">
            <text:p>2825</text:p>
          </table:table-cell>
          <table:table-cell table:style-name="ce1" table:formula="of:=SUM([.C4:.D4])" office:value-type="float" office:value="5208" calcext:value-type="float">
            <text:p>5208</text:p>
          </table:table-cell>
          <table:table-cell table:style-name="ce1" table:formula="of:=[.C4]*0.4375" office:value-type="float" office:value="1042.5625" calcext:value-type="float">
            <text:p>1042.5625</text:p>
          </table:table-cell>
          <table:table-cell table:style-name="ce1" table:formula="of:=[.D4]*0.5625" office:value-type="float" office:value="1589.0625" calcext:value-type="float">
            <text:p>1589.0625</text:p>
          </table:table-cell>
          <table:table-cell table:style-name="ce1" table:formula="of:=([.C4]-[.F4])^2/[.F4]" office:value-type="float" office:value="1723.41964285714" calcext:value-type="float">
            <text:p>1723.4196428572</text:p>
          </table:table-cell>
          <table:table-cell table:style-name="ce1" table:formula="of:=([.D4]-[.G4])^2/[.G4]" office:value-type="float" office:value="961.284722222222" calcext:value-type="float">
            <text:p>961.2847222222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Ala-AGC-12-1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SUM([.C5:.D5])" office:value-type="float" office:value="30" calcext:value-type="float">
            <text:p>30</text:p>
          </table:table-cell>
          <table:table-cell table:formula="of:=[.C5]*0.4375" office:value-type="float" office:value="7" calcext:value-type="float">
            <text:p>7</text:p>
          </table:table-cell>
          <table:table-cell table:formula="of:=[.D5]*0.5625" office:value-type="float" office:value="7.875" calcext:value-type="float">
            <text:p>7.875</text:p>
          </table:table-cell>
          <table:table-cell table:formula="of:=([.C5]-[.F5])^2/[.F5]" office:value-type="float" office:value="11.5714285714286" calcext:value-type="float">
            <text:p>11.5714285714</text:p>
          </table:table-cell>
          <table:table-cell table:formula="of:=([.D5]-[.G5])^2/[.G5]" office:value-type="float" office:value="4.76388888888889" calcext:value-type="float">
            <text:p>4.7638888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la-AGC-12-2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SUM([.C6:.D6])" office:value-type="float" office:value="32" calcext:value-type="float">
            <text:p>32</text:p>
          </table:table-cell>
          <table:table-cell table:formula="of:=[.C6]*0.4375" office:value-type="float" office:value="6.125" calcext:value-type="float">
            <text:p>6.125</text:p>
          </table:table-cell>
          <table:table-cell table:formula="of:=[.D6]*0.5625" office:value-type="float" office:value="10.125" calcext:value-type="float">
            <text:p>10.125</text:p>
          </table:table-cell>
          <table:table-cell table:formula="of:=([.C6]-[.F6])^2/[.F6]" office:value-type="float" office:value="10.125" calcext:value-type="float">
            <text:p>10.125</text:p>
          </table:table-cell>
          <table:table-cell table:formula="of:=([.D6]-[.G6])^2/[.G6]" office:value-type="float" office:value="6.125" calcext:value-type="float">
            <text:p>6.1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la-AGC-12-3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SUM([.C7:.D7])" office:value-type="float" office:value="32" calcext:value-type="float">
            <text:p>32</text:p>
          </table:table-cell>
          <table:table-cell table:formula="of:=[.C7]*0.4375" office:value-type="float" office:value="7.4375" calcext:value-type="float">
            <text:p>7.4375</text:p>
          </table:table-cell>
          <table:table-cell table:formula="of:=[.D7]*0.5625" office:value-type="float" office:value="8.4375" calcext:value-type="float">
            <text:p>8.4375</text:p>
          </table:table-cell>
          <table:table-cell table:formula="of:=([.C7]-[.F7])^2/[.F7]" office:value-type="float" office:value="12.2946428571429" calcext:value-type="float">
            <text:p>12.2946428571</text:p>
          </table:table-cell>
          <table:table-cell table:formula="of:=([.D7]-[.G7])^2/[.G7]" office:value-type="float" office:value="5.10416666666667" calcext:value-type="float">
            <text:p>5.1041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la-AGC-13-1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formula="of:=SUM([.C8:.D8])" office:value-type="float" office:value="51" calcext:value-type="float">
            <text:p>51</text:p>
          </table:table-cell>
          <table:table-cell table:formula="of:=[.C8]*0.4375" office:value-type="float" office:value="10.5" calcext:value-type="float">
            <text:p>10.5</text:p>
          </table:table-cell>
          <table:table-cell table:formula="of:=[.D8]*0.5625" office:value-type="float" office:value="15.1875" calcext:value-type="float">
            <text:p>15.1875</text:p>
          </table:table-cell>
          <table:table-cell table:formula="of:=([.C8]-[.F8])^2/[.F8]" office:value-type="float" office:value="17.3571428571429" calcext:value-type="float">
            <text:p>17.3571428571</text:p>
          </table:table-cell>
          <table:table-cell table:formula="of:=([.D8]-[.G8])^2/[.G8]" office:value-type="float" office:value="9.1875" calcext:value-type="float">
            <text:p>9.18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la-AGC-13-2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SUM([.C9:.D9])" office:value-type="float" office:value="30" calcext:value-type="float">
            <text:p>30</text:p>
          </table:table-cell>
          <table:table-cell table:formula="of:=[.C9]*0.4375" office:value-type="float" office:value="8.3125" calcext:value-type="float">
            <text:p>8.3125</text:p>
          </table:table-cell>
          <table:table-cell table:formula="of:=[.D9]*0.5625" office:value-type="float" office:value="6.1875" calcext:value-type="float">
            <text:p>6.1875</text:p>
          </table:table-cell>
          <table:table-cell table:formula="of:=([.C9]-[.F9])^2/[.F9]" office:value-type="float" office:value="13.7410714285714" calcext:value-type="float">
            <text:p>13.7410714286</text:p>
          </table:table-cell>
          <table:table-cell table:formula="of:=([.D9]-[.G9])^2/[.G9]" office:value-type="float" office:value="3.74305555555556" calcext:value-type="float">
            <text:p>3.7430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la-AGC-14-1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C10:.D10])" office:value-type="float" office:value="5" calcext:value-type="float">
            <text:p>5</text:p>
          </table:table-cell>
          <table:table-cell table:formula="of:=[.C10]*0.4375" office:value-type="float" office:value="1.75" calcext:value-type="float">
            <text:p>1.75</text:p>
          </table:table-cell>
          <table:table-cell table:formula="of:=[.D10]*0.5625" office:value-type="float" office:value="0.5625" calcext:value-type="float">
            <text:p>0.5625</text:p>
          </table:table-cell>
          <table:table-cell table:formula="of:=([.C10]-[.F10])^2/[.F10]" office:value-type="float" office:value="2.89285714285714" calcext:value-type="float">
            <text:p>2.8928571429</text:p>
          </table:table-cell>
          <table:table-cell table:formula="of:=([.D10]-[.G10])^2/[.G10]" office:value-type="float" office:value="0.340277777777778" calcext:value-type="float">
            <text:p>0.340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la-AGC-15-1</text:p>
          </table:table-cell>
          <table:table-cell office:value-type="float" office:value="73" calcext:value-type="float">
            <text:p>73</text:p>
          </table:table-cell>
          <table:table-cell office:value-type="float" office:value="882" calcext:value-type="float">
            <text:p>882</text:p>
          </table:table-cell>
          <table:table-cell office:value-type="float" office:value="1025" calcext:value-type="float">
            <text:p>1025</text:p>
          </table:table-cell>
          <table:table-cell table:formula="of:=SUM([.C11:.D11])" office:value-type="float" office:value="1907" calcext:value-type="float">
            <text:p>1907</text:p>
          </table:table-cell>
          <table:table-cell table:formula="of:=[.C11]*0.4375" office:value-type="float" office:value="385.875" calcext:value-type="float">
            <text:p>385.875</text:p>
          </table:table-cell>
          <table:table-cell table:formula="of:=[.D11]*0.5625" office:value-type="float" office:value="576.5625" calcext:value-type="float">
            <text:p>576.5625</text:p>
          </table:table-cell>
          <table:table-cell table:formula="of:=([.C11]-[.F11])^2/[.F11]" office:value-type="float" office:value="637.875" calcext:value-type="float">
            <text:p>637.875</text:p>
          </table:table-cell>
          <table:table-cell table:formula="of:=([.D11]-[.G11])^2/[.G11]" office:value-type="float" office:value="348.784722222222" calcext:value-type="float">
            <text:p>348.78472222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la-AGC-16-1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SUM([.C12:.D12])" office:value-type="float" office:value="21" calcext:value-type="float">
            <text:p>21</text:p>
          </table:table-cell>
          <table:table-cell table:formula="of:=[.C12]*0.4375" office:value-type="float" office:value="3.9375" calcext:value-type="float">
            <text:p>3.9375</text:p>
          </table:table-cell>
          <table:table-cell table:formula="of:=[.D12]*0.5625" office:value-type="float" office:value="6.75" calcext:value-type="float">
            <text:p>6.75</text:p>
          </table:table-cell>
          <table:table-cell table:formula="of:=([.C12]-[.F12])^2/[.F12]" office:value-type="float" office:value="6.50892857142857" calcext:value-type="float">
            <text:p>6.5089285714</text:p>
          </table:table-cell>
          <table:table-cell table:formula="of:=([.D12]-[.G12])^2/[.G12]" office:value-type="float" office:value="4.08333333333333" calcext:value-type="float">
            <text:p>4.0833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la-AGC-17-1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SUM([.C13:.D13])" office:value-type="float" office:value="29" calcext:value-type="float">
            <text:p>29</text:p>
          </table:table-cell>
          <table:table-cell table:formula="of:=[.C13]*0.4375" office:value-type="float" office:value="4.375" calcext:value-type="float">
            <text:p>4.375</text:p>
          </table:table-cell>
          <table:table-cell table:formula="of:=[.D13]*0.5625" office:value-type="float" office:value="10.6875" calcext:value-type="float">
            <text:p>10.6875</text:p>
          </table:table-cell>
          <table:table-cell table:formula="of:=([.C13]-[.F13])^2/[.F13]" office:value-type="float" office:value="7.23214285714286" calcext:value-type="float">
            <text:p>7.2321428571</text:p>
          </table:table-cell>
          <table:table-cell table:formula="of:=([.D13]-[.G13])^2/[.G13]" office:value-type="float" office:value="6.46527777777778" calcext:value-type="float">
            <text:p>6.465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la-AGC-18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4:.D14])" office:value-type="float" office:value="0" calcext:value-type="float">
            <text:p>0</text:p>
          </table:table-cell>
          <table:table-cell table:formula="of:=[.C14]*0.4375" office:value-type="float" office:value="0" calcext:value-type="float">
            <text:p>0</text:p>
          </table:table-cell>
          <table:table-cell table:formula="of:=[.D14]*0.5625" office:value-type="float" office:value="0" calcext:value-type="float">
            <text:p>0</text:p>
          </table:table-cell>
          <table:table-cell table:formula="of:=([.C14]-[.F14])^2/[.F14]" office:value-type="string" office:string-value="" calcext:value-type="error">
            <text:p>#DIV/0!</text:p>
          </table:table-cell>
          <table:table-cell table:formula="of:=([.D14]-[.G14])^2/[.G14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la-AGC-18-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5:.D15])" office:value-type="float" office:value="0" calcext:value-type="float">
            <text:p>0</text:p>
          </table:table-cell>
          <table:table-cell table:formula="of:=[.C15]*0.4375" office:value-type="float" office:value="0" calcext:value-type="float">
            <text:p>0</text:p>
          </table:table-cell>
          <table:table-cell table:formula="of:=[.D15]*0.5625" office:value-type="float" office:value="0" calcext:value-type="float">
            <text:p>0</text:p>
          </table:table-cell>
          <table:table-cell table:formula="of:=([.C15]-[.F15])^2/[.F15]" office:value-type="string" office:string-value="" calcext:value-type="error">
            <text:p>#DIV/0!</text:p>
          </table:table-cell>
          <table:table-cell table:formula="of:=([.D15]-[.G15])^2/[.G15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la-AGC-19-1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SUM([.C16:.D16])" office:value-type="float" office:value="28" calcext:value-type="float">
            <text:p>28</text:p>
          </table:table-cell>
          <table:table-cell table:formula="of:=[.C16]*0.4375" office:value-type="float" office:value="5.25" calcext:value-type="float">
            <text:p>5.25</text:p>
          </table:table-cell>
          <table:table-cell table:formula="of:=[.D16]*0.5625" office:value-type="float" office:value="9" calcext:value-type="float">
            <text:p>9</text:p>
          </table:table-cell>
          <table:table-cell table:formula="of:=([.C16]-[.F16])^2/[.F16]" office:value-type="float" office:value="8.67857142857143" calcext:value-type="float">
            <text:p>8.6785714286</text:p>
          </table:table-cell>
          <table:table-cell table:formula="of:=([.D16]-[.G16])^2/[.G16]" office:value-type="float" office:value="5.44444444444444" calcext:value-type="float">
            <text:p>5.444444444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Ala-AGC-2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475" calcext:value-type="float">
            <text:p>3475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table:formula="of:=SUM([.C17:.D17])" office:value-type="float" office:value="7875" calcext:value-type="float">
            <text:p>7875</text:p>
          </table:table-cell>
          <table:table-cell table:style-name="ce1" table:formula="of:=[.C17]*0.4375" office:value-type="float" office:value="1520.3125" calcext:value-type="float">
            <text:p>1520.3125</text:p>
          </table:table-cell>
          <table:table-cell table:style-name="ce1" table:formula="of:=[.D17]*0.5625" office:value-type="float" office:value="2475" calcext:value-type="float">
            <text:p>2475</text:p>
          </table:table-cell>
          <table:table-cell table:style-name="ce1" table:formula="of:=([.C17]-[.F17])^2/[.F17]" office:value-type="float" office:value="2513.16964285714" calcext:value-type="float">
            <text:p>2513.1696428572</text:p>
          </table:table-cell>
          <table:table-cell table:style-name="ce1" table:formula="of:=([.D17]-[.G17])^2/[.G17]" office:value-type="float" office:value="1497.22222222222" calcext:value-type="float">
            <text:p>1497.2222222222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la-AGC-2-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377" calcext:value-type="float">
            <text:p>3377</text:p>
          </table:table-cell>
          <table:table-cell table:style-name="ce1" office:value-type="float" office:value="4435" calcext:value-type="float">
            <text:p>4435</text:p>
          </table:table-cell>
          <table:table-cell table:style-name="ce1" table:formula="of:=SUM([.C18:.D18])" office:value-type="float" office:value="7812" calcext:value-type="float">
            <text:p>7812</text:p>
          </table:table-cell>
          <table:table-cell table:style-name="ce1" table:formula="of:=[.C18]*0.4375" office:value-type="float" office:value="1477.4375" calcext:value-type="float">
            <text:p>1477.4375</text:p>
          </table:table-cell>
          <table:table-cell table:style-name="ce1" table:formula="of:=[.D18]*0.5625" office:value-type="float" office:value="2494.6875" calcext:value-type="float">
            <text:p>2494.6875</text:p>
          </table:table-cell>
          <table:table-cell table:style-name="ce1" table:formula="of:=([.C18]-[.F18])^2/[.F18]" office:value-type="float" office:value="2442.29464285714" calcext:value-type="float">
            <text:p>2442.2946428572</text:p>
          </table:table-cell>
          <table:table-cell table:style-name="ce1" table:formula="of:=([.D18]-[.G18])^2/[.G18]" office:value-type="float" office:value="1509.13194444444" calcext:value-type="float">
            <text:p>1509.1319444445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Ala-AGC-20-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9:.D19])" office:value-type="float" office:value="0" calcext:value-type="float">
            <text:p>0</text:p>
          </table:table-cell>
          <table:table-cell table:formula="of:=[.C19]*0.4375" office:value-type="float" office:value="0" calcext:value-type="float">
            <text:p>0</text:p>
          </table:table-cell>
          <table:table-cell table:formula="of:=[.D19]*0.5625" office:value-type="float" office:value="0" calcext:value-type="float">
            <text:p>0</text:p>
          </table:table-cell>
          <table:table-cell table:formula="of:=([.C19]-[.F19])^2/[.F19]" office:value-type="string" office:string-value="" calcext:value-type="error">
            <text:p>#DIV/0!</text:p>
          </table:table-cell>
          <table:table-cell table:formula="of:=([.D19]-[.G19])^2/[.G19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la-AGC-21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0:.D20])" office:value-type="float" office:value="0" calcext:value-type="float">
            <text:p>0</text:p>
          </table:table-cell>
          <table:table-cell table:formula="of:=[.C20]*0.4375" office:value-type="float" office:value="0" calcext:value-type="float">
            <text:p>0</text:p>
          </table:table-cell>
          <table:table-cell table:formula="of:=[.D20]*0.5625" office:value-type="float" office:value="0" calcext:value-type="float">
            <text:p>0</text:p>
          </table:table-cell>
          <table:table-cell table:formula="of:=([.C20]-[.F20])^2/[.F20]" office:value-type="string" office:string-value="" calcext:value-type="error">
            <text:p>#DIV/0!</text:p>
          </table:table-cell>
          <table:table-cell table:formula="of:=([.D20]-[.G20])^2/[.G20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la-AGC-22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1:.D21])" office:value-type="float" office:value="0" calcext:value-type="float">
            <text:p>0</text:p>
          </table:table-cell>
          <table:table-cell table:formula="of:=[.C21]*0.4375" office:value-type="float" office:value="0" calcext:value-type="float">
            <text:p>0</text:p>
          </table:table-cell>
          <table:table-cell table:formula="of:=[.D21]*0.5625" office:value-type="float" office:value="0" calcext:value-type="float">
            <text:p>0</text:p>
          </table:table-cell>
          <table:table-cell table:formula="of:=([.C21]-[.F21])^2/[.F21]" office:value-type="string" office:string-value="" calcext:value-type="error">
            <text:p>#DIV/0!</text:p>
          </table:table-cell>
          <table:table-cell table:formula="of:=([.D21]-[.G21])^2/[.G21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la-AGC-23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2:.D22])" office:value-type="float" office:value="0" calcext:value-type="float">
            <text:p>0</text:p>
          </table:table-cell>
          <table:table-cell table:formula="of:=[.C22]*0.4375" office:value-type="float" office:value="0" calcext:value-type="float">
            <text:p>0</text:p>
          </table:table-cell>
          <table:table-cell table:formula="of:=[.D22]*0.5625" office:value-type="float" office:value="0" calcext:value-type="float">
            <text:p>0</text:p>
          </table:table-cell>
          <table:table-cell table:formula="of:=([.C22]-[.F22])^2/[.F22]" office:value-type="string" office:string-value="" calcext:value-type="error">
            <text:p>#DIV/0!</text:p>
          </table:table-cell>
          <table:table-cell table:formula="of:=([.D22]-[.G22])^2/[.G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la-AGC-3-1</text:p>
          </table:table-cell>
          <table:table-cell office:value-type="float" office:value="72" calcext:value-type="float">
            <text:p>72</text:p>
          </table:table-cell>
          <table:table-cell office:value-type="float" office:value="538" calcext:value-type="float">
            <text:p>538</text:p>
          </table:table-cell>
          <table:table-cell office:value-type="float" office:value="610" calcext:value-type="float">
            <text:p>610</text:p>
          </table:table-cell>
          <table:table-cell table:formula="of:=SUM([.C23:.D23])" office:value-type="float" office:value="1148" calcext:value-type="float">
            <text:p>1148</text:p>
          </table:table-cell>
          <table:table-cell table:formula="of:=[.C23]*0.4375" office:value-type="float" office:value="235.375" calcext:value-type="float">
            <text:p>235.375</text:p>
          </table:table-cell>
          <table:table-cell table:formula="of:=[.D23]*0.5625" office:value-type="float" office:value="343.125" calcext:value-type="float">
            <text:p>343.125</text:p>
          </table:table-cell>
          <table:table-cell table:formula="of:=([.C23]-[.F23])^2/[.F23]" office:value-type="float" office:value="389.089285714286" calcext:value-type="float">
            <text:p>389.0892857143</text:p>
          </table:table-cell>
          <table:table-cell table:formula="of:=([.D23]-[.G23])^2/[.G23]" office:value-type="float" office:value="207.569444444444" calcext:value-type="float">
            <text:p>207.569444444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Ala-AGC-4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518" calcext:value-type="float">
            <text:p>16518</text:p>
          </table:table-cell>
          <table:table-cell table:style-name="ce1" office:value-type="float" office:value="21036" calcext:value-type="float">
            <text:p>21036</text:p>
          </table:table-cell>
          <table:table-cell table:style-name="ce1" table:formula="of:=SUM([.C24:.D24])" office:value-type="float" office:value="37554" calcext:value-type="float">
            <text:p>37554</text:p>
          </table:table-cell>
          <table:table-cell table:style-name="ce1" table:formula="of:=[.C24]*0.4375" office:value-type="float" office:value="7226.625" calcext:value-type="float">
            <text:p>7226.625</text:p>
          </table:table-cell>
          <table:table-cell table:style-name="ce1" table:formula="of:=[.D24]*0.5625" office:value-type="float" office:value="11832.75" calcext:value-type="float">
            <text:p>11832.75</text:p>
          </table:table-cell>
          <table:table-cell table:style-name="ce1" table:formula="of:=([.C24]-[.F24])^2/[.F24]" office:value-type="float" office:value="11946.0535714286" calcext:value-type="float">
            <text:p>11946.0535714286</text:p>
          </table:table-cell>
          <table:table-cell table:style-name="ce1" table:formula="of:=([.D24]-[.G24])^2/[.G24]" office:value-type="float" office:value="7158.08333333333" calcext:value-type="float">
            <text:p>7158.0833333333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la-AGC-5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584" calcext:value-type="float">
            <text:p>4584</text:p>
          </table:table-cell>
          <table:table-cell table:style-name="ce1" office:value-type="float" office:value="5391" calcext:value-type="float">
            <text:p>5391</text:p>
          </table:table-cell>
          <table:table-cell table:style-name="ce1" table:formula="of:=SUM([.C25:.D25])" office:value-type="float" office:value="9975" calcext:value-type="float">
            <text:p>9975</text:p>
          </table:table-cell>
          <table:table-cell table:style-name="ce1" table:formula="of:=[.C25]*0.4375" office:value-type="float" office:value="2005.5" calcext:value-type="float">
            <text:p>2005.5</text:p>
          </table:table-cell>
          <table:table-cell table:style-name="ce1" table:formula="of:=[.D25]*0.5625" office:value-type="float" office:value="3032.4375" calcext:value-type="float">
            <text:p>3032.4375</text:p>
          </table:table-cell>
          <table:table-cell table:style-name="ce1" table:formula="of:=([.C25]-[.F25])^2/[.F25]" office:value-type="float" office:value="3315.21428571429" calcext:value-type="float">
            <text:p>3315.2142857143</text:p>
          </table:table-cell>
          <table:table-cell table:style-name="ce1" table:formula="of:=([.D25]-[.G25])^2/[.G25]" office:value-type="float" office:value="1834.4375" calcext:value-type="float">
            <text:p>1834.4375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Ala-AGC-6-1</text:p>
          </table:table-cell>
          <table:table-cell office:value-type="float" office:value="72" calcext:value-type="float">
            <text:p>72</text:p>
          </table:table-cell>
          <table:table-cell office:value-type="float" office:value="643" calcext:value-type="float">
            <text:p>643</text:p>
          </table:table-cell>
          <table:table-cell office:value-type="float" office:value="788" calcext:value-type="float">
            <text:p>788</text:p>
          </table:table-cell>
          <table:table-cell table:formula="of:=SUM([.C26:.D26])" office:value-type="float" office:value="1431" calcext:value-type="float">
            <text:p>1431</text:p>
          </table:table-cell>
          <table:table-cell table:formula="of:=[.C26]*0.4375" office:value-type="float" office:value="281.3125" calcext:value-type="float">
            <text:p>281.3125</text:p>
          </table:table-cell>
          <table:table-cell table:formula="of:=[.D26]*0.5625" office:value-type="float" office:value="443.25" calcext:value-type="float">
            <text:p>443.25</text:p>
          </table:table-cell>
          <table:table-cell table:formula="of:=([.C26]-[.F26])^2/[.F26]" office:value-type="float" office:value="465.026785714286" calcext:value-type="float">
            <text:p>465.0267857143</text:p>
          </table:table-cell>
          <table:table-cell table:formula="of:=([.D26]-[.G26])^2/[.G26]" office:value-type="float" office:value="268.138888888889" calcext:value-type="float">
            <text:p>268.1388888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la-AGC-7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SUM([.C27:.D27])" office:value-type="float" office:value="38" calcext:value-type="float">
            <text:p>38</text:p>
          </table:table-cell>
          <table:table-cell table:formula="of:=[.C27]*0.4375" office:value-type="float" office:value="8.3125" calcext:value-type="float">
            <text:p>8.3125</text:p>
          </table:table-cell>
          <table:table-cell table:formula="of:=[.D27]*0.5625" office:value-type="float" office:value="10.6875" calcext:value-type="float">
            <text:p>10.6875</text:p>
          </table:table-cell>
          <table:table-cell table:formula="of:=([.C27]-[.F27])^2/[.F27]" office:value-type="float" office:value="13.7410714285714" calcext:value-type="float">
            <text:p>13.7410714286</text:p>
          </table:table-cell>
          <table:table-cell table:formula="of:=([.D27]-[.G27])^2/[.G27]" office:value-type="float" office:value="6.46527777777778" calcext:value-type="float">
            <text:p>6.465277777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Ala-AGC-8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3622" calcext:value-type="float">
            <text:p>3622</text:p>
          </table:table-cell>
          <table:table-cell table:style-name="ce1" office:value-type="float" office:value="6634" calcext:value-type="float">
            <text:p>6634</text:p>
          </table:table-cell>
          <table:table-cell table:style-name="ce1" table:formula="of:=SUM([.C28:.D28])" office:value-type="float" office:value="10256" calcext:value-type="float">
            <text:p>10256</text:p>
          </table:table-cell>
          <table:table-cell table:style-name="ce1" table:formula="of:=[.C28]*0.4375" office:value-type="float" office:value="1584.625" calcext:value-type="float">
            <text:p>1584.625</text:p>
          </table:table-cell>
          <table:table-cell table:style-name="ce1" table:formula="of:=[.D28]*0.5625" office:value-type="float" office:value="3731.625" calcext:value-type="float">
            <text:p>3731.625</text:p>
          </table:table-cell>
          <table:table-cell table:style-name="ce1" table:formula="of:=([.C28]-[.F28])^2/[.F28]" office:value-type="float" office:value="2619.48214285714" calcext:value-type="float">
            <text:p>2619.4821428572</text:p>
          </table:table-cell>
          <table:table-cell table:style-name="ce1" table:formula="of:=([.D28]-[.G28])^2/[.G28]" office:value-type="float" office:value="2257.40277777778" calcext:value-type="float">
            <text:p>2257.4027777778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la-AGC-8-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3562" calcext:value-type="float">
            <text:p>3562</text:p>
          </table:table-cell>
          <table:table-cell table:style-name="ce1" office:value-type="float" office:value="6692" calcext:value-type="float">
            <text:p>6692</text:p>
          </table:table-cell>
          <table:table-cell table:style-name="ce1" table:formula="of:=SUM([.C29:.D29])" office:value-type="float" office:value="10254" calcext:value-type="float">
            <text:p>10254</text:p>
          </table:table-cell>
          <table:table-cell table:style-name="ce1" table:formula="of:=[.C29]*0.4375" office:value-type="float" office:value="1558.375" calcext:value-type="float">
            <text:p>1558.375</text:p>
          </table:table-cell>
          <table:table-cell table:style-name="ce1" table:formula="of:=[.D29]*0.5625" office:value-type="float" office:value="3764.25" calcext:value-type="float">
            <text:p>3764.25</text:p>
          </table:table-cell>
          <table:table-cell table:style-name="ce1" table:formula="of:=([.C29]-[.F29])^2/[.F29]" office:value-type="float" office:value="2576.08928571429" calcext:value-type="float">
            <text:p>2576.0892857143</text:p>
          </table:table-cell>
          <table:table-cell table:style-name="ce1" table:formula="of:=([.D29]-[.G29])^2/[.G29]" office:value-type="float" office:value="2277.13888888889" calcext:value-type="float">
            <text:p>2277.1388888889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Ala-AGC-9-1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formula="of:=SUM([.C30:.D30])" office:value-type="float" office:value="81" calcext:value-type="float">
            <text:p>81</text:p>
          </table:table-cell>
          <table:table-cell table:formula="of:=[.C30]*0.4375" office:value-type="float" office:value="17.0625" calcext:value-type="float">
            <text:p>17.0625</text:p>
          </table:table-cell>
          <table:table-cell table:formula="of:=[.D30]*0.5625" office:value-type="float" office:value="23.625" calcext:value-type="float">
            <text:p>23.625</text:p>
          </table:table-cell>
          <table:table-cell table:formula="of:=([.C30]-[.F30])^2/[.F30]" office:value-type="float" office:value="28.2053571428571" calcext:value-type="float">
            <text:p>28.2053571429</text:p>
          </table:table-cell>
          <table:table-cell table:formula="of:=([.D30]-[.G30])^2/[.G30]" office:value-type="float" office:value="14.2916666666667" calcext:value-type="float">
            <text:p>14.2916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la-AGC-9-2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table:formula="of:=SUM([.C31:.D31])" office:value-type="float" office:value="84" calcext:value-type="float">
            <text:p>84</text:p>
          </table:table-cell>
          <table:table-cell table:formula="of:=[.C31]*0.4375" office:value-type="float" office:value="20.125" calcext:value-type="float">
            <text:p>20.125</text:p>
          </table:table-cell>
          <table:table-cell table:formula="of:=[.D31]*0.5625" office:value-type="float" office:value="21.375" calcext:value-type="float">
            <text:p>21.375</text:p>
          </table:table-cell>
          <table:table-cell table:formula="of:=([.C31]-[.F31])^2/[.F31]" office:value-type="float" office:value="33.2678571428571" calcext:value-type="float">
            <text:p>33.2678571429</text:p>
          </table:table-cell>
          <table:table-cell table:formula="of:=([.D31]-[.G31])^2/[.G31]" office:value-type="float" office:value="12.9305555555556" calcext:value-type="float">
            <text:p>12.930555555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Ala-CGC-1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751" calcext:value-type="float">
            <text:p>1751</text:p>
          </table:table-cell>
          <table:table-cell table:style-name="ce1" office:value-type="float" office:value="2491" calcext:value-type="float">
            <text:p>2491</text:p>
          </table:table-cell>
          <table:table-cell table:style-name="ce1" table:formula="of:=SUM([.C32:.D32])" office:value-type="float" office:value="4242" calcext:value-type="float">
            <text:p>4242</text:p>
          </table:table-cell>
          <table:table-cell table:style-name="ce1" table:formula="of:=[.C32]*0.4375" office:value-type="float" office:value="766.0625" calcext:value-type="float">
            <text:p>766.0625</text:p>
          </table:table-cell>
          <table:table-cell table:style-name="ce1" table:formula="of:=[.D32]*0.5625" office:value-type="float" office:value="1401.1875" calcext:value-type="float">
            <text:p>1401.1875</text:p>
          </table:table-cell>
          <table:table-cell table:style-name="ce1" table:formula="of:=([.C32]-[.F32])^2/[.F32]" office:value-type="float" office:value="1266.34821428571" calcext:value-type="float">
            <text:p>1266.3482142857</text:p>
          </table:table-cell>
          <table:table-cell table:style-name="ce1" table:formula="of:=([.D32]-[.G32])^2/[.G32]" office:value-type="float" office:value="847.631944444444" calcext:value-type="float">
            <text:p>847.6319444444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la-CGC-2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162" calcext:value-type="float">
            <text:p>5162</text:p>
          </table:table-cell>
          <table:table-cell table:style-name="ce1" office:value-type="float" office:value="7515" calcext:value-type="float">
            <text:p>7515</text:p>
          </table:table-cell>
          <table:table-cell table:style-name="ce1" table:formula="of:=SUM([.C33:.D33])" office:value-type="float" office:value="12677" calcext:value-type="float">
            <text:p>12677</text:p>
          </table:table-cell>
          <table:table-cell table:style-name="ce1" table:formula="of:=[.C33]*0.4375" office:value-type="float" office:value="2258.375" calcext:value-type="float">
            <text:p>2258.375</text:p>
          </table:table-cell>
          <table:table-cell table:style-name="ce1" table:formula="of:=[.D33]*0.5625" office:value-type="float" office:value="4227.1875" calcext:value-type="float">
            <text:p>4227.1875</text:p>
          </table:table-cell>
          <table:table-cell table:style-name="ce1" table:formula="of:=([.C33]-[.F33])^2/[.F33]" office:value-type="float" office:value="3733.23214285714" calcext:value-type="float">
            <text:p>3733.2321428572</text:p>
          </table:table-cell>
          <table:table-cell table:style-name="ce1" table:formula="of:=([.D33]-[.G33])^2/[.G33]" office:value-type="float" office:value="2557.1875" calcext:value-type="float">
            <text:p>2557.1875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la-CGC-3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581" calcext:value-type="float">
            <text:p>2581</text:p>
          </table:table-cell>
          <table:table-cell table:style-name="ce1" office:value-type="float" office:value="3831" calcext:value-type="float">
            <text:p>3831</text:p>
          </table:table-cell>
          <table:table-cell table:style-name="ce1" table:formula="of:=SUM([.C34:.D34])" office:value-type="float" office:value="6412" calcext:value-type="float">
            <text:p>6412</text:p>
          </table:table-cell>
          <table:table-cell table:style-name="ce1" table:formula="of:=[.C34]*0.4375" office:value-type="float" office:value="1129.1875" calcext:value-type="float">
            <text:p>1129.1875</text:p>
          </table:table-cell>
          <table:table-cell table:style-name="ce1" table:formula="of:=[.D34]*0.5625" office:value-type="float" office:value="2154.9375" calcext:value-type="float">
            <text:p>2154.9375</text:p>
          </table:table-cell>
          <table:table-cell table:style-name="ce1" table:formula="of:=([.C34]-[.F34])^2/[.F34]" office:value-type="float" office:value="1866.61607142857" calcext:value-type="float">
            <text:p>1866.6160714286</text:p>
          </table:table-cell>
          <table:table-cell table:style-name="ce1" table:formula="of:=([.D34]-[.G34])^2/[.G34]" office:value-type="float" office:value="1303.60416666667" calcext:value-type="float">
            <text:p>1303.6041666667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la-CGC-4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920" calcext:value-type="float">
            <text:p>920</text:p>
          </table:table-cell>
          <table:table-cell table:style-name="ce1" table:formula="of:=SUM([.C35:.D35])" office:value-type="float" office:value="1736" calcext:value-type="float">
            <text:p>1736</text:p>
          </table:table-cell>
          <table:table-cell table:style-name="ce1" table:formula="of:=[.C35]*0.4375" office:value-type="float" office:value="357" calcext:value-type="float">
            <text:p>357</text:p>
          </table:table-cell>
          <table:table-cell table:style-name="ce1" table:formula="of:=[.D35]*0.5625" office:value-type="float" office:value="517.5" calcext:value-type="float">
            <text:p>517.5</text:p>
          </table:table-cell>
          <table:table-cell table:style-name="ce1" table:formula="of:=([.C35]-[.F35])^2/[.F35]" office:value-type="float" office:value="590.142857142857" calcext:value-type="float">
            <text:p>590.1428571429</text:p>
          </table:table-cell>
          <table:table-cell table:style-name="ce1" table:formula="of:=([.D35]-[.G35])^2/[.G35]" office:value-type="float" office:value="313.055555555556" calcext:value-type="float">
            <text:p>313.0555555556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Ala-CGC-5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C36:.D36])" office:value-type="float" office:value="10" calcext:value-type="float">
            <text:p>10</text:p>
          </table:table-cell>
          <table:table-cell table:formula="of:=[.C36]*0.4375" office:value-type="float" office:value="2.1875" calcext:value-type="float">
            <text:p>2.1875</text:p>
          </table:table-cell>
          <table:table-cell table:formula="of:=[.D36]*0.5625" office:value-type="float" office:value="2.8125" calcext:value-type="float">
            <text:p>2.8125</text:p>
          </table:table-cell>
          <table:table-cell table:formula="of:=([.C36]-[.F36])^2/[.F36]" office:value-type="float" office:value="3.61607142857143" calcext:value-type="float">
            <text:p>3.6160714286</text:p>
          </table:table-cell>
          <table:table-cell table:formula="of:=([.D36]-[.G36])^2/[.G36]" office:value-type="float" office:value="1.70138888888889" calcext:value-type="float">
            <text:p>1.7013888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la-TGC-1-1</text:p>
          </table:table-cell>
          <table:table-cell office:value-type="float" office:value="72" calcext:value-type="float">
            <text:p>72</text:p>
          </table:table-cell>
          <table:table-cell office:value-type="float" office:value="427" calcext:value-type="float">
            <text:p>427</text:p>
          </table:table-cell>
          <table:table-cell office:value-type="float" office:value="474" calcext:value-type="float">
            <text:p>474</text:p>
          </table:table-cell>
          <table:table-cell table:formula="of:=SUM([.C37:.D37])" office:value-type="float" office:value="901" calcext:value-type="float">
            <text:p>901</text:p>
          </table:table-cell>
          <table:table-cell table:formula="of:=[.C37]*0.4375" office:value-type="float" office:value="186.8125" calcext:value-type="float">
            <text:p>186.8125</text:p>
          </table:table-cell>
          <table:table-cell table:formula="of:=[.D37]*0.5625" office:value-type="float" office:value="266.625" calcext:value-type="float">
            <text:p>266.625</text:p>
          </table:table-cell>
          <table:table-cell table:formula="of:=([.C37]-[.F37])^2/[.F37]" office:value-type="float" office:value="308.8125" calcext:value-type="float">
            <text:p>308.8125</text:p>
          </table:table-cell>
          <table:table-cell table:formula="of:=([.D37]-[.G37])^2/[.G37]" office:value-type="float" office:value="161.291666666667" calcext:value-type="float">
            <text:p>161.2916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la-TGC-10-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8:.D38])" office:value-type="float" office:value="0" calcext:value-type="float">
            <text:p>0</text:p>
          </table:table-cell>
          <table:table-cell table:formula="of:=[.C38]*0.4375" office:value-type="float" office:value="0" calcext:value-type="float">
            <text:p>0</text:p>
          </table:table-cell>
          <table:table-cell table:formula="of:=[.D38]*0.5625" office:value-type="float" office:value="0" calcext:value-type="float">
            <text:p>0</text:p>
          </table:table-cell>
          <table:table-cell table:formula="of:=([.C38]-[.F38])^2/[.F38]" office:value-type="string" office:string-value="" calcext:value-type="error">
            <text:p>#DIV/0!</text:p>
          </table:table-cell>
          <table:table-cell table:formula="of:=([.D38]-[.G38])^2/[.G3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Ala-TGC-2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99" calcext:value-type="float">
            <text:p>1699</text:p>
          </table:table-cell>
          <table:table-cell table:style-name="ce1" office:value-type="float" office:value="2513" calcext:value-type="float">
            <text:p>2513</text:p>
          </table:table-cell>
          <table:table-cell table:style-name="ce1" table:formula="of:=SUM([.C39:.D39])" office:value-type="float" office:value="4212" calcext:value-type="float">
            <text:p>4212</text:p>
          </table:table-cell>
          <table:table-cell table:style-name="ce1" table:formula="of:=[.C39]*0.4375" office:value-type="float" office:value="743.3125" calcext:value-type="float">
            <text:p>743.3125</text:p>
          </table:table-cell>
          <table:table-cell table:style-name="ce1" table:formula="of:=[.D39]*0.5625" office:value-type="float" office:value="1413.5625" calcext:value-type="float">
            <text:p>1413.5625</text:p>
          </table:table-cell>
          <table:table-cell table:style-name="ce1" table:formula="of:=([.C39]-[.F39])^2/[.F39]" office:value-type="float" office:value="1228.74107142857" calcext:value-type="float">
            <text:p>1228.7410714286</text:p>
          </table:table-cell>
          <table:table-cell table:style-name="ce1" table:formula="of:=([.D39]-[.G39])^2/[.G39]" office:value-type="float" office:value="855.118055555556" calcext:value-type="float">
            <text:p>855.1180555556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la-TGC-3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567" calcext:value-type="float">
            <text:p>5567</text:p>
          </table:table-cell>
          <table:table-cell table:style-name="ce1" office:value-type="float" office:value="7788" calcext:value-type="float">
            <text:p>7788</text:p>
          </table:table-cell>
          <table:table-cell table:style-name="ce1" table:formula="of:=SUM([.C40:.D40])" office:value-type="float" office:value="13355" calcext:value-type="float">
            <text:p>13355</text:p>
          </table:table-cell>
          <table:table-cell table:style-name="ce1" table:formula="of:=[.C40]*0.4375" office:value-type="float" office:value="2435.5625" calcext:value-type="float">
            <text:p>2435.5625</text:p>
          </table:table-cell>
          <table:table-cell table:style-name="ce1" table:formula="of:=[.D40]*0.5625" office:value-type="float" office:value="4380.75" calcext:value-type="float">
            <text:p>4380.75</text:p>
          </table:table-cell>
          <table:table-cell table:style-name="ce1" table:formula="of:=([.C40]-[.F40])^2/[.F40]" office:value-type="float" office:value="4026.13392857143" calcext:value-type="float">
            <text:p>4026.1339285714</text:p>
          </table:table-cell>
          <table:table-cell table:style-name="ce1" table:formula="of:=([.D40]-[.G40])^2/[.G40]" office:value-type="float" office:value="2650.08333333333" calcext:value-type="float">
            <text:p>2650.0833333333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la-TGC-3-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598" calcext:value-type="float">
            <text:p>5598</text:p>
          </table:table-cell>
          <table:table-cell table:style-name="ce1" office:value-type="float" office:value="7990" calcext:value-type="float">
            <text:p>7990</text:p>
          </table:table-cell>
          <table:table-cell table:style-name="ce1" table:formula="of:=SUM([.C41:.D41])" office:value-type="float" office:value="13588" calcext:value-type="float">
            <text:p>13588</text:p>
          </table:table-cell>
          <table:table-cell table:style-name="ce1" table:formula="of:=[.C41]*0.4375" office:value-type="float" office:value="2449.125" calcext:value-type="float">
            <text:p>2449.125</text:p>
          </table:table-cell>
          <table:table-cell table:style-name="ce1" table:formula="of:=[.D41]*0.5625" office:value-type="float" office:value="4494.375" calcext:value-type="float">
            <text:p>4494.375</text:p>
          </table:table-cell>
          <table:table-cell table:style-name="ce1" table:formula="of:=([.C41]-[.F41])^2/[.F41]" office:value-type="float" office:value="4048.55357142857" calcext:value-type="float">
            <text:p>4048.5535714286</text:p>
          </table:table-cell>
          <table:table-cell table:style-name="ce1" table:formula="of:=([.D41]-[.G41])^2/[.G41]" office:value-type="float" office:value="2718.81944444444" calcext:value-type="float">
            <text:p>2718.8194444445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la-TGC-4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279" calcext:value-type="float">
            <text:p>4279</text:p>
          </table:table-cell>
          <table:table-cell table:style-name="ce1" office:value-type="float" office:value="4193" calcext:value-type="float">
            <text:p>4193</text:p>
          </table:table-cell>
          <table:table-cell table:style-name="ce1" table:formula="of:=SUM([.C42:.D42])" office:value-type="float" office:value="8472" calcext:value-type="float">
            <text:p>8472</text:p>
          </table:table-cell>
          <table:table-cell table:style-name="ce1" table:formula="of:=[.C42]*0.4375" office:value-type="float" office:value="1872.0625" calcext:value-type="float">
            <text:p>1872.0625</text:p>
          </table:table-cell>
          <table:table-cell table:style-name="ce1" table:formula="of:=[.D42]*0.5625" office:value-type="float" office:value="2358.5625" calcext:value-type="float">
            <text:p>2358.5625</text:p>
          </table:table-cell>
          <table:table-cell table:style-name="ce1" table:formula="of:=([.C42]-[.F42])^2/[.F42]" office:value-type="float" office:value="3094.63392857143" calcext:value-type="float">
            <text:p>3094.6339285714</text:p>
          </table:table-cell>
          <table:table-cell table:style-name="ce1" table:formula="of:=([.D42]-[.G42])^2/[.G42]" office:value-type="float" office:value="1426.78472222222" calcext:value-type="float">
            <text:p>1426.7847222222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Ala-TGC-5-1</text:p>
          </table:table-cell>
          <table:table-cell office:value-type="float" office:value="72" calcext:value-type="float">
            <text:p>72</text:p>
          </table:table-cell>
          <table:table-cell office:value-type="float" office:value="546" calcext:value-type="float">
            <text:p>546</text:p>
          </table:table-cell>
          <table:table-cell office:value-type="float" office:value="605" calcext:value-type="float">
            <text:p>605</text:p>
          </table:table-cell>
          <table:table-cell table:formula="of:=SUM([.C43:.D43])" office:value-type="float" office:value="1151" calcext:value-type="float">
            <text:p>1151</text:p>
          </table:table-cell>
          <table:table-cell table:formula="of:=[.C43]*0.4375" office:value-type="float" office:value="238.875" calcext:value-type="float">
            <text:p>238.875</text:p>
          </table:table-cell>
          <table:table-cell table:formula="of:=[.D43]*0.5625" office:value-type="float" office:value="340.3125" calcext:value-type="float">
            <text:p>340.3125</text:p>
          </table:table-cell>
          <table:table-cell table:formula="of:=([.C43]-[.F43])^2/[.F43]" office:value-type="float" office:value="394.875" calcext:value-type="float">
            <text:p>394.875</text:p>
          </table:table-cell>
          <table:table-cell table:formula="of:=([.D43]-[.G43])^2/[.G43]" office:value-type="float" office:value="205.868055555556" calcext:value-type="float">
            <text:p>205.868055555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Ala-TGC-6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float" office:value="902" calcext:value-type="float">
            <text:p>902</text:p>
          </table:table-cell>
          <table:table-cell table:style-name="ce1" table:formula="of:=SUM([.C44:.D44])" office:value-type="float" office:value="1827" calcext:value-type="float">
            <text:p>1827</text:p>
          </table:table-cell>
          <table:table-cell table:style-name="ce1" table:formula="of:=[.C44]*0.4375" office:value-type="float" office:value="404.6875" calcext:value-type="float">
            <text:p>404.6875</text:p>
          </table:table-cell>
          <table:table-cell table:style-name="ce1" table:formula="of:=[.D44]*0.5625" office:value-type="float" office:value="507.375" calcext:value-type="float">
            <text:p>507.375</text:p>
          </table:table-cell>
          <table:table-cell table:style-name="ce1" table:formula="of:=([.C44]-[.F44])^2/[.F44]" office:value-type="float" office:value="668.973214285714" calcext:value-type="float">
            <text:p>668.9732142857</text:p>
          </table:table-cell>
          <table:table-cell table:style-name="ce1" table:formula="of:=([.D44]-[.G44])^2/[.G44]" office:value-type="float" office:value="306.930555555556" calcext:value-type="float">
            <text:p>306.9305555556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Ala-TGC-7-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5:.D45])" office:value-type="float" office:value="0" calcext:value-type="float">
            <text:p>0</text:p>
          </table:table-cell>
          <table:table-cell table:formula="of:=[.C45]*0.4375" office:value-type="float" office:value="0" calcext:value-type="float">
            <text:p>0</text:p>
          </table:table-cell>
          <table:table-cell table:formula="of:=[.D45]*0.5625" office:value-type="float" office:value="0" calcext:value-type="float">
            <text:p>0</text:p>
          </table:table-cell>
          <table:table-cell table:formula="of:=([.C45]-[.F45])^2/[.F45]" office:value-type="string" office:string-value="" calcext:value-type="error">
            <text:p>#DIV/0!</text:p>
          </table:table-cell>
          <table:table-cell table:formula="of:=([.D45]-[.G45])^2/[.G45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la-TGC-8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6:.D46])" office:value-type="float" office:value="0" calcext:value-type="float">
            <text:p>0</text:p>
          </table:table-cell>
          <table:table-cell table:formula="of:=[.C46]*0.4375" office:value-type="float" office:value="0" calcext:value-type="float">
            <text:p>0</text:p>
          </table:table-cell>
          <table:table-cell table:formula="of:=[.D46]*0.5625" office:value-type="float" office:value="0" calcext:value-type="float">
            <text:p>0</text:p>
          </table:table-cell>
          <table:table-cell table:formula="of:=([.C46]-[.F46])^2/[.F46]" office:value-type="string" office:string-value="" calcext:value-type="error">
            <text:p>#DIV/0!</text:p>
          </table:table-cell>
          <table:table-cell table:formula="of:=([.D46]-[.G46])^2/[.G46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la-TGC-9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7:.D47])" office:value-type="float" office:value="0" calcext:value-type="float">
            <text:p>0</text:p>
          </table:table-cell>
          <table:table-cell table:formula="of:=[.C47]*0.4375" office:value-type="float" office:value="0" calcext:value-type="float">
            <text:p>0</text:p>
          </table:table-cell>
          <table:table-cell table:formula="of:=[.D47]*0.5625" office:value-type="float" office:value="0" calcext:value-type="float">
            <text:p>0</text:p>
          </table:table-cell>
          <table:table-cell table:formula="of:=([.C47]-[.F47])^2/[.F47]" office:value-type="string" office:string-value="" calcext:value-type="error">
            <text:p>#DIV/0!</text:p>
          </table:table-cell>
          <table:table-cell table:formula="of:=([.D47]-[.G47])^2/[.G47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ACG-1-1</text:p>
          </table:table-cell>
          <table:table-cell office:value-type="float" office:value="73" calcext:value-type="float">
            <text:p>73</text:p>
          </table:table-cell>
          <table:table-cell office:value-type="float" office:value="160" calcext:value-type="float">
            <text:p>160</text:p>
          </table:table-cell>
          <table:table-cell office:value-type="float" office:value="183" calcext:value-type="float">
            <text:p>183</text:p>
          </table:table-cell>
          <table:table-cell table:formula="of:=SUM([.C48:.D48])" office:value-type="float" office:value="343" calcext:value-type="float">
            <text:p>343</text:p>
          </table:table-cell>
          <table:table-cell table:formula="of:=[.C48]*0.4375" office:value-type="float" office:value="70" calcext:value-type="float">
            <text:p>70</text:p>
          </table:table-cell>
          <table:table-cell table:formula="of:=[.D48]*0.5625" office:value-type="float" office:value="102.9375" calcext:value-type="float">
            <text:p>102.9375</text:p>
          </table:table-cell>
          <table:table-cell table:formula="of:=([.C48]-[.F48])^2/[.F48]" office:value-type="float" office:value="115.714285714286" calcext:value-type="float">
            <text:p>115.7142857143</text:p>
          </table:table-cell>
          <table:table-cell table:formula="of:=([.D48]-[.G48])^2/[.G48]" office:value-type="float" office:value="62.2708333333333" calcext:value-type="float">
            <text:p>62.2708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ACG-1-2</text:p>
          </table:table-cell>
          <table:table-cell office:value-type="float" office:value="73" calcext:value-type="float">
            <text:p>73</text:p>
          </table:table-cell>
          <table:table-cell office:value-type="float" office:value="165" calcext:value-type="float">
            <text:p>165</text:p>
          </table:table-cell>
          <table:table-cell office:value-type="float" office:value="171" calcext:value-type="float">
            <text:p>171</text:p>
          </table:table-cell>
          <table:table-cell table:formula="of:=SUM([.C49:.D49])" office:value-type="float" office:value="336" calcext:value-type="float">
            <text:p>336</text:p>
          </table:table-cell>
          <table:table-cell table:formula="of:=[.C49]*0.4375" office:value-type="float" office:value="72.1875" calcext:value-type="float">
            <text:p>72.1875</text:p>
          </table:table-cell>
          <table:table-cell table:formula="of:=[.D49]*0.5625" office:value-type="float" office:value="96.1875" calcext:value-type="float">
            <text:p>96.1875</text:p>
          </table:table-cell>
          <table:table-cell table:formula="of:=([.C49]-[.F49])^2/[.F49]" office:value-type="float" office:value="119.330357142857" calcext:value-type="float">
            <text:p>119.3303571429</text:p>
          </table:table-cell>
          <table:table-cell table:formula="of:=([.D49]-[.G49])^2/[.G49]" office:value-type="float" office:value="58.1875" calcext:value-type="float">
            <text:p>58.18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ACG-1-3</text:p>
          </table:table-cell>
          <table:table-cell office:value-type="float" office:value="73" calcext:value-type="float">
            <text:p>73</text:p>
          </table:table-cell>
          <table:table-cell office:value-type="float" office:value="152" calcext:value-type="float">
            <text:p>152</text:p>
          </table:table-cell>
          <table:table-cell office:value-type="float" office:value="174" calcext:value-type="float">
            <text:p>174</text:p>
          </table:table-cell>
          <table:table-cell table:formula="of:=SUM([.C50:.D50])" office:value-type="float" office:value="326" calcext:value-type="float">
            <text:p>326</text:p>
          </table:table-cell>
          <table:table-cell table:formula="of:=[.C50]*0.4375" office:value-type="float" office:value="66.5" calcext:value-type="float">
            <text:p>66.5</text:p>
          </table:table-cell>
          <table:table-cell table:formula="of:=[.D50]*0.5625" office:value-type="float" office:value="97.875" calcext:value-type="float">
            <text:p>97.875</text:p>
          </table:table-cell>
          <table:table-cell table:formula="of:=([.C50]-[.F50])^2/[.F50]" office:value-type="float" office:value="109.928571428571" calcext:value-type="float">
            <text:p>109.9285714286</text:p>
          </table:table-cell>
          <table:table-cell table:formula="of:=([.D50]-[.G50])^2/[.G50]" office:value-type="float" office:value="59.2083333333333" calcext:value-type="float">
            <text:p>59.2083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ACG-2-1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formula="of:=SUM([.C51:.D51])" office:value-type="float" office:value="109" calcext:value-type="float">
            <text:p>109</text:p>
          </table:table-cell>
          <table:table-cell table:formula="of:=[.C51]*0.4375" office:value-type="float" office:value="22.75" calcext:value-type="float">
            <text:p>22.75</text:p>
          </table:table-cell>
          <table:table-cell table:formula="of:=[.D51]*0.5625" office:value-type="float" office:value="32.0625" calcext:value-type="float">
            <text:p>32.0625</text:p>
          </table:table-cell>
          <table:table-cell table:formula="of:=([.C51]-[.F51])^2/[.F51]" office:value-type="float" office:value="37.6071428571429" calcext:value-type="float">
            <text:p>37.6071428571</text:p>
          </table:table-cell>
          <table:table-cell table:formula="of:=([.D51]-[.G51])^2/[.G51]" office:value-type="float" office:value="19.3958333333333" calcext:value-type="float">
            <text:p>19.3958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ACG-2-2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table:formula="of:=SUM([.C52:.D52])" office:value-type="float" office:value="107" calcext:value-type="float">
            <text:p>107</text:p>
          </table:table-cell>
          <table:table-cell table:formula="of:=[.C52]*0.4375" office:value-type="float" office:value="18.375" calcext:value-type="float">
            <text:p>18.375</text:p>
          </table:table-cell>
          <table:table-cell table:formula="of:=[.D52]*0.5625" office:value-type="float" office:value="36.5625" calcext:value-type="float">
            <text:p>36.5625</text:p>
          </table:table-cell>
          <table:table-cell table:formula="of:=([.C52]-[.F52])^2/[.F52]" office:value-type="float" office:value="30.375" calcext:value-type="float">
            <text:p>30.375</text:p>
          </table:table-cell>
          <table:table-cell table:formula="of:=([.D52]-[.G52])^2/[.G52]" office:value-type="float" office:value="22.1180555555556" calcext:value-type="float">
            <text:p>22.1180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ACG-2-3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table:formula="of:=SUM([.C53:.D53])" office:value-type="float" office:value="141" calcext:value-type="float">
            <text:p>141</text:p>
          </table:table-cell>
          <table:table-cell table:formula="of:=[.C53]*0.4375" office:value-type="float" office:value="25.375" calcext:value-type="float">
            <text:p>25.375</text:p>
          </table:table-cell>
          <table:table-cell table:formula="of:=[.D53]*0.5625" office:value-type="float" office:value="46.6875" calcext:value-type="float">
            <text:p>46.6875</text:p>
          </table:table-cell>
          <table:table-cell table:formula="of:=([.C53]-[.F53])^2/[.F53]" office:value-type="float" office:value="41.9464285714286" calcext:value-type="float">
            <text:p>41.9464285714</text:p>
          </table:table-cell>
          <table:table-cell table:formula="of:=([.D53]-[.G53])^2/[.G53]" office:value-type="float" office:value="28.2430555555556" calcext:value-type="float">
            <text:p>28.2430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ACG-2-4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table:formula="of:=SUM([.C54:.D54])" office:value-type="float" office:value="131" calcext:value-type="float">
            <text:p>131</text:p>
          </table:table-cell>
          <table:table-cell table:formula="of:=[.C54]*0.4375" office:value-type="float" office:value="25.8125" calcext:value-type="float">
            <text:p>25.8125</text:p>
          </table:table-cell>
          <table:table-cell table:formula="of:=[.D54]*0.5625" office:value-type="float" office:value="40.5" calcext:value-type="float">
            <text:p>40.5</text:p>
          </table:table-cell>
          <table:table-cell table:formula="of:=([.C54]-[.F54])^2/[.F54]" office:value-type="float" office:value="42.6696428571429" calcext:value-type="float">
            <text:p>42.6696428571</text:p>
          </table:table-cell>
          <table:table-cell table:formula="of:=([.D54]-[.G54])^2/[.G54]" office:value-type="float" office:value="24.5" calcext:value-type="float">
            <text:p>24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CCG-1-1</text:p>
          </table:table-cell>
          <table:table-cell office:value-type="float" office:value="73" calcext:value-type="float">
            <text:p>73</text:p>
          </table:table-cell>
          <table:table-cell office:value-type="float" office:value="346" calcext:value-type="float">
            <text:p>346</text:p>
          </table:table-cell>
          <table:table-cell office:value-type="float" office:value="454" calcext:value-type="float">
            <text:p>454</text:p>
          </table:table-cell>
          <table:table-cell table:formula="of:=SUM([.C55:.D55])" office:value-type="float" office:value="800" calcext:value-type="float">
            <text:p>800</text:p>
          </table:table-cell>
          <table:table-cell table:formula="of:=[.C55]*0.4375" office:value-type="float" office:value="151.375" calcext:value-type="float">
            <text:p>151.375</text:p>
          </table:table-cell>
          <table:table-cell table:formula="of:=[.D55]*0.5625" office:value-type="float" office:value="255.375" calcext:value-type="float">
            <text:p>255.375</text:p>
          </table:table-cell>
          <table:table-cell table:formula="of:=([.C55]-[.F55])^2/[.F55]" office:value-type="float" office:value="250.232142857143" calcext:value-type="float">
            <text:p>250.2321428571</text:p>
          </table:table-cell>
          <table:table-cell table:formula="of:=([.D55]-[.G55])^2/[.G55]" office:value-type="float" office:value="154.486111111111" calcext:value-type="float">
            <text:p>154.4861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CCG-1-2</text:p>
          </table:table-cell>
          <table:table-cell office:value-type="float" office:value="73" calcext:value-type="float">
            <text:p>73</text:p>
          </table:table-cell>
          <table:table-cell office:value-type="float" office:value="347" calcext:value-type="float">
            <text:p>347</text:p>
          </table:table-cell>
          <table:table-cell office:value-type="float" office:value="506" calcext:value-type="float">
            <text:p>506</text:p>
          </table:table-cell>
          <table:table-cell table:formula="of:=SUM([.C56:.D56])" office:value-type="float" office:value="853" calcext:value-type="float">
            <text:p>853</text:p>
          </table:table-cell>
          <table:table-cell table:formula="of:=[.C56]*0.4375" office:value-type="float" office:value="151.8125" calcext:value-type="float">
            <text:p>151.8125</text:p>
          </table:table-cell>
          <table:table-cell table:formula="of:=[.D56]*0.5625" office:value-type="float" office:value="284.625" calcext:value-type="float">
            <text:p>284.625</text:p>
          </table:table-cell>
          <table:table-cell table:formula="of:=([.C56]-[.F56])^2/[.F56]" office:value-type="float" office:value="250.955357142857" calcext:value-type="float">
            <text:p>250.9553571429</text:p>
          </table:table-cell>
          <table:table-cell table:formula="of:=([.D56]-[.G56])^2/[.G56]" office:value-type="float" office:value="172.180555555556" calcext:value-type="float">
            <text:p>172.180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CCG-1-3</text:p>
          </table:table-cell>
          <table:table-cell office:value-type="float" office:value="73" calcext:value-type="float">
            <text:p>73</text:p>
          </table:table-cell>
          <table:table-cell office:value-type="float" office:value="352" calcext:value-type="float">
            <text:p>352</text:p>
          </table:table-cell>
          <table:table-cell office:value-type="float" office:value="490" calcext:value-type="float">
            <text:p>490</text:p>
          </table:table-cell>
          <table:table-cell table:formula="of:=SUM([.C57:.D57])" office:value-type="float" office:value="842" calcext:value-type="float">
            <text:p>842</text:p>
          </table:table-cell>
          <table:table-cell table:formula="of:=[.C57]*0.4375" office:value-type="float" office:value="154" calcext:value-type="float">
            <text:p>154</text:p>
          </table:table-cell>
          <table:table-cell table:formula="of:=[.D57]*0.5625" office:value-type="float" office:value="275.625" calcext:value-type="float">
            <text:p>275.625</text:p>
          </table:table-cell>
          <table:table-cell table:formula="of:=([.C57]-[.F57])^2/[.F57]" office:value-type="float" office:value="254.571428571429" calcext:value-type="float">
            <text:p>254.5714285714</text:p>
          </table:table-cell>
          <table:table-cell table:formula="of:=([.D57]-[.G57])^2/[.G57]" office:value-type="float" office:value="166.736111111111" calcext:value-type="float">
            <text:p>166.736111111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Arg-CCG-2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061" calcext:value-type="float">
            <text:p>1061</text:p>
          </table:table-cell>
          <table:table-cell table:style-name="ce1" office:value-type="float" office:value="1233" calcext:value-type="float">
            <text:p>1233</text:p>
          </table:table-cell>
          <table:table-cell table:style-name="ce1" table:formula="of:=SUM([.C58:.D58])" office:value-type="float" office:value="2294" calcext:value-type="float">
            <text:p>2294</text:p>
          </table:table-cell>
          <table:table-cell table:style-name="ce1" table:formula="of:=[.C58]*0.4375" office:value-type="float" office:value="464.1875" calcext:value-type="float">
            <text:p>464.1875</text:p>
          </table:table-cell>
          <table:table-cell table:style-name="ce1" table:formula="of:=[.D58]*0.5625" office:value-type="float" office:value="693.5625" calcext:value-type="float">
            <text:p>693.5625</text:p>
          </table:table-cell>
          <table:table-cell table:style-name="ce1" table:formula="of:=([.C58]-[.F58])^2/[.F58]" office:value-type="float" office:value="767.330357142857" calcext:value-type="float">
            <text:p>767.3303571429</text:p>
          </table:table-cell>
          <table:table-cell table:style-name="ce1" table:formula="of:=([.D58]-[.G58])^2/[.G58]" office:value-type="float" office:value="419.5625" calcext:value-type="float">
            <text:p>419.5625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rg-CCT-1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984" calcext:value-type="float">
            <text:p>1984</text:p>
          </table:table-cell>
          <table:table-cell table:style-name="ce1" office:value-type="float" office:value="2228" calcext:value-type="float">
            <text:p>2228</text:p>
          </table:table-cell>
          <table:table-cell table:style-name="ce1" table:formula="of:=SUM([.C59:.D59])" office:value-type="float" office:value="4212" calcext:value-type="float">
            <text:p>4212</text:p>
          </table:table-cell>
          <table:table-cell table:style-name="ce1" table:formula="of:=[.C59]*0.4375" office:value-type="float" office:value="868" calcext:value-type="float">
            <text:p>868</text:p>
          </table:table-cell>
          <table:table-cell table:style-name="ce1" table:formula="of:=[.D59]*0.5625" office:value-type="float" office:value="1253.25" calcext:value-type="float">
            <text:p>1253.25</text:p>
          </table:table-cell>
          <table:table-cell table:style-name="ce1" table:formula="of:=([.C59]-[.F59])^2/[.F59]" office:value-type="float" office:value="1434.85714285714" calcext:value-type="float">
            <text:p>1434.8571428572</text:p>
          </table:table-cell>
          <table:table-cell table:style-name="ce1" table:formula="of:=([.D59]-[.G59])^2/[.G59]" office:value-type="float" office:value="758.138888888889" calcext:value-type="float">
            <text:p>758.1388888889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rg-CCT-2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854" calcext:value-type="float">
            <text:p>1854</text:p>
          </table:table-cell>
          <table:table-cell table:style-name="ce1" office:value-type="float" office:value="1775" calcext:value-type="float">
            <text:p>1775</text:p>
          </table:table-cell>
          <table:table-cell table:style-name="ce1" table:formula="of:=SUM([.C60:.D60])" office:value-type="float" office:value="3629" calcext:value-type="float">
            <text:p>3629</text:p>
          </table:table-cell>
          <table:table-cell table:style-name="ce1" table:formula="of:=[.C60]*0.4375" office:value-type="float" office:value="811.125" calcext:value-type="float">
            <text:p>811.125</text:p>
          </table:table-cell>
          <table:table-cell table:style-name="ce1" table:formula="of:=[.D60]*0.5625" office:value-type="float" office:value="998.4375" calcext:value-type="float">
            <text:p>998.4375</text:p>
          </table:table-cell>
          <table:table-cell table:style-name="ce1" table:formula="of:=([.C60]-[.F60])^2/[.F60]" office:value-type="float" office:value="1340.83928571429" calcext:value-type="float">
            <text:p>1340.8392857143</text:p>
          </table:table-cell>
          <table:table-cell table:style-name="ce1" table:formula="of:=([.D60]-[.G60])^2/[.G60]" office:value-type="float" office:value="603.993055555556" calcext:value-type="float">
            <text:p>603.9930555556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Arg-CCT-3-1</text:p>
          </table:table-cell>
          <table:table-cell office:value-type="float" office:value="73" calcext:value-type="float">
            <text:p>73</text:p>
          </table:table-cell>
          <table:table-cell office:value-type="float" office:value="513" calcext:value-type="float">
            <text:p>513</text:p>
          </table:table-cell>
          <table:table-cell office:value-type="float" office:value="578" calcext:value-type="float">
            <text:p>578</text:p>
          </table:table-cell>
          <table:table-cell table:formula="of:=SUM([.C61:.D61])" office:value-type="float" office:value="1091" calcext:value-type="float">
            <text:p>1091</text:p>
          </table:table-cell>
          <table:table-cell table:formula="of:=[.C61]*0.4375" office:value-type="float" office:value="224.4375" calcext:value-type="float">
            <text:p>224.4375</text:p>
          </table:table-cell>
          <table:table-cell table:formula="of:=[.D61]*0.5625" office:value-type="float" office:value="325.125" calcext:value-type="float">
            <text:p>325.125</text:p>
          </table:table-cell>
          <table:table-cell table:formula="of:=([.C61]-[.F61])^2/[.F61]" office:value-type="float" office:value="371.008928571429" calcext:value-type="float">
            <text:p>371.0089285714</text:p>
          </table:table-cell>
          <table:table-cell table:formula="of:=([.D61]-[.G61])^2/[.G61]" office:value-type="float" office:value="196.680555555556" calcext:value-type="float">
            <text:p>196.680555555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Arg-CCT-4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811" calcext:value-type="float">
            <text:p>8811</text:p>
          </table:table-cell>
          <table:table-cell table:style-name="ce1" office:value-type="float" office:value="10571" calcext:value-type="float">
            <text:p>10571</text:p>
          </table:table-cell>
          <table:table-cell table:style-name="ce1" table:formula="of:=SUM([.C62:.D62])" office:value-type="float" office:value="19382" calcext:value-type="float">
            <text:p>19382</text:p>
          </table:table-cell>
          <table:table-cell table:style-name="ce1" table:formula="of:=[.C62]*0.4375" office:value-type="float" office:value="3854.8125" calcext:value-type="float">
            <text:p>3854.8125</text:p>
          </table:table-cell>
          <table:table-cell table:style-name="ce1" table:formula="of:=[.D62]*0.5625" office:value-type="float" office:value="5946.1875" calcext:value-type="float">
            <text:p>5946.1875</text:p>
          </table:table-cell>
          <table:table-cell table:style-name="ce1" table:formula="of:=([.C62]-[.F62])^2/[.F62]" office:value-type="float" office:value="6372.24107142857" calcext:value-type="float">
            <text:p>6372.2410714286</text:p>
          </table:table-cell>
          <table:table-cell table:style-name="ce1" table:formula="of:=([.D62]-[.G62])^2/[.G62]" office:value-type="float" office:value="3597.07638888889" calcext:value-type="float">
            <text:p>3597.0763888889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Arg-CCT-5-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C63:.D63])" office:value-type="float" office:value="5" calcext:value-type="float">
            <text:p>5</text:p>
          </table:table-cell>
          <table:table-cell table:formula="of:=[.C63]*0.4375" office:value-type="float" office:value="0.4375" calcext:value-type="float">
            <text:p>0.4375</text:p>
          </table:table-cell>
          <table:table-cell table:formula="of:=[.D63]*0.5625" office:value-type="float" office:value="2.25" calcext:value-type="float">
            <text:p>2.25</text:p>
          </table:table-cell>
          <table:table-cell table:formula="of:=([.C63]-[.F63])^2/[.F63]" office:value-type="float" office:value="0.723214285714286" calcext:value-type="float">
            <text:p>0.7232142857</text:p>
          </table:table-cell>
          <table:table-cell table:formula="of:=([.D63]-[.G63])^2/[.G63]" office:value-type="float" office:value="1.36111111111111" calcext:value-type="float">
            <text:p>1.3611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CCT-6-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64:.D64])" office:value-type="float" office:value="0" calcext:value-type="float">
            <text:p>0</text:p>
          </table:table-cell>
          <table:table-cell table:formula="of:=[.C64]*0.4375" office:value-type="float" office:value="0" calcext:value-type="float">
            <text:p>0</text:p>
          </table:table-cell>
          <table:table-cell table:formula="of:=[.D64]*0.5625" office:value-type="float" office:value="0" calcext:value-type="float">
            <text:p>0</text:p>
          </table:table-cell>
          <table:table-cell table:formula="of:=([.C64]-[.F64])^2/[.F64]" office:value-type="string" office:string-value="" calcext:value-type="error">
            <text:p>#DIV/0!</text:p>
          </table:table-cell>
          <table:table-cell table:formula="of:=([.D64]-[.G64])^2/[.G64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CCT-6-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65:.D65])" office:value-type="float" office:value="0" calcext:value-type="float">
            <text:p>0</text:p>
          </table:table-cell>
          <table:table-cell table:formula="of:=[.C65]*0.4375" office:value-type="float" office:value="0" calcext:value-type="float">
            <text:p>0</text:p>
          </table:table-cell>
          <table:table-cell table:formula="of:=[.D65]*0.5625" office:value-type="float" office:value="0" calcext:value-type="float">
            <text:p>0</text:p>
          </table:table-cell>
          <table:table-cell table:formula="of:=([.C65]-[.F65])^2/[.F65]" office:value-type="string" office:string-value="" calcext:value-type="error">
            <text:p>#DIV/0!</text:p>
          </table:table-cell>
          <table:table-cell table:formula="of:=([.D65]-[.G65])^2/[.G65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CCT-7-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66:.D66])" office:value-type="float" office:value="0" calcext:value-type="float">
            <text:p>0</text:p>
          </table:table-cell>
          <table:table-cell table:formula="of:=[.C66]*0.4375" office:value-type="float" office:value="0" calcext:value-type="float">
            <text:p>0</text:p>
          </table:table-cell>
          <table:table-cell table:formula="of:=[.D66]*0.5625" office:value-type="float" office:value="0" calcext:value-type="float">
            <text:p>0</text:p>
          </table:table-cell>
          <table:table-cell table:formula="of:=([.C66]-[.F66])^2/[.F66]" office:value-type="string" office:string-value="" calcext:value-type="error">
            <text:p>#DIV/0!</text:p>
          </table:table-cell>
          <table:table-cell table:formula="of:=([.D66]-[.G66])^2/[.G66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CCT-8-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67:.D67])" office:value-type="float" office:value="0" calcext:value-type="float">
            <text:p>0</text:p>
          </table:table-cell>
          <table:table-cell table:formula="of:=[.C67]*0.4375" office:value-type="float" office:value="0" calcext:value-type="float">
            <text:p>0</text:p>
          </table:table-cell>
          <table:table-cell table:formula="of:=[.D67]*0.5625" office:value-type="float" office:value="0" calcext:value-type="float">
            <text:p>0</text:p>
          </table:table-cell>
          <table:table-cell table:formula="of:=([.C67]-[.F67])^2/[.F67]" office:value-type="string" office:string-value="" calcext:value-type="error">
            <text:p>#DIV/0!</text:p>
          </table:table-cell>
          <table:table-cell table:formula="of:=([.D67]-[.G67])^2/[.G67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CCT-9-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68:.D68])" office:value-type="float" office:value="0" calcext:value-type="float">
            <text:p>0</text:p>
          </table:table-cell>
          <table:table-cell table:formula="of:=[.C68]*0.4375" office:value-type="float" office:value="0" calcext:value-type="float">
            <text:p>0</text:p>
          </table:table-cell>
          <table:table-cell table:formula="of:=[.D68]*0.5625" office:value-type="float" office:value="0" calcext:value-type="float">
            <text:p>0</text:p>
          </table:table-cell>
          <table:table-cell table:formula="of:=([.C68]-[.F68])^2/[.F68]" office:value-type="string" office:string-value="" calcext:value-type="error">
            <text:p>#DIV/0!</text:p>
          </table:table-cell>
          <table:table-cell table:formula="of:=([.D68]-[.G68])^2/[.G6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TCG-1-1</text:p>
          </table:table-cell>
          <table:table-cell office:value-type="float" office:value="73" calcext:value-type="float">
            <text:p>73</text:p>
          </table:table-cell>
          <table:table-cell office:value-type="float" office:value="305" calcext:value-type="float">
            <text:p>305</text:p>
          </table:table-cell>
          <table:table-cell office:value-type="float" office:value="418" calcext:value-type="float">
            <text:p>418</text:p>
          </table:table-cell>
          <table:table-cell table:formula="of:=SUM([.C69:.D69])" office:value-type="float" office:value="723" calcext:value-type="float">
            <text:p>723</text:p>
          </table:table-cell>
          <table:table-cell table:formula="of:=[.C69]*0.4375" office:value-type="float" office:value="133.4375" calcext:value-type="float">
            <text:p>133.4375</text:p>
          </table:table-cell>
          <table:table-cell table:formula="of:=[.D69]*0.5625" office:value-type="float" office:value="235.125" calcext:value-type="float">
            <text:p>235.125</text:p>
          </table:table-cell>
          <table:table-cell table:formula="of:=([.C69]-[.F69])^2/[.F69]" office:value-type="float" office:value="220.580357142857" calcext:value-type="float">
            <text:p>220.5803571429</text:p>
          </table:table-cell>
          <table:table-cell table:formula="of:=([.D69]-[.G69])^2/[.G69]" office:value-type="float" office:value="142.236111111111" calcext:value-type="float">
            <text:p>142.2361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TCG-2-1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table:formula="of:=SUM([.C70:.D70])" office:value-type="float" office:value="112" calcext:value-type="float">
            <text:p>112</text:p>
          </table:table-cell>
          <table:table-cell table:formula="of:=[.C70]*0.4375" office:value-type="float" office:value="20.5625" calcext:value-type="float">
            <text:p>20.5625</text:p>
          </table:table-cell>
          <table:table-cell table:formula="of:=[.D70]*0.5625" office:value-type="float" office:value="36.5625" calcext:value-type="float">
            <text:p>36.5625</text:p>
          </table:table-cell>
          <table:table-cell table:formula="of:=([.C70]-[.F70])^2/[.F70]" office:value-type="float" office:value="33.9910714285714" calcext:value-type="float">
            <text:p>33.9910714286</text:p>
          </table:table-cell>
          <table:table-cell table:formula="of:=([.D70]-[.G70])^2/[.G70]" office:value-type="float" office:value="22.1180555555556" calcext:value-type="float">
            <text:p>22.118055555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Arg-TCG-3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854" calcext:value-type="float">
            <text:p>854</text:p>
          </table:table-cell>
          <table:table-cell table:style-name="ce1" table:formula="of:=SUM([.C71:.D71])" office:value-type="float" office:value="1452" calcext:value-type="float">
            <text:p>1452</text:p>
          </table:table-cell>
          <table:table-cell table:style-name="ce1" table:formula="of:=[.C71]*0.4375" office:value-type="float" office:value="261.625" calcext:value-type="float">
            <text:p>261.625</text:p>
          </table:table-cell>
          <table:table-cell table:style-name="ce1" table:formula="of:=[.D71]*0.5625" office:value-type="float" office:value="480.375" calcext:value-type="float">
            <text:p>480.375</text:p>
          </table:table-cell>
          <table:table-cell table:style-name="ce1" table:formula="of:=([.C71]-[.F71])^2/[.F71]" office:value-type="float" office:value="432.482142857143" calcext:value-type="float">
            <text:p>432.4821428571</text:p>
          </table:table-cell>
          <table:table-cell table:style-name="ce1" table:formula="of:=([.D71]-[.G71])^2/[.G71]" office:value-type="float" office:value="290.597222222222" calcext:value-type="float">
            <text:p>290.5972222222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Arg-TCG-4-1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SUM([.C72:.D72])" office:value-type="float" office:value="14" calcext:value-type="float">
            <text:p>14</text:p>
          </table:table-cell>
          <table:table-cell table:formula="of:=[.C72]*0.4375" office:value-type="float" office:value="2.1875" calcext:value-type="float">
            <text:p>2.1875</text:p>
          </table:table-cell>
          <table:table-cell table:formula="of:=[.D72]*0.5625" office:value-type="float" office:value="5.0625" calcext:value-type="float">
            <text:p>5.0625</text:p>
          </table:table-cell>
          <table:table-cell table:formula="of:=([.C72]-[.F72])^2/[.F72]" office:value-type="float" office:value="3.61607142857143" calcext:value-type="float">
            <text:p>3.6160714286</text:p>
          </table:table-cell>
          <table:table-cell table:formula="of:=([.D72]-[.G72])^2/[.G72]" office:value-type="float" office:value="3.0625" calcext:value-type="float">
            <text:p>3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TCG-5-1</text:p>
          </table:table-cell>
          <table:table-cell office:value-type="float" office:value="73" calcext:value-type="float">
            <text:p>73</text:p>
          </table:table-cell>
          <table:table-cell office:value-type="float" office:value="113" calcext:value-type="float">
            <text:p>113</text:p>
          </table:table-cell>
          <table:table-cell office:value-type="float" office:value="146" calcext:value-type="float">
            <text:p>146</text:p>
          </table:table-cell>
          <table:table-cell table:formula="of:=SUM([.C73:.D73])" office:value-type="float" office:value="259" calcext:value-type="float">
            <text:p>259</text:p>
          </table:table-cell>
          <table:table-cell table:formula="of:=[.C73]*0.4375" office:value-type="float" office:value="49.4375" calcext:value-type="float">
            <text:p>49.4375</text:p>
          </table:table-cell>
          <table:table-cell table:formula="of:=[.D73]*0.5625" office:value-type="float" office:value="82.125" calcext:value-type="float">
            <text:p>82.125</text:p>
          </table:table-cell>
          <table:table-cell table:formula="of:=([.C73]-[.F73])^2/[.F73]" office:value-type="float" office:value="81.7232142857143" calcext:value-type="float">
            <text:p>81.7232142857</text:p>
          </table:table-cell>
          <table:table-cell table:formula="of:=([.D73]-[.G73])^2/[.G73]" office:value-type="float" office:value="49.6805555555556" calcext:value-type="float">
            <text:p>49.680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TCG-6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74:.D74])" office:value-type="float" office:value="0" calcext:value-type="float">
            <text:p>0</text:p>
          </table:table-cell>
          <table:table-cell table:formula="of:=[.C74]*0.4375" office:value-type="float" office:value="0" calcext:value-type="float">
            <text:p>0</text:p>
          </table:table-cell>
          <table:table-cell table:formula="of:=[.D74]*0.5625" office:value-type="float" office:value="0" calcext:value-type="float">
            <text:p>0</text:p>
          </table:table-cell>
          <table:table-cell table:formula="of:=([.C74]-[.F74])^2/[.F74]" office:value-type="string" office:string-value="" calcext:value-type="error">
            <text:p>#DIV/0!</text:p>
          </table:table-cell>
          <table:table-cell table:formula="of:=([.D74]-[.G74])^2/[.G74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TCT-1-1</text:p>
          </table:table-cell>
          <table:table-cell office:value-type="float" office:value="85" calcext:value-type="float">
            <text:p>85</text:p>
          </table:table-cell>
          <table:table-cell office:value-type="float" office:value="514" calcext:value-type="float">
            <text:p>514</text:p>
          </table:table-cell>
          <table:table-cell office:value-type="float" office:value="367" calcext:value-type="float">
            <text:p>367</text:p>
          </table:table-cell>
          <table:table-cell table:formula="of:=SUM([.C75:.D75])" office:value-type="float" office:value="881" calcext:value-type="float">
            <text:p>881</text:p>
          </table:table-cell>
          <table:table-cell table:formula="of:=[.C75]*0.4375" office:value-type="float" office:value="224.875" calcext:value-type="float">
            <text:p>224.875</text:p>
          </table:table-cell>
          <table:table-cell table:formula="of:=[.D75]*0.5625" office:value-type="float" office:value="206.4375" calcext:value-type="float">
            <text:p>206.4375</text:p>
          </table:table-cell>
          <table:table-cell table:formula="of:=([.C75]-[.F75])^2/[.F75]" office:value-type="float" office:value="371.732142857143" calcext:value-type="float">
            <text:p>371.7321428571</text:p>
          </table:table-cell>
          <table:table-cell table:formula="of:=([.D75]-[.G75])^2/[.G75]" office:value-type="float" office:value="124.881944444444" calcext:value-type="float">
            <text:p>124.8819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TCT-2-1</text:p>
          </table:table-cell>
          <table:table-cell office:value-type="float" office:value="88" calcext:value-type="float">
            <text:p>88</text:p>
          </table:table-cell>
          <table:table-cell office:value-type="float" office:value="251" calcext:value-type="float">
            <text:p>251</text:p>
          </table:table-cell>
          <table:table-cell office:value-type="float" office:value="186" calcext:value-type="float">
            <text:p>186</text:p>
          </table:table-cell>
          <table:table-cell table:formula="of:=SUM([.C76:.D76])" office:value-type="float" office:value="437" calcext:value-type="float">
            <text:p>437</text:p>
          </table:table-cell>
          <table:table-cell table:formula="of:=[.C76]*0.4375" office:value-type="float" office:value="109.8125" calcext:value-type="float">
            <text:p>109.8125</text:p>
          </table:table-cell>
          <table:table-cell table:formula="of:=[.D76]*0.5625" office:value-type="float" office:value="104.625" calcext:value-type="float">
            <text:p>104.625</text:p>
          </table:table-cell>
          <table:table-cell table:formula="of:=([.C76]-[.F76])^2/[.F76]" office:value-type="float" office:value="181.526785714286" calcext:value-type="float">
            <text:p>181.5267857143</text:p>
          </table:table-cell>
          <table:table-cell table:formula="of:=([.D76]-[.G76])^2/[.G76]" office:value-type="float" office:value="63.2916666666667" calcext:value-type="float">
            <text:p>63.2916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TCT-3-1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C77:.D77])" office:value-type="float" office:value="8" calcext:value-type="float">
            <text:p>8</text:p>
          </table:table-cell>
          <table:table-cell table:formula="of:=[.C77]*0.4375" office:value-type="float" office:value="1.3125" calcext:value-type="float">
            <text:p>1.3125</text:p>
          </table:table-cell>
          <table:table-cell table:formula="of:=[.D77]*0.5625" office:value-type="float" office:value="2.8125" calcext:value-type="float">
            <text:p>2.8125</text:p>
          </table:table-cell>
          <table:table-cell table:formula="of:=([.C77]-[.F77])^2/[.F77]" office:value-type="float" office:value="2.16964285714286" calcext:value-type="float">
            <text:p>2.1696428571</text:p>
          </table:table-cell>
          <table:table-cell table:formula="of:=([.D77]-[.G77])^2/[.G77]" office:value-type="float" office:value="1.70138888888889" calcext:value-type="float">
            <text:p>1.7013888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TCT-3-2</text:p>
          </table:table-cell>
          <table:table-cell office:value-type="float" office:value="86" calcext:value-type="float">
            <text:p>86</text:p>
          </table:table-cell>
          <table:table-cell office:value-type="float" office:value="237" calcext:value-type="float">
            <text:p>237</text:p>
          </table:table-cell>
          <table:table-cell office:value-type="float" office:value="207" calcext:value-type="float">
            <text:p>207</text:p>
          </table:table-cell>
          <table:table-cell table:formula="of:=SUM([.C78:.D78])" office:value-type="float" office:value="444" calcext:value-type="float">
            <text:p>444</text:p>
          </table:table-cell>
          <table:table-cell table:formula="of:=[.C78]*0.4375" office:value-type="float" office:value="103.6875" calcext:value-type="float">
            <text:p>103.6875</text:p>
          </table:table-cell>
          <table:table-cell table:formula="of:=[.D78]*0.5625" office:value-type="float" office:value="116.4375" calcext:value-type="float">
            <text:p>116.4375</text:p>
          </table:table-cell>
          <table:table-cell table:formula="of:=([.C78]-[.F78])^2/[.F78]" office:value-type="float" office:value="171.401785714286" calcext:value-type="float">
            <text:p>171.4017857143</text:p>
          </table:table-cell>
          <table:table-cell table:formula="of:=([.D78]-[.G78])^2/[.G78]" office:value-type="float" office:value="70.4375" calcext:value-type="float">
            <text:p>70.43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TCT-4-1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8" calcext:value-type="float">
            <text:p>148</text:p>
          </table:table-cell>
          <table:table-cell table:formula="of:=SUM([.C79:.D79])" office:value-type="float" office:value="266" calcext:value-type="float">
            <text:p>266</text:p>
          </table:table-cell>
          <table:table-cell table:formula="of:=[.C79]*0.4375" office:value-type="float" office:value="51.625" calcext:value-type="float">
            <text:p>51.625</text:p>
          </table:table-cell>
          <table:table-cell table:formula="of:=[.D79]*0.5625" office:value-type="float" office:value="83.25" calcext:value-type="float">
            <text:p>83.25</text:p>
          </table:table-cell>
          <table:table-cell table:formula="of:=([.C79]-[.F79])^2/[.F79]" office:value-type="float" office:value="85.3392857142857" calcext:value-type="float">
            <text:p>85.3392857143</text:p>
          </table:table-cell>
          <table:table-cell table:formula="of:=([.D79]-[.G79])^2/[.G79]" office:value-type="float" office:value="50.3611111111111" calcext:value-type="float">
            <text:p>50.3611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TCT-5-1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80:.D80])" office:value-type="float" office:value="3" calcext:value-type="float">
            <text:p>3</text:p>
          </table:table-cell>
          <table:table-cell table:formula="of:=[.C80]*0.4375" office:value-type="float" office:value="0.4375" calcext:value-type="float">
            <text:p>0.4375</text:p>
          </table:table-cell>
          <table:table-cell table:formula="of:=[.D80]*0.5625" office:value-type="float" office:value="1.125" calcext:value-type="float">
            <text:p>1.125</text:p>
          </table:table-cell>
          <table:table-cell table:formula="of:=([.C80]-[.F80])^2/[.F80]" office:value-type="float" office:value="0.723214285714286" calcext:value-type="float">
            <text:p>0.7232142857</text:p>
          </table:table-cell>
          <table:table-cell table:formula="of:=([.D80]-[.G80])^2/[.G80]" office:value-type="float" office:value="0.680555555555556" calcext:value-type="float">
            <text:p>0.680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ATT-1-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81:.D81])" office:value-type="float" office:value="0" calcext:value-type="float">
            <text:p>0</text:p>
          </table:table-cell>
          <table:table-cell table:formula="of:=[.C81]*0.4375" office:value-type="float" office:value="0" calcext:value-type="float">
            <text:p>0</text:p>
          </table:table-cell>
          <table:table-cell table:formula="of:=[.D81]*0.5625" office:value-type="float" office:value="0" calcext:value-type="float">
            <text:p>0</text:p>
          </table:table-cell>
          <table:table-cell table:formula="of:=([.C81]-[.F81])^2/[.F81]" office:value-type="string" office:string-value="" calcext:value-type="error">
            <text:p>#DIV/0!</text:p>
          </table:table-cell>
          <table:table-cell table:formula="of:=([.D81]-[.G81])^2/[.G81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ATT-1-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82:.D82])" office:value-type="float" office:value="0" calcext:value-type="float">
            <text:p>0</text:p>
          </table:table-cell>
          <table:table-cell table:formula="of:=[.C82]*0.4375" office:value-type="float" office:value="0" calcext:value-type="float">
            <text:p>0</text:p>
          </table:table-cell>
          <table:table-cell table:formula="of:=[.D82]*0.5625" office:value-type="float" office:value="0" calcext:value-type="float">
            <text:p>0</text:p>
          </table:table-cell>
          <table:table-cell table:formula="of:=([.C82]-[.F82])^2/[.F82]" office:value-type="string" office:string-value="" calcext:value-type="error">
            <text:p>#DIV/0!</text:p>
          </table:table-cell>
          <table:table-cell table:formula="of:=([.D82]-[.G82])^2/[.G8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Asn-GTT-1-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377" calcext:value-type="float">
            <text:p>1377</text:p>
          </table:table-cell>
          <table:table-cell table:style-name="ce1" office:value-type="float" office:value="1726" calcext:value-type="float">
            <text:p>1726</text:p>
          </table:table-cell>
          <table:table-cell table:style-name="ce1" table:formula="of:=SUM([.C83:.D83])" office:value-type="float" office:value="3103" calcext:value-type="float">
            <text:p>3103</text:p>
          </table:table-cell>
          <table:table-cell table:style-name="ce1" table:formula="of:=[.C83]*0.4375" office:value-type="float" office:value="602.4375" calcext:value-type="float">
            <text:p>602.4375</text:p>
          </table:table-cell>
          <table:table-cell table:style-name="ce1" table:formula="of:=[.D83]*0.5625" office:value-type="float" office:value="970.875" calcext:value-type="float">
            <text:p>970.875</text:p>
          </table:table-cell>
          <table:table-cell table:style-name="ce1" table:formula="of:=([.C83]-[.F83])^2/[.F83]" office:value-type="float" office:value="995.866071428572" calcext:value-type="float">
            <text:p>995.8660714286</text:p>
          </table:table-cell>
          <table:table-cell table:style-name="ce1" table:formula="of:=([.D83]-[.G83])^2/[.G83]" office:value-type="float" office:value="587.319444444444" calcext:value-type="float">
            <text:p>587.3194444444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Asn-GTT-10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84:.D84])" office:value-type="float" office:value="1" calcext:value-type="float">
            <text:p>1</text:p>
          </table:table-cell>
          <table:table-cell table:formula="of:=[.C84]*0.4375" office:value-type="float" office:value="0" calcext:value-type="float">
            <text:p>0</text:p>
          </table:table-cell>
          <table:table-cell table:formula="of:=[.D84]*0.5625" office:value-type="float" office:value="0.5625" calcext:value-type="float">
            <text:p>0.5625</text:p>
          </table:table-cell>
          <table:table-cell table:formula="of:=([.C84]-[.F84])^2/[.F84]" office:value-type="string" office:string-value="" calcext:value-type="error">
            <text:p>#DIV/0!</text:p>
          </table:table-cell>
          <table:table-cell table:formula="of:=([.D84]-[.G84])^2/[.G84]" office:value-type="float" office:value="0.340277777777778" calcext:value-type="float">
            <text:p>0.340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GTT-11-1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C85:.D85])" office:value-type="float" office:value="5" calcext:value-type="float">
            <text:p>5</text:p>
          </table:table-cell>
          <table:table-cell table:formula="of:=[.C85]*0.4375" office:value-type="float" office:value="1.3125" calcext:value-type="float">
            <text:p>1.3125</text:p>
          </table:table-cell>
          <table:table-cell table:formula="of:=[.D85]*0.5625" office:value-type="float" office:value="1.125" calcext:value-type="float">
            <text:p>1.125</text:p>
          </table:table-cell>
          <table:table-cell table:formula="of:=([.C85]-[.F85])^2/[.F85]" office:value-type="float" office:value="2.16964285714286" calcext:value-type="float">
            <text:p>2.1696428571</text:p>
          </table:table-cell>
          <table:table-cell table:formula="of:=([.D85]-[.G85])^2/[.G85]" office:value-type="float" office:value="0.680555555555556" calcext:value-type="float">
            <text:p>0.680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GTT-11-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C86:.D86])" office:value-type="float" office:value="4" calcext:value-type="float">
            <text:p>4</text:p>
          </table:table-cell>
          <table:table-cell table:formula="of:=[.C86]*0.4375" office:value-type="float" office:value="0.875" calcext:value-type="float">
            <text:p>0.875</text:p>
          </table:table-cell>
          <table:table-cell table:formula="of:=[.D86]*0.5625" office:value-type="float" office:value="1.125" calcext:value-type="float">
            <text:p>1.125</text:p>
          </table:table-cell>
          <table:table-cell table:formula="of:=([.C86]-[.F86])^2/[.F86]" office:value-type="float" office:value="1.44642857142857" calcext:value-type="float">
            <text:p>1.4464285714</text:p>
          </table:table-cell>
          <table:table-cell table:formula="of:=([.D86]-[.G86])^2/[.G86]" office:value-type="float" office:value="0.680555555555556" calcext:value-type="float">
            <text:p>0.680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GTT-12-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87:.D87])" office:value-type="float" office:value="0" calcext:value-type="float">
            <text:p>0</text:p>
          </table:table-cell>
          <table:table-cell table:formula="of:=[.C87]*0.4375" office:value-type="float" office:value="0" calcext:value-type="float">
            <text:p>0</text:p>
          </table:table-cell>
          <table:table-cell table:formula="of:=[.D87]*0.5625" office:value-type="float" office:value="0" calcext:value-type="float">
            <text:p>0</text:p>
          </table:table-cell>
          <table:table-cell table:formula="of:=([.C87]-[.F87])^2/[.F87]" office:value-type="string" office:string-value="" calcext:value-type="error">
            <text:p>#DIV/0!</text:p>
          </table:table-cell>
          <table:table-cell table:formula="of:=([.D87]-[.G87])^2/[.G87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GTT-13-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88:.D88])" office:value-type="float" office:value="0" calcext:value-type="float">
            <text:p>0</text:p>
          </table:table-cell>
          <table:table-cell table:formula="of:=[.C88]*0.4375" office:value-type="float" office:value="0" calcext:value-type="float">
            <text:p>0</text:p>
          </table:table-cell>
          <table:table-cell table:formula="of:=[.D88]*0.5625" office:value-type="float" office:value="0" calcext:value-type="float">
            <text:p>0</text:p>
          </table:table-cell>
          <table:table-cell table:formula="of:=([.C88]-[.F88])^2/[.F88]" office:value-type="string" office:string-value="" calcext:value-type="error">
            <text:p>#DIV/0!</text:p>
          </table:table-cell>
          <table:table-cell table:formula="of:=([.D88]-[.G88])^2/[.G8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GTT-14-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89:.D89])" office:value-type="float" office:value="0" calcext:value-type="float">
            <text:p>0</text:p>
          </table:table-cell>
          <table:table-cell table:formula="of:=[.C89]*0.4375" office:value-type="float" office:value="0" calcext:value-type="float">
            <text:p>0</text:p>
          </table:table-cell>
          <table:table-cell table:formula="of:=[.D89]*0.5625" office:value-type="float" office:value="0" calcext:value-type="float">
            <text:p>0</text:p>
          </table:table-cell>
          <table:table-cell table:formula="of:=([.C89]-[.F89])^2/[.F89]" office:value-type="string" office:string-value="" calcext:value-type="error">
            <text:p>#DIV/0!</text:p>
          </table:table-cell>
          <table:table-cell table:formula="of:=([.D89]-[.G89])^2/[.G89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GTT-15-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90:.D90])" office:value-type="float" office:value="0" calcext:value-type="float">
            <text:p>0</text:p>
          </table:table-cell>
          <table:table-cell table:formula="of:=[.C90]*0.4375" office:value-type="float" office:value="0" calcext:value-type="float">
            <text:p>0</text:p>
          </table:table-cell>
          <table:table-cell table:formula="of:=[.D90]*0.5625" office:value-type="float" office:value="0" calcext:value-type="float">
            <text:p>0</text:p>
          </table:table-cell>
          <table:table-cell table:formula="of:=([.C90]-[.F90])^2/[.F90]" office:value-type="string" office:string-value="" calcext:value-type="error">
            <text:p>#DIV/0!</text:p>
          </table:table-cell>
          <table:table-cell table:formula="of:=([.D90]-[.G90])^2/[.G90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GTT-16-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91:.D91])" office:value-type="float" office:value="0" calcext:value-type="float">
            <text:p>0</text:p>
          </table:table-cell>
          <table:table-cell table:formula="of:=[.C91]*0.4375" office:value-type="float" office:value="0" calcext:value-type="float">
            <text:p>0</text:p>
          </table:table-cell>
          <table:table-cell table:formula="of:=[.D91]*0.5625" office:value-type="float" office:value="0" calcext:value-type="float">
            <text:p>0</text:p>
          </table:table-cell>
          <table:table-cell table:formula="of:=([.C91]-[.F91])^2/[.F91]" office:value-type="string" office:string-value="" calcext:value-type="error">
            <text:p>#DIV/0!</text:p>
          </table:table-cell>
          <table:table-cell table:formula="of:=([.D91]-[.G91])^2/[.G91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GTT-16-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92:.D92])" office:value-type="float" office:value="0" calcext:value-type="float">
            <text:p>0</text:p>
          </table:table-cell>
          <table:table-cell table:formula="of:=[.C92]*0.4375" office:value-type="float" office:value="0" calcext:value-type="float">
            <text:p>0</text:p>
          </table:table-cell>
          <table:table-cell table:formula="of:=[.D92]*0.5625" office:value-type="float" office:value="0" calcext:value-type="float">
            <text:p>0</text:p>
          </table:table-cell>
          <table:table-cell table:formula="of:=([.C92]-[.F92])^2/[.F92]" office:value-type="string" office:string-value="" calcext:value-type="error">
            <text:p>#DIV/0!</text:p>
          </table:table-cell>
          <table:table-cell table:formula="of:=([.D92]-[.G92])^2/[.G9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GTT-16-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93:.D93])" office:value-type="float" office:value="0" calcext:value-type="float">
            <text:p>0</text:p>
          </table:table-cell>
          <table:table-cell table:formula="of:=[.C93]*0.4375" office:value-type="float" office:value="0" calcext:value-type="float">
            <text:p>0</text:p>
          </table:table-cell>
          <table:table-cell table:formula="of:=[.D93]*0.5625" office:value-type="float" office:value="0" calcext:value-type="float">
            <text:p>0</text:p>
          </table:table-cell>
          <table:table-cell table:formula="of:=([.C93]-[.F93])^2/[.F93]" office:value-type="string" office:string-value="" calcext:value-type="error">
            <text:p>#DIV/0!</text:p>
          </table:table-cell>
          <table:table-cell table:formula="of:=([.D93]-[.G93])^2/[.G93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GTT-16-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94:.D94])" office:value-type="float" office:value="0" calcext:value-type="float">
            <text:p>0</text:p>
          </table:table-cell>
          <table:table-cell table:formula="of:=[.C94]*0.4375" office:value-type="float" office:value="0" calcext:value-type="float">
            <text:p>0</text:p>
          </table:table-cell>
          <table:table-cell table:formula="of:=[.D94]*0.5625" office:value-type="float" office:value="0" calcext:value-type="float">
            <text:p>0</text:p>
          </table:table-cell>
          <table:table-cell table:formula="of:=([.C94]-[.F94])^2/[.F94]" office:value-type="string" office:string-value="" calcext:value-type="error">
            <text:p>#DIV/0!</text:p>
          </table:table-cell>
          <table:table-cell table:formula="of:=([.D94]-[.G94])^2/[.G94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GTT-16-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95:.D95])" office:value-type="float" office:value="0" calcext:value-type="float">
            <text:p>0</text:p>
          </table:table-cell>
          <table:table-cell table:formula="of:=[.C95]*0.4375" office:value-type="float" office:value="0" calcext:value-type="float">
            <text:p>0</text:p>
          </table:table-cell>
          <table:table-cell table:formula="of:=[.D95]*0.5625" office:value-type="float" office:value="0" calcext:value-type="float">
            <text:p>0</text:p>
          </table:table-cell>
          <table:table-cell table:formula="of:=([.C95]-[.F95])^2/[.F95]" office:value-type="string" office:string-value="" calcext:value-type="error">
            <text:p>#DIV/0!</text:p>
          </table:table-cell>
          <table:table-cell table:formula="of:=([.D95]-[.G95])^2/[.G95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GTT-17-1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table:formula="of:=SUM([.C96:.D96])" office:value-type="float" office:value="195" calcext:value-type="float">
            <text:p>195</text:p>
          </table:table-cell>
          <table:table-cell table:formula="of:=[.C96]*0.4375" office:value-type="float" office:value="37.625" calcext:value-type="float">
            <text:p>37.625</text:p>
          </table:table-cell>
          <table:table-cell table:formula="of:=[.D96]*0.5625" office:value-type="float" office:value="61.3125" calcext:value-type="float">
            <text:p>61.3125</text:p>
          </table:table-cell>
          <table:table-cell table:formula="of:=([.C96]-[.F96])^2/[.F96]" office:value-type="float" office:value="62.1964285714286" calcext:value-type="float">
            <text:p>62.1964285714</text:p>
          </table:table-cell>
          <table:table-cell table:formula="of:=([.D96]-[.G96])^2/[.G96]" office:value-type="float" office:value="37.0902777777778" calcext:value-type="float">
            <text:p>37.090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GTT-18-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97:.D97])" office:value-type="float" office:value="0" calcext:value-type="float">
            <text:p>0</text:p>
          </table:table-cell>
          <table:table-cell table:formula="of:=[.C97]*0.4375" office:value-type="float" office:value="0" calcext:value-type="float">
            <text:p>0</text:p>
          </table:table-cell>
          <table:table-cell table:formula="of:=[.D97]*0.5625" office:value-type="float" office:value="0" calcext:value-type="float">
            <text:p>0</text:p>
          </table:table-cell>
          <table:table-cell table:formula="of:=([.C97]-[.F97])^2/[.F97]" office:value-type="string" office:string-value="" calcext:value-type="error">
            <text:p>#DIV/0!</text:p>
          </table:table-cell>
          <table:table-cell table:formula="of:=([.D97]-[.G97])^2/[.G97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GTT-19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98:.D98])" office:value-type="float" office:value="1" calcext:value-type="float">
            <text:p>1</text:p>
          </table:table-cell>
          <table:table-cell table:formula="of:=[.C98]*0.4375" office:value-type="float" office:value="0" calcext:value-type="float">
            <text:p>0</text:p>
          </table:table-cell>
          <table:table-cell table:formula="of:=[.D98]*0.5625" office:value-type="float" office:value="0.5625" calcext:value-type="float">
            <text:p>0.5625</text:p>
          </table:table-cell>
          <table:table-cell table:formula="of:=([.C98]-[.F98])^2/[.F98]" office:value-type="string" office:string-value="" calcext:value-type="error">
            <text:p>#DIV/0!</text:p>
          </table:table-cell>
          <table:table-cell table:formula="of:=([.D98]-[.G98])^2/[.G98]" office:value-type="float" office:value="0.340277777777778" calcext:value-type="float">
            <text:p>0.340277777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Asn-GTT-2-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452" calcext:value-type="float">
            <text:p>1452</text:p>
          </table:table-cell>
          <table:table-cell table:style-name="ce1" office:value-type="float" office:value="1784" calcext:value-type="float">
            <text:p>1784</text:p>
          </table:table-cell>
          <table:table-cell table:style-name="ce1" table:formula="of:=SUM([.C99:.D99])" office:value-type="float" office:value="3236" calcext:value-type="float">
            <text:p>3236</text:p>
          </table:table-cell>
          <table:table-cell table:style-name="ce1" table:formula="of:=[.C99]*0.4375" office:value-type="float" office:value="635.25" calcext:value-type="float">
            <text:p>635.25</text:p>
          </table:table-cell>
          <table:table-cell table:style-name="ce1" table:formula="of:=[.D99]*0.5625" office:value-type="float" office:value="1003.5" calcext:value-type="float">
            <text:p>1003.5</text:p>
          </table:table-cell>
          <table:table-cell table:style-name="ce1" table:formula="of:=([.C99]-[.F99])^2/[.F99]" office:value-type="float" office:value="1050.10714285714" calcext:value-type="float">
            <text:p>1050.1071428572</text:p>
          </table:table-cell>
          <table:table-cell table:style-name="ce1" table:formula="of:=([.D99]-[.G99])^2/[.G99]" office:value-type="float" office:value="607.055555555556" calcext:value-type="float">
            <text:p>607.0555555556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sn-GTT-2-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502" calcext:value-type="float">
            <text:p>1502</text:p>
          </table:table-cell>
          <table:table-cell table:style-name="ce1" office:value-type="float" office:value="1877" calcext:value-type="float">
            <text:p>1877</text:p>
          </table:table-cell>
          <table:table-cell table:style-name="ce1" table:formula="of:=SUM([.C100:.D100])" office:value-type="float" office:value="3379" calcext:value-type="float">
            <text:p>3379</text:p>
          </table:table-cell>
          <table:table-cell table:style-name="ce1" table:formula="of:=[.C100]*0.4375" office:value-type="float" office:value="657.125" calcext:value-type="float">
            <text:p>657.125</text:p>
          </table:table-cell>
          <table:table-cell table:style-name="ce1" table:formula="of:=[.D100]*0.5625" office:value-type="float" office:value="1055.8125" calcext:value-type="float">
            <text:p>1055.8125</text:p>
          </table:table-cell>
          <table:table-cell table:style-name="ce1" table:formula="of:=([.C100]-[.F100])^2/[.F100]" office:value-type="float" office:value="1086.26785714286" calcext:value-type="float">
            <text:p>1086.2678571429</text:p>
          </table:table-cell>
          <table:table-cell table:style-name="ce1" table:formula="of:=([.D100]-[.G100])^2/[.G100]" office:value-type="float" office:value="638.701388888889" calcext:value-type="float">
            <text:p>638.7013888889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sn-GTT-2-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431" calcext:value-type="float">
            <text:p>1431</text:p>
          </table:table-cell>
          <table:table-cell table:style-name="ce1" office:value-type="float" office:value="1766" calcext:value-type="float">
            <text:p>1766</text:p>
          </table:table-cell>
          <table:table-cell table:style-name="ce1" table:formula="of:=SUM([.C101:.D101])" office:value-type="float" office:value="3197" calcext:value-type="float">
            <text:p>3197</text:p>
          </table:table-cell>
          <table:table-cell table:style-name="ce1" table:formula="of:=[.C101]*0.4375" office:value-type="float" office:value="626.0625" calcext:value-type="float">
            <text:p>626.0625</text:p>
          </table:table-cell>
          <table:table-cell table:style-name="ce1" table:formula="of:=[.D101]*0.5625" office:value-type="float" office:value="993.375" calcext:value-type="float">
            <text:p>993.375</text:p>
          </table:table-cell>
          <table:table-cell table:style-name="ce1" table:formula="of:=([.C101]-[.F101])^2/[.F101]" office:value-type="float" office:value="1034.91964285714" calcext:value-type="float">
            <text:p>1034.9196428572</text:p>
          </table:table-cell>
          <table:table-cell table:style-name="ce1" table:formula="of:=([.D101]-[.G101])^2/[.G101]" office:value-type="float" office:value="600.930555555556" calcext:value-type="float">
            <text:p>600.9305555556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sn-GTT-2-4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422" calcext:value-type="float">
            <text:p>1422</text:p>
          </table:table-cell>
          <table:table-cell table:style-name="ce1" office:value-type="float" office:value="1790" calcext:value-type="float">
            <text:p>1790</text:p>
          </table:table-cell>
          <table:table-cell table:style-name="ce1" table:formula="of:=SUM([.C102:.D102])" office:value-type="float" office:value="3212" calcext:value-type="float">
            <text:p>3212</text:p>
          </table:table-cell>
          <table:table-cell table:style-name="ce1" table:formula="of:=[.C102]*0.4375" office:value-type="float" office:value="622.125" calcext:value-type="float">
            <text:p>622.125</text:p>
          </table:table-cell>
          <table:table-cell table:style-name="ce1" table:formula="of:=[.D102]*0.5625" office:value-type="float" office:value="1006.875" calcext:value-type="float">
            <text:p>1006.875</text:p>
          </table:table-cell>
          <table:table-cell table:style-name="ce1" table:formula="of:=([.C102]-[.F102])^2/[.F102]" office:value-type="float" office:value="1028.41071428571" calcext:value-type="float">
            <text:p>1028.4107142857</text:p>
          </table:table-cell>
          <table:table-cell table:style-name="ce1" table:formula="of:=([.D102]-[.G102])^2/[.G102]" office:value-type="float" office:value="609.097222222222" calcext:value-type="float">
            <text:p>609.0972222222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sn-GTT-2-5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459" calcext:value-type="float">
            <text:p>1459</text:p>
          </table:table-cell>
          <table:table-cell table:style-name="ce1" office:value-type="float" office:value="1757" calcext:value-type="float">
            <text:p>1757</text:p>
          </table:table-cell>
          <table:table-cell table:style-name="ce1" table:formula="of:=SUM([.C103:.D103])" office:value-type="float" office:value="3216" calcext:value-type="float">
            <text:p>3216</text:p>
          </table:table-cell>
          <table:table-cell table:style-name="ce1" table:formula="of:=[.C103]*0.4375" office:value-type="float" office:value="638.3125" calcext:value-type="float">
            <text:p>638.3125</text:p>
          </table:table-cell>
          <table:table-cell table:style-name="ce1" table:formula="of:=[.D103]*0.5625" office:value-type="float" office:value="988.3125" calcext:value-type="float">
            <text:p>988.3125</text:p>
          </table:table-cell>
          <table:table-cell table:style-name="ce1" table:formula="of:=([.C103]-[.F103])^2/[.F103]" office:value-type="float" office:value="1055.16964285714" calcext:value-type="float">
            <text:p>1055.1696428572</text:p>
          </table:table-cell>
          <table:table-cell table:style-name="ce1" table:formula="of:=([.D103]-[.G103])^2/[.G103]" office:value-type="float" office:value="597.868055555556" calcext:value-type="float">
            <text:p>597.8680555556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sn-GTT-2-6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482" calcext:value-type="float">
            <text:p>1482</text:p>
          </table:table-cell>
          <table:table-cell table:style-name="ce1" office:value-type="float" office:value="1764" calcext:value-type="float">
            <text:p>1764</text:p>
          </table:table-cell>
          <table:table-cell table:style-name="ce1" table:formula="of:=SUM([.C104:.D104])" office:value-type="float" office:value="3246" calcext:value-type="float">
            <text:p>3246</text:p>
          </table:table-cell>
          <table:table-cell table:style-name="ce1" table:formula="of:=[.C104]*0.4375" office:value-type="float" office:value="648.375" calcext:value-type="float">
            <text:p>648.375</text:p>
          </table:table-cell>
          <table:table-cell table:style-name="ce1" table:formula="of:=[.D104]*0.5625" office:value-type="float" office:value="992.25" calcext:value-type="float">
            <text:p>992.25</text:p>
          </table:table-cell>
          <table:table-cell table:style-name="ce1" table:formula="of:=([.C104]-[.F104])^2/[.F104]" office:value-type="float" office:value="1071.80357142857" calcext:value-type="float">
            <text:p>1071.8035714286</text:p>
          </table:table-cell>
          <table:table-cell table:style-name="ce1" table:formula="of:=([.D104]-[.G104])^2/[.G104]" office:value-type="float" office:value="600.25" calcext:value-type="float">
            <text:p>600.25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Asn-GTT-20-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05:.D105])" office:value-type="float" office:value="1" calcext:value-type="float">
            <text:p>1</text:p>
          </table:table-cell>
          <table:table-cell table:formula="of:=[.C105]*0.4375" office:value-type="float" office:value="0.4375" calcext:value-type="float">
            <text:p>0.4375</text:p>
          </table:table-cell>
          <table:table-cell table:formula="of:=[.D105]*0.5625" office:value-type="float" office:value="0" calcext:value-type="float">
            <text:p>0</text:p>
          </table:table-cell>
          <table:table-cell table:formula="of:=([.C105]-[.F105])^2/[.F105]" office:value-type="float" office:value="0.723214285714286" calcext:value-type="float">
            <text:p>0.7232142857</text:p>
          </table:table-cell>
          <table:table-cell table:formula="of:=([.D105]-[.G105])^2/[.G105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GTT-21-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06:.D106])" office:value-type="float" office:value="0" calcext:value-type="float">
            <text:p>0</text:p>
          </table:table-cell>
          <table:table-cell table:formula="of:=[.C106]*0.4375" office:value-type="float" office:value="0" calcext:value-type="float">
            <text:p>0</text:p>
          </table:table-cell>
          <table:table-cell table:formula="of:=[.D106]*0.5625" office:value-type="float" office:value="0" calcext:value-type="float">
            <text:p>0</text:p>
          </table:table-cell>
          <table:table-cell table:formula="of:=([.C106]-[.F106])^2/[.F106]" office:value-type="string" office:string-value="" calcext:value-type="error">
            <text:p>#DIV/0!</text:p>
          </table:table-cell>
          <table:table-cell table:formula="of:=([.D106]-[.G106])^2/[.G106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GTT-22-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07:.D107])" office:value-type="float" office:value="0" calcext:value-type="float">
            <text:p>0</text:p>
          </table:table-cell>
          <table:table-cell table:formula="of:=[.C107]*0.4375" office:value-type="float" office:value="0" calcext:value-type="float">
            <text:p>0</text:p>
          </table:table-cell>
          <table:table-cell table:formula="of:=[.D107]*0.5625" office:value-type="float" office:value="0" calcext:value-type="float">
            <text:p>0</text:p>
          </table:table-cell>
          <table:table-cell table:formula="of:=([.C107]-[.F107])^2/[.F107]" office:value-type="string" office:string-value="" calcext:value-type="error">
            <text:p>#DIV/0!</text:p>
          </table:table-cell>
          <table:table-cell table:formula="of:=([.D107]-[.G107])^2/[.G107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GTT-23-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08:.D108])" office:value-type="float" office:value="0" calcext:value-type="float">
            <text:p>0</text:p>
          </table:table-cell>
          <table:table-cell table:formula="of:=[.C108]*0.4375" office:value-type="float" office:value="0" calcext:value-type="float">
            <text:p>0</text:p>
          </table:table-cell>
          <table:table-cell table:formula="of:=[.D108]*0.5625" office:value-type="float" office:value="0" calcext:value-type="float">
            <text:p>0</text:p>
          </table:table-cell>
          <table:table-cell table:formula="of:=([.C108]-[.F108])^2/[.F108]" office:value-type="string" office:string-value="" calcext:value-type="error">
            <text:p>#DIV/0!</text:p>
          </table:table-cell>
          <table:table-cell table:formula="of:=([.D108]-[.G108])^2/[.G10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Asn-GTT-3-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6763" calcext:value-type="float">
            <text:p>6763</text:p>
          </table:table-cell>
          <table:table-cell table:style-name="ce1" office:value-type="float" office:value="8005" calcext:value-type="float">
            <text:p>8005</text:p>
          </table:table-cell>
          <table:table-cell table:style-name="ce1" table:formula="of:=SUM([.C109:.D109])" office:value-type="float" office:value="14768" calcext:value-type="float">
            <text:p>14768</text:p>
          </table:table-cell>
          <table:table-cell table:style-name="ce1" table:formula="of:=[.C109]*0.4375" office:value-type="float" office:value="2958.8125" calcext:value-type="float">
            <text:p>2958.8125</text:p>
          </table:table-cell>
          <table:table-cell table:style-name="ce1" table:formula="of:=[.D109]*0.5625" office:value-type="float" office:value="4502.8125" calcext:value-type="float">
            <text:p>4502.8125</text:p>
          </table:table-cell>
          <table:table-cell table:style-name="ce1" table:formula="of:=([.C109]-[.F109])^2/[.F109]" office:value-type="float" office:value="4891.09821428572" calcext:value-type="float">
            <text:p>4891.0982142857</text:p>
          </table:table-cell>
          <table:table-cell table:style-name="ce1" table:formula="of:=([.D109]-[.G109])^2/[.G109]" office:value-type="float" office:value="2723.92361111111" calcext:value-type="float">
            <text:p>2723.9236111111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sn-GTT-3-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6609" calcext:value-type="float">
            <text:p>6609</text:p>
          </table:table-cell>
          <table:table-cell table:style-name="ce1" office:value-type="float" office:value="7917" calcext:value-type="float">
            <text:p>7917</text:p>
          </table:table-cell>
          <table:table-cell table:style-name="ce1" table:formula="of:=SUM([.C110:.D110])" office:value-type="float" office:value="14526" calcext:value-type="float">
            <text:p>14526</text:p>
          </table:table-cell>
          <table:table-cell table:style-name="ce1" table:formula="of:=[.C110]*0.4375" office:value-type="float" office:value="2891.4375" calcext:value-type="float">
            <text:p>2891.4375</text:p>
          </table:table-cell>
          <table:table-cell table:style-name="ce1" table:formula="of:=[.D110]*0.5625" office:value-type="float" office:value="4453.3125" calcext:value-type="float">
            <text:p>4453.3125</text:p>
          </table:table-cell>
          <table:table-cell table:style-name="ce1" table:formula="of:=([.C110]-[.F110])^2/[.F110]" office:value-type="float" office:value="4779.72321428572" calcext:value-type="float">
            <text:p>4779.7232142857</text:p>
          </table:table-cell>
          <table:table-cell table:style-name="ce1" table:formula="of:=([.D110]-[.G110])^2/[.G110]" office:value-type="float" office:value="2693.97916666667" calcext:value-type="float">
            <text:p>2693.9791666667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Asn-GTT-4-1</text:p>
          </table:table-cell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107" calcext:value-type="float">
            <text:p>107</text:p>
          </table:table-cell>
          <table:table-cell table:formula="of:=SUM([.C111:.D111])" office:value-type="float" office:value="198" calcext:value-type="float">
            <text:p>198</text:p>
          </table:table-cell>
          <table:table-cell table:formula="of:=[.C111]*0.4375" office:value-type="float" office:value="39.8125" calcext:value-type="float">
            <text:p>39.8125</text:p>
          </table:table-cell>
          <table:table-cell table:formula="of:=[.D111]*0.5625" office:value-type="float" office:value="60.1875" calcext:value-type="float">
            <text:p>60.1875</text:p>
          </table:table-cell>
          <table:table-cell table:formula="of:=([.C111]-[.F111])^2/[.F111]" office:value-type="float" office:value="65.8125" calcext:value-type="float">
            <text:p>65.8125</text:p>
          </table:table-cell>
          <table:table-cell table:formula="of:=([.D111]-[.G111])^2/[.G111]" office:value-type="float" office:value="36.4097222222222" calcext:value-type="float">
            <text:p>36.40972222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GTT-5-1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formula="of:=SUM([.C112:.D112])" office:value-type="float" office:value="99" calcext:value-type="float">
            <text:p>99</text:p>
          </table:table-cell>
          <table:table-cell table:formula="of:=[.C112]*0.4375" office:value-type="float" office:value="21.875" calcext:value-type="float">
            <text:p>21.875</text:p>
          </table:table-cell>
          <table:table-cell table:formula="of:=[.D112]*0.5625" office:value-type="float" office:value="27.5625" calcext:value-type="float">
            <text:p>27.5625</text:p>
          </table:table-cell>
          <table:table-cell table:formula="of:=([.C112]-[.F112])^2/[.F112]" office:value-type="float" office:value="36.1607142857143" calcext:value-type="float">
            <text:p>36.1607142857</text:p>
          </table:table-cell>
          <table:table-cell table:formula="of:=([.D112]-[.G112])^2/[.G112]" office:value-type="float" office:value="16.6736111111111" calcext:value-type="float">
            <text:p>16.6736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GTT-6-1</text:p>
          </table:table-cell>
          <table:table-cell office:value-type="float" office:value="74" calcext:value-type="float">
            <text:p>74</text:p>
          </table:table-cell>
          <table:table-cell office:value-type="float" office:value="402" calcext:value-type="float">
            <text:p>402</text:p>
          </table:table-cell>
          <table:table-cell office:value-type="float" office:value="394" calcext:value-type="float">
            <text:p>394</text:p>
          </table:table-cell>
          <table:table-cell table:formula="of:=SUM([.C113:.D113])" office:value-type="float" office:value="796" calcext:value-type="float">
            <text:p>796</text:p>
          </table:table-cell>
          <table:table-cell table:formula="of:=[.C113]*0.4375" office:value-type="float" office:value="175.875" calcext:value-type="float">
            <text:p>175.875</text:p>
          </table:table-cell>
          <table:table-cell table:formula="of:=[.D113]*0.5625" office:value-type="float" office:value="221.625" calcext:value-type="float">
            <text:p>221.625</text:p>
          </table:table-cell>
          <table:table-cell table:formula="of:=([.C113]-[.F113])^2/[.F113]" office:value-type="float" office:value="290.732142857143" calcext:value-type="float">
            <text:p>290.7321428571</text:p>
          </table:table-cell>
          <table:table-cell table:formula="of:=([.D113]-[.G113])^2/[.G113]" office:value-type="float" office:value="134.069444444444" calcext:value-type="float">
            <text:p>134.0694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GTT-7-1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SUM([.C114:.D114])" office:value-type="float" office:value="11" calcext:value-type="float">
            <text:p>11</text:p>
          </table:table-cell>
          <table:table-cell table:formula="of:=[.C114]*0.4375" office:value-type="float" office:value="1.3125" calcext:value-type="float">
            <text:p>1.3125</text:p>
          </table:table-cell>
          <table:table-cell table:formula="of:=[.D114]*0.5625" office:value-type="float" office:value="4.5" calcext:value-type="float">
            <text:p>4.5</text:p>
          </table:table-cell>
          <table:table-cell table:formula="of:=([.C114]-[.F114])^2/[.F114]" office:value-type="float" office:value="2.16964285714286" calcext:value-type="float">
            <text:p>2.1696428571</text:p>
          </table:table-cell>
          <table:table-cell table:formula="of:=([.D114]-[.G114])^2/[.G114]" office:value-type="float" office:value="2.72222222222222" calcext:value-type="float">
            <text:p>2.72222222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GTT-8-1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formula="of:=SUM([.C115:.D115])" office:value-type="float" office:value="52" calcext:value-type="float">
            <text:p>52</text:p>
          </table:table-cell>
          <table:table-cell table:formula="of:=[.C115]*0.4375" office:value-type="float" office:value="13.125" calcext:value-type="float">
            <text:p>13.125</text:p>
          </table:table-cell>
          <table:table-cell table:formula="of:=[.D115]*0.5625" office:value-type="float" office:value="12.375" calcext:value-type="float">
            <text:p>12.375</text:p>
          </table:table-cell>
          <table:table-cell table:formula="of:=([.C115]-[.F115])^2/[.F115]" office:value-type="float" office:value="21.6964285714286" calcext:value-type="float">
            <text:p>21.6964285714</text:p>
          </table:table-cell>
          <table:table-cell table:formula="of:=([.D115]-[.G115])^2/[.G115]" office:value-type="float" office:value="7.48611111111111" calcext:value-type="float">
            <text:p>7.4861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GTT-9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C116:.D116])" office:value-type="float" office:value="3" calcext:value-type="float">
            <text:p>3</text:p>
          </table:table-cell>
          <table:table-cell table:formula="of:=[.C116]*0.4375" office:value-type="float" office:value="0" calcext:value-type="float">
            <text:p>0</text:p>
          </table:table-cell>
          <table:table-cell table:formula="of:=[.D116]*0.5625" office:value-type="float" office:value="1.6875" calcext:value-type="float">
            <text:p>1.6875</text:p>
          </table:table-cell>
          <table:table-cell table:formula="of:=([.C116]-[.F116])^2/[.F116]" office:value-type="string" office:string-value="" calcext:value-type="error">
            <text:p>#DIV/0!</text:p>
          </table:table-cell>
          <table:table-cell table:formula="of:=([.D116]-[.G116])^2/[.G116]" office:value-type="float" office:value="1.02083333333333" calcext:value-type="float">
            <text:p>1.0208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GTT-9-2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C117:.D117])" office:value-type="float" office:value="5" calcext:value-type="float">
            <text:p>5</text:p>
          </table:table-cell>
          <table:table-cell table:formula="of:=[.C117]*0.4375" office:value-type="float" office:value="1.3125" calcext:value-type="float">
            <text:p>1.3125</text:p>
          </table:table-cell>
          <table:table-cell table:formula="of:=[.D117]*0.5625" office:value-type="float" office:value="1.125" calcext:value-type="float">
            <text:p>1.125</text:p>
          </table:table-cell>
          <table:table-cell table:formula="of:=([.C117]-[.F117])^2/[.F117]" office:value-type="float" office:value="2.16964285714286" calcext:value-type="float">
            <text:p>2.1696428571</text:p>
          </table:table-cell>
          <table:table-cell table:formula="of:=([.D117]-[.G117])^2/[.G117]" office:value-type="float" office:value="0.680555555555556" calcext:value-type="float">
            <text:p>0.680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p-GTC-1-1</text:p>
          </table:table-cell>
          <table:table-cell office:value-type="float" office:value="72" calcext:value-type="float">
            <text:p>72</text:p>
          </table:table-cell>
          <table:table-cell office:value-type="float" office:value="872" calcext:value-type="float">
            <text:p>872</text:p>
          </table:table-cell>
          <table:table-cell office:value-type="float" office:value="638" calcext:value-type="float">
            <text:p>638</text:p>
          </table:table-cell>
          <table:table-cell table:formula="of:=SUM([.C118:.D118])" office:value-type="float" office:value="1510" calcext:value-type="float">
            <text:p>1510</text:p>
          </table:table-cell>
          <table:table-cell table:formula="of:=[.C118]*0.4375" office:value-type="float" office:value="381.5" calcext:value-type="float">
            <text:p>381.5</text:p>
          </table:table-cell>
          <table:table-cell table:formula="of:=[.D118]*0.5625" office:value-type="float" office:value="358.875" calcext:value-type="float">
            <text:p>358.875</text:p>
          </table:table-cell>
          <table:table-cell table:formula="of:=([.C118]-[.F118])^2/[.F118]" office:value-type="float" office:value="630.642857142857" calcext:value-type="float">
            <text:p>630.6428571429</text:p>
          </table:table-cell>
          <table:table-cell table:formula="of:=([.D118]-[.G118])^2/[.G118]" office:value-type="float" office:value="217.097222222222" calcext:value-type="float">
            <text:p>217.09722222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p-GTC-10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19:.D119])" office:value-type="float" office:value="0" calcext:value-type="float">
            <text:p>0</text:p>
          </table:table-cell>
          <table:table-cell table:formula="of:=[.C119]*0.4375" office:value-type="float" office:value="0" calcext:value-type="float">
            <text:p>0</text:p>
          </table:table-cell>
          <table:table-cell table:formula="of:=[.D119]*0.5625" office:value-type="float" office:value="0" calcext:value-type="float">
            <text:p>0</text:p>
          </table:table-cell>
          <table:table-cell table:formula="of:=([.C119]-[.F119])^2/[.F119]" office:value-type="string" office:string-value="" calcext:value-type="error">
            <text:p>#DIV/0!</text:p>
          </table:table-cell>
          <table:table-cell table:formula="of:=([.D119]-[.G119])^2/[.G119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Asp-GTC-2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69" calcext:value-type="float">
            <text:p>969</text:p>
          </table:table-cell>
          <table:table-cell table:style-name="ce1" office:value-type="float" office:value="703" calcext:value-type="float">
            <text:p>703</text:p>
          </table:table-cell>
          <table:table-cell table:style-name="ce1" table:formula="of:=SUM([.C120:.D120])" office:value-type="float" office:value="1672" calcext:value-type="float">
            <text:p>1672</text:p>
          </table:table-cell>
          <table:table-cell table:style-name="ce1" table:formula="of:=[.C120]*0.4375" office:value-type="float" office:value="423.9375" calcext:value-type="float">
            <text:p>423.9375</text:p>
          </table:table-cell>
          <table:table-cell table:style-name="ce1" table:formula="of:=[.D120]*0.5625" office:value-type="float" office:value="395.4375" calcext:value-type="float">
            <text:p>395.4375</text:p>
          </table:table-cell>
          <table:table-cell table:style-name="ce1" table:formula="of:=([.C120]-[.F120])^2/[.F120]" office:value-type="float" office:value="700.794642857143" calcext:value-type="float">
            <text:p>700.7946428571</text:p>
          </table:table-cell>
          <table:table-cell table:style-name="ce1" table:formula="of:=([.D120]-[.G120])^2/[.G120]" office:value-type="float" office:value="239.215277777778" calcext:value-type="float">
            <text:p>239.2152777778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sp-GTC-2-1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85" calcext:value-type="float">
            <text:p>985</text:p>
          </table:table-cell>
          <table:table-cell table:style-name="ce1" office:value-type="float" office:value="734" calcext:value-type="float">
            <text:p>734</text:p>
          </table:table-cell>
          <table:table-cell table:style-name="ce1" table:formula="of:=SUM([.C121:.D121])" office:value-type="float" office:value="1719" calcext:value-type="float">
            <text:p>1719</text:p>
          </table:table-cell>
          <table:table-cell table:style-name="ce1" table:formula="of:=[.C121]*0.4375" office:value-type="float" office:value="430.9375" calcext:value-type="float">
            <text:p>430.9375</text:p>
          </table:table-cell>
          <table:table-cell table:style-name="ce1" table:formula="of:=[.D121]*0.5625" office:value-type="float" office:value="412.875" calcext:value-type="float">
            <text:p>412.875</text:p>
          </table:table-cell>
          <table:table-cell table:style-name="ce1" table:formula="of:=([.C121]-[.F121])^2/[.F121]" office:value-type="float" office:value="712.366071428571" calcext:value-type="float">
            <text:p>712.3660714286</text:p>
          </table:table-cell>
          <table:table-cell table:style-name="ce1" table:formula="of:=([.D121]-[.G121])^2/[.G121]" office:value-type="float" office:value="249.763888888889" calcext:value-type="float">
            <text:p>249.7638888889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sp-GTC-2-1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35" calcext:value-type="float">
            <text:p>935</text:p>
          </table:table-cell>
          <table:table-cell table:style-name="ce1" office:value-type="float" office:value="703" calcext:value-type="float">
            <text:p>703</text:p>
          </table:table-cell>
          <table:table-cell table:style-name="ce1" table:formula="of:=SUM([.C122:.D122])" office:value-type="float" office:value="1638" calcext:value-type="float">
            <text:p>1638</text:p>
          </table:table-cell>
          <table:table-cell table:style-name="ce1" table:formula="of:=[.C122]*0.4375" office:value-type="float" office:value="409.0625" calcext:value-type="float">
            <text:p>409.0625</text:p>
          </table:table-cell>
          <table:table-cell table:style-name="ce1" table:formula="of:=[.D122]*0.5625" office:value-type="float" office:value="395.4375" calcext:value-type="float">
            <text:p>395.4375</text:p>
          </table:table-cell>
          <table:table-cell table:style-name="ce1" table:formula="of:=([.C122]-[.F122])^2/[.F122]" office:value-type="float" office:value="676.205357142857" calcext:value-type="float">
            <text:p>676.2053571429</text:p>
          </table:table-cell>
          <table:table-cell table:style-name="ce1" table:formula="of:=([.D122]-[.G122])^2/[.G122]" office:value-type="float" office:value="239.215277777778" calcext:value-type="float">
            <text:p>239.2152777778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sp-GTC-2-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99" calcext:value-type="float">
            <text:p>999</text:p>
          </table:table-cell>
          <table:table-cell table:style-name="ce1" office:value-type="float" office:value="761" calcext:value-type="float">
            <text:p>761</text:p>
          </table:table-cell>
          <table:table-cell table:style-name="ce1" table:formula="of:=SUM([.C123:.D123])" office:value-type="float" office:value="1760" calcext:value-type="float">
            <text:p>1760</text:p>
          </table:table-cell>
          <table:table-cell table:style-name="ce1" table:formula="of:=[.C123]*0.4375" office:value-type="float" office:value="437.0625" calcext:value-type="float">
            <text:p>437.0625</text:p>
          </table:table-cell>
          <table:table-cell table:style-name="ce1" table:formula="of:=[.D123]*0.5625" office:value-type="float" office:value="428.0625" calcext:value-type="float">
            <text:p>428.0625</text:p>
          </table:table-cell>
          <table:table-cell table:style-name="ce1" table:formula="of:=([.C123]-[.F123])^2/[.F123]" office:value-type="float" office:value="722.491071428571" calcext:value-type="float">
            <text:p>722.4910714286</text:p>
          </table:table-cell>
          <table:table-cell table:style-name="ce1" table:formula="of:=([.D123]-[.G123])^2/[.G123]" office:value-type="float" office:value="258.951388888889" calcext:value-type="float">
            <text:p>258.9513888889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sp-GTC-2-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724" calcext:value-type="float">
            <text:p>724</text:p>
          </table:table-cell>
          <table:table-cell table:style-name="ce1" table:formula="of:=SUM([.C124:.D124])" office:value-type="float" office:value="1684" calcext:value-type="float">
            <text:p>1684</text:p>
          </table:table-cell>
          <table:table-cell table:style-name="ce1" table:formula="of:=[.C124]*0.4375" office:value-type="float" office:value="420" calcext:value-type="float">
            <text:p>420</text:p>
          </table:table-cell>
          <table:table-cell table:style-name="ce1" table:formula="of:=[.D124]*0.5625" office:value-type="float" office:value="407.25" calcext:value-type="float">
            <text:p>407.25</text:p>
          </table:table-cell>
          <table:table-cell table:style-name="ce1" table:formula="of:=([.C124]-[.F124])^2/[.F124]" office:value-type="float" office:value="694.285714285714" calcext:value-type="float">
            <text:p>694.2857142857</text:p>
          </table:table-cell>
          <table:table-cell table:style-name="ce1" table:formula="of:=([.D124]-[.G124])^2/[.G124]" office:value-type="float" office:value="246.361111111111" calcext:value-type="float">
            <text:p>246.3611111111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sp-GTC-2-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62" calcext:value-type="float">
            <text:p>962</text:p>
          </table:table-cell>
          <table:table-cell table:style-name="ce1" office:value-type="float" office:value="758" calcext:value-type="float">
            <text:p>758</text:p>
          </table:table-cell>
          <table:table-cell table:style-name="ce1" table:formula="of:=SUM([.C125:.D125])" office:value-type="float" office:value="1720" calcext:value-type="float">
            <text:p>1720</text:p>
          </table:table-cell>
          <table:table-cell table:style-name="ce1" table:formula="of:=[.C125]*0.4375" office:value-type="float" office:value="420.875" calcext:value-type="float">
            <text:p>420.875</text:p>
          </table:table-cell>
          <table:table-cell table:style-name="ce1" table:formula="of:=[.D125]*0.5625" office:value-type="float" office:value="426.375" calcext:value-type="float">
            <text:p>426.375</text:p>
          </table:table-cell>
          <table:table-cell table:style-name="ce1" table:formula="of:=([.C125]-[.F125])^2/[.F125]" office:value-type="float" office:value="695.732142857143" calcext:value-type="float">
            <text:p>695.7321428571</text:p>
          </table:table-cell>
          <table:table-cell table:style-name="ce1" table:formula="of:=([.D125]-[.G125])^2/[.G125]" office:value-type="float" office:value="257.930555555556" calcext:value-type="float">
            <text:p>257.9305555556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sp-GTC-2-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88" calcext:value-type="float">
            <text:p>988</text:p>
          </table:table-cell>
          <table:table-cell table:style-name="ce1" office:value-type="float" office:value="751" calcext:value-type="float">
            <text:p>751</text:p>
          </table:table-cell>
          <table:table-cell table:style-name="ce1" table:formula="of:=SUM([.C126:.D126])" office:value-type="float" office:value="1739" calcext:value-type="float">
            <text:p>1739</text:p>
          </table:table-cell>
          <table:table-cell table:style-name="ce1" table:formula="of:=[.C126]*0.4375" office:value-type="float" office:value="432.25" calcext:value-type="float">
            <text:p>432.25</text:p>
          </table:table-cell>
          <table:table-cell table:style-name="ce1" table:formula="of:=[.D126]*0.5625" office:value-type="float" office:value="422.4375" calcext:value-type="float">
            <text:p>422.4375</text:p>
          </table:table-cell>
          <table:table-cell table:style-name="ce1" table:formula="of:=([.C126]-[.F126])^2/[.F126]" office:value-type="float" office:value="714.535714285714" calcext:value-type="float">
            <text:p>714.5357142857</text:p>
          </table:table-cell>
          <table:table-cell table:style-name="ce1" table:formula="of:=([.D126]-[.G126])^2/[.G126]" office:value-type="float" office:value="255.548611111111" calcext:value-type="float">
            <text:p>255.5486111111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sp-GTC-2-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04" calcext:value-type="float">
            <text:p>904</text:p>
          </table:table-cell>
          <table:table-cell table:style-name="ce1" office:value-type="float" office:value="735" calcext:value-type="float">
            <text:p>735</text:p>
          </table:table-cell>
          <table:table-cell table:style-name="ce1" table:formula="of:=SUM([.C127:.D127])" office:value-type="float" office:value="1639" calcext:value-type="float">
            <text:p>1639</text:p>
          </table:table-cell>
          <table:table-cell table:style-name="ce1" table:formula="of:=[.C127]*0.4375" office:value-type="float" office:value="395.5" calcext:value-type="float">
            <text:p>395.5</text:p>
          </table:table-cell>
          <table:table-cell table:style-name="ce1" table:formula="of:=[.D127]*0.5625" office:value-type="float" office:value="413.4375" calcext:value-type="float">
            <text:p>413.4375</text:p>
          </table:table-cell>
          <table:table-cell table:style-name="ce1" table:formula="of:=([.C127]-[.F127])^2/[.F127]" office:value-type="float" office:value="653.785714285714" calcext:value-type="float">
            <text:p>653.7857142857</text:p>
          </table:table-cell>
          <table:table-cell table:style-name="ce1" table:formula="of:=([.D127]-[.G127])^2/[.G127]" office:value-type="float" office:value="250.104166666667" calcext:value-type="float">
            <text:p>250.1041666667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sp-GTC-2-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702" calcext:value-type="float">
            <text:p>702</text:p>
          </table:table-cell>
          <table:table-cell table:style-name="ce1" table:formula="of:=SUM([.C128:.D128])" office:value-type="float" office:value="1705" calcext:value-type="float">
            <text:p>1705</text:p>
          </table:table-cell>
          <table:table-cell table:style-name="ce1" table:formula="of:=[.C128]*0.4375" office:value-type="float" office:value="438.8125" calcext:value-type="float">
            <text:p>438.8125</text:p>
          </table:table-cell>
          <table:table-cell table:style-name="ce1" table:formula="of:=[.D128]*0.5625" office:value-type="float" office:value="394.875" calcext:value-type="float">
            <text:p>394.875</text:p>
          </table:table-cell>
          <table:table-cell table:style-name="ce1" table:formula="of:=([.C128]-[.F128])^2/[.F128]" office:value-type="float" office:value="725.383928571429" calcext:value-type="float">
            <text:p>725.3839285714</text:p>
          </table:table-cell>
          <table:table-cell table:style-name="ce1" table:formula="of:=([.D128]-[.G128])^2/[.G128]" office:value-type="float" office:value="238.875" calcext:value-type="float">
            <text:p>238.875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sp-GTC-2-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66" calcext:value-type="float">
            <text:p>966</text:p>
          </table:table-cell>
          <table:table-cell table:style-name="ce1" office:value-type="float" office:value="715" calcext:value-type="float">
            <text:p>715</text:p>
          </table:table-cell>
          <table:table-cell table:style-name="ce1" table:formula="of:=SUM([.C129:.D129])" office:value-type="float" office:value="1681" calcext:value-type="float">
            <text:p>1681</text:p>
          </table:table-cell>
          <table:table-cell table:style-name="ce1" table:formula="of:=[.C129]*0.4375" office:value-type="float" office:value="422.625" calcext:value-type="float">
            <text:p>422.625</text:p>
          </table:table-cell>
          <table:table-cell table:style-name="ce1" table:formula="of:=[.D129]*0.5625" office:value-type="float" office:value="402.1875" calcext:value-type="float">
            <text:p>402.1875</text:p>
          </table:table-cell>
          <table:table-cell table:style-name="ce1" table:formula="of:=([.C129]-[.F129])^2/[.F129]" office:value-type="float" office:value="698.625" calcext:value-type="float">
            <text:p>698.625</text:p>
          </table:table-cell>
          <table:table-cell table:style-name="ce1" table:formula="of:=([.D129]-[.G129])^2/[.G129]" office:value-type="float" office:value="243.298611111111" calcext:value-type="float">
            <text:p>243.2986111111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sp-GTC-2-9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70" calcext:value-type="float">
            <text:p>970</text:p>
          </table:table-cell>
          <table:table-cell table:style-name="ce1" office:value-type="float" office:value="733" calcext:value-type="float">
            <text:p>733</text:p>
          </table:table-cell>
          <table:table-cell table:style-name="ce1" table:formula="of:=SUM([.C130:.D130])" office:value-type="float" office:value="1703" calcext:value-type="float">
            <text:p>1703</text:p>
          </table:table-cell>
          <table:table-cell table:style-name="ce1" table:formula="of:=[.C130]*0.4375" office:value-type="float" office:value="424.375" calcext:value-type="float">
            <text:p>424.375</text:p>
          </table:table-cell>
          <table:table-cell table:style-name="ce1" table:formula="of:=[.D130]*0.5625" office:value-type="float" office:value="412.3125" calcext:value-type="float">
            <text:p>412.3125</text:p>
          </table:table-cell>
          <table:table-cell table:style-name="ce1" table:formula="of:=([.C130]-[.F130])^2/[.F130]" office:value-type="float" office:value="701.517857142857" calcext:value-type="float">
            <text:p>701.5178571429</text:p>
          </table:table-cell>
          <table:table-cell table:style-name="ce1" table:formula="of:=([.D130]-[.G130])^2/[.G130]" office:value-type="float" office:value="249.423611111111" calcext:value-type="float">
            <text:p>249.4236111111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Asp-GTC-3-1</text:p>
          </table:table-cell>
          <table:table-cell table:number-columns-repeated="3" office:value-type="float" office:value="72" calcext:value-type="float">
            <text:p>72</text:p>
          </table:table-cell>
          <table:table-cell table:formula="of:=SUM([.C131:.D131])" office:value-type="float" office:value="144" calcext:value-type="float">
            <text:p>144</text:p>
          </table:table-cell>
          <table:table-cell table:formula="of:=[.C131]*0.4375" office:value-type="float" office:value="31.5" calcext:value-type="float">
            <text:p>31.5</text:p>
          </table:table-cell>
          <table:table-cell table:formula="of:=[.D131]*0.5625" office:value-type="float" office:value="40.5" calcext:value-type="float">
            <text:p>40.5</text:p>
          </table:table-cell>
          <table:table-cell table:formula="of:=([.C131]-[.F131])^2/[.F131]" office:value-type="float" office:value="52.0714285714286" calcext:value-type="float">
            <text:p>52.0714285714</text:p>
          </table:table-cell>
          <table:table-cell table:formula="of:=([.D131]-[.G131])^2/[.G131]" office:value-type="float" office:value="24.5" calcext:value-type="float">
            <text:p>24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p-GTC-4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32:.D132])" office:value-type="float" office:value="0" calcext:value-type="float">
            <text:p>0</text:p>
          </table:table-cell>
          <table:table-cell table:formula="of:=[.C132]*0.4375" office:value-type="float" office:value="0" calcext:value-type="float">
            <text:p>0</text:p>
          </table:table-cell>
          <table:table-cell table:formula="of:=[.D132]*0.5625" office:value-type="float" office:value="0" calcext:value-type="float">
            <text:p>0</text:p>
          </table:table-cell>
          <table:table-cell table:formula="of:=([.C132]-[.F132])^2/[.F132]" office:value-type="string" office:string-value="" calcext:value-type="error">
            <text:p>#DIV/0!</text:p>
          </table:table-cell>
          <table:table-cell table:formula="of:=([.D132]-[.G132])^2/[.G13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p-GTC-5-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33:.D133])" office:value-type="float" office:value="1" calcext:value-type="float">
            <text:p>1</text:p>
          </table:table-cell>
          <table:table-cell table:formula="of:=[.C133]*0.4375" office:value-type="float" office:value="0.4375" calcext:value-type="float">
            <text:p>0.4375</text:p>
          </table:table-cell>
          <table:table-cell table:formula="of:=[.D133]*0.5625" office:value-type="float" office:value="0" calcext:value-type="float">
            <text:p>0</text:p>
          </table:table-cell>
          <table:table-cell table:formula="of:=([.C133]-[.F133])^2/[.F133]" office:value-type="float" office:value="0.723214285714286" calcext:value-type="float">
            <text:p>0.7232142857</text:p>
          </table:table-cell>
          <table:table-cell table:formula="of:=([.D133]-[.G133])^2/[.G133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p-GTC-6-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34:.D134])" office:value-type="float" office:value="0" calcext:value-type="float">
            <text:p>0</text:p>
          </table:table-cell>
          <table:table-cell table:formula="of:=[.C134]*0.4375" office:value-type="float" office:value="0" calcext:value-type="float">
            <text:p>0</text:p>
          </table:table-cell>
          <table:table-cell table:formula="of:=[.D134]*0.5625" office:value-type="float" office:value="0" calcext:value-type="float">
            <text:p>0</text:p>
          </table:table-cell>
          <table:table-cell table:formula="of:=([.C134]-[.F134])^2/[.F134]" office:value-type="string" office:string-value="" calcext:value-type="error">
            <text:p>#DIV/0!</text:p>
          </table:table-cell>
          <table:table-cell table:formula="of:=([.D134]-[.G134])^2/[.G134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p-GTC-7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35:.D135])" office:value-type="float" office:value="1" calcext:value-type="float">
            <text:p>1</text:p>
          </table:table-cell>
          <table:table-cell table:formula="of:=[.C135]*0.4375" office:value-type="float" office:value="0" calcext:value-type="float">
            <text:p>0</text:p>
          </table:table-cell>
          <table:table-cell table:formula="of:=[.D135]*0.5625" office:value-type="float" office:value="0.5625" calcext:value-type="float">
            <text:p>0.5625</text:p>
          </table:table-cell>
          <table:table-cell table:formula="of:=([.C135]-[.F135])^2/[.F135]" office:value-type="string" office:string-value="" calcext:value-type="error">
            <text:p>#DIV/0!</text:p>
          </table:table-cell>
          <table:table-cell table:formula="of:=([.D135]-[.G135])^2/[.G135]" office:value-type="float" office:value="0.340277777777778" calcext:value-type="float">
            <text:p>0.340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p-GTC-8-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36:.D136])" office:value-type="float" office:value="0" calcext:value-type="float">
            <text:p>0</text:p>
          </table:table-cell>
          <table:table-cell table:formula="of:=[.C136]*0.4375" office:value-type="float" office:value="0" calcext:value-type="float">
            <text:p>0</text:p>
          </table:table-cell>
          <table:table-cell table:formula="of:=[.D136]*0.5625" office:value-type="float" office:value="0" calcext:value-type="float">
            <text:p>0</text:p>
          </table:table-cell>
          <table:table-cell table:formula="of:=([.C136]-[.F136])^2/[.F136]" office:value-type="string" office:string-value="" calcext:value-type="error">
            <text:p>#DIV/0!</text:p>
          </table:table-cell>
          <table:table-cell table:formula="of:=([.D136]-[.G136])^2/[.G136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p-GTC-9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37:.D137])" office:value-type="float" office:value="0" calcext:value-type="float">
            <text:p>0</text:p>
          </table:table-cell>
          <table:table-cell table:formula="of:=[.C137]*0.4375" office:value-type="float" office:value="0" calcext:value-type="float">
            <text:p>0</text:p>
          </table:table-cell>
          <table:table-cell table:formula="of:=[.D137]*0.5625" office:value-type="float" office:value="0" calcext:value-type="float">
            <text:p>0</text:p>
          </table:table-cell>
          <table:table-cell table:formula="of:=([.C137]-[.F137])^2/[.F137]" office:value-type="string" office:string-value="" calcext:value-type="error">
            <text:p>#DIV/0!</text:p>
          </table:table-cell>
          <table:table-cell table:formula="of:=([.D137]-[.G137])^2/[.G137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ACA-1-1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38:.D138])" office:value-type="float" office:value="0" calcext:value-type="float">
            <text:p>0</text:p>
          </table:table-cell>
          <table:table-cell table:formula="of:=[.C138]*0.4375" office:value-type="float" office:value="0" calcext:value-type="float">
            <text:p>0</text:p>
          </table:table-cell>
          <table:table-cell table:formula="of:=[.D138]*0.5625" office:value-type="float" office:value="0" calcext:value-type="float">
            <text:p>0</text:p>
          </table:table-cell>
          <table:table-cell table:formula="of:=([.C138]-[.F138])^2/[.F138]" office:value-type="string" office:string-value="" calcext:value-type="error">
            <text:p>#DIV/0!</text:p>
          </table:table-cell>
          <table:table-cell table:formula="of:=([.D138]-[.G138])^2/[.G13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1-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C139:.D139])" office:value-type="float" office:value="6" calcext:value-type="float">
            <text:p>6</text:p>
          </table:table-cell>
          <table:table-cell table:formula="of:=[.C139]*0.4375" office:value-type="float" office:value="0.4375" calcext:value-type="float">
            <text:p>0.4375</text:p>
          </table:table-cell>
          <table:table-cell table:formula="of:=[.D139]*0.5625" office:value-type="float" office:value="2.8125" calcext:value-type="float">
            <text:p>2.8125</text:p>
          </table:table-cell>
          <table:table-cell table:formula="of:=([.C139]-[.F139])^2/[.F139]" office:value-type="float" office:value="0.723214285714286" calcext:value-type="float">
            <text:p>0.7232142857</text:p>
          </table:table-cell>
          <table:table-cell table:formula="of:=([.D139]-[.G139])^2/[.G139]" office:value-type="float" office:value="1.70138888888889" calcext:value-type="float">
            <text:p>1.7013888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10-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C140:.D140])" office:value-type="float" office:value="4" calcext:value-type="float">
            <text:p>4</text:p>
          </table:table-cell>
          <table:table-cell table:formula="of:=[.C140]*0.4375" office:value-type="float" office:value="0.4375" calcext:value-type="float">
            <text:p>0.4375</text:p>
          </table:table-cell>
          <table:table-cell table:formula="of:=[.D140]*0.5625" office:value-type="float" office:value="1.6875" calcext:value-type="float">
            <text:p>1.6875</text:p>
          </table:table-cell>
          <table:table-cell table:formula="of:=([.C140]-[.F140])^2/[.F140]" office:value-type="float" office:value="0.723214285714286" calcext:value-type="float">
            <text:p>0.7232142857</text:p>
          </table:table-cell>
          <table:table-cell table:formula="of:=([.D140]-[.G140])^2/[.G140]" office:value-type="float" office:value="1.02083333333333" calcext:value-type="float">
            <text:p>1.0208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11-1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SUM([.C141:.D141])" office:value-type="float" office:value="21" calcext:value-type="float">
            <text:p>21</text:p>
          </table:table-cell>
          <table:table-cell table:formula="of:=[.C141]*0.4375" office:value-type="float" office:value="5.6875" calcext:value-type="float">
            <text:p>5.6875</text:p>
          </table:table-cell>
          <table:table-cell table:formula="of:=[.D141]*0.5625" office:value-type="float" office:value="4.5" calcext:value-type="float">
            <text:p>4.5</text:p>
          </table:table-cell>
          <table:table-cell table:formula="of:=([.C141]-[.F141])^2/[.F141]" office:value-type="float" office:value="9.40178571428571" calcext:value-type="float">
            <text:p>9.4017857143</text:p>
          </table:table-cell>
          <table:table-cell table:formula="of:=([.D141]-[.G141])^2/[.G141]" office:value-type="float" office:value="2.72222222222222" calcext:value-type="float">
            <text:p>2.72222222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12-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C142:.D142])" office:value-type="float" office:value="9" calcext:value-type="float">
            <text:p>9</text:p>
          </table:table-cell>
          <table:table-cell table:formula="of:=[.C142]*0.4375" office:value-type="float" office:value="1.3125" calcext:value-type="float">
            <text:p>1.3125</text:p>
          </table:table-cell>
          <table:table-cell table:formula="of:=[.D142]*0.5625" office:value-type="float" office:value="3.375" calcext:value-type="float">
            <text:p>3.375</text:p>
          </table:table-cell>
          <table:table-cell table:formula="of:=([.C142]-[.F142])^2/[.F142]" office:value-type="float" office:value="2.16964285714286" calcext:value-type="float">
            <text:p>2.1696428571</text:p>
          </table:table-cell>
          <table:table-cell table:formula="of:=([.D142]-[.G142])^2/[.G142]" office:value-type="float" office:value="2.04166666666667" calcext:value-type="float">
            <text:p>2.0416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13-1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C143:.D143])" office:value-type="float" office:value="21" calcext:value-type="float">
            <text:p>21</text:p>
          </table:table-cell>
          <table:table-cell table:formula="of:=[.C143]*0.4375" office:value-type="float" office:value="5.25" calcext:value-type="float">
            <text:p>5.25</text:p>
          </table:table-cell>
          <table:table-cell table:formula="of:=[.D143]*0.5625" office:value-type="float" office:value="5.0625" calcext:value-type="float">
            <text:p>5.0625</text:p>
          </table:table-cell>
          <table:table-cell table:formula="of:=([.C143]-[.F143])^2/[.F143]" office:value-type="float" office:value="8.67857142857143" calcext:value-type="float">
            <text:p>8.6785714286</text:p>
          </table:table-cell>
          <table:table-cell table:formula="of:=([.D143]-[.G143])^2/[.G143]" office:value-type="float" office:value="3.0625" calcext:value-type="float">
            <text:p>3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14-1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C144:.D144])" office:value-type="float" office:value="16" calcext:value-type="float">
            <text:p>16</text:p>
          </table:table-cell>
          <table:table-cell table:formula="of:=[.C144]*0.4375" office:value-type="float" office:value="3.0625" calcext:value-type="float">
            <text:p>3.0625</text:p>
          </table:table-cell>
          <table:table-cell table:formula="of:=[.D144]*0.5625" office:value-type="float" office:value="5.0625" calcext:value-type="float">
            <text:p>5.0625</text:p>
          </table:table-cell>
          <table:table-cell table:formula="of:=([.C144]-[.F144])^2/[.F144]" office:value-type="float" office:value="5.0625" calcext:value-type="float">
            <text:p>5.0625</text:p>
          </table:table-cell>
          <table:table-cell table:formula="of:=([.D144]-[.G144])^2/[.G144]" office:value-type="float" office:value="3.0625" calcext:value-type="float">
            <text:p>3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15-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C145:.D145])" office:value-type="float" office:value="3" calcext:value-type="float">
            <text:p>3</text:p>
          </table:table-cell>
          <table:table-cell table:formula="of:=[.C145]*0.4375" office:value-type="float" office:value="1.3125" calcext:value-type="float">
            <text:p>1.3125</text:p>
          </table:table-cell>
          <table:table-cell table:formula="of:=[.D145]*0.5625" office:value-type="float" office:value="0" calcext:value-type="float">
            <text:p>0</text:p>
          </table:table-cell>
          <table:table-cell table:formula="of:=([.C145]-[.F145])^2/[.F145]" office:value-type="float" office:value="2.16964285714286" calcext:value-type="float">
            <text:p>2.1696428571</text:p>
          </table:table-cell>
          <table:table-cell table:formula="of:=([.D145]-[.G145])^2/[.G145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16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46:.D146])" office:value-type="float" office:value="0" calcext:value-type="float">
            <text:p>0</text:p>
          </table:table-cell>
          <table:table-cell table:formula="of:=[.C146]*0.4375" office:value-type="float" office:value="0" calcext:value-type="float">
            <text:p>0</text:p>
          </table:table-cell>
          <table:table-cell table:formula="of:=[.D146]*0.5625" office:value-type="float" office:value="0" calcext:value-type="float">
            <text:p>0</text:p>
          </table:table-cell>
          <table:table-cell table:formula="of:=([.C146]-[.F146])^2/[.F146]" office:value-type="string" office:string-value="" calcext:value-type="error">
            <text:p>#DIV/0!</text:p>
          </table:table-cell>
          <table:table-cell table:formula="of:=([.D146]-[.G146])^2/[.G146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17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147:.D147])" office:value-type="float" office:value="2" calcext:value-type="float">
            <text:p>2</text:p>
          </table:table-cell>
          <table:table-cell table:formula="of:=[.C147]*0.4375" office:value-type="float" office:value="0" calcext:value-type="float">
            <text:p>0</text:p>
          </table:table-cell>
          <table:table-cell table:formula="of:=[.D147]*0.5625" office:value-type="float" office:value="1.125" calcext:value-type="float">
            <text:p>1.125</text:p>
          </table:table-cell>
          <table:table-cell table:formula="of:=([.C147]-[.F147])^2/[.F147]" office:value-type="string" office:string-value="" calcext:value-type="error">
            <text:p>#DIV/0!</text:p>
          </table:table-cell>
          <table:table-cell table:formula="of:=([.D147]-[.G147])^2/[.G147]" office:value-type="float" office:value="0.680555555555556" calcext:value-type="float">
            <text:p>0.680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18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C148:.D148])" office:value-type="float" office:value="4" calcext:value-type="float">
            <text:p>4</text:p>
          </table:table-cell>
          <table:table-cell table:formula="of:=[.C148]*0.4375" office:value-type="float" office:value="0.875" calcext:value-type="float">
            <text:p>0.875</text:p>
          </table:table-cell>
          <table:table-cell table:formula="of:=[.D148]*0.5625" office:value-type="float" office:value="1.125" calcext:value-type="float">
            <text:p>1.125</text:p>
          </table:table-cell>
          <table:table-cell table:formula="of:=([.C148]-[.F148])^2/[.F148]" office:value-type="float" office:value="1.44642857142857" calcext:value-type="float">
            <text:p>1.4464285714</text:p>
          </table:table-cell>
          <table:table-cell table:formula="of:=([.D148]-[.G148])^2/[.G148]" office:value-type="float" office:value="0.680555555555556" calcext:value-type="float">
            <text:p>0.680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19-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C149:.D149])" office:value-type="float" office:value="8" calcext:value-type="float">
            <text:p>8</text:p>
          </table:table-cell>
          <table:table-cell table:formula="of:=[.C149]*0.4375" office:value-type="float" office:value="2.1875" calcext:value-type="float">
            <text:p>2.1875</text:p>
          </table:table-cell>
          <table:table-cell table:formula="of:=[.D149]*0.5625" office:value-type="float" office:value="1.6875" calcext:value-type="float">
            <text:p>1.6875</text:p>
          </table:table-cell>
          <table:table-cell table:formula="of:=([.C149]-[.F149])^2/[.F149]" office:value-type="float" office:value="3.61607142857143" calcext:value-type="float">
            <text:p>3.6160714286</text:p>
          </table:table-cell>
          <table:table-cell table:formula="of:=([.D149]-[.G149])^2/[.G149]" office:value-type="float" office:value="1.02083333333333" calcext:value-type="float">
            <text:p>1.0208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2-1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table:formula="of:=SUM([.C150:.D150])" office:value-type="float" office:value="132" calcext:value-type="float">
            <text:p>132</text:p>
          </table:table-cell>
          <table:table-cell table:formula="of:=[.C150]*0.4375" office:value-type="float" office:value="34.5625" calcext:value-type="float">
            <text:p>34.5625</text:p>
          </table:table-cell>
          <table:table-cell table:formula="of:=[.D150]*0.5625" office:value-type="float" office:value="29.8125" calcext:value-type="float">
            <text:p>29.8125</text:p>
          </table:table-cell>
          <table:table-cell table:formula="of:=([.C150]-[.F150])^2/[.F150]" office:value-type="float" office:value="57.1339285714286" calcext:value-type="float">
            <text:p>57.1339285714</text:p>
          </table:table-cell>
          <table:table-cell table:formula="of:=([.D150]-[.G150])^2/[.G150]" office:value-type="float" office:value="18.0347222222222" calcext:value-type="float">
            <text:p>18.03472222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2-2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table:formula="of:=SUM([.C151:.D151])" office:value-type="float" office:value="127" calcext:value-type="float">
            <text:p>127</text:p>
          </table:table-cell>
          <table:table-cell table:formula="of:=[.C151]*0.4375" office:value-type="float" office:value="26.6875" calcext:value-type="float">
            <text:p>26.6875</text:p>
          </table:table-cell>
          <table:table-cell table:formula="of:=[.D151]*0.5625" office:value-type="float" office:value="37.125" calcext:value-type="float">
            <text:p>37.125</text:p>
          </table:table-cell>
          <table:table-cell table:formula="of:=([.C151]-[.F151])^2/[.F151]" office:value-type="float" office:value="44.1160714285714" calcext:value-type="float">
            <text:p>44.1160714286</text:p>
          </table:table-cell>
          <table:table-cell table:formula="of:=([.D151]-[.G151])^2/[.G151]" office:value-type="float" office:value="22.4583333333333" calcext:value-type="float">
            <text:p>22.4583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2-3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table:formula="of:=SUM([.C152:.D152])" office:value-type="float" office:value="117" calcext:value-type="float">
            <text:p>117</text:p>
          </table:table-cell>
          <table:table-cell table:formula="of:=[.C152]*0.4375" office:value-type="float" office:value="28.4375" calcext:value-type="float">
            <text:p>28.4375</text:p>
          </table:table-cell>
          <table:table-cell table:formula="of:=[.D152]*0.5625" office:value-type="float" office:value="29.25" calcext:value-type="float">
            <text:p>29.25</text:p>
          </table:table-cell>
          <table:table-cell table:formula="of:=([.C152]-[.F152])^2/[.F152]" office:value-type="float" office:value="47.0089285714286" calcext:value-type="float">
            <text:p>47.0089285714</text:p>
          </table:table-cell>
          <table:table-cell table:formula="of:=([.D152]-[.G152])^2/[.G152]" office:value-type="float" office:value="17.6944444444444" calcext:value-type="float">
            <text:p>17.6944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2-4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table:formula="of:=SUM([.C153:.D153])" office:value-type="float" office:value="116" calcext:value-type="float">
            <text:p>116</text:p>
          </table:table-cell>
          <table:table-cell table:formula="of:=[.C153]*0.4375" office:value-type="float" office:value="28" calcext:value-type="float">
            <text:p>28</text:p>
          </table:table-cell>
          <table:table-cell table:formula="of:=[.D153]*0.5625" office:value-type="float" office:value="29.25" calcext:value-type="float">
            <text:p>29.25</text:p>
          </table:table-cell>
          <table:table-cell table:formula="of:=([.C153]-[.F153])^2/[.F153]" office:value-type="float" office:value="46.2857142857143" calcext:value-type="float">
            <text:p>46.2857142857</text:p>
          </table:table-cell>
          <table:table-cell table:formula="of:=([.D153]-[.G153])^2/[.G153]" office:value-type="float" office:value="17.6944444444444" calcext:value-type="float">
            <text:p>17.6944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20-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154:.D154])" office:value-type="float" office:value="5" calcext:value-type="float">
            <text:p>5</text:p>
          </table:table-cell>
          <table:table-cell table:formula="of:=[.C154]*0.4375" office:value-type="float" office:value="0.875" calcext:value-type="float">
            <text:p>0.875</text:p>
          </table:table-cell>
          <table:table-cell table:formula="of:=[.D154]*0.5625" office:value-type="float" office:value="1.6875" calcext:value-type="float">
            <text:p>1.6875</text:p>
          </table:table-cell>
          <table:table-cell table:formula="of:=([.C154]-[.F154])^2/[.F154]" office:value-type="float" office:value="1.44642857142857" calcext:value-type="float">
            <text:p>1.4464285714</text:p>
          </table:table-cell>
          <table:table-cell table:formula="of:=([.D154]-[.G154])^2/[.G154]" office:value-type="float" office:value="1.02083333333333" calcext:value-type="float">
            <text:p>1.0208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21-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55:.D155])" office:value-type="float" office:value="1" calcext:value-type="float">
            <text:p>1</text:p>
          </table:table-cell>
          <table:table-cell table:formula="of:=[.C155]*0.4375" office:value-type="float" office:value="0.4375" calcext:value-type="float">
            <text:p>0.4375</text:p>
          </table:table-cell>
          <table:table-cell table:formula="of:=[.D155]*0.5625" office:value-type="float" office:value="0" calcext:value-type="float">
            <text:p>0</text:p>
          </table:table-cell>
          <table:table-cell table:formula="of:=([.C155]-[.F155])^2/[.F155]" office:value-type="float" office:value="0.723214285714286" calcext:value-type="float">
            <text:p>0.7232142857</text:p>
          </table:table-cell>
          <table:table-cell table:formula="of:=([.D155]-[.G155])^2/[.G155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22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56:.D156])" office:value-type="float" office:value="0" calcext:value-type="float">
            <text:p>0</text:p>
          </table:table-cell>
          <table:table-cell table:formula="of:=[.C156]*0.4375" office:value-type="float" office:value="0" calcext:value-type="float">
            <text:p>0</text:p>
          </table:table-cell>
          <table:table-cell table:formula="of:=[.D156]*0.5625" office:value-type="float" office:value="0" calcext:value-type="float">
            <text:p>0</text:p>
          </table:table-cell>
          <table:table-cell table:formula="of:=([.C156]-[.F156])^2/[.F156]" office:value-type="string" office:string-value="" calcext:value-type="error">
            <text:p>#DIV/0!</text:p>
          </table:table-cell>
          <table:table-cell table:formula="of:=([.D156]-[.G156])^2/[.G156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23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57:.D157])" office:value-type="float" office:value="0" calcext:value-type="float">
            <text:p>0</text:p>
          </table:table-cell>
          <table:table-cell table:formula="of:=[.C157]*0.4375" office:value-type="float" office:value="0" calcext:value-type="float">
            <text:p>0</text:p>
          </table:table-cell>
          <table:table-cell table:formula="of:=[.D157]*0.5625" office:value-type="float" office:value="0" calcext:value-type="float">
            <text:p>0</text:p>
          </table:table-cell>
          <table:table-cell table:formula="of:=([.C157]-[.F157])^2/[.F157]" office:value-type="string" office:string-value="" calcext:value-type="error">
            <text:p>#DIV/0!</text:p>
          </table:table-cell>
          <table:table-cell table:formula="of:=([.D157]-[.G157])^2/[.G157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24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58:.D158])" office:value-type="float" office:value="0" calcext:value-type="float">
            <text:p>0</text:p>
          </table:table-cell>
          <table:table-cell table:formula="of:=[.C158]*0.4375" office:value-type="float" office:value="0" calcext:value-type="float">
            <text:p>0</text:p>
          </table:table-cell>
          <table:table-cell table:formula="of:=[.D158]*0.5625" office:value-type="float" office:value="0" calcext:value-type="float">
            <text:p>0</text:p>
          </table:table-cell>
          <table:table-cell table:formula="of:=([.C158]-[.F158])^2/[.F158]" office:value-type="string" office:string-value="" calcext:value-type="error">
            <text:p>#DIV/0!</text:p>
          </table:table-cell>
          <table:table-cell table:formula="of:=([.D158]-[.G158])^2/[.G15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25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59:.D159])" office:value-type="float" office:value="0" calcext:value-type="float">
            <text:p>0</text:p>
          </table:table-cell>
          <table:table-cell table:formula="of:=[.C159]*0.4375" office:value-type="float" office:value="0" calcext:value-type="float">
            <text:p>0</text:p>
          </table:table-cell>
          <table:table-cell table:formula="of:=[.D159]*0.5625" office:value-type="float" office:value="0" calcext:value-type="float">
            <text:p>0</text:p>
          </table:table-cell>
          <table:table-cell table:formula="of:=([.C159]-[.F159])^2/[.F159]" office:value-type="string" office:string-value="" calcext:value-type="error">
            <text:p>#DIV/0!</text:p>
          </table:table-cell>
          <table:table-cell table:formula="of:=([.D159]-[.G159])^2/[.G159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3-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60:.D160])" office:value-type="float" office:value="1" calcext:value-type="float">
            <text:p>1</text:p>
          </table:table-cell>
          <table:table-cell table:formula="of:=[.C160]*0.4375" office:value-type="float" office:value="0.4375" calcext:value-type="float">
            <text:p>0.4375</text:p>
          </table:table-cell>
          <table:table-cell table:formula="of:=[.D160]*0.5625" office:value-type="float" office:value="0" calcext:value-type="float">
            <text:p>0</text:p>
          </table:table-cell>
          <table:table-cell table:formula="of:=([.C160]-[.F160])^2/[.F160]" office:value-type="float" office:value="0.723214285714286" calcext:value-type="float">
            <text:p>0.7232142857</text:p>
          </table:table-cell>
          <table:table-cell table:formula="of:=([.D160]-[.G160])^2/[.G160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4-1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table:formula="of:=SUM([.C161:.D161])" office:value-type="float" office:value="173" calcext:value-type="float">
            <text:p>173</text:p>
          </table:table-cell>
          <table:table-cell table:formula="of:=[.C161]*0.4375" office:value-type="float" office:value="36.75" calcext:value-type="float">
            <text:p>36.75</text:p>
          </table:table-cell>
          <table:table-cell table:formula="of:=[.D161]*0.5625" office:value-type="float" office:value="50.0625" calcext:value-type="float">
            <text:p>50.0625</text:p>
          </table:table-cell>
          <table:table-cell table:formula="of:=([.C161]-[.F161])^2/[.F161]" office:value-type="float" office:value="60.75" calcext:value-type="float">
            <text:p>60.75</text:p>
          </table:table-cell>
          <table:table-cell table:formula="of:=([.D161]-[.G161])^2/[.G161]" office:value-type="float" office:value="30.2847222222222" calcext:value-type="float">
            <text:p>30.28472222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5-1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table:formula="of:=SUM([.C162:.D162])" office:value-type="float" office:value="86" calcext:value-type="float">
            <text:p>86</text:p>
          </table:table-cell>
          <table:table-cell table:formula="of:=[.C162]*0.4375" office:value-type="float" office:value="20.5625" calcext:value-type="float">
            <text:p>20.5625</text:p>
          </table:table-cell>
          <table:table-cell table:formula="of:=[.D162]*0.5625" office:value-type="float" office:value="21.9375" calcext:value-type="float">
            <text:p>21.9375</text:p>
          </table:table-cell>
          <table:table-cell table:formula="of:=([.C162]-[.F162])^2/[.F162]" office:value-type="float" office:value="33.9910714285714" calcext:value-type="float">
            <text:p>33.9910714286</text:p>
          </table:table-cell>
          <table:table-cell table:formula="of:=([.D162]-[.G162])^2/[.G162]" office:value-type="float" office:value="13.2708333333333" calcext:value-type="float">
            <text:p>13.2708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6-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C163:.D163])" office:value-type="float" office:value="8" calcext:value-type="float">
            <text:p>8</text:p>
          </table:table-cell>
          <table:table-cell table:formula="of:=[.C163]*0.4375" office:value-type="float" office:value="1.3125" calcext:value-type="float">
            <text:p>1.3125</text:p>
          </table:table-cell>
          <table:table-cell table:formula="of:=[.D163]*0.5625" office:value-type="float" office:value="2.8125" calcext:value-type="float">
            <text:p>2.8125</text:p>
          </table:table-cell>
          <table:table-cell table:formula="of:=([.C163]-[.F163])^2/[.F163]" office:value-type="float" office:value="2.16964285714286" calcext:value-type="float">
            <text:p>2.1696428571</text:p>
          </table:table-cell>
          <table:table-cell table:formula="of:=([.D163]-[.G163])^2/[.G163]" office:value-type="float" office:value="1.70138888888889" calcext:value-type="float">
            <text:p>1.7013888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7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C164:.D164])" office:value-type="float" office:value="12" calcext:value-type="float">
            <text:p>12</text:p>
          </table:table-cell>
          <table:table-cell table:formula="of:=[.C164]*0.4375" office:value-type="float" office:value="2.625" calcext:value-type="float">
            <text:p>2.625</text:p>
          </table:table-cell>
          <table:table-cell table:formula="of:=[.D164]*0.5625" office:value-type="float" office:value="3.375" calcext:value-type="float">
            <text:p>3.375</text:p>
          </table:table-cell>
          <table:table-cell table:formula="of:=([.C164]-[.F164])^2/[.F164]" office:value-type="float" office:value="4.33928571428571" calcext:value-type="float">
            <text:p>4.3392857143</text:p>
          </table:table-cell>
          <table:table-cell table:formula="of:=([.D164]-[.G164])^2/[.G164]" office:value-type="float" office:value="2.04166666666667" calcext:value-type="float">
            <text:p>2.0416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8-1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SUM([.C165:.D165])" office:value-type="float" office:value="21" calcext:value-type="float">
            <text:p>21</text:p>
          </table:table-cell>
          <table:table-cell table:formula="of:=[.C165]*0.4375" office:value-type="float" office:value="3.0625" calcext:value-type="float">
            <text:p>3.0625</text:p>
          </table:table-cell>
          <table:table-cell table:formula="of:=[.D165]*0.5625" office:value-type="float" office:value="7.875" calcext:value-type="float">
            <text:p>7.875</text:p>
          </table:table-cell>
          <table:table-cell table:formula="of:=([.C165]-[.F165])^2/[.F165]" office:value-type="float" office:value="5.0625" calcext:value-type="float">
            <text:p>5.0625</text:p>
          </table:table-cell>
          <table:table-cell table:formula="of:=([.D165]-[.G165])^2/[.G165]" office:value-type="float" office:value="4.76388888888889" calcext:value-type="float">
            <text:p>4.7638888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9-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C166:.D166])" office:value-type="float" office:value="7" calcext:value-type="float">
            <text:p>7</text:p>
          </table:table-cell>
          <table:table-cell table:formula="of:=[.C166]*0.4375" office:value-type="float" office:value="1.3125" calcext:value-type="float">
            <text:p>1.3125</text:p>
          </table:table-cell>
          <table:table-cell table:formula="of:=[.D166]*0.5625" office:value-type="float" office:value="2.25" calcext:value-type="float">
            <text:p>2.25</text:p>
          </table:table-cell>
          <table:table-cell table:formula="of:=([.C166]-[.F166])^2/[.F166]" office:value-type="float" office:value="2.16964285714286" calcext:value-type="float">
            <text:p>2.1696428571</text:p>
          </table:table-cell>
          <table:table-cell table:formula="of:=([.D166]-[.G166])^2/[.G166]" office:value-type="float" office:value="1.36111111111111" calcext:value-type="float">
            <text:p>1.3611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9-2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C167:.D167])" office:value-type="float" office:value="7" calcext:value-type="float">
            <text:p>7</text:p>
          </table:table-cell>
          <table:table-cell table:formula="of:=[.C167]*0.4375" office:value-type="float" office:value="1.3125" calcext:value-type="float">
            <text:p>1.3125</text:p>
          </table:table-cell>
          <table:table-cell table:formula="of:=[.D167]*0.5625" office:value-type="float" office:value="2.25" calcext:value-type="float">
            <text:p>2.25</text:p>
          </table:table-cell>
          <table:table-cell table:formula="of:=([.C167]-[.F167])^2/[.F167]" office:value-type="float" office:value="2.16964285714286" calcext:value-type="float">
            <text:p>2.1696428571</text:p>
          </table:table-cell>
          <table:table-cell table:formula="of:=([.D167]-[.G167])^2/[.G167]" office:value-type="float" office:value="1.36111111111111" calcext:value-type="float">
            <text:p>1.3611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9-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C168:.D168])" office:value-type="float" office:value="8" calcext:value-type="float">
            <text:p>8</text:p>
          </table:table-cell>
          <table:table-cell table:formula="of:=[.C168]*0.4375" office:value-type="float" office:value="1.75" calcext:value-type="float">
            <text:p>1.75</text:p>
          </table:table-cell>
          <table:table-cell table:formula="of:=[.D168]*0.5625" office:value-type="float" office:value="2.25" calcext:value-type="float">
            <text:p>2.25</text:p>
          </table:table-cell>
          <table:table-cell table:formula="of:=([.C168]-[.F168])^2/[.F168]" office:value-type="float" office:value="2.89285714285714" calcext:value-type="float">
            <text:p>2.8928571429</text:p>
          </table:table-cell>
          <table:table-cell table:formula="of:=([.D168]-[.G168])^2/[.G168]" office:value-type="float" office:value="1.36111111111111" calcext:value-type="float">
            <text:p>1.3611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9-4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SUM([.C169:.D169])" office:value-type="float" office:value="12" calcext:value-type="float">
            <text:p>12</text:p>
          </table:table-cell>
          <table:table-cell table:formula="of:=[.C169]*0.4375" office:value-type="float" office:value="3.5" calcext:value-type="float">
            <text:p>3.5</text:p>
          </table:table-cell>
          <table:table-cell table:formula="of:=[.D169]*0.5625" office:value-type="float" office:value="2.25" calcext:value-type="float">
            <text:p>2.25</text:p>
          </table:table-cell>
          <table:table-cell table:formula="of:=([.C169]-[.F169])^2/[.F169]" office:value-type="float" office:value="5.78571428571429" calcext:value-type="float">
            <text:p>5.7857142857</text:p>
          </table:table-cell>
          <table:table-cell table:formula="of:=([.D169]-[.G169])^2/[.G169]" office:value-type="float" office:value="1.36111111111111" calcext:value-type="float">
            <text:p>1.361111111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Gln-CTG-1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749" calcext:value-type="float">
            <text:p>3749</text:p>
          </table:table-cell>
          <table:table-cell table:style-name="ce1" office:value-type="float" office:value="4916" calcext:value-type="float">
            <text:p>4916</text:p>
          </table:table-cell>
          <table:table-cell table:style-name="ce1" table:formula="of:=SUM([.C170:.D170])" office:value-type="float" office:value="8665" calcext:value-type="float">
            <text:p>8665</text:p>
          </table:table-cell>
          <table:table-cell table:style-name="ce1" table:formula="of:=[.C170]*0.4375" office:value-type="float" office:value="1640.1875" calcext:value-type="float">
            <text:p>1640.1875</text:p>
          </table:table-cell>
          <table:table-cell table:style-name="ce1" table:formula="of:=[.D170]*0.5625" office:value-type="float" office:value="2765.25" calcext:value-type="float">
            <text:p>2765.25</text:p>
          </table:table-cell>
          <table:table-cell table:style-name="ce1" table:formula="of:=([.C170]-[.F170])^2/[.F170]" office:value-type="float" office:value="2711.33035714286" calcext:value-type="float">
            <text:p>2711.3303571429</text:p>
          </table:table-cell>
          <table:table-cell table:style-name="ce1" table:formula="of:=([.D170]-[.G170])^2/[.G170]" office:value-type="float" office:value="1672.80555555556" calcext:value-type="float">
            <text:p>1672.8055555556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n-CTG-1-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733" calcext:value-type="float">
            <text:p>3733</text:p>
          </table:table-cell>
          <table:table-cell table:style-name="ce1" office:value-type="float" office:value="4967" calcext:value-type="float">
            <text:p>4967</text:p>
          </table:table-cell>
          <table:table-cell table:style-name="ce1" table:formula="of:=SUM([.C171:.D171])" office:value-type="float" office:value="8700" calcext:value-type="float">
            <text:p>8700</text:p>
          </table:table-cell>
          <table:table-cell table:style-name="ce1" table:formula="of:=[.C171]*0.4375" office:value-type="float" office:value="1633.1875" calcext:value-type="float">
            <text:p>1633.1875</text:p>
          </table:table-cell>
          <table:table-cell table:style-name="ce1" table:formula="of:=[.D171]*0.5625" office:value-type="float" office:value="2793.9375" calcext:value-type="float">
            <text:p>2793.9375</text:p>
          </table:table-cell>
          <table:table-cell table:style-name="ce1" table:formula="of:=([.C171]-[.F171])^2/[.F171]" office:value-type="float" office:value="2699.75892857143" calcext:value-type="float">
            <text:p>2699.7589285714</text:p>
          </table:table-cell>
          <table:table-cell table:style-name="ce1" table:formula="of:=([.D171]-[.G171])^2/[.G171]" office:value-type="float" office:value="1690.15972222222" calcext:value-type="float">
            <text:p>1690.1597222222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n-CTG-1-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804" calcext:value-type="float">
            <text:p>3804</text:p>
          </table:table-cell>
          <table:table-cell table:style-name="ce1" office:value-type="float" office:value="4954" calcext:value-type="float">
            <text:p>4954</text:p>
          </table:table-cell>
          <table:table-cell table:style-name="ce1" table:formula="of:=SUM([.C172:.D172])" office:value-type="float" office:value="8758" calcext:value-type="float">
            <text:p>8758</text:p>
          </table:table-cell>
          <table:table-cell table:style-name="ce1" table:formula="of:=[.C172]*0.4375" office:value-type="float" office:value="1664.25" calcext:value-type="float">
            <text:p>1664.25</text:p>
          </table:table-cell>
          <table:table-cell table:style-name="ce1" table:formula="of:=[.D172]*0.5625" office:value-type="float" office:value="2786.625" calcext:value-type="float">
            <text:p>2786.625</text:p>
          </table:table-cell>
          <table:table-cell table:style-name="ce1" table:formula="of:=([.C172]-[.F172])^2/[.F172]" office:value-type="float" office:value="2751.10714285714" calcext:value-type="float">
            <text:p>2751.1071428572</text:p>
          </table:table-cell>
          <table:table-cell table:style-name="ce1" table:formula="of:=([.D172]-[.G172])^2/[.G172]" office:value-type="float" office:value="1685.73611111111" calcext:value-type="float">
            <text:p>1685.7361111111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n-CTG-1-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744" calcext:value-type="float">
            <text:p>3744</text:p>
          </table:table-cell>
          <table:table-cell table:style-name="ce1" office:value-type="float" office:value="4843" calcext:value-type="float">
            <text:p>4843</text:p>
          </table:table-cell>
          <table:table-cell table:style-name="ce1" table:formula="of:=SUM([.C173:.D173])" office:value-type="float" office:value="8587" calcext:value-type="float">
            <text:p>8587</text:p>
          </table:table-cell>
          <table:table-cell table:style-name="ce1" table:formula="of:=[.C173]*0.4375" office:value-type="float" office:value="1638" calcext:value-type="float">
            <text:p>1638</text:p>
          </table:table-cell>
          <table:table-cell table:style-name="ce1" table:formula="of:=[.D173]*0.5625" office:value-type="float" office:value="2724.1875" calcext:value-type="float">
            <text:p>2724.1875</text:p>
          </table:table-cell>
          <table:table-cell table:style-name="ce1" table:formula="of:=([.C173]-[.F173])^2/[.F173]" office:value-type="float" office:value="2707.71428571429" calcext:value-type="float">
            <text:p>2707.7142857143</text:p>
          </table:table-cell>
          <table:table-cell table:style-name="ce1" table:formula="of:=([.D173]-[.G173])^2/[.G173]" office:value-type="float" office:value="1647.96527777778" calcext:value-type="float">
            <text:p>1647.9652777778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n-CTG-1-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689" calcext:value-type="float">
            <text:p>3689</text:p>
          </table:table-cell>
          <table:table-cell table:style-name="ce1" office:value-type="float" office:value="4912" calcext:value-type="float">
            <text:p>4912</text:p>
          </table:table-cell>
          <table:table-cell table:style-name="ce1" table:formula="of:=SUM([.C174:.D174])" office:value-type="float" office:value="8601" calcext:value-type="float">
            <text:p>8601</text:p>
          </table:table-cell>
          <table:table-cell table:style-name="ce1" table:formula="of:=[.C174]*0.4375" office:value-type="float" office:value="1613.9375" calcext:value-type="float">
            <text:p>1613.9375</text:p>
          </table:table-cell>
          <table:table-cell table:style-name="ce1" table:formula="of:=[.D174]*0.5625" office:value-type="float" office:value="2763" calcext:value-type="float">
            <text:p>2763</text:p>
          </table:table-cell>
          <table:table-cell table:style-name="ce1" table:formula="of:=([.C174]-[.F174])^2/[.F174]" office:value-type="float" office:value="2667.9375" calcext:value-type="float">
            <text:p>2667.9375</text:p>
          </table:table-cell>
          <table:table-cell table:style-name="ce1" table:formula="of:=([.D174]-[.G174])^2/[.G174]" office:value-type="float" office:value="1671.44444444444" calcext:value-type="float">
            <text:p>1671.4444444445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Gln-CTG-10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75:.D175])" office:value-type="float" office:value="0" calcext:value-type="float">
            <text:p>0</text:p>
          </table:table-cell>
          <table:table-cell table:formula="of:=[.C175]*0.4375" office:value-type="float" office:value="0" calcext:value-type="float">
            <text:p>0</text:p>
          </table:table-cell>
          <table:table-cell table:formula="of:=[.D175]*0.5625" office:value-type="float" office:value="0" calcext:value-type="float">
            <text:p>0</text:p>
          </table:table-cell>
          <table:table-cell table:formula="of:=([.C175]-[.F175])^2/[.F175]" office:value-type="string" office:string-value="" calcext:value-type="error">
            <text:p>#DIV/0!</text:p>
          </table:table-cell>
          <table:table-cell table:formula="of:=([.D175]-[.G175])^2/[.G175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n-CTG-11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76:.D176])" office:value-type="float" office:value="0" calcext:value-type="float">
            <text:p>0</text:p>
          </table:table-cell>
          <table:table-cell table:formula="of:=[.C176]*0.4375" office:value-type="float" office:value="0" calcext:value-type="float">
            <text:p>0</text:p>
          </table:table-cell>
          <table:table-cell table:formula="of:=[.D176]*0.5625" office:value-type="float" office:value="0" calcext:value-type="float">
            <text:p>0</text:p>
          </table:table-cell>
          <table:table-cell table:formula="of:=([.C176]-[.F176])^2/[.F176]" office:value-type="string" office:string-value="" calcext:value-type="error">
            <text:p>#DIV/0!</text:p>
          </table:table-cell>
          <table:table-cell table:formula="of:=([.D176]-[.G176])^2/[.G176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n-CTG-12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77:.D177])" office:value-type="float" office:value="0" calcext:value-type="float">
            <text:p>0</text:p>
          </table:table-cell>
          <table:table-cell table:formula="of:=[.C177]*0.4375" office:value-type="float" office:value="0" calcext:value-type="float">
            <text:p>0</text:p>
          </table:table-cell>
          <table:table-cell table:formula="of:=[.D177]*0.5625" office:value-type="float" office:value="0" calcext:value-type="float">
            <text:p>0</text:p>
          </table:table-cell>
          <table:table-cell table:formula="of:=([.C177]-[.F177])^2/[.F177]" office:value-type="string" office:string-value="" calcext:value-type="error">
            <text:p>#DIV/0!</text:p>
          </table:table-cell>
          <table:table-cell table:formula="of:=([.D177]-[.G177])^2/[.G177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n-CTG-13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78:.D178])" office:value-type="float" office:value="0" calcext:value-type="float">
            <text:p>0</text:p>
          </table:table-cell>
          <table:table-cell table:formula="of:=[.C178]*0.4375" office:value-type="float" office:value="0" calcext:value-type="float">
            <text:p>0</text:p>
          </table:table-cell>
          <table:table-cell table:formula="of:=[.D178]*0.5625" office:value-type="float" office:value="0" calcext:value-type="float">
            <text:p>0</text:p>
          </table:table-cell>
          <table:table-cell table:formula="of:=([.C178]-[.F178])^2/[.F178]" office:value-type="string" office:string-value="" calcext:value-type="error">
            <text:p>#DIV/0!</text:p>
          </table:table-cell>
          <table:table-cell table:formula="of:=([.D178]-[.G178])^2/[.G17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n-CTG-14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79:.D179])" office:value-type="float" office:value="0" calcext:value-type="float">
            <text:p>0</text:p>
          </table:table-cell>
          <table:table-cell table:formula="of:=[.C179]*0.4375" office:value-type="float" office:value="0" calcext:value-type="float">
            <text:p>0</text:p>
          </table:table-cell>
          <table:table-cell table:formula="of:=[.D179]*0.5625" office:value-type="float" office:value="0" calcext:value-type="float">
            <text:p>0</text:p>
          </table:table-cell>
          <table:table-cell table:formula="of:=([.C179]-[.F179])^2/[.F179]" office:value-type="string" office:string-value="" calcext:value-type="error">
            <text:p>#DIV/0!</text:p>
          </table:table-cell>
          <table:table-cell table:formula="of:=([.D179]-[.G179])^2/[.G179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n-CTG-15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80:.D180])" office:value-type="float" office:value="0" calcext:value-type="float">
            <text:p>0</text:p>
          </table:table-cell>
          <table:table-cell table:formula="of:=[.C180]*0.4375" office:value-type="float" office:value="0" calcext:value-type="float">
            <text:p>0</text:p>
          </table:table-cell>
          <table:table-cell table:formula="of:=[.D180]*0.5625" office:value-type="float" office:value="0" calcext:value-type="float">
            <text:p>0</text:p>
          </table:table-cell>
          <table:table-cell table:formula="of:=([.C180]-[.F180])^2/[.F180]" office:value-type="string" office:string-value="" calcext:value-type="error">
            <text:p>#DIV/0!</text:p>
          </table:table-cell>
          <table:table-cell table:formula="of:=([.D180]-[.G180])^2/[.G180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n-CTG-16-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81:.D181])" office:value-type="float" office:value="0" calcext:value-type="float">
            <text:p>0</text:p>
          </table:table-cell>
          <table:table-cell table:formula="of:=[.C181]*0.4375" office:value-type="float" office:value="0" calcext:value-type="float">
            <text:p>0</text:p>
          </table:table-cell>
          <table:table-cell table:formula="of:=[.D181]*0.5625" office:value-type="float" office:value="0" calcext:value-type="float">
            <text:p>0</text:p>
          </table:table-cell>
          <table:table-cell table:formula="of:=([.C181]-[.F181])^2/[.F181]" office:value-type="string" office:string-value="" calcext:value-type="error">
            <text:p>#DIV/0!</text:p>
          </table:table-cell>
          <table:table-cell table:formula="of:=([.D181]-[.G181])^2/[.G181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n-CTG-17-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82:.D182])" office:value-type="float" office:value="0" calcext:value-type="float">
            <text:p>0</text:p>
          </table:table-cell>
          <table:table-cell table:formula="of:=[.C182]*0.4375" office:value-type="float" office:value="0" calcext:value-type="float">
            <text:p>0</text:p>
          </table:table-cell>
          <table:table-cell table:formula="of:=[.D182]*0.5625" office:value-type="float" office:value="0" calcext:value-type="float">
            <text:p>0</text:p>
          </table:table-cell>
          <table:table-cell table:formula="of:=([.C182]-[.F182])^2/[.F182]" office:value-type="string" office:string-value="" calcext:value-type="error">
            <text:p>#DIV/0!</text:p>
          </table:table-cell>
          <table:table-cell table:formula="of:=([.D182]-[.G182])^2/[.G18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n-CTG-18-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83:.D183])" office:value-type="float" office:value="0" calcext:value-type="float">
            <text:p>0</text:p>
          </table:table-cell>
          <table:table-cell table:formula="of:=[.C183]*0.4375" office:value-type="float" office:value="0" calcext:value-type="float">
            <text:p>0</text:p>
          </table:table-cell>
          <table:table-cell table:formula="of:=[.D183]*0.5625" office:value-type="float" office:value="0" calcext:value-type="float">
            <text:p>0</text:p>
          </table:table-cell>
          <table:table-cell table:formula="of:=([.C183]-[.F183])^2/[.F183]" office:value-type="string" office:string-value="" calcext:value-type="error">
            <text:p>#DIV/0!</text:p>
          </table:table-cell>
          <table:table-cell table:formula="of:=([.D183]-[.G183])^2/[.G183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Gln-CTG-2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481" calcext:value-type="float">
            <text:p>4481</text:p>
          </table:table-cell>
          <table:table-cell table:style-name="ce1" office:value-type="float" office:value="5782" calcext:value-type="float">
            <text:p>5782</text:p>
          </table:table-cell>
          <table:table-cell table:style-name="ce1" table:formula="of:=SUM([.C184:.D184])" office:value-type="float" office:value="10263" calcext:value-type="float">
            <text:p>10263</text:p>
          </table:table-cell>
          <table:table-cell table:style-name="ce1" table:formula="of:=[.C184]*0.4375" office:value-type="float" office:value="1960.4375" calcext:value-type="float">
            <text:p>1960.4375</text:p>
          </table:table-cell>
          <table:table-cell table:style-name="ce1" table:formula="of:=[.D184]*0.5625" office:value-type="float" office:value="3252.375" calcext:value-type="float">
            <text:p>3252.375</text:p>
          </table:table-cell>
          <table:table-cell table:style-name="ce1" table:formula="of:=([.C184]-[.F184])^2/[.F184]" office:value-type="float" office:value="3240.72321428571" calcext:value-type="float">
            <text:p>3240.7232142857</text:p>
          </table:table-cell>
          <table:table-cell table:style-name="ce1" table:formula="of:=([.D184]-[.G184])^2/[.G184]" office:value-type="float" office:value="1967.48611111111" calcext:value-type="float">
            <text:p>1967.4861111111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n-CTG-3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792" calcext:value-type="float">
            <text:p>2792</text:p>
          </table:table-cell>
          <table:table-cell table:style-name="ce1" office:value-type="float" office:value="3432" calcext:value-type="float">
            <text:p>3432</text:p>
          </table:table-cell>
          <table:table-cell table:style-name="ce1" table:formula="of:=SUM([.C185:.D185])" office:value-type="float" office:value="6224" calcext:value-type="float">
            <text:p>6224</text:p>
          </table:table-cell>
          <table:table-cell table:style-name="ce1" table:formula="of:=[.C185]*0.4375" office:value-type="float" office:value="1221.5" calcext:value-type="float">
            <text:p>1221.5</text:p>
          </table:table-cell>
          <table:table-cell table:style-name="ce1" table:formula="of:=[.D185]*0.5625" office:value-type="float" office:value="1930.5" calcext:value-type="float">
            <text:p>1930.5</text:p>
          </table:table-cell>
          <table:table-cell table:style-name="ce1" table:formula="of:=([.C185]-[.F185])^2/[.F185]" office:value-type="float" office:value="2019.21428571429" calcext:value-type="float">
            <text:p>2019.2142857143</text:p>
          </table:table-cell>
          <table:table-cell table:style-name="ce1" table:formula="of:=([.D185]-[.G185])^2/[.G185]" office:value-type="float" office:value="1167.83333333333" calcext:value-type="float">
            <text:p>1167.8333333333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n-CTG-3-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747" calcext:value-type="float">
            <text:p>2747</text:p>
          </table:table-cell>
          <table:table-cell table:style-name="ce1" office:value-type="float" office:value="3427" calcext:value-type="float">
            <text:p>3427</text:p>
          </table:table-cell>
          <table:table-cell table:style-name="ce1" table:formula="of:=SUM([.C186:.D186])" office:value-type="float" office:value="6174" calcext:value-type="float">
            <text:p>6174</text:p>
          </table:table-cell>
          <table:table-cell table:style-name="ce1" table:formula="of:=[.C186]*0.4375" office:value-type="float" office:value="1201.8125" calcext:value-type="float">
            <text:p>1201.8125</text:p>
          </table:table-cell>
          <table:table-cell table:style-name="ce1" table:formula="of:=[.D186]*0.5625" office:value-type="float" office:value="1927.6875" calcext:value-type="float">
            <text:p>1927.6875</text:p>
          </table:table-cell>
          <table:table-cell table:style-name="ce1" table:formula="of:=([.C186]-[.F186])^2/[.F186]" office:value-type="float" office:value="1986.66964285714" calcext:value-type="float">
            <text:p>1986.6696428572</text:p>
          </table:table-cell>
          <table:table-cell table:style-name="ce1" table:formula="of:=([.D186]-[.G186])^2/[.G186]" office:value-type="float" office:value="1166.13194444444" calcext:value-type="float">
            <text:p>1166.1319444445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n-CTG-4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709" calcext:value-type="float">
            <text:p>1709</text:p>
          </table:table-cell>
          <table:table-cell table:style-name="ce1" office:value-type="float" office:value="2344" calcext:value-type="float">
            <text:p>2344</text:p>
          </table:table-cell>
          <table:table-cell table:style-name="ce1" table:formula="of:=SUM([.C187:.D187])" office:value-type="float" office:value="4053" calcext:value-type="float">
            <text:p>4053</text:p>
          </table:table-cell>
          <table:table-cell table:style-name="ce1" table:formula="of:=[.C187]*0.4375" office:value-type="float" office:value="747.6875" calcext:value-type="float">
            <text:p>747.6875</text:p>
          </table:table-cell>
          <table:table-cell table:style-name="ce1" table:formula="of:=[.D187]*0.5625" office:value-type="float" office:value="1318.5" calcext:value-type="float">
            <text:p>1318.5</text:p>
          </table:table-cell>
          <table:table-cell table:style-name="ce1" table:formula="of:=([.C187]-[.F187])^2/[.F187]" office:value-type="float" office:value="1235.97321428571" calcext:value-type="float">
            <text:p>1235.9732142857</text:p>
          </table:table-cell>
          <table:table-cell table:style-name="ce1" table:formula="of:=([.D187]-[.G187])^2/[.G187]" office:value-type="float" office:value="797.611111111111" calcext:value-type="float">
            <text:p>797.6111111111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n-CTG-4-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73" calcext:value-type="float">
            <text:p>1673</text:p>
          </table:table-cell>
          <table:table-cell table:style-name="ce1" office:value-type="float" office:value="2326" calcext:value-type="float">
            <text:p>2326</text:p>
          </table:table-cell>
          <table:table-cell table:style-name="ce1" table:formula="of:=SUM([.C188:.D188])" office:value-type="float" office:value="3999" calcext:value-type="float">
            <text:p>3999</text:p>
          </table:table-cell>
          <table:table-cell table:style-name="ce1" table:formula="of:=[.C188]*0.4375" office:value-type="float" office:value="731.9375" calcext:value-type="float">
            <text:p>731.9375</text:p>
          </table:table-cell>
          <table:table-cell table:style-name="ce1" table:formula="of:=[.D188]*0.5625" office:value-type="float" office:value="1308.375" calcext:value-type="float">
            <text:p>1308.375</text:p>
          </table:table-cell>
          <table:table-cell table:style-name="ce1" table:formula="of:=([.C188]-[.F188])^2/[.F188]" office:value-type="float" office:value="1209.9375" calcext:value-type="float">
            <text:p>1209.9375</text:p>
          </table:table-cell>
          <table:table-cell table:style-name="ce1" table:formula="of:=([.D188]-[.G188])^2/[.G188]" office:value-type="float" office:value="791.486111111111" calcext:value-type="float">
            <text:p>791.4861111111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n-CTG-5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formula="of:=SUM([.C189:.D189])" office:value-type="float" office:value="30" calcext:value-type="float">
            <text:p>30</text:p>
          </table:table-cell>
          <table:table-cell table:style-name="ce1" table:formula="of:=[.C189]*0.4375" office:value-type="float" office:value="4.8125" calcext:value-type="float">
            <text:p>4.8125</text:p>
          </table:table-cell>
          <table:table-cell table:style-name="ce1" table:formula="of:=[.D189]*0.5625" office:value-type="float" office:value="10.6875" calcext:value-type="float">
            <text:p>10.6875</text:p>
          </table:table-cell>
          <table:table-cell table:style-name="ce1" table:formula="of:=([.C189]-[.F189])^2/[.F189]" office:value-type="float" office:value="7.95535714285714" calcext:value-type="float">
            <text:p>7.9553571429</text:p>
          </table:table-cell>
          <table:table-cell table:style-name="ce1" table:formula="of:=([.D189]-[.G189])^2/[.G189]" office:value-type="float" office:value="6.46527777777778" calcext:value-type="float">
            <text:p>6.4652777778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n-CTG-6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float" office:value="3210" calcext:value-type="float">
            <text:p>3210</text:p>
          </table:table-cell>
          <table:table-cell table:style-name="ce1" table:formula="of:=SUM([.C190:.D190])" office:value-type="float" office:value="5186" calcext:value-type="float">
            <text:p>5186</text:p>
          </table:table-cell>
          <table:table-cell table:style-name="ce1" table:formula="of:=[.C190]*0.4375" office:value-type="float" office:value="864.5" calcext:value-type="float">
            <text:p>864.5</text:p>
          </table:table-cell>
          <table:table-cell table:style-name="ce1" table:formula="of:=[.D190]*0.5625" office:value-type="float" office:value="1805.625" calcext:value-type="float">
            <text:p>1805.625</text:p>
          </table:table-cell>
          <table:table-cell table:style-name="ce1" table:formula="of:=([.C190]-[.F190])^2/[.F190]" office:value-type="float" office:value="1429.07142857143" calcext:value-type="float">
            <text:p>1429.0714285714</text:p>
          </table:table-cell>
          <table:table-cell table:style-name="ce1" table:formula="of:=([.D190]-[.G190])^2/[.G190]" office:value-type="float" office:value="1092.29166666667" calcext:value-type="float">
            <text:p>1092.2916666667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Gln-CTG-7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191:.D191])" office:value-type="float" office:value="2" calcext:value-type="float">
            <text:p>2</text:p>
          </table:table-cell>
          <table:table-cell table:formula="of:=[.C191]*0.4375" office:value-type="float" office:value="0" calcext:value-type="float">
            <text:p>0</text:p>
          </table:table-cell>
          <table:table-cell table:formula="of:=[.D191]*0.5625" office:value-type="float" office:value="1.125" calcext:value-type="float">
            <text:p>1.125</text:p>
          </table:table-cell>
          <table:table-cell table:formula="of:=([.C191]-[.F191])^2/[.F191]" office:value-type="string" office:string-value="" calcext:value-type="error">
            <text:p>#DIV/0!</text:p>
          </table:table-cell>
          <table:table-cell table:formula="of:=([.D191]-[.G191])^2/[.G191]" office:value-type="float" office:value="0.680555555555556" calcext:value-type="float">
            <text:p>0.680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n-CTG-8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92:.D192])" office:value-type="float" office:value="0" calcext:value-type="float">
            <text:p>0</text:p>
          </table:table-cell>
          <table:table-cell table:formula="of:=[.C192]*0.4375" office:value-type="float" office:value="0" calcext:value-type="float">
            <text:p>0</text:p>
          </table:table-cell>
          <table:table-cell table:formula="of:=[.D192]*0.5625" office:value-type="float" office:value="0" calcext:value-type="float">
            <text:p>0</text:p>
          </table:table-cell>
          <table:table-cell table:formula="of:=([.C192]-[.F192])^2/[.F192]" office:value-type="string" office:string-value="" calcext:value-type="error">
            <text:p>#DIV/0!</text:p>
          </table:table-cell>
          <table:table-cell table:formula="of:=([.D192]-[.G192])^2/[.G19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n-CTG-8-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93:.D193])" office:value-type="float" office:value="1" calcext:value-type="float">
            <text:p>1</text:p>
          </table:table-cell>
          <table:table-cell table:formula="of:=[.C193]*0.4375" office:value-type="float" office:value="0.4375" calcext:value-type="float">
            <text:p>0.4375</text:p>
          </table:table-cell>
          <table:table-cell table:formula="of:=[.D193]*0.5625" office:value-type="float" office:value="0" calcext:value-type="float">
            <text:p>0</text:p>
          </table:table-cell>
          <table:table-cell table:formula="of:=([.C193]-[.F193])^2/[.F193]" office:value-type="float" office:value="0.723214285714286" calcext:value-type="float">
            <text:p>0.7232142857</text:p>
          </table:table-cell>
          <table:table-cell table:formula="of:=([.D193]-[.G193])^2/[.G193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n-CTG-9-1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SUM([.C194:.D194])" office:value-type="float" office:value="13" calcext:value-type="float">
            <text:p>13</text:p>
          </table:table-cell>
          <table:table-cell table:formula="of:=[.C194]*0.4375" office:value-type="float" office:value="1.75" calcext:value-type="float">
            <text:p>1.75</text:p>
          </table:table-cell>
          <table:table-cell table:formula="of:=[.D194]*0.5625" office:value-type="float" office:value="5.0625" calcext:value-type="float">
            <text:p>5.0625</text:p>
          </table:table-cell>
          <table:table-cell table:formula="of:=([.C194]-[.F194])^2/[.F194]" office:value-type="float" office:value="2.89285714285714" calcext:value-type="float">
            <text:p>2.8928571429</text:p>
          </table:table-cell>
          <table:table-cell table:formula="of:=([.D194]-[.G194])^2/[.G194]" office:value-type="float" office:value="3.0625" calcext:value-type="float">
            <text:p>3.062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Gln-TTG-1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21" calcext:value-type="float">
            <text:p>1621</text:p>
          </table:table-cell>
          <table:table-cell table:style-name="ce1" office:value-type="float" office:value="2028" calcext:value-type="float">
            <text:p>2028</text:p>
          </table:table-cell>
          <table:table-cell table:style-name="ce1" table:formula="of:=SUM([.C195:.D195])" office:value-type="float" office:value="3649" calcext:value-type="float">
            <text:p>3649</text:p>
          </table:table-cell>
          <table:table-cell table:style-name="ce1" table:formula="of:=[.C195]*0.4375" office:value-type="float" office:value="709.1875" calcext:value-type="float">
            <text:p>709.1875</text:p>
          </table:table-cell>
          <table:table-cell table:style-name="ce1" table:formula="of:=[.D195]*0.5625" office:value-type="float" office:value="1140.75" calcext:value-type="float">
            <text:p>1140.75</text:p>
          </table:table-cell>
          <table:table-cell table:style-name="ce1" table:formula="of:=([.C195]-[.F195])^2/[.F195]" office:value-type="float" office:value="1172.33035714286" calcext:value-type="float">
            <text:p>1172.3303571429</text:p>
          </table:table-cell>
          <table:table-cell table:style-name="ce1" table:formula="of:=([.D195]-[.G195])^2/[.G195]" office:value-type="float" office:value="690.083333333333" calcext:value-type="float">
            <text:p>690.0833333333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Gln-TTG-10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96:.D196])" office:value-type="float" office:value="0" calcext:value-type="float">
            <text:p>0</text:p>
          </table:table-cell>
          <table:table-cell table:formula="of:=[.C196]*0.4375" office:value-type="float" office:value="0" calcext:value-type="float">
            <text:p>0</text:p>
          </table:table-cell>
          <table:table-cell table:formula="of:=[.D196]*0.5625" office:value-type="float" office:value="0" calcext:value-type="float">
            <text:p>0</text:p>
          </table:table-cell>
          <table:table-cell table:formula="of:=([.C196]-[.F196])^2/[.F196]" office:value-type="string" office:string-value="" calcext:value-type="error">
            <text:p>#DIV/0!</text:p>
          </table:table-cell>
          <table:table-cell table:formula="of:=([.D196]-[.G196])^2/[.G196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n-TTG-2-1</text:p>
          </table:table-cell>
          <table:table-cell office:value-type="float" office:value="72" calcext:value-type="float">
            <text:p>72</text:p>
          </table:table-cell>
          <table:table-cell office:value-type="float" office:value="379" calcext:value-type="float">
            <text:p>379</text:p>
          </table:table-cell>
          <table:table-cell office:value-type="float" office:value="518" calcext:value-type="float">
            <text:p>518</text:p>
          </table:table-cell>
          <table:table-cell table:formula="of:=SUM([.C197:.D197])" office:value-type="float" office:value="897" calcext:value-type="float">
            <text:p>897</text:p>
          </table:table-cell>
          <table:table-cell table:formula="of:=[.C197]*0.4375" office:value-type="float" office:value="165.8125" calcext:value-type="float">
            <text:p>165.8125</text:p>
          </table:table-cell>
          <table:table-cell table:formula="of:=[.D197]*0.5625" office:value-type="float" office:value="291.375" calcext:value-type="float">
            <text:p>291.375</text:p>
          </table:table-cell>
          <table:table-cell table:formula="of:=([.C197]-[.F197])^2/[.F197]" office:value-type="float" office:value="274.098214285714" calcext:value-type="float">
            <text:p>274.0982142857</text:p>
          </table:table-cell>
          <table:table-cell table:formula="of:=([.D197]-[.G197])^2/[.G197]" office:value-type="float" office:value="176.263888888889" calcext:value-type="float">
            <text:p>176.263888888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Gln-TTG-3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514" calcext:value-type="float">
            <text:p>1514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table:formula="of:=SUM([.C198:.D198])" office:value-type="float" office:value="3504" calcext:value-type="float">
            <text:p>3504</text:p>
          </table:table-cell>
          <table:table-cell table:style-name="ce1" table:formula="of:=[.C198]*0.4375" office:value-type="float" office:value="662.375" calcext:value-type="float">
            <text:p>662.375</text:p>
          </table:table-cell>
          <table:table-cell table:style-name="ce1" table:formula="of:=[.D198]*0.5625" office:value-type="float" office:value="1119.375" calcext:value-type="float">
            <text:p>1119.375</text:p>
          </table:table-cell>
          <table:table-cell table:style-name="ce1" table:formula="of:=([.C198]-[.F198])^2/[.F198]" office:value-type="float" office:value="1094.94642857143" calcext:value-type="float">
            <text:p>1094.9464285714</text:p>
          </table:table-cell>
          <table:table-cell table:style-name="ce1" table:formula="of:=([.D198]-[.G198])^2/[.G198]" office:value-type="float" office:value="677.152777777778" calcext:value-type="float">
            <text:p>677.1527777778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n-TTG-3-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538" calcext:value-type="float">
            <text:p>1538</text:p>
          </table:table-cell>
          <table:table-cell table:style-name="ce1" office:value-type="float" office:value="2051" calcext:value-type="float">
            <text:p>2051</text:p>
          </table:table-cell>
          <table:table-cell table:style-name="ce1" table:formula="of:=SUM([.C199:.D199])" office:value-type="float" office:value="3589" calcext:value-type="float">
            <text:p>3589</text:p>
          </table:table-cell>
          <table:table-cell table:style-name="ce1" table:formula="of:=[.C199]*0.4375" office:value-type="float" office:value="672.875" calcext:value-type="float">
            <text:p>672.875</text:p>
          </table:table-cell>
          <table:table-cell table:style-name="ce1" table:formula="of:=[.D199]*0.5625" office:value-type="float" office:value="1153.6875" calcext:value-type="float">
            <text:p>1153.6875</text:p>
          </table:table-cell>
          <table:table-cell table:style-name="ce1" table:formula="of:=([.C199]-[.F199])^2/[.F199]" office:value-type="float" office:value="1112.30357142857" calcext:value-type="float">
            <text:p>1112.3035714286</text:p>
          </table:table-cell>
          <table:table-cell table:style-name="ce1" table:formula="of:=([.D199]-[.G199])^2/[.G199]" office:value-type="float" office:value="697.909722222222" calcext:value-type="float">
            <text:p>697.9097222222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n-TTG-3-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576" calcext:value-type="float">
            <text:p>1576</text:p>
          </table:table-cell>
          <table:table-cell table:style-name="ce1" office:value-type="float" office:value="1946" calcext:value-type="float">
            <text:p>1946</text:p>
          </table:table-cell>
          <table:table-cell table:style-name="ce1" table:formula="of:=SUM([.C200:.D200])" office:value-type="float" office:value="3522" calcext:value-type="float">
            <text:p>3522</text:p>
          </table:table-cell>
          <table:table-cell table:style-name="ce1" table:formula="of:=[.C200]*0.4375" office:value-type="float" office:value="689.5" calcext:value-type="float">
            <text:p>689.5</text:p>
          </table:table-cell>
          <table:table-cell table:style-name="ce1" table:formula="of:=[.D200]*0.5625" office:value-type="float" office:value="1094.625" calcext:value-type="float">
            <text:p>1094.625</text:p>
          </table:table-cell>
          <table:table-cell table:style-name="ce1" table:formula="of:=([.C200]-[.F200])^2/[.F200]" office:value-type="float" office:value="1139.78571428571" calcext:value-type="float">
            <text:p>1139.7857142857</text:p>
          </table:table-cell>
          <table:table-cell table:style-name="ce1" table:formula="of:=([.D200]-[.G200])^2/[.G200]" office:value-type="float" office:value="662.180555555556" calcext:value-type="float">
            <text:p>662.1805555556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Gln-TTG-4-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C201:.D201])" office:value-type="float" office:value="8" calcext:value-type="float">
            <text:p>8</text:p>
          </table:table-cell>
          <table:table-cell table:formula="of:=[.C201]*0.4375" office:value-type="float" office:value="2.1875" calcext:value-type="float">
            <text:p>2.1875</text:p>
          </table:table-cell>
          <table:table-cell table:formula="of:=[.D201]*0.5625" office:value-type="float" office:value="1.6875" calcext:value-type="float">
            <text:p>1.6875</text:p>
          </table:table-cell>
          <table:table-cell table:formula="of:=([.C201]-[.F201])^2/[.F201]" office:value-type="float" office:value="3.61607142857143" calcext:value-type="float">
            <text:p>3.6160714286</text:p>
          </table:table-cell>
          <table:table-cell table:formula="of:=([.D201]-[.G201])^2/[.G201]" office:value-type="float" office:value="1.02083333333333" calcext:value-type="float">
            <text:p>1.0208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n-TTG-5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02:.D202])" office:value-type="float" office:value="0" calcext:value-type="float">
            <text:p>0</text:p>
          </table:table-cell>
          <table:table-cell table:formula="of:=[.C202]*0.4375" office:value-type="float" office:value="0" calcext:value-type="float">
            <text:p>0</text:p>
          </table:table-cell>
          <table:table-cell table:formula="of:=[.D202]*0.5625" office:value-type="float" office:value="0" calcext:value-type="float">
            <text:p>0</text:p>
          </table:table-cell>
          <table:table-cell table:formula="of:=([.C202]-[.F202])^2/[.F202]" office:value-type="string" office:string-value="" calcext:value-type="error">
            <text:p>#DIV/0!</text:p>
          </table:table-cell>
          <table:table-cell table:formula="of:=([.D202]-[.G202])^2/[.G20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n-TTG-6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03:.D203])" office:value-type="float" office:value="0" calcext:value-type="float">
            <text:p>0</text:p>
          </table:table-cell>
          <table:table-cell table:formula="of:=[.C203]*0.4375" office:value-type="float" office:value="0" calcext:value-type="float">
            <text:p>0</text:p>
          </table:table-cell>
          <table:table-cell table:formula="of:=[.D203]*0.5625" office:value-type="float" office:value="0" calcext:value-type="float">
            <text:p>0</text:p>
          </table:table-cell>
          <table:table-cell table:formula="of:=([.C203]-[.F203])^2/[.F203]" office:value-type="string" office:string-value="" calcext:value-type="error">
            <text:p>#DIV/0!</text:p>
          </table:table-cell>
          <table:table-cell table:formula="of:=([.D203]-[.G203])^2/[.G203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n-TTG-7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04:.D204])" office:value-type="float" office:value="0" calcext:value-type="float">
            <text:p>0</text:p>
          </table:table-cell>
          <table:table-cell table:formula="of:=[.C204]*0.4375" office:value-type="float" office:value="0" calcext:value-type="float">
            <text:p>0</text:p>
          </table:table-cell>
          <table:table-cell table:formula="of:=[.D204]*0.5625" office:value-type="float" office:value="0" calcext:value-type="float">
            <text:p>0</text:p>
          </table:table-cell>
          <table:table-cell table:formula="of:=([.C204]-[.F204])^2/[.F204]" office:value-type="string" office:string-value="" calcext:value-type="error">
            <text:p>#DIV/0!</text:p>
          </table:table-cell>
          <table:table-cell table:formula="of:=([.D204]-[.G204])^2/[.G204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n-TTG-8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05:.D205])" office:value-type="float" office:value="0" calcext:value-type="float">
            <text:p>0</text:p>
          </table:table-cell>
          <table:table-cell table:formula="of:=[.C205]*0.4375" office:value-type="float" office:value="0" calcext:value-type="float">
            <text:p>0</text:p>
          </table:table-cell>
          <table:table-cell table:formula="of:=[.D205]*0.5625" office:value-type="float" office:value="0" calcext:value-type="float">
            <text:p>0</text:p>
          </table:table-cell>
          <table:table-cell table:formula="of:=([.C205]-[.F205])^2/[.F205]" office:value-type="string" office:string-value="" calcext:value-type="error">
            <text:p>#DIV/0!</text:p>
          </table:table-cell>
          <table:table-cell table:formula="of:=([.D205]-[.G205])^2/[.G205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n-TTG-9-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06:.D206])" office:value-type="float" office:value="0" calcext:value-type="float">
            <text:p>0</text:p>
          </table:table-cell>
          <table:table-cell table:formula="of:=[.C206]*0.4375" office:value-type="float" office:value="0" calcext:value-type="float">
            <text:p>0</text:p>
          </table:table-cell>
          <table:table-cell table:formula="of:=[.D206]*0.5625" office:value-type="float" office:value="0" calcext:value-type="float">
            <text:p>0</text:p>
          </table:table-cell>
          <table:table-cell table:formula="of:=([.C206]-[.F206])^2/[.F206]" office:value-type="string" office:string-value="" calcext:value-type="error">
            <text:p>#DIV/0!</text:p>
          </table:table-cell>
          <table:table-cell table:formula="of:=([.D206]-[.G206])^2/[.G206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Glu-CTC-1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950" calcext:value-type="float">
            <text:p>4950</text:p>
          </table:table-cell>
          <table:table-cell table:style-name="ce1" office:value-type="float" office:value="8510" calcext:value-type="float">
            <text:p>8510</text:p>
          </table:table-cell>
          <table:table-cell table:style-name="ce1" table:formula="of:=SUM([.C207:.D207])" office:value-type="float" office:value="13460" calcext:value-type="float">
            <text:p>13460</text:p>
          </table:table-cell>
          <table:table-cell table:style-name="ce1" table:formula="of:=[.C207]*0.4375" office:value-type="float" office:value="2165.625" calcext:value-type="float">
            <text:p>2165.625</text:p>
          </table:table-cell>
          <table:table-cell table:style-name="ce1" table:formula="of:=[.D207]*0.5625" office:value-type="float" office:value="4786.875" calcext:value-type="float">
            <text:p>4786.875</text:p>
          </table:table-cell>
          <table:table-cell table:style-name="ce1" table:formula="of:=([.C207]-[.F207])^2/[.F207]" office:value-type="float" office:value="3579.91071428571" calcext:value-type="float">
            <text:p>3579.9107142857</text:p>
          </table:table-cell>
          <table:table-cell table:style-name="ce1" table:formula="of:=([.D207]-[.G207])^2/[.G207]" office:value-type="float" office:value="2895.76388888889" calcext:value-type="float">
            <text:p>2895.7638888889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u-CTC-1-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779" calcext:value-type="float">
            <text:p>4779</text:p>
          </table:table-cell>
          <table:table-cell table:style-name="ce1" office:value-type="float" office:value="8493" calcext:value-type="float">
            <text:p>8493</text:p>
          </table:table-cell>
          <table:table-cell table:style-name="ce1" table:formula="of:=SUM([.C208:.D208])" office:value-type="float" office:value="13272" calcext:value-type="float">
            <text:p>13272</text:p>
          </table:table-cell>
          <table:table-cell table:style-name="ce1" table:formula="of:=[.C208]*0.4375" office:value-type="float" office:value="2090.8125" calcext:value-type="float">
            <text:p>2090.8125</text:p>
          </table:table-cell>
          <table:table-cell table:style-name="ce1" table:formula="of:=[.D208]*0.5625" office:value-type="float" office:value="4777.3125" calcext:value-type="float">
            <text:p>4777.3125</text:p>
          </table:table-cell>
          <table:table-cell table:style-name="ce1" table:formula="of:=([.C208]-[.F208])^2/[.F208]" office:value-type="float" office:value="3456.24107142857" calcext:value-type="float">
            <text:p>3456.2410714286</text:p>
          </table:table-cell>
          <table:table-cell table:style-name="ce1" table:formula="of:=([.D208]-[.G208])^2/[.G208]" office:value-type="float" office:value="2889.97916666667" calcext:value-type="float">
            <text:p>2889.9791666667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u-CTC-1-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030" calcext:value-type="float">
            <text:p>5030</text:p>
          </table:table-cell>
          <table:table-cell table:style-name="ce1" office:value-type="float" office:value="8572" calcext:value-type="float">
            <text:p>8572</text:p>
          </table:table-cell>
          <table:table-cell table:style-name="ce1" table:formula="of:=SUM([.C209:.D209])" office:value-type="float" office:value="13602" calcext:value-type="float">
            <text:p>13602</text:p>
          </table:table-cell>
          <table:table-cell table:style-name="ce1" table:formula="of:=[.C209]*0.4375" office:value-type="float" office:value="2200.625" calcext:value-type="float">
            <text:p>2200.625</text:p>
          </table:table-cell>
          <table:table-cell table:style-name="ce1" table:formula="of:=[.D209]*0.5625" office:value-type="float" office:value="4821.75" calcext:value-type="float">
            <text:p>4821.75</text:p>
          </table:table-cell>
          <table:table-cell table:style-name="ce1" table:formula="of:=([.C209]-[.F209])^2/[.F209]" office:value-type="float" office:value="3637.76785714286" calcext:value-type="float">
            <text:p>3637.7678571429</text:p>
          </table:table-cell>
          <table:table-cell table:style-name="ce1" table:formula="of:=([.D209]-[.G209])^2/[.G209]" office:value-type="float" office:value="2916.86111111111" calcext:value-type="float">
            <text:p>2916.8611111111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u-CTC-1-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953" calcext:value-type="float">
            <text:p>4953</text:p>
          </table:table-cell>
          <table:table-cell table:style-name="ce1" office:value-type="float" office:value="8477" calcext:value-type="float">
            <text:p>8477</text:p>
          </table:table-cell>
          <table:table-cell table:style-name="ce1" table:formula="of:=SUM([.C210:.D210])" office:value-type="float" office:value="13430" calcext:value-type="float">
            <text:p>13430</text:p>
          </table:table-cell>
          <table:table-cell table:style-name="ce1" table:formula="of:=[.C210]*0.4375" office:value-type="float" office:value="2166.9375" calcext:value-type="float">
            <text:p>2166.9375</text:p>
          </table:table-cell>
          <table:table-cell table:style-name="ce1" table:formula="of:=[.D210]*0.5625" office:value-type="float" office:value="4768.3125" calcext:value-type="float">
            <text:p>4768.3125</text:p>
          </table:table-cell>
          <table:table-cell table:style-name="ce1" table:formula="of:=([.C210]-[.F210])^2/[.F210]" office:value-type="float" office:value="3582.08035714286" calcext:value-type="float">
            <text:p>3582.0803571429</text:p>
          </table:table-cell>
          <table:table-cell table:style-name="ce1" table:formula="of:=([.D210]-[.G210])^2/[.G210]" office:value-type="float" office:value="2884.53472222222" calcext:value-type="float">
            <text:p>2884.5347222222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u-CTC-1-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997" calcext:value-type="float">
            <text:p>4997</text:p>
          </table:table-cell>
          <table:table-cell table:style-name="ce1" office:value-type="float" office:value="8582" calcext:value-type="float">
            <text:p>8582</text:p>
          </table:table-cell>
          <table:table-cell table:style-name="ce1" table:formula="of:=SUM([.C211:.D211])" office:value-type="float" office:value="13579" calcext:value-type="float">
            <text:p>13579</text:p>
          </table:table-cell>
          <table:table-cell table:style-name="ce1" table:formula="of:=[.C211]*0.4375" office:value-type="float" office:value="2186.1875" calcext:value-type="float">
            <text:p>2186.1875</text:p>
          </table:table-cell>
          <table:table-cell table:style-name="ce1" table:formula="of:=[.D211]*0.5625" office:value-type="float" office:value="4827.375" calcext:value-type="float">
            <text:p>4827.375</text:p>
          </table:table-cell>
          <table:table-cell table:style-name="ce1" table:formula="of:=([.C211]-[.F211])^2/[.F211]" office:value-type="float" office:value="3613.90178571429" calcext:value-type="float">
            <text:p>3613.9017857143</text:p>
          </table:table-cell>
          <table:table-cell table:style-name="ce1" table:formula="of:=([.D211]-[.G211])^2/[.G211]" office:value-type="float" office:value="2920.26388888889" calcext:value-type="float">
            <text:p>2920.2638888889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u-CTC-1-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934" calcext:value-type="float">
            <text:p>4934</text:p>
          </table:table-cell>
          <table:table-cell table:style-name="ce1" office:value-type="float" office:value="8337" calcext:value-type="float">
            <text:p>8337</text:p>
          </table:table-cell>
          <table:table-cell table:style-name="ce1" table:formula="of:=SUM([.C212:.D212])" office:value-type="float" office:value="13271" calcext:value-type="float">
            <text:p>13271</text:p>
          </table:table-cell>
          <table:table-cell table:style-name="ce1" table:formula="of:=[.C212]*0.4375" office:value-type="float" office:value="2158.625" calcext:value-type="float">
            <text:p>2158.625</text:p>
          </table:table-cell>
          <table:table-cell table:style-name="ce1" table:formula="of:=[.D212]*0.5625" office:value-type="float" office:value="4689.5625" calcext:value-type="float">
            <text:p>4689.5625</text:p>
          </table:table-cell>
          <table:table-cell table:style-name="ce1" table:formula="of:=([.C212]-[.F212])^2/[.F212]" office:value-type="float" office:value="3568.33928571429" calcext:value-type="float">
            <text:p>3568.3392857143</text:p>
          </table:table-cell>
          <table:table-cell table:style-name="ce1" table:formula="of:=([.D212]-[.G212])^2/[.G212]" office:value-type="float" office:value="2836.89583333333" calcext:value-type="float">
            <text:p>2836.8958333333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u-CTC-1-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051" calcext:value-type="float">
            <text:p>5051</text:p>
          </table:table-cell>
          <table:table-cell table:style-name="ce1" office:value-type="float" office:value="8397" calcext:value-type="float">
            <text:p>8397</text:p>
          </table:table-cell>
          <table:table-cell table:style-name="ce1" table:formula="of:=SUM([.C213:.D213])" office:value-type="float" office:value="13448" calcext:value-type="float">
            <text:p>13448</text:p>
          </table:table-cell>
          <table:table-cell table:style-name="ce1" table:formula="of:=[.C213]*0.4375" office:value-type="float" office:value="2209.8125" calcext:value-type="float">
            <text:p>2209.8125</text:p>
          </table:table-cell>
          <table:table-cell table:style-name="ce1" table:formula="of:=[.D213]*0.5625" office:value-type="float" office:value="4723.3125" calcext:value-type="float">
            <text:p>4723.3125</text:p>
          </table:table-cell>
          <table:table-cell table:style-name="ce1" table:formula="of:=([.C213]-[.F213])^2/[.F213]" office:value-type="float" office:value="3652.95535714286" calcext:value-type="float">
            <text:p>3652.9553571429</text:p>
          </table:table-cell>
          <table:table-cell table:style-name="ce1" table:formula="of:=([.D213]-[.G213])^2/[.G213]" office:value-type="float" office:value="2857.3125" calcext:value-type="float">
            <text:p>2857.3125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Glu-CTC-10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14:.D214])" office:value-type="float" office:value="0" calcext:value-type="float">
            <text:p>0</text:p>
          </table:table-cell>
          <table:table-cell table:formula="of:=[.C214]*0.4375" office:value-type="float" office:value="0" calcext:value-type="float">
            <text:p>0</text:p>
          </table:table-cell>
          <table:table-cell table:formula="of:=[.D214]*0.5625" office:value-type="float" office:value="0" calcext:value-type="float">
            <text:p>0</text:p>
          </table:table-cell>
          <table:table-cell table:formula="of:=([.C214]-[.F214])^2/[.F214]" office:value-type="string" office:string-value="" calcext:value-type="error">
            <text:p>#DIV/0!</text:p>
          </table:table-cell>
          <table:table-cell table:formula="of:=([.D214]-[.G214])^2/[.G214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CTC-11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15:.D215])" office:value-type="float" office:value="0" calcext:value-type="float">
            <text:p>0</text:p>
          </table:table-cell>
          <table:table-cell table:formula="of:=[.C215]*0.4375" office:value-type="float" office:value="0" calcext:value-type="float">
            <text:p>0</text:p>
          </table:table-cell>
          <table:table-cell table:formula="of:=[.D215]*0.5625" office:value-type="float" office:value="0" calcext:value-type="float">
            <text:p>0</text:p>
          </table:table-cell>
          <table:table-cell table:formula="of:=([.C215]-[.F215])^2/[.F215]" office:value-type="string" office:string-value="" calcext:value-type="error">
            <text:p>#DIV/0!</text:p>
          </table:table-cell>
          <table:table-cell table:formula="of:=([.D215]-[.G215])^2/[.G215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CTC-12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C216:.D216])" office:value-type="float" office:value="5" calcext:value-type="float">
            <text:p>5</text:p>
          </table:table-cell>
          <table:table-cell table:formula="of:=[.C216]*0.4375" office:value-type="float" office:value="0" calcext:value-type="float">
            <text:p>0</text:p>
          </table:table-cell>
          <table:table-cell table:formula="of:=[.D216]*0.5625" office:value-type="float" office:value="2.8125" calcext:value-type="float">
            <text:p>2.8125</text:p>
          </table:table-cell>
          <table:table-cell table:formula="of:=([.C216]-[.F216])^2/[.F216]" office:value-type="string" office:string-value="" calcext:value-type="error">
            <text:p>#DIV/0!</text:p>
          </table:table-cell>
          <table:table-cell table:formula="of:=([.D216]-[.G216])^2/[.G216]" office:value-type="float" office:value="1.70138888888889" calcext:value-type="float">
            <text:p>1.7013888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CTC-13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217:.D217])" office:value-type="float" office:value="1" calcext:value-type="float">
            <text:p>1</text:p>
          </table:table-cell>
          <table:table-cell table:formula="of:=[.C217]*0.4375" office:value-type="float" office:value="0" calcext:value-type="float">
            <text:p>0</text:p>
          </table:table-cell>
          <table:table-cell table:formula="of:=[.D217]*0.5625" office:value-type="float" office:value="0.5625" calcext:value-type="float">
            <text:p>0.5625</text:p>
          </table:table-cell>
          <table:table-cell table:formula="of:=([.C217]-[.F217])^2/[.F217]" office:value-type="string" office:string-value="" calcext:value-type="error">
            <text:p>#DIV/0!</text:p>
          </table:table-cell>
          <table:table-cell table:formula="of:=([.D217]-[.G217])^2/[.G217]" office:value-type="float" office:value="0.340277777777778" calcext:value-type="float">
            <text:p>0.340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CTC-14-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18:.D218])" office:value-type="float" office:value="0" calcext:value-type="float">
            <text:p>0</text:p>
          </table:table-cell>
          <table:table-cell table:formula="of:=[.C218]*0.4375" office:value-type="float" office:value="0" calcext:value-type="float">
            <text:p>0</text:p>
          </table:table-cell>
          <table:table-cell table:formula="of:=[.D218]*0.5625" office:value-type="float" office:value="0" calcext:value-type="float">
            <text:p>0</text:p>
          </table:table-cell>
          <table:table-cell table:formula="of:=([.C218]-[.F218])^2/[.F218]" office:value-type="string" office:string-value="" calcext:value-type="error">
            <text:p>#DIV/0!</text:p>
          </table:table-cell>
          <table:table-cell table:formula="of:=([.D218]-[.G218])^2/[.G21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CTC-15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219:.D219])" office:value-type="float" office:value="1" calcext:value-type="float">
            <text:p>1</text:p>
          </table:table-cell>
          <table:table-cell table:formula="of:=[.C219]*0.4375" office:value-type="float" office:value="0" calcext:value-type="float">
            <text:p>0</text:p>
          </table:table-cell>
          <table:table-cell table:formula="of:=[.D219]*0.5625" office:value-type="float" office:value="0.5625" calcext:value-type="float">
            <text:p>0.5625</text:p>
          </table:table-cell>
          <table:table-cell table:formula="of:=([.C219]-[.F219])^2/[.F219]" office:value-type="string" office:string-value="" calcext:value-type="error">
            <text:p>#DIV/0!</text:p>
          </table:table-cell>
          <table:table-cell table:formula="of:=([.D219]-[.G219])^2/[.G219]" office:value-type="float" office:value="0.340277777777778" calcext:value-type="float">
            <text:p>0.340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CTC-16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20:.D220])" office:value-type="float" office:value="0" calcext:value-type="float">
            <text:p>0</text:p>
          </table:table-cell>
          <table:table-cell table:formula="of:=[.C220]*0.4375" office:value-type="float" office:value="0" calcext:value-type="float">
            <text:p>0</text:p>
          </table:table-cell>
          <table:table-cell table:formula="of:=[.D220]*0.5625" office:value-type="float" office:value="0" calcext:value-type="float">
            <text:p>0</text:p>
          </table:table-cell>
          <table:table-cell table:formula="of:=([.C220]-[.F220])^2/[.F220]" office:value-type="string" office:string-value="" calcext:value-type="error">
            <text:p>#DIV/0!</text:p>
          </table:table-cell>
          <table:table-cell table:formula="of:=([.D220]-[.G220])^2/[.G220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CTC-17-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21:.D221])" office:value-type="float" office:value="0" calcext:value-type="float">
            <text:p>0</text:p>
          </table:table-cell>
          <table:table-cell table:formula="of:=[.C221]*0.4375" office:value-type="float" office:value="0" calcext:value-type="float">
            <text:p>0</text:p>
          </table:table-cell>
          <table:table-cell table:formula="of:=[.D221]*0.5625" office:value-type="float" office:value="0" calcext:value-type="float">
            <text:p>0</text:p>
          </table:table-cell>
          <table:table-cell table:formula="of:=([.C221]-[.F221])^2/[.F221]" office:value-type="string" office:string-value="" calcext:value-type="error">
            <text:p>#DIV/0!</text:p>
          </table:table-cell>
          <table:table-cell table:formula="of:=([.D221]-[.G221])^2/[.G221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CTC-18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22:.D222])" office:value-type="float" office:value="0" calcext:value-type="float">
            <text:p>0</text:p>
          </table:table-cell>
          <table:table-cell table:formula="of:=[.C222]*0.4375" office:value-type="float" office:value="0" calcext:value-type="float">
            <text:p>0</text:p>
          </table:table-cell>
          <table:table-cell table:formula="of:=[.D222]*0.5625" office:value-type="float" office:value="0" calcext:value-type="float">
            <text:p>0</text:p>
          </table:table-cell>
          <table:table-cell table:formula="of:=([.C222]-[.F222])^2/[.F222]" office:value-type="string" office:string-value="" calcext:value-type="error">
            <text:p>#DIV/0!</text:p>
          </table:table-cell>
          <table:table-cell table:formula="of:=([.D222]-[.G222])^2/[.G2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CTC-2-1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120" calcext:value-type="float">
            <text:p>120</text:p>
          </table:table-cell>
          <table:table-cell table:formula="of:=SUM([.C223:.D223])" office:value-type="float" office:value="187" calcext:value-type="float">
            <text:p>187</text:p>
          </table:table-cell>
          <table:table-cell table:formula="of:=[.C223]*0.4375" office:value-type="float" office:value="29.3125" calcext:value-type="float">
            <text:p>29.3125</text:p>
          </table:table-cell>
          <table:table-cell table:formula="of:=[.D223]*0.5625" office:value-type="float" office:value="67.5" calcext:value-type="float">
            <text:p>67.5</text:p>
          </table:table-cell>
          <table:table-cell table:formula="of:=([.C223]-[.F223])^2/[.F223]" office:value-type="float" office:value="48.4553571428572" calcext:value-type="float">
            <text:p>48.4553571429</text:p>
          </table:table-cell>
          <table:table-cell table:formula="of:=([.D223]-[.G223])^2/[.G223]" office:value-type="float" office:value="40.8333333333333" calcext:value-type="float">
            <text:p>40.8333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CTC-3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24:.D224])" office:value-type="float" office:value="0" calcext:value-type="float">
            <text:p>0</text:p>
          </table:table-cell>
          <table:table-cell table:formula="of:=[.C224]*0.4375" office:value-type="float" office:value="0" calcext:value-type="float">
            <text:p>0</text:p>
          </table:table-cell>
          <table:table-cell table:formula="of:=[.D224]*0.5625" office:value-type="float" office:value="0" calcext:value-type="float">
            <text:p>0</text:p>
          </table:table-cell>
          <table:table-cell table:formula="of:=([.C224]-[.F224])^2/[.F224]" office:value-type="string" office:string-value="" calcext:value-type="error">
            <text:p>#DIV/0!</text:p>
          </table:table-cell>
          <table:table-cell table:formula="of:=([.D224]-[.G224])^2/[.G224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CTC-4-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C225:.D225])" office:value-type="float" office:value="5" calcext:value-type="float">
            <text:p>5</text:p>
          </table:table-cell>
          <table:table-cell table:formula="of:=[.C225]*0.4375" office:value-type="float" office:value="1.3125" calcext:value-type="float">
            <text:p>1.3125</text:p>
          </table:table-cell>
          <table:table-cell table:formula="of:=[.D225]*0.5625" office:value-type="float" office:value="1.125" calcext:value-type="float">
            <text:p>1.125</text:p>
          </table:table-cell>
          <table:table-cell table:formula="of:=([.C225]-[.F225])^2/[.F225]" office:value-type="float" office:value="2.16964285714286" calcext:value-type="float">
            <text:p>2.1696428571</text:p>
          </table:table-cell>
          <table:table-cell table:formula="of:=([.D225]-[.G225])^2/[.G225]" office:value-type="float" office:value="0.680555555555556" calcext:value-type="float">
            <text:p>0.680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CTC-5-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26:.D226])" office:value-type="float" office:value="0" calcext:value-type="float">
            <text:p>0</text:p>
          </table:table-cell>
          <table:table-cell table:formula="of:=[.C226]*0.4375" office:value-type="float" office:value="0" calcext:value-type="float">
            <text:p>0</text:p>
          </table:table-cell>
          <table:table-cell table:formula="of:=[.D226]*0.5625" office:value-type="float" office:value="0" calcext:value-type="float">
            <text:p>0</text:p>
          </table:table-cell>
          <table:table-cell table:formula="of:=([.C226]-[.F226])^2/[.F226]" office:value-type="string" office:string-value="" calcext:value-type="error">
            <text:p>#DIV/0!</text:p>
          </table:table-cell>
          <table:table-cell table:formula="of:=([.D226]-[.G226])^2/[.G226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CTC-6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27:.D227])" office:value-type="float" office:value="0" calcext:value-type="float">
            <text:p>0</text:p>
          </table:table-cell>
          <table:table-cell table:formula="of:=[.C227]*0.4375" office:value-type="float" office:value="0" calcext:value-type="float">
            <text:p>0</text:p>
          </table:table-cell>
          <table:table-cell table:formula="of:=[.D227]*0.5625" office:value-type="float" office:value="0" calcext:value-type="float">
            <text:p>0</text:p>
          </table:table-cell>
          <table:table-cell table:formula="of:=([.C227]-[.F227])^2/[.F227]" office:value-type="string" office:string-value="" calcext:value-type="error">
            <text:p>#DIV/0!</text:p>
          </table:table-cell>
          <table:table-cell table:formula="of:=([.D227]-[.G227])^2/[.G227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CTC-7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28:.D228])" office:value-type="float" office:value="0" calcext:value-type="float">
            <text:p>0</text:p>
          </table:table-cell>
          <table:table-cell table:formula="of:=[.C228]*0.4375" office:value-type="float" office:value="0" calcext:value-type="float">
            <text:p>0</text:p>
          </table:table-cell>
          <table:table-cell table:formula="of:=[.D228]*0.5625" office:value-type="float" office:value="0" calcext:value-type="float">
            <text:p>0</text:p>
          </table:table-cell>
          <table:table-cell table:formula="of:=([.C228]-[.F228])^2/[.F228]" office:value-type="string" office:string-value="" calcext:value-type="error">
            <text:p>#DIV/0!</text:p>
          </table:table-cell>
          <table:table-cell table:formula="of:=([.D228]-[.G228])^2/[.G22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CTC-8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29:.D229])" office:value-type="float" office:value="0" calcext:value-type="float">
            <text:p>0</text:p>
          </table:table-cell>
          <table:table-cell table:formula="of:=[.C229]*0.4375" office:value-type="float" office:value="0" calcext:value-type="float">
            <text:p>0</text:p>
          </table:table-cell>
          <table:table-cell table:formula="of:=[.D229]*0.5625" office:value-type="float" office:value="0" calcext:value-type="float">
            <text:p>0</text:p>
          </table:table-cell>
          <table:table-cell table:formula="of:=([.C229]-[.F229])^2/[.F229]" office:value-type="string" office:string-value="" calcext:value-type="error">
            <text:p>#DIV/0!</text:p>
          </table:table-cell>
          <table:table-cell table:formula="of:=([.D229]-[.G229])^2/[.G229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CTC-9-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C230:.D230])" office:value-type="float" office:value="4" calcext:value-type="float">
            <text:p>4</text:p>
          </table:table-cell>
          <table:table-cell table:formula="of:=[.C230]*0.4375" office:value-type="float" office:value="1.3125" calcext:value-type="float">
            <text:p>1.3125</text:p>
          </table:table-cell>
          <table:table-cell table:formula="of:=[.D230]*0.5625" office:value-type="float" office:value="0.5625" calcext:value-type="float">
            <text:p>0.5625</text:p>
          </table:table-cell>
          <table:table-cell table:formula="of:=([.C230]-[.F230])^2/[.F230]" office:value-type="float" office:value="2.16964285714286" calcext:value-type="float">
            <text:p>2.1696428571</text:p>
          </table:table-cell>
          <table:table-cell table:formula="of:=([.D230]-[.G230])^2/[.G230]" office:value-type="float" office:value="0.340277777777778" calcext:value-type="float">
            <text:p>0.340277777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Glu-TTC-1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249" calcext:value-type="float">
            <text:p>3249</text:p>
          </table:table-cell>
          <table:table-cell table:style-name="ce1" office:value-type="float" office:value="3579" calcext:value-type="float">
            <text:p>3579</text:p>
          </table:table-cell>
          <table:table-cell table:style-name="ce1" table:formula="of:=SUM([.C231:.D231])" office:value-type="float" office:value="6828" calcext:value-type="float">
            <text:p>6828</text:p>
          </table:table-cell>
          <table:table-cell table:style-name="ce1" table:formula="of:=[.C231]*0.4375" office:value-type="float" office:value="1421.4375" calcext:value-type="float">
            <text:p>1421.4375</text:p>
          </table:table-cell>
          <table:table-cell table:style-name="ce1" table:formula="of:=[.D231]*0.5625" office:value-type="float" office:value="2013.1875" calcext:value-type="float">
            <text:p>2013.1875</text:p>
          </table:table-cell>
          <table:table-cell table:style-name="ce1" table:formula="of:=([.C231]-[.F231])^2/[.F231]" office:value-type="float" office:value="2349.72321428571" calcext:value-type="float">
            <text:p>2349.7232142857</text:p>
          </table:table-cell>
          <table:table-cell table:style-name="ce1" table:formula="of:=([.D231]-[.G231])^2/[.G231]" office:value-type="float" office:value="1217.85416666667" calcext:value-type="float">
            <text:p>1217.8541666667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u-TTC-1-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204" calcext:value-type="float">
            <text:p>3204</text:p>
          </table:table-cell>
          <table:table-cell table:style-name="ce1" office:value-type="float" office:value="3513" calcext:value-type="float">
            <text:p>3513</text:p>
          </table:table-cell>
          <table:table-cell table:style-name="ce1" table:formula="of:=SUM([.C232:.D232])" office:value-type="float" office:value="6717" calcext:value-type="float">
            <text:p>6717</text:p>
          </table:table-cell>
          <table:table-cell table:style-name="ce1" table:formula="of:=[.C232]*0.4375" office:value-type="float" office:value="1401.75" calcext:value-type="float">
            <text:p>1401.75</text:p>
          </table:table-cell>
          <table:table-cell table:style-name="ce1" table:formula="of:=[.D232]*0.5625" office:value-type="float" office:value="1976.0625" calcext:value-type="float">
            <text:p>1976.0625</text:p>
          </table:table-cell>
          <table:table-cell table:style-name="ce1" table:formula="of:=([.C232]-[.F232])^2/[.F232]" office:value-type="float" office:value="2317.17857142857" calcext:value-type="float">
            <text:p>2317.1785714286</text:p>
          </table:table-cell>
          <table:table-cell table:style-name="ce1" table:formula="of:=([.D232]-[.G232])^2/[.G232]" office:value-type="float" office:value="1195.39583333333" calcext:value-type="float">
            <text:p>1195.3958333333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Glu-TTC-10-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33:.D233])" office:value-type="float" office:value="1" calcext:value-type="float">
            <text:p>1</text:p>
          </table:table-cell>
          <table:table-cell table:formula="of:=[.C233]*0.4375" office:value-type="float" office:value="0.4375" calcext:value-type="float">
            <text:p>0.4375</text:p>
          </table:table-cell>
          <table:table-cell table:formula="of:=[.D233]*0.5625" office:value-type="float" office:value="0" calcext:value-type="float">
            <text:p>0</text:p>
          </table:table-cell>
          <table:table-cell table:formula="of:=([.C233]-[.F233])^2/[.F233]" office:value-type="float" office:value="0.723214285714286" calcext:value-type="float">
            <text:p>0.7232142857</text:p>
          </table:table-cell>
          <table:table-cell table:formula="of:=([.D233]-[.G233])^2/[.G233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TTC-11-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34:.D234])" office:value-type="float" office:value="0" calcext:value-type="float">
            <text:p>0</text:p>
          </table:table-cell>
          <table:table-cell table:formula="of:=[.C234]*0.4375" office:value-type="float" office:value="0" calcext:value-type="float">
            <text:p>0</text:p>
          </table:table-cell>
          <table:table-cell table:formula="of:=[.D234]*0.5625" office:value-type="float" office:value="0" calcext:value-type="float">
            <text:p>0</text:p>
          </table:table-cell>
          <table:table-cell table:formula="of:=([.C234]-[.F234])^2/[.F234]" office:value-type="string" office:string-value="" calcext:value-type="error">
            <text:p>#DIV/0!</text:p>
          </table:table-cell>
          <table:table-cell table:formula="of:=([.D234]-[.G234])^2/[.G234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TTC-12-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35:.D235])" office:value-type="float" office:value="0" calcext:value-type="float">
            <text:p>0</text:p>
          </table:table-cell>
          <table:table-cell table:formula="of:=[.C235]*0.4375" office:value-type="float" office:value="0" calcext:value-type="float">
            <text:p>0</text:p>
          </table:table-cell>
          <table:table-cell table:formula="of:=[.D235]*0.5625" office:value-type="float" office:value="0" calcext:value-type="float">
            <text:p>0</text:p>
          </table:table-cell>
          <table:table-cell table:formula="of:=([.C235]-[.F235])^2/[.F235]" office:value-type="string" office:string-value="" calcext:value-type="error">
            <text:p>#DIV/0!</text:p>
          </table:table-cell>
          <table:table-cell table:formula="of:=([.D235]-[.G235])^2/[.G235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TTC-13-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36:.D236])" office:value-type="float" office:value="0" calcext:value-type="float">
            <text:p>0</text:p>
          </table:table-cell>
          <table:table-cell table:formula="of:=[.C236]*0.4375" office:value-type="float" office:value="0" calcext:value-type="float">
            <text:p>0</text:p>
          </table:table-cell>
          <table:table-cell table:formula="of:=[.D236]*0.5625" office:value-type="float" office:value="0" calcext:value-type="float">
            <text:p>0</text:p>
          </table:table-cell>
          <table:table-cell table:formula="of:=([.C236]-[.F236])^2/[.F236]" office:value-type="string" office:string-value="" calcext:value-type="error">
            <text:p>#DIV/0!</text:p>
          </table:table-cell>
          <table:table-cell table:formula="of:=([.D236]-[.G236])^2/[.G236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TTC-14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37:.D237])" office:value-type="float" office:value="0" calcext:value-type="float">
            <text:p>0</text:p>
          </table:table-cell>
          <table:table-cell table:formula="of:=[.C237]*0.4375" office:value-type="float" office:value="0" calcext:value-type="float">
            <text:p>0</text:p>
          </table:table-cell>
          <table:table-cell table:formula="of:=[.D237]*0.5625" office:value-type="float" office:value="0" calcext:value-type="float">
            <text:p>0</text:p>
          </table:table-cell>
          <table:table-cell table:formula="of:=([.C237]-[.F237])^2/[.F237]" office:value-type="string" office:string-value="" calcext:value-type="error">
            <text:p>#DIV/0!</text:p>
          </table:table-cell>
          <table:table-cell table:formula="of:=([.D237]-[.G237])^2/[.G237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TTC-15-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38:.D238])" office:value-type="float" office:value="0" calcext:value-type="float">
            <text:p>0</text:p>
          </table:table-cell>
          <table:table-cell table:formula="of:=[.C238]*0.4375" office:value-type="float" office:value="0" calcext:value-type="float">
            <text:p>0</text:p>
          </table:table-cell>
          <table:table-cell table:formula="of:=[.D238]*0.5625" office:value-type="float" office:value="0" calcext:value-type="float">
            <text:p>0</text:p>
          </table:table-cell>
          <table:table-cell table:formula="of:=([.C238]-[.F238])^2/[.F238]" office:value-type="string" office:string-value="" calcext:value-type="error">
            <text:p>#DIV/0!</text:p>
          </table:table-cell>
          <table:table-cell table:formula="of:=([.D238]-[.G238])^2/[.G23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TTC-16-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39:.D239])" office:value-type="float" office:value="0" calcext:value-type="float">
            <text:p>0</text:p>
          </table:table-cell>
          <table:table-cell table:formula="of:=[.C239]*0.4375" office:value-type="float" office:value="0" calcext:value-type="float">
            <text:p>0</text:p>
          </table:table-cell>
          <table:table-cell table:formula="of:=[.D239]*0.5625" office:value-type="float" office:value="0" calcext:value-type="float">
            <text:p>0</text:p>
          </table:table-cell>
          <table:table-cell table:formula="of:=([.C239]-[.F239])^2/[.F239]" office:value-type="string" office:string-value="" calcext:value-type="error">
            <text:p>#DIV/0!</text:p>
          </table:table-cell>
          <table:table-cell table:formula="of:=([.D239]-[.G239])^2/[.G239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Glu-TTC-2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766" calcext:value-type="float">
            <text:p>2766</text:p>
          </table:table-cell>
          <table:table-cell table:style-name="ce1" office:value-type="float" office:value="3589" calcext:value-type="float">
            <text:p>3589</text:p>
          </table:table-cell>
          <table:table-cell table:style-name="ce1" table:formula="of:=SUM([.C240:.D240])" office:value-type="float" office:value="6355" calcext:value-type="float">
            <text:p>6355</text:p>
          </table:table-cell>
          <table:table-cell table:style-name="ce1" table:formula="of:=[.C240]*0.4375" office:value-type="float" office:value="1210.125" calcext:value-type="float">
            <text:p>1210.125</text:p>
          </table:table-cell>
          <table:table-cell table:style-name="ce1" table:formula="of:=[.D240]*0.5625" office:value-type="float" office:value="2018.8125" calcext:value-type="float">
            <text:p>2018.8125</text:p>
          </table:table-cell>
          <table:table-cell table:style-name="ce1" table:formula="of:=([.C240]-[.F240])^2/[.F240]" office:value-type="float" office:value="2000.41071428571" calcext:value-type="float">
            <text:p>2000.4107142857</text:p>
          </table:table-cell>
          <table:table-cell table:style-name="ce1" table:formula="of:=([.D240]-[.G240])^2/[.G240]" office:value-type="float" office:value="1221.25694444444" calcext:value-type="float">
            <text:p>1221.2569444445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u-TTC-2-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734" calcext:value-type="float">
            <text:p>2734</text:p>
          </table:table-cell>
          <table:table-cell table:style-name="ce1" office:value-type="float" office:value="3505" calcext:value-type="float">
            <text:p>3505</text:p>
          </table:table-cell>
          <table:table-cell table:style-name="ce1" table:formula="of:=SUM([.C241:.D241])" office:value-type="float" office:value="6239" calcext:value-type="float">
            <text:p>6239</text:p>
          </table:table-cell>
          <table:table-cell table:style-name="ce1" table:formula="of:=[.C241]*0.4375" office:value-type="float" office:value="1196.125" calcext:value-type="float">
            <text:p>1196.125</text:p>
          </table:table-cell>
          <table:table-cell table:style-name="ce1" table:formula="of:=[.D241]*0.5625" office:value-type="float" office:value="1971.5625" calcext:value-type="float">
            <text:p>1971.5625</text:p>
          </table:table-cell>
          <table:table-cell table:style-name="ce1" table:formula="of:=([.C241]-[.F241])^2/[.F241]" office:value-type="float" office:value="1977.26785714286" calcext:value-type="float">
            <text:p>1977.2678571429</text:p>
          </table:table-cell>
          <table:table-cell table:style-name="ce1" table:formula="of:=([.D241]-[.G241])^2/[.G241]" office:value-type="float" office:value="1192.67361111111" calcext:value-type="float">
            <text:p>1192.6736111111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Glu-TTC-3-1</text:p>
          </table:table-cell>
          <table:table-cell office:value-type="float" office:value="72" calcext:value-type="float">
            <text:p>72</text:p>
          </table:table-cell>
          <table:table-cell office:value-type="float" office:value="488" calcext:value-type="float">
            <text:p>488</text:p>
          </table:table-cell>
          <table:table-cell office:value-type="float" office:value="713" calcext:value-type="float">
            <text:p>713</text:p>
          </table:table-cell>
          <table:table-cell table:formula="of:=SUM([.C242:.D242])" office:value-type="float" office:value="1201" calcext:value-type="float">
            <text:p>1201</text:p>
          </table:table-cell>
          <table:table-cell table:formula="of:=[.C242]*0.4375" office:value-type="float" office:value="213.5" calcext:value-type="float">
            <text:p>213.5</text:p>
          </table:table-cell>
          <table:table-cell table:formula="of:=[.D242]*0.5625" office:value-type="float" office:value="401.0625" calcext:value-type="float">
            <text:p>401.0625</text:p>
          </table:table-cell>
          <table:table-cell table:formula="of:=([.C242]-[.F242])^2/[.F242]" office:value-type="float" office:value="352.928571428571" calcext:value-type="float">
            <text:p>352.9285714286</text:p>
          </table:table-cell>
          <table:table-cell table:formula="of:=([.D242]-[.G242])^2/[.G242]" office:value-type="float" office:value="242.618055555556" calcext:value-type="float">
            <text:p>242.618055555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Glu-TTC-4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760" calcext:value-type="float">
            <text:p>1760</text:p>
          </table:table-cell>
          <table:table-cell table:style-name="ce1" office:value-type="float" office:value="2526" calcext:value-type="float">
            <text:p>2526</text:p>
          </table:table-cell>
          <table:table-cell table:style-name="ce1" table:formula="of:=SUM([.C243:.D243])" office:value-type="float" office:value="4286" calcext:value-type="float">
            <text:p>4286</text:p>
          </table:table-cell>
          <table:table-cell table:style-name="ce1" table:formula="of:=[.C243]*0.4375" office:value-type="float" office:value="770" calcext:value-type="float">
            <text:p>770</text:p>
          </table:table-cell>
          <table:table-cell table:style-name="ce1" table:formula="of:=[.D243]*0.5625" office:value-type="float" office:value="1420.875" calcext:value-type="float">
            <text:p>1420.875</text:p>
          </table:table-cell>
          <table:table-cell table:style-name="ce1" table:formula="of:=([.C243]-[.F243])^2/[.F243]" office:value-type="float" office:value="1272.85714285714" calcext:value-type="float">
            <text:p>1272.8571428572</text:p>
          </table:table-cell>
          <table:table-cell table:style-name="ce1" table:formula="of:=([.D243]-[.G243])^2/[.G243]" office:value-type="float" office:value="859.541666666667" calcext:value-type="float">
            <text:p>859.5416666667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u-TTC-4-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99" calcext:value-type="float">
            <text:p>1699</text:p>
          </table:table-cell>
          <table:table-cell table:style-name="ce1" office:value-type="float" office:value="2546" calcext:value-type="float">
            <text:p>2546</text:p>
          </table:table-cell>
          <table:table-cell table:style-name="ce1" table:formula="of:=SUM([.C244:.D244])" office:value-type="float" office:value="4245" calcext:value-type="float">
            <text:p>4245</text:p>
          </table:table-cell>
          <table:table-cell table:style-name="ce1" table:formula="of:=[.C244]*0.4375" office:value-type="float" office:value="743.3125" calcext:value-type="float">
            <text:p>743.3125</text:p>
          </table:table-cell>
          <table:table-cell table:style-name="ce1" table:formula="of:=[.D244]*0.5625" office:value-type="float" office:value="1432.125" calcext:value-type="float">
            <text:p>1432.125</text:p>
          </table:table-cell>
          <table:table-cell table:style-name="ce1" table:formula="of:=([.C244]-[.F244])^2/[.F244]" office:value-type="float" office:value="1228.74107142857" calcext:value-type="float">
            <text:p>1228.7410714286</text:p>
          </table:table-cell>
          <table:table-cell table:style-name="ce1" table:formula="of:=([.D244]-[.G244])^2/[.G244]" office:value-type="float" office:value="866.347222222222" calcext:value-type="float">
            <text:p>866.3472222222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Glu-TTC-5-1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SUM([.C245:.D245])" office:value-type="float" office:value="14" calcext:value-type="float">
            <text:p>14</text:p>
          </table:table-cell>
          <table:table-cell table:formula="of:=[.C245]*0.4375" office:value-type="float" office:value="3.9375" calcext:value-type="float">
            <text:p>3.9375</text:p>
          </table:table-cell>
          <table:table-cell table:formula="of:=[.D245]*0.5625" office:value-type="float" office:value="2.8125" calcext:value-type="float">
            <text:p>2.8125</text:p>
          </table:table-cell>
          <table:table-cell table:formula="of:=([.C245]-[.F245])^2/[.F245]" office:value-type="float" office:value="6.50892857142857" calcext:value-type="float">
            <text:p>6.5089285714</text:p>
          </table:table-cell>
          <table:table-cell table:formula="of:=([.D245]-[.G245])^2/[.G245]" office:value-type="float" office:value="1.70138888888889" calcext:value-type="float">
            <text:p>1.7013888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TTC-6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46:.D246])" office:value-type="float" office:value="0" calcext:value-type="float">
            <text:p>0</text:p>
          </table:table-cell>
          <table:table-cell table:formula="of:=[.C246]*0.4375" office:value-type="float" office:value="0" calcext:value-type="float">
            <text:p>0</text:p>
          </table:table-cell>
          <table:table-cell table:formula="of:=[.D246]*0.5625" office:value-type="float" office:value="0" calcext:value-type="float">
            <text:p>0</text:p>
          </table:table-cell>
          <table:table-cell table:formula="of:=([.C246]-[.F246])^2/[.F246]" office:value-type="string" office:string-value="" calcext:value-type="error">
            <text:p>#DIV/0!</text:p>
          </table:table-cell>
          <table:table-cell table:formula="of:=([.D246]-[.G246])^2/[.G246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TTC-7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47:.D247])" office:value-type="float" office:value="0" calcext:value-type="float">
            <text:p>0</text:p>
          </table:table-cell>
          <table:table-cell table:formula="of:=[.C247]*0.4375" office:value-type="float" office:value="0" calcext:value-type="float">
            <text:p>0</text:p>
          </table:table-cell>
          <table:table-cell table:formula="of:=[.D247]*0.5625" office:value-type="float" office:value="0" calcext:value-type="float">
            <text:p>0</text:p>
          </table:table-cell>
          <table:table-cell table:formula="of:=([.C247]-[.F247])^2/[.F247]" office:value-type="string" office:string-value="" calcext:value-type="error">
            <text:p>#DIV/0!</text:p>
          </table:table-cell>
          <table:table-cell table:formula="of:=([.D247]-[.G247])^2/[.G247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TTC-8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48:.D248])" office:value-type="float" office:value="0" calcext:value-type="float">
            <text:p>0</text:p>
          </table:table-cell>
          <table:table-cell table:formula="of:=[.C248]*0.4375" office:value-type="float" office:value="0" calcext:value-type="float">
            <text:p>0</text:p>
          </table:table-cell>
          <table:table-cell table:formula="of:=[.D248]*0.5625" office:value-type="float" office:value="0" calcext:value-type="float">
            <text:p>0</text:p>
          </table:table-cell>
          <table:table-cell table:formula="of:=([.C248]-[.F248])^2/[.F248]" office:value-type="string" office:string-value="" calcext:value-type="error">
            <text:p>#DIV/0!</text:p>
          </table:table-cell>
          <table:table-cell table:formula="of:=([.D248]-[.G248])^2/[.G24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TTC-9-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49:.D249])" office:value-type="float" office:value="1" calcext:value-type="float">
            <text:p>1</text:p>
          </table:table-cell>
          <table:table-cell table:formula="of:=[.C249]*0.4375" office:value-type="float" office:value="0.4375" calcext:value-type="float">
            <text:p>0.4375</text:p>
          </table:table-cell>
          <table:table-cell table:formula="of:=[.D249]*0.5625" office:value-type="float" office:value="0" calcext:value-type="float">
            <text:p>0</text:p>
          </table:table-cell>
          <table:table-cell table:formula="of:=([.C249]-[.F249])^2/[.F249]" office:value-type="float" office:value="0.723214285714286" calcext:value-type="float">
            <text:p>0.7232142857</text:p>
          </table:table-cell>
          <table:table-cell table:formula="of:=([.D249]-[.G249])^2/[.G249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Gly-CCC-1-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197" calcext:value-type="float">
            <text:p>1197</text:p>
          </table:table-cell>
          <table:table-cell table:style-name="ce1" office:value-type="float" office:value="1329" calcext:value-type="float">
            <text:p>1329</text:p>
          </table:table-cell>
          <table:table-cell table:style-name="ce1" table:formula="of:=SUM([.C250:.D250])" office:value-type="float" office:value="2526" calcext:value-type="float">
            <text:p>2526</text:p>
          </table:table-cell>
          <table:table-cell table:style-name="ce1" table:formula="of:=[.C250]*0.4375" office:value-type="float" office:value="523.6875" calcext:value-type="float">
            <text:p>523.6875</text:p>
          </table:table-cell>
          <table:table-cell table:style-name="ce1" table:formula="of:=[.D250]*0.5625" office:value-type="float" office:value="747.5625" calcext:value-type="float">
            <text:p>747.5625</text:p>
          </table:table-cell>
          <table:table-cell table:style-name="ce1" table:formula="of:=([.C250]-[.F250])^2/[.F250]" office:value-type="float" office:value="865.6875" calcext:value-type="float">
            <text:p>865.6875</text:p>
          </table:table-cell>
          <table:table-cell table:style-name="ce1" table:formula="of:=([.D250]-[.G250])^2/[.G250]" office:value-type="float" office:value="452.229166666667" calcext:value-type="float">
            <text:p>452.2291666667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y-CCC-1-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137" calcext:value-type="float">
            <text:p>1137</text:p>
          </table:table-cell>
          <table:table-cell table:style-name="ce1" office:value-type="float" office:value="1289" calcext:value-type="float">
            <text:p>1289</text:p>
          </table:table-cell>
          <table:table-cell table:style-name="ce1" table:formula="of:=SUM([.C251:.D251])" office:value-type="float" office:value="2426" calcext:value-type="float">
            <text:p>2426</text:p>
          </table:table-cell>
          <table:table-cell table:style-name="ce1" table:formula="of:=[.C251]*0.4375" office:value-type="float" office:value="497.4375" calcext:value-type="float">
            <text:p>497.4375</text:p>
          </table:table-cell>
          <table:table-cell table:style-name="ce1" table:formula="of:=[.D251]*0.5625" office:value-type="float" office:value="725.0625" calcext:value-type="float">
            <text:p>725.0625</text:p>
          </table:table-cell>
          <table:table-cell table:style-name="ce1" table:formula="of:=([.C251]-[.F251])^2/[.F251]" office:value-type="float" office:value="822.294642857143" calcext:value-type="float">
            <text:p>822.2946428571</text:p>
          </table:table-cell>
          <table:table-cell table:style-name="ce1" table:formula="of:=([.D251]-[.G251])^2/[.G251]" office:value-type="float" office:value="438.618055555556" calcext:value-type="float">
            <text:p>438.6180555556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y-CCC-2-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0397" calcext:value-type="float">
            <text:p>10397</text:p>
          </table:table-cell>
          <table:table-cell table:style-name="ce1" office:value-type="float" office:value="13447" calcext:value-type="float">
            <text:p>13447</text:p>
          </table:table-cell>
          <table:table-cell table:style-name="ce1" table:formula="of:=SUM([.C252:.D252])" office:value-type="float" office:value="23844" calcext:value-type="float">
            <text:p>23844</text:p>
          </table:table-cell>
          <table:table-cell table:style-name="ce1" table:formula="of:=[.C252]*0.4375" office:value-type="float" office:value="4548.6875" calcext:value-type="float">
            <text:p>4548.6875</text:p>
          </table:table-cell>
          <table:table-cell table:style-name="ce1" table:formula="of:=[.D252]*0.5625" office:value-type="float" office:value="7563.9375" calcext:value-type="float">
            <text:p>7563.9375</text:p>
          </table:table-cell>
          <table:table-cell table:style-name="ce1" table:formula="of:=([.C252]-[.F252])^2/[.F252]" office:value-type="float" office:value="7519.25892857143" calcext:value-type="float">
            <text:p>7519.2589285714</text:p>
          </table:table-cell>
          <table:table-cell table:style-name="ce1" table:formula="of:=([.D252]-[.G252])^2/[.G252]" office:value-type="float" office:value="4575.71527777778" calcext:value-type="float">
            <text:p>4575.7152777778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y-CCC-2-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0258" calcext:value-type="float">
            <text:p>10258</text:p>
          </table:table-cell>
          <table:table-cell table:style-name="ce1" office:value-type="float" office:value="13519" calcext:value-type="float">
            <text:p>13519</text:p>
          </table:table-cell>
          <table:table-cell table:style-name="ce1" table:formula="of:=SUM([.C253:.D253])" office:value-type="float" office:value="23777" calcext:value-type="float">
            <text:p>23777</text:p>
          </table:table-cell>
          <table:table-cell table:style-name="ce1" table:formula="of:=[.C253]*0.4375" office:value-type="float" office:value="4487.875" calcext:value-type="float">
            <text:p>4487.875</text:p>
          </table:table-cell>
          <table:table-cell table:style-name="ce1" table:formula="of:=[.D253]*0.5625" office:value-type="float" office:value="7604.4375" calcext:value-type="float">
            <text:p>7604.4375</text:p>
          </table:table-cell>
          <table:table-cell table:style-name="ce1" table:formula="of:=([.C253]-[.F253])^2/[.F253]" office:value-type="float" office:value="7418.73214285714" calcext:value-type="float">
            <text:p>7418.7321428572</text:p>
          </table:table-cell>
          <table:table-cell table:style-name="ce1" table:formula="of:=([.D253]-[.G253])^2/[.G253]" office:value-type="float" office:value="4600.21527777778" calcext:value-type="float">
            <text:p>4600.2152777778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Gly-CCC-3-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54:.D254])" office:value-type="float" office:value="1" calcext:value-type="float">
            <text:p>1</text:p>
          </table:table-cell>
          <table:table-cell table:formula="of:=[.C254]*0.4375" office:value-type="float" office:value="0.4375" calcext:value-type="float">
            <text:p>0.4375</text:p>
          </table:table-cell>
          <table:table-cell table:formula="of:=[.D254]*0.5625" office:value-type="float" office:value="0" calcext:value-type="float">
            <text:p>0</text:p>
          </table:table-cell>
          <table:table-cell table:formula="of:=([.C254]-[.F254])^2/[.F254]" office:value-type="float" office:value="0.723214285714286" calcext:value-type="float">
            <text:p>0.7232142857</text:p>
          </table:table-cell>
          <table:table-cell table:formula="of:=([.D254]-[.G254])^2/[.G254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y-CCC-4-1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  <table:table-cell table:formula="of:=SUM([.C255:.D255])" office:value-type="float" office:value="183" calcext:value-type="float">
            <text:p>183</text:p>
          </table:table-cell>
          <table:table-cell table:formula="of:=[.C255]*0.4375" office:value-type="float" office:value="17.0625" calcext:value-type="float">
            <text:p>17.0625</text:p>
          </table:table-cell>
          <table:table-cell table:formula="of:=[.D255]*0.5625" office:value-type="float" office:value="81" calcext:value-type="float">
            <text:p>81</text:p>
          </table:table-cell>
          <table:table-cell table:formula="of:=([.C255]-[.F255])^2/[.F255]" office:value-type="float" office:value="28.2053571428571" calcext:value-type="float">
            <text:p>28.2053571429</text:p>
          </table:table-cell>
          <table:table-cell table:formula="of:=([.D255]-[.G255])^2/[.G255]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y-CCC-5-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56:.D256])" office:value-type="float" office:value="1" calcext:value-type="float">
            <text:p>1</text:p>
          </table:table-cell>
          <table:table-cell table:formula="of:=[.C256]*0.4375" office:value-type="float" office:value="0.4375" calcext:value-type="float">
            <text:p>0.4375</text:p>
          </table:table-cell>
          <table:table-cell table:formula="of:=[.D256]*0.5625" office:value-type="float" office:value="0" calcext:value-type="float">
            <text:p>0</text:p>
          </table:table-cell>
          <table:table-cell table:formula="of:=([.C256]-[.F256])^2/[.F256]" office:value-type="float" office:value="0.723214285714286" calcext:value-type="float">
            <text:p>0.7232142857</text:p>
          </table:table-cell>
          <table:table-cell table:formula="of:=([.D256]-[.G256])^2/[.G256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y-CCC-6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257:.D257])" office:value-type="float" office:value="1" calcext:value-type="float">
            <text:p>1</text:p>
          </table:table-cell>
          <table:table-cell table:formula="of:=[.C257]*0.4375" office:value-type="float" office:value="0" calcext:value-type="float">
            <text:p>0</text:p>
          </table:table-cell>
          <table:table-cell table:formula="of:=[.D257]*0.5625" office:value-type="float" office:value="0.5625" calcext:value-type="float">
            <text:p>0.5625</text:p>
          </table:table-cell>
          <table:table-cell table:formula="of:=([.C257]-[.F257])^2/[.F257]" office:value-type="string" office:string-value="" calcext:value-type="error">
            <text:p>#DIV/0!</text:p>
          </table:table-cell>
          <table:table-cell table:formula="of:=([.D257]-[.G257])^2/[.G257]" office:value-type="float" office:value="0.340277777777778" calcext:value-type="float">
            <text:p>0.340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y-CCC-7-1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SUM([.C258:.D258])" office:value-type="float" office:value="17" calcext:value-type="float">
            <text:p>17</text:p>
          </table:table-cell>
          <table:table-cell table:formula="of:=[.C258]*0.4375" office:value-type="float" office:value="3.0625" calcext:value-type="float">
            <text:p>3.0625</text:p>
          </table:table-cell>
          <table:table-cell table:formula="of:=[.D258]*0.5625" office:value-type="float" office:value="5.625" calcext:value-type="float">
            <text:p>5.625</text:p>
          </table:table-cell>
          <table:table-cell table:formula="of:=([.C258]-[.F258])^2/[.F258]" office:value-type="float" office:value="5.0625" calcext:value-type="float">
            <text:p>5.0625</text:p>
          </table:table-cell>
          <table:table-cell table:formula="of:=([.D258]-[.G258])^2/[.G258]" office:value-type="float" office:value="3.40277777777778" calcext:value-type="float">
            <text:p>3.4027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y-CCC-8-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59:.D259])" office:value-type="float" office:value="0" calcext:value-type="float">
            <text:p>0</text:p>
          </table:table-cell>
          <table:table-cell table:formula="of:=[.C259]*0.4375" office:value-type="float" office:value="0" calcext:value-type="float">
            <text:p>0</text:p>
          </table:table-cell>
          <table:table-cell table:formula="of:=[.D259]*0.5625" office:value-type="float" office:value="0" calcext:value-type="float">
            <text:p>0</text:p>
          </table:table-cell>
          <table:table-cell table:formula="of:=([.C259]-[.F259])^2/[.F259]" office:value-type="string" office:string-value="" calcext:value-type="error">
            <text:p>#DIV/0!</text:p>
          </table:table-cell>
          <table:table-cell table:formula="of:=([.D259]-[.G259])^2/[.G259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Gly-GCC-1-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253" calcext:value-type="float">
            <text:p>2253</text:p>
          </table:table-cell>
          <table:table-cell table:style-name="ce1" office:value-type="float" office:value="3160" calcext:value-type="float">
            <text:p>3160</text:p>
          </table:table-cell>
          <table:table-cell table:style-name="ce1" table:formula="of:=SUM([.C260:.D260])" office:value-type="float" office:value="5413" calcext:value-type="float">
            <text:p>5413</text:p>
          </table:table-cell>
          <table:table-cell table:style-name="ce1" table:formula="of:=[.C260]*0.4375" office:value-type="float" office:value="985.6875" calcext:value-type="float">
            <text:p>985.6875</text:p>
          </table:table-cell>
          <table:table-cell table:style-name="ce1" table:formula="of:=[.D260]*0.5625" office:value-type="float" office:value="1777.5" calcext:value-type="float">
            <text:p>1777.5</text:p>
          </table:table-cell>
          <table:table-cell table:style-name="ce1" table:formula="of:=([.C260]-[.F260])^2/[.F260]" office:value-type="float" office:value="1629.40178571429" calcext:value-type="float">
            <text:p>1629.4017857143</text:p>
          </table:table-cell>
          <table:table-cell table:style-name="ce1" table:formula="of:=([.D260]-[.G260])^2/[.G260]" office:value-type="float" office:value="1075.27777777778" calcext:value-type="float">
            <text:p>1075.2777777778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y-GCC-1-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263" calcext:value-type="float">
            <text:p>2263</text:p>
          </table:table-cell>
          <table:table-cell table:style-name="ce1" office:value-type="float" office:value="3143" calcext:value-type="float">
            <text:p>3143</text:p>
          </table:table-cell>
          <table:table-cell table:style-name="ce1" table:formula="of:=SUM([.C261:.D261])" office:value-type="float" office:value="5406" calcext:value-type="float">
            <text:p>5406</text:p>
          </table:table-cell>
          <table:table-cell table:style-name="ce1" table:formula="of:=[.C261]*0.4375" office:value-type="float" office:value="990.0625" calcext:value-type="float">
            <text:p>990.0625</text:p>
          </table:table-cell>
          <table:table-cell table:style-name="ce1" table:formula="of:=[.D261]*0.5625" office:value-type="float" office:value="1767.9375" calcext:value-type="float">
            <text:p>1767.9375</text:p>
          </table:table-cell>
          <table:table-cell table:style-name="ce1" table:formula="of:=([.C261]-[.F261])^2/[.F261]" office:value-type="float" office:value="1636.63392857143" calcext:value-type="float">
            <text:p>1636.6339285714</text:p>
          </table:table-cell>
          <table:table-cell table:style-name="ce1" table:formula="of:=([.D261]-[.G261])^2/[.G261]" office:value-type="float" office:value="1069.49305555556" calcext:value-type="float">
            <text:p>1069.4930555556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y-GCC-1-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241" calcext:value-type="float">
            <text:p>2241</text:p>
          </table:table-cell>
          <table:table-cell table:style-name="ce1" office:value-type="float" office:value="3046" calcext:value-type="float">
            <text:p>3046</text:p>
          </table:table-cell>
          <table:table-cell table:style-name="ce1" table:formula="of:=SUM([.C262:.D262])" office:value-type="float" office:value="5287" calcext:value-type="float">
            <text:p>5287</text:p>
          </table:table-cell>
          <table:table-cell table:style-name="ce1" table:formula="of:=[.C262]*0.4375" office:value-type="float" office:value="980.4375" calcext:value-type="float">
            <text:p>980.4375</text:p>
          </table:table-cell>
          <table:table-cell table:style-name="ce1" table:formula="of:=[.D262]*0.5625" office:value-type="float" office:value="1713.375" calcext:value-type="float">
            <text:p>1713.375</text:p>
          </table:table-cell>
          <table:table-cell table:style-name="ce1" table:formula="of:=([.C262]-[.F262])^2/[.F262]" office:value-type="float" office:value="1620.72321428571" calcext:value-type="float">
            <text:p>1620.7232142857</text:p>
          </table:table-cell>
          <table:table-cell table:style-name="ce1" table:formula="of:=([.D262]-[.G262])^2/[.G262]" office:value-type="float" office:value="1036.48611111111" calcext:value-type="float">
            <text:p>1036.4861111111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y-GCC-1-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290" calcext:value-type="float">
            <text:p>2290</text:p>
          </table:table-cell>
          <table:table-cell table:style-name="ce1" office:value-type="float" office:value="3157" calcext:value-type="float">
            <text:p>3157</text:p>
          </table:table-cell>
          <table:table-cell table:style-name="ce1" table:formula="of:=SUM([.C263:.D263])" office:value-type="float" office:value="5447" calcext:value-type="float">
            <text:p>5447</text:p>
          </table:table-cell>
          <table:table-cell table:style-name="ce1" table:formula="of:=[.C263]*0.4375" office:value-type="float" office:value="1001.875" calcext:value-type="float">
            <text:p>1001.875</text:p>
          </table:table-cell>
          <table:table-cell table:style-name="ce1" table:formula="of:=[.D263]*0.5625" office:value-type="float" office:value="1775.8125" calcext:value-type="float">
            <text:p>1775.8125</text:p>
          </table:table-cell>
          <table:table-cell table:style-name="ce1" table:formula="of:=([.C263]-[.F263])^2/[.F263]" office:value-type="float" office:value="1656.16071428571" calcext:value-type="float">
            <text:p>1656.1607142857</text:p>
          </table:table-cell>
          <table:table-cell table:style-name="ce1" table:formula="of:=([.D263]-[.G263])^2/[.G263]" office:value-type="float" office:value="1074.25694444444" calcext:value-type="float">
            <text:p>1074.2569444445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y-GCC-1-5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303" calcext:value-type="float">
            <text:p>2303</text:p>
          </table:table-cell>
          <table:table-cell table:style-name="ce1" office:value-type="float" office:value="3120" calcext:value-type="float">
            <text:p>3120</text:p>
          </table:table-cell>
          <table:table-cell table:style-name="ce1" table:formula="of:=SUM([.C264:.D264])" office:value-type="float" office:value="5423" calcext:value-type="float">
            <text:p>5423</text:p>
          </table:table-cell>
          <table:table-cell table:style-name="ce1" table:formula="of:=[.C264]*0.4375" office:value-type="float" office:value="1007.5625" calcext:value-type="float">
            <text:p>1007.5625</text:p>
          </table:table-cell>
          <table:table-cell table:style-name="ce1" table:formula="of:=[.D264]*0.5625" office:value-type="float" office:value="1755" calcext:value-type="float">
            <text:p>1755</text:p>
          </table:table-cell>
          <table:table-cell table:style-name="ce1" table:formula="of:=([.C264]-[.F264])^2/[.F264]" office:value-type="float" office:value="1665.5625" calcext:value-type="float">
            <text:p>1665.5625</text:p>
          </table:table-cell>
          <table:table-cell table:style-name="ce1" table:formula="of:=([.D264]-[.G264])^2/[.G264]" office:value-type="float" office:value="1061.66666666667" calcext:value-type="float">
            <text:p>1061.6666666667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y-GCC-2-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196" calcext:value-type="float">
            <text:p>4196</text:p>
          </table:table-cell>
          <table:table-cell table:style-name="ce1" office:value-type="float" office:value="5837" calcext:value-type="float">
            <text:p>5837</text:p>
          </table:table-cell>
          <table:table-cell table:style-name="ce1" table:formula="of:=SUM([.C265:.D265])" office:value-type="float" office:value="10033" calcext:value-type="float">
            <text:p>10033</text:p>
          </table:table-cell>
          <table:table-cell table:style-name="ce1" table:formula="of:=[.C265]*0.4375" office:value-type="float" office:value="1835.75" calcext:value-type="float">
            <text:p>1835.75</text:p>
          </table:table-cell>
          <table:table-cell table:style-name="ce1" table:formula="of:=[.D265]*0.5625" office:value-type="float" office:value="3283.3125" calcext:value-type="float">
            <text:p>3283.3125</text:p>
          </table:table-cell>
          <table:table-cell table:style-name="ce1" table:formula="of:=([.C265]-[.F265])^2/[.F265]" office:value-type="float" office:value="3034.60714285714" calcext:value-type="float">
            <text:p>3034.6071428572</text:p>
          </table:table-cell>
          <table:table-cell table:style-name="ce1" table:formula="of:=([.D265]-[.G265])^2/[.G265]" office:value-type="float" office:value="1986.20138888889" calcext:value-type="float">
            <text:p>1986.2013888889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y-GCC-2-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223" calcext:value-type="float">
            <text:p>4223</text:p>
          </table:table-cell>
          <table:table-cell table:style-name="ce1" office:value-type="float" office:value="5902" calcext:value-type="float">
            <text:p>5902</text:p>
          </table:table-cell>
          <table:table-cell table:style-name="ce1" table:formula="of:=SUM([.C266:.D266])" office:value-type="float" office:value="10125" calcext:value-type="float">
            <text:p>10125</text:p>
          </table:table-cell>
          <table:table-cell table:style-name="ce1" table:formula="of:=[.C266]*0.4375" office:value-type="float" office:value="1847.5625" calcext:value-type="float">
            <text:p>1847.5625</text:p>
          </table:table-cell>
          <table:table-cell table:style-name="ce1" table:formula="of:=[.D266]*0.5625" office:value-type="float" office:value="3319.875" calcext:value-type="float">
            <text:p>3319.875</text:p>
          </table:table-cell>
          <table:table-cell table:style-name="ce1" table:formula="of:=([.C266]-[.F266])^2/[.F266]" office:value-type="float" office:value="3054.13392857143" calcext:value-type="float">
            <text:p>3054.1339285714</text:p>
          </table:table-cell>
          <table:table-cell table:style-name="ce1" table:formula="of:=([.D266]-[.G266])^2/[.G266]" office:value-type="float" office:value="2008.31944444444" calcext:value-type="float">
            <text:p>2008.3194444445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y-GCC-2-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135" calcext:value-type="float">
            <text:p>4135</text:p>
          </table:table-cell>
          <table:table-cell table:style-name="ce1" office:value-type="float" office:value="5989" calcext:value-type="float">
            <text:p>5989</text:p>
          </table:table-cell>
          <table:table-cell table:style-name="ce1" table:formula="of:=SUM([.C267:.D267])" office:value-type="float" office:value="10124" calcext:value-type="float">
            <text:p>10124</text:p>
          </table:table-cell>
          <table:table-cell table:style-name="ce1" table:formula="of:=[.C267]*0.4375" office:value-type="float" office:value="1809.0625" calcext:value-type="float">
            <text:p>1809.0625</text:p>
          </table:table-cell>
          <table:table-cell table:style-name="ce1" table:formula="of:=[.D267]*0.5625" office:value-type="float" office:value="3368.8125" calcext:value-type="float">
            <text:p>3368.8125</text:p>
          </table:table-cell>
          <table:table-cell table:style-name="ce1" table:formula="of:=([.C267]-[.F267])^2/[.F267]" office:value-type="float" office:value="2990.49107142857" calcext:value-type="float">
            <text:p>2990.4910714286</text:p>
          </table:table-cell>
          <table:table-cell table:style-name="ce1" table:formula="of:=([.D267]-[.G267])^2/[.G267]" office:value-type="float" office:value="2037.92361111111" calcext:value-type="float">
            <text:p>2037.9236111111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y-GCC-2-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161" calcext:value-type="float">
            <text:p>4161</text:p>
          </table:table-cell>
          <table:table-cell table:style-name="ce1" office:value-type="float" office:value="5813" calcext:value-type="float">
            <text:p>5813</text:p>
          </table:table-cell>
          <table:table-cell table:style-name="ce1" table:formula="of:=SUM([.C268:.D268])" office:value-type="float" office:value="9974" calcext:value-type="float">
            <text:p>9974</text:p>
          </table:table-cell>
          <table:table-cell table:style-name="ce1" table:formula="of:=[.C268]*0.4375" office:value-type="float" office:value="1820.4375" calcext:value-type="float">
            <text:p>1820.4375</text:p>
          </table:table-cell>
          <table:table-cell table:style-name="ce1" table:formula="of:=[.D268]*0.5625" office:value-type="float" office:value="3269.8125" calcext:value-type="float">
            <text:p>3269.8125</text:p>
          </table:table-cell>
          <table:table-cell table:style-name="ce1" table:formula="of:=([.C268]-[.F268])^2/[.F268]" office:value-type="float" office:value="3009.29464285714" calcext:value-type="float">
            <text:p>3009.2946428572</text:p>
          </table:table-cell>
          <table:table-cell table:style-name="ce1" table:formula="of:=([.D268]-[.G268])^2/[.G268]" office:value-type="float" office:value="1978.03472222222" calcext:value-type="float">
            <text:p>1978.0347222222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y-GCC-2-5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128" calcext:value-type="float">
            <text:p>4128</text:p>
          </table:table-cell>
          <table:table-cell table:style-name="ce1" office:value-type="float" office:value="5977" calcext:value-type="float">
            <text:p>5977</text:p>
          </table:table-cell>
          <table:table-cell table:style-name="ce1" table:formula="of:=SUM([.C269:.D269])" office:value-type="float" office:value="10105" calcext:value-type="float">
            <text:p>10105</text:p>
          </table:table-cell>
          <table:table-cell table:style-name="ce1" table:formula="of:=[.C269]*0.4375" office:value-type="float" office:value="1806" calcext:value-type="float">
            <text:p>1806</text:p>
          </table:table-cell>
          <table:table-cell table:style-name="ce1" table:formula="of:=[.D269]*0.5625" office:value-type="float" office:value="3362.0625" calcext:value-type="float">
            <text:p>3362.0625</text:p>
          </table:table-cell>
          <table:table-cell table:style-name="ce1" table:formula="of:=([.C269]-[.F269])^2/[.F269]" office:value-type="float" office:value="2985.42857142857" calcext:value-type="float">
            <text:p>2985.4285714286</text:p>
          </table:table-cell>
          <table:table-cell table:style-name="ce1" table:formula="of:=([.D269]-[.G269])^2/[.G269]" office:value-type="float" office:value="2033.84027777778" calcext:value-type="float">
            <text:p>2033.8402777778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y-GCC-2-6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209" calcext:value-type="float">
            <text:p>4209</text:p>
          </table:table-cell>
          <table:table-cell table:style-name="ce1" office:value-type="float" office:value="6003" calcext:value-type="float">
            <text:p>6003</text:p>
          </table:table-cell>
          <table:table-cell table:style-name="ce1" table:formula="of:=SUM([.C270:.D270])" office:value-type="float" office:value="10212" calcext:value-type="float">
            <text:p>10212</text:p>
          </table:table-cell>
          <table:table-cell table:style-name="ce1" table:formula="of:=[.C270]*0.4375" office:value-type="float" office:value="1841.4375" calcext:value-type="float">
            <text:p>1841.4375</text:p>
          </table:table-cell>
          <table:table-cell table:style-name="ce1" table:formula="of:=[.D270]*0.5625" office:value-type="float" office:value="3376.6875" calcext:value-type="float">
            <text:p>3376.6875</text:p>
          </table:table-cell>
          <table:table-cell table:style-name="ce1" table:formula="of:=([.C270]-[.F270])^2/[.F270]" office:value-type="float" office:value="3044.00892857143" calcext:value-type="float">
            <text:p>3044.0089285714</text:p>
          </table:table-cell>
          <table:table-cell table:style-name="ce1" table:formula="of:=([.D270]-[.G270])^2/[.G270]" office:value-type="float" office:value="2042.6875" calcext:value-type="float">
            <text:p>2042.6875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Gly-GCC-3-1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formula="of:=SUM([.C271:.D271])" office:value-type="float" office:value="47" calcext:value-type="float">
            <text:p>47</text:p>
          </table:table-cell>
          <table:table-cell table:formula="of:=[.C271]*0.4375" office:value-type="float" office:value="9.625" calcext:value-type="float">
            <text:p>9.625</text:p>
          </table:table-cell>
          <table:table-cell table:formula="of:=[.D271]*0.5625" office:value-type="float" office:value="14.0625" calcext:value-type="float">
            <text:p>14.0625</text:p>
          </table:table-cell>
          <table:table-cell table:formula="of:=([.C271]-[.F271])^2/[.F271]" office:value-type="float" office:value="15.9107142857143" calcext:value-type="float">
            <text:p>15.9107142857</text:p>
          </table:table-cell>
          <table:table-cell table:formula="of:=([.D271]-[.G271])^2/[.G271]" office:value-type="float" office:value="8.50694444444444" calcext:value-type="float">
            <text:p>8.5069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y-GCC-4-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C272:.D272])" office:value-type="float" office:value="5" calcext:value-type="float">
            <text:p>5</text:p>
          </table:table-cell>
          <table:table-cell table:formula="of:=[.C272]*0.4375" office:value-type="float" office:value="0.4375" calcext:value-type="float">
            <text:p>0.4375</text:p>
          </table:table-cell>
          <table:table-cell table:formula="of:=[.D272]*0.5625" office:value-type="float" office:value="2.25" calcext:value-type="float">
            <text:p>2.25</text:p>
          </table:table-cell>
          <table:table-cell table:formula="of:=([.C272]-[.F272])^2/[.F272]" office:value-type="float" office:value="0.723214285714286" calcext:value-type="float">
            <text:p>0.7232142857</text:p>
          </table:table-cell>
          <table:table-cell table:formula="of:=([.D272]-[.G272])^2/[.G272]" office:value-type="float" office:value="1.36111111111111" calcext:value-type="float">
            <text:p>1.3611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y-GCC-5-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C273:.D273])" office:value-type="float" office:value="12" calcext:value-type="float">
            <text:p>12</text:p>
          </table:table-cell>
          <table:table-cell table:formula="of:=[.C273]*0.4375" office:value-type="float" office:value="2.625" calcext:value-type="float">
            <text:p>2.625</text:p>
          </table:table-cell>
          <table:table-cell table:formula="of:=[.D273]*0.5625" office:value-type="float" office:value="3.375" calcext:value-type="float">
            <text:p>3.375</text:p>
          </table:table-cell>
          <table:table-cell table:formula="of:=([.C273]-[.F273])^2/[.F273]" office:value-type="float" office:value="4.33928571428571" calcext:value-type="float">
            <text:p>4.3392857143</text:p>
          </table:table-cell>
          <table:table-cell table:formula="of:=([.D273]-[.G273])^2/[.G273]" office:value-type="float" office:value="2.04166666666667" calcext:value-type="float">
            <text:p>2.0416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y-GCC-6-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74:.D274])" office:value-type="float" office:value="0" calcext:value-type="float">
            <text:p>0</text:p>
          </table:table-cell>
          <table:table-cell table:formula="of:=[.C274]*0.4375" office:value-type="float" office:value="0" calcext:value-type="float">
            <text:p>0</text:p>
          </table:table-cell>
          <table:table-cell table:formula="of:=[.D274]*0.5625" office:value-type="float" office:value="0" calcext:value-type="float">
            <text:p>0</text:p>
          </table:table-cell>
          <table:table-cell table:formula="of:=([.C274]-[.F274])^2/[.F274]" office:value-type="string" office:string-value="" calcext:value-type="error">
            <text:p>#DIV/0!</text:p>
          </table:table-cell>
          <table:table-cell table:formula="of:=([.D274]-[.G274])^2/[.G274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Gly-TCC-1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994" calcext:value-type="float">
            <text:p>2994</text:p>
          </table:table-cell>
          <table:table-cell table:style-name="ce1" office:value-type="float" office:value="3104" calcext:value-type="float">
            <text:p>3104</text:p>
          </table:table-cell>
          <table:table-cell table:style-name="ce1" table:formula="of:=SUM([.C275:.D275])" office:value-type="float" office:value="6098" calcext:value-type="float">
            <text:p>6098</text:p>
          </table:table-cell>
          <table:table-cell table:style-name="ce1" table:formula="of:=[.C275]*0.4375" office:value-type="float" office:value="1309.875" calcext:value-type="float">
            <text:p>1309.875</text:p>
          </table:table-cell>
          <table:table-cell table:style-name="ce1" table:formula="of:=[.D275]*0.5625" office:value-type="float" office:value="1746" calcext:value-type="float">
            <text:p>1746</text:p>
          </table:table-cell>
          <table:table-cell table:style-name="ce1" table:formula="of:=([.C275]-[.F275])^2/[.F275]" office:value-type="float" office:value="2165.30357142857" calcext:value-type="float">
            <text:p>2165.3035714286</text:p>
          </table:table-cell>
          <table:table-cell table:style-name="ce1" table:formula="of:=([.D275]-[.G275])^2/[.G275]" office:value-type="float" office:value="1056.22222222222" calcext:value-type="float">
            <text:p>1056.2222222222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y-TCC-2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846" calcext:value-type="float">
            <text:p>1846</text:p>
          </table:table-cell>
          <table:table-cell table:style-name="ce1" table:formula="of:=SUM([.C276:.D276])" office:value-type="float" office:value="3854" calcext:value-type="float">
            <text:p>3854</text:p>
          </table:table-cell>
          <table:table-cell table:style-name="ce1" table:formula="of:=[.C276]*0.4375" office:value-type="float" office:value="878.5" calcext:value-type="float">
            <text:p>878.5</text:p>
          </table:table-cell>
          <table:table-cell table:style-name="ce1" table:formula="of:=[.D276]*0.5625" office:value-type="float" office:value="1038.375" calcext:value-type="float">
            <text:p>1038.375</text:p>
          </table:table-cell>
          <table:table-cell table:style-name="ce1" table:formula="of:=([.C276]-[.F276])^2/[.F276]" office:value-type="float" office:value="1452.21428571429" calcext:value-type="float">
            <text:p>1452.2142857143</text:p>
          </table:table-cell>
          <table:table-cell table:style-name="ce1" table:formula="of:=([.D276]-[.G276])^2/[.G276]" office:value-type="float" office:value="628.152777777778" calcext:value-type="float">
            <text:p>628.1527777778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y-TCC-2-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942" calcext:value-type="float">
            <text:p>1942</text:p>
          </table:table-cell>
          <table:table-cell table:style-name="ce1" table:formula="of:=SUM([.C277:.D277])" office:value-type="float" office:value="3958" calcext:value-type="float">
            <text:p>3958</text:p>
          </table:table-cell>
          <table:table-cell table:style-name="ce1" table:formula="of:=[.C277]*0.4375" office:value-type="float" office:value="882" calcext:value-type="float">
            <text:p>882</text:p>
          </table:table-cell>
          <table:table-cell table:style-name="ce1" table:formula="of:=[.D277]*0.5625" office:value-type="float" office:value="1092.375" calcext:value-type="float">
            <text:p>1092.375</text:p>
          </table:table-cell>
          <table:table-cell table:style-name="ce1" table:formula="of:=([.C277]-[.F277])^2/[.F277]" office:value-type="float" office:value="1458" calcext:value-type="float">
            <text:p>1458</text:p>
          </table:table-cell>
          <table:table-cell table:style-name="ce1" table:formula="of:=([.D277]-[.G277])^2/[.G277]" office:value-type="float" office:value="660.819444444445" calcext:value-type="float">
            <text:p>660.8194444444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y-TCC-2-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839" calcext:value-type="float">
            <text:p>1839</text:p>
          </table:table-cell>
          <table:table-cell table:style-name="ce1" table:formula="of:=SUM([.C278:.D278])" office:value-type="float" office:value="3830" calcext:value-type="float">
            <text:p>3830</text:p>
          </table:table-cell>
          <table:table-cell table:style-name="ce1" table:formula="of:=[.C278]*0.4375" office:value-type="float" office:value="871.0625" calcext:value-type="float">
            <text:p>871.0625</text:p>
          </table:table-cell>
          <table:table-cell table:style-name="ce1" table:formula="of:=[.D278]*0.5625" office:value-type="float" office:value="1034.4375" calcext:value-type="float">
            <text:p>1034.4375</text:p>
          </table:table-cell>
          <table:table-cell table:style-name="ce1" table:formula="of:=([.C278]-[.F278])^2/[.F278]" office:value-type="float" office:value="1439.91964285714" calcext:value-type="float">
            <text:p>1439.9196428572</text:p>
          </table:table-cell>
          <table:table-cell table:style-name="ce1" table:formula="of:=([.D278]-[.G278])^2/[.G278]" office:value-type="float" office:value="625.770833333333" calcext:value-type="float">
            <text:p>625.7708333333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y-TCC-2-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918" calcext:value-type="float">
            <text:p>1918</text:p>
          </table:table-cell>
          <table:table-cell table:style-name="ce1" table:formula="of:=SUM([.C279:.D279])" office:value-type="float" office:value="3924" calcext:value-type="float">
            <text:p>3924</text:p>
          </table:table-cell>
          <table:table-cell table:style-name="ce1" table:formula="of:=[.C279]*0.4375" office:value-type="float" office:value="877.625" calcext:value-type="float">
            <text:p>877.625</text:p>
          </table:table-cell>
          <table:table-cell table:style-name="ce1" table:formula="of:=[.D279]*0.5625" office:value-type="float" office:value="1078.875" calcext:value-type="float">
            <text:p>1078.875</text:p>
          </table:table-cell>
          <table:table-cell table:style-name="ce1" table:formula="of:=([.C279]-[.F279])^2/[.F279]" office:value-type="float" office:value="1450.76785714286" calcext:value-type="float">
            <text:p>1450.7678571429</text:p>
          </table:table-cell>
          <table:table-cell table:style-name="ce1" table:formula="of:=([.D279]-[.G279])^2/[.G279]" office:value-type="float" office:value="652.652777777778" calcext:value-type="float">
            <text:p>652.6527777778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y-TCC-2-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876" calcext:value-type="float">
            <text:p>1876</text:p>
          </table:table-cell>
          <table:table-cell table:style-name="ce1" table:formula="of:=SUM([.C280:.D280])" office:value-type="float" office:value="3882" calcext:value-type="float">
            <text:p>3882</text:p>
          </table:table-cell>
          <table:table-cell table:style-name="ce1" table:formula="of:=[.C280]*0.4375" office:value-type="float" office:value="877.625" calcext:value-type="float">
            <text:p>877.625</text:p>
          </table:table-cell>
          <table:table-cell table:style-name="ce1" table:formula="of:=[.D280]*0.5625" office:value-type="float" office:value="1055.25" calcext:value-type="float">
            <text:p>1055.25</text:p>
          </table:table-cell>
          <table:table-cell table:style-name="ce1" table:formula="of:=([.C280]-[.F280])^2/[.F280]" office:value-type="float" office:value="1450.76785714286" calcext:value-type="float">
            <text:p>1450.7678571429</text:p>
          </table:table-cell>
          <table:table-cell table:style-name="ce1" table:formula="of:=([.D280]-[.G280])^2/[.G280]" office:value-type="float" office:value="638.361111111111" calcext:value-type="float">
            <text:p>638.3611111111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y-TCC-2-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057" calcext:value-type="float">
            <text:p>2057</text:p>
          </table:table-cell>
          <table:table-cell table:style-name="ce1" office:value-type="float" office:value="1927" calcext:value-type="float">
            <text:p>1927</text:p>
          </table:table-cell>
          <table:table-cell table:style-name="ce1" table:formula="of:=SUM([.C281:.D281])" office:value-type="float" office:value="3984" calcext:value-type="float">
            <text:p>3984</text:p>
          </table:table-cell>
          <table:table-cell table:style-name="ce1" table:formula="of:=[.C281]*0.4375" office:value-type="float" office:value="899.9375" calcext:value-type="float">
            <text:p>899.9375</text:p>
          </table:table-cell>
          <table:table-cell table:style-name="ce1" table:formula="of:=[.D281]*0.5625" office:value-type="float" office:value="1083.9375" calcext:value-type="float">
            <text:p>1083.9375</text:p>
          </table:table-cell>
          <table:table-cell table:style-name="ce1" table:formula="of:=([.C281]-[.F281])^2/[.F281]" office:value-type="float" office:value="1487.65178571429" calcext:value-type="float">
            <text:p>1487.6517857143</text:p>
          </table:table-cell>
          <table:table-cell table:style-name="ce1" table:formula="of:=([.D281]-[.G281])^2/[.G281]" office:value-type="float" office:value="655.715277777778" calcext:value-type="float">
            <text:p>655.7152777778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y-TCC-3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926" calcext:value-type="float">
            <text:p>4926</text:p>
          </table:table-cell>
          <table:table-cell table:style-name="ce1" office:value-type="float" office:value="4963" calcext:value-type="float">
            <text:p>4963</text:p>
          </table:table-cell>
          <table:table-cell table:style-name="ce1" table:formula="of:=SUM([.C282:.D282])" office:value-type="float" office:value="9889" calcext:value-type="float">
            <text:p>9889</text:p>
          </table:table-cell>
          <table:table-cell table:style-name="ce1" table:formula="of:=[.C282]*0.4375" office:value-type="float" office:value="2155.125" calcext:value-type="float">
            <text:p>2155.125</text:p>
          </table:table-cell>
          <table:table-cell table:style-name="ce1" table:formula="of:=[.D282]*0.5625" office:value-type="float" office:value="2791.6875" calcext:value-type="float">
            <text:p>2791.6875</text:p>
          </table:table-cell>
          <table:table-cell table:style-name="ce1" table:formula="of:=([.C282]-[.F282])^2/[.F282]" office:value-type="float" office:value="3562.55357142857" calcext:value-type="float">
            <text:p>3562.5535714286</text:p>
          </table:table-cell>
          <table:table-cell table:style-name="ce1" table:formula="of:=([.D282]-[.G282])^2/[.G282]" office:value-type="float" office:value="1688.79861111111" calcext:value-type="float">
            <text:p>1688.7986111111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Gly-TCC-4-1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formula="of:=SUM([.C283:.D283])" office:value-type="float" office:value="48" calcext:value-type="float">
            <text:p>48</text:p>
          </table:table-cell>
          <table:table-cell table:formula="of:=[.C283]*0.4375" office:value-type="float" office:value="9.1875" calcext:value-type="float">
            <text:p>9.1875</text:p>
          </table:table-cell>
          <table:table-cell table:formula="of:=[.D283]*0.5625" office:value-type="float" office:value="15.1875" calcext:value-type="float">
            <text:p>15.1875</text:p>
          </table:table-cell>
          <table:table-cell table:formula="of:=([.C283]-[.F283])^2/[.F283]" office:value-type="float" office:value="15.1875" calcext:value-type="float">
            <text:p>15.1875</text:p>
          </table:table-cell>
          <table:table-cell table:formula="of:=([.D283]-[.G283])^2/[.G283]" office:value-type="float" office:value="9.1875" calcext:value-type="float">
            <text:p>9.18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y-TCC-5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284:.D284])" office:value-type="float" office:value="1" calcext:value-type="float">
            <text:p>1</text:p>
          </table:table-cell>
          <table:table-cell table:formula="of:=[.C284]*0.4375" office:value-type="float" office:value="0" calcext:value-type="float">
            <text:p>0</text:p>
          </table:table-cell>
          <table:table-cell table:formula="of:=[.D284]*0.5625" office:value-type="float" office:value="0.5625" calcext:value-type="float">
            <text:p>0.5625</text:p>
          </table:table-cell>
          <table:table-cell table:formula="of:=([.C284]-[.F284])^2/[.F284]" office:value-type="string" office:string-value="" calcext:value-type="error">
            <text:p>#DIV/0!</text:p>
          </table:table-cell>
          <table:table-cell table:formula="of:=([.D284]-[.G284])^2/[.G284]" office:value-type="float" office:value="0.340277777777778" calcext:value-type="float">
            <text:p>0.340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y-TCC-6-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285:.D285])" office:value-type="float" office:value="3" calcext:value-type="float">
            <text:p>3</text:p>
          </table:table-cell>
          <table:table-cell table:formula="of:=[.C285]*0.4375" office:value-type="float" office:value="0.875" calcext:value-type="float">
            <text:p>0.875</text:p>
          </table:table-cell>
          <table:table-cell table:formula="of:=[.D285]*0.5625" office:value-type="float" office:value="0.5625" calcext:value-type="float">
            <text:p>0.5625</text:p>
          </table:table-cell>
          <table:table-cell table:formula="of:=([.C285]-[.F285])^2/[.F285]" office:value-type="float" office:value="1.44642857142857" calcext:value-type="float">
            <text:p>1.4464285714</text:p>
          </table:table-cell>
          <table:table-cell table:formula="of:=([.D285]-[.G285])^2/[.G285]" office:value-type="float" office:value="0.340277777777778" calcext:value-type="float">
            <text:p>0.340277777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His-GTG-1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29" calcext:value-type="float">
            <text:p>1629</text:p>
          </table:table-cell>
          <table:table-cell table:style-name="ce1" office:value-type="float" office:value="1772" calcext:value-type="float">
            <text:p>1772</text:p>
          </table:table-cell>
          <table:table-cell table:style-name="ce1" table:formula="of:=SUM([.C286:.D286])" office:value-type="float" office:value="3401" calcext:value-type="float">
            <text:p>3401</text:p>
          </table:table-cell>
          <table:table-cell table:style-name="ce1" table:formula="of:=[.C286]*0.4375" office:value-type="float" office:value="712.6875" calcext:value-type="float">
            <text:p>712.6875</text:p>
          </table:table-cell>
          <table:table-cell table:style-name="ce1" table:formula="of:=[.D286]*0.5625" office:value-type="float" office:value="996.75" calcext:value-type="float">
            <text:p>996.75</text:p>
          </table:table-cell>
          <table:table-cell table:style-name="ce1" table:formula="of:=([.C286]-[.F286])^2/[.F286]" office:value-type="float" office:value="1178.11607142857" calcext:value-type="float">
            <text:p>1178.1160714286</text:p>
          </table:table-cell>
          <table:table-cell table:style-name="ce1" table:formula="of:=([.D286]-[.G286])^2/[.G286]" office:value-type="float" office:value="602.972222222222" calcext:value-type="float">
            <text:p>602.9722222222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His-GTG-1-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547" calcext:value-type="float">
            <text:p>1547</text:p>
          </table:table-cell>
          <table:table-cell table:style-name="ce1" office:value-type="float" office:value="1780" calcext:value-type="float">
            <text:p>1780</text:p>
          </table:table-cell>
          <table:table-cell table:style-name="ce1" table:formula="of:=SUM([.C287:.D287])" office:value-type="float" office:value="3327" calcext:value-type="float">
            <text:p>3327</text:p>
          </table:table-cell>
          <table:table-cell table:style-name="ce1" table:formula="of:=[.C287]*0.4375" office:value-type="float" office:value="676.8125" calcext:value-type="float">
            <text:p>676.8125</text:p>
          </table:table-cell>
          <table:table-cell table:style-name="ce1" table:formula="of:=[.D287]*0.5625" office:value-type="float" office:value="1001.25" calcext:value-type="float">
            <text:p>1001.25</text:p>
          </table:table-cell>
          <table:table-cell table:style-name="ce1" table:formula="of:=([.C287]-[.F287])^2/[.F287]" office:value-type="float" office:value="1118.8125" calcext:value-type="float">
            <text:p>1118.8125</text:p>
          </table:table-cell>
          <table:table-cell table:style-name="ce1" table:formula="of:=([.D287]-[.G287])^2/[.G287]" office:value-type="float" office:value="605.694444444444" calcext:value-type="float">
            <text:p>605.6944444444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His-GTG-1-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31" calcext:value-type="float">
            <text:p>1631</text:p>
          </table:table-cell>
          <table:table-cell table:style-name="ce1" office:value-type="float" office:value="1885" calcext:value-type="float">
            <text:p>1885</text:p>
          </table:table-cell>
          <table:table-cell table:style-name="ce1" table:formula="of:=SUM([.C288:.D288])" office:value-type="float" office:value="3516" calcext:value-type="float">
            <text:p>3516</text:p>
          </table:table-cell>
          <table:table-cell table:style-name="ce1" table:formula="of:=[.C288]*0.4375" office:value-type="float" office:value="713.5625" calcext:value-type="float">
            <text:p>713.5625</text:p>
          </table:table-cell>
          <table:table-cell table:style-name="ce1" table:formula="of:=[.D288]*0.5625" office:value-type="float" office:value="1060.3125" calcext:value-type="float">
            <text:p>1060.3125</text:p>
          </table:table-cell>
          <table:table-cell table:style-name="ce1" table:formula="of:=([.C288]-[.F288])^2/[.F288]" office:value-type="float" office:value="1179.5625" calcext:value-type="float">
            <text:p>1179.5625</text:p>
          </table:table-cell>
          <table:table-cell table:style-name="ce1" table:formula="of:=([.D288]-[.G288])^2/[.G288]" office:value-type="float" office:value="641.423611111111" calcext:value-type="float">
            <text:p>641.4236111111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His-GTG-1-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09" calcext:value-type="float">
            <text:p>1609</text:p>
          </table:table-cell>
          <table:table-cell table:style-name="ce1" office:value-type="float" office:value="1817" calcext:value-type="float">
            <text:p>1817</text:p>
          </table:table-cell>
          <table:table-cell table:style-name="ce1" table:formula="of:=SUM([.C289:.D289])" office:value-type="float" office:value="3426" calcext:value-type="float">
            <text:p>3426</text:p>
          </table:table-cell>
          <table:table-cell table:style-name="ce1" table:formula="of:=[.C289]*0.4375" office:value-type="float" office:value="703.9375" calcext:value-type="float">
            <text:p>703.9375</text:p>
          </table:table-cell>
          <table:table-cell table:style-name="ce1" table:formula="of:=[.D289]*0.5625" office:value-type="float" office:value="1022.0625" calcext:value-type="float">
            <text:p>1022.0625</text:p>
          </table:table-cell>
          <table:table-cell table:style-name="ce1" table:formula="of:=([.C289]-[.F289])^2/[.F289]" office:value-type="float" office:value="1163.65178571429" calcext:value-type="float">
            <text:p>1163.6517857143</text:p>
          </table:table-cell>
          <table:table-cell table:style-name="ce1" table:formula="of:=([.D289]-[.G289])^2/[.G289]" office:value-type="float" office:value="618.284722222222" calcext:value-type="float">
            <text:p>618.2847222222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His-GTG-1-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48" calcext:value-type="float">
            <text:p>1648</text:p>
          </table:table-cell>
          <table:table-cell table:style-name="ce1" office:value-type="float" office:value="1808" calcext:value-type="float">
            <text:p>1808</text:p>
          </table:table-cell>
          <table:table-cell table:style-name="ce1" table:formula="of:=SUM([.C290:.D290])" office:value-type="float" office:value="3456" calcext:value-type="float">
            <text:p>3456</text:p>
          </table:table-cell>
          <table:table-cell table:style-name="ce1" table:formula="of:=[.C290]*0.4375" office:value-type="float" office:value="721" calcext:value-type="float">
            <text:p>721</text:p>
          </table:table-cell>
          <table:table-cell table:style-name="ce1" table:formula="of:=[.D290]*0.5625" office:value-type="float" office:value="1017" calcext:value-type="float">
            <text:p>1017</text:p>
          </table:table-cell>
          <table:table-cell table:style-name="ce1" table:formula="of:=([.C290]-[.F290])^2/[.F290]" office:value-type="float" office:value="1191.85714285714" calcext:value-type="float">
            <text:p>1191.8571428572</text:p>
          </table:table-cell>
          <table:table-cell table:style-name="ce1" table:formula="of:=([.D290]-[.G290])^2/[.G290]" office:value-type="float" office:value="615.222222222222" calcext:value-type="float">
            <text:p>615.2222222222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His-GTG-1-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528" calcext:value-type="float">
            <text:p>1528</text:p>
          </table:table-cell>
          <table:table-cell table:style-name="ce1" office:value-type="float" office:value="1789" calcext:value-type="float">
            <text:p>1789</text:p>
          </table:table-cell>
          <table:table-cell table:style-name="ce1" table:formula="of:=SUM([.C291:.D291])" office:value-type="float" office:value="3317" calcext:value-type="float">
            <text:p>3317</text:p>
          </table:table-cell>
          <table:table-cell table:style-name="ce1" table:formula="of:=[.C291]*0.4375" office:value-type="float" office:value="668.5" calcext:value-type="float">
            <text:p>668.5</text:p>
          </table:table-cell>
          <table:table-cell table:style-name="ce1" table:formula="of:=[.D291]*0.5625" office:value-type="float" office:value="1006.3125" calcext:value-type="float">
            <text:p>1006.3125</text:p>
          </table:table-cell>
          <table:table-cell table:style-name="ce1" table:formula="of:=([.C291]-[.F291])^2/[.F291]" office:value-type="float" office:value="1105.07142857143" calcext:value-type="float">
            <text:p>1105.0714285714</text:p>
          </table:table-cell>
          <table:table-cell table:style-name="ce1" table:formula="of:=([.D291]-[.G291])^2/[.G291]" office:value-type="float" office:value="608.756944444444" calcext:value-type="float">
            <text:p>608.7569444444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His-GTG-1-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581" calcext:value-type="float">
            <text:p>1581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table:formula="of:=SUM([.C292:.D292])" office:value-type="float" office:value="3340" calcext:value-type="float">
            <text:p>3340</text:p>
          </table:table-cell>
          <table:table-cell table:style-name="ce1" table:formula="of:=[.C292]*0.4375" office:value-type="float" office:value="691.6875" calcext:value-type="float">
            <text:p>691.6875</text:p>
          </table:table-cell>
          <table:table-cell table:style-name="ce1" table:formula="of:=[.D292]*0.5625" office:value-type="float" office:value="989.4375" calcext:value-type="float">
            <text:p>989.4375</text:p>
          </table:table-cell>
          <table:table-cell table:style-name="ce1" table:formula="of:=([.C292]-[.F292])^2/[.F292]" office:value-type="float" office:value="1143.40178571429" calcext:value-type="float">
            <text:p>1143.4017857143</text:p>
          </table:table-cell>
          <table:table-cell table:style-name="ce1" table:formula="of:=([.D292]-[.G292])^2/[.G292]" office:value-type="float" office:value="598.548611111111" calcext:value-type="float">
            <text:p>598.5486111111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His-GTG-1-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510" calcext:value-type="float">
            <text:p>1510</text:p>
          </table:table-cell>
          <table:table-cell table:style-name="ce1" office:value-type="float" office:value="1742" calcext:value-type="float">
            <text:p>1742</text:p>
          </table:table-cell>
          <table:table-cell table:style-name="ce1" table:formula="of:=SUM([.C293:.D293])" office:value-type="float" office:value="3252" calcext:value-type="float">
            <text:p>3252</text:p>
          </table:table-cell>
          <table:table-cell table:style-name="ce1" table:formula="of:=[.C293]*0.4375" office:value-type="float" office:value="660.625" calcext:value-type="float">
            <text:p>660.625</text:p>
          </table:table-cell>
          <table:table-cell table:style-name="ce1" table:formula="of:=[.D293]*0.5625" office:value-type="float" office:value="979.875" calcext:value-type="float">
            <text:p>979.875</text:p>
          </table:table-cell>
          <table:table-cell table:style-name="ce1" table:formula="of:=([.C293]-[.F293])^2/[.F293]" office:value-type="float" office:value="1092.05357142857" calcext:value-type="float">
            <text:p>1092.0535714286</text:p>
          </table:table-cell>
          <table:table-cell table:style-name="ce1" table:formula="of:=([.D293]-[.G293])^2/[.G293]" office:value-type="float" office:value="592.763888888889" calcext:value-type="float">
            <text:p>592.7638888889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His-GTG-1-9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546" calcext:value-type="float">
            <text:p>1546</text:p>
          </table:table-cell>
          <table:table-cell table:style-name="ce1" office:value-type="float" office:value="1709" calcext:value-type="float">
            <text:p>1709</text:p>
          </table:table-cell>
          <table:table-cell table:style-name="ce1" table:formula="of:=SUM([.C294:.D294])" office:value-type="float" office:value="3255" calcext:value-type="float">
            <text:p>3255</text:p>
          </table:table-cell>
          <table:table-cell table:style-name="ce1" table:formula="of:=[.C294]*0.4375" office:value-type="float" office:value="676.375" calcext:value-type="float">
            <text:p>676.375</text:p>
          </table:table-cell>
          <table:table-cell table:style-name="ce1" table:formula="of:=[.D294]*0.5625" office:value-type="float" office:value="961.3125" calcext:value-type="float">
            <text:p>961.3125</text:p>
          </table:table-cell>
          <table:table-cell table:style-name="ce1" table:formula="of:=([.C294]-[.F294])^2/[.F294]" office:value-type="float" office:value="1118.08928571429" calcext:value-type="float">
            <text:p>1118.0892857143</text:p>
          </table:table-cell>
          <table:table-cell table:style-name="ce1" table:formula="of:=([.D294]-[.G294])^2/[.G294]" office:value-type="float" office:value="581.534722222222" calcext:value-type="float">
            <text:p>581.5347222222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His-GTG-2-1</text:p>
          </table:table-cell>
          <table:table-cell office:value-type="float" office:value="72" calcext:value-type="float">
            <text:p>72</text:p>
          </table:table-cell>
          <table:table-cell office:value-type="float" office:value="229" calcext:value-type="float">
            <text:p>229</text:p>
          </table:table-cell>
          <table:table-cell office:value-type="float" office:value="254" calcext:value-type="float">
            <text:p>254</text:p>
          </table:table-cell>
          <table:table-cell table:formula="of:=SUM([.C295:.D295])" office:value-type="float" office:value="483" calcext:value-type="float">
            <text:p>483</text:p>
          </table:table-cell>
          <table:table-cell table:formula="of:=[.C295]*0.4375" office:value-type="float" office:value="100.1875" calcext:value-type="float">
            <text:p>100.1875</text:p>
          </table:table-cell>
          <table:table-cell table:formula="of:=[.D295]*0.5625" office:value-type="float" office:value="142.875" calcext:value-type="float">
            <text:p>142.875</text:p>
          </table:table-cell>
          <table:table-cell table:formula="of:=([.C295]-[.F295])^2/[.F295]" office:value-type="float" office:value="165.616071428571" calcext:value-type="float">
            <text:p>165.6160714286</text:p>
          </table:table-cell>
          <table:table-cell table:formula="of:=([.D295]-[.G295])^2/[.G295]" office:value-type="float" office:value="86.4305555555556" calcext:value-type="float">
            <text:p>86.430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His-GTG-3-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96:.D296])" office:value-type="float" office:value="1" calcext:value-type="float">
            <text:p>1</text:p>
          </table:table-cell>
          <table:table-cell table:formula="of:=[.C296]*0.4375" office:value-type="float" office:value="0.4375" calcext:value-type="float">
            <text:p>0.4375</text:p>
          </table:table-cell>
          <table:table-cell table:formula="of:=[.D296]*0.5625" office:value-type="float" office:value="0" calcext:value-type="float">
            <text:p>0</text:p>
          </table:table-cell>
          <table:table-cell table:formula="of:=([.C296]-[.F296])^2/[.F296]" office:value-type="float" office:value="0.723214285714286" calcext:value-type="float">
            <text:p>0.7232142857</text:p>
          </table:table-cell>
          <table:table-cell table:formula="of:=([.D296]-[.G296])^2/[.G296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Ile-AAT-1-1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formula="of:=SUM([.C297:.D297])" office:value-type="float" office:value="84" calcext:value-type="float">
            <text:p>84</text:p>
          </table:table-cell>
          <table:table-cell table:formula="of:=[.C297]*0.4375" office:value-type="float" office:value="19.25" calcext:value-type="float">
            <text:p>19.25</text:p>
          </table:table-cell>
          <table:table-cell table:formula="of:=[.D297]*0.5625" office:value-type="float" office:value="22.5" calcext:value-type="float">
            <text:p>22.5</text:p>
          </table:table-cell>
          <table:table-cell table:formula="of:=([.C297]-[.F297])^2/[.F297]" office:value-type="float" office:value="31.8214285714286" calcext:value-type="float">
            <text:p>31.8214285714</text:p>
          </table:table-cell>
          <table:table-cell table:formula="of:=([.D297]-[.G297])^2/[.G297]" office:value-type="float" office:value="13.6111111111111" calcext:value-type="float">
            <text:p>13.6111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Ile-AAT-10-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98:.D298])" office:value-type="float" office:value="0" calcext:value-type="float">
            <text:p>0</text:p>
          </table:table-cell>
          <table:table-cell table:formula="of:=[.C298]*0.4375" office:value-type="float" office:value="0" calcext:value-type="float">
            <text:p>0</text:p>
          </table:table-cell>
          <table:table-cell table:formula="of:=[.D298]*0.5625" office:value-type="float" office:value="0" calcext:value-type="float">
            <text:p>0</text:p>
          </table:table-cell>
          <table:table-cell table:formula="of:=([.C298]-[.F298])^2/[.F298]" office:value-type="string" office:string-value="" calcext:value-type="error">
            <text:p>#DIV/0!</text:p>
          </table:table-cell>
          <table:table-cell table:formula="of:=([.D298]-[.G298])^2/[.G29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Ile-AAT-11-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99:.D299])" office:value-type="float" office:value="0" calcext:value-type="float">
            <text:p>0</text:p>
          </table:table-cell>
          <table:table-cell table:formula="of:=[.C299]*0.4375" office:value-type="float" office:value="0" calcext:value-type="float">
            <text:p>0</text:p>
          </table:table-cell>
          <table:table-cell table:formula="of:=[.D299]*0.5625" office:value-type="float" office:value="0" calcext:value-type="float">
            <text:p>0</text:p>
          </table:table-cell>
          <table:table-cell table:formula="of:=([.C299]-[.F299])^2/[.F299]" office:value-type="string" office:string-value="" calcext:value-type="error">
            <text:p>#DIV/0!</text:p>
          </table:table-cell>
          <table:table-cell table:formula="of:=([.D299]-[.G299])^2/[.G299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Ile-AAT-12-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00:.D300])" office:value-type="float" office:value="0" calcext:value-type="float">
            <text:p>0</text:p>
          </table:table-cell>
          <table:table-cell table:formula="of:=[.C300]*0.4375" office:value-type="float" office:value="0" calcext:value-type="float">
            <text:p>0</text:p>
          </table:table-cell>
          <table:table-cell table:formula="of:=[.D300]*0.5625" office:value-type="float" office:value="0" calcext:value-type="float">
            <text:p>0</text:p>
          </table:table-cell>
          <table:table-cell table:formula="of:=([.C300]-[.F300])^2/[.F300]" office:value-type="string" office:string-value="" calcext:value-type="error">
            <text:p>#DIV/0!</text:p>
          </table:table-cell>
          <table:table-cell table:formula="of:=([.D300]-[.G300])^2/[.G300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Ile-AAT-2-1</text:p>
          </table:table-cell>
          <table:table-cell office:value-type="float" office:value="74" calcext:value-type="float">
            <text:p>74</text:p>
          </table:table-cell>
          <table:table-cell office:value-type="float" office:value="225" calcext:value-type="float">
            <text:p>225</text:p>
          </table:table-cell>
          <table:table-cell office:value-type="float" office:value="294" calcext:value-type="float">
            <text:p>294</text:p>
          </table:table-cell>
          <table:table-cell table:formula="of:=SUM([.C301:.D301])" office:value-type="float" office:value="519" calcext:value-type="float">
            <text:p>519</text:p>
          </table:table-cell>
          <table:table-cell table:formula="of:=[.C301]*0.4375" office:value-type="float" office:value="98.4375" calcext:value-type="float">
            <text:p>98.4375</text:p>
          </table:table-cell>
          <table:table-cell table:formula="of:=[.D301]*0.5625" office:value-type="float" office:value="165.375" calcext:value-type="float">
            <text:p>165.375</text:p>
          </table:table-cell>
          <table:table-cell table:formula="of:=([.C301]-[.F301])^2/[.F301]" office:value-type="float" office:value="162.723214285714" calcext:value-type="float">
            <text:p>162.7232142857</text:p>
          </table:table-cell>
          <table:table-cell table:formula="of:=([.D301]-[.G301])^2/[.G301]" office:value-type="float" office:value="100.041666666667" calcext:value-type="float">
            <text:p>100.0416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Ile-AAT-3-1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formula="of:=SUM([.C302:.D302])" office:value-type="float" office:value="176" calcext:value-type="float">
            <text:p>176</text:p>
          </table:table-cell>
          <table:table-cell table:formula="of:=[.C302]*0.4375" office:value-type="float" office:value="30.625" calcext:value-type="float">
            <text:p>30.625</text:p>
          </table:table-cell>
          <table:table-cell table:formula="of:=[.D302]*0.5625" office:value-type="float" office:value="59.625" calcext:value-type="float">
            <text:p>59.625</text:p>
          </table:table-cell>
          <table:table-cell table:formula="of:=([.C302]-[.F302])^2/[.F302]" office:value-type="float" office:value="50.625" calcext:value-type="float">
            <text:p>50.625</text:p>
          </table:table-cell>
          <table:table-cell table:formula="of:=([.D302]-[.G302])^2/[.G302]" office:value-type="float" office:value="36.0694444444444" calcext:value-type="float">
            <text:p>36.069444444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Ile-AAT-4-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09" calcext:value-type="float">
            <text:p>809</text:p>
          </table:table-cell>
          <table:table-cell table:style-name="ce1" office:value-type="float" office:value="898" calcext:value-type="float">
            <text:p>898</text:p>
          </table:table-cell>
          <table:table-cell table:style-name="ce1" table:formula="of:=SUM([.C303:.D303])" office:value-type="float" office:value="1707" calcext:value-type="float">
            <text:p>1707</text:p>
          </table:table-cell>
          <table:table-cell table:style-name="ce1" table:formula="of:=[.C303]*0.4375" office:value-type="float" office:value="353.9375" calcext:value-type="float">
            <text:p>353.9375</text:p>
          </table:table-cell>
          <table:table-cell table:style-name="ce1" table:formula="of:=[.D303]*0.5625" office:value-type="float" office:value="505.125" calcext:value-type="float">
            <text:p>505.125</text:p>
          </table:table-cell>
          <table:table-cell table:style-name="ce1" table:formula="of:=([.C303]-[.F303])^2/[.F303]" office:value-type="float" office:value="585.080357142857" calcext:value-type="float">
            <text:p>585.0803571429</text:p>
          </table:table-cell>
          <table:table-cell table:style-name="ce1" table:formula="of:=([.D303]-[.G303])^2/[.G303]" office:value-type="float" office:value="305.569444444444" calcext:value-type="float">
            <text:p>305.5694444444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Ile-AAT-5-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16" calcext:value-type="float">
            <text:p>1616</text:p>
          </table:table-cell>
          <table:table-cell table:style-name="ce1" office:value-type="float" office:value="1698" calcext:value-type="float">
            <text:p>1698</text:p>
          </table:table-cell>
          <table:table-cell table:style-name="ce1" table:formula="of:=SUM([.C304:.D304])" office:value-type="float" office:value="3314" calcext:value-type="float">
            <text:p>3314</text:p>
          </table:table-cell>
          <table:table-cell table:style-name="ce1" table:formula="of:=[.C304]*0.4375" office:value-type="float" office:value="707" calcext:value-type="float">
            <text:p>707</text:p>
          </table:table-cell>
          <table:table-cell table:style-name="ce1" table:formula="of:=[.D304]*0.5625" office:value-type="float" office:value="955.125" calcext:value-type="float">
            <text:p>955.125</text:p>
          </table:table-cell>
          <table:table-cell table:style-name="ce1" table:formula="of:=([.C304]-[.F304])^2/[.F304]" office:value-type="float" office:value="1168.71428571429" calcext:value-type="float">
            <text:p>1168.7142857143</text:p>
          </table:table-cell>
          <table:table-cell table:style-name="ce1" table:formula="of:=([.D304]-[.G304])^2/[.G304]" office:value-type="float" office:value="577.791666666667" calcext:value-type="float">
            <text:p>577.7916666667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Ile-AAT-5-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18" calcext:value-type="float">
            <text:p>1618</text:p>
          </table:table-cell>
          <table:table-cell table:style-name="ce1" office:value-type="float" office:value="1819" calcext:value-type="float">
            <text:p>1819</text:p>
          </table:table-cell>
          <table:table-cell table:style-name="ce1" table:formula="of:=SUM([.C305:.D305])" office:value-type="float" office:value="3437" calcext:value-type="float">
            <text:p>3437</text:p>
          </table:table-cell>
          <table:table-cell table:style-name="ce1" table:formula="of:=[.C305]*0.4375" office:value-type="float" office:value="707.875" calcext:value-type="float">
            <text:p>707.875</text:p>
          </table:table-cell>
          <table:table-cell table:style-name="ce1" table:formula="of:=[.D305]*0.5625" office:value-type="float" office:value="1023.1875" calcext:value-type="float">
            <text:p>1023.1875</text:p>
          </table:table-cell>
          <table:table-cell table:style-name="ce1" table:formula="of:=([.C305]-[.F305])^2/[.F305]" office:value-type="float" office:value="1170.16071428571" calcext:value-type="float">
            <text:p>1170.1607142857</text:p>
          </table:table-cell>
          <table:table-cell table:style-name="ce1" table:formula="of:=([.D305]-[.G305])^2/[.G305]" office:value-type="float" office:value="618.965277777778" calcext:value-type="float">
            <text:p>618.9652777778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Ile-AAT-5-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556" calcext:value-type="float">
            <text:p>1556</text:p>
          </table:table-cell>
          <table:table-cell table:style-name="ce1" office:value-type="float" office:value="1807" calcext:value-type="float">
            <text:p>1807</text:p>
          </table:table-cell>
          <table:table-cell table:style-name="ce1" table:formula="of:=SUM([.C306:.D306])" office:value-type="float" office:value="3363" calcext:value-type="float">
            <text:p>3363</text:p>
          </table:table-cell>
          <table:table-cell table:style-name="ce1" table:formula="of:=[.C306]*0.4375" office:value-type="float" office:value="680.75" calcext:value-type="float">
            <text:p>680.75</text:p>
          </table:table-cell>
          <table:table-cell table:style-name="ce1" table:formula="of:=[.D306]*0.5625" office:value-type="float" office:value="1016.4375" calcext:value-type="float">
            <text:p>1016.4375</text:p>
          </table:table-cell>
          <table:table-cell table:style-name="ce1" table:formula="of:=([.C306]-[.F306])^2/[.F306]" office:value-type="float" office:value="1125.32142857143" calcext:value-type="float">
            <text:p>1125.3214285714</text:p>
          </table:table-cell>
          <table:table-cell table:style-name="ce1" table:formula="of:=([.D306]-[.G306])^2/[.G306]" office:value-type="float" office:value="614.881944444444" calcext:value-type="float">
            <text:p>614.8819444444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Ile-AAT-5-4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1717" calcext:value-type="float">
            <text:p>1717</text:p>
          </table:table-cell>
          <table:table-cell table:style-name="ce1" table:formula="of:=SUM([.C307:.D307])" office:value-type="float" office:value="3317" calcext:value-type="float">
            <text:p>3317</text:p>
          </table:table-cell>
          <table:table-cell table:style-name="ce1" table:formula="of:=[.C307]*0.4375" office:value-type="float" office:value="700" calcext:value-type="float">
            <text:p>700</text:p>
          </table:table-cell>
          <table:table-cell table:style-name="ce1" table:formula="of:=[.D307]*0.5625" office:value-type="float" office:value="965.8125" calcext:value-type="float">
            <text:p>965.8125</text:p>
          </table:table-cell>
          <table:table-cell table:style-name="ce1" table:formula="of:=([.C307]-[.F307])^2/[.F307]" office:value-type="float" office:value="1157.14285714286" calcext:value-type="float">
            <text:p>1157.1428571429</text:p>
          </table:table-cell>
          <table:table-cell table:style-name="ce1" table:formula="of:=([.D307]-[.G307])^2/[.G307]" office:value-type="float" office:value="584.256944444445" calcext:value-type="float">
            <text:p>584.2569444444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Ile-AAT-5-5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table:formula="of:=SUM([.C308:.D308])" office:value-type="float" office:value="3265" calcext:value-type="float">
            <text:p>3265</text:p>
          </table:table-cell>
          <table:table-cell table:style-name="ce1" table:formula="of:=[.C308]*0.4375" office:value-type="float" office:value="656.25" calcext:value-type="float">
            <text:p>656.25</text:p>
          </table:table-cell>
          <table:table-cell table:style-name="ce1" table:formula="of:=[.D308]*0.5625" office:value-type="float" office:value="992.8125" calcext:value-type="float">
            <text:p>992.8125</text:p>
          </table:table-cell>
          <table:table-cell table:style-name="ce1" table:formula="of:=([.C308]-[.F308])^2/[.F308]" office:value-type="float" office:value="1084.82142857143" calcext:value-type="float">
            <text:p>1084.8214285714</text:p>
          </table:table-cell>
          <table:table-cell table:style-name="ce1" table:formula="of:=([.D308]-[.G308])^2/[.G308]" office:value-type="float" office:value="600.590277777778" calcext:value-type="float">
            <text:p>600.5902777778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Ile-AAT-6-1</text:p>
          </table:table-cell>
          <table:table-cell office:value-type="float" office:value="74" calcext:value-type="float">
            <text:p>74</text:p>
          </table:table-cell>
          <table:table-cell office:value-type="float" office:value="528" calcext:value-type="float">
            <text:p>528</text:p>
          </table:table-cell>
          <table:table-cell office:value-type="float" office:value="649" calcext:value-type="float">
            <text:p>649</text:p>
          </table:table-cell>
          <table:table-cell table:formula="of:=SUM([.C309:.D309])" office:value-type="float" office:value="1177" calcext:value-type="float">
            <text:p>1177</text:p>
          </table:table-cell>
          <table:table-cell table:formula="of:=[.C309]*0.4375" office:value-type="float" office:value="231" calcext:value-type="float">
            <text:p>231</text:p>
          </table:table-cell>
          <table:table-cell table:formula="of:=[.D309]*0.5625" office:value-type="float" office:value="365.0625" calcext:value-type="float">
            <text:p>365.0625</text:p>
          </table:table-cell>
          <table:table-cell table:formula="of:=([.C309]-[.F309])^2/[.F309]" office:value-type="float" office:value="381.857142857143" calcext:value-type="float">
            <text:p>381.8571428571</text:p>
          </table:table-cell>
          <table:table-cell table:formula="of:=([.D309]-[.G309])^2/[.G309]" office:value-type="float" office:value="220.840277777778" calcext:value-type="float">
            <text:p>220.840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Ile-AAT-7-1</text:p>
          </table:table-cell>
          <table:table-cell office:value-type="float" office:value="74" calcext:value-type="float">
            <text:p>74</text:p>
          </table:table-cell>
          <table:table-cell office:value-type="float" office:value="311" calcext:value-type="float">
            <text:p>311</text:p>
          </table:table-cell>
          <table:table-cell office:value-type="float" office:value="404" calcext:value-type="float">
            <text:p>404</text:p>
          </table:table-cell>
          <table:table-cell table:formula="of:=SUM([.C310:.D310])" office:value-type="float" office:value="715" calcext:value-type="float">
            <text:p>715</text:p>
          </table:table-cell>
          <table:table-cell table:formula="of:=[.C310]*0.4375" office:value-type="float" office:value="136.0625" calcext:value-type="float">
            <text:p>136.0625</text:p>
          </table:table-cell>
          <table:table-cell table:formula="of:=[.D310]*0.5625" office:value-type="float" office:value="227.25" calcext:value-type="float">
            <text:p>227.25</text:p>
          </table:table-cell>
          <table:table-cell table:formula="of:=([.C310]-[.F310])^2/[.F310]" office:value-type="float" office:value="224.919642857143" calcext:value-type="float">
            <text:p>224.9196428571</text:p>
          </table:table-cell>
          <table:table-cell table:formula="of:=([.D310]-[.G310])^2/[.G310]" office:value-type="float" office:value="137.472222222222" calcext:value-type="float">
            <text:p>137.47222222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Ile-AAT-7-2</text:p>
          </table:table-cell>
          <table:table-cell office:value-type="float" office:value="74" calcext:value-type="float">
            <text:p>74</text:p>
          </table:table-cell>
          <table:table-cell office:value-type="float" office:value="291" calcext:value-type="float">
            <text:p>291</text:p>
          </table:table-cell>
          <table:table-cell office:value-type="float" office:value="409" calcext:value-type="float">
            <text:p>409</text:p>
          </table:table-cell>
          <table:table-cell table:formula="of:=SUM([.C311:.D311])" office:value-type="float" office:value="700" calcext:value-type="float">
            <text:p>700</text:p>
          </table:table-cell>
          <table:table-cell table:formula="of:=[.C311]*0.4375" office:value-type="float" office:value="127.3125" calcext:value-type="float">
            <text:p>127.3125</text:p>
          </table:table-cell>
          <table:table-cell table:formula="of:=[.D311]*0.5625" office:value-type="float" office:value="230.0625" calcext:value-type="float">
            <text:p>230.0625</text:p>
          </table:table-cell>
          <table:table-cell table:formula="of:=([.C311]-[.F311])^2/[.F311]" office:value-type="float" office:value="210.455357142857" calcext:value-type="float">
            <text:p>210.4553571429</text:p>
          </table:table-cell>
          <table:table-cell table:formula="of:=([.D311]-[.G311])^2/[.G311]" office:value-type="float" office:value="139.173611111111" calcext:value-type="float">
            <text:p>139.1736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Ile-AAT-8-1</text:p>
          </table:table-cell>
          <table:table-cell office:value-type="float" office:value="74" calcext:value-type="float">
            <text:p>74</text:p>
          </table:table-cell>
          <table:table-cell office:value-type="float" office:value="671" calcext:value-type="float">
            <text:p>671</text:p>
          </table:table-cell>
          <table:table-cell office:value-type="float" office:value="776" calcext:value-type="float">
            <text:p>776</text:p>
          </table:table-cell>
          <table:table-cell table:formula="of:=SUM([.C312:.D312])" office:value-type="float" office:value="1447" calcext:value-type="float">
            <text:p>1447</text:p>
          </table:table-cell>
          <table:table-cell table:formula="of:=[.C312]*0.4375" office:value-type="float" office:value="293.5625" calcext:value-type="float">
            <text:p>293.5625</text:p>
          </table:table-cell>
          <table:table-cell table:formula="of:=[.D312]*0.5625" office:value-type="float" office:value="436.5" calcext:value-type="float">
            <text:p>436.5</text:p>
          </table:table-cell>
          <table:table-cell table:formula="of:=([.C312]-[.F312])^2/[.F312]" office:value-type="float" office:value="485.276785714286" calcext:value-type="float">
            <text:p>485.2767857143</text:p>
          </table:table-cell>
          <table:table-cell table:formula="of:=([.D312]-[.G312])^2/[.G312]" office:value-type="float" office:value="264.055555555556" calcext:value-type="float">
            <text:p>264.055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Ile-AAT-9-1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C313:.D313])" office:value-type="float" office:value="23" calcext:value-type="float">
            <text:p>23</text:p>
          </table:table-cell>
          <table:table-cell table:formula="of:=[.C313]*0.4375" office:value-type="float" office:value="4.375" calcext:value-type="float">
            <text:p>4.375</text:p>
          </table:table-cell>
          <table:table-cell table:formula="of:=[.D313]*0.5625" office:value-type="float" office:value="7.3125" calcext:value-type="float">
            <text:p>7.3125</text:p>
          </table:table-cell>
          <table:table-cell table:formula="of:=([.C313]-[.F313])^2/[.F313]" office:value-type="float" office:value="7.23214285714286" calcext:value-type="float">
            <text:p>7.2321428571</text:p>
          </table:table-cell>
          <table:table-cell table:formula="of:=([.D313]-[.G313])^2/[.G313]" office:value-type="float" office:value="4.42361111111111" calcext:value-type="float">
            <text:p>4.4236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Ile-GAT-1-1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SUM([.C314:.D314])" office:value-type="float" office:value="26" calcext:value-type="float">
            <text:p>26</text:p>
          </table:table-cell>
          <table:table-cell table:formula="of:=[.C314]*0.4375" office:value-type="float" office:value="6.125" calcext:value-type="float">
            <text:p>6.125</text:p>
          </table:table-cell>
          <table:table-cell table:formula="of:=[.D314]*0.5625" office:value-type="float" office:value="6.75" calcext:value-type="float">
            <text:p>6.75</text:p>
          </table:table-cell>
          <table:table-cell table:formula="of:=([.C314]-[.F314])^2/[.F314]" office:value-type="float" office:value="10.125" calcext:value-type="float">
            <text:p>10.125</text:p>
          </table:table-cell>
          <table:table-cell table:formula="of:=([.D314]-[.G314])^2/[.G314]" office:value-type="float" office:value="4.08333333333333" calcext:value-type="float">
            <text:p>4.0833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Ile-GAT-1-2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C315:.D315])" office:value-type="float" office:value="25" calcext:value-type="float">
            <text:p>25</text:p>
          </table:table-cell>
          <table:table-cell table:formula="of:=[.C315]*0.4375" office:value-type="float" office:value="6.125" calcext:value-type="float">
            <text:p>6.125</text:p>
          </table:table-cell>
          <table:table-cell table:formula="of:=[.D315]*0.5625" office:value-type="float" office:value="6.1875" calcext:value-type="float">
            <text:p>6.1875</text:p>
          </table:table-cell>
          <table:table-cell table:formula="of:=([.C315]-[.F315])^2/[.F315]" office:value-type="float" office:value="10.125" calcext:value-type="float">
            <text:p>10.125</text:p>
          </table:table-cell>
          <table:table-cell table:formula="of:=([.D315]-[.G315])^2/[.G315]" office:value-type="float" office:value="3.74305555555556" calcext:value-type="float">
            <text:p>3.7430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Ile-GAT-1-3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C316:.D316])" office:value-type="float" office:value="22" calcext:value-type="float">
            <text:p>22</text:p>
          </table:table-cell>
          <table:table-cell table:formula="of:=[.C316]*0.4375" office:value-type="float" office:value="3.9375" calcext:value-type="float">
            <text:p>3.9375</text:p>
          </table:table-cell>
          <table:table-cell table:formula="of:=[.D316]*0.5625" office:value-type="float" office:value="7.3125" calcext:value-type="float">
            <text:p>7.3125</text:p>
          </table:table-cell>
          <table:table-cell table:formula="of:=([.C316]-[.F316])^2/[.F316]" office:value-type="float" office:value="6.50892857142857" calcext:value-type="float">
            <text:p>6.5089285714</text:p>
          </table:table-cell>
          <table:table-cell table:formula="of:=([.D316]-[.G316])^2/[.G316]" office:value-type="float" office:value="4.42361111111111" calcext:value-type="float">
            <text:p>4.4236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Ile-TAT-1-1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table:formula="of:=SUM([.C317:.D317])" office:value-type="float" office:value="103" calcext:value-type="float">
            <text:p>103</text:p>
          </table:table-cell>
          <table:table-cell table:formula="of:=[.C317]*0.4375" office:value-type="float" office:value="18.375" calcext:value-type="float">
            <text:p>18.375</text:p>
          </table:table-cell>
          <table:table-cell table:formula="of:=[.D317]*0.5625" office:value-type="float" office:value="34.3125" calcext:value-type="float">
            <text:p>34.3125</text:p>
          </table:table-cell>
          <table:table-cell table:formula="of:=([.C317]-[.F317])^2/[.F317]" office:value-type="float" office:value="30.375" calcext:value-type="float">
            <text:p>30.375</text:p>
          </table:table-cell>
          <table:table-cell table:formula="of:=([.D317]-[.G317])^2/[.G317]" office:value-type="float" office:value="20.7569444444444" calcext:value-type="float">
            <text:p>20.7569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Ile-TAT-2-1</text:p>
          </table:table-cell>
          <table:table-cell office:value-type="float" office:value="93" calcext:value-type="float">
            <text:p>93</text:p>
          </table:table-cell>
          <table:table-cell office:value-type="float" office:value="184" calcext:value-type="float">
            <text:p>184</text:p>
          </table:table-cell>
          <table:table-cell office:value-type="float" office:value="249" calcext:value-type="float">
            <text:p>249</text:p>
          </table:table-cell>
          <table:table-cell table:formula="of:=SUM([.C318:.D318])" office:value-type="float" office:value="433" calcext:value-type="float">
            <text:p>433</text:p>
          </table:table-cell>
          <table:table-cell table:formula="of:=[.C318]*0.4375" office:value-type="float" office:value="80.5" calcext:value-type="float">
            <text:p>80.5</text:p>
          </table:table-cell>
          <table:table-cell table:formula="of:=[.D318]*0.5625" office:value-type="float" office:value="140.0625" calcext:value-type="float">
            <text:p>140.0625</text:p>
          </table:table-cell>
          <table:table-cell table:formula="of:=([.C318]-[.F318])^2/[.F318]" office:value-type="float" office:value="133.071428571429" calcext:value-type="float">
            <text:p>133.0714285714</text:p>
          </table:table-cell>
          <table:table-cell table:formula="of:=([.D318]-[.G318])^2/[.G318]" office:value-type="float" office:value="84.7291666666667" calcext:value-type="float">
            <text:p>84.7291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Ile-TAT-2-2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C319:.D319])" office:value-type="float" office:value="7" calcext:value-type="float">
            <text:p>7</text:p>
          </table:table-cell>
          <table:table-cell table:formula="of:=[.C319]*0.4375" office:value-type="float" office:value="0.4375" calcext:value-type="float">
            <text:p>0.4375</text:p>
          </table:table-cell>
          <table:table-cell table:formula="of:=[.D319]*0.5625" office:value-type="float" office:value="3.375" calcext:value-type="float">
            <text:p>3.375</text:p>
          </table:table-cell>
          <table:table-cell table:formula="of:=([.C319]-[.F319])^2/[.F319]" office:value-type="float" office:value="0.723214285714286" calcext:value-type="float">
            <text:p>0.7232142857</text:p>
          </table:table-cell>
          <table:table-cell table:formula="of:=([.D319]-[.G319])^2/[.G319]" office:value-type="float" office:value="2.04166666666667" calcext:value-type="float">
            <text:p>2.0416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Ile-TAT-2-3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C320:.D320])" office:value-type="float" office:value="3" calcext:value-type="float">
            <text:p>3</text:p>
          </table:table-cell>
          <table:table-cell table:formula="of:=[.C320]*0.4375" office:value-type="float" office:value="0" calcext:value-type="float">
            <text:p>0</text:p>
          </table:table-cell>
          <table:table-cell table:formula="of:=[.D320]*0.5625" office:value-type="float" office:value="1.6875" calcext:value-type="float">
            <text:p>1.6875</text:p>
          </table:table-cell>
          <table:table-cell table:formula="of:=([.C320]-[.F320])^2/[.F320]" office:value-type="string" office:string-value="" calcext:value-type="error">
            <text:p>#DIV/0!</text:p>
          </table:table-cell>
          <table:table-cell table:formula="of:=([.D320]-[.G320])^2/[.G320]" office:value-type="float" office:value="1.02083333333333" calcext:value-type="float">
            <text:p>1.0208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Ile-TAT-3-1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SUM([.C321:.D321])" office:value-type="float" office:value="17" calcext:value-type="float">
            <text:p>17</text:p>
          </table:table-cell>
          <table:table-cell table:formula="of:=[.C321]*0.4375" office:value-type="float" office:value="3.0625" calcext:value-type="float">
            <text:p>3.0625</text:p>
          </table:table-cell>
          <table:table-cell table:formula="of:=[.D321]*0.5625" office:value-type="float" office:value="5.625" calcext:value-type="float">
            <text:p>5.625</text:p>
          </table:table-cell>
          <table:table-cell table:formula="of:=([.C321]-[.F321])^2/[.F321]" office:value-type="float" office:value="5.0625" calcext:value-type="float">
            <text:p>5.0625</text:p>
          </table:table-cell>
          <table:table-cell table:formula="of:=([.D321]-[.G321])^2/[.G321]" office:value-type="float" office:value="3.40277777777778" calcext:value-type="float">
            <text:p>3.4027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AAG-1-1</text:p>
          </table:table-cell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table:formula="of:=SUM([.C322:.D322])" office:value-type="float" office:value="162" calcext:value-type="float">
            <text:p>162</text:p>
          </table:table-cell>
          <table:table-cell table:formula="of:=[.C322]*0.4375" office:value-type="float" office:value="42.4375" calcext:value-type="float">
            <text:p>42.4375</text:p>
          </table:table-cell>
          <table:table-cell table:formula="of:=[.D322]*0.5625" office:value-type="float" office:value="36.5625" calcext:value-type="float">
            <text:p>36.5625</text:p>
          </table:table-cell>
          <table:table-cell table:formula="of:=([.C322]-[.F322])^2/[.F322]" office:value-type="float" office:value="70.1517857142857" calcext:value-type="float">
            <text:p>70.1517857143</text:p>
          </table:table-cell>
          <table:table-cell table:formula="of:=([.D322]-[.G322])^2/[.G322]" office:value-type="float" office:value="22.1180555555556" calcext:value-type="float">
            <text:p>22.1180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AAG-1-2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table:formula="of:=SUM([.C323:.D323])" office:value-type="float" office:value="182" calcext:value-type="float">
            <text:p>182</text:p>
          </table:table-cell>
          <table:table-cell table:formula="of:=[.C323]*0.4375" office:value-type="float" office:value="51.625" calcext:value-type="float">
            <text:p>51.625</text:p>
          </table:table-cell>
          <table:table-cell table:formula="of:=[.D323]*0.5625" office:value-type="float" office:value="36" calcext:value-type="float">
            <text:p>36</text:p>
          </table:table-cell>
          <table:table-cell table:formula="of:=([.C323]-[.F323])^2/[.F323]" office:value-type="float" office:value="85.3392857142857" calcext:value-type="float">
            <text:p>85.3392857143</text:p>
          </table:table-cell>
          <table:table-cell table:formula="of:=([.D323]-[.G323])^2/[.G323]" office:value-type="float" office:value="21.7777777777778" calcext:value-type="float">
            <text:p>21.7777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AAG-1-3</text:p>
          </table:table-cell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 office:value-type="float" office:value="57" calcext:value-type="float">
            <text:p>57</text:p>
          </table:table-cell>
          <table:table-cell table:formula="of:=SUM([.C324:.D324])" office:value-type="float" office:value="167" calcext:value-type="float">
            <text:p>167</text:p>
          </table:table-cell>
          <table:table-cell table:formula="of:=[.C324]*0.4375" office:value-type="float" office:value="48.125" calcext:value-type="float">
            <text:p>48.125</text:p>
          </table:table-cell>
          <table:table-cell table:formula="of:=[.D324]*0.5625" office:value-type="float" office:value="32.0625" calcext:value-type="float">
            <text:p>32.0625</text:p>
          </table:table-cell>
          <table:table-cell table:formula="of:=([.C324]-[.F324])^2/[.F324]" office:value-type="float" office:value="79.5535714285714" calcext:value-type="float">
            <text:p>79.5535714286</text:p>
          </table:table-cell>
          <table:table-cell table:formula="of:=([.D324]-[.G324])^2/[.G324]" office:value-type="float" office:value="19.3958333333333" calcext:value-type="float">
            <text:p>19.3958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AAG-2-1</text:p>
          </table:table-cell>
          <table:table-cell office:value-type="float" office:value="82" calcext:value-type="float">
            <text:p>82</text:p>
          </table:table-cell>
          <table:table-cell office:value-type="float" office:value="610" calcext:value-type="float">
            <text:p>610</text:p>
          </table:table-cell>
          <table:table-cell office:value-type="float" office:value="491" calcext:value-type="float">
            <text:p>491</text:p>
          </table:table-cell>
          <table:table-cell table:formula="of:=SUM([.C325:.D325])" office:value-type="float" office:value="1101" calcext:value-type="float">
            <text:p>1101</text:p>
          </table:table-cell>
          <table:table-cell table:formula="of:=[.C325]*0.4375" office:value-type="float" office:value="266.875" calcext:value-type="float">
            <text:p>266.875</text:p>
          </table:table-cell>
          <table:table-cell table:formula="of:=[.D325]*0.5625" office:value-type="float" office:value="276.1875" calcext:value-type="float">
            <text:p>276.1875</text:p>
          </table:table-cell>
          <table:table-cell table:formula="of:=([.C325]-[.F325])^2/[.F325]" office:value-type="float" office:value="441.160714285714" calcext:value-type="float">
            <text:p>441.1607142857</text:p>
          </table:table-cell>
          <table:table-cell table:formula="of:=([.D325]-[.G325])^2/[.G325]" office:value-type="float" office:value="167.076388888889" calcext:value-type="float">
            <text:p>167.0763888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AAG-2-2</text:p>
          </table:table-cell>
          <table:table-cell office:value-type="float" office:value="82" calcext:value-type="float">
            <text:p>82</text:p>
          </table:table-cell>
          <table:table-cell office:value-type="float" office:value="608" calcext:value-type="float">
            <text:p>608</text:p>
          </table:table-cell>
          <table:table-cell office:value-type="float" office:value="506" calcext:value-type="float">
            <text:p>506</text:p>
          </table:table-cell>
          <table:table-cell table:formula="of:=SUM([.C326:.D326])" office:value-type="float" office:value="1114" calcext:value-type="float">
            <text:p>1114</text:p>
          </table:table-cell>
          <table:table-cell table:formula="of:=[.C326]*0.4375" office:value-type="float" office:value="266" calcext:value-type="float">
            <text:p>266</text:p>
          </table:table-cell>
          <table:table-cell table:formula="of:=[.D326]*0.5625" office:value-type="float" office:value="284.625" calcext:value-type="float">
            <text:p>284.625</text:p>
          </table:table-cell>
          <table:table-cell table:formula="of:=([.C326]-[.F326])^2/[.F326]" office:value-type="float" office:value="439.714285714286" calcext:value-type="float">
            <text:p>439.7142857143</text:p>
          </table:table-cell>
          <table:table-cell table:formula="of:=([.D326]-[.G326])^2/[.G326]" office:value-type="float" office:value="172.180555555556" calcext:value-type="float">
            <text:p>172.180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AAG-2-3</text:p>
          </table:table-cell>
          <table:table-cell office:value-type="float" office:value="82" calcext:value-type="float">
            <text:p>82</text:p>
          </table:table-cell>
          <table:table-cell office:value-type="float" office:value="585" calcext:value-type="float">
            <text:p>585</text:p>
          </table:table-cell>
          <table:table-cell office:value-type="float" office:value="437" calcext:value-type="float">
            <text:p>437</text:p>
          </table:table-cell>
          <table:table-cell table:formula="of:=SUM([.C327:.D327])" office:value-type="float" office:value="1022" calcext:value-type="float">
            <text:p>1022</text:p>
          </table:table-cell>
          <table:table-cell table:formula="of:=[.C327]*0.4375" office:value-type="float" office:value="255.9375" calcext:value-type="float">
            <text:p>255.9375</text:p>
          </table:table-cell>
          <table:table-cell table:formula="of:=[.D327]*0.5625" office:value-type="float" office:value="245.8125" calcext:value-type="float">
            <text:p>245.8125</text:p>
          </table:table-cell>
          <table:table-cell table:formula="of:=([.C327]-[.F327])^2/[.F327]" office:value-type="float" office:value="423.080357142857" calcext:value-type="float">
            <text:p>423.0803571429</text:p>
          </table:table-cell>
          <table:table-cell table:formula="of:=([.D327]-[.G327])^2/[.G327]" office:value-type="float" office:value="148.701388888889" calcext:value-type="float">
            <text:p>148.7013888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AAG-2-4</text:p>
          </table:table-cell>
          <table:table-cell office:value-type="float" office:value="82" calcext:value-type="float">
            <text:p>82</text:p>
          </table:table-cell>
          <table:table-cell office:value-type="float" office:value="609" calcext:value-type="float">
            <text:p>609</text:p>
          </table:table-cell>
          <table:table-cell office:value-type="float" office:value="456" calcext:value-type="float">
            <text:p>456</text:p>
          </table:table-cell>
          <table:table-cell table:formula="of:=SUM([.C328:.D328])" office:value-type="float" office:value="1065" calcext:value-type="float">
            <text:p>1065</text:p>
          </table:table-cell>
          <table:table-cell table:formula="of:=[.C328]*0.4375" office:value-type="float" office:value="266.4375" calcext:value-type="float">
            <text:p>266.4375</text:p>
          </table:table-cell>
          <table:table-cell table:formula="of:=[.D328]*0.5625" office:value-type="float" office:value="256.5" calcext:value-type="float">
            <text:p>256.5</text:p>
          </table:table-cell>
          <table:table-cell table:formula="of:=([.C328]-[.F328])^2/[.F328]" office:value-type="float" office:value="440.4375" calcext:value-type="float">
            <text:p>440.4375</text:p>
          </table:table-cell>
          <table:table-cell table:formula="of:=([.D328]-[.G328])^2/[.G328]" office:value-type="float" office:value="155.166666666667" calcext:value-type="float">
            <text:p>155.1666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AAG-3-1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C329:.D329])" office:value-type="float" office:value="20" calcext:value-type="float">
            <text:p>20</text:p>
          </table:table-cell>
          <table:table-cell table:formula="of:=[.C329]*0.4375" office:value-type="float" office:value="4.8125" calcext:value-type="float">
            <text:p>4.8125</text:p>
          </table:table-cell>
          <table:table-cell table:formula="of:=[.D329]*0.5625" office:value-type="float" office:value="5.0625" calcext:value-type="float">
            <text:p>5.0625</text:p>
          </table:table-cell>
          <table:table-cell table:formula="of:=([.C329]-[.F329])^2/[.F329]" office:value-type="float" office:value="7.95535714285714" calcext:value-type="float">
            <text:p>7.9553571429</text:p>
          </table:table-cell>
          <table:table-cell table:formula="of:=([.D329]-[.G329])^2/[.G329]" office:value-type="float" office:value="3.0625" calcext:value-type="float">
            <text:p>3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AAG-4-1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C330:.D330])" office:value-type="float" office:value="11" calcext:value-type="float">
            <text:p>11</text:p>
          </table:table-cell>
          <table:table-cell table:formula="of:=[.C330]*0.4375" office:value-type="float" office:value="2.1875" calcext:value-type="float">
            <text:p>2.1875</text:p>
          </table:table-cell>
          <table:table-cell table:formula="of:=[.D330]*0.5625" office:value-type="float" office:value="3.375" calcext:value-type="float">
            <text:p>3.375</text:p>
          </table:table-cell>
          <table:table-cell table:formula="of:=([.C330]-[.F330])^2/[.F330]" office:value-type="float" office:value="3.61607142857143" calcext:value-type="float">
            <text:p>3.6160714286</text:p>
          </table:table-cell>
          <table:table-cell table:formula="of:=([.D330]-[.G330])^2/[.G330]" office:value-type="float" office:value="2.04166666666667" calcext:value-type="float">
            <text:p>2.0416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AAG-5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31:.D331])" office:value-type="float" office:value="0" calcext:value-type="float">
            <text:p>0</text:p>
          </table:table-cell>
          <table:table-cell table:formula="of:=[.C331]*0.4375" office:value-type="float" office:value="0" calcext:value-type="float">
            <text:p>0</text:p>
          </table:table-cell>
          <table:table-cell table:formula="of:=[.D331]*0.5625" office:value-type="float" office:value="0" calcext:value-type="float">
            <text:p>0</text:p>
          </table:table-cell>
          <table:table-cell table:formula="of:=([.C331]-[.F331])^2/[.F331]" office:value-type="string" office:string-value="" calcext:value-type="error">
            <text:p>#DIV/0!</text:p>
          </table:table-cell>
          <table:table-cell table:formula="of:=([.D331]-[.G331])^2/[.G331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AAG-6-1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SUM([.C332:.D332])" office:value-type="float" office:value="28" calcext:value-type="float">
            <text:p>28</text:p>
          </table:table-cell>
          <table:table-cell table:formula="of:=[.C332]*0.4375" office:value-type="float" office:value="8.75" calcext:value-type="float">
            <text:p>8.75</text:p>
          </table:table-cell>
          <table:table-cell table:formula="of:=[.D332]*0.5625" office:value-type="float" office:value="4.5" calcext:value-type="float">
            <text:p>4.5</text:p>
          </table:table-cell>
          <table:table-cell table:formula="of:=([.C332]-[.F332])^2/[.F332]" office:value-type="float" office:value="14.4642857142857" calcext:value-type="float">
            <text:p>14.4642857143</text:p>
          </table:table-cell>
          <table:table-cell table:formula="of:=([.D332]-[.G332])^2/[.G332]" office:value-type="float" office:value="2.72222222222222" calcext:value-type="float">
            <text:p>2.72222222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AAG-7-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33:.D333])" office:value-type="float" office:value="0" calcext:value-type="float">
            <text:p>0</text:p>
          </table:table-cell>
          <table:table-cell table:formula="of:=[.C333]*0.4375" office:value-type="float" office:value="0" calcext:value-type="float">
            <text:p>0</text:p>
          </table:table-cell>
          <table:table-cell table:formula="of:=[.D333]*0.5625" office:value-type="float" office:value="0" calcext:value-type="float">
            <text:p>0</text:p>
          </table:table-cell>
          <table:table-cell table:formula="of:=([.C333]-[.F333])^2/[.F333]" office:value-type="string" office:string-value="" calcext:value-type="error">
            <text:p>#DIV/0!</text:p>
          </table:table-cell>
          <table:table-cell table:formula="of:=([.D333]-[.G333])^2/[.G333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AAG-8-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C334:.D334])" office:value-type="float" office:value="4" calcext:value-type="float">
            <text:p>4</text:p>
          </table:table-cell>
          <table:table-cell table:formula="of:=[.C334]*0.4375" office:value-type="float" office:value="0.4375" calcext:value-type="float">
            <text:p>0.4375</text:p>
          </table:table-cell>
          <table:table-cell table:formula="of:=[.D334]*0.5625" office:value-type="float" office:value="1.6875" calcext:value-type="float">
            <text:p>1.6875</text:p>
          </table:table-cell>
          <table:table-cell table:formula="of:=([.C334]-[.F334])^2/[.F334]" office:value-type="float" office:value="0.723214285714286" calcext:value-type="float">
            <text:p>0.7232142857</text:p>
          </table:table-cell>
          <table:table-cell table:formula="of:=([.D334]-[.G334])^2/[.G334]" office:value-type="float" office:value="1.02083333333333" calcext:value-type="float">
            <text:p>1.0208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CAA-1-1</text:p>
          </table:table-cell>
          <table:table-cell office:value-type="float" office:value="106" calcext:value-type="float">
            <text:p>106</text:p>
          </table:table-cell>
          <table:table-cell office:value-type="float" office:value="147" calcext:value-type="float">
            <text:p>147</text:p>
          </table:table-cell>
          <table:table-cell office:value-type="float" office:value="45" calcext:value-type="float">
            <text:p>45</text:p>
          </table:table-cell>
          <table:table-cell table:formula="of:=SUM([.C335:.D335])" office:value-type="float" office:value="192" calcext:value-type="float">
            <text:p>192</text:p>
          </table:table-cell>
          <table:table-cell table:formula="of:=[.C335]*0.4375" office:value-type="float" office:value="64.3125" calcext:value-type="float">
            <text:p>64.3125</text:p>
          </table:table-cell>
          <table:table-cell table:formula="of:=[.D335]*0.5625" office:value-type="float" office:value="25.3125" calcext:value-type="float">
            <text:p>25.3125</text:p>
          </table:table-cell>
          <table:table-cell table:formula="of:=([.C335]-[.F335])^2/[.F335]" office:value-type="float" office:value="106.3125" calcext:value-type="float">
            <text:p>106.3125</text:p>
          </table:table-cell>
          <table:table-cell table:formula="of:=([.D335]-[.G335])^2/[.G335]" office:value-type="float" office:value="15.3125" calcext:value-type="float">
            <text:p>15.31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CAA-1-2</text:p>
          </table:table-cell>
          <table:table-cell office:value-type="float" office:value="105" calcext:value-type="float">
            <text:p>105</text:p>
          </table:table-cell>
          <table:table-cell office:value-type="float" office:value="147" calcext:value-type="float">
            <text:p>147</text:p>
          </table:table-cell>
          <table:table-cell office:value-type="float" office:value="55" calcext:value-type="float">
            <text:p>55</text:p>
          </table:table-cell>
          <table:table-cell table:formula="of:=SUM([.C336:.D336])" office:value-type="float" office:value="202" calcext:value-type="float">
            <text:p>202</text:p>
          </table:table-cell>
          <table:table-cell table:formula="of:=[.C336]*0.4375" office:value-type="float" office:value="64.3125" calcext:value-type="float">
            <text:p>64.3125</text:p>
          </table:table-cell>
          <table:table-cell table:formula="of:=[.D336]*0.5625" office:value-type="float" office:value="30.9375" calcext:value-type="float">
            <text:p>30.9375</text:p>
          </table:table-cell>
          <table:table-cell table:formula="of:=([.C336]-[.F336])^2/[.F336]" office:value-type="float" office:value="106.3125" calcext:value-type="float">
            <text:p>106.3125</text:p>
          </table:table-cell>
          <table:table-cell table:formula="of:=([.D336]-[.G336])^2/[.G336]" office:value-type="float" office:value="18.7152777777778" calcext:value-type="float">
            <text:p>18.715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CAA-2-1</text:p>
          </table:table-cell>
          <table:table-cell office:value-type="float" office:value="108" calcext:value-type="float">
            <text:p>108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formula="of:=SUM([.C337:.D337])" office:value-type="float" office:value="73" calcext:value-type="float">
            <text:p>73</text:p>
          </table:table-cell>
          <table:table-cell table:formula="of:=[.C337]*0.4375" office:value-type="float" office:value="21" calcext:value-type="float">
            <text:p>21</text:p>
          </table:table-cell>
          <table:table-cell table:formula="of:=[.D337]*0.5625" office:value-type="float" office:value="14.0625" calcext:value-type="float">
            <text:p>14.0625</text:p>
          </table:table-cell>
          <table:table-cell table:formula="of:=([.C337]-[.F337])^2/[.F337]" office:value-type="float" office:value="34.7142857142857" calcext:value-type="float">
            <text:p>34.7142857143</text:p>
          </table:table-cell>
          <table:table-cell table:formula="of:=([.D337]-[.G337])^2/[.G337]" office:value-type="float" office:value="8.50694444444444" calcext:value-type="float">
            <text:p>8.5069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CAA-3-1</text:p>
          </table:table-cell>
          <table:table-cell office:value-type="float" office:value="107" calcext:value-type="float">
            <text:p>107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table:formula="of:=SUM([.C338:.D338])" office:value-type="float" office:value="81" calcext:value-type="float">
            <text:p>81</text:p>
          </table:table-cell>
          <table:table-cell table:formula="of:=[.C338]*0.4375" office:value-type="float" office:value="24.5" calcext:value-type="float">
            <text:p>24.5</text:p>
          </table:table-cell>
          <table:table-cell table:formula="of:=[.D338]*0.5625" office:value-type="float" office:value="14.0625" calcext:value-type="float">
            <text:p>14.0625</text:p>
          </table:table-cell>
          <table:table-cell table:formula="of:=([.C338]-[.F338])^2/[.F338]" office:value-type="float" office:value="40.5" calcext:value-type="float">
            <text:p>40.5</text:p>
          </table:table-cell>
          <table:table-cell table:formula="of:=([.D338]-[.G338])^2/[.G338]" office:value-type="float" office:value="8.50694444444444" calcext:value-type="float">
            <text:p>8.5069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CAA-4-1</text:p>
          </table:table-cell>
          <table:table-cell office:value-type="float" office:value="106" calcext:value-type="float">
            <text:p>106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table:formula="of:=SUM([.C339:.D339])" office:value-type="float" office:value="248" calcext:value-type="float">
            <text:p>248</text:p>
          </table:table-cell>
          <table:table-cell table:formula="of:=[.C339]*0.4375" office:value-type="float" office:value="77" calcext:value-type="float">
            <text:p>77</text:p>
          </table:table-cell>
          <table:table-cell table:formula="of:=[.D339]*0.5625" office:value-type="float" office:value="40.5" calcext:value-type="float">
            <text:p>40.5</text:p>
          </table:table-cell>
          <table:table-cell table:formula="of:=([.C339]-[.F339])^2/[.F339]" office:value-type="float" office:value="127.285714285714" calcext:value-type="float">
            <text:p>127.2857142857</text:p>
          </table:table-cell>
          <table:table-cell table:formula="of:=([.D339]-[.G339])^2/[.G339]" office:value-type="float" office:value="24.5" calcext:value-type="float">
            <text:p>24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CAA-5-1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C340:.D340])" office:value-type="float" office:value="23" calcext:value-type="float">
            <text:p>23</text:p>
          </table:table-cell>
          <table:table-cell table:formula="of:=[.C340]*0.4375" office:value-type="float" office:value="5.25" calcext:value-type="float">
            <text:p>5.25</text:p>
          </table:table-cell>
          <table:table-cell table:formula="of:=[.D340]*0.5625" office:value-type="float" office:value="6.1875" calcext:value-type="float">
            <text:p>6.1875</text:p>
          </table:table-cell>
          <table:table-cell table:formula="of:=([.C340]-[.F340])^2/[.F340]" office:value-type="float" office:value="8.67857142857143" calcext:value-type="float">
            <text:p>8.6785714286</text:p>
          </table:table-cell>
          <table:table-cell table:formula="of:=([.D340]-[.G340])^2/[.G340]" office:value-type="float" office:value="3.74305555555556" calcext:value-type="float">
            <text:p>3.7430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CAA-6-1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41:.D341])" office:value-type="float" office:value="0" calcext:value-type="float">
            <text:p>0</text:p>
          </table:table-cell>
          <table:table-cell table:formula="of:=[.C341]*0.4375" office:value-type="float" office:value="0" calcext:value-type="float">
            <text:p>0</text:p>
          </table:table-cell>
          <table:table-cell table:formula="of:=[.D341]*0.5625" office:value-type="float" office:value="0" calcext:value-type="float">
            <text:p>0</text:p>
          </table:table-cell>
          <table:table-cell table:formula="of:=([.C341]-[.F341])^2/[.F341]" office:value-type="string" office:string-value="" calcext:value-type="error">
            <text:p>#DIV/0!</text:p>
          </table:table-cell>
          <table:table-cell table:formula="of:=([.D341]-[.G341])^2/[.G341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CAA-7-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42:.D342])" office:value-type="float" office:value="0" calcext:value-type="float">
            <text:p>0</text:p>
          </table:table-cell>
          <table:table-cell table:formula="of:=[.C342]*0.4375" office:value-type="float" office:value="0" calcext:value-type="float">
            <text:p>0</text:p>
          </table:table-cell>
          <table:table-cell table:formula="of:=[.D342]*0.5625" office:value-type="float" office:value="0" calcext:value-type="float">
            <text:p>0</text:p>
          </table:table-cell>
          <table:table-cell table:formula="of:=([.C342]-[.F342])^2/[.F342]" office:value-type="string" office:string-value="" calcext:value-type="error">
            <text:p>#DIV/0!</text:p>
          </table:table-cell>
          <table:table-cell table:formula="of:=([.D342]-[.G342])^2/[.G34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CAG-1-1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formula="of:=SUM([.C343:.D343])" office:value-type="float" office:value="61" calcext:value-type="float">
            <text:p>61</text:p>
          </table:table-cell>
          <table:table-cell table:formula="of:=[.C343]*0.4375" office:value-type="float" office:value="15.75" calcext:value-type="float">
            <text:p>15.75</text:p>
          </table:table-cell>
          <table:table-cell table:formula="of:=[.D343]*0.5625" office:value-type="float" office:value="14.0625" calcext:value-type="float">
            <text:p>14.0625</text:p>
          </table:table-cell>
          <table:table-cell table:formula="of:=([.C343]-[.F343])^2/[.F343]" office:value-type="float" office:value="26.0357142857143" calcext:value-type="float">
            <text:p>26.0357142857</text:p>
          </table:table-cell>
          <table:table-cell table:formula="of:=([.D343]-[.G343])^2/[.G343]" office:value-type="float" office:value="8.50694444444444" calcext:value-type="float">
            <text:p>8.5069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CAG-1-2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formula="of:=SUM([.C344:.D344])" office:value-type="float" office:value="63" calcext:value-type="float">
            <text:p>63</text:p>
          </table:table-cell>
          <table:table-cell table:formula="of:=[.C344]*0.4375" office:value-type="float" office:value="18.8125" calcext:value-type="float">
            <text:p>18.8125</text:p>
          </table:table-cell>
          <table:table-cell table:formula="of:=[.D344]*0.5625" office:value-type="float" office:value="11.25" calcext:value-type="float">
            <text:p>11.25</text:p>
          </table:table-cell>
          <table:table-cell table:formula="of:=([.C344]-[.F344])^2/[.F344]" office:value-type="float" office:value="31.0982142857143" calcext:value-type="float">
            <text:p>31.0982142857</text:p>
          </table:table-cell>
          <table:table-cell table:formula="of:=([.D344]-[.G344])^2/[.G344]" office:value-type="float" office:value="6.80555555555556" calcext:value-type="float">
            <text:p>6.805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CAG-1-3</text:p>
          </table:table-cell>
          <table:table-cell office:value-type="float" office:value="83" calcext:value-type="float">
            <text:p>83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formula="of:=SUM([.C345:.D345])" office:value-type="float" office:value="57" calcext:value-type="float">
            <text:p>57</text:p>
          </table:table-cell>
          <table:table-cell table:formula="of:=[.C345]*0.4375" office:value-type="float" office:value="14" calcext:value-type="float">
            <text:p>14</text:p>
          </table:table-cell>
          <table:table-cell table:formula="of:=[.D345]*0.5625" office:value-type="float" office:value="14.0625" calcext:value-type="float">
            <text:p>14.0625</text:p>
          </table:table-cell>
          <table:table-cell table:formula="of:=([.C345]-[.F345])^2/[.F345]" office:value-type="float" office:value="23.1428571428571" calcext:value-type="float">
            <text:p>23.1428571429</text:p>
          </table:table-cell>
          <table:table-cell table:formula="of:=([.D345]-[.G345])^2/[.G345]" office:value-type="float" office:value="8.50694444444444" calcext:value-type="float">
            <text:p>8.5069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CAG-1-4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formula="of:=SUM([.C346:.D346])" office:value-type="float" office:value="52" calcext:value-type="float">
            <text:p>52</text:p>
          </table:table-cell>
          <table:table-cell table:formula="of:=[.C346]*0.4375" office:value-type="float" office:value="12.25" calcext:value-type="float">
            <text:p>12.25</text:p>
          </table:table-cell>
          <table:table-cell table:formula="of:=[.D346]*0.5625" office:value-type="float" office:value="13.5" calcext:value-type="float">
            <text:p>13.5</text:p>
          </table:table-cell>
          <table:table-cell table:formula="of:=([.C346]-[.F346])^2/[.F346]" office:value-type="float" office:value="20.25" calcext:value-type="float">
            <text:p>20.25</text:p>
          </table:table-cell>
          <table:table-cell table:formula="of:=([.D346]-[.G346])^2/[.G346]" office:value-type="float" office:value="8.16666666666667" calcext:value-type="float">
            <text:p>8.1666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CAG-1-5</text:p>
          </table:table-cell>
          <table:table-cell office:value-type="float" office:value="83" calcext:value-type="float">
            <text:p>83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formula="of:=SUM([.C347:.D347])" office:value-type="float" office:value="51" calcext:value-type="float">
            <text:p>51</text:p>
          </table:table-cell>
          <table:table-cell table:formula="of:=[.C347]*0.4375" office:value-type="float" office:value="14" calcext:value-type="float">
            <text:p>14</text:p>
          </table:table-cell>
          <table:table-cell table:formula="of:=[.D347]*0.5625" office:value-type="float" office:value="10.6875" calcext:value-type="float">
            <text:p>10.6875</text:p>
          </table:table-cell>
          <table:table-cell table:formula="of:=([.C347]-[.F347])^2/[.F347]" office:value-type="float" office:value="23.1428571428571" calcext:value-type="float">
            <text:p>23.1428571429</text:p>
          </table:table-cell>
          <table:table-cell table:formula="of:=([.D347]-[.G347])^2/[.G347]" office:value-type="float" office:value="6.46527777777778" calcext:value-type="float">
            <text:p>6.465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CAG-1-6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formula="of:=SUM([.C348:.D348])" office:value-type="float" office:value="60" calcext:value-type="float">
            <text:p>60</text:p>
          </table:table-cell>
          <table:table-cell table:formula="of:=[.C348]*0.4375" office:value-type="float" office:value="18.375" calcext:value-type="float">
            <text:p>18.375</text:p>
          </table:table-cell>
          <table:table-cell table:formula="of:=[.D348]*0.5625" office:value-type="float" office:value="10.125" calcext:value-type="float">
            <text:p>10.125</text:p>
          </table:table-cell>
          <table:table-cell table:formula="of:=([.C348]-[.F348])^2/[.F348]" office:value-type="float" office:value="30.375" calcext:value-type="float">
            <text:p>30.375</text:p>
          </table:table-cell>
          <table:table-cell table:formula="of:=([.D348]-[.G348])^2/[.G348]" office:value-type="float" office:value="6.125" calcext:value-type="float">
            <text:p>6.1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CAG-1-7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formula="of:=SUM([.C349:.D349])" office:value-type="float" office:value="54" calcext:value-type="float">
            <text:p>54</text:p>
          </table:table-cell>
          <table:table-cell table:formula="of:=[.C349]*0.4375" office:value-type="float" office:value="15.75" calcext:value-type="float">
            <text:p>15.75</text:p>
          </table:table-cell>
          <table:table-cell table:formula="of:=[.D349]*0.5625" office:value-type="float" office:value="10.125" calcext:value-type="float">
            <text:p>10.125</text:p>
          </table:table-cell>
          <table:table-cell table:formula="of:=([.C349]-[.F349])^2/[.F349]" office:value-type="float" office:value="26.0357142857143" calcext:value-type="float">
            <text:p>26.0357142857</text:p>
          </table:table-cell>
          <table:table-cell table:formula="of:=([.D349]-[.G349])^2/[.G349]" office:value-type="float" office:value="6.125" calcext:value-type="float">
            <text:p>6.1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CAG-2-1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table:formula="of:=SUM([.C350:.D350])" office:value-type="float" office:value="99" calcext:value-type="float">
            <text:p>99</text:p>
          </table:table-cell>
          <table:table-cell table:formula="of:=[.C350]*0.4375" office:value-type="float" office:value="26.6875" calcext:value-type="float">
            <text:p>26.6875</text:p>
          </table:table-cell>
          <table:table-cell table:formula="of:=[.D350]*0.5625" office:value-type="float" office:value="21.375" calcext:value-type="float">
            <text:p>21.375</text:p>
          </table:table-cell>
          <table:table-cell table:formula="of:=([.C350]-[.F350])^2/[.F350]" office:value-type="float" office:value="44.1160714285714" calcext:value-type="float">
            <text:p>44.1160714286</text:p>
          </table:table-cell>
          <table:table-cell table:formula="of:=([.D350]-[.G350])^2/[.G350]" office:value-type="float" office:value="12.9305555555556" calcext:value-type="float">
            <text:p>12.930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CAG-2-2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table:formula="of:=SUM([.C351:.D351])" office:value-type="float" office:value="80" calcext:value-type="float">
            <text:p>80</text:p>
          </table:table-cell>
          <table:table-cell table:formula="of:=[.C351]*0.4375" office:value-type="float" office:value="18.8125" calcext:value-type="float">
            <text:p>18.8125</text:p>
          </table:table-cell>
          <table:table-cell table:formula="of:=[.D351]*0.5625" office:value-type="float" office:value="20.8125" calcext:value-type="float">
            <text:p>20.8125</text:p>
          </table:table-cell>
          <table:table-cell table:formula="of:=([.C351]-[.F351])^2/[.F351]" office:value-type="float" office:value="31.0982142857143" calcext:value-type="float">
            <text:p>31.0982142857</text:p>
          </table:table-cell>
          <table:table-cell table:formula="of:=([.D351]-[.G351])^2/[.G351]" office:value-type="float" office:value="12.5902777777778" calcext:value-type="float">
            <text:p>12.590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CAG-3-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52:.D352])" office:value-type="float" office:value="0" calcext:value-type="float">
            <text:p>0</text:p>
          </table:table-cell>
          <table:table-cell table:formula="of:=[.C352]*0.4375" office:value-type="float" office:value="0" calcext:value-type="float">
            <text:p>0</text:p>
          </table:table-cell>
          <table:table-cell table:formula="of:=[.D352]*0.5625" office:value-type="float" office:value="0" calcext:value-type="float">
            <text:p>0</text:p>
          </table:table-cell>
          <table:table-cell table:formula="of:=([.C352]-[.F352])^2/[.F352]" office:value-type="string" office:string-value="" calcext:value-type="error">
            <text:p>#DIV/0!</text:p>
          </table:table-cell>
          <table:table-cell table:formula="of:=([.D352]-[.G352])^2/[.G35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TAA-1-1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C353:.D353])" office:value-type="float" office:value="23" calcext:value-type="float">
            <text:p>23</text:p>
          </table:table-cell>
          <table:table-cell table:formula="of:=[.C353]*0.4375" office:value-type="float" office:value="7" calcext:value-type="float">
            <text:p>7</text:p>
          </table:table-cell>
          <table:table-cell table:formula="of:=[.D353]*0.5625" office:value-type="float" office:value="3.9375" calcext:value-type="float">
            <text:p>3.9375</text:p>
          </table:table-cell>
          <table:table-cell table:formula="of:=([.C353]-[.F353])^2/[.F353]" office:value-type="float" office:value="11.5714285714286" calcext:value-type="float">
            <text:p>11.5714285714</text:p>
          </table:table-cell>
          <table:table-cell table:formula="of:=([.D353]-[.G353])^2/[.G353]" office:value-type="float" office:value="2.38194444444444" calcext:value-type="float">
            <text:p>2.3819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TAA-2-1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354:.D354])" office:value-type="float" office:value="2" calcext:value-type="float">
            <text:p>2</text:p>
          </table:table-cell>
          <table:table-cell table:formula="of:=[.C354]*0.4375" office:value-type="float" office:value="0.875" calcext:value-type="float">
            <text:p>0.875</text:p>
          </table:table-cell>
          <table:table-cell table:formula="of:=[.D354]*0.5625" office:value-type="float" office:value="0" calcext:value-type="float">
            <text:p>0</text:p>
          </table:table-cell>
          <table:table-cell table:formula="of:=([.C354]-[.F354])^2/[.F354]" office:value-type="float" office:value="1.44642857142857" calcext:value-type="float">
            <text:p>1.4464285714</text:p>
          </table:table-cell>
          <table:table-cell table:formula="of:=([.D354]-[.G354])^2/[.G354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TAA-3-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SUM([.C355:.D355])" office:value-type="float" office:value="13" calcext:value-type="float">
            <text:p>13</text:p>
          </table:table-cell>
          <table:table-cell table:formula="of:=[.C355]*0.4375" office:value-type="float" office:value="4.8125" calcext:value-type="float">
            <text:p>4.8125</text:p>
          </table:table-cell>
          <table:table-cell table:formula="of:=[.D355]*0.5625" office:value-type="float" office:value="1.125" calcext:value-type="float">
            <text:p>1.125</text:p>
          </table:table-cell>
          <table:table-cell table:formula="of:=([.C355]-[.F355])^2/[.F355]" office:value-type="float" office:value="7.95535714285714" calcext:value-type="float">
            <text:p>7.9553571429</text:p>
          </table:table-cell>
          <table:table-cell table:formula="of:=([.D355]-[.G355])^2/[.G355]" office:value-type="float" office:value="0.680555555555556" calcext:value-type="float">
            <text:p>0.680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TAA-4-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56:.D356])" office:value-type="float" office:value="0" calcext:value-type="float">
            <text:p>0</text:p>
          </table:table-cell>
          <table:table-cell table:formula="of:=[.C356]*0.4375" office:value-type="float" office:value="0" calcext:value-type="float">
            <text:p>0</text:p>
          </table:table-cell>
          <table:table-cell table:formula="of:=[.D356]*0.5625" office:value-type="float" office:value="0" calcext:value-type="float">
            <text:p>0</text:p>
          </table:table-cell>
          <table:table-cell table:formula="of:=([.C356]-[.F356])^2/[.F356]" office:value-type="string" office:string-value="" calcext:value-type="error">
            <text:p>#DIV/0!</text:p>
          </table:table-cell>
          <table:table-cell table:formula="of:=([.D356]-[.G356])^2/[.G356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TAA-5-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57:.D357])" office:value-type="float" office:value="0" calcext:value-type="float">
            <text:p>0</text:p>
          </table:table-cell>
          <table:table-cell table:formula="of:=[.C357]*0.4375" office:value-type="float" office:value="0" calcext:value-type="float">
            <text:p>0</text:p>
          </table:table-cell>
          <table:table-cell table:formula="of:=[.D357]*0.5625" office:value-type="float" office:value="0" calcext:value-type="float">
            <text:p>0</text:p>
          </table:table-cell>
          <table:table-cell table:formula="of:=([.C357]-[.F357])^2/[.F357]" office:value-type="string" office:string-value="" calcext:value-type="error">
            <text:p>#DIV/0!</text:p>
          </table:table-cell>
          <table:table-cell table:formula="of:=([.D357]-[.G357])^2/[.G357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TAG-1-1</text:p>
          </table:table-cell>
          <table:table-cell office:value-type="float" office:value="82" calcext:value-type="float">
            <text:p>82</text:p>
          </table:table-cell>
          <table:table-cell office:value-type="float" office:value="408" calcext:value-type="float">
            <text:p>408</text:p>
          </table:table-cell>
          <table:table-cell office:value-type="float" office:value="222" calcext:value-type="float">
            <text:p>222</text:p>
          </table:table-cell>
          <table:table-cell table:formula="of:=SUM([.C358:.D358])" office:value-type="float" office:value="630" calcext:value-type="float">
            <text:p>630</text:p>
          </table:table-cell>
          <table:table-cell table:formula="of:=[.C358]*0.4375" office:value-type="float" office:value="178.5" calcext:value-type="float">
            <text:p>178.5</text:p>
          </table:table-cell>
          <table:table-cell table:formula="of:=[.D358]*0.5625" office:value-type="float" office:value="124.875" calcext:value-type="float">
            <text:p>124.875</text:p>
          </table:table-cell>
          <table:table-cell table:formula="of:=([.C358]-[.F358])^2/[.F358]" office:value-type="float" office:value="295.071428571429" calcext:value-type="float">
            <text:p>295.0714285714</text:p>
          </table:table-cell>
          <table:table-cell table:formula="of:=([.D358]-[.G358])^2/[.G358]" office:value-type="float" office:value="75.5416666666667" calcext:value-type="float">
            <text:p>75.5416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TAG-2-1</text:p>
          </table:table-cell>
          <table:table-cell office:value-type="float" office:value="82" calcext:value-type="float">
            <text:p>82</text:p>
          </table:table-cell>
          <table:table-cell office:value-type="float" office:value="508" calcext:value-type="float">
            <text:p>508</text:p>
          </table:table-cell>
          <table:table-cell office:value-type="float" office:value="367" calcext:value-type="float">
            <text:p>367</text:p>
          </table:table-cell>
          <table:table-cell table:formula="of:=SUM([.C359:.D359])" office:value-type="float" office:value="875" calcext:value-type="float">
            <text:p>875</text:p>
          </table:table-cell>
          <table:table-cell table:formula="of:=[.C359]*0.4375" office:value-type="float" office:value="222.25" calcext:value-type="float">
            <text:p>222.25</text:p>
          </table:table-cell>
          <table:table-cell table:formula="of:=[.D359]*0.5625" office:value-type="float" office:value="206.4375" calcext:value-type="float">
            <text:p>206.4375</text:p>
          </table:table-cell>
          <table:table-cell table:formula="of:=([.C359]-[.F359])^2/[.F359]" office:value-type="float" office:value="367.392857142857" calcext:value-type="float">
            <text:p>367.3928571429</text:p>
          </table:table-cell>
          <table:table-cell table:formula="of:=([.D359]-[.G359])^2/[.G359]" office:value-type="float" office:value="124.881944444444" calcext:value-type="float">
            <text:p>124.8819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TAG-3-1</text:p>
          </table:table-cell>
          <table:table-cell office:value-type="float" office:value="82" calcext:value-type="float">
            <text:p>82</text:p>
          </table:table-cell>
          <table:table-cell office:value-type="float" office:value="722" calcext:value-type="float">
            <text:p>722</text:p>
          </table:table-cell>
          <table:table-cell office:value-type="float" office:value="398" calcext:value-type="float">
            <text:p>398</text:p>
          </table:table-cell>
          <table:table-cell table:formula="of:=SUM([.C360:.D360])" office:value-type="float" office:value="1120" calcext:value-type="float">
            <text:p>1120</text:p>
          </table:table-cell>
          <table:table-cell table:formula="of:=[.C360]*0.4375" office:value-type="float" office:value="315.875" calcext:value-type="float">
            <text:p>315.875</text:p>
          </table:table-cell>
          <table:table-cell table:formula="of:=[.D360]*0.5625" office:value-type="float" office:value="223.875" calcext:value-type="float">
            <text:p>223.875</text:p>
          </table:table-cell>
          <table:table-cell table:formula="of:=([.C360]-[.F360])^2/[.F360]" office:value-type="float" office:value="522.160714285714" calcext:value-type="float">
            <text:p>522.1607142857</text:p>
          </table:table-cell>
          <table:table-cell table:formula="of:=([.D360]-[.G360])^2/[.G360]" office:value-type="float" office:value="135.430555555556" calcext:value-type="float">
            <text:p>135.430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TAG-4-1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361:.D361])" office:value-type="float" office:value="3" calcext:value-type="float">
            <text:p>3</text:p>
          </table:table-cell>
          <table:table-cell table:formula="of:=[.C361]*0.4375" office:value-type="float" office:value="0.875" calcext:value-type="float">
            <text:p>0.875</text:p>
          </table:table-cell>
          <table:table-cell table:formula="of:=[.D361]*0.5625" office:value-type="float" office:value="0.5625" calcext:value-type="float">
            <text:p>0.5625</text:p>
          </table:table-cell>
          <table:table-cell table:formula="of:=([.C361]-[.F361])^2/[.F361]" office:value-type="float" office:value="1.44642857142857" calcext:value-type="float">
            <text:p>1.4464285714</text:p>
          </table:table-cell>
          <table:table-cell table:formula="of:=([.D361]-[.G361])^2/[.G361]" office:value-type="float" office:value="0.340277777777778" calcext:value-type="float">
            <text:p>0.340277777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Lys-CTT-1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508" calcext:value-type="float">
            <text:p>7508</text:p>
          </table:table-cell>
          <table:table-cell table:style-name="ce1" office:value-type="float" office:value="8981" calcext:value-type="float">
            <text:p>8981</text:p>
          </table:table-cell>
          <table:table-cell table:style-name="ce1" table:formula="of:=SUM([.C362:.D362])" office:value-type="float" office:value="16489" calcext:value-type="float">
            <text:p>16489</text:p>
          </table:table-cell>
          <table:table-cell table:style-name="ce1" table:formula="of:=[.C362]*0.4375" office:value-type="float" office:value="3284.75" calcext:value-type="float">
            <text:p>3284.75</text:p>
          </table:table-cell>
          <table:table-cell table:style-name="ce1" table:formula="of:=[.D362]*0.5625" office:value-type="float" office:value="5051.8125" calcext:value-type="float">
            <text:p>5051.8125</text:p>
          </table:table-cell>
          <table:table-cell table:style-name="ce1" table:formula="of:=([.C362]-[.F362])^2/[.F362]" office:value-type="float" office:value="5429.89285714286" calcext:value-type="float">
            <text:p>5429.8928571429</text:p>
          </table:table-cell>
          <table:table-cell table:style-name="ce1" table:formula="of:=([.D362]-[.G362])^2/[.G362]" office:value-type="float" office:value="3056.03472222222" calcext:value-type="float">
            <text:p>3056.0347222222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Lys-CTT-1-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624" calcext:value-type="float">
            <text:p>7624</text:p>
          </table:table-cell>
          <table:table-cell table:style-name="ce1" office:value-type="float" office:value="8821" calcext:value-type="float">
            <text:p>8821</text:p>
          </table:table-cell>
          <table:table-cell table:style-name="ce1" table:formula="of:=SUM([.C363:.D363])" office:value-type="float" office:value="16445" calcext:value-type="float">
            <text:p>16445</text:p>
          </table:table-cell>
          <table:table-cell table:style-name="ce1" table:formula="of:=[.C363]*0.4375" office:value-type="float" office:value="3335.5" calcext:value-type="float">
            <text:p>3335.5</text:p>
          </table:table-cell>
          <table:table-cell table:style-name="ce1" table:formula="of:=[.D363]*0.5625" office:value-type="float" office:value="4961.8125" calcext:value-type="float">
            <text:p>4961.8125</text:p>
          </table:table-cell>
          <table:table-cell table:style-name="ce1" table:formula="of:=([.C363]-[.F363])^2/[.F363]" office:value-type="float" office:value="5513.78571428571" calcext:value-type="float">
            <text:p>5513.7857142857</text:p>
          </table:table-cell>
          <table:table-cell table:style-name="ce1" table:formula="of:=([.D363]-[.G363])^2/[.G363]" office:value-type="float" office:value="3001.59027777778" calcext:value-type="float">
            <text:p>3001.5902777778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Lys-CTT-10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C364:.D364])" office:value-type="float" office:value="6" calcext:value-type="float">
            <text:p>6</text:p>
          </table:table-cell>
          <table:table-cell table:formula="of:=[.C364]*0.4375" office:value-type="float" office:value="1.3125" calcext:value-type="float">
            <text:p>1.3125</text:p>
          </table:table-cell>
          <table:table-cell table:formula="of:=[.D364]*0.5625" office:value-type="float" office:value="1.6875" calcext:value-type="float">
            <text:p>1.6875</text:p>
          </table:table-cell>
          <table:table-cell table:formula="of:=([.C364]-[.F364])^2/[.F364]" office:value-type="float" office:value="2.16964285714286" calcext:value-type="float">
            <text:p>2.1696428571</text:p>
          </table:table-cell>
          <table:table-cell table:formula="of:=([.D364]-[.G364])^2/[.G364]" office:value-type="float" office:value="1.02083333333333" calcext:value-type="float">
            <text:p>1.0208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CTT-11-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C365:.D365])" office:value-type="float" office:value="5" calcext:value-type="float">
            <text:p>5</text:p>
          </table:table-cell>
          <table:table-cell table:formula="of:=[.C365]*0.4375" office:value-type="float" office:value="1.3125" calcext:value-type="float">
            <text:p>1.3125</text:p>
          </table:table-cell>
          <table:table-cell table:formula="of:=[.D365]*0.5625" office:value-type="float" office:value="1.125" calcext:value-type="float">
            <text:p>1.125</text:p>
          </table:table-cell>
          <table:table-cell table:formula="of:=([.C365]-[.F365])^2/[.F365]" office:value-type="float" office:value="2.16964285714286" calcext:value-type="float">
            <text:p>2.1696428571</text:p>
          </table:table-cell>
          <table:table-cell table:formula="of:=([.D365]-[.G365])^2/[.G365]" office:value-type="float" office:value="0.680555555555556" calcext:value-type="float">
            <text:p>0.680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CTT-12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66:.D366])" office:value-type="float" office:value="0" calcext:value-type="float">
            <text:p>0</text:p>
          </table:table-cell>
          <table:table-cell table:formula="of:=[.C366]*0.4375" office:value-type="float" office:value="0" calcext:value-type="float">
            <text:p>0</text:p>
          </table:table-cell>
          <table:table-cell table:formula="of:=[.D366]*0.5625" office:value-type="float" office:value="0" calcext:value-type="float">
            <text:p>0</text:p>
          </table:table-cell>
          <table:table-cell table:formula="of:=([.C366]-[.F366])^2/[.F366]" office:value-type="string" office:string-value="" calcext:value-type="error">
            <text:p>#DIV/0!</text:p>
          </table:table-cell>
          <table:table-cell table:formula="of:=([.D366]-[.G366])^2/[.G366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CTT-13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67:.D367])" office:value-type="float" office:value="0" calcext:value-type="float">
            <text:p>0</text:p>
          </table:table-cell>
          <table:table-cell table:formula="of:=[.C367]*0.4375" office:value-type="float" office:value="0" calcext:value-type="float">
            <text:p>0</text:p>
          </table:table-cell>
          <table:table-cell table:formula="of:=[.D367]*0.5625" office:value-type="float" office:value="0" calcext:value-type="float">
            <text:p>0</text:p>
          </table:table-cell>
          <table:table-cell table:formula="of:=([.C367]-[.F367])^2/[.F367]" office:value-type="string" office:string-value="" calcext:value-type="error">
            <text:p>#DIV/0!</text:p>
          </table:table-cell>
          <table:table-cell table:formula="of:=([.D367]-[.G367])^2/[.G367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CTT-14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68:.D368])" office:value-type="float" office:value="0" calcext:value-type="float">
            <text:p>0</text:p>
          </table:table-cell>
          <table:table-cell table:formula="of:=[.C368]*0.4375" office:value-type="float" office:value="0" calcext:value-type="float">
            <text:p>0</text:p>
          </table:table-cell>
          <table:table-cell table:formula="of:=[.D368]*0.5625" office:value-type="float" office:value="0" calcext:value-type="float">
            <text:p>0</text:p>
          </table:table-cell>
          <table:table-cell table:formula="of:=([.C368]-[.F368])^2/[.F368]" office:value-type="string" office:string-value="" calcext:value-type="error">
            <text:p>#DIV/0!</text:p>
          </table:table-cell>
          <table:table-cell table:formula="of:=([.D368]-[.G368])^2/[.G36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CTT-15-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369:.D369])" office:value-type="float" office:value="1" calcext:value-type="float">
            <text:p>1</text:p>
          </table:table-cell>
          <table:table-cell table:formula="of:=[.C369]*0.4375" office:value-type="float" office:value="0.4375" calcext:value-type="float">
            <text:p>0.4375</text:p>
          </table:table-cell>
          <table:table-cell table:formula="of:=[.D369]*0.5625" office:value-type="float" office:value="0" calcext:value-type="float">
            <text:p>0</text:p>
          </table:table-cell>
          <table:table-cell table:formula="of:=([.C369]-[.F369])^2/[.F369]" office:value-type="float" office:value="0.723214285714286" calcext:value-type="float">
            <text:p>0.7232142857</text:p>
          </table:table-cell>
          <table:table-cell table:formula="of:=([.D369]-[.G369])^2/[.G369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CTT-16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C370:.D370])" office:value-type="float" office:value="3" calcext:value-type="float">
            <text:p>3</text:p>
          </table:table-cell>
          <table:table-cell table:formula="of:=[.C370]*0.4375" office:value-type="float" office:value="0" calcext:value-type="float">
            <text:p>0</text:p>
          </table:table-cell>
          <table:table-cell table:formula="of:=[.D370]*0.5625" office:value-type="float" office:value="1.6875" calcext:value-type="float">
            <text:p>1.6875</text:p>
          </table:table-cell>
          <table:table-cell table:formula="of:=([.C370]-[.F370])^2/[.F370]" office:value-type="string" office:string-value="" calcext:value-type="error">
            <text:p>#DIV/0!</text:p>
          </table:table-cell>
          <table:table-cell table:formula="of:=([.D370]-[.G370])^2/[.G370]" office:value-type="float" office:value="1.02083333333333" calcext:value-type="float">
            <text:p>1.020833333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Lys-CTT-2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146" calcext:value-type="float">
            <text:p>2146</text:p>
          </table:table-cell>
          <table:table-cell table:style-name="ce1" office:value-type="float" office:value="2853" calcext:value-type="float">
            <text:p>2853</text:p>
          </table:table-cell>
          <table:table-cell table:style-name="ce1" table:formula="of:=SUM([.C371:.D371])" office:value-type="float" office:value="4999" calcext:value-type="float">
            <text:p>4999</text:p>
          </table:table-cell>
          <table:table-cell table:style-name="ce1" table:formula="of:=[.C371]*0.4375" office:value-type="float" office:value="938.875" calcext:value-type="float">
            <text:p>938.875</text:p>
          </table:table-cell>
          <table:table-cell table:style-name="ce1" table:formula="of:=[.D371]*0.5625" office:value-type="float" office:value="1604.8125" calcext:value-type="float">
            <text:p>1604.8125</text:p>
          </table:table-cell>
          <table:table-cell table:style-name="ce1" table:formula="of:=([.C371]-[.F371])^2/[.F371]" office:value-type="float" office:value="1552.01785714286" calcext:value-type="float">
            <text:p>1552.0178571429</text:p>
          </table:table-cell>
          <table:table-cell table:style-name="ce1" table:formula="of:=([.D371]-[.G371])^2/[.G371]" office:value-type="float" office:value="970.8125" calcext:value-type="float">
            <text:p>970.8125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Lys-CTT-2-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168" calcext:value-type="float">
            <text:p>2168</text:p>
          </table:table-cell>
          <table:table-cell table:style-name="ce1" office:value-type="float" office:value="2872" calcext:value-type="float">
            <text:p>2872</text:p>
          </table:table-cell>
          <table:table-cell table:style-name="ce1" table:formula="of:=SUM([.C372:.D372])" office:value-type="float" office:value="5040" calcext:value-type="float">
            <text:p>5040</text:p>
          </table:table-cell>
          <table:table-cell table:style-name="ce1" table:formula="of:=[.C372]*0.4375" office:value-type="float" office:value="948.5" calcext:value-type="float">
            <text:p>948.5</text:p>
          </table:table-cell>
          <table:table-cell table:style-name="ce1" table:formula="of:=[.D372]*0.5625" office:value-type="float" office:value="1615.5" calcext:value-type="float">
            <text:p>1615.5</text:p>
          </table:table-cell>
          <table:table-cell table:style-name="ce1" table:formula="of:=([.C372]-[.F372])^2/[.F372]" office:value-type="float" office:value="1567.92857142857" calcext:value-type="float">
            <text:p>1567.9285714286</text:p>
          </table:table-cell>
          <table:table-cell table:style-name="ce1" table:formula="of:=([.D372]-[.G372])^2/[.G372]" office:value-type="float" office:value="977.277777777778" calcext:value-type="float">
            <text:p>977.2777777778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Lys-CTT-2-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196" calcext:value-type="float">
            <text:p>2196</text:p>
          </table:table-cell>
          <table:table-cell table:style-name="ce1" office:value-type="float" office:value="2744" calcext:value-type="float">
            <text:p>2744</text:p>
          </table:table-cell>
          <table:table-cell table:style-name="ce1" table:formula="of:=SUM([.C373:.D373])" office:value-type="float" office:value="4940" calcext:value-type="float">
            <text:p>4940</text:p>
          </table:table-cell>
          <table:table-cell table:style-name="ce1" table:formula="of:=[.C373]*0.4375" office:value-type="float" office:value="960.75" calcext:value-type="float">
            <text:p>960.75</text:p>
          </table:table-cell>
          <table:table-cell table:style-name="ce1" table:formula="of:=[.D373]*0.5625" office:value-type="float" office:value="1543.5" calcext:value-type="float">
            <text:p>1543.5</text:p>
          </table:table-cell>
          <table:table-cell table:style-name="ce1" table:formula="of:=([.C373]-[.F373])^2/[.F373]" office:value-type="float" office:value="1588.17857142857" calcext:value-type="float">
            <text:p>1588.1785714286</text:p>
          </table:table-cell>
          <table:table-cell table:style-name="ce1" table:formula="of:=([.D373]-[.G373])^2/[.G373]" office:value-type="float" office:value="933.722222222222" calcext:value-type="float">
            <text:p>933.7222222222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Lys-CTT-2-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232" calcext:value-type="float">
            <text:p>2232</text:p>
          </table:table-cell>
          <table:table-cell table:style-name="ce1" office:value-type="float" office:value="2833" calcext:value-type="float">
            <text:p>2833</text:p>
          </table:table-cell>
          <table:table-cell table:style-name="ce1" table:formula="of:=SUM([.C374:.D374])" office:value-type="float" office:value="5065" calcext:value-type="float">
            <text:p>5065</text:p>
          </table:table-cell>
          <table:table-cell table:style-name="ce1" table:formula="of:=[.C374]*0.4375" office:value-type="float" office:value="976.5" calcext:value-type="float">
            <text:p>976.5</text:p>
          </table:table-cell>
          <table:table-cell table:style-name="ce1" table:formula="of:=[.D374]*0.5625" office:value-type="float" office:value="1593.5625" calcext:value-type="float">
            <text:p>1593.5625</text:p>
          </table:table-cell>
          <table:table-cell table:style-name="ce1" table:formula="of:=([.C374]-[.F374])^2/[.F374]" office:value-type="float" office:value="1614.21428571429" calcext:value-type="float">
            <text:p>1614.2142857143</text:p>
          </table:table-cell>
          <table:table-cell table:style-name="ce1" table:formula="of:=([.D374]-[.G374])^2/[.G374]" office:value-type="float" office:value="964.006944444444" calcext:value-type="float">
            <text:p>964.0069444444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Lys-CTT-2-5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169" calcext:value-type="float">
            <text:p>2169</text:p>
          </table:table-cell>
          <table:table-cell table:style-name="ce1" office:value-type="float" office:value="2895" calcext:value-type="float">
            <text:p>2895</text:p>
          </table:table-cell>
          <table:table-cell table:style-name="ce1" table:formula="of:=SUM([.C375:.D375])" office:value-type="float" office:value="5064" calcext:value-type="float">
            <text:p>5064</text:p>
          </table:table-cell>
          <table:table-cell table:style-name="ce1" table:formula="of:=[.C375]*0.4375" office:value-type="float" office:value="948.9375" calcext:value-type="float">
            <text:p>948.9375</text:p>
          </table:table-cell>
          <table:table-cell table:style-name="ce1" table:formula="of:=[.D375]*0.5625" office:value-type="float" office:value="1628.4375" calcext:value-type="float">
            <text:p>1628.4375</text:p>
          </table:table-cell>
          <table:table-cell table:style-name="ce1" table:formula="of:=([.C375]-[.F375])^2/[.F375]" office:value-type="float" office:value="1568.65178571429" calcext:value-type="float">
            <text:p>1568.6517857143</text:p>
          </table:table-cell>
          <table:table-cell table:style-name="ce1" table:formula="of:=([.D375]-[.G375])^2/[.G375]" office:value-type="float" office:value="985.104166666667" calcext:value-type="float">
            <text:p>985.1041666667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Lys-CTT-3-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formula="of:=SUM([.C376:.D376])" office:value-type="float" office:value="81" calcext:value-type="float">
            <text:p>81</text:p>
          </table:table-cell>
          <table:table-cell table:formula="of:=[.C376]*0.4375" office:value-type="float" office:value="12.25" calcext:value-type="float">
            <text:p>12.25</text:p>
          </table:table-cell>
          <table:table-cell table:formula="of:=[.D376]*0.5625" office:value-type="float" office:value="29.8125" calcext:value-type="float">
            <text:p>29.8125</text:p>
          </table:table-cell>
          <table:table-cell table:formula="of:=([.C376]-[.F376])^2/[.F376]" office:value-type="float" office:value="20.25" calcext:value-type="float">
            <text:p>20.25</text:p>
          </table:table-cell>
          <table:table-cell table:formula="of:=([.D376]-[.G376])^2/[.G376]" office:value-type="float" office:value="18.0347222222222" calcext:value-type="float">
            <text:p>18.03472222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CTT-4-1</text:p>
          </table:table-cell>
          <table:table-cell office:value-type="float" office:value="73" calcext:value-type="float">
            <text:p>73</text:p>
          </table:table-cell>
          <table:table-cell office:value-type="float" office:value="614" calcext:value-type="float">
            <text:p>614</text:p>
          </table:table-cell>
          <table:table-cell office:value-type="float" office:value="903" calcext:value-type="float">
            <text:p>903</text:p>
          </table:table-cell>
          <table:table-cell table:formula="of:=SUM([.C377:.D377])" office:value-type="float" office:value="1517" calcext:value-type="float">
            <text:p>1517</text:p>
          </table:table-cell>
          <table:table-cell table:formula="of:=[.C377]*0.4375" office:value-type="float" office:value="268.625" calcext:value-type="float">
            <text:p>268.625</text:p>
          </table:table-cell>
          <table:table-cell table:formula="of:=[.D377]*0.5625" office:value-type="float" office:value="507.9375" calcext:value-type="float">
            <text:p>507.9375</text:p>
          </table:table-cell>
          <table:table-cell table:formula="of:=([.C377]-[.F377])^2/[.F377]" office:value-type="float" office:value="444.053571428572" calcext:value-type="float">
            <text:p>444.0535714286</text:p>
          </table:table-cell>
          <table:table-cell table:formula="of:=([.D377]-[.G377])^2/[.G377]" office:value-type="float" office:value="307.270833333333" calcext:value-type="float">
            <text:p>307.2708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CTT-5-1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SUM([.C378:.D378])" office:value-type="float" office:value="25" calcext:value-type="float">
            <text:p>25</text:p>
          </table:table-cell>
          <table:table-cell table:formula="of:=[.C378]*0.4375" office:value-type="float" office:value="4.8125" calcext:value-type="float">
            <text:p>4.8125</text:p>
          </table:table-cell>
          <table:table-cell table:formula="of:=[.D378]*0.5625" office:value-type="float" office:value="7.875" calcext:value-type="float">
            <text:p>7.875</text:p>
          </table:table-cell>
          <table:table-cell table:formula="of:=([.C378]-[.F378])^2/[.F378]" office:value-type="float" office:value="7.95535714285714" calcext:value-type="float">
            <text:p>7.9553571429</text:p>
          </table:table-cell>
          <table:table-cell table:formula="of:=([.D378]-[.G378])^2/[.G378]" office:value-type="float" office:value="4.76388888888889" calcext:value-type="float">
            <text:p>4.7638888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CTT-6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79:.D379])" office:value-type="float" office:value="1" calcext:value-type="float">
            <text:p>1</text:p>
          </table:table-cell>
          <table:table-cell table:formula="of:=[.C379]*0.4375" office:value-type="float" office:value="0" calcext:value-type="float">
            <text:p>0</text:p>
          </table:table-cell>
          <table:table-cell table:formula="of:=[.D379]*0.5625" office:value-type="float" office:value="0.5625" calcext:value-type="float">
            <text:p>0.5625</text:p>
          </table:table-cell>
          <table:table-cell table:formula="of:=([.C379]-[.F379])^2/[.F379]" office:value-type="string" office:string-value="" calcext:value-type="error">
            <text:p>#DIV/0!</text:p>
          </table:table-cell>
          <table:table-cell table:formula="of:=([.D379]-[.G379])^2/[.G379]" office:value-type="float" office:value="0.340277777777778" calcext:value-type="float">
            <text:p>0.340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CTT-7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380:.D380])" office:value-type="float" office:value="2" calcext:value-type="float">
            <text:p>2</text:p>
          </table:table-cell>
          <table:table-cell table:formula="of:=[.C380]*0.4375" office:value-type="float" office:value="0" calcext:value-type="float">
            <text:p>0</text:p>
          </table:table-cell>
          <table:table-cell table:formula="of:=[.D380]*0.5625" office:value-type="float" office:value="1.125" calcext:value-type="float">
            <text:p>1.125</text:p>
          </table:table-cell>
          <table:table-cell table:formula="of:=([.C380]-[.F380])^2/[.F380]" office:value-type="string" office:string-value="" calcext:value-type="error">
            <text:p>#DIV/0!</text:p>
          </table:table-cell>
          <table:table-cell table:formula="of:=([.D380]-[.G380])^2/[.G380]" office:value-type="float" office:value="0.680555555555556" calcext:value-type="float">
            <text:p>0.680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CTT-8-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381:.D381])" office:value-type="float" office:value="3" calcext:value-type="float">
            <text:p>3</text:p>
          </table:table-cell>
          <table:table-cell table:formula="of:=[.C381]*0.4375" office:value-type="float" office:value="0.4375" calcext:value-type="float">
            <text:p>0.4375</text:p>
          </table:table-cell>
          <table:table-cell table:formula="of:=[.D381]*0.5625" office:value-type="float" office:value="1.125" calcext:value-type="float">
            <text:p>1.125</text:p>
          </table:table-cell>
          <table:table-cell table:formula="of:=([.C381]-[.F381])^2/[.F381]" office:value-type="float" office:value="0.723214285714286" calcext:value-type="float">
            <text:p>0.7232142857</text:p>
          </table:table-cell>
          <table:table-cell table:formula="of:=([.D381]-[.G381])^2/[.G381]" office:value-type="float" office:value="0.680555555555556" calcext:value-type="float">
            <text:p>0.680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CTT-9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82:.D382])" office:value-type="float" office:value="0" calcext:value-type="float">
            <text:p>0</text:p>
          </table:table-cell>
          <table:table-cell table:formula="of:=[.C382]*0.4375" office:value-type="float" office:value="0" calcext:value-type="float">
            <text:p>0</text:p>
          </table:table-cell>
          <table:table-cell table:formula="of:=[.D382]*0.5625" office:value-type="float" office:value="0" calcext:value-type="float">
            <text:p>0</text:p>
          </table:table-cell>
          <table:table-cell table:formula="of:=([.C382]-[.F382])^2/[.F382]" office:value-type="string" office:string-value="" calcext:value-type="error">
            <text:p>#DIV/0!</text:p>
          </table:table-cell>
          <table:table-cell table:formula="of:=([.D382]-[.G382])^2/[.G38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TTT-1-1</text:p>
          </table:table-cell>
          <table:table-cell office:value-type="float" office:value="73" calcext:value-type="float">
            <text:p>73</text:p>
          </table:table-cell>
          <table:table-cell office:value-type="float" office:value="118" calcext:value-type="float">
            <text:p>118</text:p>
          </table:table-cell>
          <table:table-cell office:value-type="float" office:value="164" calcext:value-type="float">
            <text:p>164</text:p>
          </table:table-cell>
          <table:table-cell table:formula="of:=SUM([.C383:.D383])" office:value-type="float" office:value="282" calcext:value-type="float">
            <text:p>282</text:p>
          </table:table-cell>
          <table:table-cell table:formula="of:=[.C383]*0.4375" office:value-type="float" office:value="51.625" calcext:value-type="float">
            <text:p>51.625</text:p>
          </table:table-cell>
          <table:table-cell table:formula="of:=[.D383]*0.5625" office:value-type="float" office:value="92.25" calcext:value-type="float">
            <text:p>92.25</text:p>
          </table:table-cell>
          <table:table-cell table:formula="of:=([.C383]-[.F383])^2/[.F383]" office:value-type="float" office:value="85.3392857142857" calcext:value-type="float">
            <text:p>85.3392857143</text:p>
          </table:table-cell>
          <table:table-cell table:formula="of:=([.D383]-[.G383])^2/[.G383]" office:value-type="float" office:value="55.8055555555556" calcext:value-type="float">
            <text:p>55.805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TTT-10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84:.D384])" office:value-type="float" office:value="0" calcext:value-type="float">
            <text:p>0</text:p>
          </table:table-cell>
          <table:table-cell table:formula="of:=[.C384]*0.4375" office:value-type="float" office:value="0" calcext:value-type="float">
            <text:p>0</text:p>
          </table:table-cell>
          <table:table-cell table:formula="of:=[.D384]*0.5625" office:value-type="float" office:value="0" calcext:value-type="float">
            <text:p>0</text:p>
          </table:table-cell>
          <table:table-cell table:formula="of:=([.C384]-[.F384])^2/[.F384]" office:value-type="string" office:string-value="" calcext:value-type="error">
            <text:p>#DIV/0!</text:p>
          </table:table-cell>
          <table:table-cell table:formula="of:=([.D384]-[.G384])^2/[.G384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TTT-11-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C385:.D385])" office:value-type="float" office:value="10" calcext:value-type="float">
            <text:p>10</text:p>
          </table:table-cell>
          <table:table-cell table:formula="of:=[.C385]*0.4375" office:value-type="float" office:value="1.3125" calcext:value-type="float">
            <text:p>1.3125</text:p>
          </table:table-cell>
          <table:table-cell table:formula="of:=[.D385]*0.5625" office:value-type="float" office:value="3.9375" calcext:value-type="float">
            <text:p>3.9375</text:p>
          </table:table-cell>
          <table:table-cell table:formula="of:=([.C385]-[.F385])^2/[.F385]" office:value-type="float" office:value="2.16964285714286" calcext:value-type="float">
            <text:p>2.1696428571</text:p>
          </table:table-cell>
          <table:table-cell table:formula="of:=([.D385]-[.G385])^2/[.G385]" office:value-type="float" office:value="2.38194444444444" calcext:value-type="float">
            <text:p>2.3819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TTT-12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86:.D386])" office:value-type="float" office:value="0" calcext:value-type="float">
            <text:p>0</text:p>
          </table:table-cell>
          <table:table-cell table:formula="of:=[.C386]*0.4375" office:value-type="float" office:value="0" calcext:value-type="float">
            <text:p>0</text:p>
          </table:table-cell>
          <table:table-cell table:formula="of:=[.D386]*0.5625" office:value-type="float" office:value="0" calcext:value-type="float">
            <text:p>0</text:p>
          </table:table-cell>
          <table:table-cell table:formula="of:=([.C386]-[.F386])^2/[.F386]" office:value-type="string" office:string-value="" calcext:value-type="error">
            <text:p>#DIV/0!</text:p>
          </table:table-cell>
          <table:table-cell table:formula="of:=([.D386]-[.G386])^2/[.G386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TTT-13-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87:.D387])" office:value-type="float" office:value="0" calcext:value-type="float">
            <text:p>0</text:p>
          </table:table-cell>
          <table:table-cell table:formula="of:=[.C387]*0.4375" office:value-type="float" office:value="0" calcext:value-type="float">
            <text:p>0</text:p>
          </table:table-cell>
          <table:table-cell table:formula="of:=[.D387]*0.5625" office:value-type="float" office:value="0" calcext:value-type="float">
            <text:p>0</text:p>
          </table:table-cell>
          <table:table-cell table:formula="of:=([.C387]-[.F387])^2/[.F387]" office:value-type="string" office:string-value="" calcext:value-type="error">
            <text:p>#DIV/0!</text:p>
          </table:table-cell>
          <table:table-cell table:formula="of:=([.D387]-[.G387])^2/[.G387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Lys-TTT-14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178" calcext:value-type="float">
            <text:p>1178</text:p>
          </table:table-cell>
          <table:table-cell table:style-name="ce1" office:value-type="float" office:value="1761" calcext:value-type="float">
            <text:p>1761</text:p>
          </table:table-cell>
          <table:table-cell table:style-name="ce1" table:formula="of:=SUM([.C388:.D388])" office:value-type="float" office:value="2939" calcext:value-type="float">
            <text:p>2939</text:p>
          </table:table-cell>
          <table:table-cell table:style-name="ce1" table:formula="of:=[.C388]*0.4375" office:value-type="float" office:value="515.375" calcext:value-type="float">
            <text:p>515.375</text:p>
          </table:table-cell>
          <table:table-cell table:style-name="ce1" table:formula="of:=[.D388]*0.5625" office:value-type="float" office:value="990.5625" calcext:value-type="float">
            <text:p>990.5625</text:p>
          </table:table-cell>
          <table:table-cell table:style-name="ce1" table:formula="of:=([.C388]-[.F388])^2/[.F388]" office:value-type="float" office:value="851.946428571429" calcext:value-type="float">
            <text:p>851.9464285714</text:p>
          </table:table-cell>
          <table:table-cell table:style-name="ce1" table:formula="of:=([.D388]-[.G388])^2/[.G388]" office:value-type="float" office:value="599.229166666667" calcext:value-type="float">
            <text:p>599.2291666667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Lys-TTT-15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89:.D389])" office:value-type="float" office:value="0" calcext:value-type="float">
            <text:p>0</text:p>
          </table:table-cell>
          <table:table-cell table:formula="of:=[.C389]*0.4375" office:value-type="float" office:value="0" calcext:value-type="float">
            <text:p>0</text:p>
          </table:table-cell>
          <table:table-cell table:formula="of:=[.D389]*0.5625" office:value-type="float" office:value="0" calcext:value-type="float">
            <text:p>0</text:p>
          </table:table-cell>
          <table:table-cell table:formula="of:=([.C389]-[.F389])^2/[.F389]" office:value-type="string" office:string-value="" calcext:value-type="error">
            <text:p>#DIV/0!</text:p>
          </table:table-cell>
          <table:table-cell table:formula="of:=([.D389]-[.G389])^2/[.G389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TTT-16-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90:.D390])" office:value-type="float" office:value="0" calcext:value-type="float">
            <text:p>0</text:p>
          </table:table-cell>
          <table:table-cell table:formula="of:=[.C390]*0.4375" office:value-type="float" office:value="0" calcext:value-type="float">
            <text:p>0</text:p>
          </table:table-cell>
          <table:table-cell table:formula="of:=[.D390]*0.5625" office:value-type="float" office:value="0" calcext:value-type="float">
            <text:p>0</text:p>
          </table:table-cell>
          <table:table-cell table:formula="of:=([.C390]-[.F390])^2/[.F390]" office:value-type="string" office:string-value="" calcext:value-type="error">
            <text:p>#DIV/0!</text:p>
          </table:table-cell>
          <table:table-cell table:formula="of:=([.D390]-[.G390])^2/[.G390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TTT-17-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91:.D391])" office:value-type="float" office:value="0" calcext:value-type="float">
            <text:p>0</text:p>
          </table:table-cell>
          <table:table-cell table:formula="of:=[.C391]*0.4375" office:value-type="float" office:value="0" calcext:value-type="float">
            <text:p>0</text:p>
          </table:table-cell>
          <table:table-cell table:formula="of:=[.D391]*0.5625" office:value-type="float" office:value="0" calcext:value-type="float">
            <text:p>0</text:p>
          </table:table-cell>
          <table:table-cell table:formula="of:=([.C391]-[.F391])^2/[.F391]" office:value-type="string" office:string-value="" calcext:value-type="error">
            <text:p>#DIV/0!</text:p>
          </table:table-cell>
          <table:table-cell table:formula="of:=([.D391]-[.G391])^2/[.G391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TTT-2-1</text:p>
          </table:table-cell>
          <table:table-cell office:value-type="float" office:value="73" calcext:value-type="float">
            <text:p>73</text:p>
          </table:table-cell>
          <table:table-cell office:value-type="float" office:value="157" calcext:value-type="float">
            <text:p>157</text:p>
          </table:table-cell>
          <table:table-cell office:value-type="float" office:value="215" calcext:value-type="float">
            <text:p>215</text:p>
          </table:table-cell>
          <table:table-cell table:formula="of:=SUM([.C392:.D392])" office:value-type="float" office:value="372" calcext:value-type="float">
            <text:p>372</text:p>
          </table:table-cell>
          <table:table-cell table:formula="of:=[.C392]*0.4375" office:value-type="float" office:value="68.6875" calcext:value-type="float">
            <text:p>68.6875</text:p>
          </table:table-cell>
          <table:table-cell table:formula="of:=[.D392]*0.5625" office:value-type="float" office:value="120.9375" calcext:value-type="float">
            <text:p>120.9375</text:p>
          </table:table-cell>
          <table:table-cell table:formula="of:=([.C392]-[.F392])^2/[.F392]" office:value-type="float" office:value="113.544642857143" calcext:value-type="float">
            <text:p>113.5446428571</text:p>
          </table:table-cell>
          <table:table-cell table:formula="of:=([.D392]-[.G392])^2/[.G392]" office:value-type="float" office:value="73.1597222222222" calcext:value-type="float">
            <text:p>73.159722222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Lys-TTT-3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464" calcext:value-type="float">
            <text:p>1464</text:p>
          </table:table-cell>
          <table:table-cell table:style-name="ce1" office:value-type="float" office:value="1805" calcext:value-type="float">
            <text:p>1805</text:p>
          </table:table-cell>
          <table:table-cell table:style-name="ce1" table:formula="of:=SUM([.C393:.D393])" office:value-type="float" office:value="3269" calcext:value-type="float">
            <text:p>3269</text:p>
          </table:table-cell>
          <table:table-cell table:style-name="ce1" table:formula="of:=[.C393]*0.4375" office:value-type="float" office:value="640.5" calcext:value-type="float">
            <text:p>640.5</text:p>
          </table:table-cell>
          <table:table-cell table:style-name="ce1" table:formula="of:=[.D393]*0.5625" office:value-type="float" office:value="1015.3125" calcext:value-type="float">
            <text:p>1015.3125</text:p>
          </table:table-cell>
          <table:table-cell table:style-name="ce1" table:formula="of:=([.C393]-[.F393])^2/[.F393]" office:value-type="float" office:value="1058.78571428571" calcext:value-type="float">
            <text:p>1058.7857142857</text:p>
          </table:table-cell>
          <table:table-cell table:style-name="ce1" table:formula="of:=([.D393]-[.G393])^2/[.G393]" office:value-type="float" office:value="614.201388888889" calcext:value-type="float">
            <text:p>614.2013888889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Lys-TTT-3-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429" calcext:value-type="float">
            <text:p>1429</text:p>
          </table:table-cell>
          <table:table-cell table:style-name="ce1" office:value-type="float" office:value="1785" calcext:value-type="float">
            <text:p>1785</text:p>
          </table:table-cell>
          <table:table-cell table:style-name="ce1" table:formula="of:=SUM([.C394:.D394])" office:value-type="float" office:value="3214" calcext:value-type="float">
            <text:p>3214</text:p>
          </table:table-cell>
          <table:table-cell table:style-name="ce1" table:formula="of:=[.C394]*0.4375" office:value-type="float" office:value="625.1875" calcext:value-type="float">
            <text:p>625.1875</text:p>
          </table:table-cell>
          <table:table-cell table:style-name="ce1" table:formula="of:=[.D394]*0.5625" office:value-type="float" office:value="1004.0625" calcext:value-type="float">
            <text:p>1004.0625</text:p>
          </table:table-cell>
          <table:table-cell table:style-name="ce1" table:formula="of:=([.C394]-[.F394])^2/[.F394]" office:value-type="float" office:value="1033.47321428571" calcext:value-type="float">
            <text:p>1033.4732142857</text:p>
          </table:table-cell>
          <table:table-cell table:style-name="ce1" table:formula="of:=([.D394]-[.G394])^2/[.G394]" office:value-type="float" office:value="607.395833333333" calcext:value-type="float">
            <text:p>607.3958333333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Lys-TTT-3-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523" calcext:value-type="float">
            <text:p>1523</text:p>
          </table:table-cell>
          <table:table-cell table:style-name="ce1" office:value-type="float" office:value="1895" calcext:value-type="float">
            <text:p>1895</text:p>
          </table:table-cell>
          <table:table-cell table:style-name="ce1" table:formula="of:=SUM([.C395:.D395])" office:value-type="float" office:value="3418" calcext:value-type="float">
            <text:p>3418</text:p>
          </table:table-cell>
          <table:table-cell table:style-name="ce1" table:formula="of:=[.C395]*0.4375" office:value-type="float" office:value="666.3125" calcext:value-type="float">
            <text:p>666.3125</text:p>
          </table:table-cell>
          <table:table-cell table:style-name="ce1" table:formula="of:=[.D395]*0.5625" office:value-type="float" office:value="1065.9375" calcext:value-type="float">
            <text:p>1065.9375</text:p>
          </table:table-cell>
          <table:table-cell table:style-name="ce1" table:formula="of:=([.C395]-[.F395])^2/[.F395]" office:value-type="float" office:value="1101.45535714286" calcext:value-type="float">
            <text:p>1101.4553571429</text:p>
          </table:table-cell>
          <table:table-cell table:style-name="ce1" table:formula="of:=([.D395]-[.G395])^2/[.G395]" office:value-type="float" office:value="644.826388888889" calcext:value-type="float">
            <text:p>644.8263888889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Lys-TTT-3-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486" calcext:value-type="float">
            <text:p>1486</text:p>
          </table:table-cell>
          <table:table-cell table:style-name="ce1" office:value-type="float" office:value="1908" calcext:value-type="float">
            <text:p>1908</text:p>
          </table:table-cell>
          <table:table-cell table:style-name="ce1" table:formula="of:=SUM([.C396:.D396])" office:value-type="float" office:value="3394" calcext:value-type="float">
            <text:p>3394</text:p>
          </table:table-cell>
          <table:table-cell table:style-name="ce1" table:formula="of:=[.C396]*0.4375" office:value-type="float" office:value="650.125" calcext:value-type="float">
            <text:p>650.125</text:p>
          </table:table-cell>
          <table:table-cell table:style-name="ce1" table:formula="of:=[.D396]*0.5625" office:value-type="float" office:value="1073.25" calcext:value-type="float">
            <text:p>1073.25</text:p>
          </table:table-cell>
          <table:table-cell table:style-name="ce1" table:formula="of:=([.C396]-[.F396])^2/[.F396]" office:value-type="float" office:value="1074.69642857143" calcext:value-type="float">
            <text:p>1074.6964285714</text:p>
          </table:table-cell>
          <table:table-cell table:style-name="ce1" table:formula="of:=([.D396]-[.G396])^2/[.G396]" office:value-type="float" office:value="649.25" calcext:value-type="float">
            <text:p>649.25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Lys-TTT-3-5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518" calcext:value-type="float">
            <text:p>1518</text:p>
          </table:table-cell>
          <table:table-cell table:style-name="ce1" office:value-type="float" office:value="1912" calcext:value-type="float">
            <text:p>1912</text:p>
          </table:table-cell>
          <table:table-cell table:style-name="ce1" table:formula="of:=SUM([.C397:.D397])" office:value-type="float" office:value="3430" calcext:value-type="float">
            <text:p>3430</text:p>
          </table:table-cell>
          <table:table-cell table:style-name="ce1" table:formula="of:=[.C397]*0.4375" office:value-type="float" office:value="664.125" calcext:value-type="float">
            <text:p>664.125</text:p>
          </table:table-cell>
          <table:table-cell table:style-name="ce1" table:formula="of:=[.D397]*0.5625" office:value-type="float" office:value="1075.5" calcext:value-type="float">
            <text:p>1075.5</text:p>
          </table:table-cell>
          <table:table-cell table:style-name="ce1" table:formula="of:=([.C397]-[.F397])^2/[.F397]" office:value-type="float" office:value="1097.83928571429" calcext:value-type="float">
            <text:p>1097.8392857143</text:p>
          </table:table-cell>
          <table:table-cell table:style-name="ce1" table:formula="of:=([.D397]-[.G397])^2/[.G397]" office:value-type="float" office:value="650.611111111111" calcext:value-type="float">
            <text:p>650.6111111111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Lys-TTT-4-1</text:p>
          </table:table-cell>
          <table:table-cell office:value-type="float" office:value="73" calcext:value-type="float">
            <text:p>73</text:p>
          </table:table-cell>
          <table:table-cell office:value-type="float" office:value="166" calcext:value-type="float">
            <text:p>166</text:p>
          </table:table-cell>
          <table:table-cell office:value-type="float" office:value="178" calcext:value-type="float">
            <text:p>178</text:p>
          </table:table-cell>
          <table:table-cell table:formula="of:=SUM([.C398:.D398])" office:value-type="float" office:value="344" calcext:value-type="float">
            <text:p>344</text:p>
          </table:table-cell>
          <table:table-cell table:formula="of:=[.C398]*0.4375" office:value-type="float" office:value="72.625" calcext:value-type="float">
            <text:p>72.625</text:p>
          </table:table-cell>
          <table:table-cell table:formula="of:=[.D398]*0.5625" office:value-type="float" office:value="100.125" calcext:value-type="float">
            <text:p>100.125</text:p>
          </table:table-cell>
          <table:table-cell table:formula="of:=([.C398]-[.F398])^2/[.F398]" office:value-type="float" office:value="120.053571428571" calcext:value-type="float">
            <text:p>120.0535714286</text:p>
          </table:table-cell>
          <table:table-cell table:formula="of:=([.D398]-[.G398])^2/[.G398]" office:value-type="float" office:value="60.5694444444444" calcext:value-type="float">
            <text:p>60.5694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TTT-5-1</text:p>
          </table:table-cell>
          <table:table-cell office:value-type="float" office:value="73" calcext:value-type="float">
            <text:p>73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table:formula="of:=SUM([.C399:.D399])" office:value-type="float" office:value="268" calcext:value-type="float">
            <text:p>268</text:p>
          </table:table-cell>
          <table:table-cell table:formula="of:=[.C399]*0.4375" office:value-type="float" office:value="57.3125" calcext:value-type="float">
            <text:p>57.3125</text:p>
          </table:table-cell>
          <table:table-cell table:formula="of:=[.D399]*0.5625" office:value-type="float" office:value="77.0625" calcext:value-type="float">
            <text:p>77.0625</text:p>
          </table:table-cell>
          <table:table-cell table:formula="of:=([.C399]-[.F399])^2/[.F399]" office:value-type="float" office:value="94.7410714285714" calcext:value-type="float">
            <text:p>94.7410714286</text:p>
          </table:table-cell>
          <table:table-cell table:formula="of:=([.D399]-[.G399])^2/[.G399]" office:value-type="float" office:value="46.6180555555556" calcext:value-type="float">
            <text:p>46.6180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TTT-6-1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table:formula="of:=SUM([.C400:.D400])" office:value-type="float" office:value="89" calcext:value-type="float">
            <text:p>89</text:p>
          </table:table-cell>
          <table:table-cell table:formula="of:=[.C400]*0.4375" office:value-type="float" office:value="14" calcext:value-type="float">
            <text:p>14</text:p>
          </table:table-cell>
          <table:table-cell table:formula="of:=[.D400]*0.5625" office:value-type="float" office:value="32.0625" calcext:value-type="float">
            <text:p>32.0625</text:p>
          </table:table-cell>
          <table:table-cell table:formula="of:=([.C400]-[.F400])^2/[.F400]" office:value-type="float" office:value="23.1428571428571" calcext:value-type="float">
            <text:p>23.1428571429</text:p>
          </table:table-cell>
          <table:table-cell table:formula="of:=([.D400]-[.G400])^2/[.G400]" office:value-type="float" office:value="19.3958333333333" calcext:value-type="float">
            <text:p>19.3958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TTT-7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C401:.D401])" office:value-type="float" office:value="3" calcext:value-type="float">
            <text:p>3</text:p>
          </table:table-cell>
          <table:table-cell table:formula="of:=[.C401]*0.4375" office:value-type="float" office:value="0" calcext:value-type="float">
            <text:p>0</text:p>
          </table:table-cell>
          <table:table-cell table:formula="of:=[.D401]*0.5625" office:value-type="float" office:value="1.6875" calcext:value-type="float">
            <text:p>1.6875</text:p>
          </table:table-cell>
          <table:table-cell table:formula="of:=([.C401]-[.F401])^2/[.F401]" office:value-type="string" office:string-value="" calcext:value-type="error">
            <text:p>#DIV/0!</text:p>
          </table:table-cell>
          <table:table-cell table:formula="of:=([.D401]-[.G401])^2/[.G401]" office:value-type="float" office:value="1.02083333333333" calcext:value-type="float">
            <text:p>1.0208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TTT-8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402:.D402])" office:value-type="float" office:value="2" calcext:value-type="float">
            <text:p>2</text:p>
          </table:table-cell>
          <table:table-cell table:formula="of:=[.C402]*0.4375" office:value-type="float" office:value="0.4375" calcext:value-type="float">
            <text:p>0.4375</text:p>
          </table:table-cell>
          <table:table-cell table:formula="of:=[.D402]*0.5625" office:value-type="float" office:value="0.5625" calcext:value-type="float">
            <text:p>0.5625</text:p>
          </table:table-cell>
          <table:table-cell table:formula="of:=([.C402]-[.F402])^2/[.F402]" office:value-type="float" office:value="0.723214285714286" calcext:value-type="float">
            <text:p>0.7232142857</text:p>
          </table:table-cell>
          <table:table-cell table:formula="of:=([.D402]-[.G402])^2/[.G402]" office:value-type="float" office:value="0.340277777777778" calcext:value-type="float">
            <text:p>0.340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TTT-9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C403:.D403])" office:value-type="float" office:value="3" calcext:value-type="float">
            <text:p>3</text:p>
          </table:table-cell>
          <table:table-cell table:formula="of:=[.C403]*0.4375" office:value-type="float" office:value="0" calcext:value-type="float">
            <text:p>0</text:p>
          </table:table-cell>
          <table:table-cell table:formula="of:=[.D403]*0.5625" office:value-type="float" office:value="1.6875" calcext:value-type="float">
            <text:p>1.6875</text:p>
          </table:table-cell>
          <table:table-cell table:formula="of:=([.C403]-[.F403])^2/[.F403]" office:value-type="string" office:string-value="" calcext:value-type="error">
            <text:p>#DIV/0!</text:p>
          </table:table-cell>
          <table:table-cell table:formula="of:=([.D403]-[.G403])^2/[.G403]" office:value-type="float" office:value="1.02083333333333" calcext:value-type="float">
            <text:p>1.0208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Met-CAT-1-1</text:p>
          </table:table-cell>
          <table:table-cell office:value-type="float" office:value="73" calcext:value-type="float">
            <text:p>73</text:p>
          </table:table-cell>
          <table:table-cell office:value-type="float" office:value="1134" calcext:value-type="float">
            <text:p>1134</text:p>
          </table:table-cell>
          <table:table-cell office:value-type="float" office:value="1428" calcext:value-type="float">
            <text:p>1428</text:p>
          </table:table-cell>
          <table:table-cell table:formula="of:=SUM([.C404:.D404])" office:value-type="float" office:value="2562" calcext:value-type="float">
            <text:p>2562</text:p>
          </table:table-cell>
          <table:table-cell table:formula="of:=[.C404]*0.4375" office:value-type="float" office:value="496.125" calcext:value-type="float">
            <text:p>496.125</text:p>
          </table:table-cell>
          <table:table-cell table:formula="of:=[.D404]*0.5625" office:value-type="float" office:value="803.25" calcext:value-type="float">
            <text:p>803.25</text:p>
          </table:table-cell>
          <table:table-cell table:formula="of:=([.C404]-[.F404])^2/[.F404]" office:value-type="float" office:value="820.125" calcext:value-type="float">
            <text:p>820.125</text:p>
          </table:table-cell>
          <table:table-cell table:formula="of:=([.D404]-[.G404])^2/[.G404]" office:value-type="float" office:value="485.916666666667" calcext:value-type="float">
            <text:p>485.9166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Met-CAT-2-1</text:p>
          </table:table-cell>
          <table:table-cell office:value-type="float" office:value="73" calcext:value-type="float">
            <text:p>73</text:p>
          </table:table-cell>
          <table:table-cell office:value-type="float" office:value="440" calcext:value-type="float">
            <text:p>440</text:p>
          </table:table-cell>
          <table:table-cell office:value-type="float" office:value="603" calcext:value-type="float">
            <text:p>603</text:p>
          </table:table-cell>
          <table:table-cell table:formula="of:=SUM([.C405:.D405])" office:value-type="float" office:value="1043" calcext:value-type="float">
            <text:p>1043</text:p>
          </table:table-cell>
          <table:table-cell table:formula="of:=[.C405]*0.4375" office:value-type="float" office:value="192.5" calcext:value-type="float">
            <text:p>192.5</text:p>
          </table:table-cell>
          <table:table-cell table:formula="of:=[.D405]*0.5625" office:value-type="float" office:value="339.1875" calcext:value-type="float">
            <text:p>339.1875</text:p>
          </table:table-cell>
          <table:table-cell table:formula="of:=([.C405]-[.F405])^2/[.F405]" office:value-type="float" office:value="318.214285714286" calcext:value-type="float">
            <text:p>318.2142857143</text:p>
          </table:table-cell>
          <table:table-cell table:formula="of:=([.D405]-[.G405])^2/[.G405]" office:value-type="float" office:value="205.1875" calcext:value-type="float">
            <text:p>205.18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Met-CAT-3-1</text:p>
          </table:table-cell>
          <table:table-cell office:value-type="float" office:value="73" calcext:value-type="float">
            <text:p>73</text:p>
          </table:table-cell>
          <table:table-cell office:value-type="float" office:value="197" calcext:value-type="float">
            <text:p>197</text:p>
          </table:table-cell>
          <table:table-cell office:value-type="float" office:value="257" calcext:value-type="float">
            <text:p>257</text:p>
          </table:table-cell>
          <table:table-cell table:formula="of:=SUM([.C406:.D406])" office:value-type="float" office:value="454" calcext:value-type="float">
            <text:p>454</text:p>
          </table:table-cell>
          <table:table-cell table:formula="of:=[.C406]*0.4375" office:value-type="float" office:value="86.1875" calcext:value-type="float">
            <text:p>86.1875</text:p>
          </table:table-cell>
          <table:table-cell table:formula="of:=[.D406]*0.5625" office:value-type="float" office:value="144.5625" calcext:value-type="float">
            <text:p>144.5625</text:p>
          </table:table-cell>
          <table:table-cell table:formula="of:=([.C406]-[.F406])^2/[.F406]" office:value-type="float" office:value="142.473214285714" calcext:value-type="float">
            <text:p>142.4732142857</text:p>
          </table:table-cell>
          <table:table-cell table:formula="of:=([.D406]-[.G406])^2/[.G406]" office:value-type="float" office:value="87.4513888888889" calcext:value-type="float">
            <text:p>87.4513888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Met-CAT-3-2</text:p>
          </table:table-cell>
          <table:table-cell office:value-type="float" office:value="73" calcext:value-type="float">
            <text:p>73</text:p>
          </table:table-cell>
          <table:table-cell office:value-type="float" office:value="192" calcext:value-type="float">
            <text:p>192</text:p>
          </table:table-cell>
          <table:table-cell office:value-type="float" office:value="235" calcext:value-type="float">
            <text:p>235</text:p>
          </table:table-cell>
          <table:table-cell table:formula="of:=SUM([.C407:.D407])" office:value-type="float" office:value="427" calcext:value-type="float">
            <text:p>427</text:p>
          </table:table-cell>
          <table:table-cell table:formula="of:=[.C407]*0.4375" office:value-type="float" office:value="84" calcext:value-type="float">
            <text:p>84</text:p>
          </table:table-cell>
          <table:table-cell table:formula="of:=[.D407]*0.5625" office:value-type="float" office:value="132.1875" calcext:value-type="float">
            <text:p>132.1875</text:p>
          </table:table-cell>
          <table:table-cell table:formula="of:=([.C407]-[.F407])^2/[.F407]" office:value-type="float" office:value="138.857142857143" calcext:value-type="float">
            <text:p>138.8571428571</text:p>
          </table:table-cell>
          <table:table-cell table:formula="of:=([.D407]-[.G407])^2/[.G407]" office:value-type="float" office:value="79.9652777777778" calcext:value-type="float">
            <text:p>79.965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Met-CAT-4-1</text:p>
          </table:table-cell>
          <table:table-cell office:value-type="float" office:value="73" calcext:value-type="float">
            <text:p>73</text:p>
          </table:table-cell>
          <table:table-cell office:value-type="float" office:value="321" calcext:value-type="float">
            <text:p>321</text:p>
          </table:table-cell>
          <table:table-cell office:value-type="float" office:value="421" calcext:value-type="float">
            <text:p>421</text:p>
          </table:table-cell>
          <table:table-cell table:formula="of:=SUM([.C408:.D408])" office:value-type="float" office:value="742" calcext:value-type="float">
            <text:p>742</text:p>
          </table:table-cell>
          <table:table-cell table:formula="of:=[.C408]*0.4375" office:value-type="float" office:value="140.4375" calcext:value-type="float">
            <text:p>140.4375</text:p>
          </table:table-cell>
          <table:table-cell table:formula="of:=[.D408]*0.5625" office:value-type="float" office:value="236.8125" calcext:value-type="float">
            <text:p>236.8125</text:p>
          </table:table-cell>
          <table:table-cell table:formula="of:=([.C408]-[.F408])^2/[.F408]" office:value-type="float" office:value="232.151785714286" calcext:value-type="float">
            <text:p>232.1517857143</text:p>
          </table:table-cell>
          <table:table-cell table:formula="of:=([.D408]-[.G408])^2/[.G408]" office:value-type="float" office:value="143.256944444444" calcext:value-type="float">
            <text:p>143.2569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Met-CAT-4-2</text:p>
          </table:table-cell>
          <table:table-cell office:value-type="float" office:value="73" calcext:value-type="float">
            <text:p>73</text:p>
          </table:table-cell>
          <table:table-cell office:value-type="float" office:value="325" calcext:value-type="float">
            <text:p>325</text:p>
          </table:table-cell>
          <table:table-cell office:value-type="float" office:value="360" calcext:value-type="float">
            <text:p>360</text:p>
          </table:table-cell>
          <table:table-cell table:formula="of:=SUM([.C409:.D409])" office:value-type="float" office:value="685" calcext:value-type="float">
            <text:p>685</text:p>
          </table:table-cell>
          <table:table-cell table:formula="of:=[.C409]*0.4375" office:value-type="float" office:value="142.1875" calcext:value-type="float">
            <text:p>142.1875</text:p>
          </table:table-cell>
          <table:table-cell table:formula="of:=[.D409]*0.5625" office:value-type="float" office:value="202.5" calcext:value-type="float">
            <text:p>202.5</text:p>
          </table:table-cell>
          <table:table-cell table:formula="of:=([.C409]-[.F409])^2/[.F409]" office:value-type="float" office:value="235.044642857143" calcext:value-type="float">
            <text:p>235.0446428571</text:p>
          </table:table-cell>
          <table:table-cell table:formula="of:=([.D409]-[.G409])^2/[.G409]" office:value-type="float" office:value="122.5" calcext:value-type="float">
            <text:p>122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Met-CAT-4-3</text:p>
          </table:table-cell>
          <table:table-cell office:value-type="float" office:value="73" calcext:value-type="float">
            <text:p>73</text:p>
          </table:table-cell>
          <table:table-cell office:value-type="float" office:value="276" calcext:value-type="float">
            <text:p>276</text:p>
          </table:table-cell>
          <table:table-cell office:value-type="float" office:value="346" calcext:value-type="float">
            <text:p>346</text:p>
          </table:table-cell>
          <table:table-cell table:formula="of:=SUM([.C410:.D410])" office:value-type="float" office:value="622" calcext:value-type="float">
            <text:p>622</text:p>
          </table:table-cell>
          <table:table-cell table:formula="of:=[.C410]*0.4375" office:value-type="float" office:value="120.75" calcext:value-type="float">
            <text:p>120.75</text:p>
          </table:table-cell>
          <table:table-cell table:formula="of:=[.D410]*0.5625" office:value-type="float" office:value="194.625" calcext:value-type="float">
            <text:p>194.625</text:p>
          </table:table-cell>
          <table:table-cell table:formula="of:=([.C410]-[.F410])^2/[.F410]" office:value-type="float" office:value="199.607142857143" calcext:value-type="float">
            <text:p>199.6071428571</text:p>
          </table:table-cell>
          <table:table-cell table:formula="of:=([.D410]-[.G410])^2/[.G410]" office:value-type="float" office:value="117.736111111111" calcext:value-type="float">
            <text:p>117.7361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Met-CAT-5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C411:.D411])" office:value-type="float" office:value="12" calcext:value-type="float">
            <text:p>12</text:p>
          </table:table-cell>
          <table:table-cell table:formula="of:=[.C411]*0.4375" office:value-type="float" office:value="2.625" calcext:value-type="float">
            <text:p>2.625</text:p>
          </table:table-cell>
          <table:table-cell table:formula="of:=[.D411]*0.5625" office:value-type="float" office:value="3.375" calcext:value-type="float">
            <text:p>3.375</text:p>
          </table:table-cell>
          <table:table-cell table:formula="of:=([.C411]-[.F411])^2/[.F411]" office:value-type="float" office:value="4.33928571428571" calcext:value-type="float">
            <text:p>4.3392857143</text:p>
          </table:table-cell>
          <table:table-cell table:formula="of:=([.D411]-[.G411])^2/[.G411]" office:value-type="float" office:value="2.04166666666667" calcext:value-type="float">
            <text:p>2.041666666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Met-CAT-6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5178" calcext:value-type="float">
            <text:p>5178</text:p>
          </table:table-cell>
          <table:table-cell table:style-name="ce1" office:value-type="float" office:value="5595" calcext:value-type="float">
            <text:p>5595</text:p>
          </table:table-cell>
          <table:table-cell table:style-name="ce1" table:formula="of:=SUM([.C412:.D412])" office:value-type="float" office:value="10773" calcext:value-type="float">
            <text:p>10773</text:p>
          </table:table-cell>
          <table:table-cell table:style-name="ce1" table:formula="of:=[.C412]*0.4375" office:value-type="float" office:value="2265.375" calcext:value-type="float">
            <text:p>2265.375</text:p>
          </table:table-cell>
          <table:table-cell table:style-name="ce1" table:formula="of:=[.D412]*0.5625" office:value-type="float" office:value="3147.1875" calcext:value-type="float">
            <text:p>3147.1875</text:p>
          </table:table-cell>
          <table:table-cell table:style-name="ce1" table:formula="of:=([.C412]-[.F412])^2/[.F412]" office:value-type="float" office:value="3744.80357142857" calcext:value-type="float">
            <text:p>3744.8035714286</text:p>
          </table:table-cell>
          <table:table-cell table:style-name="ce1" table:formula="of:=([.D412]-[.G412])^2/[.G412]" office:value-type="float" office:value="1903.85416666667" calcext:value-type="float">
            <text:p>1903.8541666667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Met-CAT-7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413:.D413])" office:value-type="float" office:value="2" calcext:value-type="float">
            <text:p>2</text:p>
          </table:table-cell>
          <table:table-cell table:formula="of:=[.C413]*0.4375" office:value-type="float" office:value="0" calcext:value-type="float">
            <text:p>0</text:p>
          </table:table-cell>
          <table:table-cell table:formula="of:=[.D413]*0.5625" office:value-type="float" office:value="1.125" calcext:value-type="float">
            <text:p>1.125</text:p>
          </table:table-cell>
          <table:table-cell table:formula="of:=([.C413]-[.F413])^2/[.F413]" office:value-type="string" office:string-value="" calcext:value-type="error">
            <text:p>#DIV/0!</text:p>
          </table:table-cell>
          <table:table-cell table:formula="of:=([.D413]-[.G413])^2/[.G413]" office:value-type="float" office:value="0.680555555555556" calcext:value-type="float">
            <text:p>0.680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he-GAA-1-1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table:formula="of:=SUM([.C414:.D414])" office:value-type="float" office:value="83" calcext:value-type="float">
            <text:p>83</text:p>
          </table:table-cell>
          <table:table-cell table:formula="of:=[.C414]*0.4375" office:value-type="float" office:value="10.0625" calcext:value-type="float">
            <text:p>10.0625</text:p>
          </table:table-cell>
          <table:table-cell table:formula="of:=[.D414]*0.5625" office:value-type="float" office:value="33.75" calcext:value-type="float">
            <text:p>33.75</text:p>
          </table:table-cell>
          <table:table-cell table:formula="of:=([.C414]-[.F414])^2/[.F414]" office:value-type="float" office:value="16.6339285714286" calcext:value-type="float">
            <text:p>16.6339285714</text:p>
          </table:table-cell>
          <table:table-cell table:formula="of:=([.D414]-[.G414])^2/[.G414]" office:value-type="float" office:value="20.4166666666667" calcext:value-type="float">
            <text:p>20.4166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he-GAA-1-2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table:formula="of:=SUM([.C415:.D415])" office:value-type="float" office:value="91" calcext:value-type="float">
            <text:p>91</text:p>
          </table:table-cell>
          <table:table-cell table:formula="of:=[.C415]*0.4375" office:value-type="float" office:value="14.4375" calcext:value-type="float">
            <text:p>14.4375</text:p>
          </table:table-cell>
          <table:table-cell table:formula="of:=[.D415]*0.5625" office:value-type="float" office:value="32.625" calcext:value-type="float">
            <text:p>32.625</text:p>
          </table:table-cell>
          <table:table-cell table:formula="of:=([.C415]-[.F415])^2/[.F415]" office:value-type="float" office:value="23.8660714285714" calcext:value-type="float">
            <text:p>23.8660714286</text:p>
          </table:table-cell>
          <table:table-cell table:formula="of:=([.D415]-[.G415])^2/[.G415]" office:value-type="float" office:value="19.7361111111111" calcext:value-type="float">
            <text:p>19.7361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he-GAA-1-3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formula="of:=SUM([.C416:.D416])" office:value-type="float" office:value="90" calcext:value-type="float">
            <text:p>90</text:p>
          </table:table-cell>
          <table:table-cell table:formula="of:=[.C416]*0.4375" office:value-type="float" office:value="15.75" calcext:value-type="float">
            <text:p>15.75</text:p>
          </table:table-cell>
          <table:table-cell table:formula="of:=[.D416]*0.5625" office:value-type="float" office:value="30.375" calcext:value-type="float">
            <text:p>30.375</text:p>
          </table:table-cell>
          <table:table-cell table:formula="of:=([.C416]-[.F416])^2/[.F416]" office:value-type="float" office:value="26.0357142857143" calcext:value-type="float">
            <text:p>26.0357142857</text:p>
          </table:table-cell>
          <table:table-cell table:formula="of:=([.D416]-[.G416])^2/[.G416]" office:value-type="float" office:value="18.375" calcext:value-type="float">
            <text:p>18.3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he-GAA-1-4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table:formula="of:=SUM([.C417:.D417])" office:value-type="float" office:value="96" calcext:value-type="float">
            <text:p>96</text:p>
          </table:table-cell>
          <table:table-cell table:formula="of:=[.C417]*0.4375" office:value-type="float" office:value="16.625" calcext:value-type="float">
            <text:p>16.625</text:p>
          </table:table-cell>
          <table:table-cell table:formula="of:=[.D417]*0.5625" office:value-type="float" office:value="32.625" calcext:value-type="float">
            <text:p>32.625</text:p>
          </table:table-cell>
          <table:table-cell table:formula="of:=([.C417]-[.F417])^2/[.F417]" office:value-type="float" office:value="27.4821428571429" calcext:value-type="float">
            <text:p>27.4821428571</text:p>
          </table:table-cell>
          <table:table-cell table:formula="of:=([.D417]-[.G417])^2/[.G417]" office:value-type="float" office:value="19.7361111111111" calcext:value-type="float">
            <text:p>19.7361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he-GAA-1-5</text:p>
          </table:table-cell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formula="of:=SUM([.C418:.D418])" office:value-type="float" office:value="80" calcext:value-type="float">
            <text:p>80</text:p>
          </table:table-cell>
          <table:table-cell table:formula="of:=[.C418]*0.4375" office:value-type="float" office:value="15.3125" calcext:value-type="float">
            <text:p>15.3125</text:p>
          </table:table-cell>
          <table:table-cell table:formula="of:=[.D418]*0.5625" office:value-type="float" office:value="25.3125" calcext:value-type="float">
            <text:p>25.3125</text:p>
          </table:table-cell>
          <table:table-cell table:formula="of:=([.C418]-[.F418])^2/[.F418]" office:value-type="float" office:value="25.3125" calcext:value-type="float">
            <text:p>25.3125</text:p>
          </table:table-cell>
          <table:table-cell table:formula="of:=([.D418]-[.G418])^2/[.G418]" office:value-type="float" office:value="15.3125" calcext:value-type="float">
            <text:p>15.31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he-GAA-1-6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table:formula="of:=SUM([.C419:.D419])" office:value-type="float" office:value="68" calcext:value-type="float">
            <text:p>68</text:p>
          </table:table-cell>
          <table:table-cell table:formula="of:=[.C419]*0.4375" office:value-type="float" office:value="8.3125" calcext:value-type="float">
            <text:p>8.3125</text:p>
          </table:table-cell>
          <table:table-cell table:formula="of:=[.D419]*0.5625" office:value-type="float" office:value="27.5625" calcext:value-type="float">
            <text:p>27.5625</text:p>
          </table:table-cell>
          <table:table-cell table:formula="of:=([.C419]-[.F419])^2/[.F419]" office:value-type="float" office:value="13.7410714285714" calcext:value-type="float">
            <text:p>13.7410714286</text:p>
          </table:table-cell>
          <table:table-cell table:formula="of:=([.D419]-[.G419])^2/[.G419]" office:value-type="float" office:value="16.6736111111111" calcext:value-type="float">
            <text:p>16.6736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he-GAA-10-1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C420:.D420])" office:value-type="float" office:value="23" calcext:value-type="float">
            <text:p>23</text:p>
          </table:table-cell>
          <table:table-cell table:formula="of:=[.C420]*0.4375" office:value-type="float" office:value="7" calcext:value-type="float">
            <text:p>7</text:p>
          </table:table-cell>
          <table:table-cell table:formula="of:=[.D420]*0.5625" office:value-type="float" office:value="3.9375" calcext:value-type="float">
            <text:p>3.9375</text:p>
          </table:table-cell>
          <table:table-cell table:formula="of:=([.C420]-[.F420])^2/[.F420]" office:value-type="float" office:value="11.5714285714286" calcext:value-type="float">
            <text:p>11.5714285714</text:p>
          </table:table-cell>
          <table:table-cell table:formula="of:=([.D420]-[.G420])^2/[.G420]" office:value-type="float" office:value="2.38194444444444" calcext:value-type="float">
            <text:p>2.3819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he-GAA-11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21:.D421])" office:value-type="float" office:value="0" calcext:value-type="float">
            <text:p>0</text:p>
          </table:table-cell>
          <table:table-cell table:formula="of:=[.C421]*0.4375" office:value-type="float" office:value="0" calcext:value-type="float">
            <text:p>0</text:p>
          </table:table-cell>
          <table:table-cell table:formula="of:=[.D421]*0.5625" office:value-type="float" office:value="0" calcext:value-type="float">
            <text:p>0</text:p>
          </table:table-cell>
          <table:table-cell table:formula="of:=([.C421]-[.F421])^2/[.F421]" office:value-type="string" office:string-value="" calcext:value-type="error">
            <text:p>#DIV/0!</text:p>
          </table:table-cell>
          <table:table-cell table:formula="of:=([.D421]-[.G421])^2/[.G421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he-GAA-12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22:.D422])" office:value-type="float" office:value="0" calcext:value-type="float">
            <text:p>0</text:p>
          </table:table-cell>
          <table:table-cell table:formula="of:=[.C422]*0.4375" office:value-type="float" office:value="0" calcext:value-type="float">
            <text:p>0</text:p>
          </table:table-cell>
          <table:table-cell table:formula="of:=[.D422]*0.5625" office:value-type="float" office:value="0" calcext:value-type="float">
            <text:p>0</text:p>
          </table:table-cell>
          <table:table-cell table:formula="of:=([.C422]-[.F422])^2/[.F422]" office:value-type="string" office:string-value="" calcext:value-type="error">
            <text:p>#DIV/0!</text:p>
          </table:table-cell>
          <table:table-cell table:formula="of:=([.D422]-[.G422])^2/[.G4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he-GAA-2-1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formula="of:=SUM([.C423:.D423])" office:value-type="float" office:value="59" calcext:value-type="float">
            <text:p>59</text:p>
          </table:table-cell>
          <table:table-cell table:formula="of:=[.C423]*0.4375" office:value-type="float" office:value="8.75" calcext:value-type="float">
            <text:p>8.75</text:p>
          </table:table-cell>
          <table:table-cell table:formula="of:=[.D423]*0.5625" office:value-type="float" office:value="21.9375" calcext:value-type="float">
            <text:p>21.9375</text:p>
          </table:table-cell>
          <table:table-cell table:formula="of:=([.C423]-[.F423])^2/[.F423]" office:value-type="float" office:value="14.4642857142857" calcext:value-type="float">
            <text:p>14.4642857143</text:p>
          </table:table-cell>
          <table:table-cell table:formula="of:=([.D423]-[.G423])^2/[.G423]" office:value-type="float" office:value="13.2708333333333" calcext:value-type="float">
            <text:p>13.2708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he-GAA-3-1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formula="of:=SUM([.C424:.D424])" office:value-type="float" office:value="70" calcext:value-type="float">
            <text:p>70</text:p>
          </table:table-cell>
          <table:table-cell table:formula="of:=[.C424]*0.4375" office:value-type="float" office:value="13.5625" calcext:value-type="float">
            <text:p>13.5625</text:p>
          </table:table-cell>
          <table:table-cell table:formula="of:=[.D424]*0.5625" office:value-type="float" office:value="21.9375" calcext:value-type="float">
            <text:p>21.9375</text:p>
          </table:table-cell>
          <table:table-cell table:formula="of:=([.C424]-[.F424])^2/[.F424]" office:value-type="float" office:value="22.4196428571429" calcext:value-type="float">
            <text:p>22.4196428571</text:p>
          </table:table-cell>
          <table:table-cell table:formula="of:=([.D424]-[.G424])^2/[.G424]" office:value-type="float" office:value="13.2708333333333" calcext:value-type="float">
            <text:p>13.2708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he-GAA-4-1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C425:.D425])" office:value-type="float" office:value="5" calcext:value-type="float">
            <text:p>5</text:p>
          </table:table-cell>
          <table:table-cell table:formula="of:=[.C425]*0.4375" office:value-type="float" office:value="1.75" calcext:value-type="float">
            <text:p>1.75</text:p>
          </table:table-cell>
          <table:table-cell table:formula="of:=[.D425]*0.5625" office:value-type="float" office:value="0.5625" calcext:value-type="float">
            <text:p>0.5625</text:p>
          </table:table-cell>
          <table:table-cell table:formula="of:=([.C425]-[.F425])^2/[.F425]" office:value-type="float" office:value="2.89285714285714" calcext:value-type="float">
            <text:p>2.8928571429</text:p>
          </table:table-cell>
          <table:table-cell table:formula="of:=([.D425]-[.G425])^2/[.G425]" office:value-type="float" office:value="0.340277777777778" calcext:value-type="float">
            <text:p>0.340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he-GAA-5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26:.D426])" office:value-type="float" office:value="0" calcext:value-type="float">
            <text:p>0</text:p>
          </table:table-cell>
          <table:table-cell table:formula="of:=[.C426]*0.4375" office:value-type="float" office:value="0" calcext:value-type="float">
            <text:p>0</text:p>
          </table:table-cell>
          <table:table-cell table:formula="of:=[.D426]*0.5625" office:value-type="float" office:value="0" calcext:value-type="float">
            <text:p>0</text:p>
          </table:table-cell>
          <table:table-cell table:formula="of:=([.C426]-[.F426])^2/[.F426]" office:value-type="string" office:string-value="" calcext:value-type="error">
            <text:p>#DIV/0!</text:p>
          </table:table-cell>
          <table:table-cell table:formula="of:=([.D426]-[.G426])^2/[.G426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he-GAA-6-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27:.D427])" office:value-type="float" office:value="0" calcext:value-type="float">
            <text:p>0</text:p>
          </table:table-cell>
          <table:table-cell table:formula="of:=[.C427]*0.4375" office:value-type="float" office:value="0" calcext:value-type="float">
            <text:p>0</text:p>
          </table:table-cell>
          <table:table-cell table:formula="of:=[.D427]*0.5625" office:value-type="float" office:value="0" calcext:value-type="float">
            <text:p>0</text:p>
          </table:table-cell>
          <table:table-cell table:formula="of:=([.C427]-[.F427])^2/[.F427]" office:value-type="string" office:string-value="" calcext:value-type="error">
            <text:p>#DIV/0!</text:p>
          </table:table-cell>
          <table:table-cell table:formula="of:=([.D427]-[.G427])^2/[.G427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he-GAA-7-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28:.D428])" office:value-type="float" office:value="0" calcext:value-type="float">
            <text:p>0</text:p>
          </table:table-cell>
          <table:table-cell table:formula="of:=[.C428]*0.4375" office:value-type="float" office:value="0" calcext:value-type="float">
            <text:p>0</text:p>
          </table:table-cell>
          <table:table-cell table:formula="of:=[.D428]*0.5625" office:value-type="float" office:value="0" calcext:value-type="float">
            <text:p>0</text:p>
          </table:table-cell>
          <table:table-cell table:formula="of:=([.C428]-[.F428])^2/[.F428]" office:value-type="string" office:string-value="" calcext:value-type="error">
            <text:p>#DIV/0!</text:p>
          </table:table-cell>
          <table:table-cell table:formula="of:=([.D428]-[.G428])^2/[.G42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he-GAA-8-1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C429:.D429])" office:value-type="float" office:value="8" calcext:value-type="float">
            <text:p>8</text:p>
          </table:table-cell>
          <table:table-cell table:formula="of:=[.C429]*0.4375" office:value-type="float" office:value="2.1875" calcext:value-type="float">
            <text:p>2.1875</text:p>
          </table:table-cell>
          <table:table-cell table:formula="of:=[.D429]*0.5625" office:value-type="float" office:value="1.6875" calcext:value-type="float">
            <text:p>1.6875</text:p>
          </table:table-cell>
          <table:table-cell table:formula="of:=([.C429]-[.F429])^2/[.F429]" office:value-type="float" office:value="3.61607142857143" calcext:value-type="float">
            <text:p>3.6160714286</text:p>
          </table:table-cell>
          <table:table-cell table:formula="of:=([.D429]-[.G429])^2/[.G429]" office:value-type="float" office:value="1.02083333333333" calcext:value-type="float">
            <text:p>1.0208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he-GAA-9-1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C430:.D430])" office:value-type="float" office:value="22" calcext:value-type="float">
            <text:p>22</text:p>
          </table:table-cell>
          <table:table-cell table:formula="of:=[.C430]*0.4375" office:value-type="float" office:value="3.9375" calcext:value-type="float">
            <text:p>3.9375</text:p>
          </table:table-cell>
          <table:table-cell table:formula="of:=[.D430]*0.5625" office:value-type="float" office:value="7.3125" calcext:value-type="float">
            <text:p>7.3125</text:p>
          </table:table-cell>
          <table:table-cell table:formula="of:=([.C430]-[.F430])^2/[.F430]" office:value-type="float" office:value="6.50892857142857" calcext:value-type="float">
            <text:p>6.5089285714</text:p>
          </table:table-cell>
          <table:table-cell table:formula="of:=([.D430]-[.G430])^2/[.G430]" office:value-type="float" office:value="4.42361111111111" calcext:value-type="float">
            <text:p>4.4236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AGG-1-1</text:p>
          </table:table-cell>
          <table:table-cell office:value-type="float" office:value="72" calcext:value-type="float">
            <text:p>72</text:p>
          </table:table-cell>
          <table:table-cell office:value-type="float" office:value="225" calcext:value-type="float">
            <text:p>225</text:p>
          </table:table-cell>
          <table:table-cell office:value-type="float" office:value="228" calcext:value-type="float">
            <text:p>228</text:p>
          </table:table-cell>
          <table:table-cell table:formula="of:=SUM([.C431:.D431])" office:value-type="float" office:value="453" calcext:value-type="float">
            <text:p>453</text:p>
          </table:table-cell>
          <table:table-cell table:formula="of:=[.C431]*0.4375" office:value-type="float" office:value="98.4375" calcext:value-type="float">
            <text:p>98.4375</text:p>
          </table:table-cell>
          <table:table-cell table:formula="of:=[.D431]*0.5625" office:value-type="float" office:value="128.25" calcext:value-type="float">
            <text:p>128.25</text:p>
          </table:table-cell>
          <table:table-cell table:formula="of:=([.C431]-[.F431])^2/[.F431]" office:value-type="float" office:value="162.723214285714" calcext:value-type="float">
            <text:p>162.7232142857</text:p>
          </table:table-cell>
          <table:table-cell table:formula="of:=([.D431]-[.G431])^2/[.G431]" office:value-type="float" office:value="77.5833333333333" calcext:value-type="float">
            <text:p>77.5833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AGG-2-1</text:p>
          </table:table-cell>
          <table:table-cell office:value-type="float" office:value="72" calcext:value-type="float">
            <text:p>72</text:p>
          </table:table-cell>
          <table:table-cell office:value-type="float" office:value="259" calcext:value-type="float">
            <text:p>259</text:p>
          </table:table-cell>
          <table:table-cell office:value-type="float" office:value="251" calcext:value-type="float">
            <text:p>251</text:p>
          </table:table-cell>
          <table:table-cell table:formula="of:=SUM([.C432:.D432])" office:value-type="float" office:value="510" calcext:value-type="float">
            <text:p>510</text:p>
          </table:table-cell>
          <table:table-cell table:formula="of:=[.C432]*0.4375" office:value-type="float" office:value="113.3125" calcext:value-type="float">
            <text:p>113.3125</text:p>
          </table:table-cell>
          <table:table-cell table:formula="of:=[.D432]*0.5625" office:value-type="float" office:value="141.1875" calcext:value-type="float">
            <text:p>141.1875</text:p>
          </table:table-cell>
          <table:table-cell table:formula="of:=([.C432]-[.F432])^2/[.F432]" office:value-type="float" office:value="187.3125" calcext:value-type="float">
            <text:p>187.3125</text:p>
          </table:table-cell>
          <table:table-cell table:formula="of:=([.D432]-[.G432])^2/[.G432]" office:value-type="float" office:value="85.4097222222222" calcext:value-type="float">
            <text:p>85.40972222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AGG-2-2</text:p>
          </table:table-cell>
          <table:table-cell office:value-type="float" office:value="72" calcext:value-type="float">
            <text:p>72</text:p>
          </table:table-cell>
          <table:table-cell office:value-type="float" office:value="236" calcext:value-type="float">
            <text:p>236</text:p>
          </table:table-cell>
          <table:table-cell office:value-type="float" office:value="217" calcext:value-type="float">
            <text:p>217</text:p>
          </table:table-cell>
          <table:table-cell table:formula="of:=SUM([.C433:.D433])" office:value-type="float" office:value="453" calcext:value-type="float">
            <text:p>453</text:p>
          </table:table-cell>
          <table:table-cell table:formula="of:=[.C433]*0.4375" office:value-type="float" office:value="103.25" calcext:value-type="float">
            <text:p>103.25</text:p>
          </table:table-cell>
          <table:table-cell table:formula="of:=[.D433]*0.5625" office:value-type="float" office:value="122.0625" calcext:value-type="float">
            <text:p>122.0625</text:p>
          </table:table-cell>
          <table:table-cell table:formula="of:=([.C433]-[.F433])^2/[.F433]" office:value-type="float" office:value="170.678571428571" calcext:value-type="float">
            <text:p>170.6785714286</text:p>
          </table:table-cell>
          <table:table-cell table:formula="of:=([.D433]-[.G433])^2/[.G433]" office:value-type="float" office:value="73.8402777777778" calcext:value-type="float">
            <text:p>73.840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AGG-2-3</text:p>
          </table:table-cell>
          <table:table-cell office:value-type="float" office:value="72" calcext:value-type="float">
            <text:p>72</text:p>
          </table:table-cell>
          <table:table-cell office:value-type="float" office:value="244" calcext:value-type="float">
            <text:p>244</text:p>
          </table:table-cell>
          <table:table-cell office:value-type="float" office:value="192" calcext:value-type="float">
            <text:p>192</text:p>
          </table:table-cell>
          <table:table-cell table:formula="of:=SUM([.C434:.D434])" office:value-type="float" office:value="436" calcext:value-type="float">
            <text:p>436</text:p>
          </table:table-cell>
          <table:table-cell table:formula="of:=[.C434]*0.4375" office:value-type="float" office:value="106.75" calcext:value-type="float">
            <text:p>106.75</text:p>
          </table:table-cell>
          <table:table-cell table:formula="of:=[.D434]*0.5625" office:value-type="float" office:value="108" calcext:value-type="float">
            <text:p>108</text:p>
          </table:table-cell>
          <table:table-cell table:formula="of:=([.C434]-[.F434])^2/[.F434]" office:value-type="float" office:value="176.464285714286" calcext:value-type="float">
            <text:p>176.4642857143</text:p>
          </table:table-cell>
          <table:table-cell table:formula="of:=([.D434]-[.G434])^2/[.G434]" office:value-type="float" office:value="65.3333333333333" calcext:value-type="float">
            <text:p>65.3333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AGG-2-4</text:p>
          </table:table-cell>
          <table:table-cell office:value-type="float" office:value="72" calcext:value-type="float">
            <text:p>72</text:p>
          </table:table-cell>
          <table:table-cell office:value-type="float" office:value="209" calcext:value-type="float">
            <text:p>209</text:p>
          </table:table-cell>
          <table:table-cell office:value-type="float" office:value="284" calcext:value-type="float">
            <text:p>284</text:p>
          </table:table-cell>
          <table:table-cell table:formula="of:=SUM([.C435:.D435])" office:value-type="float" office:value="493" calcext:value-type="float">
            <text:p>493</text:p>
          </table:table-cell>
          <table:table-cell table:formula="of:=[.C435]*0.4375" office:value-type="float" office:value="91.4375" calcext:value-type="float">
            <text:p>91.4375</text:p>
          </table:table-cell>
          <table:table-cell table:formula="of:=[.D435]*0.5625" office:value-type="float" office:value="159.75" calcext:value-type="float">
            <text:p>159.75</text:p>
          </table:table-cell>
          <table:table-cell table:formula="of:=([.C435]-[.F435])^2/[.F435]" office:value-type="float" office:value="151.151785714286" calcext:value-type="float">
            <text:p>151.1517857143</text:p>
          </table:table-cell>
          <table:table-cell table:formula="of:=([.D435]-[.G435])^2/[.G435]" office:value-type="float" office:value="96.6388888888889" calcext:value-type="float">
            <text:p>96.6388888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AGG-2-5</text:p>
          </table:table-cell>
          <table:table-cell office:value-type="float" office:value="72" calcext:value-type="float">
            <text:p>72</text:p>
          </table:table-cell>
          <table:table-cell office:value-type="float" office:value="240" calcext:value-type="float">
            <text:p>240</text:p>
          </table:table-cell>
          <table:table-cell office:value-type="float" office:value="206" calcext:value-type="float">
            <text:p>206</text:p>
          </table:table-cell>
          <table:table-cell table:formula="of:=SUM([.C436:.D436])" office:value-type="float" office:value="446" calcext:value-type="float">
            <text:p>446</text:p>
          </table:table-cell>
          <table:table-cell table:formula="of:=[.C436]*0.4375" office:value-type="float" office:value="105" calcext:value-type="float">
            <text:p>105</text:p>
          </table:table-cell>
          <table:table-cell table:formula="of:=[.D436]*0.5625" office:value-type="float" office:value="115.875" calcext:value-type="float">
            <text:p>115.875</text:p>
          </table:table-cell>
          <table:table-cell table:formula="of:=([.C436]-[.F436])^2/[.F436]" office:value-type="float" office:value="173.571428571429" calcext:value-type="float">
            <text:p>173.5714285714</text:p>
          </table:table-cell>
          <table:table-cell table:formula="of:=([.D436]-[.G436])^2/[.G436]" office:value-type="float" office:value="70.0972222222222" calcext:value-type="float">
            <text:p>70.09722222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AGG-2-6</text:p>
          </table:table-cell>
          <table:table-cell office:value-type="float" office:value="72" calcext:value-type="float">
            <text:p>72</text:p>
          </table:table-cell>
          <table:table-cell office:value-type="float" office:value="222" calcext:value-type="float">
            <text:p>222</text:p>
          </table:table-cell>
          <table:table-cell office:value-type="float" office:value="220" calcext:value-type="float">
            <text:p>220</text:p>
          </table:table-cell>
          <table:table-cell table:formula="of:=SUM([.C437:.D437])" office:value-type="float" office:value="442" calcext:value-type="float">
            <text:p>442</text:p>
          </table:table-cell>
          <table:table-cell table:formula="of:=[.C437]*0.4375" office:value-type="float" office:value="97.125" calcext:value-type="float">
            <text:p>97.125</text:p>
          </table:table-cell>
          <table:table-cell table:formula="of:=[.D437]*0.5625" office:value-type="float" office:value="123.75" calcext:value-type="float">
            <text:p>123.75</text:p>
          </table:table-cell>
          <table:table-cell table:formula="of:=([.C437]-[.F437])^2/[.F437]" office:value-type="float" office:value="160.553571428571" calcext:value-type="float">
            <text:p>160.5535714286</text:p>
          </table:table-cell>
          <table:table-cell table:formula="of:=([.D437]-[.G437])^2/[.G437]" office:value-type="float" office:value="74.8611111111111" calcext:value-type="float">
            <text:p>74.8611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AGG-2-7</text:p>
          </table:table-cell>
          <table:table-cell office:value-type="float" office:value="72" calcext:value-type="float">
            <text:p>72</text:p>
          </table:table-cell>
          <table:table-cell office:value-type="float" office:value="243" calcext:value-type="float">
            <text:p>243</text:p>
          </table:table-cell>
          <table:table-cell office:value-type="float" office:value="215" calcext:value-type="float">
            <text:p>215</text:p>
          </table:table-cell>
          <table:table-cell table:formula="of:=SUM([.C438:.D438])" office:value-type="float" office:value="458" calcext:value-type="float">
            <text:p>458</text:p>
          </table:table-cell>
          <table:table-cell table:formula="of:=[.C438]*0.4375" office:value-type="float" office:value="106.3125" calcext:value-type="float">
            <text:p>106.3125</text:p>
          </table:table-cell>
          <table:table-cell table:formula="of:=[.D438]*0.5625" office:value-type="float" office:value="120.9375" calcext:value-type="float">
            <text:p>120.9375</text:p>
          </table:table-cell>
          <table:table-cell table:formula="of:=([.C438]-[.F438])^2/[.F438]" office:value-type="float" office:value="175.741071428571" calcext:value-type="float">
            <text:p>175.7410714286</text:p>
          </table:table-cell>
          <table:table-cell table:formula="of:=([.D438]-[.G438])^2/[.G438]" office:value-type="float" office:value="73.1597222222222" calcext:value-type="float">
            <text:p>73.15972222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AGG-2-8</text:p>
          </table:table-cell>
          <table:table-cell office:value-type="float" office:value="72" calcext:value-type="float">
            <text:p>72</text:p>
          </table:table-cell>
          <table:table-cell office:value-type="float" office:value="246" calcext:value-type="float">
            <text:p>246</text:p>
          </table:table-cell>
          <table:table-cell office:value-type="float" office:value="232" calcext:value-type="float">
            <text:p>232</text:p>
          </table:table-cell>
          <table:table-cell table:formula="of:=SUM([.C439:.D439])" office:value-type="float" office:value="478" calcext:value-type="float">
            <text:p>478</text:p>
          </table:table-cell>
          <table:table-cell table:formula="of:=[.C439]*0.4375" office:value-type="float" office:value="107.625" calcext:value-type="float">
            <text:p>107.625</text:p>
          </table:table-cell>
          <table:table-cell table:formula="of:=[.D439]*0.5625" office:value-type="float" office:value="130.5" calcext:value-type="float">
            <text:p>130.5</text:p>
          </table:table-cell>
          <table:table-cell table:formula="of:=([.C439]-[.F439])^2/[.F439]" office:value-type="float" office:value="177.910714285714" calcext:value-type="float">
            <text:p>177.9107142857</text:p>
          </table:table-cell>
          <table:table-cell table:formula="of:=([.D439]-[.G439])^2/[.G439]" office:value-type="float" office:value="78.9444444444444" calcext:value-type="float">
            <text:p>78.9444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AGG-3-1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440:.D440])" office:value-type="float" office:value="2" calcext:value-type="float">
            <text:p>2</text:p>
          </table:table-cell>
          <table:table-cell table:formula="of:=[.C440]*0.4375" office:value-type="float" office:value="0.875" calcext:value-type="float">
            <text:p>0.875</text:p>
          </table:table-cell>
          <table:table-cell table:formula="of:=[.D440]*0.5625" office:value-type="float" office:value="0" calcext:value-type="float">
            <text:p>0</text:p>
          </table:table-cell>
          <table:table-cell table:formula="of:=([.C440]-[.F440])^2/[.F440]" office:value-type="float" office:value="1.44642857142857" calcext:value-type="float">
            <text:p>1.4464285714</text:p>
          </table:table-cell>
          <table:table-cell table:formula="of:=([.D440]-[.G440])^2/[.G440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AGG-4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41:.D441])" office:value-type="float" office:value="0" calcext:value-type="float">
            <text:p>0</text:p>
          </table:table-cell>
          <table:table-cell table:formula="of:=[.C441]*0.4375" office:value-type="float" office:value="0" calcext:value-type="float">
            <text:p>0</text:p>
          </table:table-cell>
          <table:table-cell table:formula="of:=[.D441]*0.5625" office:value-type="float" office:value="0" calcext:value-type="float">
            <text:p>0</text:p>
          </table:table-cell>
          <table:table-cell table:formula="of:=([.C441]-[.F441])^2/[.F441]" office:value-type="string" office:string-value="" calcext:value-type="error">
            <text:p>#DIV/0!</text:p>
          </table:table-cell>
          <table:table-cell table:formula="of:=([.D441]-[.G441])^2/[.G441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AGG-5-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42:.D442])" office:value-type="float" office:value="0" calcext:value-type="float">
            <text:p>0</text:p>
          </table:table-cell>
          <table:table-cell table:formula="of:=[.C442]*0.4375" office:value-type="float" office:value="0" calcext:value-type="float">
            <text:p>0</text:p>
          </table:table-cell>
          <table:table-cell table:formula="of:=[.D442]*0.5625" office:value-type="float" office:value="0" calcext:value-type="float">
            <text:p>0</text:p>
          </table:table-cell>
          <table:table-cell table:formula="of:=([.C442]-[.F442])^2/[.F442]" office:value-type="string" office:string-value="" calcext:value-type="error">
            <text:p>#DIV/0!</text:p>
          </table:table-cell>
          <table:table-cell table:formula="of:=([.D442]-[.G442])^2/[.G44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AGG-6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43:.D443])" office:value-type="float" office:value="0" calcext:value-type="float">
            <text:p>0</text:p>
          </table:table-cell>
          <table:table-cell table:formula="of:=[.C443]*0.4375" office:value-type="float" office:value="0" calcext:value-type="float">
            <text:p>0</text:p>
          </table:table-cell>
          <table:table-cell table:formula="of:=[.D443]*0.5625" office:value-type="float" office:value="0" calcext:value-type="float">
            <text:p>0</text:p>
          </table:table-cell>
          <table:table-cell table:formula="of:=([.C443]-[.F443])^2/[.F443]" office:value-type="string" office:string-value="" calcext:value-type="error">
            <text:p>#DIV/0!</text:p>
          </table:table-cell>
          <table:table-cell table:formula="of:=([.D443]-[.G443])^2/[.G443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CGG-1-1</text:p>
          </table:table-cell>
          <table:table-cell office:value-type="float" office:value="72" calcext:value-type="float">
            <text:p>72</text:p>
          </table:table-cell>
          <table:table-cell office:value-type="float" office:value="320" calcext:value-type="float">
            <text:p>320</text:p>
          </table:table-cell>
          <table:table-cell office:value-type="float" office:value="278" calcext:value-type="float">
            <text:p>278</text:p>
          </table:table-cell>
          <table:table-cell table:formula="of:=SUM([.C444:.D444])" office:value-type="float" office:value="598" calcext:value-type="float">
            <text:p>598</text:p>
          </table:table-cell>
          <table:table-cell table:formula="of:=[.C444]*0.4375" office:value-type="float" office:value="140" calcext:value-type="float">
            <text:p>140</text:p>
          </table:table-cell>
          <table:table-cell table:formula="of:=[.D444]*0.5625" office:value-type="float" office:value="156.375" calcext:value-type="float">
            <text:p>156.375</text:p>
          </table:table-cell>
          <table:table-cell table:formula="of:=([.C444]-[.F444])^2/[.F444]" office:value-type="float" office:value="231.428571428571" calcext:value-type="float">
            <text:p>231.4285714286</text:p>
          </table:table-cell>
          <table:table-cell table:formula="of:=([.D444]-[.G444])^2/[.G444]" office:value-type="float" office:value="94.5972222222222" calcext:value-type="float">
            <text:p>94.59722222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CGG-1-2</text:p>
          </table:table-cell>
          <table:table-cell office:value-type="float" office:value="72" calcext:value-type="float">
            <text:p>72</text:p>
          </table:table-cell>
          <table:table-cell office:value-type="float" office:value="333" calcext:value-type="float">
            <text:p>333</text:p>
          </table:table-cell>
          <table:table-cell office:value-type="float" office:value="303" calcext:value-type="float">
            <text:p>303</text:p>
          </table:table-cell>
          <table:table-cell table:formula="of:=SUM([.C445:.D445])" office:value-type="float" office:value="636" calcext:value-type="float">
            <text:p>636</text:p>
          </table:table-cell>
          <table:table-cell table:formula="of:=[.C445]*0.4375" office:value-type="float" office:value="145.6875" calcext:value-type="float">
            <text:p>145.6875</text:p>
          </table:table-cell>
          <table:table-cell table:formula="of:=[.D445]*0.5625" office:value-type="float" office:value="170.4375" calcext:value-type="float">
            <text:p>170.4375</text:p>
          </table:table-cell>
          <table:table-cell table:formula="of:=([.C445]-[.F445])^2/[.F445]" office:value-type="float" office:value="240.830357142857" calcext:value-type="float">
            <text:p>240.8303571429</text:p>
          </table:table-cell>
          <table:table-cell table:formula="of:=([.D445]-[.G445])^2/[.G445]" office:value-type="float" office:value="103.104166666667" calcext:value-type="float">
            <text:p>103.1041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CGG-1-3</text:p>
          </table:table-cell>
          <table:table-cell office:value-type="float" office:value="72" calcext:value-type="float">
            <text:p>72</text:p>
          </table:table-cell>
          <table:table-cell office:value-type="float" office:value="335" calcext:value-type="float">
            <text:p>335</text:p>
          </table:table-cell>
          <table:table-cell office:value-type="float" office:value="310" calcext:value-type="float">
            <text:p>310</text:p>
          </table:table-cell>
          <table:table-cell table:formula="of:=SUM([.C446:.D446])" office:value-type="float" office:value="645" calcext:value-type="float">
            <text:p>645</text:p>
          </table:table-cell>
          <table:table-cell table:formula="of:=[.C446]*0.4375" office:value-type="float" office:value="146.5625" calcext:value-type="float">
            <text:p>146.5625</text:p>
          </table:table-cell>
          <table:table-cell table:formula="of:=[.D446]*0.5625" office:value-type="float" office:value="174.375" calcext:value-type="float">
            <text:p>174.375</text:p>
          </table:table-cell>
          <table:table-cell table:formula="of:=([.C446]-[.F446])^2/[.F446]" office:value-type="float" office:value="242.276785714286" calcext:value-type="float">
            <text:p>242.2767857143</text:p>
          </table:table-cell>
          <table:table-cell table:formula="of:=([.D446]-[.G446])^2/[.G446]" office:value-type="float" office:value="105.486111111111" calcext:value-type="float">
            <text:p>105.4861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CGG-2-1</text:p>
          </table:table-cell>
          <table:table-cell office:value-type="float" office:value="72" calcext:value-type="float">
            <text:p>72</text:p>
          </table:table-cell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table:formula="of:=SUM([.C447:.D447])" office:value-type="float" office:value="232" calcext:value-type="float">
            <text:p>232</text:p>
          </table:table-cell>
          <table:table-cell table:formula="of:=[.C447]*0.4375" office:value-type="float" office:value="48.5625" calcext:value-type="float">
            <text:p>48.5625</text:p>
          </table:table-cell>
          <table:table-cell table:formula="of:=[.D447]*0.5625" office:value-type="float" office:value="68.0625" calcext:value-type="float">
            <text:p>68.0625</text:p>
          </table:table-cell>
          <table:table-cell table:formula="of:=([.C447]-[.F447])^2/[.F447]" office:value-type="float" office:value="80.2767857142857" calcext:value-type="float">
            <text:p>80.2767857143</text:p>
          </table:table-cell>
          <table:table-cell table:formula="of:=([.D447]-[.G447])^2/[.G447]" office:value-type="float" office:value="41.1736111111111" calcext:value-type="float">
            <text:p>41.1736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GGG-1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48:.D448])" office:value-type="float" office:value="0" calcext:value-type="float">
            <text:p>0</text:p>
          </table:table-cell>
          <table:table-cell table:formula="of:=[.C448]*0.4375" office:value-type="float" office:value="0" calcext:value-type="float">
            <text:p>0</text:p>
          </table:table-cell>
          <table:table-cell table:formula="of:=[.D448]*0.5625" office:value-type="float" office:value="0" calcext:value-type="float">
            <text:p>0</text:p>
          </table:table-cell>
          <table:table-cell table:formula="of:=([.C448]-[.F448])^2/[.F448]" office:value-type="string" office:string-value="" calcext:value-type="error">
            <text:p>#DIV/0!</text:p>
          </table:table-cell>
          <table:table-cell table:formula="of:=([.D448]-[.G448])^2/[.G44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TGG-1-1</text:p>
          </table:table-cell>
          <table:table-cell office:value-type="float" office:value="72" calcext:value-type="float">
            <text:p>72</text:p>
          </table:table-cell>
          <table:table-cell office:value-type="float" office:value="240" calcext:value-type="float">
            <text:p>240</text:p>
          </table:table-cell>
          <table:table-cell office:value-type="float" office:value="221" calcext:value-type="float">
            <text:p>221</text:p>
          </table:table-cell>
          <table:table-cell table:formula="of:=SUM([.C449:.D449])" office:value-type="float" office:value="461" calcext:value-type="float">
            <text:p>461</text:p>
          </table:table-cell>
          <table:table-cell table:formula="of:=[.C449]*0.4375" office:value-type="float" office:value="105" calcext:value-type="float">
            <text:p>105</text:p>
          </table:table-cell>
          <table:table-cell table:formula="of:=[.D449]*0.5625" office:value-type="float" office:value="124.3125" calcext:value-type="float">
            <text:p>124.3125</text:p>
          </table:table-cell>
          <table:table-cell table:formula="of:=([.C449]-[.F449])^2/[.F449]" office:value-type="float" office:value="173.571428571429" calcext:value-type="float">
            <text:p>173.5714285714</text:p>
          </table:table-cell>
          <table:table-cell table:formula="of:=([.D449]-[.G449])^2/[.G449]" office:value-type="float" office:value="75.2013888888889" calcext:value-type="float">
            <text:p>75.2013888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TGG-2-1</text:p>
          </table:table-cell>
          <table:table-cell office:value-type="float" office:value="72" calcext:value-type="float">
            <text:p>72</text:p>
          </table:table-cell>
          <table:table-cell office:value-type="float" office:value="399" calcext:value-type="float">
            <text:p>399</text:p>
          </table:table-cell>
          <table:table-cell office:value-type="float" office:value="378" calcext:value-type="float">
            <text:p>378</text:p>
          </table:table-cell>
          <table:table-cell table:formula="of:=SUM([.C450:.D450])" office:value-type="float" office:value="777" calcext:value-type="float">
            <text:p>777</text:p>
          </table:table-cell>
          <table:table-cell table:formula="of:=[.C450]*0.4375" office:value-type="float" office:value="174.5625" calcext:value-type="float">
            <text:p>174.5625</text:p>
          </table:table-cell>
          <table:table-cell table:formula="of:=[.D450]*0.5625" office:value-type="float" office:value="212.625" calcext:value-type="float">
            <text:p>212.625</text:p>
          </table:table-cell>
          <table:table-cell table:formula="of:=([.C450]-[.F450])^2/[.F450]" office:value-type="float" office:value="288.5625" calcext:value-type="float">
            <text:p>288.5625</text:p>
          </table:table-cell>
          <table:table-cell table:formula="of:=([.D450]-[.G450])^2/[.G450]" office:value-type="float" office:value="128.625" calcext:value-type="float">
            <text:p>128.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TGG-3-1</text:p>
          </table:table-cell>
          <table:table-cell office:value-type="float" office:value="72" calcext:value-type="float">
            <text:p>72</text:p>
          </table:table-cell>
          <table:table-cell office:value-type="float" office:value="294" calcext:value-type="float">
            <text:p>294</text:p>
          </table:table-cell>
          <table:table-cell office:value-type="float" office:value="288" calcext:value-type="float">
            <text:p>288</text:p>
          </table:table-cell>
          <table:table-cell table:formula="of:=SUM([.C451:.D451])" office:value-type="float" office:value="582" calcext:value-type="float">
            <text:p>582</text:p>
          </table:table-cell>
          <table:table-cell table:formula="of:=[.C451]*0.4375" office:value-type="float" office:value="128.625" calcext:value-type="float">
            <text:p>128.625</text:p>
          </table:table-cell>
          <table:table-cell table:formula="of:=[.D451]*0.5625" office:value-type="float" office:value="162" calcext:value-type="float">
            <text:p>162</text:p>
          </table:table-cell>
          <table:table-cell table:formula="of:=([.C451]-[.F451])^2/[.F451]" office:value-type="float" office:value="212.625" calcext:value-type="float">
            <text:p>212.625</text:p>
          </table:table-cell>
          <table:table-cell table:formula="of:=([.D451]-[.G451])^2/[.G451]" office:value-type="float" office:value="98" calcext:value-type="float">
            <text:p>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TGG-3-2</text:p>
          </table:table-cell>
          <table:table-cell office:value-type="float" office:value="72" calcext:value-type="float">
            <text:p>72</text:p>
          </table:table-cell>
          <table:table-cell office:value-type="float" office:value="292" calcext:value-type="float">
            <text:p>292</text:p>
          </table:table-cell>
          <table:table-cell office:value-type="float" office:value="268" calcext:value-type="float">
            <text:p>268</text:p>
          </table:table-cell>
          <table:table-cell table:formula="of:=SUM([.C452:.D452])" office:value-type="float" office:value="560" calcext:value-type="float">
            <text:p>560</text:p>
          </table:table-cell>
          <table:table-cell table:formula="of:=[.C452]*0.4375" office:value-type="float" office:value="127.75" calcext:value-type="float">
            <text:p>127.75</text:p>
          </table:table-cell>
          <table:table-cell table:formula="of:=[.D452]*0.5625" office:value-type="float" office:value="150.75" calcext:value-type="float">
            <text:p>150.75</text:p>
          </table:table-cell>
          <table:table-cell table:formula="of:=([.C452]-[.F452])^2/[.F452]" office:value-type="float" office:value="211.178571428571" calcext:value-type="float">
            <text:p>211.1785714286</text:p>
          </table:table-cell>
          <table:table-cell table:formula="of:=([.D452]-[.G452])^2/[.G452]" office:value-type="float" office:value="91.1944444444444" calcext:value-type="float">
            <text:p>91.1944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TGG-3-3</text:p>
          </table:table-cell>
          <table:table-cell office:value-type="float" office:value="72" calcext:value-type="float">
            <text:p>72</text:p>
          </table:table-cell>
          <table:table-cell office:value-type="float" office:value="328" calcext:value-type="float">
            <text:p>328</text:p>
          </table:table-cell>
          <table:table-cell office:value-type="float" office:value="274" calcext:value-type="float">
            <text:p>274</text:p>
          </table:table-cell>
          <table:table-cell table:formula="of:=SUM([.C453:.D453])" office:value-type="float" office:value="602" calcext:value-type="float">
            <text:p>602</text:p>
          </table:table-cell>
          <table:table-cell table:formula="of:=[.C453]*0.4375" office:value-type="float" office:value="143.5" calcext:value-type="float">
            <text:p>143.5</text:p>
          </table:table-cell>
          <table:table-cell table:formula="of:=[.D453]*0.5625" office:value-type="float" office:value="154.125" calcext:value-type="float">
            <text:p>154.125</text:p>
          </table:table-cell>
          <table:table-cell table:formula="of:=([.C453]-[.F453])^2/[.F453]" office:value-type="float" office:value="237.214285714286" calcext:value-type="float">
            <text:p>237.2142857143</text:p>
          </table:table-cell>
          <table:table-cell table:formula="of:=([.D453]-[.G453])^2/[.G453]" office:value-type="float" office:value="93.2361111111111" calcext:value-type="float">
            <text:p>93.2361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TGG-3-4</text:p>
          </table:table-cell>
          <table:table-cell office:value-type="float" office:value="72" calcext:value-type="float">
            <text:p>72</text:p>
          </table:table-cell>
          <table:table-cell office:value-type="float" office:value="324" calcext:value-type="float">
            <text:p>324</text:p>
          </table:table-cell>
          <table:table-cell office:value-type="float" office:value="299" calcext:value-type="float">
            <text:p>299</text:p>
          </table:table-cell>
          <table:table-cell table:formula="of:=SUM([.C454:.D454])" office:value-type="float" office:value="623" calcext:value-type="float">
            <text:p>623</text:p>
          </table:table-cell>
          <table:table-cell table:formula="of:=[.C454]*0.4375" office:value-type="float" office:value="141.75" calcext:value-type="float">
            <text:p>141.75</text:p>
          </table:table-cell>
          <table:table-cell table:formula="of:=[.D454]*0.5625" office:value-type="float" office:value="168.1875" calcext:value-type="float">
            <text:p>168.1875</text:p>
          </table:table-cell>
          <table:table-cell table:formula="of:=([.C454]-[.F454])^2/[.F454]" office:value-type="float" office:value="234.321428571429" calcext:value-type="float">
            <text:p>234.3214285714</text:p>
          </table:table-cell>
          <table:table-cell table:formula="of:=([.D454]-[.G454])^2/[.G454]" office:value-type="float" office:value="101.743055555556" calcext:value-type="float">
            <text:p>101.7430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TGG-3-5</text:p>
          </table:table-cell>
          <table:table-cell office:value-type="float" office:value="72" calcext:value-type="float">
            <text:p>72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table:formula="of:=SUM([.C455:.D455])" office:value-type="float" office:value="611" calcext:value-type="float">
            <text:p>611</text:p>
          </table:table-cell>
          <table:table-cell table:formula="of:=[.C455]*0.4375" office:value-type="float" office:value="143.9375" calcext:value-type="float">
            <text:p>143.9375</text:p>
          </table:table-cell>
          <table:table-cell table:formula="of:=[.D455]*0.5625" office:value-type="float" office:value="158.625" calcext:value-type="float">
            <text:p>158.625</text:p>
          </table:table-cell>
          <table:table-cell table:formula="of:=([.C455]-[.F455])^2/[.F455]" office:value-type="float" office:value="237.9375" calcext:value-type="float">
            <text:p>237.9375</text:p>
          </table:table-cell>
          <table:table-cell table:formula="of:=([.D455]-[.G455])^2/[.G455]" office:value-type="float" office:value="95.9583333333333" calcext:value-type="float">
            <text:p>95.9583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TGG-4-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56:.D456])" office:value-type="float" office:value="1" calcext:value-type="float">
            <text:p>1</text:p>
          </table:table-cell>
          <table:table-cell table:formula="of:=[.C456]*0.4375" office:value-type="float" office:value="0.4375" calcext:value-type="float">
            <text:p>0.4375</text:p>
          </table:table-cell>
          <table:table-cell table:formula="of:=[.D456]*0.5625" office:value-type="float" office:value="0" calcext:value-type="float">
            <text:p>0</text:p>
          </table:table-cell>
          <table:table-cell table:formula="of:=([.C456]-[.F456])^2/[.F456]" office:value-type="float" office:value="0.723214285714286" calcext:value-type="float">
            <text:p>0.7232142857</text:p>
          </table:table-cell>
          <table:table-cell table:formula="of:=([.D456]-[.G456])^2/[.G456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TGG-5-1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57:.D457])" office:value-type="float" office:value="0" calcext:value-type="float">
            <text:p>0</text:p>
          </table:table-cell>
          <table:table-cell table:formula="of:=[.C457]*0.4375" office:value-type="float" office:value="0" calcext:value-type="float">
            <text:p>0</text:p>
          </table:table-cell>
          <table:table-cell table:formula="of:=[.D457]*0.5625" office:value-type="float" office:value="0" calcext:value-type="float">
            <text:p>0</text:p>
          </table:table-cell>
          <table:table-cell table:formula="of:=([.C457]-[.F457])^2/[.F457]" office:value-type="string" office:string-value="" calcext:value-type="error">
            <text:p>#DIV/0!</text:p>
          </table:table-cell>
          <table:table-cell table:formula="of:=([.D457]-[.G457])^2/[.G457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C-TCA-1-1</text:p>
          </table:table-cell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formula="of:=SUM([.C458:.D458])" office:value-type="float" office:value="49" calcext:value-type="float">
            <text:p>49</text:p>
          </table:table-cell>
          <table:table-cell table:formula="of:=[.C458]*0.4375" office:value-type="float" office:value="14.875" calcext:value-type="float">
            <text:p>14.875</text:p>
          </table:table-cell>
          <table:table-cell table:formula="of:=[.D458]*0.5625" office:value-type="float" office:value="8.4375" calcext:value-type="float">
            <text:p>8.4375</text:p>
          </table:table-cell>
          <table:table-cell table:formula="of:=([.C458]-[.F458])^2/[.F458]" office:value-type="float" office:value="24.5892857142857" calcext:value-type="float">
            <text:p>24.5892857143</text:p>
          </table:table-cell>
          <table:table-cell table:formula="of:=([.D458]-[.G458])^2/[.G458]" office:value-type="float" office:value="5.10416666666667" calcext:value-type="float">
            <text:p>5.1041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C-TCA-2-1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59:.D459])" office:value-type="float" office:value="1" calcext:value-type="float">
            <text:p>1</text:p>
          </table:table-cell>
          <table:table-cell table:formula="of:=[.C459]*0.4375" office:value-type="float" office:value="0.4375" calcext:value-type="float">
            <text:p>0.4375</text:p>
          </table:table-cell>
          <table:table-cell table:formula="of:=[.D459]*0.5625" office:value-type="float" office:value="0" calcext:value-type="float">
            <text:p>0</text:p>
          </table:table-cell>
          <table:table-cell table:formula="of:=([.C459]-[.F459])^2/[.F459]" office:value-type="float" office:value="0.723214285714286" calcext:value-type="float">
            <text:p>0.7232142857</text:p>
          </table:table-cell>
          <table:table-cell table:formula="of:=([.D459]-[.G459])^2/[.G459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C-TCA-3-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C460:.D460])" office:value-type="float" office:value="4" calcext:value-type="float">
            <text:p>4</text:p>
          </table:table-cell>
          <table:table-cell table:formula="of:=[.C460]*0.4375" office:value-type="float" office:value="0.4375" calcext:value-type="float">
            <text:p>0.4375</text:p>
          </table:table-cell>
          <table:table-cell table:formula="of:=[.D460]*0.5625" office:value-type="float" office:value="1.6875" calcext:value-type="float">
            <text:p>1.6875</text:p>
          </table:table-cell>
          <table:table-cell table:formula="of:=([.C460]-[.F460])^2/[.F460]" office:value-type="float" office:value="0.723214285714286" calcext:value-type="float">
            <text:p>0.7232142857</text:p>
          </table:table-cell>
          <table:table-cell table:formula="of:=([.D460]-[.G460])^2/[.G460]" office:value-type="float" office:value="1.02083333333333" calcext:value-type="float">
            <text:p>1.0208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ACT-1-1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C461:.D461])" office:value-type="float" office:value="3" calcext:value-type="float">
            <text:p>3</text:p>
          </table:table-cell>
          <table:table-cell table:formula="of:=[.C461]*0.4375" office:value-type="float" office:value="1.3125" calcext:value-type="float">
            <text:p>1.3125</text:p>
          </table:table-cell>
          <table:table-cell table:formula="of:=[.D461]*0.5625" office:value-type="float" office:value="0" calcext:value-type="float">
            <text:p>0</text:p>
          </table:table-cell>
          <table:table-cell table:formula="of:=([.C461]-[.F461])^2/[.F461]" office:value-type="float" office:value="2.16964285714286" calcext:value-type="float">
            <text:p>2.1696428571</text:p>
          </table:table-cell>
          <table:table-cell table:formula="of:=([.D461]-[.G461])^2/[.G461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AGA-1-1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table:formula="of:=SUM([.C462:.D462])" office:value-type="float" office:value="82" calcext:value-type="float">
            <text:p>82</text:p>
          </table:table-cell>
          <table:table-cell table:formula="of:=[.C462]*0.4375" office:value-type="float" office:value="24.9375" calcext:value-type="float">
            <text:p>24.9375</text:p>
          </table:table-cell>
          <table:table-cell table:formula="of:=[.D462]*0.5625" office:value-type="float" office:value="14.0625" calcext:value-type="float">
            <text:p>14.0625</text:p>
          </table:table-cell>
          <table:table-cell table:formula="of:=([.C462]-[.F462])^2/[.F462]" office:value-type="float" office:value="41.2232142857143" calcext:value-type="float">
            <text:p>41.2232142857</text:p>
          </table:table-cell>
          <table:table-cell table:formula="of:=([.D462]-[.G462])^2/[.G462]" office:value-type="float" office:value="8.50694444444444" calcext:value-type="float">
            <text:p>8.5069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AGA-2-1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formula="of:=SUM([.C463:.D463])" office:value-type="float" office:value="38" calcext:value-type="float">
            <text:p>38</text:p>
          </table:table-cell>
          <table:table-cell table:formula="of:=[.C463]*0.4375" office:value-type="float" office:value="10.5" calcext:value-type="float">
            <text:p>10.5</text:p>
          </table:table-cell>
          <table:table-cell table:formula="of:=[.D463]*0.5625" office:value-type="float" office:value="7.875" calcext:value-type="float">
            <text:p>7.875</text:p>
          </table:table-cell>
          <table:table-cell table:formula="of:=([.C463]-[.F463])^2/[.F463]" office:value-type="float" office:value="17.3571428571429" calcext:value-type="float">
            <text:p>17.3571428571</text:p>
          </table:table-cell>
          <table:table-cell table:formula="of:=([.D463]-[.G463])^2/[.G463]" office:value-type="float" office:value="4.76388888888889" calcext:value-type="float">
            <text:p>4.7638888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AGA-2-2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SUM([.C464:.D464])" office:value-type="float" office:value="27" calcext:value-type="float">
            <text:p>27</text:p>
          </table:table-cell>
          <table:table-cell table:formula="of:=[.C464]*0.4375" office:value-type="float" office:value="10.0625" calcext:value-type="float">
            <text:p>10.0625</text:p>
          </table:table-cell>
          <table:table-cell table:formula="of:=[.D464]*0.5625" office:value-type="float" office:value="2.25" calcext:value-type="float">
            <text:p>2.25</text:p>
          </table:table-cell>
          <table:table-cell table:formula="of:=([.C464]-[.F464])^2/[.F464]" office:value-type="float" office:value="16.6339285714286" calcext:value-type="float">
            <text:p>16.6339285714</text:p>
          </table:table-cell>
          <table:table-cell table:formula="of:=([.D464]-[.G464])^2/[.G464]" office:value-type="float" office:value="1.36111111111111" calcext:value-type="float">
            <text:p>1.3611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AGA-2-3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SUM([.C465:.D465])" office:value-type="float" office:value="35" calcext:value-type="float">
            <text:p>35</text:p>
          </table:table-cell>
          <table:table-cell table:formula="of:=[.C465]*0.4375" office:value-type="float" office:value="10.9375" calcext:value-type="float">
            <text:p>10.9375</text:p>
          </table:table-cell>
          <table:table-cell table:formula="of:=[.D465]*0.5625" office:value-type="float" office:value="5.625" calcext:value-type="float">
            <text:p>5.625</text:p>
          </table:table-cell>
          <table:table-cell table:formula="of:=([.C465]-[.F465])^2/[.F465]" office:value-type="float" office:value="18.0803571428571" calcext:value-type="float">
            <text:p>18.0803571429</text:p>
          </table:table-cell>
          <table:table-cell table:formula="of:=([.D465]-[.G465])^2/[.G465]" office:value-type="float" office:value="3.40277777777778" calcext:value-type="float">
            <text:p>3.4027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AGA-2-4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SUM([.C466:.D466])" office:value-type="float" office:value="28" calcext:value-type="float">
            <text:p>28</text:p>
          </table:table-cell>
          <table:table-cell table:formula="of:=[.C466]*0.4375" office:value-type="float" office:value="7.875" calcext:value-type="float">
            <text:p>7.875</text:p>
          </table:table-cell>
          <table:table-cell table:formula="of:=[.D466]*0.5625" office:value-type="float" office:value="5.625" calcext:value-type="float">
            <text:p>5.625</text:p>
          </table:table-cell>
          <table:table-cell table:formula="of:=([.C466]-[.F466])^2/[.F466]" office:value-type="float" office:value="13.0178571428571" calcext:value-type="float">
            <text:p>13.0178571429</text:p>
          </table:table-cell>
          <table:table-cell table:formula="of:=([.D466]-[.G466])^2/[.G466]" office:value-type="float" office:value="3.40277777777778" calcext:value-type="float">
            <text:p>3.4027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AGA-2-5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SUM([.C467:.D467])" office:value-type="float" office:value="31" calcext:value-type="float">
            <text:p>31</text:p>
          </table:table-cell>
          <table:table-cell table:formula="of:=[.C467]*0.4375" office:value-type="float" office:value="7.875" calcext:value-type="float">
            <text:p>7.875</text:p>
          </table:table-cell>
          <table:table-cell table:formula="of:=[.D467]*0.5625" office:value-type="float" office:value="7.3125" calcext:value-type="float">
            <text:p>7.3125</text:p>
          </table:table-cell>
          <table:table-cell table:formula="of:=([.C467]-[.F467])^2/[.F467]" office:value-type="float" office:value="13.0178571428571" calcext:value-type="float">
            <text:p>13.0178571429</text:p>
          </table:table-cell>
          <table:table-cell table:formula="of:=([.D467]-[.G467])^2/[.G467]" office:value-type="float" office:value="4.42361111111111" calcext:value-type="float">
            <text:p>4.4236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AGA-2-6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SUM([.C468:.D468])" office:value-type="float" office:value="32" calcext:value-type="float">
            <text:p>32</text:p>
          </table:table-cell>
          <table:table-cell table:formula="of:=[.C468]*0.4375" office:value-type="float" office:value="6.5625" calcext:value-type="float">
            <text:p>6.5625</text:p>
          </table:table-cell>
          <table:table-cell table:formula="of:=[.D468]*0.5625" office:value-type="float" office:value="9.5625" calcext:value-type="float">
            <text:p>9.5625</text:p>
          </table:table-cell>
          <table:table-cell table:formula="of:=([.C468]-[.F468])^2/[.F468]" office:value-type="float" office:value="10.8482142857143" calcext:value-type="float">
            <text:p>10.8482142857</text:p>
          </table:table-cell>
          <table:table-cell table:formula="of:=([.D468]-[.G468])^2/[.G468]" office:value-type="float" office:value="5.78472222222222" calcext:value-type="float">
            <text:p>5.78472222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AGA-3-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SUM([.C469:.D469])" office:value-type="float" office:value="18" calcext:value-type="float">
            <text:p>18</text:p>
          </table:table-cell>
          <table:table-cell table:formula="of:=[.C469]*0.4375" office:value-type="float" office:value="3.9375" calcext:value-type="float">
            <text:p>3.9375</text:p>
          </table:table-cell>
          <table:table-cell table:formula="of:=[.D469]*0.5625" office:value-type="float" office:value="5.0625" calcext:value-type="float">
            <text:p>5.0625</text:p>
          </table:table-cell>
          <table:table-cell table:formula="of:=([.C469]-[.F469])^2/[.F469]" office:value-type="float" office:value="6.50892857142857" calcext:value-type="float">
            <text:p>6.5089285714</text:p>
          </table:table-cell>
          <table:table-cell table:formula="of:=([.D469]-[.G469])^2/[.G469]" office:value-type="float" office:value="3.0625" calcext:value-type="float">
            <text:p>3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AGA-4-1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470:.D470])" office:value-type="float" office:value="3" calcext:value-type="float">
            <text:p>3</text:p>
          </table:table-cell>
          <table:table-cell table:formula="of:=[.C470]*0.4375" office:value-type="float" office:value="0.875" calcext:value-type="float">
            <text:p>0.875</text:p>
          </table:table-cell>
          <table:table-cell table:formula="of:=[.D470]*0.5625" office:value-type="float" office:value="0.5625" calcext:value-type="float">
            <text:p>0.5625</text:p>
          </table:table-cell>
          <table:table-cell table:formula="of:=([.C470]-[.F470])^2/[.F470]" office:value-type="float" office:value="1.44642857142857" calcext:value-type="float">
            <text:p>1.4464285714</text:p>
          </table:table-cell>
          <table:table-cell table:formula="of:=([.D470]-[.G470])^2/[.G470]" office:value-type="float" office:value="0.340277777777778" calcext:value-type="float">
            <text:p>0.340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AGA-5-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71:.D471])" office:value-type="float" office:value="1" calcext:value-type="float">
            <text:p>1</text:p>
          </table:table-cell>
          <table:table-cell table:formula="of:=[.C471]*0.4375" office:value-type="float" office:value="0.4375" calcext:value-type="float">
            <text:p>0.4375</text:p>
          </table:table-cell>
          <table:table-cell table:formula="of:=[.D471]*0.5625" office:value-type="float" office:value="0" calcext:value-type="float">
            <text:p>0</text:p>
          </table:table-cell>
          <table:table-cell table:formula="of:=([.C471]-[.F471])^2/[.F471]" office:value-type="float" office:value="0.723214285714286" calcext:value-type="float">
            <text:p>0.7232142857</text:p>
          </table:table-cell>
          <table:table-cell table:formula="of:=([.D471]-[.G471])^2/[.G471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AGA-6-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72:.D472])" office:value-type="float" office:value="0" calcext:value-type="float">
            <text:p>0</text:p>
          </table:table-cell>
          <table:table-cell table:formula="of:=[.C472]*0.4375" office:value-type="float" office:value="0" calcext:value-type="float">
            <text:p>0</text:p>
          </table:table-cell>
          <table:table-cell table:formula="of:=[.D472]*0.5625" office:value-type="float" office:value="0" calcext:value-type="float">
            <text:p>0</text:p>
          </table:table-cell>
          <table:table-cell table:formula="of:=([.C472]-[.F472])^2/[.F472]" office:value-type="string" office:string-value="" calcext:value-type="error">
            <text:p>#DIV/0!</text:p>
          </table:table-cell>
          <table:table-cell table:formula="of:=([.D472]-[.G472])^2/[.G47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AGA-7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73:.D473])" office:value-type="float" office:value="0" calcext:value-type="float">
            <text:p>0</text:p>
          </table:table-cell>
          <table:table-cell table:formula="of:=[.C473]*0.4375" office:value-type="float" office:value="0" calcext:value-type="float">
            <text:p>0</text:p>
          </table:table-cell>
          <table:table-cell table:formula="of:=[.D473]*0.5625" office:value-type="float" office:value="0" calcext:value-type="float">
            <text:p>0</text:p>
          </table:table-cell>
          <table:table-cell table:formula="of:=([.C473]-[.F473])^2/[.F473]" office:value-type="string" office:string-value="" calcext:value-type="error">
            <text:p>#DIV/0!</text:p>
          </table:table-cell>
          <table:table-cell table:formula="of:=([.D473]-[.G473])^2/[.G473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CGA-1-1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formula="of:=SUM([.C474:.D474])" office:value-type="float" office:value="64" calcext:value-type="float">
            <text:p>64</text:p>
          </table:table-cell>
          <table:table-cell table:formula="of:=[.C474]*0.4375" office:value-type="float" office:value="20.125" calcext:value-type="float">
            <text:p>20.125</text:p>
          </table:table-cell>
          <table:table-cell table:formula="of:=[.D474]*0.5625" office:value-type="float" office:value="10.125" calcext:value-type="float">
            <text:p>10.125</text:p>
          </table:table-cell>
          <table:table-cell table:formula="of:=([.C474]-[.F474])^2/[.F474]" office:value-type="float" office:value="33.2678571428571" calcext:value-type="float">
            <text:p>33.2678571429</text:p>
          </table:table-cell>
          <table:table-cell table:formula="of:=([.D474]-[.G474])^2/[.G474]" office:value-type="float" office:value="6.125" calcext:value-type="float">
            <text:p>6.1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CGA-2-1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475:.D475])" office:value-type="float" office:value="5" calcext:value-type="float">
            <text:p>5</text:p>
          </table:table-cell>
          <table:table-cell table:formula="of:=[.C475]*0.4375" office:value-type="float" office:value="0.875" calcext:value-type="float">
            <text:p>0.875</text:p>
          </table:table-cell>
          <table:table-cell table:formula="of:=[.D475]*0.5625" office:value-type="float" office:value="1.6875" calcext:value-type="float">
            <text:p>1.6875</text:p>
          </table:table-cell>
          <table:table-cell table:formula="of:=([.C475]-[.F475])^2/[.F475]" office:value-type="float" office:value="1.44642857142857" calcext:value-type="float">
            <text:p>1.4464285714</text:p>
          </table:table-cell>
          <table:table-cell table:formula="of:=([.D475]-[.G475])^2/[.G475]" office:value-type="float" office:value="1.02083333333333" calcext:value-type="float">
            <text:p>1.0208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CGA-3-1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476:.D476])" office:value-type="float" office:value="2" calcext:value-type="float">
            <text:p>2</text:p>
          </table:table-cell>
          <table:table-cell table:formula="of:=[.C476]*0.4375" office:value-type="float" office:value="0.875" calcext:value-type="float">
            <text:p>0.875</text:p>
          </table:table-cell>
          <table:table-cell table:formula="of:=[.D476]*0.5625" office:value-type="float" office:value="0" calcext:value-type="float">
            <text:p>0</text:p>
          </table:table-cell>
          <table:table-cell table:formula="of:=([.C476]-[.F476])^2/[.F476]" office:value-type="float" office:value="1.44642857142857" calcext:value-type="float">
            <text:p>1.4464285714</text:p>
          </table:table-cell>
          <table:table-cell table:formula="of:=([.D476]-[.G476])^2/[.G476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CGA-4-1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table:formula="of:=SUM([.C477:.D477])" office:value-type="float" office:value="126" calcext:value-type="float">
            <text:p>126</text:p>
          </table:table-cell>
          <table:table-cell table:formula="of:=[.C477]*0.4375" office:value-type="float" office:value="35" calcext:value-type="float">
            <text:p>35</text:p>
          </table:table-cell>
          <table:table-cell table:formula="of:=[.D477]*0.5625" office:value-type="float" office:value="25.875" calcext:value-type="float">
            <text:p>25.875</text:p>
          </table:table-cell>
          <table:table-cell table:formula="of:=([.C477]-[.F477])^2/[.F477]" office:value-type="float" office:value="57.8571428571429" calcext:value-type="float">
            <text:p>57.8571428571</text:p>
          </table:table-cell>
          <table:table-cell table:formula="of:=([.D477]-[.G477])^2/[.G477]" office:value-type="float" office:value="15.6527777777778" calcext:value-type="float">
            <text:p>15.6527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GCT-1-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478:.D478])" office:value-type="float" office:value="2" calcext:value-type="float">
            <text:p>2</text:p>
          </table:table-cell>
          <table:table-cell table:formula="of:=[.C478]*0.4375" office:value-type="float" office:value="0.4375" calcext:value-type="float">
            <text:p>0.4375</text:p>
          </table:table-cell>
          <table:table-cell table:formula="of:=[.D478]*0.5625" office:value-type="float" office:value="0.5625" calcext:value-type="float">
            <text:p>0.5625</text:p>
          </table:table-cell>
          <table:table-cell table:formula="of:=([.C478]-[.F478])^2/[.F478]" office:value-type="float" office:value="0.723214285714286" calcext:value-type="float">
            <text:p>0.7232142857</text:p>
          </table:table-cell>
          <table:table-cell table:formula="of:=([.D478]-[.G478])^2/[.G478]" office:value-type="float" office:value="0.340277777777778" calcext:value-type="float">
            <text:p>0.340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GCT-2-1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C479:.D479])" office:value-type="float" office:value="7" calcext:value-type="float">
            <text:p>7</text:p>
          </table:table-cell>
          <table:table-cell table:formula="of:=[.C479]*0.4375" office:value-type="float" office:value="2.625" calcext:value-type="float">
            <text:p>2.625</text:p>
          </table:table-cell>
          <table:table-cell table:formula="of:=[.D479]*0.5625" office:value-type="float" office:value="0.5625" calcext:value-type="float">
            <text:p>0.5625</text:p>
          </table:table-cell>
          <table:table-cell table:formula="of:=([.C479]-[.F479])^2/[.F479]" office:value-type="float" office:value="4.33928571428571" calcext:value-type="float">
            <text:p>4.3392857143</text:p>
          </table:table-cell>
          <table:table-cell table:formula="of:=([.D479]-[.G479])^2/[.G479]" office:value-type="float" office:value="0.340277777777778" calcext:value-type="float">
            <text:p>0.340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GCT-3-1</text:p>
          </table:table-cell>
          <table:table-cell office:value-type="float" office:value="82" calcext:value-type="float">
            <text:p>82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formula="of:=SUM([.C480:.D480])" office:value-type="float" office:value="255" calcext:value-type="float">
            <text:p>255</text:p>
          </table:table-cell>
          <table:table-cell table:formula="of:=[.C480]*0.4375" office:value-type="float" office:value="74.375" calcext:value-type="float">
            <text:p>74.375</text:p>
          </table:table-cell>
          <table:table-cell table:formula="of:=[.D480]*0.5625" office:value-type="float" office:value="47.8125" calcext:value-type="float">
            <text:p>47.8125</text:p>
          </table:table-cell>
          <table:table-cell table:formula="of:=([.C480]-[.F480])^2/[.F480]" office:value-type="float" office:value="122.946428571429" calcext:value-type="float">
            <text:p>122.9464285714</text:p>
          </table:table-cell>
          <table:table-cell table:formula="of:=([.D480]-[.G480])^2/[.G480]" office:value-type="float" office:value="28.9236111111111" calcext:value-type="float">
            <text:p>28.9236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GCT-4-1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C481:.D481])" office:value-type="float" office:value="7" calcext:value-type="float">
            <text:p>7</text:p>
          </table:table-cell>
          <table:table-cell table:formula="of:=[.C481]*0.4375" office:value-type="float" office:value="1.3125" calcext:value-type="float">
            <text:p>1.3125</text:p>
          </table:table-cell>
          <table:table-cell table:formula="of:=[.D481]*0.5625" office:value-type="float" office:value="2.25" calcext:value-type="float">
            <text:p>2.25</text:p>
          </table:table-cell>
          <table:table-cell table:formula="of:=([.C481]-[.F481])^2/[.F481]" office:value-type="float" office:value="2.16964285714286" calcext:value-type="float">
            <text:p>2.1696428571</text:p>
          </table:table-cell>
          <table:table-cell table:formula="of:=([.D481]-[.G481])^2/[.G481]" office:value-type="float" office:value="1.36111111111111" calcext:value-type="float">
            <text:p>1.3611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GCT-4-2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C482:.D482])" office:value-type="float" office:value="7" calcext:value-type="float">
            <text:p>7</text:p>
          </table:table-cell>
          <table:table-cell table:formula="of:=[.C482]*0.4375" office:value-type="float" office:value="1.3125" calcext:value-type="float">
            <text:p>1.3125</text:p>
          </table:table-cell>
          <table:table-cell table:formula="of:=[.D482]*0.5625" office:value-type="float" office:value="2.25" calcext:value-type="float">
            <text:p>2.25</text:p>
          </table:table-cell>
          <table:table-cell table:formula="of:=([.C482]-[.F482])^2/[.F482]" office:value-type="float" office:value="2.16964285714286" calcext:value-type="float">
            <text:p>2.1696428571</text:p>
          </table:table-cell>
          <table:table-cell table:formula="of:=([.D482]-[.G482])^2/[.G482]" office:value-type="float" office:value="1.36111111111111" calcext:value-type="float">
            <text:p>1.3611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GCT-4-3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SUM([.C483:.D483])" office:value-type="float" office:value="9" calcext:value-type="float">
            <text:p>9</text:p>
          </table:table-cell>
          <table:table-cell table:formula="of:=[.C483]*0.4375" office:value-type="float" office:value="3.0625" calcext:value-type="float">
            <text:p>3.0625</text:p>
          </table:table-cell>
          <table:table-cell table:formula="of:=[.D483]*0.5625" office:value-type="float" office:value="1.125" calcext:value-type="float">
            <text:p>1.125</text:p>
          </table:table-cell>
          <table:table-cell table:formula="of:=([.C483]-[.F483])^2/[.F483]" office:value-type="float" office:value="5.0625" calcext:value-type="float">
            <text:p>5.0625</text:p>
          </table:table-cell>
          <table:table-cell table:formula="of:=([.D483]-[.G483])^2/[.G483]" office:value-type="float" office:value="0.680555555555556" calcext:value-type="float">
            <text:p>0.680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GCT-5-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484:.D484])" office:value-type="float" office:value="2" calcext:value-type="float">
            <text:p>2</text:p>
          </table:table-cell>
          <table:table-cell table:formula="of:=[.C484]*0.4375" office:value-type="float" office:value="0" calcext:value-type="float">
            <text:p>0</text:p>
          </table:table-cell>
          <table:table-cell table:formula="of:=[.D484]*0.5625" office:value-type="float" office:value="1.125" calcext:value-type="float">
            <text:p>1.125</text:p>
          </table:table-cell>
          <table:table-cell table:formula="of:=([.C484]-[.F484])^2/[.F484]" office:value-type="string" office:string-value="" calcext:value-type="error">
            <text:p>#DIV/0!</text:p>
          </table:table-cell>
          <table:table-cell table:formula="of:=([.D484]-[.G484])^2/[.G484]" office:value-type="float" office:value="0.680555555555556" calcext:value-type="float">
            <text:p>0.680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GCT-6-1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485:.D485])" office:value-type="float" office:value="3" calcext:value-type="float">
            <text:p>3</text:p>
          </table:table-cell>
          <table:table-cell table:formula="of:=[.C485]*0.4375" office:value-type="float" office:value="0.4375" calcext:value-type="float">
            <text:p>0.4375</text:p>
          </table:table-cell>
          <table:table-cell table:formula="of:=[.D485]*0.5625" office:value-type="float" office:value="1.125" calcext:value-type="float">
            <text:p>1.125</text:p>
          </table:table-cell>
          <table:table-cell table:formula="of:=([.C485]-[.F485])^2/[.F485]" office:value-type="float" office:value="0.723214285714286" calcext:value-type="float">
            <text:p>0.7232142857</text:p>
          </table:table-cell>
          <table:table-cell table:formula="of:=([.D485]-[.G485])^2/[.G485]" office:value-type="float" office:value="0.680555555555556" calcext:value-type="float">
            <text:p>0.680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TGA-1-1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SUM([.C486:.D486])" office:value-type="float" office:value="54" calcext:value-type="float">
            <text:p>54</text:p>
          </table:table-cell>
          <table:table-cell table:formula="of:=[.C486]*0.4375" office:value-type="float" office:value="12.6875" calcext:value-type="float">
            <text:p>12.6875</text:p>
          </table:table-cell>
          <table:table-cell table:formula="of:=[.D486]*0.5625" office:value-type="float" office:value="14.0625" calcext:value-type="float">
            <text:p>14.0625</text:p>
          </table:table-cell>
          <table:table-cell table:formula="of:=([.C486]-[.F486])^2/[.F486]" office:value-type="float" office:value="20.9732142857143" calcext:value-type="float">
            <text:p>20.9732142857</text:p>
          </table:table-cell>
          <table:table-cell table:formula="of:=([.D486]-[.G486])^2/[.G486]" office:value-type="float" office:value="8.50694444444444" calcext:value-type="float">
            <text:p>8.5069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TGA-2-1</text:p>
          </table:table-cell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  <table:table-cell office:value-type="float" office:value="61" calcext:value-type="float">
            <text:p>61</text:p>
          </table:table-cell>
          <table:table-cell table:formula="of:=SUM([.C487:.D487])" office:value-type="float" office:value="164" calcext:value-type="float">
            <text:p>164</text:p>
          </table:table-cell>
          <table:table-cell table:formula="of:=[.C487]*0.4375" office:value-type="float" office:value="45.0625" calcext:value-type="float">
            <text:p>45.0625</text:p>
          </table:table-cell>
          <table:table-cell table:formula="of:=[.D487]*0.5625" office:value-type="float" office:value="34.3125" calcext:value-type="float">
            <text:p>34.3125</text:p>
          </table:table-cell>
          <table:table-cell table:formula="of:=([.C487]-[.F487])^2/[.F487]" office:value-type="float" office:value="74.4910714285714" calcext:value-type="float">
            <text:p>74.4910714286</text:p>
          </table:table-cell>
          <table:table-cell table:formula="of:=([.D487]-[.G487])^2/[.G487]" office:value-type="float" office:value="20.7569444444444" calcext:value-type="float">
            <text:p>20.7569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TGA-3-1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table:formula="of:=SUM([.C488:.D488])" office:value-type="float" office:value="57" calcext:value-type="float">
            <text:p>57</text:p>
          </table:table-cell>
          <table:table-cell table:formula="of:=[.C488]*0.4375" office:value-type="float" office:value="16.1875" calcext:value-type="float">
            <text:p>16.1875</text:p>
          </table:table-cell>
          <table:table-cell table:formula="of:=[.D488]*0.5625" office:value-type="float" office:value="11.25" calcext:value-type="float">
            <text:p>11.25</text:p>
          </table:table-cell>
          <table:table-cell table:formula="of:=([.C488]-[.F488])^2/[.F488]" office:value-type="float" office:value="26.7589285714286" calcext:value-type="float">
            <text:p>26.7589285714</text:p>
          </table:table-cell>
          <table:table-cell table:formula="of:=([.D488]-[.G488])^2/[.G488]" office:value-type="float" office:value="6.80555555555556" calcext:value-type="float">
            <text:p>6.805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TGA-4-1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SUM([.C489:.D489])" office:value-type="float" office:value="19" calcext:value-type="float">
            <text:p>19</text:p>
          </table:table-cell>
          <table:table-cell table:formula="of:=[.C489]*0.4375" office:value-type="float" office:value="5.6875" calcext:value-type="float">
            <text:p>5.6875</text:p>
          </table:table-cell>
          <table:table-cell table:formula="of:=[.D489]*0.5625" office:value-type="float" office:value="3.375" calcext:value-type="float">
            <text:p>3.375</text:p>
          </table:table-cell>
          <table:table-cell table:formula="of:=([.C489]-[.F489])^2/[.F489]" office:value-type="float" office:value="9.40178571428571" calcext:value-type="float">
            <text:p>9.4017857143</text:p>
          </table:table-cell>
          <table:table-cell table:formula="of:=([.D489]-[.G489])^2/[.G489]" office:value-type="float" office:value="2.04166666666667" calcext:value-type="float">
            <text:p>2.0416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hr-AGT-1-1</text:p>
          </table:table-cell>
          <table:table-cell office:value-type="float" office:value="74" calcext:value-type="float">
            <text:p>74</text:p>
          </table:table-cell>
          <table:table-cell office:value-type="float" office:value="319" calcext:value-type="float">
            <text:p>319</text:p>
          </table:table-cell>
          <table:table-cell office:value-type="float" office:value="439" calcext:value-type="float">
            <text:p>439</text:p>
          </table:table-cell>
          <table:table-cell table:formula="of:=SUM([.C490:.D490])" office:value-type="float" office:value="758" calcext:value-type="float">
            <text:p>758</text:p>
          </table:table-cell>
          <table:table-cell table:formula="of:=[.C490]*0.4375" office:value-type="float" office:value="139.5625" calcext:value-type="float">
            <text:p>139.5625</text:p>
          </table:table-cell>
          <table:table-cell table:formula="of:=[.D490]*0.5625" office:value-type="float" office:value="246.9375" calcext:value-type="float">
            <text:p>246.9375</text:p>
          </table:table-cell>
          <table:table-cell table:formula="of:=([.C490]-[.F490])^2/[.F490]" office:value-type="float" office:value="230.705357142857" calcext:value-type="float">
            <text:p>230.7053571429</text:p>
          </table:table-cell>
          <table:table-cell table:formula="of:=([.D490]-[.G490])^2/[.G490]" office:value-type="float" office:value="149.381944444444" calcext:value-type="float">
            <text:p>149.3819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hr-AGT-1-2</text:p>
          </table:table-cell>
          <table:table-cell office:value-type="float" office:value="74" calcext:value-type="float">
            <text:p>74</text:p>
          </table:table-cell>
          <table:table-cell office:value-type="float" office:value="336" calcext:value-type="float">
            <text:p>336</text:p>
          </table:table-cell>
          <table:table-cell office:value-type="float" office:value="502" calcext:value-type="float">
            <text:p>502</text:p>
          </table:table-cell>
          <table:table-cell table:formula="of:=SUM([.C491:.D491])" office:value-type="float" office:value="838" calcext:value-type="float">
            <text:p>838</text:p>
          </table:table-cell>
          <table:table-cell table:formula="of:=[.C491]*0.4375" office:value-type="float" office:value="147" calcext:value-type="float">
            <text:p>147</text:p>
          </table:table-cell>
          <table:table-cell table:formula="of:=[.D491]*0.5625" office:value-type="float" office:value="282.375" calcext:value-type="float">
            <text:p>282.375</text:p>
          </table:table-cell>
          <table:table-cell table:formula="of:=([.C491]-[.F491])^2/[.F491]" office:value-type="float" office:value="243" calcext:value-type="float">
            <text:p>243</text:p>
          </table:table-cell>
          <table:table-cell table:formula="of:=([.D491]-[.G491])^2/[.G491]" office:value-type="float" office:value="170.819444444444" calcext:value-type="float">
            <text:p>170.8194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hr-AGT-1-3</text:p>
          </table:table-cell>
          <table:table-cell office:value-type="float" office:value="74" calcext:value-type="float">
            <text:p>74</text:p>
          </table:table-cell>
          <table:table-cell office:value-type="float" office:value="327" calcext:value-type="float">
            <text:p>327</text:p>
          </table:table-cell>
          <table:table-cell office:value-type="float" office:value="458" calcext:value-type="float">
            <text:p>458</text:p>
          </table:table-cell>
          <table:table-cell table:formula="of:=SUM([.C492:.D492])" office:value-type="float" office:value="785" calcext:value-type="float">
            <text:p>785</text:p>
          </table:table-cell>
          <table:table-cell table:formula="of:=[.C492]*0.4375" office:value-type="float" office:value="143.0625" calcext:value-type="float">
            <text:p>143.0625</text:p>
          </table:table-cell>
          <table:table-cell table:formula="of:=[.D492]*0.5625" office:value-type="float" office:value="257.625" calcext:value-type="float">
            <text:p>257.625</text:p>
          </table:table-cell>
          <table:table-cell table:formula="of:=([.C492]-[.F492])^2/[.F492]" office:value-type="float" office:value="236.491071428571" calcext:value-type="float">
            <text:p>236.4910714286</text:p>
          </table:table-cell>
          <table:table-cell table:formula="of:=([.D492]-[.G492])^2/[.G492]" office:value-type="float" office:value="155.847222222222" calcext:value-type="float">
            <text:p>155.84722222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hr-AGT-2-1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92" calcext:value-type="float">
            <text:p>92</text:p>
          </table:table-cell>
          <table:table-cell table:formula="of:=SUM([.C493:.D493])" office:value-type="float" office:value="148" calcext:value-type="float">
            <text:p>148</text:p>
          </table:table-cell>
          <table:table-cell table:formula="of:=[.C493]*0.4375" office:value-type="float" office:value="24.5" calcext:value-type="float">
            <text:p>24.5</text:p>
          </table:table-cell>
          <table:table-cell table:formula="of:=[.D493]*0.5625" office:value-type="float" office:value="51.75" calcext:value-type="float">
            <text:p>51.75</text:p>
          </table:table-cell>
          <table:table-cell table:formula="of:=([.C493]-[.F493])^2/[.F493]" office:value-type="float" office:value="40.5" calcext:value-type="float">
            <text:p>40.5</text:p>
          </table:table-cell>
          <table:table-cell table:formula="of:=([.D493]-[.G493])^2/[.G493]" office:value-type="float" office:value="31.3055555555556" calcext:value-type="float">
            <text:p>31.305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hr-AGT-2-2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table:formula="of:=SUM([.C494:.D494])" office:value-type="float" office:value="138" calcext:value-type="float">
            <text:p>138</text:p>
          </table:table-cell>
          <table:table-cell table:formula="of:=[.C494]*0.4375" office:value-type="float" office:value="26.6875" calcext:value-type="float">
            <text:p>26.6875</text:p>
          </table:table-cell>
          <table:table-cell table:formula="of:=[.D494]*0.5625" office:value-type="float" office:value="43.3125" calcext:value-type="float">
            <text:p>43.3125</text:p>
          </table:table-cell>
          <table:table-cell table:formula="of:=([.C494]-[.F494])^2/[.F494]" office:value-type="float" office:value="44.1160714285714" calcext:value-type="float">
            <text:p>44.1160714286</text:p>
          </table:table-cell>
          <table:table-cell table:formula="of:=([.D494]-[.G494])^2/[.G494]" office:value-type="float" office:value="26.2013888888889" calcext:value-type="float">
            <text:p>26.2013888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hr-AGT-3-1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  <table:table-cell table:formula="of:=SUM([.C495:.D495])" office:value-type="float" office:value="176" calcext:value-type="float">
            <text:p>176</text:p>
          </table:table-cell>
          <table:table-cell table:formula="of:=[.C495]*0.4375" office:value-type="float" office:value="29.3125" calcext:value-type="float">
            <text:p>29.3125</text:p>
          </table:table-cell>
          <table:table-cell table:formula="of:=[.D495]*0.5625" office:value-type="float" office:value="61.3125" calcext:value-type="float">
            <text:p>61.3125</text:p>
          </table:table-cell>
          <table:table-cell table:formula="of:=([.C495]-[.F495])^2/[.F495]" office:value-type="float" office:value="48.4553571428572" calcext:value-type="float">
            <text:p>48.4553571429</text:p>
          </table:table-cell>
          <table:table-cell table:formula="of:=([.D495]-[.G495])^2/[.G495]" office:value-type="float" office:value="37.0902777777778" calcext:value-type="float">
            <text:p>37.090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hr-AGT-4-1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128" calcext:value-type="float">
            <text:p>128</text:p>
          </table:table-cell>
          <table:table-cell table:formula="of:=SUM([.C496:.D496])" office:value-type="float" office:value="193" calcext:value-type="float">
            <text:p>193</text:p>
          </table:table-cell>
          <table:table-cell table:formula="of:=[.C496]*0.4375" office:value-type="float" office:value="28.4375" calcext:value-type="float">
            <text:p>28.4375</text:p>
          </table:table-cell>
          <table:table-cell table:formula="of:=[.D496]*0.5625" office:value-type="float" office:value="72" calcext:value-type="float">
            <text:p>72</text:p>
          </table:table-cell>
          <table:table-cell table:formula="of:=([.C496]-[.F496])^2/[.F496]" office:value-type="float" office:value="47.0089285714286" calcext:value-type="float">
            <text:p>47.0089285714</text:p>
          </table:table-cell>
          <table:table-cell table:formula="of:=([.D496]-[.G496])^2/[.G496]" office:value-type="float" office:value="43.5555555555556" calcext:value-type="float">
            <text:p>43.555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hr-AGT-5-1</text:p>
          </table:table-cell>
          <table:table-cell office:value-type="float" office:value="74" calcext:value-type="float">
            <text:p>74</text:p>
          </table:table-cell>
          <table:table-cell office:value-type="float" office:value="285" calcext:value-type="float">
            <text:p>285</text:p>
          </table:table-cell>
          <table:table-cell office:value-type="float" office:value="371" calcext:value-type="float">
            <text:p>371</text:p>
          </table:table-cell>
          <table:table-cell table:formula="of:=SUM([.C497:.D497])" office:value-type="float" office:value="656" calcext:value-type="float">
            <text:p>656</text:p>
          </table:table-cell>
          <table:table-cell table:formula="of:=[.C497]*0.4375" office:value-type="float" office:value="124.6875" calcext:value-type="float">
            <text:p>124.6875</text:p>
          </table:table-cell>
          <table:table-cell table:formula="of:=[.D497]*0.5625" office:value-type="float" office:value="208.6875" calcext:value-type="float">
            <text:p>208.6875</text:p>
          </table:table-cell>
          <table:table-cell table:formula="of:=([.C497]-[.F497])^2/[.F497]" office:value-type="float" office:value="206.116071428571" calcext:value-type="float">
            <text:p>206.1160714286</text:p>
          </table:table-cell>
          <table:table-cell table:formula="of:=([.D497]-[.G497])^2/[.G497]" office:value-type="float" office:value="126.243055555556" calcext:value-type="float">
            <text:p>126.2430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hr-AGT-6-1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.C498:.D498])" office:value-type="float" office:value="170" calcext:value-type="float">
            <text:p>170</text:p>
          </table:table-cell>
          <table:table-cell table:formula="of:=[.C498]*0.4375" office:value-type="float" office:value="30.625" calcext:value-type="float">
            <text:p>30.625</text:p>
          </table:table-cell>
          <table:table-cell table:formula="of:=[.D498]*0.5625" office:value-type="float" office:value="56.25" calcext:value-type="float">
            <text:p>56.25</text:p>
          </table:table-cell>
          <table:table-cell table:formula="of:=([.C498]-[.F498])^2/[.F498]" office:value-type="float" office:value="50.625" calcext:value-type="float">
            <text:p>50.625</text:p>
          </table:table-cell>
          <table:table-cell table:formula="of:=([.D498]-[.G498])^2/[.G498]" office:value-type="float" office:value="34.0277777777778" calcext:value-type="float">
            <text:p>34.0277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hr-AGT-7-1</text:p>
          </table:table-cell>
          <table:table-cell office:value-type="float" office:value="74" calcext:value-type="float">
            <text:p>74</text:p>
          </table:table-cell>
          <table:table-cell office:value-type="float" office:value="114" calcext:value-type="float">
            <text:p>114</text:p>
          </table:table-cell>
          <table:table-cell office:value-type="float" office:value="158" calcext:value-type="float">
            <text:p>158</text:p>
          </table:table-cell>
          <table:table-cell table:formula="of:=SUM([.C499:.D499])" office:value-type="float" office:value="272" calcext:value-type="float">
            <text:p>272</text:p>
          </table:table-cell>
          <table:table-cell table:formula="of:=[.C499]*0.4375" office:value-type="float" office:value="49.875" calcext:value-type="float">
            <text:p>49.875</text:p>
          </table:table-cell>
          <table:table-cell table:formula="of:=[.D499]*0.5625" office:value-type="float" office:value="88.875" calcext:value-type="float">
            <text:p>88.875</text:p>
          </table:table-cell>
          <table:table-cell table:formula="of:=([.C499]-[.F499])^2/[.F499]" office:value-type="float" office:value="82.4464285714286" calcext:value-type="float">
            <text:p>82.4464285714</text:p>
          </table:table-cell>
          <table:table-cell table:formula="of:=([.D499]-[.G499])^2/[.G499]" office:value-type="float" office:value="53.7638888888889" calcext:value-type="float">
            <text:p>53.7638888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hr-CGT-1-1</text:p>
          </table:table-cell>
          <table:table-cell office:value-type="float" office:value="74" calcext:value-type="float">
            <text:p>74</text:p>
          </table:table-cell>
          <table:table-cell office:value-type="float" office:value="365" calcext:value-type="float">
            <text:p>365</text:p>
          </table:table-cell>
          <table:table-cell office:value-type="float" office:value="432" calcext:value-type="float">
            <text:p>432</text:p>
          </table:table-cell>
          <table:table-cell table:formula="of:=SUM([.C500:.D500])" office:value-type="float" office:value="797" calcext:value-type="float">
            <text:p>797</text:p>
          </table:table-cell>
          <table:table-cell table:formula="of:=[.C500]*0.4375" office:value-type="float" office:value="159.6875" calcext:value-type="float">
            <text:p>159.6875</text:p>
          </table:table-cell>
          <table:table-cell table:formula="of:=[.D500]*0.5625" office:value-type="float" office:value="243" calcext:value-type="float">
            <text:p>243</text:p>
          </table:table-cell>
          <table:table-cell table:formula="of:=([.C500]-[.F500])^2/[.F500]" office:value-type="float" office:value="263.973214285714" calcext:value-type="float">
            <text:p>263.9732142857</text:p>
          </table:table-cell>
          <table:table-cell table:formula="of:=([.D500]-[.G500])^2/[.G500]" office:value-type="float" office:value="147" calcext:value-type="float">
            <text:p>14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Thr-CGT-2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27" calcext:value-type="float">
            <text:p>2427</text:p>
          </table:table-cell>
          <table:table-cell table:style-name="ce1" office:value-type="float" office:value="3084" calcext:value-type="float">
            <text:p>3084</text:p>
          </table:table-cell>
          <table:table-cell table:style-name="ce1" table:formula="of:=SUM([.C501:.D501])" office:value-type="float" office:value="5511" calcext:value-type="float">
            <text:p>5511</text:p>
          </table:table-cell>
          <table:table-cell table:style-name="ce1" table:formula="of:=[.C501]*0.4375" office:value-type="float" office:value="1061.8125" calcext:value-type="float">
            <text:p>1061.8125</text:p>
          </table:table-cell>
          <table:table-cell table:style-name="ce1" table:formula="of:=[.D501]*0.5625" office:value-type="float" office:value="1734.75" calcext:value-type="float">
            <text:p>1734.75</text:p>
          </table:table-cell>
          <table:table-cell table:style-name="ce1" table:formula="of:=([.C501]-[.F501])^2/[.F501]" office:value-type="float" office:value="1755.24107142857" calcext:value-type="float">
            <text:p>1755.2410714286</text:p>
          </table:table-cell>
          <table:table-cell table:style-name="ce1" table:formula="of:=([.D501]-[.G501])^2/[.G501]" office:value-type="float" office:value="1049.41666666667" calcext:value-type="float">
            <text:p>1049.4166666667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Thr-CGT-3-1</text:p>
          </table:table-cell>
          <table:table-cell office:value-type="float" office:value="74" calcext:value-type="float">
            <text:p>74</text:p>
          </table:table-cell>
          <table:table-cell office:value-type="float" office:value="741" calcext:value-type="float">
            <text:p>741</text:p>
          </table:table-cell>
          <table:table-cell office:value-type="float" office:value="897" calcext:value-type="float">
            <text:p>897</text:p>
          </table:table-cell>
          <table:table-cell table:formula="of:=SUM([.C502:.D502])" office:value-type="float" office:value="1638" calcext:value-type="float">
            <text:p>1638</text:p>
          </table:table-cell>
          <table:table-cell table:formula="of:=[.C502]*0.4375" office:value-type="float" office:value="324.1875" calcext:value-type="float">
            <text:p>324.1875</text:p>
          </table:table-cell>
          <table:table-cell table:formula="of:=[.D502]*0.5625" office:value-type="float" office:value="504.5625" calcext:value-type="float">
            <text:p>504.5625</text:p>
          </table:table-cell>
          <table:table-cell table:formula="of:=([.C502]-[.F502])^2/[.F502]" office:value-type="float" office:value="535.901785714286" calcext:value-type="float">
            <text:p>535.9017857143</text:p>
          </table:table-cell>
          <table:table-cell table:formula="of:=([.D502]-[.G502])^2/[.G502]" office:value-type="float" office:value="305.229166666667" calcext:value-type="float">
            <text:p>305.229166666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Thr-CGT-4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973" calcext:value-type="float">
            <text:p>1973</text:p>
          </table:table-cell>
          <table:table-cell table:style-name="ce1" office:value-type="float" office:value="2425" calcext:value-type="float">
            <text:p>2425</text:p>
          </table:table-cell>
          <table:table-cell table:style-name="ce1" table:formula="of:=SUM([.C503:.D503])" office:value-type="float" office:value="4398" calcext:value-type="float">
            <text:p>4398</text:p>
          </table:table-cell>
          <table:table-cell table:style-name="ce1" table:formula="of:=[.C503]*0.4375" office:value-type="float" office:value="863.1875" calcext:value-type="float">
            <text:p>863.1875</text:p>
          </table:table-cell>
          <table:table-cell table:style-name="ce1" table:formula="of:=[.D503]*0.5625" office:value-type="float" office:value="1364.0625" calcext:value-type="float">
            <text:p>1364.0625</text:p>
          </table:table-cell>
          <table:table-cell table:style-name="ce1" table:formula="of:=([.C503]-[.F503])^2/[.F503]" office:value-type="float" office:value="1426.90178571429" calcext:value-type="float">
            <text:p>1426.9017857143</text:p>
          </table:table-cell>
          <table:table-cell table:style-name="ce1" table:formula="of:=([.D503]-[.G503])^2/[.G503]" office:value-type="float" office:value="825.173611111111" calcext:value-type="float">
            <text:p>825.1736111111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Thr-CGT-5-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04:.D504])" office:value-type="float" office:value="0" calcext:value-type="float">
            <text:p>0</text:p>
          </table:table-cell>
          <table:table-cell table:formula="of:=[.C504]*0.4375" office:value-type="float" office:value="0" calcext:value-type="float">
            <text:p>0</text:p>
          </table:table-cell>
          <table:table-cell table:formula="of:=[.D504]*0.5625" office:value-type="float" office:value="0" calcext:value-type="float">
            <text:p>0</text:p>
          </table:table-cell>
          <table:table-cell table:formula="of:=([.C504]-[.F504])^2/[.F504]" office:value-type="string" office:string-value="" calcext:value-type="error">
            <text:p>#DIV/0!</text:p>
          </table:table-cell>
          <table:table-cell table:formula="of:=([.D504]-[.G504])^2/[.G504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hr-CGT-6-1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C505:.D505])" office:value-type="float" office:value="11" calcext:value-type="float">
            <text:p>11</text:p>
          </table:table-cell>
          <table:table-cell table:formula="of:=[.C505]*0.4375" office:value-type="float" office:value="2.625" calcext:value-type="float">
            <text:p>2.625</text:p>
          </table:table-cell>
          <table:table-cell table:formula="of:=[.D505]*0.5625" office:value-type="float" office:value="2.8125" calcext:value-type="float">
            <text:p>2.8125</text:p>
          </table:table-cell>
          <table:table-cell table:formula="of:=([.C505]-[.F505])^2/[.F505]" office:value-type="float" office:value="4.33928571428571" calcext:value-type="float">
            <text:p>4.3392857143</text:p>
          </table:table-cell>
          <table:table-cell table:formula="of:=([.D505]-[.G505])^2/[.G505]" office:value-type="float" office:value="1.70138888888889" calcext:value-type="float">
            <text:p>1.701388888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Thr-TGT-1-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690" calcext:value-type="float">
            <text:p>4690</text:p>
          </table:table-cell>
          <table:table-cell table:style-name="ce1" office:value-type="float" office:value="5638" calcext:value-type="float">
            <text:p>5638</text:p>
          </table:table-cell>
          <table:table-cell table:style-name="ce1" table:formula="of:=SUM([.C506:.D506])" office:value-type="float" office:value="10328" calcext:value-type="float">
            <text:p>10328</text:p>
          </table:table-cell>
          <table:table-cell table:style-name="ce1" table:formula="of:=[.C506]*0.4375" office:value-type="float" office:value="2051.875" calcext:value-type="float">
            <text:p>2051.875</text:p>
          </table:table-cell>
          <table:table-cell table:style-name="ce1" table:formula="of:=[.D506]*0.5625" office:value-type="float" office:value="3171.375" calcext:value-type="float">
            <text:p>3171.375</text:p>
          </table:table-cell>
          <table:table-cell table:style-name="ce1" table:formula="of:=([.C506]-[.F506])^2/[.F506]" office:value-type="float" office:value="3391.875" calcext:value-type="float">
            <text:p>3391.875</text:p>
          </table:table-cell>
          <table:table-cell table:style-name="ce1" table:formula="of:=([.D506]-[.G506])^2/[.G506]" office:value-type="float" office:value="1918.48611111111" calcext:value-type="float">
            <text:p>1918.4861111111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Thr-TGT-2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174" calcext:value-type="float">
            <text:p>1174</text:p>
          </table:table-cell>
          <table:table-cell table:style-name="ce1" office:value-type="float" office:value="2235" calcext:value-type="float">
            <text:p>2235</text:p>
          </table:table-cell>
          <table:table-cell table:style-name="ce1" table:formula="of:=SUM([.C507:.D507])" office:value-type="float" office:value="3409" calcext:value-type="float">
            <text:p>3409</text:p>
          </table:table-cell>
          <table:table-cell table:style-name="ce1" table:formula="of:=[.C507]*0.4375" office:value-type="float" office:value="513.625" calcext:value-type="float">
            <text:p>513.625</text:p>
          </table:table-cell>
          <table:table-cell table:style-name="ce1" table:formula="of:=[.D507]*0.5625" office:value-type="float" office:value="1257.1875" calcext:value-type="float">
            <text:p>1257.1875</text:p>
          </table:table-cell>
          <table:table-cell table:style-name="ce1" table:formula="of:=([.C507]-[.F507])^2/[.F507]" office:value-type="float" office:value="849.053571428571" calcext:value-type="float">
            <text:p>849.0535714286</text:p>
          </table:table-cell>
          <table:table-cell table:style-name="ce1" table:formula="of:=([.D507]-[.G507])^2/[.G507]" office:value-type="float" office:value="760.520833333333" calcext:value-type="float">
            <text:p>760.5208333333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Thr-TGT-3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235" calcext:value-type="float">
            <text:p>1235</text:p>
          </table:table-cell>
          <table:table-cell table:style-name="ce1" office:value-type="float" office:value="1896" calcext:value-type="float">
            <text:p>1896</text:p>
          </table:table-cell>
          <table:table-cell table:style-name="ce1" table:formula="of:=SUM([.C508:.D508])" office:value-type="float" office:value="3131" calcext:value-type="float">
            <text:p>3131</text:p>
          </table:table-cell>
          <table:table-cell table:style-name="ce1" table:formula="of:=[.C508]*0.4375" office:value-type="float" office:value="540.3125" calcext:value-type="float">
            <text:p>540.3125</text:p>
          </table:table-cell>
          <table:table-cell table:style-name="ce1" table:formula="of:=[.D508]*0.5625" office:value-type="float" office:value="1066.5" calcext:value-type="float">
            <text:p>1066.5</text:p>
          </table:table-cell>
          <table:table-cell table:style-name="ce1" table:formula="of:=([.C508]-[.F508])^2/[.F508]" office:value-type="float" office:value="893.169642857143" calcext:value-type="float">
            <text:p>893.1696428571</text:p>
          </table:table-cell>
          <table:table-cell table:style-name="ce1" table:formula="of:=([.D508]-[.G508])^2/[.G508]" office:value-type="float" office:value="645.166666666667" calcext:value-type="float">
            <text:p>645.1666666667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Thr-TGT-4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501" calcext:value-type="float">
            <text:p>2501</text:p>
          </table:table-cell>
          <table:table-cell table:style-name="ce1" office:value-type="float" office:value="3656" calcext:value-type="float">
            <text:p>3656</text:p>
          </table:table-cell>
          <table:table-cell table:style-name="ce1" table:formula="of:=SUM([.C509:.D509])" office:value-type="float" office:value="6157" calcext:value-type="float">
            <text:p>6157</text:p>
          </table:table-cell>
          <table:table-cell table:style-name="ce1" table:formula="of:=[.C509]*0.4375" office:value-type="float" office:value="1094.1875" calcext:value-type="float">
            <text:p>1094.1875</text:p>
          </table:table-cell>
          <table:table-cell table:style-name="ce1" table:formula="of:=[.D509]*0.5625" office:value-type="float" office:value="2056.5" calcext:value-type="float">
            <text:p>2056.5</text:p>
          </table:table-cell>
          <table:table-cell table:style-name="ce1" table:formula="of:=([.C509]-[.F509])^2/[.F509]" office:value-type="float" office:value="1808.75892857143" calcext:value-type="float">
            <text:p>1808.7589285714</text:p>
          </table:table-cell>
          <table:table-cell table:style-name="ce1" table:formula="of:=([.D509]-[.G509])^2/[.G509]" office:value-type="float" office:value="1244.05555555556" calcext:value-type="float">
            <text:p>1244.0555555556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Thr-TGT-5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97" calcext:value-type="float">
            <text:p>2497</text:p>
          </table:table-cell>
          <table:table-cell table:style-name="ce1" office:value-type="float" office:value="3671" calcext:value-type="float">
            <text:p>3671</text:p>
          </table:table-cell>
          <table:table-cell table:style-name="ce1" table:formula="of:=SUM([.C510:.D510])" office:value-type="float" office:value="6168" calcext:value-type="float">
            <text:p>6168</text:p>
          </table:table-cell>
          <table:table-cell table:style-name="ce1" table:formula="of:=[.C510]*0.4375" office:value-type="float" office:value="1092.4375" calcext:value-type="float">
            <text:p>1092.4375</text:p>
          </table:table-cell>
          <table:table-cell table:style-name="ce1" table:formula="of:=[.D510]*0.5625" office:value-type="float" office:value="2064.9375" calcext:value-type="float">
            <text:p>2064.9375</text:p>
          </table:table-cell>
          <table:table-cell table:style-name="ce1" table:formula="of:=([.C510]-[.F510])^2/[.F510]" office:value-type="float" office:value="1805.86607142857" calcext:value-type="float">
            <text:p>1805.8660714286</text:p>
          </table:table-cell>
          <table:table-cell table:style-name="ce1" table:formula="of:=([.D510]-[.G510])^2/[.G510]" office:value-type="float" office:value="1249.15972222222" calcext:value-type="float">
            <text:p>1249.1597222222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Thr-TGT-6-1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C511:.D511])" office:value-type="float" office:value="18" calcext:value-type="float">
            <text:p>18</text:p>
          </table:table-cell>
          <table:table-cell table:formula="of:=[.C511]*0.4375" office:value-type="float" office:value="3.0625" calcext:value-type="float">
            <text:p>3.0625</text:p>
          </table:table-cell>
          <table:table-cell table:formula="of:=[.D511]*0.5625" office:value-type="float" office:value="6.1875" calcext:value-type="float">
            <text:p>6.1875</text:p>
          </table:table-cell>
          <table:table-cell table:formula="of:=([.C511]-[.F511])^2/[.F511]" office:value-type="float" office:value="5.0625" calcext:value-type="float">
            <text:p>5.0625</text:p>
          </table:table-cell>
          <table:table-cell table:formula="of:=([.D511]-[.G511])^2/[.G511]" office:value-type="float" office:value="3.74305555555556" calcext:value-type="float">
            <text:p>3.7430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rp-CCA-1-1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SUM([.C512:.D512])" office:value-type="float" office:value="100" calcext:value-type="float">
            <text:p>100</text:p>
          </table:table-cell>
          <table:table-cell table:formula="of:=[.C512]*0.4375" office:value-type="float" office:value="18.375" calcext:value-type="float">
            <text:p>18.375</text:p>
          </table:table-cell>
          <table:table-cell table:formula="of:=[.D512]*0.5625" office:value-type="float" office:value="32.625" calcext:value-type="float">
            <text:p>32.625</text:p>
          </table:table-cell>
          <table:table-cell table:formula="of:=([.C512]-[.F512])^2/[.F512]" office:value-type="float" office:value="30.375" calcext:value-type="float">
            <text:p>30.375</text:p>
          </table:table-cell>
          <table:table-cell table:formula="of:=([.D512]-[.G512])^2/[.G512]" office:value-type="float" office:value="19.7361111111111" calcext:value-type="float">
            <text:p>19.7361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rp-CCA-2-1</text:p>
          </table:table-cell>
          <table:table-cell office:value-type="float" office:value="72" calcext:value-type="float">
            <text:p>72</text:p>
          </table:table-cell>
          <table:table-cell office:value-type="float" office:value="326" calcext:value-type="float">
            <text:p>326</text:p>
          </table:table-cell>
          <table:table-cell office:value-type="float" office:value="469" calcext:value-type="float">
            <text:p>469</text:p>
          </table:table-cell>
          <table:table-cell table:formula="of:=SUM([.C513:.D513])" office:value-type="float" office:value="795" calcext:value-type="float">
            <text:p>795</text:p>
          </table:table-cell>
          <table:table-cell table:formula="of:=[.C513]*0.4375" office:value-type="float" office:value="142.625" calcext:value-type="float">
            <text:p>142.625</text:p>
          </table:table-cell>
          <table:table-cell table:formula="of:=[.D513]*0.5625" office:value-type="float" office:value="263.8125" calcext:value-type="float">
            <text:p>263.8125</text:p>
          </table:table-cell>
          <table:table-cell table:formula="of:=([.C513]-[.F513])^2/[.F513]" office:value-type="float" office:value="235.767857142857" calcext:value-type="float">
            <text:p>235.7678571429</text:p>
          </table:table-cell>
          <table:table-cell table:formula="of:=([.D513]-[.G513])^2/[.G513]" office:value-type="float" office:value="159.590277777778" calcext:value-type="float">
            <text:p>159.590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rp-CCA-3-1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formula="of:=SUM([.C514:.D514])" office:value-type="float" office:value="86" calcext:value-type="float">
            <text:p>86</text:p>
          </table:table-cell>
          <table:table-cell table:formula="of:=[.C514]*0.4375" office:value-type="float" office:value="15.75" calcext:value-type="float">
            <text:p>15.75</text:p>
          </table:table-cell>
          <table:table-cell table:formula="of:=[.D514]*0.5625" office:value-type="float" office:value="28.125" calcext:value-type="float">
            <text:p>28.125</text:p>
          </table:table-cell>
          <table:table-cell table:formula="of:=([.C514]-[.F514])^2/[.F514]" office:value-type="float" office:value="26.0357142857143" calcext:value-type="float">
            <text:p>26.0357142857</text:p>
          </table:table-cell>
          <table:table-cell table:formula="of:=([.D514]-[.G514])^2/[.G514]" office:value-type="float" office:value="17.0138888888889" calcext:value-type="float">
            <text:p>17.0138888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rp-CCA-3-2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formula="of:=SUM([.C515:.D515])" office:value-type="float" office:value="65" calcext:value-type="float">
            <text:p>65</text:p>
          </table:table-cell>
          <table:table-cell table:formula="of:=[.C515]*0.4375" office:value-type="float" office:value="7.4375" calcext:value-type="float">
            <text:p>7.4375</text:p>
          </table:table-cell>
          <table:table-cell table:formula="of:=[.D515]*0.5625" office:value-type="float" office:value="27" calcext:value-type="float">
            <text:p>27</text:p>
          </table:table-cell>
          <table:table-cell table:formula="of:=([.C515]-[.F515])^2/[.F515]" office:value-type="float" office:value="12.2946428571429" calcext:value-type="float">
            <text:p>12.2946428571</text:p>
          </table:table-cell>
          <table:table-cell table:formula="of:=([.D515]-[.G515])^2/[.G515]" office:value-type="float" office:value="16.3333333333333" calcext:value-type="float">
            <text:p>16.3333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rp-CCA-3-3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table:formula="of:=SUM([.C516:.D516])" office:value-type="float" office:value="84" calcext:value-type="float">
            <text:p>84</text:p>
          </table:table-cell>
          <table:table-cell table:formula="of:=[.C516]*0.4375" office:value-type="float" office:value="12.25" calcext:value-type="float">
            <text:p>12.25</text:p>
          </table:table-cell>
          <table:table-cell table:formula="of:=[.D516]*0.5625" office:value-type="float" office:value="31.5" calcext:value-type="float">
            <text:p>31.5</text:p>
          </table:table-cell>
          <table:table-cell table:formula="of:=([.C516]-[.F516])^2/[.F516]" office:value-type="float" office:value="20.25" calcext:value-type="float">
            <text:p>20.25</text:p>
          </table:table-cell>
          <table:table-cell table:formula="of:=([.D516]-[.G516])^2/[.G516]" office:value-type="float" office:value="19.0555555555556" calcext:value-type="float">
            <text:p>19.055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rp-CCA-4-1</text:p>
          </table:table-cell>
          <table:table-cell office:value-type="float" office:value="72" calcext:value-type="float">
            <text:p>72</text:p>
          </table:table-cell>
          <table:table-cell office:value-type="float" office:value="218" calcext:value-type="float">
            <text:p>218</text:p>
          </table:table-cell>
          <table:table-cell office:value-type="float" office:value="287" calcext:value-type="float">
            <text:p>287</text:p>
          </table:table-cell>
          <table:table-cell table:formula="of:=SUM([.C517:.D517])" office:value-type="float" office:value="505" calcext:value-type="float">
            <text:p>505</text:p>
          </table:table-cell>
          <table:table-cell table:formula="of:=[.C517]*0.4375" office:value-type="float" office:value="95.375" calcext:value-type="float">
            <text:p>95.375</text:p>
          </table:table-cell>
          <table:table-cell table:formula="of:=[.D517]*0.5625" office:value-type="float" office:value="161.4375" calcext:value-type="float">
            <text:p>161.4375</text:p>
          </table:table-cell>
          <table:table-cell table:formula="of:=([.C517]-[.F517])^2/[.F517]" office:value-type="float" office:value="157.660714285714" calcext:value-type="float">
            <text:p>157.6607142857</text:p>
          </table:table-cell>
          <table:table-cell table:formula="of:=([.D517]-[.G517])^2/[.G517]" office:value-type="float" office:value="97.6597222222222" calcext:value-type="float">
            <text:p>97.65972222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rp-CCA-5-1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formula="of:=SUM([.C518:.D518])" office:value-type="float" office:value="55" calcext:value-type="float">
            <text:p>55</text:p>
          </table:table-cell>
          <table:table-cell table:formula="of:=[.C518]*0.4375" office:value-type="float" office:value="10.0625" calcext:value-type="float">
            <text:p>10.0625</text:p>
          </table:table-cell>
          <table:table-cell table:formula="of:=[.D518]*0.5625" office:value-type="float" office:value="18" calcext:value-type="float">
            <text:p>18</text:p>
          </table:table-cell>
          <table:table-cell table:formula="of:=([.C518]-[.F518])^2/[.F518]" office:value-type="float" office:value="16.6339285714286" calcext:value-type="float">
            <text:p>16.6339285714</text:p>
          </table:table-cell>
          <table:table-cell table:formula="of:=([.D518]-[.G518])^2/[.G518]" office:value-type="float" office:value="10.8888888888889" calcext:value-type="float">
            <text:p>10.8888888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rp-CCA-6-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19:.D519])" office:value-type="float" office:value="0" calcext:value-type="float">
            <text:p>0</text:p>
          </table:table-cell>
          <table:table-cell table:formula="of:=[.C519]*0.4375" office:value-type="float" office:value="0" calcext:value-type="float">
            <text:p>0</text:p>
          </table:table-cell>
          <table:table-cell table:formula="of:=[.D519]*0.5625" office:value-type="float" office:value="0" calcext:value-type="float">
            <text:p>0</text:p>
          </table:table-cell>
          <table:table-cell table:formula="of:=([.C519]-[.F519])^2/[.F519]" office:value-type="string" office:string-value="" calcext:value-type="error">
            <text:p>#DIV/0!</text:p>
          </table:table-cell>
          <table:table-cell table:formula="of:=([.D519]-[.G519])^2/[.G519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rp-CCA-7-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20:.D520])" office:value-type="float" office:value="0" calcext:value-type="float">
            <text:p>0</text:p>
          </table:table-cell>
          <table:table-cell table:formula="of:=[.C520]*0.4375" office:value-type="float" office:value="0" calcext:value-type="float">
            <text:p>0</text:p>
          </table:table-cell>
          <table:table-cell table:formula="of:=[.D520]*0.5625" office:value-type="float" office:value="0" calcext:value-type="float">
            <text:p>0</text:p>
          </table:table-cell>
          <table:table-cell table:formula="of:=([.C520]-[.F520])^2/[.F520]" office:value-type="string" office:string-value="" calcext:value-type="error">
            <text:p>#DIV/0!</text:p>
          </table:table-cell>
          <table:table-cell table:formula="of:=([.D520]-[.G520])^2/[.G520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yr-ATA-1-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521:.D521])" office:value-type="float" office:value="1" calcext:value-type="float">
            <text:p>1</text:p>
          </table:table-cell>
          <table:table-cell table:formula="of:=[.C521]*0.4375" office:value-type="float" office:value="0.4375" calcext:value-type="float">
            <text:p>0.4375</text:p>
          </table:table-cell>
          <table:table-cell table:formula="of:=[.D521]*0.5625" office:value-type="float" office:value="0" calcext:value-type="float">
            <text:p>0</text:p>
          </table:table-cell>
          <table:table-cell table:formula="of:=([.C521]-[.F521])^2/[.F521]" office:value-type="float" office:value="0.723214285714286" calcext:value-type="float">
            <text:p>0.7232142857</text:p>
          </table:table-cell>
          <table:table-cell table:formula="of:=([.D521]-[.G521])^2/[.G521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yr-GTA-1-1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SUM([.C522:.D522])" office:value-type="float" office:value="55" calcext:value-type="float">
            <text:p>55</text:p>
          </table:table-cell>
          <table:table-cell table:formula="of:=[.C522]*0.4375" office:value-type="float" office:value="5.25" calcext:value-type="float">
            <text:p>5.25</text:p>
          </table:table-cell>
          <table:table-cell table:formula="of:=[.D522]*0.5625" office:value-type="float" office:value="24.1875" calcext:value-type="float">
            <text:p>24.1875</text:p>
          </table:table-cell>
          <table:table-cell table:formula="of:=([.C522]-[.F522])^2/[.F522]" office:value-type="float" office:value="8.67857142857143" calcext:value-type="float">
            <text:p>8.6785714286</text:p>
          </table:table-cell>
          <table:table-cell table:formula="of:=([.D522]-[.G522])^2/[.G522]" office:value-type="float" office:value="14.6319444444444" calcext:value-type="float">
            <text:p>14.6319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yr-GTA-10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23:.D523])" office:value-type="float" office:value="0" calcext:value-type="float">
            <text:p>0</text:p>
          </table:table-cell>
          <table:table-cell table:formula="of:=[.C523]*0.4375" office:value-type="float" office:value="0" calcext:value-type="float">
            <text:p>0</text:p>
          </table:table-cell>
          <table:table-cell table:formula="of:=[.D523]*0.5625" office:value-type="float" office:value="0" calcext:value-type="float">
            <text:p>0</text:p>
          </table:table-cell>
          <table:table-cell table:formula="of:=([.C523]-[.F523])^2/[.F523]" office:value-type="string" office:string-value="" calcext:value-type="error">
            <text:p>#DIV/0!</text:p>
          </table:table-cell>
          <table:table-cell table:formula="of:=([.D523]-[.G523])^2/[.G523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yr-GTA-11-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24:.D524])" office:value-type="float" office:value="0" calcext:value-type="float">
            <text:p>0</text:p>
          </table:table-cell>
          <table:table-cell table:formula="of:=[.C524]*0.4375" office:value-type="float" office:value="0" calcext:value-type="float">
            <text:p>0</text:p>
          </table:table-cell>
          <table:table-cell table:formula="of:=[.D524]*0.5625" office:value-type="float" office:value="0" calcext:value-type="float">
            <text:p>0</text:p>
          </table:table-cell>
          <table:table-cell table:formula="of:=([.C524]-[.F524])^2/[.F524]" office:value-type="string" office:string-value="" calcext:value-type="error">
            <text:p>#DIV/0!</text:p>
          </table:table-cell>
          <table:table-cell table:formula="of:=([.D524]-[.G524])^2/[.G524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yr-GTA-12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25:.D525])" office:value-type="float" office:value="0" calcext:value-type="float">
            <text:p>0</text:p>
          </table:table-cell>
          <table:table-cell table:formula="of:=[.C525]*0.4375" office:value-type="float" office:value="0" calcext:value-type="float">
            <text:p>0</text:p>
          </table:table-cell>
          <table:table-cell table:formula="of:=[.D525]*0.5625" office:value-type="float" office:value="0" calcext:value-type="float">
            <text:p>0</text:p>
          </table:table-cell>
          <table:table-cell table:formula="of:=([.C525]-[.F525])^2/[.F525]" office:value-type="string" office:string-value="" calcext:value-type="error">
            <text:p>#DIV/0!</text:p>
          </table:table-cell>
          <table:table-cell table:formula="of:=([.D525]-[.G525])^2/[.G525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yr-GTA-2-1</text:p>
          </table:table-cell>
          <table:table-cell office:value-type="float" office:value="89" calcext:value-type="float">
            <text:p>89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formula="of:=SUM([.C526:.D526])" office:value-type="float" office:value="79" calcext:value-type="float">
            <text:p>79</text:p>
          </table:table-cell>
          <table:table-cell table:formula="of:=[.C526]*0.4375" office:value-type="float" office:value="13.125" calcext:value-type="float">
            <text:p>13.125</text:p>
          </table:table-cell>
          <table:table-cell table:formula="of:=[.D526]*0.5625" office:value-type="float" office:value="27.5625" calcext:value-type="float">
            <text:p>27.5625</text:p>
          </table:table-cell>
          <table:table-cell table:formula="of:=([.C526]-[.F526])^2/[.F526]" office:value-type="float" office:value="21.6964285714286" calcext:value-type="float">
            <text:p>21.6964285714</text:p>
          </table:table-cell>
          <table:table-cell table:formula="of:=([.D526]-[.G526])^2/[.G526]" office:value-type="float" office:value="16.6736111111111" calcext:value-type="float">
            <text:p>16.6736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yr-GTA-3-1</text:p>
          </table:table-cell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table:formula="of:=SUM([.C527:.D527])" office:value-type="float" office:value="81" calcext:value-type="float">
            <text:p>81</text:p>
          </table:table-cell>
          <table:table-cell table:formula="of:=[.C527]*0.4375" office:value-type="float" office:value="9.1875" calcext:value-type="float">
            <text:p>9.1875</text:p>
          </table:table-cell>
          <table:table-cell table:formula="of:=[.D527]*0.5625" office:value-type="float" office:value="33.75" calcext:value-type="float">
            <text:p>33.75</text:p>
          </table:table-cell>
          <table:table-cell table:formula="of:=([.C527]-[.F527])^2/[.F527]" office:value-type="float" office:value="15.1875" calcext:value-type="float">
            <text:p>15.1875</text:p>
          </table:table-cell>
          <table:table-cell table:formula="of:=([.D527]-[.G527])^2/[.G527]" office:value-type="float" office:value="20.4166666666667" calcext:value-type="float">
            <text:p>20.4166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yr-GTA-4-1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formula="of:=SUM([.C528:.D528])" office:value-type="float" office:value="49" calcext:value-type="float">
            <text:p>49</text:p>
          </table:table-cell>
          <table:table-cell table:formula="of:=[.C528]*0.4375" office:value-type="float" office:value="8.75" calcext:value-type="float">
            <text:p>8.75</text:p>
          </table:table-cell>
          <table:table-cell table:formula="of:=[.D528]*0.5625" office:value-type="float" office:value="16.3125" calcext:value-type="float">
            <text:p>16.3125</text:p>
          </table:table-cell>
          <table:table-cell table:formula="of:=([.C528]-[.F528])^2/[.F528]" office:value-type="float" office:value="14.4642857142857" calcext:value-type="float">
            <text:p>14.4642857143</text:p>
          </table:table-cell>
          <table:table-cell table:formula="of:=([.D528]-[.G528])^2/[.G528]" office:value-type="float" office:value="9.86805555555556" calcext:value-type="float">
            <text:p>9.8680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yr-GTA-5-1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SUM([.C529:.D529])" office:value-type="float" office:value="104" calcext:value-type="float">
            <text:p>104</text:p>
          </table:table-cell>
          <table:table-cell table:formula="of:=[.C529]*0.4375" office:value-type="float" office:value="18.375" calcext:value-type="float">
            <text:p>18.375</text:p>
          </table:table-cell>
          <table:table-cell table:formula="of:=[.D529]*0.5625" office:value-type="float" office:value="34.875" calcext:value-type="float">
            <text:p>34.875</text:p>
          </table:table-cell>
          <table:table-cell table:formula="of:=([.C529]-[.F529])^2/[.F529]" office:value-type="float" office:value="30.375" calcext:value-type="float">
            <text:p>30.375</text:p>
          </table:table-cell>
          <table:table-cell table:formula="of:=([.D529]-[.G529])^2/[.G529]" office:value-type="float" office:value="21.0972222222222" calcext:value-type="float">
            <text:p>21.09722222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yr-GTA-5-2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table:formula="of:=SUM([.C530:.D530])" office:value-type="float" office:value="99" calcext:value-type="float">
            <text:p>99</text:p>
          </table:table-cell>
          <table:table-cell table:formula="of:=[.C530]*0.4375" office:value-type="float" office:value="15.3125" calcext:value-type="float">
            <text:p>15.3125</text:p>
          </table:table-cell>
          <table:table-cell table:formula="of:=[.D530]*0.5625" office:value-type="float" office:value="36" calcext:value-type="float">
            <text:p>36</text:p>
          </table:table-cell>
          <table:table-cell table:formula="of:=([.C530]-[.F530])^2/[.F530]" office:value-type="float" office:value="25.3125" calcext:value-type="float">
            <text:p>25.3125</text:p>
          </table:table-cell>
          <table:table-cell table:formula="of:=([.D530]-[.G530])^2/[.G530]" office:value-type="float" office:value="21.7777777777778" calcext:value-type="float">
            <text:p>21.7777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yr-GTA-5-3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table:formula="of:=SUM([.C531:.D531])" office:value-type="float" office:value="90" calcext:value-type="float">
            <text:p>90</text:p>
          </table:table-cell>
          <table:table-cell table:formula="of:=[.C531]*0.4375" office:value-type="float" office:value="10.5" calcext:value-type="float">
            <text:p>10.5</text:p>
          </table:table-cell>
          <table:table-cell table:formula="of:=[.D531]*0.5625" office:value-type="float" office:value="37.125" calcext:value-type="float">
            <text:p>37.125</text:p>
          </table:table-cell>
          <table:table-cell table:formula="of:=([.C531]-[.F531])^2/[.F531]" office:value-type="float" office:value="17.3571428571429" calcext:value-type="float">
            <text:p>17.3571428571</text:p>
          </table:table-cell>
          <table:table-cell table:formula="of:=([.D531]-[.G531])^2/[.G531]" office:value-type="float" office:value="22.4583333333333" calcext:value-type="float">
            <text:p>22.4583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yr-GTA-5-4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table:formula="of:=SUM([.C532:.D532])" office:value-type="float" office:value="105" calcext:value-type="float">
            <text:p>105</text:p>
          </table:table-cell>
          <table:table-cell table:formula="of:=[.C532]*0.4375" office:value-type="float" office:value="17.0625" calcext:value-type="float">
            <text:p>17.0625</text:p>
          </table:table-cell>
          <table:table-cell table:formula="of:=[.D532]*0.5625" office:value-type="float" office:value="37.125" calcext:value-type="float">
            <text:p>37.125</text:p>
          </table:table-cell>
          <table:table-cell table:formula="of:=([.C532]-[.F532])^2/[.F532]" office:value-type="float" office:value="28.2053571428571" calcext:value-type="float">
            <text:p>28.2053571429</text:p>
          </table:table-cell>
          <table:table-cell table:formula="of:=([.D532]-[.G532])^2/[.G532]" office:value-type="float" office:value="22.4583333333333" calcext:value-type="float">
            <text:p>22.4583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yr-GTA-5-5</text:p>
          </table:table-cell>
          <table:table-cell office:value-type="float" office:value="89" calcext:value-type="float">
            <text:p>89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table:formula="of:=SUM([.C533:.D533])" office:value-type="float" office:value="94" calcext:value-type="float">
            <text:p>94</text:p>
          </table:table-cell>
          <table:table-cell table:formula="of:=[.C533]*0.4375" office:value-type="float" office:value="16.625" calcext:value-type="float">
            <text:p>16.625</text:p>
          </table:table-cell>
          <table:table-cell table:formula="of:=[.D533]*0.5625" office:value-type="float" office:value="31.5" calcext:value-type="float">
            <text:p>31.5</text:p>
          </table:table-cell>
          <table:table-cell table:formula="of:=([.C533]-[.F533])^2/[.F533]" office:value-type="float" office:value="27.4821428571429" calcext:value-type="float">
            <text:p>27.4821428571</text:p>
          </table:table-cell>
          <table:table-cell table:formula="of:=([.D533]-[.G533])^2/[.G533]" office:value-type="float" office:value="19.0555555555556" calcext:value-type="float">
            <text:p>19.055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yr-GTA-6-1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SUM([.C534:.D534])" office:value-type="float" office:value="28" calcext:value-type="float">
            <text:p>28</text:p>
          </table:table-cell>
          <table:table-cell table:formula="of:=[.C534]*0.4375" office:value-type="float" office:value="3.9375" calcext:value-type="float">
            <text:p>3.9375</text:p>
          </table:table-cell>
          <table:table-cell table:formula="of:=[.D534]*0.5625" office:value-type="float" office:value="10.6875" calcext:value-type="float">
            <text:p>10.6875</text:p>
          </table:table-cell>
          <table:table-cell table:formula="of:=([.C534]-[.F534])^2/[.F534]" office:value-type="float" office:value="6.50892857142857" calcext:value-type="float">
            <text:p>6.5089285714</text:p>
          </table:table-cell>
          <table:table-cell table:formula="of:=([.D534]-[.G534])^2/[.G534]" office:value-type="float" office:value="6.46527777777778" calcext:value-type="float">
            <text:p>6.465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yr-GTA-7-1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35:.D535])" office:value-type="float" office:value="0" calcext:value-type="float">
            <text:p>0</text:p>
          </table:table-cell>
          <table:table-cell table:formula="of:=[.C535]*0.4375" office:value-type="float" office:value="0" calcext:value-type="float">
            <text:p>0</text:p>
          </table:table-cell>
          <table:table-cell table:formula="of:=[.D535]*0.5625" office:value-type="float" office:value="0" calcext:value-type="float">
            <text:p>0</text:p>
          </table:table-cell>
          <table:table-cell table:formula="of:=([.C535]-[.F535])^2/[.F535]" office:value-type="string" office:string-value="" calcext:value-type="error">
            <text:p>#DIV/0!</text:p>
          </table:table-cell>
          <table:table-cell table:formula="of:=([.D535]-[.G535])^2/[.G535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yr-GTA-8-1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formula="of:=SUM([.C536:.D536])" office:value-type="float" office:value="49" calcext:value-type="float">
            <text:p>49</text:p>
          </table:table-cell>
          <table:table-cell table:formula="of:=[.C536]*0.4375" office:value-type="float" office:value="7.875" calcext:value-type="float">
            <text:p>7.875</text:p>
          </table:table-cell>
          <table:table-cell table:formula="of:=[.D536]*0.5625" office:value-type="float" office:value="17.4375" calcext:value-type="float">
            <text:p>17.4375</text:p>
          </table:table-cell>
          <table:table-cell table:formula="of:=([.C536]-[.F536])^2/[.F536]" office:value-type="float" office:value="13.0178571428571" calcext:value-type="float">
            <text:p>13.0178571429</text:p>
          </table:table-cell>
          <table:table-cell table:formula="of:=([.D536]-[.G536])^2/[.G536]" office:value-type="float" office:value="10.5486111111111" calcext:value-type="float">
            <text:p>10.5486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yr-GTA-9-1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37:.D537])" office:value-type="float" office:value="0" calcext:value-type="float">
            <text:p>0</text:p>
          </table:table-cell>
          <table:table-cell table:formula="of:=[.C537]*0.4375" office:value-type="float" office:value="0" calcext:value-type="float">
            <text:p>0</text:p>
          </table:table-cell>
          <table:table-cell table:formula="of:=[.D537]*0.5625" office:value-type="float" office:value="0" calcext:value-type="float">
            <text:p>0</text:p>
          </table:table-cell>
          <table:table-cell table:formula="of:=([.C537]-[.F537])^2/[.F537]" office:value-type="string" office:string-value="" calcext:value-type="error">
            <text:p>#DIV/0!</text:p>
          </table:table-cell>
          <table:table-cell table:formula="of:=([.D537]-[.G537])^2/[.G537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Val-AAC-1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663" calcext:value-type="float">
            <text:p>1663</text:p>
          </table:table-cell>
          <table:table-cell table:style-name="ce1" office:value-type="float" office:value="2381" calcext:value-type="float">
            <text:p>2381</text:p>
          </table:table-cell>
          <table:table-cell table:style-name="ce1" table:formula="of:=SUM([.C538:.D538])" office:value-type="float" office:value="4044" calcext:value-type="float">
            <text:p>4044</text:p>
          </table:table-cell>
          <table:table-cell table:style-name="ce1" table:formula="of:=[.C538]*0.4375" office:value-type="float" office:value="727.5625" calcext:value-type="float">
            <text:p>727.5625</text:p>
          </table:table-cell>
          <table:table-cell table:style-name="ce1" table:formula="of:=[.D538]*0.5625" office:value-type="float" office:value="1339.3125" calcext:value-type="float">
            <text:p>1339.3125</text:p>
          </table:table-cell>
          <table:table-cell table:style-name="ce1" table:formula="of:=([.C538]-[.F538])^2/[.F538]" office:value-type="float" office:value="1202.70535714286" calcext:value-type="float">
            <text:p>1202.7053571429</text:p>
          </table:table-cell>
          <table:table-cell table:style-name="ce1" table:formula="of:=([.D538]-[.G538])^2/[.G538]" office:value-type="float" office:value="810.201388888889" calcext:value-type="float">
            <text:p>810.2013888889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Val-AAC-1-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635" calcext:value-type="float">
            <text:p>1635</text:p>
          </table:table-cell>
          <table:table-cell table:style-name="ce1" office:value-type="float" office:value="2387" calcext:value-type="float">
            <text:p>2387</text:p>
          </table:table-cell>
          <table:table-cell table:style-name="ce1" table:formula="of:=SUM([.C539:.D539])" office:value-type="float" office:value="4022" calcext:value-type="float">
            <text:p>4022</text:p>
          </table:table-cell>
          <table:table-cell table:style-name="ce1" table:formula="of:=[.C539]*0.4375" office:value-type="float" office:value="715.3125" calcext:value-type="float">
            <text:p>715.3125</text:p>
          </table:table-cell>
          <table:table-cell table:style-name="ce1" table:formula="of:=[.D539]*0.5625" office:value-type="float" office:value="1342.6875" calcext:value-type="float">
            <text:p>1342.6875</text:p>
          </table:table-cell>
          <table:table-cell table:style-name="ce1" table:formula="of:=([.C539]-[.F539])^2/[.F539]" office:value-type="float" office:value="1182.45535714286" calcext:value-type="float">
            <text:p>1182.4553571429</text:p>
          </table:table-cell>
          <table:table-cell table:style-name="ce1" table:formula="of:=([.D539]-[.G539])^2/[.G539]" office:value-type="float" office:value="812.243055555556" calcext:value-type="float">
            <text:p>812.2430555556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Val-AAC-1-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634" calcext:value-type="float">
            <text:p>1634</text:p>
          </table:table-cell>
          <table:table-cell table:style-name="ce1" office:value-type="float" office:value="2435" calcext:value-type="float">
            <text:p>2435</text:p>
          </table:table-cell>
          <table:table-cell table:style-name="ce1" table:formula="of:=SUM([.C540:.D540])" office:value-type="float" office:value="4069" calcext:value-type="float">
            <text:p>4069</text:p>
          </table:table-cell>
          <table:table-cell table:style-name="ce1" table:formula="of:=[.C540]*0.4375" office:value-type="float" office:value="714.875" calcext:value-type="float">
            <text:p>714.875</text:p>
          </table:table-cell>
          <table:table-cell table:style-name="ce1" table:formula="of:=[.D540]*0.5625" office:value-type="float" office:value="1369.6875" calcext:value-type="float">
            <text:p>1369.6875</text:p>
          </table:table-cell>
          <table:table-cell table:style-name="ce1" table:formula="of:=([.C540]-[.F540])^2/[.F540]" office:value-type="float" office:value="1181.73214285714" calcext:value-type="float">
            <text:p>1181.7321428572</text:p>
          </table:table-cell>
          <table:table-cell table:style-name="ce1" table:formula="of:=([.D540]-[.G540])^2/[.G540]" office:value-type="float" office:value="828.576388888889" calcext:value-type="float">
            <text:p>828.5763888889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Val-AAC-1-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616" calcext:value-type="float">
            <text:p>1616</text:p>
          </table:table-cell>
          <table:table-cell table:style-name="ce1" office:value-type="float" office:value="2399" calcext:value-type="float">
            <text:p>2399</text:p>
          </table:table-cell>
          <table:table-cell table:style-name="ce1" table:formula="of:=SUM([.C541:.D541])" office:value-type="float" office:value="4015" calcext:value-type="float">
            <text:p>4015</text:p>
          </table:table-cell>
          <table:table-cell table:style-name="ce1" table:formula="of:=[.C541]*0.4375" office:value-type="float" office:value="707" calcext:value-type="float">
            <text:p>707</text:p>
          </table:table-cell>
          <table:table-cell table:style-name="ce1" table:formula="of:=[.D541]*0.5625" office:value-type="float" office:value="1349.4375" calcext:value-type="float">
            <text:p>1349.4375</text:p>
          </table:table-cell>
          <table:table-cell table:style-name="ce1" table:formula="of:=([.C541]-[.F541])^2/[.F541]" office:value-type="float" office:value="1168.71428571429" calcext:value-type="float">
            <text:p>1168.7142857143</text:p>
          </table:table-cell>
          <table:table-cell table:style-name="ce1" table:formula="of:=([.D541]-[.G541])^2/[.G541]" office:value-type="float" office:value="816.326388888889" calcext:value-type="float">
            <text:p>816.3263888889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Val-AAC-1-5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627" calcext:value-type="float">
            <text:p>1627</text:p>
          </table:table-cell>
          <table:table-cell table:style-name="ce1" office:value-type="float" office:value="2268" calcext:value-type="float">
            <text:p>2268</text:p>
          </table:table-cell>
          <table:table-cell table:style-name="ce1" table:formula="of:=SUM([.C542:.D542])" office:value-type="float" office:value="3895" calcext:value-type="float">
            <text:p>3895</text:p>
          </table:table-cell>
          <table:table-cell table:style-name="ce1" table:formula="of:=[.C542]*0.4375" office:value-type="float" office:value="711.8125" calcext:value-type="float">
            <text:p>711.8125</text:p>
          </table:table-cell>
          <table:table-cell table:style-name="ce1" table:formula="of:=[.D542]*0.5625" office:value-type="float" office:value="1275.75" calcext:value-type="float">
            <text:p>1275.75</text:p>
          </table:table-cell>
          <table:table-cell table:style-name="ce1" table:formula="of:=([.C542]-[.F542])^2/[.F542]" office:value-type="float" office:value="1176.66964285714" calcext:value-type="float">
            <text:p>1176.6696428572</text:p>
          </table:table-cell>
          <table:table-cell table:style-name="ce1" table:formula="of:=([.D542]-[.G542])^2/[.G542]" office:value-type="float" office:value="771.75" calcext:value-type="float">
            <text:p>771.75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Val-AAC-2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5326" calcext:value-type="float">
            <text:p>5326</text:p>
          </table:table-cell>
          <table:table-cell table:style-name="ce1" office:value-type="float" office:value="6748" calcext:value-type="float">
            <text:p>6748</text:p>
          </table:table-cell>
          <table:table-cell table:style-name="ce1" table:formula="of:=SUM([.C543:.D543])" office:value-type="float" office:value="12074" calcext:value-type="float">
            <text:p>12074</text:p>
          </table:table-cell>
          <table:table-cell table:style-name="ce1" table:formula="of:=[.C543]*0.4375" office:value-type="float" office:value="2330.125" calcext:value-type="float">
            <text:p>2330.125</text:p>
          </table:table-cell>
          <table:table-cell table:style-name="ce1" table:formula="of:=[.D543]*0.5625" office:value-type="float" office:value="3795.75" calcext:value-type="float">
            <text:p>3795.75</text:p>
          </table:table-cell>
          <table:table-cell table:style-name="ce1" table:formula="of:=([.C543]-[.F543])^2/[.F543]" office:value-type="float" office:value="3851.83928571429" calcext:value-type="float">
            <text:p>3851.8392857143</text:p>
          </table:table-cell>
          <table:table-cell table:style-name="ce1" table:formula="of:=([.D543]-[.G543])^2/[.G543]" office:value-type="float" office:value="2296.19444444444" calcext:value-type="float">
            <text:p>2296.1944444445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Val-AAC-3-1</text:p>
          </table:table-cell>
          <table:table-cell office:value-type="float" office:value="73" calcext:value-type="float">
            <text:p>73</text:p>
          </table:table-cell>
          <table:table-cell office:value-type="float" office:value="350" calcext:value-type="float">
            <text:p>350</text:p>
          </table:table-cell>
          <table:table-cell office:value-type="float" office:value="468" calcext:value-type="float">
            <text:p>468</text:p>
          </table:table-cell>
          <table:table-cell table:formula="of:=SUM([.C544:.D544])" office:value-type="float" office:value="818" calcext:value-type="float">
            <text:p>818</text:p>
          </table:table-cell>
          <table:table-cell table:formula="of:=[.C544]*0.4375" office:value-type="float" office:value="153.125" calcext:value-type="float">
            <text:p>153.125</text:p>
          </table:table-cell>
          <table:table-cell table:formula="of:=[.D544]*0.5625" office:value-type="float" office:value="263.25" calcext:value-type="float">
            <text:p>263.25</text:p>
          </table:table-cell>
          <table:table-cell table:formula="of:=([.C544]-[.F544])^2/[.F544]" office:value-type="float" office:value="253.125" calcext:value-type="float">
            <text:p>253.125</text:p>
          </table:table-cell>
          <table:table-cell table:formula="of:=([.D544]-[.G544])^2/[.G544]" office:value-type="float" office:value="159.25" calcext:value-type="float">
            <text:p>159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Val-AAC-4-1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C545:.D545])" office:value-type="float" office:value="11" calcext:value-type="float">
            <text:p>11</text:p>
          </table:table-cell>
          <table:table-cell table:formula="of:=[.C545]*0.4375" office:value-type="float" office:value="2.1875" calcext:value-type="float">
            <text:p>2.1875</text:p>
          </table:table-cell>
          <table:table-cell table:formula="of:=[.D545]*0.5625" office:value-type="float" office:value="3.375" calcext:value-type="float">
            <text:p>3.375</text:p>
          </table:table-cell>
          <table:table-cell table:formula="of:=([.C545]-[.F545])^2/[.F545]" office:value-type="float" office:value="3.61607142857143" calcext:value-type="float">
            <text:p>3.6160714286</text:p>
          </table:table-cell>
          <table:table-cell table:formula="of:=([.D545]-[.G545])^2/[.G545]" office:value-type="float" office:value="2.04166666666667" calcext:value-type="float">
            <text:p>2.0416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Val-AAC-5-1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C546:.D546])" office:value-type="float" office:value="19" calcext:value-type="float">
            <text:p>19</text:p>
          </table:table-cell>
          <table:table-cell table:formula="of:=[.C546]*0.4375" office:value-type="float" office:value="4.375" calcext:value-type="float">
            <text:p>4.375</text:p>
          </table:table-cell>
          <table:table-cell table:formula="of:=[.D546]*0.5625" office:value-type="float" office:value="5.0625" calcext:value-type="float">
            <text:p>5.0625</text:p>
          </table:table-cell>
          <table:table-cell table:formula="of:=([.C546]-[.F546])^2/[.F546]" office:value-type="float" office:value="7.23214285714286" calcext:value-type="float">
            <text:p>7.2321428571</text:p>
          </table:table-cell>
          <table:table-cell table:formula="of:=([.D546]-[.G546])^2/[.G546]" office:value-type="float" office:value="3.0625" calcext:value-type="float">
            <text:p>3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Val-AAC-6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547:.D547])" office:value-type="float" office:value="1" calcext:value-type="float">
            <text:p>1</text:p>
          </table:table-cell>
          <table:table-cell table:formula="of:=[.C547]*0.4375" office:value-type="float" office:value="0" calcext:value-type="float">
            <text:p>0</text:p>
          </table:table-cell>
          <table:table-cell table:formula="of:=[.D547]*0.5625" office:value-type="float" office:value="0.5625" calcext:value-type="float">
            <text:p>0.5625</text:p>
          </table:table-cell>
          <table:table-cell table:formula="of:=([.C547]-[.F547])^2/[.F547]" office:value-type="string" office:string-value="" calcext:value-type="error">
            <text:p>#DIV/0!</text:p>
          </table:table-cell>
          <table:table-cell table:formula="of:=([.D547]-[.G547])^2/[.G547]" office:value-type="float" office:value="0.340277777777778" calcext:value-type="float">
            <text:p>0.340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Val-AAC-7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48:.D548])" office:value-type="float" office:value="0" calcext:value-type="float">
            <text:p>0</text:p>
          </table:table-cell>
          <table:table-cell table:formula="of:=[.C548]*0.4375" office:value-type="float" office:value="0" calcext:value-type="float">
            <text:p>0</text:p>
          </table:table-cell>
          <table:table-cell table:formula="of:=[.D548]*0.5625" office:value-type="float" office:value="0" calcext:value-type="float">
            <text:p>0</text:p>
          </table:table-cell>
          <table:table-cell table:formula="of:=([.C548]-[.F548])^2/[.F548]" office:value-type="string" office:string-value="" calcext:value-type="error">
            <text:p>#DIV/0!</text:p>
          </table:table-cell>
          <table:table-cell table:formula="of:=([.D548]-[.G548])^2/[.G54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Val-CAC-1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242" calcext:value-type="float">
            <text:p>6242</text:p>
          </table:table-cell>
          <table:table-cell table:style-name="ce1" office:value-type="float" office:value="8411" calcext:value-type="float">
            <text:p>8411</text:p>
          </table:table-cell>
          <table:table-cell table:style-name="ce1" table:formula="of:=SUM([.C549:.D549])" office:value-type="float" office:value="14653" calcext:value-type="float">
            <text:p>14653</text:p>
          </table:table-cell>
          <table:table-cell table:style-name="ce1" table:formula="of:=[.C549]*0.4375" office:value-type="float" office:value="2730.875" calcext:value-type="float">
            <text:p>2730.875</text:p>
          </table:table-cell>
          <table:table-cell table:style-name="ce1" table:formula="of:=[.D549]*0.5625" office:value-type="float" office:value="4731.1875" calcext:value-type="float">
            <text:p>4731.1875</text:p>
          </table:table-cell>
          <table:table-cell table:style-name="ce1" table:formula="of:=([.C549]-[.F549])^2/[.F549]" office:value-type="float" office:value="4514.30357142857" calcext:value-type="float">
            <text:p>4514.3035714286</text:p>
          </table:table-cell>
          <table:table-cell table:style-name="ce1" table:formula="of:=([.D549]-[.G549])^2/[.G549]" office:value-type="float" office:value="2862.07638888889" calcext:value-type="float">
            <text:p>2862.0763888889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Val-CAC-1-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407" calcext:value-type="float">
            <text:p>6407</text:p>
          </table:table-cell>
          <table:table-cell table:style-name="ce1" office:value-type="float" office:value="8792" calcext:value-type="float">
            <text:p>8792</text:p>
          </table:table-cell>
          <table:table-cell table:style-name="ce1" table:formula="of:=SUM([.C550:.D550])" office:value-type="float" office:value="15199" calcext:value-type="float">
            <text:p>15199</text:p>
          </table:table-cell>
          <table:table-cell table:style-name="ce1" table:formula="of:=[.C550]*0.4375" office:value-type="float" office:value="2803.0625" calcext:value-type="float">
            <text:p>2803.0625</text:p>
          </table:table-cell>
          <table:table-cell table:style-name="ce1" table:formula="of:=[.D550]*0.5625" office:value-type="float" office:value="4945.5" calcext:value-type="float">
            <text:p>4945.5</text:p>
          </table:table-cell>
          <table:table-cell table:style-name="ce1" table:formula="of:=([.C550]-[.F550])^2/[.F550]" office:value-type="float" office:value="4633.63392857143" calcext:value-type="float">
            <text:p>4633.6339285714</text:p>
          </table:table-cell>
          <table:table-cell table:style-name="ce1" table:formula="of:=([.D550]-[.G550])^2/[.G550]" office:value-type="float" office:value="2991.72222222222" calcext:value-type="float">
            <text:p>2991.7222222222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Val-CAC-1-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172" calcext:value-type="float">
            <text:p>6172</text:p>
          </table:table-cell>
          <table:table-cell table:style-name="ce1" office:value-type="float" office:value="8646" calcext:value-type="float">
            <text:p>8646</text:p>
          </table:table-cell>
          <table:table-cell table:style-name="ce1" table:formula="of:=SUM([.C551:.D551])" office:value-type="float" office:value="14818" calcext:value-type="float">
            <text:p>14818</text:p>
          </table:table-cell>
          <table:table-cell table:style-name="ce1" table:formula="of:=[.C551]*0.4375" office:value-type="float" office:value="2700.25" calcext:value-type="float">
            <text:p>2700.25</text:p>
          </table:table-cell>
          <table:table-cell table:style-name="ce1" table:formula="of:=[.D551]*0.5625" office:value-type="float" office:value="4863.375" calcext:value-type="float">
            <text:p>4863.375</text:p>
          </table:table-cell>
          <table:table-cell table:style-name="ce1" table:formula="of:=([.C551]-[.F551])^2/[.F551]" office:value-type="float" office:value="4463.67857142857" calcext:value-type="float">
            <text:p>4463.6785714286</text:p>
          </table:table-cell>
          <table:table-cell table:style-name="ce1" table:formula="of:=([.D551]-[.G551])^2/[.G551]" office:value-type="float" office:value="2942.04166666667" calcext:value-type="float">
            <text:p>2942.0416666667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Val-CAC-1-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216" calcext:value-type="float">
            <text:p>6216</text:p>
          </table:table-cell>
          <table:table-cell table:style-name="ce1" office:value-type="float" office:value="8657" calcext:value-type="float">
            <text:p>8657</text:p>
          </table:table-cell>
          <table:table-cell table:style-name="ce1" table:formula="of:=SUM([.C552:.D552])" office:value-type="float" office:value="14873" calcext:value-type="float">
            <text:p>14873</text:p>
          </table:table-cell>
          <table:table-cell table:style-name="ce1" table:formula="of:=[.C552]*0.4375" office:value-type="float" office:value="2719.5" calcext:value-type="float">
            <text:p>2719.5</text:p>
          </table:table-cell>
          <table:table-cell table:style-name="ce1" table:formula="of:=[.D552]*0.5625" office:value-type="float" office:value="4869.5625" calcext:value-type="float">
            <text:p>4869.5625</text:p>
          </table:table-cell>
          <table:table-cell table:style-name="ce1" table:formula="of:=([.C552]-[.F552])^2/[.F552]" office:value-type="float" office:value="4495.5" calcext:value-type="float">
            <text:p>4495.5</text:p>
          </table:table-cell>
          <table:table-cell table:style-name="ce1" table:formula="of:=([.D552]-[.G552])^2/[.G552]" office:value-type="float" office:value="2945.78472222222" calcext:value-type="float">
            <text:p>2945.7847222222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Val-CAC-1-5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308" calcext:value-type="float">
            <text:p>6308</text:p>
          </table:table-cell>
          <table:table-cell table:style-name="ce1" office:value-type="float" office:value="8651" calcext:value-type="float">
            <text:p>8651</text:p>
          </table:table-cell>
          <table:table-cell table:style-name="ce1" table:formula="of:=SUM([.C553:.D553])" office:value-type="float" office:value="14959" calcext:value-type="float">
            <text:p>14959</text:p>
          </table:table-cell>
          <table:table-cell table:style-name="ce1" table:formula="of:=[.C553]*0.4375" office:value-type="float" office:value="2759.75" calcext:value-type="float">
            <text:p>2759.75</text:p>
          </table:table-cell>
          <table:table-cell table:style-name="ce1" table:formula="of:=[.D553]*0.5625" office:value-type="float" office:value="4866.1875" calcext:value-type="float">
            <text:p>4866.1875</text:p>
          </table:table-cell>
          <table:table-cell table:style-name="ce1" table:formula="of:=([.C553]-[.F553])^2/[.F553]" office:value-type="float" office:value="4562.03571428572" calcext:value-type="float">
            <text:p>4562.0357142857</text:p>
          </table:table-cell>
          <table:table-cell table:style-name="ce1" table:formula="of:=([.D553]-[.G553])^2/[.G553]" office:value-type="float" office:value="2943.74305555556" calcext:value-type="float">
            <text:p>2943.7430555556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Val-CAC-1-6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290" calcext:value-type="float">
            <text:p>6290</text:p>
          </table:table-cell>
          <table:table-cell table:style-name="ce1" office:value-type="float" office:value="8569" calcext:value-type="float">
            <text:p>8569</text:p>
          </table:table-cell>
          <table:table-cell table:style-name="ce1" table:formula="of:=SUM([.C554:.D554])" office:value-type="float" office:value="14859" calcext:value-type="float">
            <text:p>14859</text:p>
          </table:table-cell>
          <table:table-cell table:style-name="ce1" table:formula="of:=[.C554]*0.4375" office:value-type="float" office:value="2751.875" calcext:value-type="float">
            <text:p>2751.875</text:p>
          </table:table-cell>
          <table:table-cell table:style-name="ce1" table:formula="of:=[.D554]*0.5625" office:value-type="float" office:value="4820.0625" calcext:value-type="float">
            <text:p>4820.0625</text:p>
          </table:table-cell>
          <table:table-cell table:style-name="ce1" table:formula="of:=([.C554]-[.F554])^2/[.F554]" office:value-type="float" office:value="4549.01785714286" calcext:value-type="float">
            <text:p>4549.0178571429</text:p>
          </table:table-cell>
          <table:table-cell table:style-name="ce1" table:formula="of:=([.D554]-[.G554])^2/[.G554]" office:value-type="float" office:value="2915.84027777778" calcext:value-type="float">
            <text:p>2915.8402777778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Val-CAC-10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555:.D555])" office:value-type="float" office:value="2" calcext:value-type="float">
            <text:p>2</text:p>
          </table:table-cell>
          <table:table-cell table:formula="of:=[.C555]*0.4375" office:value-type="float" office:value="0.4375" calcext:value-type="float">
            <text:p>0.4375</text:p>
          </table:table-cell>
          <table:table-cell table:formula="of:=[.D555]*0.5625" office:value-type="float" office:value="0.5625" calcext:value-type="float">
            <text:p>0.5625</text:p>
          </table:table-cell>
          <table:table-cell table:formula="of:=([.C555]-[.F555])^2/[.F555]" office:value-type="float" office:value="0.723214285714286" calcext:value-type="float">
            <text:p>0.7232142857</text:p>
          </table:table-cell>
          <table:table-cell table:formula="of:=([.D555]-[.G555])^2/[.G555]" office:value-type="float" office:value="0.340277777777778" calcext:value-type="float">
            <text:p>0.340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Val-CAC-11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56:.D556])" office:value-type="float" office:value="0" calcext:value-type="float">
            <text:p>0</text:p>
          </table:table-cell>
          <table:table-cell table:formula="of:=[.C556]*0.4375" office:value-type="float" office:value="0" calcext:value-type="float">
            <text:p>0</text:p>
          </table:table-cell>
          <table:table-cell table:formula="of:=[.D556]*0.5625" office:value-type="float" office:value="0" calcext:value-type="float">
            <text:p>0</text:p>
          </table:table-cell>
          <table:table-cell table:formula="of:=([.C556]-[.F556])^2/[.F556]" office:value-type="string" office:string-value="" calcext:value-type="error">
            <text:p>#DIV/0!</text:p>
          </table:table-cell>
          <table:table-cell table:formula="of:=([.D556]-[.G556])^2/[.G556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Val-CAC-11-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57:.D557])" office:value-type="float" office:value="0" calcext:value-type="float">
            <text:p>0</text:p>
          </table:table-cell>
          <table:table-cell table:formula="of:=[.C557]*0.4375" office:value-type="float" office:value="0" calcext:value-type="float">
            <text:p>0</text:p>
          </table:table-cell>
          <table:table-cell table:formula="of:=[.D557]*0.5625" office:value-type="float" office:value="0" calcext:value-type="float">
            <text:p>0</text:p>
          </table:table-cell>
          <table:table-cell table:formula="of:=([.C557]-[.F557])^2/[.F557]" office:value-type="string" office:string-value="" calcext:value-type="error">
            <text:p>#DIV/0!</text:p>
          </table:table-cell>
          <table:table-cell table:formula="of:=([.D557]-[.G557])^2/[.G557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Val-CAC-12-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58:.D558])" office:value-type="float" office:value="0" calcext:value-type="float">
            <text:p>0</text:p>
          </table:table-cell>
          <table:table-cell table:formula="of:=[.C558]*0.4375" office:value-type="float" office:value="0" calcext:value-type="float">
            <text:p>0</text:p>
          </table:table-cell>
          <table:table-cell table:formula="of:=[.D558]*0.5625" office:value-type="float" office:value="0" calcext:value-type="float">
            <text:p>0</text:p>
          </table:table-cell>
          <table:table-cell table:formula="of:=([.C558]-[.F558])^2/[.F558]" office:value-type="string" office:string-value="" calcext:value-type="error">
            <text:p>#DIV/0!</text:p>
          </table:table-cell>
          <table:table-cell table:formula="of:=([.D558]-[.G558])^2/[.G55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Val-CAC-13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59:.D559])" office:value-type="float" office:value="0" calcext:value-type="float">
            <text:p>0</text:p>
          </table:table-cell>
          <table:table-cell table:formula="of:=[.C559]*0.4375" office:value-type="float" office:value="0" calcext:value-type="float">
            <text:p>0</text:p>
          </table:table-cell>
          <table:table-cell table:formula="of:=[.D559]*0.5625" office:value-type="float" office:value="0" calcext:value-type="float">
            <text:p>0</text:p>
          </table:table-cell>
          <table:table-cell table:formula="of:=([.C559]-[.F559])^2/[.F559]" office:value-type="string" office:string-value="" calcext:value-type="error">
            <text:p>#DIV/0!</text:p>
          </table:table-cell>
          <table:table-cell table:formula="of:=([.D559]-[.G559])^2/[.G559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Val-CAC-14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560:.D560])" office:value-type="float" office:value="1" calcext:value-type="float">
            <text:p>1</text:p>
          </table:table-cell>
          <table:table-cell table:formula="of:=[.C560]*0.4375" office:value-type="float" office:value="0" calcext:value-type="float">
            <text:p>0</text:p>
          </table:table-cell>
          <table:table-cell table:formula="of:=[.D560]*0.5625" office:value-type="float" office:value="0.5625" calcext:value-type="float">
            <text:p>0.5625</text:p>
          </table:table-cell>
          <table:table-cell table:formula="of:=([.C560]-[.F560])^2/[.F560]" office:value-type="string" office:string-value="" calcext:value-type="error">
            <text:p>#DIV/0!</text:p>
          </table:table-cell>
          <table:table-cell table:formula="of:=([.D560]-[.G560])^2/[.G560]" office:value-type="float" office:value="0.340277777777778" calcext:value-type="float">
            <text:p>0.340277777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Val-CAC-2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798" calcext:value-type="float">
            <text:p>1798</text:p>
          </table:table-cell>
          <table:table-cell table:style-name="ce1" office:value-type="float" office:value="2554" calcext:value-type="float">
            <text:p>2554</text:p>
          </table:table-cell>
          <table:table-cell table:style-name="ce1" table:formula="of:=SUM([.C561:.D561])" office:value-type="float" office:value="4352" calcext:value-type="float">
            <text:p>4352</text:p>
          </table:table-cell>
          <table:table-cell table:style-name="ce1" table:formula="of:=[.C561]*0.4375" office:value-type="float" office:value="786.625" calcext:value-type="float">
            <text:p>786.625</text:p>
          </table:table-cell>
          <table:table-cell table:style-name="ce1" table:formula="of:=[.D561]*0.5625" office:value-type="float" office:value="1436.625" calcext:value-type="float">
            <text:p>1436.625</text:p>
          </table:table-cell>
          <table:table-cell table:style-name="ce1" table:formula="of:=([.C561]-[.F561])^2/[.F561]" office:value-type="float" office:value="1300.33928571429" calcext:value-type="float">
            <text:p>1300.3392857143</text:p>
          </table:table-cell>
          <table:table-cell table:style-name="ce1" table:formula="of:=([.D561]-[.G561])^2/[.G561]" office:value-type="float" office:value="869.069444444444" calcext:value-type="float">
            <text:p>869.0694444444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Val-CAC-3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162" calcext:value-type="float">
            <text:p>2162</text:p>
          </table:table-cell>
          <table:table-cell table:style-name="ce1" office:value-type="float" office:value="2233" calcext:value-type="float">
            <text:p>2233</text:p>
          </table:table-cell>
          <table:table-cell table:style-name="ce1" table:formula="of:=SUM([.C562:.D562])" office:value-type="float" office:value="4395" calcext:value-type="float">
            <text:p>4395</text:p>
          </table:table-cell>
          <table:table-cell table:style-name="ce1" table:formula="of:=[.C562]*0.4375" office:value-type="float" office:value="945.875" calcext:value-type="float">
            <text:p>945.875</text:p>
          </table:table-cell>
          <table:table-cell table:style-name="ce1" table:formula="of:=[.D562]*0.5625" office:value-type="float" office:value="1256.0625" calcext:value-type="float">
            <text:p>1256.0625</text:p>
          </table:table-cell>
          <table:table-cell table:style-name="ce1" table:formula="of:=([.C562]-[.F562])^2/[.F562]" office:value-type="float" office:value="1563.58928571429" calcext:value-type="float">
            <text:p>1563.5892857143</text:p>
          </table:table-cell>
          <table:table-cell table:style-name="ce1" table:formula="of:=([.D562]-[.G562])^2/[.G562]" office:value-type="float" office:value="759.840277777778" calcext:value-type="float">
            <text:p>759.8402777778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Val-CAC-4-1</text:p>
          </table:table-cell>
          <table:table-cell office:value-type="float" office:value="73" calcext:value-type="float">
            <text:p>73</text:p>
          </table:table-cell>
          <table:table-cell office:value-type="float" office:value="172" calcext:value-type="float">
            <text:p>172</text:p>
          </table:table-cell>
          <table:table-cell office:value-type="float" office:value="244" calcext:value-type="float">
            <text:p>244</text:p>
          </table:table-cell>
          <table:table-cell table:formula="of:=SUM([.C563:.D563])" office:value-type="float" office:value="416" calcext:value-type="float">
            <text:p>416</text:p>
          </table:table-cell>
          <table:table-cell table:formula="of:=[.C563]*0.4375" office:value-type="float" office:value="75.25" calcext:value-type="float">
            <text:p>75.25</text:p>
          </table:table-cell>
          <table:table-cell table:formula="of:=[.D563]*0.5625" office:value-type="float" office:value="137.25" calcext:value-type="float">
            <text:p>137.25</text:p>
          </table:table-cell>
          <table:table-cell table:formula="of:=([.C563]-[.F563])^2/[.F563]" office:value-type="float" office:value="124.392857142857" calcext:value-type="float">
            <text:p>124.3928571429</text:p>
          </table:table-cell>
          <table:table-cell table:formula="of:=([.D563]-[.G563])^2/[.G563]" office:value-type="float" office:value="83.0277777777778" calcext:value-type="float">
            <text:p>83.0277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Val-CAC-5-1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formula="of:=SUM([.C564:.D564])" office:value-type="float" office:value="35" calcext:value-type="float">
            <text:p>35</text:p>
          </table:table-cell>
          <table:table-cell table:formula="of:=[.C564]*0.4375" office:value-type="float" office:value="3.5" calcext:value-type="float">
            <text:p>3.5</text:p>
          </table:table-cell>
          <table:table-cell table:formula="of:=[.D564]*0.5625" office:value-type="float" office:value="15.1875" calcext:value-type="float">
            <text:p>15.1875</text:p>
          </table:table-cell>
          <table:table-cell table:formula="of:=([.C564]-[.F564])^2/[.F564]" office:value-type="float" office:value="5.78571428571429" calcext:value-type="float">
            <text:p>5.7857142857</text:p>
          </table:table-cell>
          <table:table-cell table:formula="of:=([.D564]-[.G564])^2/[.G564]" office:value-type="float" office:value="9.1875" calcext:value-type="float">
            <text:p>9.18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Val-CAC-6-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SUM([.C565:.D565])" office:value-type="float" office:value="14" calcext:value-type="float">
            <text:p>14</text:p>
          </table:table-cell>
          <table:table-cell table:formula="of:=[.C565]*0.4375" office:value-type="float" office:value="1.3125" calcext:value-type="float">
            <text:p>1.3125</text:p>
          </table:table-cell>
          <table:table-cell table:formula="of:=[.D565]*0.5625" office:value-type="float" office:value="6.1875" calcext:value-type="float">
            <text:p>6.1875</text:p>
          </table:table-cell>
          <table:table-cell table:formula="of:=([.C565]-[.F565])^2/[.F565]" office:value-type="float" office:value="2.16964285714286" calcext:value-type="float">
            <text:p>2.1696428571</text:p>
          </table:table-cell>
          <table:table-cell table:formula="of:=([.D565]-[.G565])^2/[.G565]" office:value-type="float" office:value="3.74305555555556" calcext:value-type="float">
            <text:p>3.7430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Val-CAC-7-1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SUM([.C566:.D566])" office:value-type="float" office:value="19" calcext:value-type="float">
            <text:p>19</text:p>
          </table:table-cell>
          <table:table-cell table:formula="of:=[.C566]*0.4375" office:value-type="float" office:value="3.9375" calcext:value-type="float">
            <text:p>3.9375</text:p>
          </table:table-cell>
          <table:table-cell table:formula="of:=[.D566]*0.5625" office:value-type="float" office:value="5.625" calcext:value-type="float">
            <text:p>5.625</text:p>
          </table:table-cell>
          <table:table-cell table:formula="of:=([.C566]-[.F566])^2/[.F566]" office:value-type="float" office:value="6.50892857142857" calcext:value-type="float">
            <text:p>6.5089285714</text:p>
          </table:table-cell>
          <table:table-cell table:formula="of:=([.D566]-[.G566])^2/[.G566]" office:value-type="float" office:value="3.40277777777778" calcext:value-type="float">
            <text:p>3.4027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Val-CAC-8-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567:.D567])" office:value-type="float" office:value="2" calcext:value-type="float">
            <text:p>2</text:p>
          </table:table-cell>
          <table:table-cell table:formula="of:=[.C567]*0.4375" office:value-type="float" office:value="0.4375" calcext:value-type="float">
            <text:p>0.4375</text:p>
          </table:table-cell>
          <table:table-cell table:formula="of:=[.D567]*0.5625" office:value-type="float" office:value="0.5625" calcext:value-type="float">
            <text:p>0.5625</text:p>
          </table:table-cell>
          <table:table-cell table:formula="of:=([.C567]-[.F567])^2/[.F567]" office:value-type="float" office:value="0.723214285714286" calcext:value-type="float">
            <text:p>0.7232142857</text:p>
          </table:table-cell>
          <table:table-cell table:formula="of:=([.D567]-[.G567])^2/[.G567]" office:value-type="float" office:value="0.340277777777778" calcext:value-type="float">
            <text:p>0.340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Val-CAC-9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568:.D568])" office:value-type="float" office:value="1" calcext:value-type="float">
            <text:p>1</text:p>
          </table:table-cell>
          <table:table-cell table:formula="of:=[.C568]*0.4375" office:value-type="float" office:value="0" calcext:value-type="float">
            <text:p>0</text:p>
          </table:table-cell>
          <table:table-cell table:formula="of:=[.D568]*0.5625" office:value-type="float" office:value="0.5625" calcext:value-type="float">
            <text:p>0.5625</text:p>
          </table:table-cell>
          <table:table-cell table:formula="of:=([.C568]-[.F568])^2/[.F568]" office:value-type="string" office:string-value="" calcext:value-type="error">
            <text:p>#DIV/0!</text:p>
          </table:table-cell>
          <table:table-cell table:formula="of:=([.D568]-[.G568])^2/[.G568]" office:value-type="float" office:value="0.340277777777778" calcext:value-type="float">
            <text:p>0.340277777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Val-TAC-1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682" calcext:value-type="float">
            <text:p>2682</text:p>
          </table:table-cell>
          <table:table-cell table:style-name="ce1" office:value-type="float" office:value="3151" calcext:value-type="float">
            <text:p>3151</text:p>
          </table:table-cell>
          <table:table-cell table:style-name="ce1" table:formula="of:=SUM([.C569:.D569])" office:value-type="float" office:value="5833" calcext:value-type="float">
            <text:p>5833</text:p>
          </table:table-cell>
          <table:table-cell table:style-name="ce1" table:formula="of:=[.C569]*0.4375" office:value-type="float" office:value="1173.375" calcext:value-type="float">
            <text:p>1173.375</text:p>
          </table:table-cell>
          <table:table-cell table:style-name="ce1" table:formula="of:=[.D569]*0.5625" office:value-type="float" office:value="1772.4375" calcext:value-type="float">
            <text:p>1772.4375</text:p>
          </table:table-cell>
          <table:table-cell table:style-name="ce1" table:formula="of:=([.C569]-[.F569])^2/[.F569]" office:value-type="float" office:value="1939.66071428571" calcext:value-type="float">
            <text:p>1939.6607142857</text:p>
          </table:table-cell>
          <table:table-cell table:style-name="ce1" table:formula="of:=([.D569]-[.G569])^2/[.G569]" office:value-type="float" office:value="1072.21527777778" calcext:value-type="float">
            <text:p>1072.2152777778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Val-TAC-1-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723" calcext:value-type="float">
            <text:p>2723</text:p>
          </table:table-cell>
          <table:table-cell table:style-name="ce1" office:value-type="float" office:value="3060" calcext:value-type="float">
            <text:p>3060</text:p>
          </table:table-cell>
          <table:table-cell table:style-name="ce1" table:formula="of:=SUM([.C570:.D570])" office:value-type="float" office:value="5783" calcext:value-type="float">
            <text:p>5783</text:p>
          </table:table-cell>
          <table:table-cell table:style-name="ce1" table:formula="of:=[.C570]*0.4375" office:value-type="float" office:value="1191.3125" calcext:value-type="float">
            <text:p>1191.3125</text:p>
          </table:table-cell>
          <table:table-cell table:style-name="ce1" table:formula="of:=[.D570]*0.5625" office:value-type="float" office:value="1721.25" calcext:value-type="float">
            <text:p>1721.25</text:p>
          </table:table-cell>
          <table:table-cell table:style-name="ce1" table:formula="of:=([.C570]-[.F570])^2/[.F570]" office:value-type="float" office:value="1969.3125" calcext:value-type="float">
            <text:p>1969.3125</text:p>
          </table:table-cell>
          <table:table-cell table:style-name="ce1" table:formula="of:=([.D570]-[.G570])^2/[.G570]" office:value-type="float" office:value="1041.25" calcext:value-type="float">
            <text:p>1041.25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Val-TAC-2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331" calcext:value-type="float">
            <text:p>2331</text:p>
          </table:table-cell>
          <table:table-cell table:style-name="ce1" table:formula="of:=SUM([.C571:.D571])" office:value-type="float" office:value="4335" calcext:value-type="float">
            <text:p>4335</text:p>
          </table:table-cell>
          <table:table-cell table:style-name="ce1" table:formula="of:=[.C571]*0.4375" office:value-type="float" office:value="876.75" calcext:value-type="float">
            <text:p>876.75</text:p>
          </table:table-cell>
          <table:table-cell table:style-name="ce1" table:formula="of:=[.D571]*0.5625" office:value-type="float" office:value="1311.1875" calcext:value-type="float">
            <text:p>1311.1875</text:p>
          </table:table-cell>
          <table:table-cell table:style-name="ce1" table:formula="of:=([.C571]-[.F571])^2/[.F571]" office:value-type="float" office:value="1449.32142857143" calcext:value-type="float">
            <text:p>1449.3214285714</text:p>
          </table:table-cell>
          <table:table-cell table:style-name="ce1" table:formula="of:=([.D571]-[.G571])^2/[.G571]" office:value-type="float" office:value="793.1875" calcext:value-type="float">
            <text:p>793.1875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Val-TAC-3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574" calcext:value-type="float">
            <text:p>574</text:p>
          </table:table-cell>
          <table:table-cell table:style-name="ce1" table:formula="of:=SUM([.C572:.D572])" office:value-type="float" office:value="1130" calcext:value-type="float">
            <text:p>1130</text:p>
          </table:table-cell>
          <table:table-cell table:style-name="ce1" table:formula="of:=[.C572]*0.4375" office:value-type="float" office:value="243.25" calcext:value-type="float">
            <text:p>243.25</text:p>
          </table:table-cell>
          <table:table-cell table:style-name="ce1" table:formula="of:=[.D572]*0.5625" office:value-type="float" office:value="322.875" calcext:value-type="float">
            <text:p>322.875</text:p>
          </table:table-cell>
          <table:table-cell table:style-name="ce1" table:formula="of:=([.C572]-[.F572])^2/[.F572]" office:value-type="float" office:value="402.107142857143" calcext:value-type="float">
            <text:p>402.1071428571</text:p>
          </table:table-cell>
          <table:table-cell table:style-name="ce1" table:formula="of:=([.D572]-[.G572])^2/[.G572]" office:value-type="float" office:value="195.319444444444" calcext:value-type="float">
            <text:p>195.3194444444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Val-TAC-4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68" calcext:value-type="float">
            <text:p>668</text:p>
          </table:table-cell>
          <table:table-cell table:style-name="ce1" office:value-type="float" office:value="593" calcext:value-type="float">
            <text:p>593</text:p>
          </table:table-cell>
          <table:table-cell table:style-name="ce1" table:formula="of:=SUM([.C573:.D573])" office:value-type="float" office:value="1261" calcext:value-type="float">
            <text:p>1261</text:p>
          </table:table-cell>
          <table:table-cell table:style-name="ce1" table:formula="of:=[.C573]*0.4375" office:value-type="float" office:value="292.25" calcext:value-type="float">
            <text:p>292.25</text:p>
          </table:table-cell>
          <table:table-cell table:style-name="ce1" table:formula="of:=[.D573]*0.5625" office:value-type="float" office:value="333.5625" calcext:value-type="float">
            <text:p>333.5625</text:p>
          </table:table-cell>
          <table:table-cell table:style-name="ce1" table:formula="of:=([.C573]-[.F573])^2/[.F573]" office:value-type="float" office:value="483.107142857143" calcext:value-type="float">
            <text:p>483.1071428571</text:p>
          </table:table-cell>
          <table:table-cell table:style-name="ce1" table:formula="of:=([.D573]-[.G573])^2/[.G573]" office:value-type="float" office:value="201.784722222222" calcext:value-type="float">
            <text:p>201.7847222222</text:p>
          </table:table-cell>
          <table:table-cell table:style-name="ce1" table:number-columns-repeated="1015"/>
        </table:table-row>
        <table:table-row table:style-name="ro1">
          <table:table-cell table:number-columns-repeated="2"/>
          <table:table-cell table:formula="of:=SUM([.C2:.C573])" office:value-type="float" office:value="462307" calcext:value-type="float">
            <text:p>462307</text:p>
          </table:table-cell>
          <table:table-cell table:formula="of:=SUM([.D2:.D573])" office:value-type="float" office:value="594365" calcext:value-type="float">
            <text:p>594365</text:p>
          </table:table-cell>
          <table:table-cell table:formula="of:=SUM([.E2:.E573])" office:value-type="float" office:value="1056672" calcext:value-type="float">
            <text:p>105667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[.C574]/[.E574]" office:value-type="float" office:value="0.437512302777021" calcext:value-type="float">
            <text:p>0.4375123028</text:p>
          </table:table-cell>
          <table:table-cell table:formula="of:=[.D574]/[.E574]" office:value-type="float" office:value="0.562487697222979" calcext:value-type="float">
            <text:p>0.5624876972</text:p>
          </table:table-cell>
          <table:table-cell table:number-columns-repeated="1020"/>
        </table:table-row>
      </table:table>
      <table:table table:name="AIFN" table:style-name="ta1"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mapped reads</text:p>
          </table:table-cell>
          <table:table-cell office:value-type="string" calcext:value-type="string">
            <text:p>AI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o_sapiens_Ala-AGC-1-1</text:p>
          </table:table-cell>
          <table:table-cell office:value-type="float" office:value="72" calcext:value-type="float">
            <text:p>72</text:p>
          </table:table-cell>
          <table:table-cell office:value-type="float" office:value="2103" calcext:value-type="float">
            <text:p>2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0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1-1</text:p>
          </table:table-cell>
          <table:table-cell office:value-type="float" office:value="73" calcext:value-type="float">
            <text:p>73</text:p>
          </table:table-cell>
          <table:table-cell office:value-type="float" office:value="2825" calcext:value-type="float">
            <text:p>2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2-1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2-2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2-3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3-1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3-2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4-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5-1</text:p>
          </table:table-cell>
          <table:table-cell office:value-type="float" office:value="73" calcext:value-type="float">
            <text:p>73</text:p>
          </table:table-cell>
          <table:table-cell office:value-type="float" office:value="1025" calcext:value-type="float">
            <text:p>1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6-1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7-1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8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8-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9-1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2-1</text:p>
          </table:table-cell>
          <table:table-cell office:value-type="float" office:value="72" calcext:value-type="float">
            <text:p>72</text:p>
          </table:table-cell>
          <table:table-cell office:value-type="float" office:value="4400" calcext:value-type="float">
            <text:p>4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2-2</text:p>
          </table:table-cell>
          <table:table-cell office:value-type="float" office:value="72" calcext:value-type="float">
            <text:p>72</text:p>
          </table:table-cell>
          <table:table-cell office:value-type="float" office:value="4435" calcext:value-type="float">
            <text:p>4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20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21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22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23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3-1</text:p>
          </table:table-cell>
          <table:table-cell office:value-type="float" office:value="72" calcext:value-type="float">
            <text:p>72</text:p>
          </table:table-cell>
          <table:table-cell office:value-type="float" office:value="610" calcext:value-type="float">
            <text:p>6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4-1</text:p>
          </table:table-cell>
          <table:table-cell office:value-type="float" office:value="72" calcext:value-type="float">
            <text:p>72</text:p>
          </table:table-cell>
          <table:table-cell office:value-type="float" office:value="21036" calcext:value-type="float">
            <text:p>210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5-1</text:p>
          </table:table-cell>
          <table:table-cell office:value-type="float" office:value="72" calcext:value-type="float">
            <text:p>72</text:p>
          </table:table-cell>
          <table:table-cell office:value-type="float" office:value="5391" calcext:value-type="float">
            <text:p>5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6-1</text:p>
          </table:table-cell>
          <table:table-cell office:value-type="float" office:value="72" calcext:value-type="float">
            <text:p>72</text:p>
          </table:table-cell>
          <table:table-cell office:value-type="float" office:value="788" calcext:value-type="float">
            <text:p>7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7-1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8-1</text:p>
          </table:table-cell>
          <table:table-cell office:value-type="float" office:value="73" calcext:value-type="float">
            <text:p>73</text:p>
          </table:table-cell>
          <table:table-cell office:value-type="float" office:value="6634" calcext:value-type="float">
            <text:p>66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8-2</text:p>
          </table:table-cell>
          <table:table-cell office:value-type="float" office:value="73" calcext:value-type="float">
            <text:p>73</text:p>
          </table:table-cell>
          <table:table-cell office:value-type="float" office:value="6692" calcext:value-type="float">
            <text:p>66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9-1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9-2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table:formula="of:=SUM([.C2:.C31])" office:value-type="float" office:value="56171" calcext:value-type="float">
            <text:p>5617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GC</text:p>
          </table:table-cell>
        </table:table-row>
        <table:table-row table:style-name="ro1">
          <table:table-cell office:value-type="string" calcext:value-type="string">
            <text:p>Homo_sapiens_Ala-CGC-1-1</text:p>
          </table:table-cell>
          <table:table-cell office:value-type="float" office:value="72" calcext:value-type="float">
            <text:p>72</text:p>
          </table:table-cell>
          <table:table-cell office:value-type="float" office:value="2491" calcext:value-type="float">
            <text:p>24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CGC-2-1</text:p>
          </table:table-cell>
          <table:table-cell office:value-type="float" office:value="72" calcext:value-type="float">
            <text:p>72</text:p>
          </table:table-cell>
          <table:table-cell office:value-type="float" office:value="7515" calcext:value-type="float">
            <text:p>75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CGC-3-1</text:p>
          </table:table-cell>
          <table:table-cell office:value-type="float" office:value="72" calcext:value-type="float">
            <text:p>72</text:p>
          </table:table-cell>
          <table:table-cell office:value-type="float" office:value="3831" calcext:value-type="float">
            <text:p>38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CGC-4-1</text:p>
          </table:table-cell>
          <table:table-cell office:value-type="float" office:value="72" calcext:value-type="float">
            <text:p>72</text:p>
          </table:table-cell>
          <table:table-cell office:value-type="float" office:value="920" calcext:value-type="float">
            <text:p>9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CGC-5-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formula="of:=SUM([.C32:.C36])" office:value-type="float" office:value="14762" calcext:value-type="float">
            <text:p>1476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CGC</text:p>
          </table:table-cell>
        </table:table-row>
        <table:table-row table:style-name="ro1">
          <table:table-cell office:value-type="string" calcext:value-type="string">
            <text:p>Homo_sapiens_Ala-TGC-1-1</text:p>
          </table:table-cell>
          <table:table-cell office:value-type="float" office:value="72" calcext:value-type="float">
            <text:p>72</text:p>
          </table:table-cell>
          <table:table-cell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TGC-10-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TGC-2-1</text:p>
          </table:table-cell>
          <table:table-cell office:value-type="float" office:value="72" calcext:value-type="float">
            <text:p>72</text:p>
          </table:table-cell>
          <table:table-cell office:value-type="float" office:value="2513" calcext:value-type="float">
            <text:p>25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TGC-3-1</text:p>
          </table:table-cell>
          <table:table-cell office:value-type="float" office:value="72" calcext:value-type="float">
            <text:p>72</text:p>
          </table:table-cell>
          <table:table-cell office:value-type="float" office:value="7788" calcext:value-type="float">
            <text:p>77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TGC-3-2</text:p>
          </table:table-cell>
          <table:table-cell office:value-type="float" office:value="72" calcext:value-type="float">
            <text:p>72</text:p>
          </table:table-cell>
          <table:table-cell office:value-type="float" office:value="7990" calcext:value-type="float">
            <text:p>79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TGC-4-1</text:p>
          </table:table-cell>
          <table:table-cell office:value-type="float" office:value="72" calcext:value-type="float">
            <text:p>72</text:p>
          </table:table-cell>
          <table:table-cell office:value-type="float" office:value="4193" calcext:value-type="float">
            <text:p>4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TGC-5-1</text:p>
          </table:table-cell>
          <table:table-cell office:value-type="float" office:value="72" calcext:value-type="float">
            <text:p>72</text:p>
          </table:table-cell>
          <table:table-cell office:value-type="float" office:value="605" calcext:value-type="float">
            <text:p>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TGC-6-1</text:p>
          </table:table-cell>
          <table:table-cell office:value-type="float" office:value="72" calcext:value-type="float">
            <text:p>72</text:p>
          </table:table-cell>
          <table:table-cell office:value-type="float" office:value="902" calcext:value-type="float">
            <text:p>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TGC-7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TGC-8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TGC-9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SUM([.C37:.C47])" office:value-type="float" office:value="24465" calcext:value-type="float">
            <text:p>2446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GC</text:p>
          </table:table-cell>
        </table:table-row>
        <table:table-row table:style-name="ro1">
          <table:table-cell office:value-type="string" calcext:value-type="string">
            <text:p>Homo_sapiens_Arg-ACG-1-1</text:p>
          </table:table-cell>
          <table:table-cell office:value-type="float" office:value="73" calcext:value-type="float">
            <text:p>73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ACG-1-2</text:p>
          </table:table-cell>
          <table:table-cell office:value-type="float" office:value="73" calcext:value-type="float">
            <text:p>73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ACG-1-3</text:p>
          </table:table-cell>
          <table:table-cell office:value-type="float" office:value="73" calcext:value-type="float">
            <text:p>73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ACG-2-1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ACG-2-2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ACG-2-3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ACG-2-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formula="of:=SUM([.C48:.C54])" office:value-type="float" office:value="805" calcext:value-type="float">
            <text:p>805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CG</text:p>
          </table:table-cell>
        </table:table-row>
        <table:table-row table:style-name="ro1">
          <table:table-cell office:value-type="string" calcext:value-type="string">
            <text:p>Homo_sapiens_Arg-CCG-1-1</text:p>
          </table:table-cell>
          <table:table-cell office:value-type="float" office:value="73" calcext:value-type="float">
            <text:p>73</text:p>
          </table:table-cell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G-1-2</text:p>
          </table:table-cell>
          <table:table-cell office:value-type="float" office:value="73" calcext:value-type="float">
            <text:p>73</text:p>
          </table:table-cell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G-1-3</text:p>
          </table:table-cell>
          <table:table-cell office:value-type="float" office:value="73" calcext:value-type="float">
            <text:p>73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G-2-1</text:p>
          </table:table-cell>
          <table:table-cell office:value-type="float" office:value="73" calcext:value-type="float">
            <text:p>73</text:p>
          </table:table-cell>
          <table:table-cell office:value-type="float" office:value="1233" calcext:value-type="float">
            <text:p>1233</text:p>
          </table:table-cell>
          <table:table-cell table:formula="of:=SUM([.C55:.C58])" office:value-type="float" office:value="2683" calcext:value-type="float">
            <text:p>2683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CCG</text:p>
          </table:table-cell>
        </table:table-row>
        <table:table-row table:style-name="ro1">
          <table:table-cell office:value-type="string" calcext:value-type="string">
            <text:p>Homo_sapiens_Arg-CCT-1-1</text:p>
          </table:table-cell>
          <table:table-cell office:value-type="float" office:value="73" calcext:value-type="float">
            <text:p>73</text:p>
          </table:table-cell>
          <table:table-cell office:value-type="float" office:value="2228" calcext:value-type="float">
            <text:p>2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T-2-1</text:p>
          </table:table-cell>
          <table:table-cell office:value-type="float" office:value="73" calcext:value-type="float">
            <text:p>73</text:p>
          </table:table-cell>
          <table:table-cell office:value-type="float" office:value="1775" calcext:value-type="float">
            <text:p>17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T-3-1</text:p>
          </table:table-cell>
          <table:table-cell office:value-type="float" office:value="73" calcext:value-type="float">
            <text:p>73</text:p>
          </table:table-cell>
          <table:table-cell office:value-type="float" office:value="578" calcext:value-type="float">
            <text:p>5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T-4-1</text:p>
          </table:table-cell>
          <table:table-cell office:value-type="float" office:value="73" calcext:value-type="float">
            <text:p>73</text:p>
          </table:table-cell>
          <table:table-cell office:value-type="float" office:value="10571" calcext:value-type="float">
            <text:p>10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T-5-1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T-6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T-6-2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T-7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T-8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T-9-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SUM([.C59:.C68])" office:value-type="float" office:value="15156" calcext:value-type="float">
            <text:p>15156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CCT</text:p>
          </table:table-cell>
        </table:table-row>
        <table:table-row table:style-name="ro1">
          <table:table-cell office:value-type="string" calcext:value-type="string">
            <text:p>Homo_sapiens_Arg-TCG-1-1</text:p>
          </table:table-cell>
          <table:table-cell office:value-type="float" office:value="73" calcext:value-type="float">
            <text:p>73</text:p>
          </table:table-cell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TCG-2-1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TCG-3-1</text:p>
          </table:table-cell>
          <table:table-cell office:value-type="float" office:value="73" calcext:value-type="float">
            <text:p>73</text:p>
          </table:table-cell>
          <table:table-cell office:value-type="float" office:value="854" calcext:value-type="float">
            <text:p>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TCG-4-1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TCG-5-1</text:p>
          </table:table-cell>
          <table:table-cell office:value-type="float" office:value="73" calcext:value-type="float">
            <text:p>73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TCG-6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SUM([.C69:.C74])" office:value-type="float" office:value="1492" calcext:value-type="float">
            <text:p>1492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TCG</text:p>
          </table:table-cell>
        </table:table-row>
        <table:table-row table:style-name="ro1">
          <table:table-cell office:value-type="string" calcext:value-type="string">
            <text:p>Homo_sapiens_Arg-TCT-1-1</text:p>
          </table:table-cell>
          <table:table-cell office:value-type="float" office:value="85" calcext:value-type="float">
            <text:p>85</text:p>
          </table:table-cell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TCT-2-1</text:p>
          </table:table-cell>
          <table:table-cell office:value-type="float" office:value="88" calcext:value-type="float">
            <text:p>88</text:p>
          </table:table-cell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TCT-3-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TCT-3-2</text:p>
          </table:table-cell>
          <table:table-cell office:value-type="float" office:value="86" calcext:value-type="float">
            <text:p>86</text:p>
          </table:table-cell>
          <table:table-cell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TCT-4-1</text:p>
          </table:table-cell>
          <table:table-cell office:value-type="float" office:value="74" calcext:value-type="float">
            <text:p>74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TCT-5-1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5:.C80])" office:value-type="float" office:value="915" calcext:value-type="float">
            <text:p>915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TCT</text:p>
          </table:table-cell>
        </table:table-row>
        <table:table-row table:style-name="ro1">
          <table:table-cell office:value-type="string" calcext:value-type="string">
            <text:p>Homo_sapiens_Asn-ATT-1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ATT-1-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TT</text:p>
          </table:table-cell>
        </table:table-row>
        <table:table-row table:style-name="ro1">
          <table:table-cell office:value-type="string" calcext:value-type="string">
            <text:p>Homo_sapiens_Asn-GTT-1-1</text:p>
          </table:table-cell>
          <table:table-cell office:value-type="float" office:value="74" calcext:value-type="float">
            <text:p>74</text:p>
          </table:table-cell>
          <table:table-cell office:value-type="float" office:value="1726" calcext:value-type="float">
            <text:p>17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0-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1-1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1-2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2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3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4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5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6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6-2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6-3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6-4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6-5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7-1</text:p>
          </table:table-cell>
          <table:table-cell office:value-type="float" office:value="74" calcext:value-type="float">
            <text:p>74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8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9-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2-1</text:p>
          </table:table-cell>
          <table:table-cell office:value-type="float" office:value="74" calcext:value-type="float">
            <text:p>74</text:p>
          </table:table-cell>
          <table:table-cell office:value-type="float" office:value="1784" calcext:value-type="float">
            <text:p>1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2-2</text:p>
          </table:table-cell>
          <table:table-cell office:value-type="float" office:value="74" calcext:value-type="float">
            <text:p>74</text:p>
          </table:table-cell>
          <table:table-cell office:value-type="float" office:value="1877" calcext:value-type="float">
            <text:p>18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2-3</text:p>
          </table:table-cell>
          <table:table-cell office:value-type="float" office:value="74" calcext:value-type="float">
            <text:p>74</text:p>
          </table:table-cell>
          <table:table-cell office:value-type="float" office:value="1766" calcext:value-type="float">
            <text:p>17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2-4</text:p>
          </table:table-cell>
          <table:table-cell office:value-type="float" office:value="74" calcext:value-type="float">
            <text:p>74</text:p>
          </table:table-cell>
          <table:table-cell office:value-type="float" office:value="1790" calcext:value-type="float">
            <text:p>17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2-5</text:p>
          </table:table-cell>
          <table:table-cell office:value-type="float" office:value="74" calcext:value-type="float">
            <text:p>74</text:p>
          </table:table-cell>
          <table:table-cell office:value-type="float" office:value="1757" calcext:value-type="float">
            <text:p>17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2-6</text:p>
          </table:table-cell>
          <table:table-cell office:value-type="float" office:value="74" calcext:value-type="float">
            <text:p>74</text:p>
          </table:table-cell>
          <table:table-cell office:value-type="float" office:value="1764" calcext:value-type="float">
            <text:p>17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20-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21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22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23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3-1</text:p>
          </table:table-cell>
          <table:table-cell office:value-type="float" office:value="74" calcext:value-type="float">
            <text:p>74</text:p>
          </table:table-cell>
          <table:table-cell office:value-type="float" office:value="8005" calcext:value-type="float">
            <text:p>8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3-2</text:p>
          </table:table-cell>
          <table:table-cell office:value-type="float" office:value="74" calcext:value-type="float">
            <text:p>74</text:p>
          </table:table-cell>
          <table:table-cell office:value-type="float" office:value="7917" calcext:value-type="float">
            <text:p>79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4-1</text:p>
          </table:table-cell>
          <table:table-cell office:value-type="float" office:value="74" calcext:value-type="float">
            <text:p>74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5-1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6-1</text:p>
          </table:table-cell>
          <table:table-cell office:value-type="float" office:value="74" calcext:value-type="float">
            <text:p>74</text:p>
          </table:table-cell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7-1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8-1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9-1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9-2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83:.C117])" office:value-type="float" office:value="29086" calcext:value-type="float">
            <text:p>29086</text:p>
          </table:table-cell>
          <table:table-cell office:value-type="string" calcext:value-type="string">
            <text:p>Asn GTT</text:p>
          </table:table-cell>
          <table:table-cell/>
        </table:table-row>
        <table:table-row table:style-name="ro1">
          <table:table-cell office:value-type="string" calcext:value-type="string">
            <text:p>Homo_sapiens_Asp-GTC-1-1</text:p>
          </table:table-cell>
          <table:table-cell office:value-type="float" office:value="72" calcext:value-type="float">
            <text:p>72</text:p>
          </table:table-cell>
          <table:table-cell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10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2-1</text:p>
          </table:table-cell>
          <table:table-cell office:value-type="float" office:value="72" calcext:value-type="float">
            <text:p>72</text:p>
          </table:table-cell>
          <table:table-cell office:value-type="float" office:value="703" calcext:value-type="float">
            <text:p>7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2-10</text:p>
          </table:table-cell>
          <table:table-cell office:value-type="float" office:value="72" calcext:value-type="float">
            <text:p>72</text:p>
          </table:table-cell>
          <table:table-cell office:value-type="float" office:value="734" calcext:value-type="float">
            <text:p>7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2-11</text:p>
          </table:table-cell>
          <table:table-cell office:value-type="float" office:value="72" calcext:value-type="float">
            <text:p>72</text:p>
          </table:table-cell>
          <table:table-cell office:value-type="float" office:value="703" calcext:value-type="float">
            <text:p>7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2-2</text:p>
          </table:table-cell>
          <table:table-cell office:value-type="float" office:value="72" calcext:value-type="float">
            <text:p>72</text:p>
          </table:table-cell>
          <table:table-cell office:value-type="float" office:value="761" calcext:value-type="float">
            <text:p>7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2-3</text:p>
          </table:table-cell>
          <table:table-cell office:value-type="float" office:value="72" calcext:value-type="float">
            <text:p>72</text:p>
          </table:table-cell>
          <table:table-cell office:value-type="float" office:value="724" calcext:value-type="float">
            <text:p>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2-4</text:p>
          </table:table-cell>
          <table:table-cell office:value-type="float" office:value="72" calcext:value-type="float">
            <text:p>72</text:p>
          </table:table-cell>
          <table:table-cell office:value-type="float" office:value="758" calcext:value-type="float">
            <text:p>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2-5</text:p>
          </table:table-cell>
          <table:table-cell office:value-type="float" office:value="72" calcext:value-type="float">
            <text:p>72</text:p>
          </table:table-cell>
          <table:table-cell office:value-type="float" office:value="751" calcext:value-type="float">
            <text:p>7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2-6</text:p>
          </table:table-cell>
          <table:table-cell office:value-type="float" office:value="72" calcext:value-type="float">
            <text:p>72</text:p>
          </table:table-cell>
          <table:table-cell office:value-type="float" office:value="735" calcext:value-type="float">
            <text:p>7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2-7</text:p>
          </table:table-cell>
          <table:table-cell office:value-type="float" office:value="72" calcext:value-type="float">
            <text:p>72</text:p>
          </table:table-cell>
          <table:table-cell office:value-type="float" office:value="702" calcext:value-type="float">
            <text:p>7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2-8</text:p>
          </table:table-cell>
          <table:table-cell office:value-type="float" office:value="72" calcext:value-type="float">
            <text:p>72</text:p>
          </table:table-cell>
          <table:table-cell office:value-type="float" office:value="715" calcext:value-type="float">
            <text:p>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2-9</text:p>
          </table:table-cell>
          <table:table-cell office:value-type="float" office:value="72" calcext:value-type="float">
            <text:p>72</text:p>
          </table:table-cell>
          <table:table-cell office:value-type="float" office:value="733" calcext:value-type="float">
            <text:p>7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3-1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4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5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6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7-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8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9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SUM([.C118:.C137])" office:value-type="float" office:value="8730" calcext:value-type="float">
            <text:p>8730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GTC</text:p>
          </table:table-cell>
        </table:table-row>
        <table:table-row table:style-name="ro1">
          <table:table-cell office:value-type="string" calcext:value-type="string">
            <text:p>Homo_sapiens_Cys-ACA-1-1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1-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10-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11-1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12-1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13-1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14-1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15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16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17-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18-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19-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2-1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2-2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2-3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2-4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20-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21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22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23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24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25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3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4-1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5-1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6-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7-1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8-1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9-1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9-2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9-3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9-4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138:.C169])" office:value-type="float" office:value="442" calcext:value-type="float">
            <text:p>442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GCA</text:p>
          </table:table-cell>
        </table:table-row>
        <table:table-row table:style-name="ro1">
          <table:table-cell office:value-type="string" calcext:value-type="string">
            <text:p>Homo_sapiens_Gln-CTG-1-1</text:p>
          </table:table-cell>
          <table:table-cell office:value-type="float" office:value="72" calcext:value-type="float">
            <text:p>72</text:p>
          </table:table-cell>
          <table:table-cell office:value-type="float" office:value="4916" calcext:value-type="float">
            <text:p>49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-2</text:p>
          </table:table-cell>
          <table:table-cell office:value-type="float" office:value="72" calcext:value-type="float">
            <text:p>72</text:p>
          </table:table-cell>
          <table:table-cell office:value-type="float" office:value="4967" calcext:value-type="float">
            <text:p>49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-3</text:p>
          </table:table-cell>
          <table:table-cell office:value-type="float" office:value="72" calcext:value-type="float">
            <text:p>72</text:p>
          </table:table-cell>
          <table:table-cell office:value-type="float" office:value="4954" calcext:value-type="float">
            <text:p>4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-4</text:p>
          </table:table-cell>
          <table:table-cell office:value-type="float" office:value="72" calcext:value-type="float">
            <text:p>72</text:p>
          </table:table-cell>
          <table:table-cell office:value-type="float" office:value="4843" calcext:value-type="float">
            <text:p>48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-5</text:p>
          </table:table-cell>
          <table:table-cell office:value-type="float" office:value="72" calcext:value-type="float">
            <text:p>72</text:p>
          </table:table-cell>
          <table:table-cell office:value-type="float" office:value="4912" calcext:value-type="float">
            <text:p>49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0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1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2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3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4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5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6-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7-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8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2-1</text:p>
          </table:table-cell>
          <table:table-cell office:value-type="float" office:value="72" calcext:value-type="float">
            <text:p>72</text:p>
          </table:table-cell>
          <table:table-cell office:value-type="float" office:value="5782" calcext:value-type="float">
            <text:p>57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3-1</text:p>
          </table:table-cell>
          <table:table-cell office:value-type="float" office:value="72" calcext:value-type="float">
            <text:p>72</text:p>
          </table:table-cell>
          <table:table-cell office:value-type="float" office:value="3432" calcext:value-type="float">
            <text:p>3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3-2</text:p>
          </table:table-cell>
          <table:table-cell office:value-type="float" office:value="72" calcext:value-type="float">
            <text:p>72</text:p>
          </table:table-cell>
          <table:table-cell office:value-type="float" office:value="3427" calcext:value-type="float">
            <text:p>3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4-1</text:p>
          </table:table-cell>
          <table:table-cell office:value-type="float" office:value="72" calcext:value-type="float">
            <text:p>72</text:p>
          </table:table-cell>
          <table:table-cell office:value-type="float" office:value="2344" calcext:value-type="float">
            <text:p>23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4-2</text:p>
          </table:table-cell>
          <table:table-cell office:value-type="float" office:value="72" calcext:value-type="float">
            <text:p>72</text:p>
          </table:table-cell>
          <table:table-cell office:value-type="float" office:value="2326" calcext:value-type="float">
            <text:p>23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5-1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6-1</text:p>
          </table:table-cell>
          <table:table-cell office:value-type="float" office:value="72" calcext:value-type="float">
            <text:p>72</text:p>
          </table:table-cell>
          <table:table-cell office:value-type="float" office:value="3210" calcext:value-type="float">
            <text:p>3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7-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8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8-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9-1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170:.C194])" office:value-type="float" office:value="45143" calcext:value-type="float">
            <text:p>45143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CTG</text:p>
          </table:table-cell>
        </table:table-row>
        <table:table-row table:style-name="ro1">
          <table:table-cell office:value-type="string" calcext:value-type="string">
            <text:p>Homo_sapiens_Gln-TTG-1-1</text:p>
          </table:table-cell>
          <table:table-cell office:value-type="float" office:value="72" calcext:value-type="float">
            <text:p>72</text:p>
          </table:table-cell>
          <table:table-cell office:value-type="float" office:value="2028" calcext:value-type="float">
            <text:p>2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TTG-10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TTG-2-1</text:p>
          </table:table-cell>
          <table:table-cell office:value-type="float" office:value="72" calcext:value-type="float">
            <text:p>72</text:p>
          </table:table-cell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TTG-3-1</text:p>
          </table:table-cell>
          <table:table-cell office:value-type="float" office:value="72" calcext:value-type="float">
            <text:p>72</text:p>
          </table:table-cell>
          <table:table-cell office:value-type="float" office:value="1990" calcext:value-type="float">
            <text:p>19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TTG-3-2</text:p>
          </table:table-cell>
          <table:table-cell office:value-type="float" office:value="72" calcext:value-type="float">
            <text:p>72</text:p>
          </table:table-cell>
          <table:table-cell office:value-type="float" office:value="2051" calcext:value-type="float">
            <text:p>20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TTG-3-3</text:p>
          </table:table-cell>
          <table:table-cell office:value-type="float" office:value="72" calcext:value-type="float">
            <text:p>72</text:p>
          </table:table-cell>
          <table:table-cell office:value-type="float" office:value="1946" calcext:value-type="float">
            <text:p>19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TTG-4-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TTG-5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TTG-6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TTG-7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TTG-8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TTG-9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SUM([.C195:.C206])" office:value-type="float" office:value="8536" calcext:value-type="float">
            <text:p>8536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TG</text:p>
          </table:table-cell>
        </table:table-row>
        <table:table-row table:style-name="ro1">
          <table:table-cell office:value-type="string" calcext:value-type="string">
            <text:p>Homo_sapiens_Glu-CTC-1-1</text:p>
          </table:table-cell>
          <table:table-cell office:value-type="float" office:value="72" calcext:value-type="float">
            <text:p>72</text:p>
          </table:table-cell>
          <table:table-cell office:value-type="float" office:value="8510" calcext:value-type="float">
            <text:p>85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-2</text:p>
          </table:table-cell>
          <table:table-cell office:value-type="float" office:value="72" calcext:value-type="float">
            <text:p>72</text:p>
          </table:table-cell>
          <table:table-cell office:value-type="float" office:value="8493" calcext:value-type="float">
            <text:p>84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-3</text:p>
          </table:table-cell>
          <table:table-cell office:value-type="float" office:value="72" calcext:value-type="float">
            <text:p>72</text:p>
          </table:table-cell>
          <table:table-cell office:value-type="float" office:value="8572" calcext:value-type="float">
            <text:p>85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-4</text:p>
          </table:table-cell>
          <table:table-cell office:value-type="float" office:value="72" calcext:value-type="float">
            <text:p>72</text:p>
          </table:table-cell>
          <table:table-cell office:value-type="float" office:value="8477" calcext:value-type="float">
            <text:p>84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-5</text:p>
          </table:table-cell>
          <table:table-cell office:value-type="float" office:value="72" calcext:value-type="float">
            <text:p>72</text:p>
          </table:table-cell>
          <table:table-cell office:value-type="float" office:value="8582" calcext:value-type="float">
            <text:p>85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-6</text:p>
          </table:table-cell>
          <table:table-cell office:value-type="float" office:value="72" calcext:value-type="float">
            <text:p>72</text:p>
          </table:table-cell>
          <table:table-cell office:value-type="float" office:value="8337" calcext:value-type="float">
            <text:p>83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-7</text:p>
          </table:table-cell>
          <table:table-cell office:value-type="float" office:value="72" calcext:value-type="float">
            <text:p>72</text:p>
          </table:table-cell>
          <table:table-cell office:value-type="float" office:value="8397" calcext:value-type="float">
            <text:p>8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0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1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2-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3-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4-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5-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6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7-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8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2-1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3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4-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5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6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7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8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9-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SUM([.C207:.C230])" office:value-type="float" office:value="59498" calcext:value-type="float">
            <text:p>59498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CTC</text:p>
          </table:table-cell>
        </table:table-row>
        <table:table-row table:style-name="ro1">
          <table:table-cell office:value-type="string" calcext:value-type="string">
            <text:p>Homo_sapiens_Glu-TTC-1-1</text:p>
          </table:table-cell>
          <table:table-cell office:value-type="float" office:value="72" calcext:value-type="float">
            <text:p>72</text:p>
          </table:table-cell>
          <table:table-cell office:value-type="float" office:value="3579" calcext:value-type="float">
            <text:p>3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1-2</text:p>
          </table:table-cell>
          <table:table-cell office:value-type="float" office:value="72" calcext:value-type="float">
            <text:p>72</text:p>
          </table:table-cell>
          <table:table-cell office:value-type="float" office:value="3513" calcext:value-type="float">
            <text:p>35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10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11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12-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13-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14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15-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16-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2-1</text:p>
          </table:table-cell>
          <table:table-cell office:value-type="float" office:value="72" calcext:value-type="float">
            <text:p>72</text:p>
          </table:table-cell>
          <table:table-cell office:value-type="float" office:value="3589" calcext:value-type="float">
            <text:p>35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2-2</text:p>
          </table:table-cell>
          <table:table-cell office:value-type="float" office:value="72" calcext:value-type="float">
            <text:p>72</text:p>
          </table:table-cell>
          <table:table-cell office:value-type="float" office:value="3505" calcext:value-type="float">
            <text:p>35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3-1</text:p>
          </table:table-cell>
          <table:table-cell office:value-type="float" office:value="72" calcext:value-type="float">
            <text:p>72</text:p>
          </table:table-cell>
          <table:table-cell office:value-type="float" office:value="713" calcext:value-type="float">
            <text:p>7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4-1</text:p>
          </table:table-cell>
          <table:table-cell office:value-type="float" office:value="72" calcext:value-type="float">
            <text:p>72</text:p>
          </table:table-cell>
          <table:table-cell office:value-type="float" office:value="2526" calcext:value-type="float">
            <text:p>25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4-2</text:p>
          </table:table-cell>
          <table:table-cell office:value-type="float" office:value="72" calcext:value-type="float">
            <text:p>72</text:p>
          </table:table-cell>
          <table:table-cell office:value-type="float" office:value="2546" calcext:value-type="float">
            <text:p>25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5-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6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7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8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9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SUM([.C231:.C249])" office:value-type="float" office:value="19976" calcext:value-type="float">
            <text:p>19976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TC</text:p>
          </table:table-cell>
        </table:table-row>
        <table:table-row table:style-name="ro1">
          <table:table-cell office:value-type="string" calcext:value-type="string">
            <text:p>Homo_sapiens_Gly-CCC-1-1</text:p>
          </table:table-cell>
          <table:table-cell office:value-type="float" office:value="71" calcext:value-type="float">
            <text:p>71</text:p>
          </table:table-cell>
          <table:table-cell office:value-type="float" office:value="1329" calcext:value-type="float">
            <text:p>1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CCC-1-2</text:p>
          </table:table-cell>
          <table:table-cell office:value-type="float" office:value="71" calcext:value-type="float">
            <text:p>71</text:p>
          </table:table-cell>
          <table:table-cell office:value-type="float" office:value="1289" calcext:value-type="float">
            <text:p>1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CCC-2-1</text:p>
          </table:table-cell>
          <table:table-cell office:value-type="float" office:value="71" calcext:value-type="float">
            <text:p>71</text:p>
          </table:table-cell>
          <table:table-cell office:value-type="float" office:value="13447" calcext:value-type="float">
            <text:p>134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CCC-2-2</text:p>
          </table:table-cell>
          <table:table-cell office:value-type="float" office:value="71" calcext:value-type="float">
            <text:p>71</text:p>
          </table:table-cell>
          <table:table-cell office:value-type="float" office:value="13519" calcext:value-type="float">
            <text:p>13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CCC-3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CCC-4-1</text:p>
          </table:table-cell>
          <table:table-cell office:value-type="float" office:value="71" calcext:value-type="float">
            <text:p>71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CCC-5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CCC-6-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CCC-7-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CCC-8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SUM([.C250:.C259])" office:value-type="float" office:value="29739" calcext:value-type="float">
            <text:p>29739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Homo_sapiens_Gly-GCC-1-1</text:p>
          </table:table-cell>
          <table:table-cell office:value-type="float" office:value="71" calcext:value-type="float">
            <text:p>71</text:p>
          </table:table-cell>
          <table:table-cell office:value-type="float" office:value="3160" calcext:value-type="float">
            <text:p>3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1-2</text:p>
          </table:table-cell>
          <table:table-cell office:value-type="float" office:value="71" calcext:value-type="float">
            <text:p>71</text:p>
          </table:table-cell>
          <table:table-cell office:value-type="float" office:value="3143" calcext:value-type="float">
            <text:p>3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1-3</text:p>
          </table:table-cell>
          <table:table-cell office:value-type="float" office:value="71" calcext:value-type="float">
            <text:p>71</text:p>
          </table:table-cell>
          <table:table-cell office:value-type="float" office:value="3046" calcext:value-type="float">
            <text:p>30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1-4</text:p>
          </table:table-cell>
          <table:table-cell office:value-type="float" office:value="71" calcext:value-type="float">
            <text:p>71</text:p>
          </table:table-cell>
          <table:table-cell office:value-type="float" office:value="3157" calcext:value-type="float">
            <text:p>3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1-5</text:p>
          </table:table-cell>
          <table:table-cell office:value-type="float" office:value="71" calcext:value-type="float">
            <text:p>71</text:p>
          </table:table-cell>
          <table:table-cell office:value-type="float" office:value="3120" calcext:value-type="float">
            <text:p>3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2-1</text:p>
          </table:table-cell>
          <table:table-cell office:value-type="float" office:value="71" calcext:value-type="float">
            <text:p>71</text:p>
          </table:table-cell>
          <table:table-cell office:value-type="float" office:value="5837" calcext:value-type="float">
            <text:p>58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2-2</text:p>
          </table:table-cell>
          <table:table-cell office:value-type="float" office:value="71" calcext:value-type="float">
            <text:p>71</text:p>
          </table:table-cell>
          <table:table-cell office:value-type="float" office:value="5902" calcext:value-type="float">
            <text:p>5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2-3</text:p>
          </table:table-cell>
          <table:table-cell office:value-type="float" office:value="71" calcext:value-type="float">
            <text:p>71</text:p>
          </table:table-cell>
          <table:table-cell office:value-type="float" office:value="5989" calcext:value-type="float">
            <text:p>59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2-4</text:p>
          </table:table-cell>
          <table:table-cell office:value-type="float" office:value="71" calcext:value-type="float">
            <text:p>71</text:p>
          </table:table-cell>
          <table:table-cell office:value-type="float" office:value="5813" calcext:value-type="float">
            <text:p>58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2-5</text:p>
          </table:table-cell>
          <table:table-cell office:value-type="float" office:value="71" calcext:value-type="float">
            <text:p>71</text:p>
          </table:table-cell>
          <table:table-cell office:value-type="float" office:value="5977" calcext:value-type="float">
            <text:p>59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2-6</text:p>
          </table:table-cell>
          <table:table-cell office:value-type="float" office:value="71" calcext:value-type="float">
            <text:p>71</text:p>
          </table:table-cell>
          <table:table-cell office:value-type="float" office:value="6003" calcext:value-type="float">
            <text:p>6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3-1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4-1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5-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6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SUM([.C260:.C274])" office:value-type="float" office:value="51182" calcext:value-type="float">
            <text:p>51182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GCC</text:p>
          </table:table-cell>
        </table:table-row>
        <table:table-row table:style-name="ro1">
          <table:table-cell office:value-type="string" calcext:value-type="string">
            <text:p>Homo_sapiens_Gly-TCC-1-1</text:p>
          </table:table-cell>
          <table:table-cell office:value-type="float" office:value="72" calcext:value-type="float">
            <text:p>72</text:p>
          </table:table-cell>
          <table:table-cell office:value-type="float" office:value="3104" calcext:value-type="float">
            <text:p>3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TCC-2-1</text:p>
          </table:table-cell>
          <table:table-cell office:value-type="float" office:value="72" calcext:value-type="float">
            <text:p>72</text:p>
          </table:table-cell>
          <table:table-cell office:value-type="float" office:value="1846" calcext:value-type="float">
            <text:p>1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TCC-2-2</text:p>
          </table:table-cell>
          <table:table-cell office:value-type="float" office:value="72" calcext:value-type="float">
            <text:p>72</text:p>
          </table:table-cell>
          <table:table-cell office:value-type="float" office:value="1942" calcext:value-type="float">
            <text:p>19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TCC-2-3</text:p>
          </table:table-cell>
          <table:table-cell office:value-type="float" office:value="72" calcext:value-type="float">
            <text:p>72</text:p>
          </table:table-cell>
          <table:table-cell office:value-type="float" office:value="1839" calcext:value-type="float">
            <text:p>18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TCC-2-4</text:p>
          </table:table-cell>
          <table:table-cell office:value-type="float" office:value="72" calcext:value-type="float">
            <text:p>72</text:p>
          </table:table-cell>
          <table:table-cell office:value-type="float" office:value="1918" calcext:value-type="float">
            <text:p>1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TCC-2-5</text:p>
          </table:table-cell>
          <table:table-cell office:value-type="float" office:value="72" calcext:value-type="float">
            <text:p>72</text:p>
          </table:table-cell>
          <table:table-cell office:value-type="float" office:value="1876" calcext:value-type="float">
            <text:p>18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TCC-2-6</text:p>
          </table:table-cell>
          <table:table-cell office:value-type="float" office:value="72" calcext:value-type="float">
            <text:p>72</text:p>
          </table:table-cell>
          <table:table-cell office:value-type="float" office:value="1927" calcext:value-type="float">
            <text:p>1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TCC-3-1</text:p>
          </table:table-cell>
          <table:table-cell office:value-type="float" office:value="72" calcext:value-type="float">
            <text:p>72</text:p>
          </table:table-cell>
          <table:table-cell office:value-type="float" office:value="4963" calcext:value-type="float">
            <text:p>49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TCC-4-1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TCC-5-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TCC-6-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SUM([.C275:.C285])" office:value-type="float" office:value="19444" calcext:value-type="float">
            <text:p>19444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TCC</text:p>
          </table:table-cell>
        </table:table-row>
        <table:table-row table:style-name="ro1">
          <table:table-cell office:value-type="string" calcext:value-type="string">
            <text:p>Homo_sapiens_His-GTG-1-1</text:p>
          </table:table-cell>
          <table:table-cell office:value-type="float" office:value="72" calcext:value-type="float">
            <text:p>72</text:p>
          </table:table-cell>
          <table:table-cell office:value-type="float" office:value="1772" calcext:value-type="float">
            <text:p>1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His-GTG-1-2</text:p>
          </table:table-cell>
          <table:table-cell office:value-type="float" office:value="72" calcext:value-type="float">
            <text:p>72</text:p>
          </table:table-cell>
          <table:table-cell office:value-type="float" office:value="1780" calcext:value-type="float">
            <text:p>17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His-GTG-1-3</text:p>
          </table:table-cell>
          <table:table-cell office:value-type="float" office:value="72" calcext:value-type="float">
            <text:p>72</text:p>
          </table:table-cell>
          <table:table-cell office:value-type="float" office:value="1885" calcext:value-type="float">
            <text:p>18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His-GTG-1-4</text:p>
          </table:table-cell>
          <table:table-cell office:value-type="float" office:value="72" calcext:value-type="float">
            <text:p>72</text:p>
          </table:table-cell>
          <table:table-cell office:value-type="float" office:value="1817" calcext:value-type="float">
            <text:p>18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His-GTG-1-5</text:p>
          </table:table-cell>
          <table:table-cell office:value-type="float" office:value="72" calcext:value-type="float">
            <text:p>72</text:p>
          </table:table-cell>
          <table:table-cell office:value-type="float" office:value="1808" calcext:value-type="float">
            <text:p>18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His-GTG-1-6</text:p>
          </table:table-cell>
          <table:table-cell office:value-type="float" office:value="72" calcext:value-type="float">
            <text:p>72</text:p>
          </table:table-cell>
          <table:table-cell office:value-type="float" office:value="1789" calcext:value-type="float">
            <text:p>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His-GTG-1-7</text:p>
          </table:table-cell>
          <table:table-cell office:value-type="float" office:value="72" calcext:value-type="float">
            <text:p>72</text:p>
          </table:table-cell>
          <table:table-cell office:value-type="float" office:value="1759" calcext:value-type="float">
            <text:p>17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His-GTG-1-8</text:p>
          </table:table-cell>
          <table:table-cell office:value-type="float" office:value="72" calcext:value-type="float">
            <text:p>72</text:p>
          </table:table-cell>
          <table:table-cell office:value-type="float" office:value="1742" calcext:value-type="float">
            <text:p>17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His-GTG-1-9</text:p>
          </table:table-cell>
          <table:table-cell office:value-type="float" office:value="72" calcext:value-type="float">
            <text:p>72</text:p>
          </table:table-cell>
          <table:table-cell office:value-type="float" office:value="1709" calcext:value-type="float">
            <text:p>17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His-GTG-2-1</text:p>
          </table:table-cell>
          <table:table-cell office:value-type="float" office:value="72" calcext:value-type="float">
            <text:p>72</text:p>
          </table:table-cell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His-GTG-3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SUM([.C286:.C296])" office:value-type="float" office:value="16315" calcext:value-type="float">
            <text:p>16315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GTG</text:p>
          </table:table-cell>
        </table:table-row>
        <table:table-row table:style-name="ro1">
          <table:table-cell office:value-type="string" calcext:value-type="string">
            <text:p>Homo_sapiens_Ile-AAT-1-1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10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11-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12-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2-1</text:p>
          </table:table-cell>
          <table:table-cell office:value-type="float" office:value="74" calcext:value-type="float">
            <text:p>74</text:p>
          </table:table-cell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3-1</text:p>
          </table:table-cell>
          <table:table-cell office:value-type="float" office:value="74" calcext:value-type="float">
            <text:p>74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4-1</text:p>
          </table:table-cell>
          <table:table-cell office:value-type="float" office:value="74" calcext:value-type="float">
            <text:p>74</text:p>
          </table:table-cell>
          <table:table-cell office:value-type="float" office:value="898" calcext:value-type="float">
            <text:p>8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5-1</text:p>
          </table:table-cell>
          <table:table-cell office:value-type="float" office:value="74" calcext:value-type="float">
            <text:p>74</text:p>
          </table:table-cell>
          <table:table-cell office:value-type="float" office:value="1698" calcext:value-type="float">
            <text:p>16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5-2</text:p>
          </table:table-cell>
          <table:table-cell office:value-type="float" office:value="74" calcext:value-type="float">
            <text:p>74</text:p>
          </table:table-cell>
          <table:table-cell office:value-type="float" office:value="1819" calcext:value-type="float">
            <text:p>1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5-3</text:p>
          </table:table-cell>
          <table:table-cell office:value-type="float" office:value="74" calcext:value-type="float">
            <text:p>74</text:p>
          </table:table-cell>
          <table:table-cell office:value-type="float" office:value="1807" calcext:value-type="float">
            <text:p>18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5-4</text:p>
          </table:table-cell>
          <table:table-cell office:value-type="float" office:value="74" calcext:value-type="float">
            <text:p>74</text:p>
          </table:table-cell>
          <table:table-cell office:value-type="float" office:value="1717" calcext:value-type="float">
            <text:p>17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5-5</text:p>
          </table:table-cell>
          <table:table-cell office:value-type="float" office:value="74" calcext:value-type="float">
            <text:p>74</text:p>
          </table:table-cell>
          <table:table-cell office:value-type="float" office:value="1765" calcext:value-type="float">
            <text:p>17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6-1</text:p>
          </table:table-cell>
          <table:table-cell office:value-type="float" office:value="74" calcext:value-type="float">
            <text:p>74</text:p>
          </table:table-cell>
          <table:table-cell office:value-type="float" office:value="649" calcext:value-type="float">
            <text:p>6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7-1</text:p>
          </table:table-cell>
          <table:table-cell office:value-type="float" office:value="74" calcext:value-type="float">
            <text:p>74</text:p>
          </table:table-cell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7-2</text:p>
          </table:table-cell>
          <table:table-cell office:value-type="float" office:value="74" calcext:value-type="float">
            <text:p>74</text:p>
          </table:table-cell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8-1</text:p>
          </table:table-cell>
          <table:table-cell office:value-type="float" office:value="74" calcext:value-type="float">
            <text:p>74</text:p>
          </table:table-cell>
          <table:table-cell office:value-type="float" office:value="776" calcext:value-type="float">
            <text:p>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9-1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table:formula="of:=SUM([.C297:.C313])" office:value-type="float" office:value="12395" calcext:value-type="float">
            <text:p>12395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AT</text:p>
          </table:table-cell>
        </table:table-row>
        <table:table-row table:style-name="ro1">
          <table:table-cell office:value-type="string" calcext:value-type="string">
            <text:p>Homo_sapiens_Ile-GAT-1-1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GAT-1-2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GAT-1-3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table:formula="of:=SUM([.C314:.C316])" office:value-type="float" office:value="36" calcext:value-type="float">
            <text:p>36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GAT</text:p>
          </table:table-cell>
        </table:table-row>
        <table:table-row table:style-name="ro1">
          <table:table-cell office:value-type="string" calcext:value-type="string">
            <text:p>Homo_sapiens_Ile-TAT-1-1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TAT-2-1</text:p>
          </table:table-cell>
          <table:table-cell office:value-type="float" office:value="93" calcext:value-type="float">
            <text:p>93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TAT-2-2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TAT-2-3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TAT-3-1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table:formula="of:=SUM([.C317:.C321])" office:value-type="float" office:value="329" calcext:value-type="float">
            <text:p>329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TAT</text:p>
          </table:table-cell>
        </table:table-row>
        <table:table-row table:style-name="ro1">
          <table:table-cell office:value-type="string" calcext:value-type="string">
            <text:p>Homo_sapiens_Leu-AAG-1-1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1-2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1-3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2-1</text:p>
          </table:table-cell>
          <table:table-cell office:value-type="float" office:value="82" calcext:value-type="float">
            <text:p>82</text:p>
          </table:table-cell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2-2</text:p>
          </table:table-cell>
          <table:table-cell office:value-type="float" office:value="82" calcext:value-type="float">
            <text:p>82</text:p>
          </table:table-cell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2-3</text:p>
          </table:table-cell>
          <table:table-cell office:value-type="float" office:value="82" calcext:value-type="float">
            <text:p>82</text:p>
          </table:table-cell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2-4</text:p>
          </table:table-cell>
          <table:table-cell office:value-type="float" office:value="82" calcext:value-type="float">
            <text:p>82</text:p>
          </table:table-cell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3-1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4-1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5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6-1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7-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8-1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formula="of:=SUM([.C322:.C334])" office:value-type="float" office:value="2102" calcext:value-type="float">
            <text:p>2102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AG</text:p>
          </table:table-cell>
        </table:table-row>
        <table:table-row table:style-name="ro1">
          <table:table-cell office:value-type="string" calcext:value-type="string">
            <text:p>Homo_sapiens_Leu-CAA-1-1</text:p>
          </table:table-cell>
          <table:table-cell office:value-type="float" office:value="106" calcext:value-type="float">
            <text:p>106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A-1-2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A-2-1</text:p>
          </table:table-cell>
          <table:table-cell office:value-type="float" office:value="108" calcext:value-type="float">
            <text:p>108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A-3-1</text:p>
          </table:table-cell>
          <table:table-cell office:value-type="float" office:value="107" calcext:value-type="float">
            <text:p>107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A-4-1</text:p>
          </table:table-cell>
          <table:table-cell office:value-type="float" office:value="106" calcext:value-type="float">
            <text:p>106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A-5-1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A-6-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A-7-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SUM([.C335:.C342])" office:value-type="float" office:value="233" calcext:value-type="float">
            <text:p>233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Homo_sapiens_Leu-CAG-1-1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G-1-2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G-1-3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G-1-4</text:p>
          </table:table-cell>
          <table:table-cell office:value-type="float" office:value="83" calcext:value-type="float">
            <text:p>83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G-1-5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G-1-6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G-1-7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G-2-1</text:p>
          </table:table-cell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G-2-2</text:p>
          </table:table-cell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G-3-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SUM([.C343:.C352])" office:value-type="float" office:value="224" calcext:value-type="float">
            <text:p>224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CAG</text:p>
          </table:table-cell>
        </table:table-row>
        <table:table-row table:style-name="ro1">
          <table:table-cell office:value-type="string" calcext:value-type="string">
            <text:p>Homo_sapiens_Leu-TAA-1-1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TAA-2-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TAA-3-1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TAA-4-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TAA-5-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SUM([.C353:.C357])" office:value-type="float" office:value="9" calcext:value-type="float">
            <text:p>9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TAA</text:p>
          </table:table-cell>
        </table:table-row>
        <table:table-row table:style-name="ro1">
          <table:table-cell office:value-type="string" calcext:value-type="string">
            <text:p>Homo_sapiens_Leu-TAG-1-1</text:p>
          </table:table-cell>
          <table:table-cell office:value-type="float" office:value="82" calcext:value-type="float">
            <text:p>82</text:p>
          </table:table-cell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TAG-2-1</text:p>
          </table:table-cell>
          <table:table-cell office:value-type="float" office:value="82" calcext:value-type="float">
            <text:p>82</text:p>
          </table:table-cell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TAG-3-1</text:p>
          </table:table-cell>
          <table:table-cell office:value-type="float" office:value="82" calcext:value-type="float">
            <text:p>82</text:p>
          </table:table-cell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TAG-4-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SUM([.C358:.C361])" office:value-type="float" office:value="988" calcext:value-type="float">
            <text:p>988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Homo_sapiens_Lys-CTT-1-1</text:p>
          </table:table-cell>
          <table:table-cell office:value-type="float" office:value="73" calcext:value-type="float">
            <text:p>73</text:p>
          </table:table-cell>
          <table:table-cell office:value-type="float" office:value="8981" calcext:value-type="float">
            <text:p>89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1-2</text:p>
          </table:table-cell>
          <table:table-cell office:value-type="float" office:value="73" calcext:value-type="float">
            <text:p>73</text:p>
          </table:table-cell>
          <table:table-cell office:value-type="float" office:value="8821" calcext:value-type="float">
            <text:p>88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10-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11-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12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13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14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15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16-1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2-1</text:p>
          </table:table-cell>
          <table:table-cell office:value-type="float" office:value="73" calcext:value-type="float">
            <text:p>73</text:p>
          </table:table-cell>
          <table:table-cell office:value-type="float" office:value="2853" calcext:value-type="float">
            <text:p>28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2-2</text:p>
          </table:table-cell>
          <table:table-cell office:value-type="float" office:value="73" calcext:value-type="float">
            <text:p>73</text:p>
          </table:table-cell>
          <table:table-cell office:value-type="float" office:value="2872" calcext:value-type="float">
            <text:p>28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2-3</text:p>
          </table:table-cell>
          <table:table-cell office:value-type="float" office:value="73" calcext:value-type="float">
            <text:p>73</text:p>
          </table:table-cell>
          <table:table-cell office:value-type="float" office:value="2744" calcext:value-type="float">
            <text:p>27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2-4</text:p>
          </table:table-cell>
          <table:table-cell office:value-type="float" office:value="73" calcext:value-type="float">
            <text:p>73</text:p>
          </table:table-cell>
          <table:table-cell office:value-type="float" office:value="2833" calcext:value-type="float">
            <text:p>28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2-5</text:p>
          </table:table-cell>
          <table:table-cell office:value-type="float" office:value="73" calcext:value-type="float">
            <text:p>73</text:p>
          </table:table-cell>
          <table:table-cell office:value-type="float" office:value="2895" calcext:value-type="float">
            <text:p>2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3-1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4-1</text:p>
          </table:table-cell>
          <table:table-cell office:value-type="float" office:value="73" calcext:value-type="float">
            <text:p>73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5-1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6-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7-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8-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9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SUM([.C362:.C382])" office:value-type="float" office:value="32982" calcext:value-type="float">
            <text:p>3298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CTT</text:p>
          </table:table-cell>
        </table:table-row>
        <table:table-row table:style-name="ro1">
          <table:table-cell office:value-type="string" calcext:value-type="string">
            <text:p>Homo_sapiens_Lys-TTT-1-1</text:p>
          </table:table-cell>
          <table:table-cell office:value-type="float" office:value="73" calcext:value-type="float">
            <text:p>73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10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11-1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12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13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14-1</text:p>
          </table:table-cell>
          <table:table-cell office:value-type="float" office:value="73" calcext:value-type="float">
            <text:p>73</text:p>
          </table:table-cell>
          <table:table-cell office:value-type="float" office:value="1761" calcext:value-type="float">
            <text:p>17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15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16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17-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2-1</text:p>
          </table:table-cell>
          <table:table-cell office:value-type="float" office:value="73" calcext:value-type="float">
            <text:p>73</text:p>
          </table:table-cell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3-1</text:p>
          </table:table-cell>
          <table:table-cell office:value-type="float" office:value="73" calcext:value-type="float">
            <text:p>73</text:p>
          </table:table-cell>
          <table:table-cell office:value-type="float" office:value="1805" calcext:value-type="float">
            <text:p>1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3-2</text:p>
          </table:table-cell>
          <table:table-cell office:value-type="float" office:value="73" calcext:value-type="float">
            <text:p>73</text:p>
          </table:table-cell>
          <table:table-cell office:value-type="float" office:value="1785" calcext:value-type="float">
            <text:p>17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3-3</text:p>
          </table:table-cell>
          <table:table-cell office:value-type="float" office:value="73" calcext:value-type="float">
            <text:p>73</text:p>
          </table:table-cell>
          <table:table-cell office:value-type="float" office:value="1895" calcext:value-type="float">
            <text:p>1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3-4</text:p>
          </table:table-cell>
          <table:table-cell office:value-type="float" office:value="73" calcext:value-type="float">
            <text:p>73</text:p>
          </table:table-cell>
          <table:table-cell office:value-type="float" office:value="1908" calcext:value-type="float">
            <text:p>1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3-5</text:p>
          </table:table-cell>
          <table:table-cell office:value-type="float" office:value="73" calcext:value-type="float">
            <text:p>73</text:p>
          </table:table-cell>
          <table:table-cell office:value-type="float" office:value="1912" calcext:value-type="float">
            <text:p>19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4-1</text:p>
          </table:table-cell>
          <table:table-cell office:value-type="float" office:value="73" calcext:value-type="float">
            <text:p>73</text:p>
          </table:table-cell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5-1</text:p>
          </table:table-cell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6-1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7-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8-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9-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formula="of:=SUM([.C383:.C403])" office:value-type="float" office:value="11831" calcext:value-type="float">
            <text:p>11831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TTT</text:p>
          </table:table-cell>
        </table:table-row>
        <table:table-row table:style-name="ro1">
          <table:table-cell office:value-type="string" calcext:value-type="string">
            <text:p>Homo_sapiens_Met-CAT-1-1</text:p>
          </table:table-cell>
          <table:table-cell office:value-type="float" office:value="73" calcext:value-type="float">
            <text:p>73</text:p>
          </table:table-cell>
          <table:table-cell office:value-type="float" office:value="1428" calcext:value-type="float">
            <text:p>14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Met-CAT-2-1</text:p>
          </table:table-cell>
          <table:table-cell office:value-type="float" office:value="73" calcext:value-type="float">
            <text:p>73</text:p>
          </table:table-cell>
          <table:table-cell office:value-type="float" office:value="603" calcext:value-type="float">
            <text:p>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Met-CAT-3-1</text:p>
          </table:table-cell>
          <table:table-cell office:value-type="float" office:value="73" calcext:value-type="float">
            <text:p>73</text:p>
          </table:table-cell>
          <table:table-cell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Met-CAT-3-2</text:p>
          </table:table-cell>
          <table:table-cell office:value-type="float" office:value="73" calcext:value-type="float">
            <text:p>73</text:p>
          </table:table-cell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Met-CAT-4-1</text:p>
          </table:table-cell>
          <table:table-cell office:value-type="float" office:value="73" calcext:value-type="float">
            <text:p>73</text:p>
          </table:table-cell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Met-CAT-4-2</text:p>
          </table:table-cell>
          <table:table-cell office:value-type="float" office:value="73" calcext:value-type="float">
            <text:p>73</text:p>
          </table:table-cell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Met-CAT-4-3</text:p>
          </table:table-cell>
          <table:table-cell office:value-type="float" office:value="73" calcext:value-type="float">
            <text:p>73</text:p>
          </table:table-cell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Met-CAT-5-1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Met-CAT-6-1</text:p>
          </table:table-cell>
          <table:table-cell office:value-type="float" office:value="73" calcext:value-type="float">
            <text:p>73</text:p>
          </table:table-cell>
          <table:table-cell office:value-type="float" office:value="5595" calcext:value-type="float">
            <text:p>5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Met-CAT-7-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formula="of:=SUM([.C404:.C413])" office:value-type="float" office:value="9253" calcext:value-type="float">
            <text:p>9253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CAT</text:p>
          </table:table-cell>
        </table:table-row>
        <table:table-row table:style-name="ro1">
          <table:table-cell office:value-type="string" calcext:value-type="string">
            <text:p>Homo_sapiens_Phe-GAA-1-1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1-2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1-3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1-4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1-5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1-6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10-1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11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12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2-1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3-1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4-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5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6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7-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8-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9-1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table:formula="of:=SUM([.C414:.C430])" office:value-type="float" office:value="426" calcext:value-type="float">
            <text:p>426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GAA</text:p>
          </table:table-cell>
        </table:table-row>
        <table:table-row table:style-name="ro1">
          <table:table-cell office:value-type="string" calcext:value-type="string">
            <text:p>Homo_sapiens_Pro-AGG-1-1</text:p>
          </table:table-cell>
          <table:table-cell office:value-type="float" office:value="72" calcext:value-type="float">
            <text:p>72</text:p>
          </table:table-cell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2-1</text:p>
          </table:table-cell>
          <table:table-cell office:value-type="float" office:value="72" calcext:value-type="float">
            <text:p>72</text:p>
          </table:table-cell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2-2</text:p>
          </table:table-cell>
          <table:table-cell office:value-type="float" office:value="72" calcext:value-type="float">
            <text:p>72</text:p>
          </table:table-cell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2-3</text:p>
          </table:table-cell>
          <table:table-cell office:value-type="float" office:value="72" calcext:value-type="float">
            <text:p>72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2-4</text:p>
          </table:table-cell>
          <table:table-cell office:value-type="float" office:value="72" calcext:value-type="float">
            <text:p>72</text:p>
          </table:table-cell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2-5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2-6</text:p>
          </table:table-cell>
          <table:table-cell office:value-type="float" office:value="72" calcext:value-type="float">
            <text:p>72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2-7</text:p>
          </table:table-cell>
          <table:table-cell office:value-type="float" office:value="72" calcext:value-type="float">
            <text:p>72</text:p>
          </table:table-cell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2-8</text:p>
          </table:table-cell>
          <table:table-cell office:value-type="float" office:value="72" calcext:value-type="float">
            <text:p>72</text:p>
          </table:table-cell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3-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4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5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6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SUM([.C431:.C443])" office:value-type="float" office:value="2045" calcext:value-type="float">
            <text:p>2045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GG</text:p>
          </table:table-cell>
        </table:table-row>
        <table:table-row table:style-name="ro1">
          <table:table-cell office:value-type="string" calcext:value-type="string">
            <text:p>Homo_sapiens_Pro-CGG-1-1</text:p>
          </table:table-cell>
          <table:table-cell office:value-type="float" office:value="72" calcext:value-type="float">
            <text:p>72</text:p>
          </table:table-cell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CGG-1-2</text:p>
          </table:table-cell>
          <table:table-cell office:value-type="float" office:value="72" calcext:value-type="float">
            <text:p>72</text:p>
          </table:table-cell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CGG-1-3</text:p>
          </table:table-cell>
          <table:table-cell office:value-type="float" office:value="72" calcext:value-type="float">
            <text:p>72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CGG-2-1</text:p>
          </table:table-cell>
          <table:table-cell office:value-type="float" office:value="72" calcext:value-type="float">
            <text:p>72</text:p>
          </table:table-cell>
          <table:table-cell office:value-type="float" office:value="121" calcext:value-type="float">
            <text:p>121</text:p>
          </table:table-cell>
          <table:table-cell table:formula="of:=SUM([.C444:.C447])" office:value-type="float" office:value="1012" calcext:value-type="float">
            <text:p>1012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CGG</text:p>
          </table:table-cell>
        </table:table-row>
        <table:table-row table:style-name="ro1">
          <table:table-cell office:value-type="string" calcext:value-type="string">
            <text:p>Homo_sapiens_Pro-GGG-1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GGG</text:p>
          </table:table-cell>
        </table:table-row>
        <table:table-row table:style-name="ro1">
          <table:table-cell office:value-type="string" calcext:value-type="string">
            <text:p>Homo_sapiens_Pro-TGG-1-1</text:p>
          </table:table-cell>
          <table:table-cell office:value-type="float" office:value="72" calcext:value-type="float">
            <text:p>72</text:p>
          </table:table-cell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TGG-2-1</text:p>
          </table:table-cell>
          <table:table-cell office:value-type="float" office:value="72" calcext:value-type="float">
            <text:p>72</text:p>
          </table:table-cell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TGG-3-1</text:p>
          </table:table-cell>
          <table:table-cell office:value-type="float" office:value="72" calcext:value-type="float">
            <text:p>72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TGG-3-2</text:p>
          </table:table-cell>
          <table:table-cell office:value-type="float" office:value="72" calcext:value-type="float">
            <text:p>72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TGG-3-3</text:p>
          </table:table-cell>
          <table:table-cell office:value-type="float" office:value="72" calcext:value-type="float">
            <text:p>72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TGG-3-4</text:p>
          </table:table-cell>
          <table:table-cell office:value-type="float" office:value="72" calcext:value-type="float">
            <text:p>72</text:p>
          </table:table-cell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TGG-3-5</text:p>
          </table:table-cell>
          <table:table-cell office:value-type="float" office:value="72" calcext:value-type="float">
            <text:p>72</text:p>
          </table:table-cell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TGG-4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TGG-5-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SUM([.C449:.C457])" office:value-type="float" office:value="2010" calcext:value-type="float">
            <text:p>2010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TGG</text:p>
          </table:table-cell>
        </table:table-row>
        <table:table-row table:style-name="ro1">
          <table:table-cell office:value-type="string" calcext:value-type="string">
            <text:p>Homo_sapiens_SeC-TCA-1-1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C-TCA-2-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C-TCA-3-1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458:.C460])" office:value-type="float" office:value="18" calcext:value-type="float">
            <text:p>18</text:p>
          </table:table-cell>
          <table:table-cell office:value-type="string" calcext:value-type="string">
            <text:p>Seleno</text:p>
          </table:table-cell>
          <table:table-cell office:value-type="string" calcext:value-type="string">
            <text:p>TCA</text:p>
          </table:table-cell>
        </table:table-row>
        <table:table-row table:style-name="ro1">
          <table:table-cell office:value-type="string" calcext:value-type="string">
            <text:p>Homo_sapiens_Ser-ACT-1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1-1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2-1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2-2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2-3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2-4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2-5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2-6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3-1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4-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5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6-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7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SUM([.C461:.C473])" office:value-type="float" office:value="103" calcext:value-type="float">
            <text:p>103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AGA</text:p>
          </table:table-cell>
        </table:table-row>
        <table:table-row table:style-name="ro1">
          <table:table-cell office:value-type="string" calcext:value-type="string">
            <text:p>Homo_sapiens_Ser-CGA-1-1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CGA-2-1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CGA-3-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CGA-4-1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table:formula="of:=SUM([.C474:.C477])" office:value-type="float" office:value="67" calcext:value-type="float">
            <text:p>67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CGA</text:p>
          </table:table-cell>
        </table:table-row>
        <table:table-row table:style-name="ro1">
          <table:table-cell office:value-type="string" calcext:value-type="string">
            <text:p>Homo_sapiens_Ser-GCT-1-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GCT-2-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GCT-3-1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GCT-4-1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GCT-4-2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GCT-4-3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GCT-5-1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GCT-6-1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formula="of:=SUM([.C478:.C485])" office:value-type="float" office:value="101" calcext:value-type="float">
            <text:p>10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ct</text:p>
          </table:table-cell>
        </table:table-row>
        <table:table-row table:style-name="ro1">
          <table:table-cell office:value-type="string" calcext:value-type="string">
            <text:p>Homo_sapiens_Ser-TGA-1-1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TGA-2-1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TGA-3-1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TGA-4-1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formula="of:=SUM([.C486:.C489])" office:value-type="float" office:value="112" calcext:value-type="float">
            <text:p>112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GA</text:p>
          </table:table-cell>
        </table:table-row>
        <table:table-row table:style-name="ro1">
          <table:table-cell office:value-type="string" calcext:value-type="string">
            <text:p>Homo_sapiens_Thr-AGT-1-1</text:p>
          </table:table-cell>
          <table:table-cell office:value-type="float" office:value="74" calcext:value-type="float">
            <text:p>74</text:p>
          </table:table-cell>
          <table:table-cell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AGT-1-2</text:p>
          </table:table-cell>
          <table:table-cell office:value-type="float" office:value="74" calcext:value-type="float">
            <text:p>74</text:p>
          </table:table-cell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AGT-1-3</text:p>
          </table:table-cell>
          <table:table-cell office:value-type="float" office:value="74" calcext:value-type="float">
            <text:p>74</text:p>
          </table:table-cell>
          <table:table-cell office:value-type="float" office:value="458" calcext:value-type="float">
            <text:p>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AGT-2-1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AGT-2-2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AGT-3-1</text:p>
          </table:table-cell>
          <table:table-cell office:value-type="float" office:value="74" calcext:value-type="float">
            <text:p>74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AGT-4-1</text:p>
          </table:table-cell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AGT-5-1</text:p>
          </table:table-cell>
          <table:table-cell office:value-type="float" office:value="74" calcext:value-type="float">
            <text:p>74</text:p>
          </table:table-cell>
          <table:table-cell office:value-type="float" office:value="371" calcext:value-type="float">
            <text:p>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AGT-6-1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AGT-7-1</text:p>
          </table:table-cell>
          <table:table-cell office:value-type="float" office:value="74" calcext:value-type="float">
            <text:p>74</text:p>
          </table:table-cell>
          <table:table-cell office:value-type="float" office:value="158" calcext:value-type="float">
            <text:p>158</text:p>
          </table:table-cell>
          <table:table-cell table:formula="of:=SUM([.C490:.C499])" office:value-type="float" office:value="2434" calcext:value-type="float">
            <text:p>2434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GT</text:p>
          </table:table-cell>
        </table:table-row>
        <table:table-row table:style-name="ro1">
          <table:table-cell office:value-type="string" calcext:value-type="string">
            <text:p>Homo_sapiens_Thr-CGT-1-1</text:p>
          </table:table-cell>
          <table:table-cell office:value-type="float" office:value="74" calcext:value-type="float">
            <text:p>74</text:p>
          </table:table-cell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CGT-2-1</text:p>
          </table:table-cell>
          <table:table-cell office:value-type="float" office:value="72" calcext:value-type="float">
            <text:p>72</text:p>
          </table:table-cell>
          <table:table-cell office:value-type="float" office:value="3084" calcext:value-type="float">
            <text:p>3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CGT-3-1</text:p>
          </table:table-cell>
          <table:table-cell office:value-type="float" office:value="74" calcext:value-type="float">
            <text:p>74</text:p>
          </table:table-cell>
          <table:table-cell office:value-type="float" office:value="897" calcext:value-type="float">
            <text:p>8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CGT-4-1</text:p>
          </table:table-cell>
          <table:table-cell office:value-type="float" office:value="72" calcext:value-type="float">
            <text:p>72</text:p>
          </table:table-cell>
          <table:table-cell office:value-type="float" office:value="2425" calcext:value-type="float">
            <text:p>2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CGT-5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CGT-6-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formula="of:=SUM([.C500:.C505])" office:value-type="float" office:value="6843" calcext:value-type="float">
            <text:p>6843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CGT</text:p>
          </table:table-cell>
        </table:table-row>
        <table:table-row table:style-name="ro1">
          <table:table-cell office:value-type="string" calcext:value-type="string">
            <text:p>Homo_sapiens_Thr-TGT-1-1</text:p>
          </table:table-cell>
          <table:table-cell office:value-type="float" office:value="74" calcext:value-type="float">
            <text:p>74</text:p>
          </table:table-cell>
          <table:table-cell office:value-type="float" office:value="5638" calcext:value-type="float">
            <text:p>56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TGT-2-1</text:p>
          </table:table-cell>
          <table:table-cell office:value-type="float" office:value="73" calcext:value-type="float">
            <text:p>73</text:p>
          </table:table-cell>
          <table:table-cell office:value-type="float" office:value="2235" calcext:value-type="float">
            <text:p>2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TGT-3-1</text:p>
          </table:table-cell>
          <table:table-cell office:value-type="float" office:value="73" calcext:value-type="float">
            <text:p>73</text:p>
          </table:table-cell>
          <table:table-cell office:value-type="float" office:value="1896" calcext:value-type="float">
            <text:p>1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TGT-4-1</text:p>
          </table:table-cell>
          <table:table-cell office:value-type="float" office:value="73" calcext:value-type="float">
            <text:p>73</text:p>
          </table:table-cell>
          <table:table-cell office:value-type="float" office:value="3656" calcext:value-type="float">
            <text:p>36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TGT-5-1</text:p>
          </table:table-cell>
          <table:table-cell office:value-type="float" office:value="73" calcext:value-type="float">
            <text:p>73</text:p>
          </table:table-cell>
          <table:table-cell office:value-type="float" office:value="3671" calcext:value-type="float">
            <text:p>36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TGT-6-1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table:formula="of:=SUM([.C506:.C511])" office:value-type="float" office:value="17107" calcext:value-type="float">
            <text:p>17107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TGT</text:p>
          </table:table-cell>
        </table:table-row>
        <table:table-row table:style-name="ro1">
          <table:table-cell office:value-type="string" calcext:value-type="string">
            <text:p>Homo_sapiens_Trp-CCA-1-1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rp-CCA-2-1</text:p>
          </table:table-cell>
          <table:table-cell office:value-type="float" office:value="72" calcext:value-type="float">
            <text:p>72</text:p>
          </table:table-cell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rp-CCA-3-1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rp-CCA-3-2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rp-CCA-3-3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rp-CCA-4-1</text:p>
          </table:table-cell>
          <table:table-cell office:value-type="float" office:value="72" calcext:value-type="float">
            <text:p>72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rp-CCA-5-1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rp-CCA-6-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rp-CCA-7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SUM([.C512:.C520])" office:value-type="float" office:value="1000" calcext:value-type="float">
            <text:p>1000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Homo_sapiens_Tyr-ATA-1-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TA</text:p>
          </table:table-cell>
        </table:table-row>
        <table:table-row table:style-name="ro1">
          <table:table-cell office:value-type="string" calcext:value-type="string">
            <text:p>Homo_sapiens_Tyr-GTA-1-1</text:p>
          </table:table-cell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10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11-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12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2-1</text:p>
          </table:table-cell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3-1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4-1</text:p>
          </table:table-cell>
          <table:table-cell office:value-type="float" office:value="94" calcext:value-type="float">
            <text:p>94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5-1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5-2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5-3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5-4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5-5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6-1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7-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8-1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9-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SUM([.C522:.C537])" office:value-type="float" office:value="545" calcext:value-type="float">
            <text:p>545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GTA</text:p>
          </table:table-cell>
        </table:table-row>
        <table:table-row table:style-name="ro1">
          <table:table-cell office:value-type="string" calcext:value-type="string">
            <text:p>Homo_sapiens_Val-AAC-1-1</text:p>
          </table:table-cell>
          <table:table-cell office:value-type="float" office:value="73" calcext:value-type="float">
            <text:p>73</text:p>
          </table:table-cell>
          <table:table-cell office:value-type="float" office:value="2381" calcext:value-type="float">
            <text:p>2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AAC-1-2</text:p>
          </table:table-cell>
          <table:table-cell office:value-type="float" office:value="73" calcext:value-type="float">
            <text:p>73</text:p>
          </table:table-cell>
          <table:table-cell office:value-type="float" office:value="2387" calcext:value-type="float">
            <text:p>23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AAC-1-3</text:p>
          </table:table-cell>
          <table:table-cell office:value-type="float" office:value="73" calcext:value-type="float">
            <text:p>73</text:p>
          </table:table-cell>
          <table:table-cell office:value-type="float" office:value="2435" calcext:value-type="float">
            <text:p>2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AAC-1-4</text:p>
          </table:table-cell>
          <table:table-cell office:value-type="float" office:value="73" calcext:value-type="float">
            <text:p>73</text:p>
          </table:table-cell>
          <table:table-cell office:value-type="float" office:value="2399" calcext:value-type="float">
            <text:p>23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AAC-1-5</text:p>
          </table:table-cell>
          <table:table-cell office:value-type="float" office:value="73" calcext:value-type="float">
            <text:p>73</text:p>
          </table:table-cell>
          <table:table-cell office:value-type="float" office:value="2268" calcext:value-type="float">
            <text:p>22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AAC-2-1</text:p>
          </table:table-cell>
          <table:table-cell office:value-type="float" office:value="73" calcext:value-type="float">
            <text:p>73</text:p>
          </table:table-cell>
          <table:table-cell office:value-type="float" office:value="6748" calcext:value-type="float">
            <text:p>6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AAC-3-1</text:p>
          </table:table-cell>
          <table:table-cell office:value-type="float" office:value="73" calcext:value-type="float">
            <text:p>73</text:p>
          </table:table-cell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AAC-4-1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AAC-5-1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AAC-6-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AAC-7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SUM([.C538:.C548])" office:value-type="float" office:value="19102" calcext:value-type="float">
            <text:p>1910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Homo_sapiens_Val-CAC-1-1</text:p>
          </table:table-cell>
          <table:table-cell office:value-type="float" office:value="73" calcext:value-type="float">
            <text:p>73</text:p>
          </table:table-cell>
          <table:table-cell office:value-type="float" office:value="8411" calcext:value-type="float">
            <text:p>84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1-2</text:p>
          </table:table-cell>
          <table:table-cell office:value-type="float" office:value="73" calcext:value-type="float">
            <text:p>73</text:p>
          </table:table-cell>
          <table:table-cell office:value-type="float" office:value="8792" calcext:value-type="float">
            <text:p>8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1-3</text:p>
          </table:table-cell>
          <table:table-cell office:value-type="float" office:value="73" calcext:value-type="float">
            <text:p>73</text:p>
          </table:table-cell>
          <table:table-cell office:value-type="float" office:value="8646" calcext:value-type="float">
            <text:p>86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1-4</text:p>
          </table:table-cell>
          <table:table-cell office:value-type="float" office:value="73" calcext:value-type="float">
            <text:p>73</text:p>
          </table:table-cell>
          <table:table-cell office:value-type="float" office:value="8657" calcext:value-type="float">
            <text:p>8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1-5</text:p>
          </table:table-cell>
          <table:table-cell office:value-type="float" office:value="73" calcext:value-type="float">
            <text:p>73</text:p>
          </table:table-cell>
          <table:table-cell office:value-type="float" office:value="8651" calcext:value-type="float">
            <text:p>86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1-6</text:p>
          </table:table-cell>
          <table:table-cell office:value-type="float" office:value="73" calcext:value-type="float">
            <text:p>73</text:p>
          </table:table-cell>
          <table:table-cell office:value-type="float" office:value="8569" calcext:value-type="float">
            <text:p>85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10-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11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11-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12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13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14-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2-1</text:p>
          </table:table-cell>
          <table:table-cell office:value-type="float" office:value="73" calcext:value-type="float">
            <text:p>73</text:p>
          </table:table-cell>
          <table:table-cell office:value-type="float" office:value="2554" calcext:value-type="float">
            <text:p>25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3-1</text:p>
          </table:table-cell>
          <table:table-cell office:value-type="float" office:value="73" calcext:value-type="float">
            <text:p>73</text:p>
          </table:table-cell>
          <table:table-cell office:value-type="float" office:value="2233" calcext:value-type="float">
            <text:p>2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4-1</text:p>
          </table:table-cell>
          <table:table-cell office:value-type="float" office:value="73" calcext:value-type="float">
            <text:p>73</text:p>
          </table:table-cell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5-1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6-1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7-1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8-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9-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SUM([.C549:.C568])" office:value-type="float" office:value="56809" calcext:value-type="float">
            <text:p>5680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Homo_sapiens_Val-TAC-1-1</text:p>
          </table:table-cell>
          <table:table-cell office:value-type="float" office:value="73" calcext:value-type="float">
            <text:p>73</text:p>
          </table:table-cell>
          <table:table-cell office:value-type="float" office:value="3151" calcext:value-type="float">
            <text:p>3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TAC-1-2</text:p>
          </table:table-cell>
          <table:table-cell office:value-type="float" office:value="73" calcext:value-type="float">
            <text:p>73</text:p>
          </table:table-cell>
          <table:table-cell office:value-type="float" office:value="3060" calcext:value-type="float">
            <text:p>30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TAC-2-1</text:p>
          </table:table-cell>
          <table:table-cell office:value-type="float" office:value="73" calcext:value-type="float">
            <text:p>73</text:p>
          </table:table-cell>
          <table:table-cell office:value-type="float" office:value="2331" calcext:value-type="float">
            <text:p>23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TAC-3-1</text:p>
          </table:table-cell>
          <table:table-cell office:value-type="float" office:value="73" calcext:value-type="float">
            <text:p>73</text:p>
          </table:table-cell>
          <table:table-cell office:value-type="float" office:value="574" calcext:value-type="float">
            <text:p>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TAC-4-1</text:p>
          </table:table-cell>
          <table:table-cell office:value-type="float" office:value="73" calcext:value-type="float">
            <text:p>73</text:p>
          </table:table-cell>
          <table:table-cell office:value-type="float" office:value="593" calcext:value-type="float">
            <text:p>593</text:p>
          </table:table-cell>
          <table:table-cell table:formula="of:=SUM([.C569:.C573])" office:value-type="float" office:value="9709" calcext:value-type="float">
            <text:p>970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AC</text:p>
          </table:table-cell>
        </table:table-row>
      </table:table>
      <table:table table:name="compare" table:style-name="ta1">
        <table:table-column table:style-name="co2" table:number-columns-repeated="24" table:default-cell-style-name="Default"/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anticodon</text:p>
          </table:table-cell>
          <table:table-cell office:value-type="string" calcext:value-type="string">
            <text:p>AnoIFN</text:p>
          </table:table-cell>
          <table:table-cell office:value-type="string" calcext:value-type="string">
            <text:p>AIFN</text:p>
          </table:table-cell>
          <table:table-cell table:number-columns-repeated="3"/>
          <table:table-cell office:value-type="string" calcext:value-type="string">
            <text:p>aa</text:p>
          </table:table-cell>
          <table:table-cell office:value-type="string" calcext:value-type="string">
            <text:p>codon</text:p>
          </table:table-cell>
          <table:table-cell office:value-type="string" calcext:value-type="string">
            <text:p>AnoIFN</text:p>
          </table:table-cell>
          <table:table-cell office:value-type="string" calcext:value-type="string">
            <text:p>AIFN</text:p>
          </table:table-cell>
          <table:table-cell office:value-type="string" calcext:value-type="string">
            <text:p>ratio AnoIFN</text:p>
          </table:table-cell>
          <table:table-cell office:value-type="string" calcext:value-type="string">
            <text:p>ratio IFN</text:p>
          </table:table-cell>
          <table:table-cell office:value-type="string" calcext:value-type="string">
            <text:p>RSCU AnoIFN</text:p>
          </table:table-cell>
          <table:table-cell office:value-type="string" calcext:value-type="string">
            <text:p>RSCU AIFN</text:p>
          </table:table-cell>
          <table:table-cell office:value-type="string" calcext:value-type="string">
            <text:p>I/noI RSCU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od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(I)AGC</text:p>
          </table:table-cell>
          <table:table-cell office:value-type="float" office:value="41686" calcext:value-type="float">
            <text:p>41686</text:p>
          </table:table-cell>
          <table:table-cell office:value-type="float" office:value="56171" calcext:value-type="float">
            <text:p>56171</text:p>
          </table:table-cell>
          <table:table-cell office:value-type="string" calcext:value-type="string">
            <text:p>gct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gca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ct</text:p>
          </table:table-cell>
          <table:table-cell table:formula="of:=[.C2]" office:value-type="float" office:value="41686" calcext:value-type="float">
            <text:p>41686</text:p>
          </table:table-cell>
          <table:table-cell table:formula="of:=[.D2]" office:value-type="float" office:value="56171" calcext:value-type="float">
            <text:p>56171</text:p>
          </table:table-cell>
          <table:table-cell table:formula="of:=[.J2]/SUM([.J2:.J5])" office:value-type="float" office:value="0.240327462454239" calcext:value-type="float">
            <text:p>0.2403274625</text:p>
          </table:table-cell>
          <table:table-cell table:formula="of:=[.K2]/SUM([.K2:.K5])" office:value-type="float" office:value="0.241902629142353" calcext:value-type="float">
            <text:p>0.2419026291</text:p>
          </table:table-cell>
          <table:table-cell table:formula="of:=[.L2]/0.25" office:value-type="float" office:value="0.961309849816955" calcext:value-type="float">
            <text:p>0.9613098498</text:p>
          </table:table-cell>
          <table:table-cell table:formula="of:=[.M2]/0.25" office:value-type="float" office:value="0.967610516569411" calcext:value-type="float">
            <text:p>0.9676105166</text:p>
          </table:table-cell>
          <table:table-cell table:formula="of:=[.O2]/[.N2]" office:value-type="float" office:value="1.00655425173648" calcext:value-type="float">
            <text:p>1.006554251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CGC</text:p>
          </table:table-cell>
          <table:table-cell office:value-type="float" office:value="10315" calcext:value-type="float">
            <text:p>10315</text:p>
          </table:table-cell>
          <table:table-cell office:value-type="float" office:value="14762" calcext:value-type="float">
            <text:p>14762</text:p>
          </table:table-cell>
          <table:table-cell office:value-type="string" calcext:value-type="string">
            <text:p>gcg</text:p>
          </table:table-cell>
          <table:table-cell table:number-columns-repeated="2"/>
          <table:table-cell office:value-type="string" calcext:value-type="string">
            <text:p>Ala</text:p>
          </table:table-cell>
          <table:table-cell office:value-type="string" calcext:value-type="string">
            <text:p>gcc</text:p>
          </table:table-cell>
          <table:table-cell table:formula="of:=[.C2]" office:value-type="float" office:value="41686" calcext:value-type="float">
            <text:p>41686</text:p>
          </table:table-cell>
          <table:table-cell table:formula="of:=[.D2]" office:value-type="float" office:value="56171" calcext:value-type="float">
            <text:p>56171</text:p>
          </table:table-cell>
          <table:table-cell table:formula="of:=[.J3]/SUM([.J2:.J5])" office:value-type="float" office:value="0.240327462454239" calcext:value-type="float">
            <text:p>0.2403274625</text:p>
          </table:table-cell>
          <table:table-cell table:formula="of:=[.K3]/SUM([.K2:.K5])" office:value-type="float" office:value="0.241902629142353" calcext:value-type="float">
            <text:p>0.2419026291</text:p>
          </table:table-cell>
          <table:table-cell table:formula="of:=[.L3]/0.25" office:value-type="float" office:value="0.961309849816955" calcext:value-type="float">
            <text:p>0.9613098498</text:p>
          </table:table-cell>
          <table:table-cell table:formula="of:=[.M3]/0.25" office:value-type="float" office:value="0.967610516569411" calcext:value-type="float">
            <text:p>0.9676105166</text:p>
          </table:table-cell>
          <table:table-cell table:formula="of:=[.O3]/[.N3]" office:value-type="float" office:value="1.00655425173648" calcext:value-type="float">
            <text:p>1.006554251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c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TGC</text:p>
          </table:table-cell>
          <table:table-cell office:value-type="float" office:value="19041" calcext:value-type="float">
            <text:p>19041</text:p>
          </table:table-cell>
          <table:table-cell office:value-type="float" office:value="24465" calcext:value-type="float">
            <text:p>24465</text:p>
          </table:table-cell>
          <table:table-cell office:value-type="string" calcext:value-type="string">
            <text:p>gca</text:p>
          </table:table-cell>
          <table:table-cell office:value-type="string" calcext:value-type="string">
            <text:p>gcg</text:p>
          </table:table-cell>
          <table:table-cell/>
          <table:table-cell office:value-type="string" calcext:value-type="string">
            <text:p>Ala</text:p>
          </table:table-cell>
          <table:table-cell office:value-type="string" calcext:value-type="string">
            <text:p>gca</text:p>
          </table:table-cell>
          <table:table-cell table:formula="of:=[.C2]+[.C4]" office:value-type="float" office:value="60727" calcext:value-type="float">
            <text:p>60727</text:p>
          </table:table-cell>
          <table:table-cell table:formula="of:=[.D2]+[.D4]" office:value-type="float" office:value="80636" calcext:value-type="float">
            <text:p>80636</text:p>
          </table:table-cell>
          <table:table-cell table:formula="of:=[.J4]/SUM([.J2:.J5])" office:value-type="float" office:value="0.35010233201695" calcext:value-type="float">
            <text:p>0.350102332</text:p>
          </table:table-cell>
          <table:table-cell table:formula="of:=[.K4]/SUM([.K2:.K5])" office:value-type="float" office:value="0.347262117525462" calcext:value-type="float">
            <text:p>0.3472621175</text:p>
          </table:table-cell>
          <table:table-cell table:formula="of:=[.L4]/0.25" office:value-type="float" office:value="1.4004093280678" calcext:value-type="float">
            <text:p>1.4004093281</text:p>
          </table:table-cell>
          <table:table-cell table:formula="of:=[.M4]/0.25" office:value-type="float" office:value="1.38904847010185" calcext:value-type="float">
            <text:p>1.3890484701</text:p>
          </table:table-cell>
          <table:table-cell table:formula="of:=[.O4]/[.N4]" office:value-type="float" office:value="0.991887473370644" calcext:value-type="float">
            <text:p>0.991887473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a</text:p>
          </table:table-cell>
          <table:table-cell table:number-columns-repeated="6"/>
          <table:table-cell office:value-type="string" calcext:value-type="string">
            <text:p>Ala</text:p>
          </table:table-cell>
          <table:table-cell office:value-type="string" calcext:value-type="string">
            <text:p>gcg</text:p>
          </table:table-cell>
          <table:table-cell table:formula="of:=[.C3]+[.C4]" office:value-type="float" office:value="29356" calcext:value-type="float">
            <text:p>29356</text:p>
          </table:table-cell>
          <table:table-cell table:formula="of:=[.D3]+[.D4]" office:value-type="float" office:value="39227" calcext:value-type="float">
            <text:p>39227</text:p>
          </table:table-cell>
          <table:table-cell table:formula="of:=[.J5]/SUM([.J2:.J5])" office:value-type="float" office:value="0.169242743074573" calcext:value-type="float">
            <text:p>0.1692427431</text:p>
          </table:table-cell>
          <table:table-cell table:formula="of:=[.K5]/SUM([.K2:.K5])" office:value-type="float" office:value="0.168932624189832" calcext:value-type="float">
            <text:p>0.1689326242</text:p>
          </table:table-cell>
          <table:table-cell table:formula="of:=[.L5]/0.25" office:value-type="float" office:value="0.676970972298291" calcext:value-type="float">
            <text:p>0.6769709723</text:p>
          </table:table-cell>
          <table:table-cell table:formula="of:=[.M5]/0.25" office:value-type="float" office:value="0.675730496759329" calcext:value-type="float">
            <text:p>0.6757304968</text:p>
          </table:table-cell>
          <table:table-cell table:formula="of:=[.O5]/[.N5]" office:value-type="float" office:value="0.998167608967412" calcext:value-type="float">
            <text:p>0.99816760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c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anticodon</text:p>
          </table:table-cell>
          <table:table-cell office:value-type="string" calcext:value-type="string">
            <text:p>AnoIFN</text:p>
          </table:table-cell>
          <table:table-cell office:value-type="string" calcext:value-type="string">
            <text:p>AIFN</text:p>
          </table:table-cell>
          <table:table-cell table:number-columns-repeated="11"/>
          <table:table-cell table:formula="of:=[.O6]/[.N6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(I)ACG</text:p>
          </table:table-cell>
          <table:table-cell office:value-type="float" office:value="688" calcext:value-type="float">
            <text:p>688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gt</text:p>
          </table:table-cell>
          <table:table-cell office:value-type="string" calcext:value-type="string">
            <text:p>cgc</text:p>
          </table:table-cell>
          <table:table-cell/>
          <table:table-cell office:value-type="string" calcext:value-type="string">
            <text:p>Arg</text:p>
          </table:table-cell>
          <table:table-cell office:value-type="string" calcext:value-type="string">
            <text:p>cgt</text:p>
          </table:table-cell>
          <table:table-cell table:formula="of:=[.C7]" office:value-type="float" office:value="688" calcext:value-type="float">
            <text:p>688</text:p>
          </table:table-cell>
          <table:table-cell table:formula="of:=[.D7]" office:value-type="float" office:value="805" calcext:value-type="float">
            <text:p>805</text:p>
          </table:table-cell>
          <table:table-cell table:formula="of:=[.J7]/SUM([.J7:.J12])" office:value-type="float" office:value="0.0327167245232774" calcext:value-type="float">
            <text:p>0.0327167245</text:p>
          </table:table-cell>
          <table:table-cell table:formula="of:=[.K7]/SUM([.K7:.K12])" office:value-type="float" office:value="0.033178090096031" calcext:value-type="float">
            <text:p>0.0331780901</text:p>
          </table:table-cell>
          <table:table-cell table:formula="of:=[.L7]/(1/6)" office:value-type="float" office:value="0.196300347139664" calcext:value-type="float">
            <text:p>0.1963003471</text:p>
          </table:table-cell>
          <table:table-cell table:formula="of:=[.M7]/(1/6)" office:value-type="float" office:value="0.199068540576186" calcext:value-type="float">
            <text:p>0.1990685406</text:p>
          </table:table-cell>
          <table:table-cell table:formula="of:=[.O7]/[.N7]" office:value-type="float" office:value="1.01410182649627" calcext:value-type="float">
            <text:p>1.0141018265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cg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CCG</text:p>
          </table:table-cell>
          <table:table-cell office:value-type="float" office:value="2106" calcext:value-type="float">
            <text:p>2106</text:p>
          </table:table-cell>
          <table:table-cell office:value-type="float" office:value="2683" calcext:value-type="float">
            <text:p>2683</text:p>
          </table:table-cell>
          <table:table-cell office:value-type="string" calcext:value-type="string">
            <text:p>cgg</text:p>
          </table:table-cell>
          <table:table-cell table:number-columns-repeated="2"/>
          <table:table-cell office:value-type="string" calcext:value-type="string">
            <text:p>Arg</text:p>
          </table:table-cell>
          <table:table-cell office:value-type="string" calcext:value-type="string">
            <text:p>cgc</text:p>
          </table:table-cell>
          <table:table-cell table:formula="of:=[.C7]" office:value-type="float" office:value="688" calcext:value-type="float">
            <text:p>688</text:p>
          </table:table-cell>
          <table:table-cell table:formula="of:=[.D7]" office:value-type="float" office:value="805" calcext:value-type="float">
            <text:p>805</text:p>
          </table:table-cell>
          <table:table-cell table:formula="of:=[.J8]/SUM([.J7:.J12])" office:value-type="float" office:value="0.0327167245232774" calcext:value-type="float">
            <text:p>0.0327167245</text:p>
          </table:table-cell>
          <table:table-cell table:formula="of:=[.K8]/SUM([.K7:.K12])" office:value-type="float" office:value="0.033178090096031" calcext:value-type="float">
            <text:p>0.0331780901</text:p>
          </table:table-cell>
          <table:table-cell table:formula="of:=[.L8]/(1/6)" office:value-type="float" office:value="0.196300347139664" calcext:value-type="float">
            <text:p>0.1963003471</text:p>
          </table:table-cell>
          <table:table-cell table:formula="of:=[.M8]/(1/6)" office:value-type="float" office:value="0.199068540576186" calcext:value-type="float">
            <text:p>0.1990685406</text:p>
          </table:table-cell>
          <table:table-cell table:formula="of:=[.O8]/[.N8]" office:value-type="float" office:value="1.01410182649627" calcext:value-type="float">
            <text:p>1.0141018265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cg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CCT</text:p>
          </table:table-cell>
          <table:table-cell office:value-type="float" office:value="13163" calcext:value-type="float">
            <text:p>13163</text:p>
          </table:table-cell>
          <table:table-cell office:value-type="float" office:value="15156" calcext:value-type="float">
            <text:p>15156</text:p>
          </table:table-cell>
          <table:table-cell office:value-type="string" calcext:value-type="string">
            <text:p>agg</text:p>
          </table:table-cell>
          <table:table-cell table:number-columns-repeated="2"/>
          <table:table-cell office:value-type="string" calcext:value-type="string">
            <text:p>Arg</text:p>
          </table:table-cell>
          <table:table-cell office:value-type="string" calcext:value-type="string">
            <text:p>cga</text:p>
          </table:table-cell>
          <table:table-cell table:formula="of:=[.C10]" office:value-type="float" office:value="1068" calcext:value-type="float">
            <text:p>1068</text:p>
          </table:table-cell>
          <table:table-cell table:formula="of:=[.D10]" office:value-type="float" office:value="1492" calcext:value-type="float">
            <text:p>1492</text:p>
          </table:table-cell>
          <table:table-cell table:formula="of:=[.J9]/SUM([.J7:.J12])" office:value-type="float" office:value="0.050787008416948" calcext:value-type="float">
            <text:p>0.0507870084</text:p>
          </table:table-cell>
          <table:table-cell table:formula="of:=[.K9]/SUM([.K7:.K12])" office:value-type="float" office:value="0.0614928079792276" calcext:value-type="float">
            <text:p>0.061492808</text:p>
          </table:table-cell>
          <table:table-cell table:formula="of:=[.L9]/(1/6)" office:value-type="float" office:value="0.304722050501688" calcext:value-type="float">
            <text:p>0.3047220505</text:p>
          </table:table-cell>
          <table:table-cell table:formula="of:=[.M9]/(1/6)" office:value-type="float" office:value="0.368956847875366" calcext:value-type="float">
            <text:p>0.3689568479</text:p>
          </table:table-cell>
          <table:table-cell table:formula="of:=[.O9]/[.N9]" office:value-type="float" office:value="1.21079799531384" calcext:value-type="float">
            <text:p>1.2107979953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cg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TCG</text:p>
          </table:table-cell>
          <table:table-cell office:value-type="float" office:value="1068" calcext:value-type="float">
            <text:p>1068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cga</text:p>
          </table:table-cell>
          <table:table-cell office:value-type="string" calcext:value-type="string">
            <text:p>cgg</text:p>
          </table:table-cell>
          <table:table-cell/>
          <table:table-cell office:value-type="string" calcext:value-type="string">
            <text:p>Arg</text:p>
          </table:table-cell>
          <table:table-cell office:value-type="string" calcext:value-type="string">
            <text:p>cgg</text:p>
          </table:table-cell>
          <table:table-cell table:formula="of:=[.C8]+[.C10]" office:value-type="float" office:value="3174" calcext:value-type="float">
            <text:p>3174</text:p>
          </table:table-cell>
          <table:table-cell table:formula="of:=[.D8]+[.D10]" office:value-type="float" office:value="4175" calcext:value-type="float">
            <text:p>4175</text:p>
          </table:table-cell>
          <table:table-cell table:style-name="ce2" table:formula="of:=[.J10]/SUM([.J7:.J12])" office:value-type="float" office:value="0.150934423890817" calcext:value-type="float">
            <text:p>0.1509344239</text:p>
          </table:table-cell>
          <table:table-cell table:style-name="ce2" table:formula="of:=[.K10]/SUM([.K7:.K12])" office:value-type="float" office:value="0.17207270329308" calcext:value-type="float">
            <text:p>0.1720727033</text:p>
          </table:table-cell>
          <table:table-cell table:formula="of:=[.L10]/(1/6)" office:value-type="float" office:value="0.905606543344905" calcext:value-type="float">
            <text:p>0.9056065433</text:p>
          </table:table-cell>
          <table:table-cell table:formula="of:=[.M10]/(1/6)" office:value-type="float" office:value="1.03243621975848" calcext:value-type="float">
            <text:p>1.0324362198</text:p>
          </table:table-cell>
          <table:table-cell table:formula="of:=[.O10]/[.N10]" office:value-type="float" office:value="1.14004942581921" calcext:value-type="float">
            <text:p>1.1400494258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cg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TCT</text:p>
          </table:table-cell>
          <table:table-cell office:value-type="float" office:value="1124" calcext:value-type="float">
            <text:p>1124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aga</text:p>
          </table:table-cell>
          <table:table-cell office:value-type="string" calcext:value-type="string">
            <text:p>agg</text:p>
          </table:table-cell>
          <table:table-cell/>
          <table:table-cell office:value-type="string" calcext:value-type="string">
            <text:p>Arg</text:p>
          </table:table-cell>
          <table:table-cell office:value-type="string" calcext:value-type="string">
            <text:p>aga</text:p>
          </table:table-cell>
          <table:table-cell table:formula="of:=[.C11]" office:value-type="float" office:value="1124" calcext:value-type="float">
            <text:p>1124</text:p>
          </table:table-cell>
          <table:table-cell table:formula="of:=[.D11]" office:value-type="float" office:value="915" calcext:value-type="float">
            <text:p>915</text:p>
          </table:table-cell>
          <table:table-cell table:formula="of:=[.J11]/SUM([.J7:.J12])" office:value-type="float" office:value="0.0534499976223311" calcext:value-type="float">
            <text:p>0.0534499976</text:p>
          </table:table-cell>
          <table:table-cell table:formula="of:=[.K11]/SUM([.K7:.K12])" office:value-type="float" office:value="0.0377117421588427" calcext:value-type="float">
            <text:p>0.0377117422</text:p>
          </table:table-cell>
          <table:table-cell table:formula="of:=[.L11]/(1/6)" office:value-type="float" office:value="0.320699985733986" calcext:value-type="float">
            <text:p>0.3206999857</text:p>
          </table:table-cell>
          <table:table-cell table:formula="of:=[.M11]/(1/6)" office:value-type="float" office:value="0.226270452953056" calcext:value-type="float">
            <text:p>0.226270453</text:p>
          </table:table-cell>
          <table:table-cell table:formula="of:=[.O11]/[.N11]" office:value-type="float" office:value="0.705551802365038" calcext:value-type="float">
            <text:p>0.7055518024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g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g</text:p>
          </table:table-cell>
          <table:table-cell table:number-columns-repeated="6"/>
          <table:table-cell office:value-type="string" calcext:value-type="string">
            <text:p>Arg</text:p>
          </table:table-cell>
          <table:table-cell office:value-type="string" calcext:value-type="string">
            <text:p>agg</text:p>
          </table:table-cell>
          <table:table-cell table:formula="of:=[.C11]+[.C9]" office:value-type="float" office:value="14287" calcext:value-type="float">
            <text:p>14287</text:p>
          </table:table-cell>
          <table:table-cell table:formula="of:=[.D11]+[.D9]" office:value-type="float" office:value="16071" calcext:value-type="float">
            <text:p>16071</text:p>
          </table:table-cell>
          <table:table-cell table:formula="of:=[.J12]/SUM([.J7:.J12])" office:value-type="float" office:value="0.679395121023349" calcext:value-type="float">
            <text:p>0.679395121</text:p>
          </table:table-cell>
          <table:table-cell table:formula="of:=[.K12]/SUM([.K7:.K12])" office:value-type="float" office:value="0.662366566376788" calcext:value-type="float">
            <text:p>0.6623665664</text:p>
          </table:table-cell>
          <table:table-cell table:formula="of:=[.L12]/(1/6)" office:value-type="float" office:value="4.07637072614009" calcext:value-type="float">
            <text:p>4.0763707261</text:p>
          </table:table-cell>
          <table:table-cell table:formula="of:=[.M12]/(1/6)" office:value-type="float" office:value="3.97419939826073" calcext:value-type="float">
            <text:p>3.9741993983</text:p>
          </table:table-cell>
          <table:table-cell table:formula="of:=[.O12]/[.N12]" office:value-type="float" office:value="0.974935712489499" calcext:value-type="float">
            <text:p>0.9749357125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gg</text:p>
          </table:table-cell>
          <table:table-cell table:number-columns-repeated="6"/>
        </table:table-row>
        <table:table-row table:style-name="ro1">
          <table:table-cell table:number-columns-repeated="15"/>
          <table:table-cell table:formula="of:=[.O13]/[.N13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n</text:p>
          </table:table-cell>
          <table:table-cell office:value-type="string" calcext:value-type="string">
            <text:p>AT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t</text:p>
          </table:table-cell>
          <table:table-cell table:number-columns-repeated="2"/>
          <table:table-cell office:value-type="string" calcext:value-type="string">
            <text:p>Asn</text:p>
          </table:table-cell>
          <table:table-cell office:value-type="string" calcext:value-type="string">
            <text:p>aat</text:p>
          </table:table-cell>
          <table:table-cell table:formula="of:=[.C15]" office:value-type="float" office:value="24168" calcext:value-type="float">
            <text:p>24168</text:p>
          </table:table-cell>
          <table:table-cell table:formula="of:=[.D15]" office:value-type="float" office:value="29086" calcext:value-type="float">
            <text:p>29086</text:p>
          </table:table-cell>
          <table:table-cell table:formula="of:=[.J14]/SUM([.J14:.J15])" office:value-type="float" office:value="0.5" calcext:value-type="float">
            <text:p>0.5</text:p>
          </table:table-cell>
          <table:table-cell table:formula="of:=[.K14]/SUM([.K14:.K15])" office:value-type="float" office:value="0.5" calcext:value-type="float">
            <text:p>0.5</text:p>
          </table:table-cell>
          <table:table-cell table:formula="of:=[.L14]/0.5" office:value-type="float" office:value="1" calcext:value-type="float">
            <text:p>1</text:p>
          </table:table-cell>
          <table:table-cell table:formula="of:=[.M14]/0.5" office:value-type="float" office:value="1" calcext:value-type="float">
            <text:p>1</text:p>
          </table:table-cell>
          <table:table-cell table:formula="of:=[.O14]/[.N14]" office:value-type="float" office:value="1" calcext:value-type="float">
            <text:p>1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n</text:p>
          </table:table-cell>
          <table:table-cell office:value-type="string" calcext:value-type="string">
            <text:p>GTT</text:p>
          </table:table-cell>
          <table:table-cell office:value-type="float" office:value="24168" calcext:value-type="float">
            <text:p>24168</text:p>
          </table:table-cell>
          <table:table-cell office:value-type="float" office:value="29086" calcext:value-type="float">
            <text:p>29086</text:p>
          </table:table-cell>
          <table:table-cell office:value-type="string" calcext:value-type="string">
            <text:p>aat</text:p>
          </table:table-cell>
          <table:table-cell office:value-type="string" calcext:value-type="string">
            <text:p>aac</text:p>
          </table:table-cell>
          <table:table-cell/>
          <table:table-cell office:value-type="string" calcext:value-type="string">
            <text:p>Asn</text:p>
          </table:table-cell>
          <table:table-cell office:value-type="string" calcext:value-type="string">
            <text:p>aac</text:p>
          </table:table-cell>
          <table:table-cell table:formula="of:=[.C15]" office:value-type="float" office:value="24168" calcext:value-type="float">
            <text:p>24168</text:p>
          </table:table-cell>
          <table:table-cell table:formula="of:=[.D15]" office:value-type="float" office:value="29086" calcext:value-type="float">
            <text:p>29086</text:p>
          </table:table-cell>
          <table:table-cell table:formula="of:=[.J15]/SUM([.J14:.J15])" office:value-type="float" office:value="0.5" calcext:value-type="float">
            <text:p>0.5</text:p>
          </table:table-cell>
          <table:table-cell table:formula="of:=[.K15]/SUM([.K14:.K15])" office:value-type="float" office:value="0.5" calcext:value-type="float">
            <text:p>0.5</text:p>
          </table:table-cell>
          <table:table-cell table:formula="of:=[.L15]/0.5" office:value-type="float" office:value="1" calcext:value-type="float">
            <text:p>1</text:p>
          </table:table-cell>
          <table:table-cell table:formula="of:=[.M15]/0.5" office:value-type="float" office:value="1" calcext:value-type="float">
            <text:p>1</text:p>
          </table:table-cell>
          <table:table-cell table:formula="of:=[.O15]/[.N15]" office:value-type="float" office:value="1" calcext:value-type="float">
            <text:p>1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ac</text:p>
          </table:table-cell>
          <table:table-cell table:number-columns-repeated="6"/>
        </table:table-row>
        <table:table-row table:style-name="ro1">
          <table:table-cell table:number-columns-repeated="15"/>
          <table:table-cell table:formula="of:=[.O16]/[.N16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p</text:p>
          </table:table-cell>
          <table:table-cell office:value-type="string" calcext:value-type="string">
            <text:p>GTC</text:p>
          </table:table-cell>
          <table:table-cell office:value-type="float" office:value="11586" calcext:value-type="float">
            <text:p>11586</text:p>
          </table:table-cell>
          <table:table-cell office:value-type="float" office:value="8730" calcext:value-type="float">
            <text:p>8730</text:p>
          </table:table-cell>
          <table:table-cell office:value-type="string" calcext:value-type="string">
            <text:p>gat</text:p>
          </table:table-cell>
          <table:table-cell office:value-type="string" calcext:value-type="string">
            <text:p>gac</text:p>
          </table:table-cell>
          <table:table-cell/>
          <table:table-cell office:value-type="string" calcext:value-type="string">
            <text:p>Asp</text:p>
          </table:table-cell>
          <table:table-cell office:value-type="string" calcext:value-type="string">
            <text:p>gat</text:p>
          </table:table-cell>
          <table:table-cell table:formula="of:=[.C17]" office:value-type="float" office:value="11586" calcext:value-type="float">
            <text:p>11586</text:p>
          </table:table-cell>
          <table:table-cell table:formula="of:=[.D17]" office:value-type="float" office:value="8730" calcext:value-type="float">
            <text:p>8730</text:p>
          </table:table-cell>
          <table:table-cell table:formula="of:=[.J17]/SUM([.J17:.J18])" office:value-type="float" office:value="0.5" calcext:value-type="float">
            <text:p>0.5</text:p>
          </table:table-cell>
          <table:table-cell table:formula="of:=[.K17]/SUM([.K17:.K18])" office:value-type="float" office:value="0.5" calcext:value-type="float">
            <text:p>0.5</text:p>
          </table:table-cell>
          <table:table-cell table:formula="of:=[.L17]/0.5" office:value-type="float" office:value="1" calcext:value-type="float">
            <text:p>1</text:p>
          </table:table-cell>
          <table:table-cell table:formula="of:=[.M17]/0.5" office:value-type="float" office:value="1" calcext:value-type="float">
            <text:p>1</text:p>
          </table:table-cell>
          <table:table-cell table:formula="of:=[.O17]/[.N17]" office:value-type="float" office:value="1" calcext:value-type="float">
            <text:p>1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gat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Asp</text:p>
          </table:table-cell>
          <table:table-cell office:value-type="string" calcext:value-type="string">
            <text:p>gac</text:p>
          </table:table-cell>
          <table:table-cell table:formula="of:=[.C17]" office:value-type="float" office:value="11586" calcext:value-type="float">
            <text:p>11586</text:p>
          </table:table-cell>
          <table:table-cell table:formula="of:=[.D17]" office:value-type="float" office:value="8730" calcext:value-type="float">
            <text:p>8730</text:p>
          </table:table-cell>
          <table:table-cell table:formula="of:=[.J18]/SUM([.J17:.J18])" office:value-type="float" office:value="0.5" calcext:value-type="float">
            <text:p>0.5</text:p>
          </table:table-cell>
          <table:table-cell table:formula="of:=[.K18]/SUM([.K17:.K18])" office:value-type="float" office:value="0.5" calcext:value-type="float">
            <text:p>0.5</text:p>
          </table:table-cell>
          <table:table-cell table:formula="of:=[.L18]/0.5" office:value-type="float" office:value="1" calcext:value-type="float">
            <text:p>1</text:p>
          </table:table-cell>
          <table:table-cell table:formula="of:=[.M18]/0.5" office:value-type="float" office:value="1" calcext:value-type="float">
            <text:p>1</text:p>
          </table:table-cell>
          <table:table-cell table:formula="of:=[.O18]/[.N18]" office:value-type="float" office:value="1" calcext:value-type="float">
            <text:p>1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gac</text:p>
          </table:table-cell>
          <table:table-cell table:number-columns-repeated="6"/>
        </table:table-row>
        <table:table-row table:style-name="ro1">
          <table:table-cell table:number-columns-repeated="15"/>
          <table:table-cell table:formula="of:=[.O19]/[.N19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ys</text:p>
          </table:table-cell>
          <table:table-cell office:value-type="string" calcext:value-type="string">
            <text:p>GCA</text:p>
          </table:table-cell>
          <table:table-cell office:value-type="float" office:value="485" calcext:value-type="float">
            <text:p>485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tgt</text:p>
          </table:table-cell>
          <table:table-cell office:value-type="string" calcext:value-type="string">
            <text:p>tgc</text:p>
          </table:table-cell>
          <table:table-cell/>
          <table:table-cell office:value-type="string" calcext:value-type="string">
            <text:p>Cys</text:p>
          </table:table-cell>
          <table:table-cell office:value-type="string" calcext:value-type="string">
            <text:p>tgt</text:p>
          </table:table-cell>
          <table:table-cell table:formula="of:=[.C20]" office:value-type="float" office:value="485" calcext:value-type="float">
            <text:p>485</text:p>
          </table:table-cell>
          <table:table-cell table:formula="of:=[.D20]" office:value-type="float" office:value="442" calcext:value-type="float">
            <text:p>442</text:p>
          </table:table-cell>
          <table:table-cell table:formula="of:=[.J20]/SUM([.J20:.J21])" office:value-type="float" office:value="0.5" calcext:value-type="float">
            <text:p>0.5</text:p>
          </table:table-cell>
          <table:table-cell table:formula="of:=[.K20]/SUM([.K20:.K21])" office:value-type="float" office:value="0.5" calcext:value-type="float">
            <text:p>0.5</text:p>
          </table:table-cell>
          <table:table-cell table:formula="of:=[.L20]/0.5" office:value-type="float" office:value="1" calcext:value-type="float">
            <text:p>1</text:p>
          </table:table-cell>
          <table:table-cell table:formula="of:=[.M20]/0.5" office:value-type="float" office:value="1" calcext:value-type="float">
            <text:p>1</text:p>
          </table:table-cell>
          <table:table-cell table:formula="of:=[.O20]/[.N20]" office:value-type="float" office:value="1" calcext:value-type="float">
            <text:p>1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tgt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Cys</text:p>
          </table:table-cell>
          <table:table-cell office:value-type="string" calcext:value-type="string">
            <text:p>tgc</text:p>
          </table:table-cell>
          <table:table-cell table:formula="of:=[.C20]" office:value-type="float" office:value="485" calcext:value-type="float">
            <text:p>485</text:p>
          </table:table-cell>
          <table:table-cell table:formula="of:=[.D20]" office:value-type="float" office:value="442" calcext:value-type="float">
            <text:p>442</text:p>
          </table:table-cell>
          <table:table-cell table:formula="of:=[.J21]/SUM([.J20:.J21])" office:value-type="float" office:value="0.5" calcext:value-type="float">
            <text:p>0.5</text:p>
          </table:table-cell>
          <table:table-cell table:formula="of:=[.K21]/SUM([.K20:.K21])" office:value-type="float" office:value="0.5" calcext:value-type="float">
            <text:p>0.5</text:p>
          </table:table-cell>
          <table:table-cell table:formula="of:=[.L21]/0.5" office:value-type="float" office:value="1" calcext:value-type="float">
            <text:p>1</text:p>
          </table:table-cell>
          <table:table-cell table:formula="of:=[.M21]/0.5" office:value-type="float" office:value="1" calcext:value-type="float">
            <text:p>1</text:p>
          </table:table-cell>
          <table:table-cell table:formula="of:=[.O21]/[.N21]" office:value-type="float" office:value="1" calcext:value-type="float">
            <text:p>1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tgc</text:p>
          </table:table-cell>
          <table:table-cell table:number-columns-repeated="6"/>
        </table:table-row>
        <table:table-row table:style-name="ro1">
          <table:table-cell table:number-columns-repeated="15"/>
          <table:table-cell table:formula="of:=[.O22]/[.N22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ln</text:p>
          </table:table-cell>
          <table:table-cell office:value-type="string" calcext:value-type="string">
            <text:p>CTG</text:p>
          </table:table-cell>
          <table:table-cell office:value-type="float" office:value="34113" calcext:value-type="float">
            <text:p>34113</text:p>
          </table:table-cell>
          <table:table-cell office:value-type="float" office:value="45143" calcext:value-type="float">
            <text:p>45143</text:p>
          </table:table-cell>
          <table:table-cell office:value-type="string" calcext:value-type="string">
            <text:p>cag</text:p>
          </table:table-cell>
          <table:table-cell table:number-columns-repeated="2"/>
          <table:table-cell office:value-type="string" calcext:value-type="string">
            <text:p>Gln</text:p>
          </table:table-cell>
          <table:table-cell office:value-type="string" calcext:value-type="string">
            <text:p>caa</text:p>
          </table:table-cell>
          <table:table-cell table:formula="of:=[.C24]" office:value-type="float" office:value="6633" calcext:value-type="float">
            <text:p>6633</text:p>
          </table:table-cell>
          <table:table-cell table:formula="of:=[.D24]" office:value-type="float" office:value="8536" calcext:value-type="float">
            <text:p>8536</text:p>
          </table:table-cell>
          <table:table-cell table:formula="of:=[.J23]/SUM([.J23:.J24])" office:value-type="float" office:value="0.139998733616159" calcext:value-type="float">
            <text:p>0.1399987336</text:p>
          </table:table-cell>
          <table:table-cell table:formula="of:=[.K23]/SUM([.K23:.K24])" office:value-type="float" office:value="0.137201639476011" calcext:value-type="float">
            <text:p>0.1372016395</text:p>
          </table:table-cell>
          <table:table-cell table:formula="of:=[.L23]/0.5" office:value-type="float" office:value="0.279997467232318" calcext:value-type="float">
            <text:p>0.2799974672</text:p>
          </table:table-cell>
          <table:table-cell table:formula="of:=[.M23]/0.5" office:value-type="float" office:value="0.274403278952021" calcext:value-type="float">
            <text:p>0.274403279</text:p>
          </table:table-cell>
          <table:table-cell table:formula="of:=[.O23]/[.N23]" office:value-type="float" office:value="0.980020575415936" calcext:value-type="float">
            <text:p>0.9800205754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ca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n</text:p>
          </table:table-cell>
          <table:table-cell office:value-type="string" calcext:value-type="string">
            <text:p>TTG</text:p>
          </table:table-cell>
          <table:table-cell office:value-type="float" office:value="6633" calcext:value-type="float">
            <text:p>6633</text:p>
          </table:table-cell>
          <table:table-cell office:value-type="float" office:value="8536" calcext:value-type="float">
            <text:p>8536</text:p>
          </table:table-cell>
          <table:table-cell office:value-type="string" calcext:value-type="string">
            <text:p>caa</text:p>
          </table:table-cell>
          <table:table-cell office:value-type="string" calcext:value-type="string">
            <text:p>cag</text:p>
          </table:table-cell>
          <table:table-cell/>
          <table:table-cell office:value-type="string" calcext:value-type="string">
            <text:p>Gln</text:p>
          </table:table-cell>
          <table:table-cell office:value-type="string" calcext:value-type="string">
            <text:p>cag</text:p>
          </table:table-cell>
          <table:table-cell table:formula="of:=[.C24]+[.C23]" office:value-type="float" office:value="40746" calcext:value-type="float">
            <text:p>40746</text:p>
          </table:table-cell>
          <table:table-cell table:formula="of:=[.D24]+[.D23]" office:value-type="float" office:value="53679" calcext:value-type="float">
            <text:p>53679</text:p>
          </table:table-cell>
          <table:table-cell table:formula="of:=[.J24]/SUM([.J23:.J24])" office:value-type="float" office:value="0.860001266383841" calcext:value-type="float">
            <text:p>0.8600012664</text:p>
          </table:table-cell>
          <table:table-cell table:formula="of:=[.K24]/SUM([.K23:.K24])" office:value-type="float" office:value="0.862798360523989" calcext:value-type="float">
            <text:p>0.8627983605</text:p>
          </table:table-cell>
          <table:table-cell table:formula="of:=[.L24]/0.5" office:value-type="float" office:value="1.72000253276768" calcext:value-type="float">
            <text:p>1.7200025328</text:p>
          </table:table-cell>
          <table:table-cell table:formula="of:=[.M24]/0.5" office:value-type="float" office:value="1.72559672104798" calcext:value-type="float">
            <text:p>1.725596721</text:p>
          </table:table-cell>
          <table:table-cell table:formula="of:=[.O24]/[.N24]" office:value-type="float" office:value="1.00325243025735" calcext:value-type="float">
            <text:p>1.0032524303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cag</text:p>
          </table:table-cell>
          <table:table-cell table:number-columns-repeated="6"/>
        </table:table-row>
        <table:table-row table:style-name="ro1">
          <table:table-cell table:number-columns-repeated="15"/>
          <table:table-cell table:formula="of:=[.O25]/[.N25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lu</text:p>
          </table:table-cell>
          <table:table-cell office:value-type="string" calcext:value-type="string">
            <text:p>CTC</text:p>
          </table:table-cell>
          <table:table-cell office:value-type="float" office:value="34767" calcext:value-type="float">
            <text:p>34767</text:p>
          </table:table-cell>
          <table:table-cell office:value-type="float" office:value="59498" calcext:value-type="float">
            <text:p>59498</text:p>
          </table:table-cell>
          <table:table-cell office:value-type="string" calcext:value-type="string">
            <text:p>gag</text:p>
          </table:table-cell>
          <table:table-cell table:number-columns-repeated="2"/>
          <table:table-cell office:value-type="string" calcext:value-type="string">
            <text:p>Glu</text:p>
          </table:table-cell>
          <table:table-cell office:value-type="string" calcext:value-type="string">
            <text:p>gaa</text:p>
          </table:table-cell>
          <table:table-cell table:formula="of:=[.C27]" office:value-type="float" office:value="15911" calcext:value-type="float">
            <text:p>15911</text:p>
          </table:table-cell>
          <table:table-cell table:formula="of:=[.D27]" office:value-type="float" office:value="19976" calcext:value-type="float">
            <text:p>19976</text:p>
          </table:table-cell>
          <table:table-cell table:formula="of:=[.J26]/SUM([.J26:.J27])" office:value-type="float" office:value="0.238943369024914" calcext:value-type="float">
            <text:p>0.238943369</text:p>
          </table:table-cell>
          <table:table-cell table:formula="of:=[.K26]/SUM([.K26:.K27])" office:value-type="float" office:value="0.200864756158874" calcext:value-type="float">
            <text:p>0.2008647562</text:p>
          </table:table-cell>
          <table:table-cell table:formula="of:=[.L26]/0.5" office:value-type="float" office:value="0.477886738049828" calcext:value-type="float">
            <text:p>0.477886738</text:p>
          </table:table-cell>
          <table:table-cell table:formula="of:=[.M26]/0.5" office:value-type="float" office:value="0.401729512317748" calcext:value-type="float">
            <text:p>0.4017295123</text:p>
          </table:table-cell>
          <table:table-cell table:formula="of:=[.O26]/[.N26]" office:value-type="float" office:value="0.840637499080086" calcext:value-type="float">
            <text:p>0.8406374991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ga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u</text:p>
          </table:table-cell>
          <table:table-cell office:value-type="string" calcext:value-type="string">
            <text:p>TTC</text:p>
          </table:table-cell>
          <table:table-cell office:value-type="float" office:value="15911" calcext:value-type="float">
            <text:p>15911</text:p>
          </table:table-cell>
          <table:table-cell office:value-type="float" office:value="19976" calcext:value-type="float">
            <text:p>19976</text:p>
          </table:table-cell>
          <table:table-cell office:value-type="string" calcext:value-type="string">
            <text:p>gaa</text:p>
          </table:table-cell>
          <table:table-cell office:value-type="string" calcext:value-type="string">
            <text:p>gag</text:p>
          </table:table-cell>
          <table:table-cell/>
          <table:table-cell office:value-type="string" calcext:value-type="string">
            <text:p>Glu</text:p>
          </table:table-cell>
          <table:table-cell office:value-type="string" calcext:value-type="string">
            <text:p>gag</text:p>
          </table:table-cell>
          <table:table-cell table:formula="of:=[.C26]+[.C27]" office:value-type="float" office:value="50678" calcext:value-type="float">
            <text:p>50678</text:p>
          </table:table-cell>
          <table:table-cell table:formula="of:=[.D26]+[.D27]" office:value-type="float" office:value="79474" calcext:value-type="float">
            <text:p>79474</text:p>
          </table:table-cell>
          <table:table-cell table:formula="of:=[.J27]/SUM([.J26:.J27])" office:value-type="float" office:value="0.761056630975086" calcext:value-type="float">
            <text:p>0.761056631</text:p>
          </table:table-cell>
          <table:table-cell table:formula="of:=[.K27]/SUM([.K26:.K27])" office:value-type="float" office:value="0.799135243841126" calcext:value-type="float">
            <text:p>0.7991352438</text:p>
          </table:table-cell>
          <table:table-cell table:formula="of:=[.L27]/0.5" office:value-type="float" office:value="1.52211326195017" calcext:value-type="float">
            <text:p>1.522113262</text:p>
          </table:table-cell>
          <table:table-cell table:formula="of:=[.M27]/0.5" office:value-type="float" office:value="1.59827048768225" calcext:value-type="float">
            <text:p>1.5982704877</text:p>
          </table:table-cell>
          <table:table-cell table:formula="of:=[.O27]/[.N27]" office:value-type="float" office:value="1.0500338756884" calcext:value-type="float">
            <text:p>1.0500338757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g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anticodon</text:p>
          </table:table-cell>
          <table:table-cell office:value-type="string" calcext:value-type="string">
            <text:p>AnoIFN</text:p>
          </table:table-cell>
          <table:table-cell office:value-type="string" calcext:value-type="string">
            <text:p>AIFN</text:p>
          </table:table-cell>
          <table:table-cell table:number-columns-repeated="3"/>
          <table:table-cell office:value-type="string" calcext:value-type="string">
            <text:p>aa</text:p>
          </table:table-cell>
          <table:table-cell office:value-type="string" calcext:value-type="string">
            <text:p>codon</text:p>
          </table:table-cell>
          <table:table-cell office:value-type="string" calcext:value-type="string">
            <text:p>AnoIFN</text:p>
          </table:table-cell>
          <table:table-cell office:value-type="string" calcext:value-type="string">
            <text:p>AIFN</text:p>
          </table:table-cell>
          <table:table-cell office:value-type="string" calcext:value-type="string">
            <text:p>proportion AnoIFN</text:p>
          </table:table-cell>
          <table:table-cell office:value-type="string" calcext:value-type="string">
            <text:p>proportion IFN</text:p>
          </table:table-cell>
          <table:table-cell office:value-type="string" calcext:value-type="string">
            <text:p>RSCU AnoIFN</text:p>
          </table:table-cell>
          <table:table-cell office:value-type="string" calcext:value-type="string">
            <text:p>RSCU AIFN</text:p>
          </table:table-cell>
          <table:table-cell office:value-type="string" calcext:value-type="string">
            <text:p>I/noI RSCU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odon</text:p>
          </table:table-cell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codon</text:p>
          </table:table-cell>
          <table:table-cell office:value-type="string" calcext:value-type="string">
            <text:p>proportion AnoIFN</text:p>
          </table:table-cell>
          <table:table-cell office:value-type="string" calcext:value-type="string">
            <text:p>proportion IFN</text:p>
          </table:table-cell>
          <table:table-cell office:value-type="string" calcext:value-type="string">
            <text:p>I/noI RSCU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string" calcext:value-type="string">
            <text:p>CCC</text:p>
          </table:table-cell>
          <table:table-cell office:value-type="float" office:value="23037" calcext:value-type="float">
            <text:p>23037</text:p>
          </table:table-cell>
          <table:table-cell office:value-type="float" office:value="29739" calcext:value-type="float">
            <text:p>29739</text:p>
          </table:table-cell>
          <table:table-cell office:value-type="string" calcext:value-type="string">
            <text:p>ggg</text:p>
          </table:table-cell>
          <table:table-cell table:number-columns-repeated="2"/>
          <table:table-cell office:value-type="string" calcext:value-type="string">
            <text:p>Gly</text:p>
          </table:table-cell>
          <table:table-cell office:value-type="string" calcext:value-type="string">
            <text:p>ggt</text:p>
          </table:table-cell>
          <table:table-cell table:formula="of:=[.C30]" office:value-type="float" office:value="36431" calcext:value-type="float">
            <text:p>36431</text:p>
          </table:table-cell>
          <table:table-cell table:formula="of:=[.D30]" office:value-type="float" office:value="51182" calcext:value-type="float">
            <text:p>51182</text:p>
          </table:table-cell>
          <table:table-cell table:formula="of:=[.J29]/SUM([.J29:.J32])" office:value-type="float" office:value="0.26796760645223" calcext:value-type="float">
            <text:p>0.2679676065</text:p>
          </table:table-cell>
          <table:table-cell table:formula="of:=[.K29]/SUM([.K29:.K32])" office:value-type="float" office:value="0.299325695504442" calcext:value-type="float">
            <text:p>0.2993256955</text:p>
          </table:table-cell>
          <table:table-cell table:formula="of:=[.L29]/0.25" office:value-type="float" office:value="1.07187042580892" calcext:value-type="float">
            <text:p>1.0718704258</text:p>
          </table:table-cell>
          <table:table-cell table:formula="of:=[.M29]/0.25" office:value-type="float" office:value="1.19730278201777" calcext:value-type="float">
            <text:p>1.197302782</text:p>
          </table:table-cell>
          <table:table-cell table:formula="of:=[.O29]/[.N29]" office:value-type="float" office:value="1.1170219395821" calcext:value-type="float">
            <text:p>1.1170219396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ggt</text:p>
          </table:table-cell>
          <table:table-cell/>
          <table:table-cell office:value-type="string" calcext:value-type="string">
            <text:p>Gly</text:p>
          </table:table-cell>
          <table:table-cell office:value-type="string" calcext:value-type="string">
            <text:p>ggt</text:p>
          </table:table-cell>
          <table:table-cell office:value-type="float" office:value="0.26796760645223" calcext:value-type="float">
            <text:p>0.2679676065</text:p>
          </table:table-cell>
          <table:table-cell office:value-type="float" office:value="0.299325695504442" calcext:value-type="float">
            <text:p>0.2993256955</text:p>
          </table:table-cell>
          <table:table-cell office:value-type="float" office:value="1.1170219395821" calcext:value-type="float">
            <text:p>1.1170219396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string" calcext:value-type="string">
            <text:p>GCC</text:p>
          </table:table-cell>
          <table:table-cell office:value-type="float" office:value="36431" calcext:value-type="float">
            <text:p>36431</text:p>
          </table:table-cell>
          <table:table-cell office:value-type="float" office:value="51182" calcext:value-type="float">
            <text:p>51182</text:p>
          </table:table-cell>
          <table:table-cell office:value-type="string" calcext:value-type="string">
            <text:p>ggt</text:p>
          </table:table-cell>
          <table:table-cell office:value-type="string" calcext:value-type="string">
            <text:p>ggc</text:p>
          </table:table-cell>
          <table:table-cell/>
          <table:table-cell office:value-type="string" calcext:value-type="string">
            <text:p>Gly</text:p>
          </table:table-cell>
          <table:table-cell office:value-type="string" calcext:value-type="string">
            <text:p>ggc</text:p>
          </table:table-cell>
          <table:table-cell table:formula="of:=[.C30]" office:value-type="float" office:value="36431" calcext:value-type="float">
            <text:p>36431</text:p>
          </table:table-cell>
          <table:table-cell table:formula="of:=[.D30]" office:value-type="float" office:value="51182" calcext:value-type="float">
            <text:p>51182</text:p>
          </table:table-cell>
          <table:table-cell table:formula="of:=[.J30]/SUM([.J29:.J32])" office:value-type="float" office:value="0.26796760645223" calcext:value-type="float">
            <text:p>0.2679676065</text:p>
          </table:table-cell>
          <table:table-cell table:formula="of:=[.K30]/SUM([.K29:.K32])" office:value-type="float" office:value="0.299325695504442" calcext:value-type="float">
            <text:p>0.2993256955</text:p>
          </table:table-cell>
          <table:table-cell table:formula="of:=[.L30]/0.25" office:value-type="float" office:value="1.07187042580892" calcext:value-type="float">
            <text:p>1.0718704258</text:p>
          </table:table-cell>
          <table:table-cell table:formula="of:=[.M30]/0.25" office:value-type="float" office:value="1.19730278201777" calcext:value-type="float">
            <text:p>1.197302782</text:p>
          </table:table-cell>
          <table:table-cell table:formula="of:=[.O30]/[.N30]" office:value-type="float" office:value="1.1170219395821" calcext:value-type="float">
            <text:p>1.1170219396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ggc</text:p>
          </table:table-cell>
          <table:table-cell/>
          <table:table-cell office:value-type="string" calcext:value-type="string">
            <text:p>Gly</text:p>
          </table:table-cell>
          <table:table-cell office:value-type="string" calcext:value-type="string">
            <text:p>ggc</text:p>
          </table:table-cell>
          <table:table-cell office:value-type="float" office:value="0.26796760645223" calcext:value-type="float">
            <text:p>0.2679676065</text:p>
          </table:table-cell>
          <table:table-cell office:value-type="float" office:value="0.299325695504442" calcext:value-type="float">
            <text:p>0.2993256955</text:p>
          </table:table-cell>
          <table:table-cell office:value-type="float" office:value="1.1170219395821" calcext:value-type="float">
            <text:p>1.1170219396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string" calcext:value-type="string">
            <text:p>TCC</text:p>
          </table:table-cell>
          <table:table-cell office:value-type="float" office:value="20027" calcext:value-type="float">
            <text:p>20027</text:p>
          </table:table-cell>
          <table:table-cell office:value-type="float" office:value="19444" calcext:value-type="float">
            <text:p>19444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ggg</text:p>
          </table:table-cell>
          <table:table-cell/>
          <table:table-cell office:value-type="string" calcext:value-type="string">
            <text:p>Gly</text:p>
          </table:table-cell>
          <table:table-cell office:value-type="string" calcext:value-type="string">
            <text:p>gga</text:p>
          </table:table-cell>
          <table:table-cell table:formula="of:=[.C31]" office:value-type="float" office:value="20027" calcext:value-type="float">
            <text:p>20027</text:p>
          </table:table-cell>
          <table:table-cell table:formula="of:=[.D31]" office:value-type="float" office:value="19444" calcext:value-type="float">
            <text:p>19444</text:p>
          </table:table-cell>
          <table:table-cell table:formula="of:=[.J31]/SUM([.J29:.J32])" office:value-type="float" office:value="0.14730826094312" calcext:value-type="float">
            <text:p>0.1473082609</text:p>
          </table:table-cell>
          <table:table-cell table:formula="of:=[.K31]/SUM([.K29:.K32])" office:value-type="float" office:value="0.113713587264827" calcext:value-type="float">
            <text:p>0.1137135873</text:p>
          </table:table-cell>
          <table:table-cell table:formula="of:=[.L31]/0.25" office:value-type="float" office:value="0.58923304377248" calcext:value-type="float">
            <text:p>0.5892330438</text:p>
          </table:table-cell>
          <table:table-cell table:formula="of:=[.M31]/0.25" office:value-type="float" office:value="0.454854349059307" calcext:value-type="float">
            <text:p>0.4548543491</text:p>
          </table:table-cell>
          <table:table-cell table:formula="of:=[.O31]/[.N31]" office:value-type="float" office:value="0.771943043362211" calcext:value-type="float">
            <text:p>0.7719430434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gga</text:p>
          </table:table-cell>
          <table:table-cell/>
          <table:table-cell office:value-type="string" calcext:value-type="string">
            <text:p>Gly</text:p>
          </table:table-cell>
          <table:table-cell office:value-type="string" calcext:value-type="string">
            <text:p>gga</text:p>
          </table:table-cell>
          <table:table-cell office:value-type="float" office:value="0.14730826094312" calcext:value-type="float">
            <text:p>0.1473082609</text:p>
          </table:table-cell>
          <table:table-cell office:value-type="float" office:value="0.113713587264827" calcext:value-type="float">
            <text:p>0.1137135873</text:p>
          </table:table-cell>
          <table:table-cell office:value-type="float" office:value="0.771943043362211" calcext:value-type="float">
            <text:p>0.771943043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ly</text:p>
          </table:table-cell>
          <table:table-cell office:value-type="string" calcext:value-type="string">
            <text:p>ggg</text:p>
          </table:table-cell>
          <table:table-cell table:formula="of:=[.C29]+[.C31]" office:value-type="float" office:value="43064" calcext:value-type="float">
            <text:p>43064</text:p>
          </table:table-cell>
          <table:table-cell table:formula="of:=[.D29]+[.D31]" office:value-type="float" office:value="49183" calcext:value-type="float">
            <text:p>49183</text:p>
          </table:table-cell>
          <table:table-cell table:formula="of:=[.J32]/SUM([.J29:.J32])" office:value-type="float" office:value="0.31675652615242" calcext:value-type="float">
            <text:p>0.3167565262</text:p>
          </table:table-cell>
          <table:table-cell table:formula="of:=[.K32]/SUM([.K29:.K32])" office:value-type="float" office:value="0.28763502172629" calcext:value-type="float">
            <text:p>0.2876350217</text:p>
          </table:table-cell>
          <table:table-cell table:formula="of:=[.L32]/0.25" office:value-type="float" office:value="1.26702610460968" calcext:value-type="float">
            <text:p>1.2670261046</text:p>
          </table:table-cell>
          <table:table-cell table:formula="of:=[.M32]/0.25" office:value-type="float" office:value="1.15054008690516" calcext:value-type="float">
            <text:p>1.1505400869</text:p>
          </table:table-cell>
          <table:table-cell table:formula="of:=[.O32]/[.N32]" office:value-type="float" office:value="0.90806344298612" calcext:value-type="float">
            <text:p>0.908063443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ggg</text:p>
          </table:table-cell>
          <table:table-cell/>
          <table:table-cell office:value-type="string" calcext:value-type="string">
            <text:p>Gly</text:p>
          </table:table-cell>
          <table:table-cell office:value-type="string" calcext:value-type="string">
            <text:p>ggg</text:p>
          </table:table-cell>
          <table:table-cell office:value-type="float" office:value="0.31675652615242" calcext:value-type="float">
            <text:p>0.3167565262</text:p>
          </table:table-cell>
          <table:table-cell office:value-type="float" office:value="0.28763502172629" calcext:value-type="float">
            <text:p>0.2876350217</text:p>
          </table:table-cell>
          <table:table-cell office:value-type="float" office:value="0.90806344298612" calcext:value-type="float">
            <text:p>0.908063443</text:p>
          </table:table-cell>
        </table:table-row>
        <table:table-row table:style-name="ro1">
          <table:table-cell table:number-columns-repeated="15"/>
          <table:table-cell table:formula="of:=[.O33]/[.N33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GTG</text:p>
          </table:table-cell>
          <table:table-cell office:value-type="float" office:value="14459" calcext:value-type="float">
            <text:p>14459</text:p>
          </table:table-cell>
          <table:table-cell office:value-type="float" office:value="16315" calcext:value-type="float">
            <text:p>16315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ac</text:p>
          </table:table-cell>
          <table:table-cell/>
          <table:table-cell office:value-type="string" calcext:value-type="string">
            <text:p>His</text:p>
          </table:table-cell>
          <table:table-cell office:value-type="string" calcext:value-type="string">
            <text:p>cat</text:p>
          </table:table-cell>
          <table:table-cell table:formula="of:=[.C34]" office:value-type="float" office:value="14459" calcext:value-type="float">
            <text:p>14459</text:p>
          </table:table-cell>
          <table:table-cell table:formula="of:=[.D34]" office:value-type="float" office:value="16315" calcext:value-type="float">
            <text:p>16315</text:p>
          </table:table-cell>
          <table:table-cell table:formula="of:=[.J34]/SUM([.J34:.J35])" office:value-type="float" office:value="0.5" calcext:value-type="float">
            <text:p>0.5</text:p>
          </table:table-cell>
          <table:table-cell table:formula="of:=[.K34]/SUM([.K34:.K35])" office:value-type="float" office:value="0.5" calcext:value-type="float">
            <text:p>0.5</text:p>
          </table:table-cell>
          <table:table-cell table:formula="of:=[.L34]/0.5" office:value-type="float" office:value="1" calcext:value-type="float">
            <text:p>1</text:p>
          </table:table-cell>
          <table:table-cell table:formula="of:=[.M34]/0.5" office:value-type="float" office:value="1" calcext:value-type="float">
            <text:p>1</text:p>
          </table:table-cell>
          <table:table-cell table:formula="of:=[.O34]/[.N34]" office:value-type="float" office:value="1" calcext:value-type="float">
            <text:p>1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cat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His</text:p>
          </table:table-cell>
          <table:table-cell office:value-type="string" calcext:value-type="string">
            <text:p>cac</text:p>
          </table:table-cell>
          <table:table-cell table:formula="of:=[.C34]" office:value-type="float" office:value="14459" calcext:value-type="float">
            <text:p>14459</text:p>
          </table:table-cell>
          <table:table-cell table:formula="of:=[.D34]" office:value-type="float" office:value="16315" calcext:value-type="float">
            <text:p>16315</text:p>
          </table:table-cell>
          <table:table-cell table:formula="of:=[.J35]/SUM([.J34:.J35])" office:value-type="float" office:value="0.5" calcext:value-type="float">
            <text:p>0.5</text:p>
          </table:table-cell>
          <table:table-cell table:formula="of:=[.K35]/SUM([.K34:.K35])" office:value-type="float" office:value="0.5" calcext:value-type="float">
            <text:p>0.5</text:p>
          </table:table-cell>
          <table:table-cell table:formula="of:=[.L35]/0.5" office:value-type="float" office:value="1" calcext:value-type="float">
            <text:p>1</text:p>
          </table:table-cell>
          <table:table-cell table:formula="of:=[.M35]/0.5" office:value-type="float" office:value="1" calcext:value-type="float">
            <text:p>1</text:p>
          </table:table-cell>
          <table:table-cell table:formula="of:=[.O35]/[.N35]" office:value-type="float" office:value="1" calcext:value-type="float">
            <text:p>1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cac</text:p>
          </table:table-cell>
          <table:table-cell table:number-columns-repeated="6"/>
        </table:table-row>
        <table:table-row table:style-name="ro1">
          <table:table-cell table:number-columns-repeated="15"/>
          <table:table-cell table:formula="of:=[.O36]/[.N36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(I)AAT</text:p>
          </table:table-cell>
          <table:table-cell office:value-type="float" office:value="10849" calcext:value-type="float">
            <text:p>10849</text:p>
          </table:table-cell>
          <table:table-cell office:value-type="float" office:value="12395" calcext:value-type="float">
            <text:p>12395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atc</text:p>
          </table:table-cell>
          <table:table-cell/>
          <table:table-cell office:value-type="string" calcext:value-type="string">
            <text:p>Ile</text:p>
          </table:table-cell>
          <table:table-cell office:value-type="string" calcext:value-type="string">
            <text:p>att</text:p>
          </table:table-cell>
          <table:table-cell table:formula="of:=[.C37]+[.C38]" office:value-type="float" office:value="10886" calcext:value-type="float">
            <text:p>10886</text:p>
          </table:table-cell>
          <table:table-cell table:formula="of:=[.D37]+[.D38]" office:value-type="float" office:value="12431" calcext:value-type="float">
            <text:p>12431</text:p>
          </table:table-cell>
          <table:table-cell table:formula="of:=[.J37]/SUM([.J37:.J39])" office:value-type="float" office:value="0.494683268199582" calcext:value-type="float">
            <text:p>0.4946832682</text:p>
          </table:table-cell>
          <table:table-cell table:formula="of:=[.K37]/SUM([.K37:.K39])" office:value-type="float" office:value="0.493469890040094" calcext:value-type="float">
            <text:p>0.49346989</text:p>
          </table:table-cell>
          <table:table-cell table:formula="of:=[.L37]/(1/3)" office:value-type="float" office:value="1.48404980459875" calcext:value-type="float">
            <text:p>1.4840498046</text:p>
          </table:table-cell>
          <table:table-cell table:formula="of:=[.M37]/(1/3)" office:value-type="float" office:value="1.48040967012028" calcext:value-type="float">
            <text:p>1.4804096701</text:p>
          </table:table-cell>
          <table:table-cell table:formula="of:=[.O37]/[.N37]" office:value-type="float" office:value="0.997547161512245" calcext:value-type="float">
            <text:p>0.9975471615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t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GAT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atc</text:p>
          </table:table-cell>
          <table:table-cell/>
          <table:table-cell office:value-type="string" calcext:value-type="string">
            <text:p>Ile</text:p>
          </table:table-cell>
          <table:table-cell office:value-type="string" calcext:value-type="string">
            <text:p>atc</text:p>
          </table:table-cell>
          <table:table-cell table:formula="of:=[.C38]+[.C37]" office:value-type="float" office:value="10886" calcext:value-type="float">
            <text:p>10886</text:p>
          </table:table-cell>
          <table:table-cell table:formula="of:=[.D38]+[.D37]" office:value-type="float" office:value="12431" calcext:value-type="float">
            <text:p>12431</text:p>
          </table:table-cell>
          <table:table-cell table:formula="of:=[.J38]/SUM([.J37:.J39])" office:value-type="float" office:value="0.494683268199582" calcext:value-type="float">
            <text:p>0.4946832682</text:p>
          </table:table-cell>
          <table:table-cell table:formula="of:=[.K38]/SUM([.K37:.K39])" office:value-type="float" office:value="0.493469890040094" calcext:value-type="float">
            <text:p>0.49346989</text:p>
          </table:table-cell>
          <table:table-cell table:formula="of:=[.L38]/(1/3)" office:value-type="float" office:value="1.48404980459875" calcext:value-type="float">
            <text:p>1.4840498046</text:p>
          </table:table-cell>
          <table:table-cell table:formula="of:=[.M38]/(1/3)" office:value-type="float" office:value="1.48040967012028" calcext:value-type="float">
            <text:p>1.4804096701</text:p>
          </table:table-cell>
          <table:table-cell table:formula="of:=[.O38]/[.N38]" office:value-type="float" office:value="0.997547161512245" calcext:value-type="float">
            <text:p>0.9975471615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t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TAT</text:p>
          </table:table-cell>
          <table:table-cell office:value-type="float" office:value="234" calcext:value-type="float">
            <text:p>234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ta</text:p>
          </table:table-cell>
          <table:table-cell table:number-columns-repeated="2"/>
          <table:table-cell office:value-type="string" calcext:value-type="string">
            <text:p>Ile</text:p>
          </table:table-cell>
          <table:table-cell office:value-type="string" calcext:value-type="string">
            <text:p>ata</text:p>
          </table:table-cell>
          <table:table-cell table:formula="of:=[.C39]" office:value-type="float" office:value="234" calcext:value-type="float">
            <text:p>234</text:p>
          </table:table-cell>
          <table:table-cell table:formula="of:=[.D39]" office:value-type="float" office:value="329" calcext:value-type="float">
            <text:p>329</text:p>
          </table:table-cell>
          <table:table-cell table:formula="of:=[.J39]/SUM([.J37:.J39])" office:value-type="float" office:value="0.0106334636008361" calcext:value-type="float">
            <text:p>0.0106334636</text:p>
          </table:table-cell>
          <table:table-cell table:formula="of:=[.K39]/SUM([.K37:.K39])" office:value-type="float" office:value="0.0130602199198126" calcext:value-type="float">
            <text:p>0.0130602199</text:p>
          </table:table-cell>
          <table:table-cell table:formula="of:=[.L39]/(1/3)" office:value-type="float" office:value="0.0319003908025084" calcext:value-type="float">
            <text:p>0.0319003908</text:p>
          </table:table-cell>
          <table:table-cell table:formula="of:=[.M39]/(1/3)" office:value-type="float" office:value="0.0391806597594379" calcext:value-type="float">
            <text:p>0.0391806598</text:p>
          </table:table-cell>
          <table:table-cell table:formula="of:=[.O39]/[.N39]" office:value-type="float" office:value="1.22821880151879" calcext:value-type="float">
            <text:p>1.2282188015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ta</text:p>
          </table:table-cell>
          <table:table-cell table:number-columns-repeated="6"/>
        </table:table-row>
        <table:table-row table:style-name="ro1">
          <table:table-cell table:number-columns-repeated="15"/>
          <table:table-cell table:formula="of:=[.O40]/[.N40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(I)AAG</text:p>
          </table:table-cell>
          <table:table-cell office:value-type="float" office:value="2774" calcext:value-type="float">
            <text:p>2774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ctt</text:p>
          </table:table-cell>
          <table:table-cell office:value-type="string" calcext:value-type="string">
            <text:p>ctc</text:p>
          </table:table-cell>
          <table:table-cell office:value-type="string" calcext:value-type="string">
            <text:p>cta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tta</text:p>
          </table:table-cell>
          <table:table-cell table:formula="of:=[.C44]" office:value-type="float" office:value="29" calcext:value-type="float">
            <text:p>29</text:p>
          </table:table-cell>
          <table:table-cell table:formula="of:=[.D44]" office:value-type="float" office:value="9" calcext:value-type="float">
            <text:p>9</text:p>
          </table:table-cell>
          <table:table-cell table:formula="of:=[.J41]/SUM([.J41:.J46])" office:value-type="float" office:value="0.00230176998174458" calcext:value-type="float">
            <text:p>0.00230177</text:p>
          </table:table-cell>
          <table:table-cell table:formula="of:=[.K41]/SUM([.K41:.K46])" office:value-type="float" office:value="0.00102774922918808" calcext:value-type="float">
            <text:p>0.0010277492</text:p>
          </table:table-cell>
          <table:table-cell table:formula="of:=[.L41]/(1/6)" office:value-type="float" office:value="0.0138106198904675" calcext:value-type="float">
            <text:p>0.0138106199</text:p>
          </table:table-cell>
          <table:table-cell table:formula="of:=[.M41]/(1/6)" office:value-type="float" office:value="0.00616649537512847" calcext:value-type="float">
            <text:p>0.0061664954</text:p>
          </table:table-cell>
          <table:table-cell table:formula="of:=[.O41]/[.N41]" office:value-type="float" office:value="0.446503880639331" calcext:value-type="float">
            <text:p>0.4465038806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t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CAA</text:p>
          </table:table-cell>
          <table:table-cell office:value-type="float" office:value="586" calcext:value-type="float">
            <text:p>586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tg</text:p>
          </table:table-cell>
          <table:table-cell table:number-columns-repeated="2"/>
          <table:table-cell office:value-type="string" calcext:value-type="string">
            <text:p>Leu</text:p>
          </table:table-cell>
          <table:table-cell office:value-type="string" calcext:value-type="string">
            <text:p>ttg</text:p>
          </table:table-cell>
          <table:table-cell table:formula="of:=[.C42]+[.C44]" office:value-type="float" office:value="615" calcext:value-type="float">
            <text:p>615</text:p>
          </table:table-cell>
          <table:table-cell table:formula="of:=[.D42]+[.D44]" office:value-type="float" office:value="242" calcext:value-type="float">
            <text:p>242</text:p>
          </table:table-cell>
          <table:table-cell table:formula="of:=[.J42]/SUM([.J41:.J46])" office:value-type="float" office:value="0.0488133978887213" calcext:value-type="float">
            <text:p>0.0488133979</text:p>
          </table:table-cell>
          <table:table-cell table:formula="of:=[.K42]/SUM([.K41:.K46])" office:value-type="float" office:value="0.0276350348292794" calcext:value-type="float">
            <text:p>0.0276350348</text:p>
          </table:table-cell>
          <table:table-cell table:formula="of:=[.L42]/(1/6)" office:value-type="float" office:value="0.292880387332328" calcext:value-type="float">
            <text:p>0.2928803873</text:p>
          </table:table-cell>
          <table:table-cell table:formula="of:=[.M42]/(1/6)" office:value-type="float" office:value="0.165810208975677" calcext:value-type="float">
            <text:p>0.165810209</text:p>
          </table:table-cell>
          <table:table-cell table:formula="of:=[.O42]/[.N42]" office:value-type="float" office:value="0.566136266364377" calcext:value-type="float">
            <text:p>0.5661362664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tt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CAG</text:p>
          </table:table-cell>
          <table:table-cell office:value-type="float" office:value="353" calcext:value-type="float">
            <text:p>353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ctg</text:p>
          </table:table-cell>
          <table:table-cell table:number-columns-repeated="2"/>
          <table:table-cell office:value-type="string" calcext:value-type="string">
            <text:p>Leu</text:p>
          </table:table-cell>
          <table:table-cell office:value-type="string" calcext:value-type="string">
            <text:p>ctt</text:p>
          </table:table-cell>
          <table:table-cell table:formula="of:=[.C41]" office:value-type="float" office:value="2774" calcext:value-type="float">
            <text:p>2774</text:p>
          </table:table-cell>
          <table:table-cell table:formula="of:=[.D41]" office:value-type="float" office:value="2102" calcext:value-type="float">
            <text:p>2102</text:p>
          </table:table-cell>
          <table:table-cell table:formula="of:=[.J43]/SUM([.J41:.J46])" office:value-type="float" office:value="0.220176204460671" calcext:value-type="float">
            <text:p>0.2201762045</text:p>
          </table:table-cell>
          <table:table-cell table:formula="of:=[.K43]/SUM([.K41:.K46])" office:value-type="float" office:value="0.240036542194816" calcext:value-type="float">
            <text:p>0.2400365422</text:p>
          </table:table-cell>
          <table:table-cell table:formula="of:=[.L43]/(1/6)" office:value-type="float" office:value="1.32105722676403" calcext:value-type="float">
            <text:p>1.3210572268</text:p>
          </table:table-cell>
          <table:table-cell table:formula="of:=[.M43]/(1/6)" office:value-type="float" office:value="1.44021925316889" calcext:value-type="float">
            <text:p>1.4402192532</text:p>
          </table:table-cell>
          <table:table-cell table:formula="of:=[.O43]/[.N43]" office:value-type="float" office:value="1.09020201698359" calcext:value-type="float">
            <text:p>1.090202017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ct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TAA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ttg</text:p>
          </table:table-cell>
          <table:table-cell/>
          <table:table-cell office:value-type="string" calcext:value-type="string">
            <text:p>Leu</text:p>
          </table:table-cell>
          <table:table-cell office:value-type="string" calcext:value-type="string">
            <text:p>ctc</text:p>
          </table:table-cell>
          <table:table-cell table:formula="of:=[.C41]" office:value-type="float" office:value="2774" calcext:value-type="float">
            <text:p>2774</text:p>
          </table:table-cell>
          <table:table-cell table:formula="of:=[.D41]" office:value-type="float" office:value="2102" calcext:value-type="float">
            <text:p>2102</text:p>
          </table:table-cell>
          <table:table-cell table:style-name="ce2" table:formula="of:=[.J44]/SUM([.J41:.J46])" office:value-type="float" office:value="0.220176204460671" calcext:value-type="float">
            <text:p>0.2201762045</text:p>
          </table:table-cell>
          <table:table-cell table:style-name="ce2" table:formula="of:=[.K44]/SUM([.K41:.K46])" office:value-type="float" office:value="0.240036542194816" calcext:value-type="float">
            <text:p>0.2400365422</text:p>
          </table:table-cell>
          <table:table-cell table:formula="of:=[.L44]/(1/6)" office:value-type="float" office:value="1.32105722676403" calcext:value-type="float">
            <text:p>1.3210572268</text:p>
          </table:table-cell>
          <table:table-cell table:formula="of:=[.M44]/(1/6)" office:value-type="float" office:value="1.44021925316889" calcext:value-type="float">
            <text:p>1.4402192532</text:p>
          </table:table-cell>
          <table:table-cell table:formula="of:=[.O44]/[.N44]" office:value-type="float" office:value="1.09020201698359" calcext:value-type="float">
            <text:p>1.090202017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ct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TAG</text:p>
          </table:table-cell>
          <table:table-cell office:value-type="float" office:value="1640" calcext:value-type="float">
            <text:p>1640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cta</text:p>
          </table:table-cell>
          <table:table-cell office:value-type="string" calcext:value-type="string">
            <text:p>ctg</text:p>
          </table:table-cell>
          <table:table-cell/>
          <table:table-cell office:value-type="string" calcext:value-type="string">
            <text:p>Leu</text:p>
          </table:table-cell>
          <table:table-cell office:value-type="string" calcext:value-type="string">
            <text:p>cta</text:p>
          </table:table-cell>
          <table:table-cell table:formula="of:=[.C41]+[.C45]" office:value-type="float" office:value="4414" calcext:value-type="float">
            <text:p>4414</text:p>
          </table:table-cell>
          <table:table-cell table:formula="of:=[.D41]+[.D45]" office:value-type="float" office:value="3090" calcext:value-type="float">
            <text:p>3090</text:p>
          </table:table-cell>
          <table:table-cell table:formula="of:=[.J45]/SUM([.J41:.J46])" office:value-type="float" office:value="0.350345265497262" calcext:value-type="float">
            <text:p>0.3503452655</text:p>
          </table:table-cell>
          <table:table-cell table:formula="of:=[.K45]/SUM([.K41:.K46])" office:value-type="float" office:value="0.352860568687907" calcext:value-type="float">
            <text:p>0.3528605687</text:p>
          </table:table-cell>
          <table:table-cell table:formula="of:=[.L45]/(1/6)" office:value-type="float" office:value="2.10207159298357" calcext:value-type="float">
            <text:p>2.102071593</text:p>
          </table:table-cell>
          <table:table-cell table:formula="of:=[.M45]/(1/6)" office:value-type="float" office:value="2.11716341212744" calcext:value-type="float">
            <text:p>2.1171634121</text:p>
          </table:table-cell>
          <table:table-cell table:formula="of:=[.O45]/[.N45]" office:value-type="float" office:value="1.00717949816469" calcext:value-type="float">
            <text:p>1.0071794982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cta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Leu</text:p>
          </table:table-cell>
          <table:table-cell office:value-type="string" calcext:value-type="string">
            <text:p>ctg</text:p>
          </table:table-cell>
          <table:table-cell table:formula="of:=[.C43]+[.C45]" office:value-type="float" office:value="1993" calcext:value-type="float">
            <text:p>1993</text:p>
          </table:table-cell>
          <table:table-cell table:formula="of:=[.D43]+[.D45]" office:value-type="float" office:value="1212" calcext:value-type="float">
            <text:p>1212</text:p>
          </table:table-cell>
          <table:table-cell table:formula="of:=[.J46]/SUM([.J41:.J46])" office:value-type="float" office:value="0.158187157710929" calcext:value-type="float">
            <text:p>0.1581871577</text:p>
          </table:table-cell>
          <table:table-cell table:formula="of:=[.K46]/SUM([.K41:.K46])" office:value-type="float" office:value="0.138403562863995" calcext:value-type="float">
            <text:p>0.1384035629</text:p>
          </table:table-cell>
          <table:table-cell table:formula="of:=[.L46]/(1/6)" office:value-type="float" office:value="0.949122946265577" calcext:value-type="float">
            <text:p>0.9491229463</text:p>
          </table:table-cell>
          <table:table-cell table:formula="of:=[.M46]/(1/6)" office:value-type="float" office:value="0.830421377183967" calcext:value-type="float">
            <text:p>0.8304213772</text:p>
          </table:table-cell>
          <table:table-cell table:formula="of:=[.O46]/[.N46]" office:value-type="float" office:value="0.874935518576752" calcext:value-type="float">
            <text:p>0.8749355186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ctg</text:p>
          </table:table-cell>
          <table:table-cell table:number-columns-repeated="6"/>
        </table:table-row>
        <table:table-row table:style-name="ro1">
          <table:table-cell table:number-columns-repeated="15"/>
          <table:table-cell table:formula="of:=[.O47]/[.N47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ys</text:p>
          </table:table-cell>
          <table:table-cell office:value-type="string" calcext:value-type="string">
            <text:p>CTT</text:p>
          </table:table-cell>
          <table:table-cell office:value-type="float" office:value="26704" calcext:value-type="float">
            <text:p>26704</text:p>
          </table:table-cell>
          <table:table-cell office:value-type="float" office:value="32982" calcext:value-type="float">
            <text:p>32982</text:p>
          </table:table-cell>
          <table:table-cell office:value-type="string" calcext:value-type="string">
            <text:p>aag</text:p>
          </table:table-cell>
          <table:table-cell table:number-columns-repeated="2"/>
          <table:table-cell office:value-type="string" calcext:value-type="string">
            <text:p>Lys</text:p>
          </table:table-cell>
          <table:table-cell office:value-type="string" calcext:value-type="string">
            <text:p>aaa</text:p>
          </table:table-cell>
          <table:table-cell table:formula="of:=[.C49]" office:value-type="float" office:value="9206" calcext:value-type="float">
            <text:p>9206</text:p>
          </table:table-cell>
          <table:table-cell table:formula="of:=[.D49]" office:value-type="float" office:value="11831" calcext:value-type="float">
            <text:p>11831</text:p>
          </table:table-cell>
          <table:table-cell table:formula="of:=[.J48]/SUM([.J48:.J49])" office:value-type="float" office:value="0.204051777639862" calcext:value-type="float">
            <text:p>0.2040517776</text:p>
          </table:table-cell>
          <table:table-cell table:formula="of:=[.K48]/SUM([.K48:.K49])" office:value-type="float" office:value="0.208865899300897" calcext:value-type="float">
            <text:p>0.2088658993</text:p>
          </table:table-cell>
          <table:table-cell table:formula="of:=[.L48]/0.5" office:value-type="float" office:value="0.408103555279723" calcext:value-type="float">
            <text:p>0.4081035553</text:p>
          </table:table-cell>
          <table:table-cell table:formula="of:=[.M48]/0.5" office:value-type="float" office:value="0.417731798601794" calcext:value-type="float">
            <text:p>0.4177317986</text:p>
          </table:table-cell>
          <table:table-cell table:formula="of:=[.O48]/[.N48]" office:value-type="float" office:value="1.0235926474972" calcext:value-type="float">
            <text:p>1.0235926475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a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ys</text:p>
          </table:table-cell>
          <table:table-cell office:value-type="string" calcext:value-type="string">
            <text:p>TTT</text:p>
          </table:table-cell>
          <table:table-cell office:value-type="float" office:value="9206" calcext:value-type="float">
            <text:p>9206</text:p>
          </table:table-cell>
          <table:table-cell office:value-type="float" office:value="11831" calcext:value-type="float">
            <text:p>1183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ag</text:p>
          </table:table-cell>
          <table:table-cell/>
          <table:table-cell office:value-type="string" calcext:value-type="string">
            <text:p>Lys</text:p>
          </table:table-cell>
          <table:table-cell office:value-type="string" calcext:value-type="string">
            <text:p>aag</text:p>
          </table:table-cell>
          <table:table-cell table:formula="of:=[.C48]+[.C49]" office:value-type="float" office:value="35910" calcext:value-type="float">
            <text:p>35910</text:p>
          </table:table-cell>
          <table:table-cell table:formula="of:=[.D48]+[.D49]" office:value-type="float" office:value="44813" calcext:value-type="float">
            <text:p>44813</text:p>
          </table:table-cell>
          <table:table-cell table:formula="of:=[.J49]/SUM([.J48:.J49])" office:value-type="float" office:value="0.795948222360138" calcext:value-type="float">
            <text:p>0.7959482224</text:p>
          </table:table-cell>
          <table:table-cell table:formula="of:=[.K49]/SUM([.K48:.K49])" office:value-type="float" office:value="0.791134100699103" calcext:value-type="float">
            <text:p>0.7911341007</text:p>
          </table:table-cell>
          <table:table-cell table:formula="of:=[.L49]/0.5" office:value-type="float" office:value="1.59189644472028" calcext:value-type="float">
            <text:p>1.5918964447</text:p>
          </table:table-cell>
          <table:table-cell table:formula="of:=[.M49]/0.5" office:value-type="float" office:value="1.58226820139821" calcext:value-type="float">
            <text:p>1.5822682014</text:p>
          </table:table-cell>
          <table:table-cell table:formula="of:=[.O49]/[.N49]" office:value-type="float" office:value="0.993951715041513" calcext:value-type="float">
            <text:p>0.993951715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ag</text:p>
          </table:table-cell>
          <table:table-cell table:number-columns-repeated="6"/>
        </table:table-row>
        <table:table-row table:style-name="ro1">
          <table:table-cell table:number-columns-repeated="15"/>
          <table:table-cell table:formula="of:=[.O50]/[.N50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CAT</text:p>
          </table:table-cell>
          <table:table-cell office:value-type="float" office:value="8069" calcext:value-type="float">
            <text:p>8069</text:p>
          </table:table-cell>
          <table:table-cell office:value-type="float" office:value="9253" calcext:value-type="float">
            <text:p>9253</text:p>
          </table:table-cell>
          <table:table-cell office:value-type="string" calcext:value-type="string">
            <text:p>atg</text:p>
          </table:table-cell>
          <table:table-cell table:number-columns-repeated="2"/>
          <table:table-cell office:value-type="string" calcext:value-type="string">
            <text:p>Met</text:p>
          </table:table-cell>
          <table:table-cell office:value-type="string" calcext:value-type="string">
            <text:p>atg</text:p>
          </table:table-cell>
          <table:table-cell table:formula="of:=[.C51]" office:value-type="float" office:value="8069" calcext:value-type="float">
            <text:p>8069</text:p>
          </table:table-cell>
          <table:table-cell table:formula="of:=[.D51]" office:value-type="float" office:value="9253" calcext:value-type="float">
            <text:p>9253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O51]/[.N51]" office:value-type="float" office:value="1" calcext:value-type="float">
            <text:p>1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atg</text:p>
          </table:table-cell>
          <table:table-cell table:number-columns-repeated="6"/>
        </table:table-row>
        <table:table-row table:style-name="ro1">
          <table:table-cell table:number-columns-repeated="15"/>
          <table:table-cell table:formula="of:=[.O52]/[.N52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e</text:p>
          </table:table-cell>
          <table:table-cell office:value-type="string" calcext:value-type="string">
            <text:p>GAA</text:p>
          </table:table-cell>
          <table:table-cell office:value-type="float" office:value="269" calcext:value-type="float">
            <text:p>269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tt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Phe</text:p>
          </table:table-cell>
          <table:table-cell office:value-type="string" calcext:value-type="string">
            <text:p>ttt</text:p>
          </table:table-cell>
          <table:table-cell table:formula="of:=[.C53]" office:value-type="float" office:value="269" calcext:value-type="float">
            <text:p>269</text:p>
          </table:table-cell>
          <table:table-cell table:formula="of:=[.D53]" office:value-type="float" office:value="426" calcext:value-type="float">
            <text:p>426</text:p>
          </table:table-cell>
          <table:table-cell table:formula="of:=[.J53]/SUM([.J53:.J54])" office:value-type="float" office:value="0.5" calcext:value-type="float">
            <text:p>0.5</text:p>
          </table:table-cell>
          <table:table-cell table:formula="of:=[.K53]/SUM([.K53:.K54])" office:value-type="float" office:value="0.5" calcext:value-type="float">
            <text:p>0.5</text:p>
          </table:table-cell>
          <table:table-cell table:formula="of:=[.L53]/0.5" office:value-type="float" office:value="1" calcext:value-type="float">
            <text:p>1</text:p>
          </table:table-cell>
          <table:table-cell table:formula="of:=[.M53]/0.5" office:value-type="float" office:value="1" calcext:value-type="float">
            <text:p>1</text:p>
          </table:table-cell>
          <table:table-cell table:formula="of:=[.O53]/[.N53]" office:value-type="float" office:value="1" calcext:value-type="float">
            <text:p>1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ttt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Phe</text:p>
          </table:table-cell>
          <table:table-cell office:value-type="string" calcext:value-type="string">
            <text:p>ttc</text:p>
          </table:table-cell>
          <table:table-cell table:formula="of:=[.C53]" office:value-type="float" office:value="269" calcext:value-type="float">
            <text:p>269</text:p>
          </table:table-cell>
          <table:table-cell table:formula="of:=[.D53]" office:value-type="float" office:value="426" calcext:value-type="float">
            <text:p>426</text:p>
          </table:table-cell>
          <table:table-cell table:formula="of:=[.J54]/SUM([.J53:.J54])" office:value-type="float" office:value="0.5" calcext:value-type="float">
            <text:p>0.5</text:p>
          </table:table-cell>
          <table:table-cell table:formula="of:=[.K54]/SUM([.K53:.K54])" office:value-type="float" office:value="0.5" calcext:value-type="float">
            <text:p>0.5</text:p>
          </table:table-cell>
          <table:table-cell table:formula="of:=[.L54]/0.5" office:value-type="float" office:value="1" calcext:value-type="float">
            <text:p>1</text:p>
          </table:table-cell>
          <table:table-cell table:formula="of:=[.M54]/0.5" office:value-type="float" office:value="1" calcext:value-type="float">
            <text:p>1</text:p>
          </table:table-cell>
          <table:table-cell table:formula="of:=[.O54]/[.N54]" office:value-type="float" office:value="1" calcext:value-type="float">
            <text:p>1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ttc</text:p>
          </table:table-cell>
          <table:table-cell table:number-columns-repeated="6"/>
        </table:table-row>
        <table:table-row table:style-name="ro1">
          <table:table-cell table:number-columns-repeated="15"/>
          <table:table-cell table:formula="of:=[.O55]/[.N55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(I)AGG</text:p>
          </table:table-cell>
          <table:table-cell office:value-type="float" office:value="2126" calcext:value-type="float">
            <text:p>2126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cct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cca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cct</text:p>
          </table:table-cell>
          <table:table-cell table:formula="of:=[.C56]+[.C58]" office:value-type="float" office:value="2126" calcext:value-type="float">
            <text:p>2126</text:p>
          </table:table-cell>
          <table:table-cell table:formula="of:=[.D56]+[.D58]" office:value-type="float" office:value="2045" calcext:value-type="float">
            <text:p>2045</text:p>
          </table:table-cell>
          <table:table-cell table:formula="of:=[.J56]/SUM([.J56:.J59])" office:value-type="float" office:value="0.178790682028425" calcext:value-type="float">
            <text:p>0.178790682</text:p>
          </table:table-cell>
          <table:table-cell table:formula="of:=[.K56]/SUM([.K56:.K59])" office:value-type="float" office:value="0.18312886182502" calcext:value-type="float">
            <text:p>0.1831288618</text:p>
          </table:table-cell>
          <table:table-cell table:formula="of:=[.L56]/0.25" office:value-type="float" office:value="0.715162728113699" calcext:value-type="float">
            <text:p>0.7151627281</text:p>
          </table:table-cell>
          <table:table-cell table:formula="of:=[.M56]/0.25" office:value-type="float" office:value="0.732515447300081" calcext:value-type="float">
            <text:p>0.7325154473</text:p>
          </table:table-cell>
          <table:table-cell table:formula="of:=[.O56]/[.N56]" office:value-type="float" office:value="1.02426401503354" calcext:value-type="float">
            <text:p>1.024264015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c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CGG</text:p>
          </table:table-cell>
          <table:table-cell office:value-type="float" office:value="1099" calcext:value-type="float">
            <text:p>1099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ccg</text:p>
          </table:table-cell>
          <table:table-cell table:number-columns-repeated="2"/>
          <table:table-cell office:value-type="string" calcext:value-type="string">
            <text:p>Pro</text:p>
          </table:table-cell>
          <table:table-cell office:value-type="string" calcext:value-type="string">
            <text:p>ccc</text:p>
          </table:table-cell>
          <table:table-cell table:formula="of:=[.C56]+[.C58]" office:value-type="float" office:value="2126" calcext:value-type="float">
            <text:p>2126</text:p>
          </table:table-cell>
          <table:table-cell table:formula="of:=[.D56]+[.D58]" office:value-type="float" office:value="2045" calcext:value-type="float">
            <text:p>2045</text:p>
          </table:table-cell>
          <table:table-cell table:formula="of:=[.J57]/SUM([.J56:.J59])" office:value-type="float" office:value="0.178790682028425" calcext:value-type="float">
            <text:p>0.178790682</text:p>
          </table:table-cell>
          <table:table-cell table:formula="of:=[.K57]/SUM([.K56:.K59])" office:value-type="float" office:value="0.18312886182502" calcext:value-type="float">
            <text:p>0.1831288618</text:p>
          </table:table-cell>
          <table:table-cell table:formula="of:=[.L57]/0.25" office:value-type="float" office:value="0.715162728113699" calcext:value-type="float">
            <text:p>0.7151627281</text:p>
          </table:table-cell>
          <table:table-cell table:formula="of:=[.M57]/0.25" office:value-type="float" office:value="0.732515447300081" calcext:value-type="float">
            <text:p>0.7325154473</text:p>
          </table:table-cell>
          <table:table-cell table:formula="of:=[.O57]/[.N57]" office:value-type="float" office:value="1.02426401503354" calcext:value-type="float">
            <text:p>1.024264015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cc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GG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ct</text:p>
          </table:table-cell>
          <table:table-cell office:value-type="string" calcext:value-type="string">
            <text:p>ccc</text:p>
          </table:table-cell>
          <table:table-cell/>
          <table:table-cell office:value-type="string" calcext:value-type="string">
            <text:p>Pro</text:p>
          </table:table-cell>
          <table:table-cell office:value-type="string" calcext:value-type="string">
            <text:p>cca</text:p>
          </table:table-cell>
          <table:table-cell table:formula="of:=[.C56]+[.C59]" office:value-type="float" office:value="4333" calcext:value-type="float">
            <text:p>4333</text:p>
          </table:table-cell>
          <table:table-cell table:formula="of:=[.D56]+[.D59]" office:value-type="float" office:value="4055" calcext:value-type="float">
            <text:p>4055</text:p>
          </table:table-cell>
          <table:table-cell table:formula="of:=[.J58]/SUM([.J56:.J59])" office:value-type="float" office:value="0.364393238583803" calcext:value-type="float">
            <text:p>0.3643932386</text:p>
          </table:table-cell>
          <table:table-cell table:formula="of:=[.K58]/SUM([.K56:.K59])" office:value-type="float" office:value="0.363123488851079" calcext:value-type="float">
            <text:p>0.3631234889</text:p>
          </table:table-cell>
          <table:table-cell table:formula="of:=[.L58]/0.25" office:value-type="float" office:value="1.45757295433521" calcext:value-type="float">
            <text:p>1.4575729543</text:p>
          </table:table-cell>
          <table:table-cell table:formula="of:=[.M58]/0.25" office:value-type="float" office:value="1.45249395540432" calcext:value-type="float">
            <text:p>1.4524939554</text:p>
          </table:table-cell>
          <table:table-cell table:formula="of:=[.O58]/[.N58]" office:value-type="float" office:value="0.996515441017351" calcext:value-type="float">
            <text:p>0.996515441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c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TGG</text:p>
          </table:table-cell>
          <table:table-cell office:value-type="float" office:value="2207" calcext:value-type="float">
            <text:p>220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ca</text:p>
          </table:table-cell>
          <table:table-cell office:value-type="string" calcext:value-type="string">
            <text:p>ccg</text:p>
          </table:table-cell>
          <table:table-cell/>
          <table:table-cell office:value-type="string" calcext:value-type="string">
            <text:p>Pro</text:p>
          </table:table-cell>
          <table:table-cell office:value-type="string" calcext:value-type="string">
            <text:p>ccg</text:p>
          </table:table-cell>
          <table:table-cell table:formula="of:=[.C57]+[.C59]" office:value-type="float" office:value="3306" calcext:value-type="float">
            <text:p>3306</text:p>
          </table:table-cell>
          <table:table-cell table:formula="of:=[.D57]+[.D59]" office:value-type="float" office:value="3022" calcext:value-type="float">
            <text:p>3022</text:p>
          </table:table-cell>
          <table:table-cell table:formula="of:=[.J59]/SUM([.J56:.J59])" office:value-type="float" office:value="0.278025397359347" calcext:value-type="float">
            <text:p>0.2780253974</text:p>
          </table:table-cell>
          <table:table-cell table:formula="of:=[.K59]/SUM([.K56:.K59])" office:value-type="float" office:value="0.270618787498881" calcext:value-type="float">
            <text:p>0.2706187875</text:p>
          </table:table-cell>
          <table:table-cell table:formula="of:=[.L59]/0.25" office:value-type="float" office:value="1.11210158943739" calcext:value-type="float">
            <text:p>1.1121015894</text:p>
          </table:table-cell>
          <table:table-cell table:formula="of:=[.M59]/0.25" office:value-type="float" office:value="1.08247514999552" calcext:value-type="float">
            <text:p>1.08247515</text:p>
          </table:table-cell>
          <table:table-cell table:formula="of:=[.O59]/[.N59]" office:value-type="float" office:value="0.973359952253233" calcext:value-type="float">
            <text:p>0.9733599523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ccg</text:p>
          </table:table-cell>
          <table:table-cell table:number-columns-repeated="6"/>
        </table:table-row>
        <table:table-row table:style-name="ro1">
          <table:table-cell table:number-columns-repeated="15"/>
          <table:table-cell table:formula="of:=[.O60]/[.N60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(I)AGA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ct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tca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ct</text:p>
          </table:table-cell>
          <table:table-cell table:formula="of:=[.C61]" office:value-type="float" office:value="195" calcext:value-type="float">
            <text:p>195</text:p>
          </table:table-cell>
          <table:table-cell table:formula="of:=[.D61]" office:value-type="float" office:value="103" calcext:value-type="float">
            <text:p>103</text:p>
          </table:table-cell>
          <table:table-cell table:formula="of:=[.J61]/SUM([.J61:.J66])" office:value-type="float" office:value="0.13347022587269" calcext:value-type="float">
            <text:p>0.1334702259</text:p>
          </table:table-cell>
          <table:table-cell table:formula="of:=[.K61]/SUM([.K61:.K66])" office:value-type="float" office:value="0.128428927680798" calcext:value-type="float">
            <text:p>0.1284289277</text:p>
          </table:table-cell>
          <table:table-cell table:formula="of:=[.L61]/(1/6)" office:value-type="float" office:value="0.80082135523614" calcext:value-type="float">
            <text:p>0.8008213552</text:p>
          </table:table-cell>
          <table:table-cell table:formula="of:=[.M61]/(1/6)" office:value-type="float" office:value="0.770573566084788" calcext:value-type="float">
            <text:p>0.7705735661</text:p>
          </table:table-cell>
          <table:table-cell table:formula="of:=[.O61]/[.N61]" office:value-type="float" office:value="0.962229042777671" calcext:value-type="float">
            <text:p>0.9622290428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CGA</text:p>
          </table:table-cell>
          <table:table-cell office:value-type="float" office:value="130" calcext:value-type="float">
            <text:p>13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cg</text:p>
          </table:table-cell>
          <table:table-cell table:number-columns-repeated="2"/>
          <table:table-cell office:value-type="string" calcext:value-type="string">
            <text:p>Ser</text:p>
          </table:table-cell>
          <table:table-cell office:value-type="string" calcext:value-type="string">
            <text:p>tcc</text:p>
          </table:table-cell>
          <table:table-cell table:formula="of:=[.C61]" office:value-type="float" office:value="195" calcext:value-type="float">
            <text:p>195</text:p>
          </table:table-cell>
          <table:table-cell table:formula="of:=[.D61]" office:value-type="float" office:value="103" calcext:value-type="float">
            <text:p>103</text:p>
          </table:table-cell>
          <table:table-cell table:formula="of:=[.J62]/SUM([.J61:.J66])" office:value-type="float" office:value="0.13347022587269" calcext:value-type="float">
            <text:p>0.1334702259</text:p>
          </table:table-cell>
          <table:table-cell table:formula="of:=[.K62]/SUM([.K61:.K66])" office:value-type="float" office:value="0.128428927680798" calcext:value-type="float">
            <text:p>0.1284289277</text:p>
          </table:table-cell>
          <table:table-cell table:formula="of:=[.L62]/(1/6)" office:value-type="float" office:value="0.80082135523614" calcext:value-type="float">
            <text:p>0.8008213552</text:p>
          </table:table-cell>
          <table:table-cell table:formula="of:=[.M62]/(1/6)" office:value-type="float" office:value="0.770573566084788" calcext:value-type="float">
            <text:p>0.7705735661</text:p>
          </table:table-cell>
          <table:table-cell table:formula="of:=[.O62]/[.N62]" office:value-type="float" office:value="0.962229042777671" calcext:value-type="float">
            <text:p>0.9622290428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c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TGA</text:p>
          </table:table-cell>
          <table:table-cell office:value-type="float" office:value="182" calcext:value-type="float">
            <text:p>18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ca</text:p>
          </table:table-cell>
          <table:table-cell office:value-type="string" calcext:value-type="string">
            <text:p>tcg</text:p>
          </table:table-cell>
          <table:table-cell/>
          <table:table-cell office:value-type="string" calcext:value-type="string">
            <text:p>Ser</text:p>
          </table:table-cell>
          <table:table-cell office:value-type="string" calcext:value-type="string">
            <text:p>tca</text:p>
          </table:table-cell>
          <table:table-cell table:formula="of:=[.C61]+[.C63]" office:value-type="float" office:value="377" calcext:value-type="float">
            <text:p>377</text:p>
          </table:table-cell>
          <table:table-cell table:formula="of:=[.D61]+[.D63]" office:value-type="float" office:value="215" calcext:value-type="float">
            <text:p>215</text:p>
          </table:table-cell>
          <table:table-cell table:formula="of:=[.J63]/SUM([.J61:.J66])" office:value-type="float" office:value="0.258042436687201" calcext:value-type="float">
            <text:p>0.2580424367</text:p>
          </table:table-cell>
          <table:table-cell table:formula="of:=[.K63]/SUM([.K61:.K66])" office:value-type="float" office:value="0.268079800498753" calcext:value-type="float">
            <text:p>0.2680798005</text:p>
          </table:table-cell>
          <table:table-cell table:formula="of:=[.L63]/(1/6)" office:value-type="float" office:value="1.5482546201232" calcext:value-type="float">
            <text:p>1.5482546201</text:p>
          </table:table-cell>
          <table:table-cell table:formula="of:=[.M63]/(1/6)" office:value-type="float" office:value="1.60847880299252" calcext:value-type="float">
            <text:p>1.608478803</text:p>
          </table:table-cell>
          <table:table-cell table:formula="of:=[.O63]/[.N63]" office:value-type="float" office:value="1.03889811280817" calcext:value-type="float">
            <text:p>1.0388981128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GCT</text:p>
          </table:table-cell>
          <table:table-cell office:value-type="float" office:value="191" calcext:value-type="float">
            <text:p>19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gt</text:p>
          </table:table-cell>
          <table:table-cell office:value-type="string" calcext:value-type="string">
            <text:p>agc</text:p>
          </table:table-cell>
          <table:table-cell/>
          <table:table-cell office:value-type="string" calcext:value-type="string">
            <text:p>Ser</text:p>
          </table:table-cell>
          <table:table-cell office:value-type="string" calcext:value-type="string">
            <text:p>tcg</text:p>
          </table:table-cell>
          <table:table-cell table:formula="of:=[.C62]+[.C63]" office:value-type="float" office:value="312" calcext:value-type="float">
            <text:p>312</text:p>
          </table:table-cell>
          <table:table-cell table:formula="of:=[.D62]+[.D63]" office:value-type="float" office:value="179" calcext:value-type="float">
            <text:p>179</text:p>
          </table:table-cell>
          <table:table-cell table:style-name="ce2" table:formula="of:=[.J64]/SUM([.J61:.J66])" office:value-type="float" office:value="0.213552361396304" calcext:value-type="float">
            <text:p>0.2135523614</text:p>
          </table:table-cell>
          <table:table-cell table:style-name="ce2" table:formula="of:=[.K64]/SUM([.K61:.K66])" office:value-type="float" office:value="0.223192019950125" calcext:value-type="float">
            <text:p>0.22319202</text:p>
          </table:table-cell>
          <table:table-cell table:formula="of:=[.L64]/(1/6)" office:value-type="float" office:value="1.28131416837782" calcext:value-type="float">
            <text:p>1.2813141684</text:p>
          </table:table-cell>
          <table:table-cell table:formula="of:=[.M64]/(1/6)" office:value-type="float" office:value="1.33915211970075" calcext:value-type="float">
            <text:p>1.3391521197</text:p>
          </table:table-cell>
          <table:table-cell table:formula="of:=[.O64]/[.N64]" office:value-type="float" office:value="1.04513955495876" calcext:value-type="float">
            <text:p>1.045139555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cg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Ser</text:p>
          </table:table-cell>
          <table:table-cell office:value-type="string" calcext:value-type="string">
            <text:p>agt</text:p>
          </table:table-cell>
          <table:table-cell table:formula="of:=[.C64]" office:value-type="float" office:value="191" calcext:value-type="float">
            <text:p>191</text:p>
          </table:table-cell>
          <table:table-cell table:formula="of:=[.D64]" office:value-type="float" office:value="101" calcext:value-type="float">
            <text:p>101</text:p>
          </table:table-cell>
          <table:table-cell table:formula="of:=[.J65]/SUM([.J61:.J66])" office:value-type="float" office:value="0.130732375085558" calcext:value-type="float">
            <text:p>0.1307323751</text:p>
          </table:table-cell>
          <table:table-cell table:formula="of:=[.K65]/SUM([.K61:.K66])" office:value-type="float" office:value="0.125935162094763" calcext:value-type="float">
            <text:p>0.1259351621</text:p>
          </table:table-cell>
          <table:table-cell table:formula="of:=[.L65]/(1/6)" office:value-type="float" office:value="0.784394250513347" calcext:value-type="float">
            <text:p>0.7843942505</text:p>
          </table:table-cell>
          <table:table-cell table:formula="of:=[.M65]/(1/6)" office:value-type="float" office:value="0.755610972568579" calcext:value-type="float">
            <text:p>0.7556109726</text:p>
          </table:table-cell>
          <table:table-cell table:formula="of:=[.O65]/[.N65]" office:value-type="float" office:value="0.963305088065177" calcext:value-type="float">
            <text:p>0.963305088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agt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Ser</text:p>
          </table:table-cell>
          <table:table-cell office:value-type="string" calcext:value-type="string">
            <text:p>agc</text:p>
          </table:table-cell>
          <table:table-cell table:formula="of:=[.C64]" office:value-type="float" office:value="191" calcext:value-type="float">
            <text:p>191</text:p>
          </table:table-cell>
          <table:table-cell table:formula="of:=[.D64]" office:value-type="float" office:value="101" calcext:value-type="float">
            <text:p>101</text:p>
          </table:table-cell>
          <table:table-cell table:formula="of:=[.J66]/SUM([.J61:.J66])" office:value-type="float" office:value="0.130732375085558" calcext:value-type="float">
            <text:p>0.1307323751</text:p>
          </table:table-cell>
          <table:table-cell table:formula="of:=[.K66]/SUM([.K61:.K66])" office:value-type="float" office:value="0.125935162094763" calcext:value-type="float">
            <text:p>0.1259351621</text:p>
          </table:table-cell>
          <table:table-cell table:formula="of:=[.L66]/(1/6)" office:value-type="float" office:value="0.784394250513347" calcext:value-type="float">
            <text:p>0.7843942505</text:p>
          </table:table-cell>
          <table:table-cell table:formula="of:=[.M66]/(1/6)" office:value-type="float" office:value="0.755610972568579" calcext:value-type="float">
            <text:p>0.7556109726</text:p>
          </table:table-cell>
          <table:table-cell table:formula="of:=[.O66]/[.N66]" office:value-type="float" office:value="0.963305088065177" calcext:value-type="float">
            <text:p>0.963305088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agc</text:p>
          </table:table-cell>
          <table:table-cell table:number-columns-repeated="6"/>
        </table:table-row>
        <table:table-row table:style-name="ro1">
          <table:table-cell table:number-columns-repeated="15"/>
          <table:table-cell table:formula="of:=[.O67]/[.N67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(I)AGT</text:p>
          </table:table-cell>
          <table:table-cell office:value-type="float" office:value="1700" calcext:value-type="float">
            <text:p>1700</text:p>
          </table:table-cell>
          <table:table-cell office:value-type="float" office:value="2434" calcext:value-type="float">
            <text:p>2434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ct</text:p>
          </table:table-cell>
          <table:table-cell table:formula="of:=[.C68]" office:value-type="float" office:value="1700" calcext:value-type="float">
            <text:p>1700</text:p>
          </table:table-cell>
          <table:table-cell table:formula="of:=[.D68]" office:value-type="float" office:value="2434" calcext:value-type="float">
            <text:p>2434</text:p>
          </table:table-cell>
          <table:table-cell table:formula="of:=[.J68]/SUM([.J68:.J71])" office:value-type="float" office:value="0.0488225157955198" calcext:value-type="float">
            <text:p>0.0488225158</text:p>
          </table:table-cell>
          <table:table-cell table:formula="of:=[.K68]/SUM([.K68:.K71])" office:value-type="float" office:value="0.0503318927190389" calcext:value-type="float">
            <text:p>0.0503318927</text:p>
          </table:table-cell>
          <table:table-cell table:formula="of:=[.L68]/0.25" office:value-type="float" office:value="0.195290063182079" calcext:value-type="float">
            <text:p>0.1952900632</text:p>
          </table:table-cell>
          <table:table-cell table:formula="of:=[.M68]/0.25" office:value-type="float" office:value="0.201327570876155" calcext:value-type="float">
            <text:p>0.2013275709</text:p>
          </table:table-cell>
          <table:table-cell table:formula="of:=[.O68]/[.N68]" office:value-type="float" office:value="1.03091559086878" calcext:value-type="float">
            <text:p>1.0309155909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CGT</text:p>
          </table:table-cell>
          <table:table-cell office:value-type="float" office:value="5512" calcext:value-type="float">
            <text:p>5512</text:p>
          </table:table-cell>
          <table:table-cell office:value-type="float" office:value="6843" calcext:value-type="float">
            <text:p>6843</text:p>
          </table:table-cell>
          <table:table-cell office:value-type="string" calcext:value-type="string">
            <text:p>acg</text:p>
          </table:table-cell>
          <table:table-cell table:number-columns-repeated="2"/>
          <table:table-cell office:value-type="string" calcext:value-type="string">
            <text:p>Thr</text:p>
          </table:table-cell>
          <table:table-cell office:value-type="string" calcext:value-type="string">
            <text:p>acc</text:p>
          </table:table-cell>
          <table:table-cell table:formula="of:=[.C68]" office:value-type="float" office:value="1700" calcext:value-type="float">
            <text:p>1700</text:p>
          </table:table-cell>
          <table:table-cell table:formula="of:=[.D68]" office:value-type="float" office:value="2434" calcext:value-type="float">
            <text:p>2434</text:p>
          </table:table-cell>
          <table:table-cell table:formula="of:=[.J69]/SUM([.J68:.J71])" office:value-type="float" office:value="0.0488225157955198" calcext:value-type="float">
            <text:p>0.0488225158</text:p>
          </table:table-cell>
          <table:table-cell table:formula="of:=[.K69]/SUM([.K68:.K71])" office:value-type="float" office:value="0.0503318927190389" calcext:value-type="float">
            <text:p>0.0503318927</text:p>
          </table:table-cell>
          <table:table-cell table:formula="of:=[.L69]/0.25" office:value-type="float" office:value="0.195290063182079" calcext:value-type="float">
            <text:p>0.1952900632</text:p>
          </table:table-cell>
          <table:table-cell table:formula="of:=[.M69]/0.25" office:value-type="float" office:value="0.201327570876155" calcext:value-type="float">
            <text:p>0.2013275709</text:p>
          </table:table-cell>
          <table:table-cell table:formula="of:=[.O69]/[.N69]" office:value-type="float" office:value="1.03091559086878" calcext:value-type="float">
            <text:p>1.0309155909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c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TGT</text:p>
          </table:table-cell>
          <table:table-cell office:value-type="float" office:value="12104" calcext:value-type="float">
            <text:p>12104</text:p>
          </table:table-cell>
          <table:table-cell office:value-type="float" office:value="17107" calcext:value-type="float">
            <text:p>17107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acg</text:p>
          </table:table-cell>
          <table:table-cell/>
          <table:table-cell office:value-type="string" calcext:value-type="string">
            <text:p>Thr</text:p>
          </table:table-cell>
          <table:table-cell office:value-type="string" calcext:value-type="string">
            <text:p>aca</text:p>
          </table:table-cell>
          <table:table-cell table:formula="of:=[.C68]+[.C70]" office:value-type="float" office:value="13804" calcext:value-type="float">
            <text:p>13804</text:p>
          </table:table-cell>
          <table:table-cell table:formula="of:=[.D68]+[.D70]" office:value-type="float" office:value="19541" calcext:value-type="float">
            <text:p>19541</text:p>
          </table:table-cell>
          <table:table-cell table:formula="of:=[.J70]/SUM([.J68:.J71])" office:value-type="float" office:value="0.396438828259621" calcext:value-type="float">
            <text:p>0.3964388283</text:p>
          </table:table-cell>
          <table:table-cell table:formula="of:=[.K70]/SUM([.K68:.K71])" office:value-type="float" office:value="0.404081970264067" calcext:value-type="float">
            <text:p>0.4040819703</text:p>
          </table:table-cell>
          <table:table-cell table:formula="of:=[.L70]/0.25" office:value-type="float" office:value="1.58575531303848" calcext:value-type="float">
            <text:p>1.585755313</text:p>
          </table:table-cell>
          <table:table-cell table:formula="of:=[.M70]/0.25" office:value-type="float" office:value="1.61632788105627" calcext:value-type="float">
            <text:p>1.6163278811</text:p>
          </table:table-cell>
          <table:table-cell table:formula="of:=[.O70]/[.N70]" office:value-type="float" office:value="1.01927949902889" calcext:value-type="float">
            <text:p>1.019279499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ca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Thr</text:p>
          </table:table-cell>
          <table:table-cell office:value-type="string" calcext:value-type="string">
            <text:p>acg</text:p>
          </table:table-cell>
          <table:table-cell table:formula="of:=[.C69]+[.C70]" office:value-type="float" office:value="17616" calcext:value-type="float">
            <text:p>17616</text:p>
          </table:table-cell>
          <table:table-cell table:formula="of:=[.D69]+[.D70]" office:value-type="float" office:value="23950" calcext:value-type="float">
            <text:p>23950</text:p>
          </table:table-cell>
          <table:table-cell table:formula="of:=[.J71]/SUM([.J68:.J71])" office:value-type="float" office:value="0.505916140149339" calcext:value-type="float">
            <text:p>0.5059161401</text:p>
          </table:table-cell>
          <table:table-cell table:formula="of:=[.K71]/SUM([.K68:.K71])" office:value-type="float" office:value="0.495254244297856" calcext:value-type="float">
            <text:p>0.4952542443</text:p>
          </table:table-cell>
          <table:table-cell table:formula="of:=[.L71]/0.25" office:value-type="float" office:value="2.02366456059736" calcext:value-type="float">
            <text:p>2.0236645606</text:p>
          </table:table-cell>
          <table:table-cell table:formula="of:=[.M71]/0.25" office:value-type="float" office:value="1.98101697719142" calcext:value-type="float">
            <text:p>1.9810169772</text:p>
          </table:table-cell>
          <table:table-cell table:formula="of:=[.O71]/[.N71]" office:value-type="float" office:value="0.978925566896647" calcext:value-type="float">
            <text:p>0.9789255669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cg</text:p>
          </table:table-cell>
          <table:table-cell table:number-columns-repeated="6"/>
        </table:table-row>
        <table:table-row table:style-name="ro1">
          <table:table-cell table:number-columns-repeated="15"/>
          <table:table-cell table:formula="of:=[.O72]/[.N72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p</text:p>
          </table:table-cell>
          <table:table-cell office:value-type="string" calcext:value-type="string">
            <text:p>CCA</text:p>
          </table:table-cell>
          <table:table-cell office:value-type="float" office:value="690" calcext:value-type="float">
            <text:p>69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gg</text:p>
          </table:table-cell>
          <table:table-cell table:number-columns-repeated="2"/>
          <table:table-cell office:value-type="string" calcext:value-type="string">
            <text:p>Trp</text:p>
          </table:table-cell>
          <table:table-cell office:value-type="string" calcext:value-type="string">
            <text:p>tgg</text:p>
          </table:table-cell>
          <table:table-cell table:formula="of:=[.C73]" office:value-type="float" office:value="690" calcext:value-type="float">
            <text:p>690</text:p>
          </table:table-cell>
          <table:table-cell table:formula="of:=[.D73]" office:value-type="float" office:value="1000" calcext:value-type="float">
            <text:p>100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O73]/[.N73]" office:value-type="float" office:value="1" calcext:value-type="float">
            <text:p>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gg</text:p>
          </table:table-cell>
          <table:table-cell table:number-columns-repeated="6"/>
        </table:table-row>
        <table:table-row table:style-name="ro1">
          <table:table-cell table:number-columns-repeated="15"/>
          <table:table-cell table:formula="of:=[.O74]/[.N74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yr</text:p>
          </table:table-cell>
          <table:table-cell office:value-type="string" calcext:value-type="string">
            <text:p>A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t</text:p>
          </table:table-cell>
          <table:table-cell table:number-columns-repeated="2"/>
          <table:table-cell office:value-type="string" calcext:value-type="string">
            <text:p>Tyr</text:p>
          </table:table-cell>
          <table:table-cell office:value-type="string" calcext:value-type="string">
            <text:p>tat</text:p>
          </table:table-cell>
          <table:table-cell table:formula="of:=[.C75]+[.C76]" office:value-type="float" office:value="289" calcext:value-type="float">
            <text:p>289</text:p>
          </table:table-cell>
          <table:table-cell table:formula="of:=[.D75]+[.D76]" office:value-type="float" office:value="546" calcext:value-type="float">
            <text:p>546</text:p>
          </table:table-cell>
          <table:table-cell table:formula="of:=[.J75]/SUM([.J75:.J76])" office:value-type="float" office:value="0.500866551126516" calcext:value-type="float">
            <text:p>0.5008665511</text:p>
          </table:table-cell>
          <table:table-cell table:formula="of:=[.K75]/SUM([.K75:.K76])" office:value-type="float" office:value="0.500458295142072" calcext:value-type="float">
            <text:p>0.5004582951</text:p>
          </table:table-cell>
          <table:table-cell table:formula="of:=[.L75]/0.5" office:value-type="float" office:value="1.00173310225303" calcext:value-type="float">
            <text:p>1.0017331023</text:p>
          </table:table-cell>
          <table:table-cell table:formula="of:=[.M75]/0.5" office:value-type="float" office:value="1.00091659028414" calcext:value-type="float">
            <text:p>1.0009165903</text:p>
          </table:table-cell>
          <table:table-cell table:formula="of:=[.O75]/[.N75]" office:value-type="float" office:value="0.999184900681575" calcext:value-type="float">
            <text:p>0.9991849007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t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r</text:p>
          </table:table-cell>
          <table:table-cell office:value-type="string" calcext:value-type="string">
            <text:p>GTA</text:p>
          </table:table-cell>
          <table:table-cell office:value-type="float" office:value="288" calcext:value-type="float">
            <text:p>288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tac</text:p>
          </table:table-cell>
          <table:table-cell/>
          <table:table-cell office:value-type="string" calcext:value-type="string">
            <text:p>Tyr</text:p>
          </table:table-cell>
          <table:table-cell office:value-type="string" calcext:value-type="string">
            <text:p>tac</text:p>
          </table:table-cell>
          <table:table-cell table:formula="of:=[.C76]" office:value-type="float" office:value="288" calcext:value-type="float">
            <text:p>288</text:p>
          </table:table-cell>
          <table:table-cell table:formula="of:=[.D76]" office:value-type="float" office:value="545" calcext:value-type="float">
            <text:p>545</text:p>
          </table:table-cell>
          <table:table-cell table:formula="of:=[.J76]/SUM([.J75:.J76])" office:value-type="float" office:value="0.499133448873484" calcext:value-type="float">
            <text:p>0.4991334489</text:p>
          </table:table-cell>
          <table:table-cell table:formula="of:=[.K76]/SUM([.K75:.K76])" office:value-type="float" office:value="0.499541704857928" calcext:value-type="float">
            <text:p>0.4995417049</text:p>
          </table:table-cell>
          <table:table-cell table:formula="of:=[.L76]/0.5" office:value-type="float" office:value="0.998266897746967" calcext:value-type="float">
            <text:p>0.9982668977</text:p>
          </table:table-cell>
          <table:table-cell table:formula="of:=[.M76]/0.5" office:value-type="float" office:value="0.999083409715857" calcext:value-type="float">
            <text:p>0.9990834097</text:p>
          </table:table-cell>
          <table:table-cell table:formula="of:=[.O76]/[.N76]" office:value-type="float" office:value="1.00081792952439" calcext:value-type="float">
            <text:p>1.0008179295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tac</text:p>
          </table:table-cell>
          <table:table-cell table:number-columns-repeated="6"/>
        </table:table-row>
        <table:table-row table:style-name="ro1">
          <table:table-cell table:number-columns-repeated="15"/>
          <table:table-cell table:formula="of:=[.O77]/[.N77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(I)AAC</text:p>
          </table:table-cell>
          <table:table-cell office:value-type="float" office:value="13866" calcext:value-type="float">
            <text:p>13866</text:p>
          </table:table-cell>
          <table:table-cell office:value-type="float" office:value="19102" calcext:value-type="float">
            <text:p>19102</text:p>
          </table:table-cell>
          <table:table-cell office:value-type="string" calcext:value-type="string">
            <text:p>gtt</text:p>
          </table:table-cell>
          <table:table-cell office:value-type="string" calcext:value-type="string">
            <text:p>gtc</text:p>
          </table:table-cell>
          <table:table-cell office:value-type="string" calcext:value-type="string">
            <text:p>gta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gtt</text:p>
          </table:table-cell>
          <table:table-cell table:formula="of:=[.C78]" office:value-type="float" office:value="13866" calcext:value-type="float">
            <text:p>13866</text:p>
          </table:table-cell>
          <table:table-cell table:formula="of:=[.D78]" office:value-type="float" office:value="19102" calcext:value-type="float">
            <text:p>19102</text:p>
          </table:table-cell>
          <table:table-cell table:formula="of:=[.J78]/SUM([.J78:.J81])" office:value-type="float" office:value="0.150684633775266" calcext:value-type="float">
            <text:p>0.1506846338</text:p>
          </table:table-cell>
          <table:table-cell table:formula="of:=[.K78]/SUM([.K78:.K81])" office:value-type="float" office:value="0.154267347202481" calcext:value-type="float">
            <text:p>0.1542673472</text:p>
          </table:table-cell>
          <table:table-cell table:formula="of:=[.L78]/0.25" office:value-type="float" office:value="0.602738535101065" calcext:value-type="float">
            <text:p>0.6027385351</text:p>
          </table:table-cell>
          <table:table-cell table:formula="of:=[.M78]/0.25" office:value-type="float" office:value="0.617069388809924" calcext:value-type="float">
            <text:p>0.6170693888</text:p>
          </table:table-cell>
          <table:table-cell table:formula="of:=[.O78]/[.N78]" office:value-type="float" office:value="1.02377623608628" calcext:value-type="float">
            <text:p>1.023776236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gt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CAC</text:p>
          </table:table-cell>
          <table:table-cell office:value-type="float" office:value="41789" calcext:value-type="float">
            <text:p>41789</text:p>
          </table:table-cell>
          <table:table-cell office:value-type="float" office:value="56809" calcext:value-type="float">
            <text:p>56809</text:p>
          </table:table-cell>
          <table:table-cell office:value-type="string" calcext:value-type="string">
            <text:p>gtg</text:p>
          </table:table-cell>
          <table:table-cell table:number-columns-repeated="2"/>
          <table:table-cell office:value-type="string" calcext:value-type="string">
            <text:p>Val</text:p>
          </table:table-cell>
          <table:table-cell office:value-type="string" calcext:value-type="string">
            <text:p>gtc</text:p>
          </table:table-cell>
          <table:table-cell table:formula="of:=[.C78]" office:value-type="float" office:value="13866" calcext:value-type="float">
            <text:p>13866</text:p>
          </table:table-cell>
          <table:table-cell table:formula="of:=[.D78]" office:value-type="float" office:value="19102" calcext:value-type="float">
            <text:p>19102</text:p>
          </table:table-cell>
          <table:table-cell table:formula="of:=[.J79]/SUM([.J78:.J81])" office:value-type="float" office:value="0.150684633775266" calcext:value-type="float">
            <text:p>0.1506846338</text:p>
          </table:table-cell>
          <table:table-cell table:formula="of:=[.K79]/SUM([.K78:.K81])" office:value-type="float" office:value="0.154267347202481" calcext:value-type="float">
            <text:p>0.1542673472</text:p>
          </table:table-cell>
          <table:table-cell table:formula="of:=[.L79]/0.25" office:value-type="float" office:value="0.602738535101065" calcext:value-type="float">
            <text:p>0.6027385351</text:p>
          </table:table-cell>
          <table:table-cell table:formula="of:=[.M79]/0.25" office:value-type="float" office:value="0.617069388809924" calcext:value-type="float">
            <text:p>0.6170693888</text:p>
          </table:table-cell>
          <table:table-cell table:formula="of:=[.O79]/[.N79]" office:value-type="float" office:value="1.02377623608628" calcext:value-type="float">
            <text:p>1.023776236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gt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TAC</text:p>
          </table:table-cell>
          <table:table-cell office:value-type="float" office:value="8633" calcext:value-type="float">
            <text:p>8633</text:p>
          </table:table-cell>
          <table:table-cell office:value-type="float" office:value="9709" calcext:value-type="float">
            <text:p>9709</text:p>
          </table:table-cell>
          <table:table-cell office:value-type="string" calcext:value-type="string">
            <text:p>gta</text:p>
          </table:table-cell>
          <table:table-cell office:value-type="string" calcext:value-type="string">
            <text:p>gtg</text:p>
          </table:table-cell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gta</text:p>
          </table:table-cell>
          <table:table-cell table:formula="of:=[.C78]+[.C80]" office:value-type="float" office:value="22499" calcext:value-type="float">
            <text:p>22499</text:p>
          </table:table-cell>
          <table:table-cell table:formula="of:=[.D78]+[.D80]" office:value-type="float" office:value="28811" calcext:value-type="float">
            <text:p>28811</text:p>
          </table:table-cell>
          <table:table-cell table:formula="of:=[.J80]/SUM([.J78:.J81])" office:value-type="float" office:value="0.244501195392306" calcext:value-type="float">
            <text:p>0.2445011954</text:p>
          </table:table-cell>
          <table:table-cell table:formula="of:=[.K80]/SUM([.K78:.K81])" office:value-type="float" office:value="0.232677025455485" calcext:value-type="float">
            <text:p>0.2326770255</text:p>
          </table:table-cell>
          <table:table-cell table:formula="of:=[.L80]/0.25" office:value-type="float" office:value="0.978004781569224" calcext:value-type="float">
            <text:p>0.9780047816</text:p>
          </table:table-cell>
          <table:table-cell table:formula="of:=[.M80]/0.25" office:value-type="float" office:value="0.930708101821941" calcext:value-type="float">
            <text:p>0.9307081018</text:p>
          </table:table-cell>
          <table:table-cell table:formula="of:=[.O80]/[.N80]" office:value-type="float" office:value="0.951639623201642" calcext:value-type="float">
            <text:p>0.951639623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gta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Val</text:p>
          </table:table-cell>
          <table:table-cell office:value-type="string" calcext:value-type="string">
            <text:p>gtg</text:p>
          </table:table-cell>
          <table:table-cell table:formula="of:=[.C79]" office:value-type="float" office:value="41789" calcext:value-type="float">
            <text:p>41789</text:p>
          </table:table-cell>
          <table:table-cell table:formula="of:=[.D79]" office:value-type="float" office:value="56809" calcext:value-type="float">
            <text:p>56809</text:p>
          </table:table-cell>
          <table:table-cell table:formula="of:=[.J81]/SUM([.J78:.J81])" office:value-type="float" office:value="0.454129537057161" calcext:value-type="float">
            <text:p>0.4541295371</text:p>
          </table:table-cell>
          <table:table-cell table:formula="of:=[.K81]/SUM([.K78:.K81])" office:value-type="float" office:value="0.458788280139553" calcext:value-type="float">
            <text:p>0.4587882801</text:p>
          </table:table-cell>
          <table:table-cell table:formula="of:=[.L81]/0.25" office:value-type="float" office:value="1.81651814822865" calcext:value-type="float">
            <text:p>1.8165181482</text:p>
          </table:table-cell>
          <table:table-cell table:formula="of:=[.M81]/0.25" office:value-type="float" office:value="1.83515312055821" calcext:value-type="float">
            <text:p>1.8351531206</text:p>
          </table:table-cell>
          <table:table-cell table:formula="of:=[.O81]/[.N81]" office:value-type="float" office:value="1.01025862160955" calcext:value-type="float">
            <text:p>1.010258621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gtg</text:p>
          </table:table-cell>
          <table:table-cell table:number-columns-repeated="6"/>
        </table:table-row>
        <table:table-row table:style-name="ro1" table:number-rows-repeated="8">
          <table:table-cell table:number-columns-repeated="24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anticodon</text:p>
          </table:table-cell>
          <table:table-cell office:value-type="string" calcext:value-type="string">
            <text:p>AnoIFN</text:p>
          </table:table-cell>
          <table:table-cell office:value-type="string" calcext:value-type="string">
            <text:p>AIF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(I)ACG</text:p>
          </table:table-cell>
          <table:table-cell office:value-type="float" office:value="688" calcext:value-type="float">
            <text:p>688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gt</text:p>
          </table:table-cell>
          <table:table-cell office:value-type="string" calcext:value-type="string">
            <text:p>cg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CCG</text:p>
          </table:table-cell>
          <table:table-cell office:value-type="float" office:value="2106" calcext:value-type="float">
            <text:p>2106</text:p>
          </table:table-cell>
          <table:table-cell office:value-type="float" office:value="2683" calcext:value-type="float">
            <text:p>2683</text:p>
          </table:table-cell>
          <table:table-cell office:value-type="string" calcext:value-type="string">
            <text:p>cg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CCT</text:p>
          </table:table-cell>
          <table:table-cell office:value-type="float" office:value="13163" calcext:value-type="float">
            <text:p>13163</text:p>
          </table:table-cell>
          <table:table-cell office:value-type="float" office:value="15156" calcext:value-type="float">
            <text:p>15156</text:p>
          </table:table-cell>
          <table:table-cell office:value-type="string" calcext:value-type="string">
            <text:p>ag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TCG</text:p>
          </table:table-cell>
          <table:table-cell office:value-type="float" office:value="1068" calcext:value-type="float">
            <text:p>1068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cga</text:p>
          </table:table-cell>
          <table:table-cell office:value-type="string" calcext:value-type="string">
            <text:p>cg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TCT</text:p>
          </table:table-cell>
          <table:table-cell office:value-type="float" office:value="1124" calcext:value-type="float">
            <text:p>1124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aga</text:p>
          </table:table-cell>
          <table:table-cell office:value-type="string" calcext:value-type="string">
            <text:p>agg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(I)AAT</text:p>
          </table:table-cell>
          <table:table-cell office:value-type="float" office:value="10849" calcext:value-type="float">
            <text:p>10849</text:p>
          </table:table-cell>
          <table:table-cell office:value-type="float" office:value="12395" calcext:value-type="float">
            <text:p>12395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at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GAT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at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TAT</text:p>
          </table:table-cell>
          <table:table-cell office:value-type="float" office:value="234" calcext:value-type="float">
            <text:p>234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ta</text:p>
          </table:table-cell>
          <table:table-cell table:number-columns-repeated="19"/>
        </table:table-row>
      </table:table>
      <table:table table:name="chi-squared" table:style-name="ta1">
        <table:table-column table:style-name="co2" table:number-columns-repeated="8" table:default-cell-style-name="ce4"/>
        <table:table-column table:style-name="co2" table:number-columns-repeated="14" table:default-cell-style-name="Default"/>
        <table:table-row table:style-name="ro1">
          <table:table-cell table:style-name="ce3" office:value-type="string" calcext:value-type="string">
            <text:p>Ala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gca</text:p>
          </table:table-cell>
          <table:table-cell office:value-type="string" calcext:value-type="string">
            <text:p>gcg</text:p>
          </table:table-cell>
          <table:table-cell office:value-type="string" calcext:value-type="string">
            <text:p>gc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of</text:p>
          </table:table-cell>
          <table:table-cell/>
          <table:table-cell office:value-type="string" calcext:value-type="string">
            <text:p>Ala</text:p>
          </table:table-cell>
          <table:table-cell office:value-type="string" calcext:value-type="string">
            <text:p>gct</text:p>
          </table:table-cell>
          <table:table-cell office:value-type="float" office:value="41686" calcext:value-type="float">
            <text:p>41686</text:p>
          </table:table-cell>
          <table:table-cell office:value-type="float" office:value="56171" calcext:value-type="float">
            <text:p>56171</text:p>
          </table:table-cell>
          <table:table-cell table:number-columns-repeated="6"/>
          <table:table-cell office:value-type="string" calcext:value-type="string">
            <text:p>aa</text:p>
          </table:table-cell>
          <table:table-cell office:value-type="string" calcext:value-type="string">
            <text:p>codon</text:p>
          </table:table-cell>
          <table:table-cell office:value-type="string" calcext:value-type="string">
            <text:p>AnoIFN</text:p>
          </table:table-cell>
          <table:table-cell office:value-type="string" calcext:value-type="string">
            <text:p>AIFN</text:p>
          </table:table-cell>
        </table:table-row>
        <table:table-row table:style-name="ro1">
          <table:table-cell office:value-type="string" calcext:value-type="string">
            <text:p>-IFN</text:p>
          </table:table-cell>
          <table:table-cell table:style-name="Default" office:value-type="float" office:value="41686" calcext:value-type="float">
            <text:p>41686</text:p>
          </table:table-cell>
          <table:table-cell table:style-name="Default" office:value-type="float" office:value="60727" calcext:value-type="float">
            <text:p>60727</text:p>
          </table:table-cell>
          <table:table-cell table:style-name="Default" office:value-type="float" office:value="29356" calcext:value-type="float">
            <text:p>29356</text:p>
          </table:table-cell>
          <table:table-cell table:style-name="Default" office:value-type="float" office:value="41686" calcext:value-type="float">
            <text:p>41686</text:p>
          </table:table-cell>
          <table:table-cell table:formula="of:=SUM([.B2:.E2])" office:value-type="float" office:value="173455" calcext:value-type="float">
            <text:p>17345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la</text:p>
          </table:table-cell>
          <table:table-cell office:value-type="string" calcext:value-type="string">
            <text:p>gcc</text:p>
          </table:table-cell>
          <table:table-cell office:value-type="float" office:value="41686" calcext:value-type="float">
            <text:p>41686</text:p>
          </table:table-cell>
          <table:table-cell office:value-type="float" office:value="56171" calcext:value-type="float">
            <text:p>56171</text:p>
          </table:table-cell>
          <table:table-cell table:number-columns-repeated="6"/>
          <table:table-cell office:value-type="string" calcext:value-type="string">
            <text:p>Ala</text:p>
          </table:table-cell>
          <table:table-cell office:value-type="string" calcext:value-type="string">
            <text:p>gct</text:p>
          </table:table-cell>
          <table:table-cell office:value-type="float" office:value="41686" calcext:value-type="float">
            <text:p>41686</text:p>
          </table:table-cell>
          <table:table-cell office:value-type="float" office:value="56171" calcext:value-type="float">
            <text:p>56171</text:p>
          </table:table-cell>
        </table:table-row>
        <table:table-row table:style-name="ro1">
          <table:table-cell office:value-type="string" calcext:value-type="string">
            <text:p>+IFN</text:p>
          </table:table-cell>
          <table:table-cell table:style-name="Default" office:value-type="float" office:value="56171" calcext:value-type="float">
            <text:p>56171</text:p>
          </table:table-cell>
          <table:table-cell table:style-name="Default" office:value-type="float" office:value="80636" calcext:value-type="float">
            <text:p>80636</text:p>
          </table:table-cell>
          <table:table-cell table:style-name="Default" office:value-type="float" office:value="39227" calcext:value-type="float">
            <text:p>39227</text:p>
          </table:table-cell>
          <table:table-cell table:style-name="Default" office:value-type="float" office:value="56171" calcext:value-type="float">
            <text:p>56171</text:p>
          </table:table-cell>
          <table:table-cell table:formula="of:=SUM([.B3:.E3])" office:value-type="float" office:value="232205" calcext:value-type="float">
            <text:p>232205</text:p>
          </table:table-cell>
          <table:table-cell table:number-columns-repeated="2"/>
          <table:table-cell office:value-type="string" calcext:value-type="string">
            <text:p>Ala</text:p>
          </table:table-cell>
          <table:table-cell office:value-type="string" calcext:value-type="string">
            <text:p>gca</text:p>
          </table:table-cell>
          <table:table-cell office:value-type="float" office:value="60727" calcext:value-type="float">
            <text:p>60727</text:p>
          </table:table-cell>
          <table:table-cell office:value-type="float" office:value="80636" calcext:value-type="float">
            <text:p>80636</text:p>
          </table:table-cell>
          <table:table-cell table:number-columns-repeated="6"/>
          <table:table-cell office:value-type="string" calcext:value-type="string">
            <text:p>Ala</text:p>
          </table:table-cell>
          <table:table-cell office:value-type="string" calcext:value-type="string">
            <text:p>gcc</text:p>
          </table:table-cell>
          <table:table-cell office:value-type="float" office:value="41686" calcext:value-type="float">
            <text:p>41686</text:p>
          </table:table-cell>
          <table:table-cell office:value-type="float" office:value="56171" calcext:value-type="float">
            <text:p>56171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table:formula="of:=SUM([.B2:.B3])" office:value-type="float" office:value="97857" calcext:value-type="float">
            <text:p>97857</text:p>
          </table:table-cell>
          <table:table-cell table:formula="of:=SUM([.C2:.C3])" office:value-type="float" office:value="141363" calcext:value-type="float">
            <text:p>141363</text:p>
          </table:table-cell>
          <table:table-cell table:formula="of:=SUM([.D2:.D3])" office:value-type="float" office:value="68583" calcext:value-type="float">
            <text:p>68583</text:p>
          </table:table-cell>
          <table:table-cell table:formula="of:=SUM([.E2:.E3])" office:value-type="float" office:value="97857" calcext:value-type="float">
            <text:p>97857</text:p>
          </table:table-cell>
          <table:table-cell table:formula="of:=SUM([.F2:.F3])" office:value-type="float" office:value="405660" calcext:value-type="float">
            <text:p>405660</text:p>
          </table:table-cell>
          <table:table-cell table:number-columns-repeated="2"/>
          <table:table-cell office:value-type="string" calcext:value-type="string">
            <text:p>Ala</text:p>
          </table:table-cell>
          <table:table-cell office:value-type="string" calcext:value-type="string">
            <text:p>gcg</text:p>
          </table:table-cell>
          <table:table-cell office:value-type="float" office:value="29356" calcext:value-type="float">
            <text:p>29356</text:p>
          </table:table-cell>
          <table:table-cell office:value-type="float" office:value="39227" calcext:value-type="float">
            <text:p>39227</text:p>
          </table:table-cell>
          <table:table-cell table:number-columns-repeated="6"/>
          <table:table-cell office:value-type="string" calcext:value-type="string">
            <text:p>Ala</text:p>
          </table:table-cell>
          <table:table-cell office:value-type="string" calcext:value-type="string">
            <text:p>gca</text:p>
          </table:table-cell>
          <table:table-cell office:value-type="float" office:value="60727" calcext:value-type="float">
            <text:p>60727</text:p>
          </table:table-cell>
          <table:table-cell office:value-type="float" office:value="80636" calcext:value-type="float">
            <text:p>80636</text:p>
          </table:table-cell>
        </table:table-row>
        <table:table-row table:style-name="ro1">
          <table:table-cell office:value-type="string" calcext:value-type="string">
            <text:p>Copt</text:p>
          </table:table-cell>
          <table:table-cell table:formula="of:=([.B2]/([.F2]-[.B2]))/([.B3]/([.F3]-[.B3]))" office:value-type="float" office:value="0.99142844722641" calcext:value-type="float">
            <text:p>0.9914284472</text:p>
          </table:table-cell>
          <table:table-cell table:formula="of:=([.C2]/([.F2]-[.C2]))/([.C3]/([.F3]-[.C3]))" office:value-type="float" office:value="1.0125848705078" calcext:value-type="float">
            <text:p>1.0125848705</text:p>
          </table:table-cell>
          <table:table-cell table:formula="of:=([.D2]/([.F2]-[.D2]))/([.D3]/([.F3]-[.D3]))" office:value-type="float" office:value="1.00220973676488" calcext:value-type="float">
            <text:p>1.0022097368</text:p>
          </table:table-cell>
          <table:table-cell table:formula="of:=([.E2]/([.F2]-[.E2]))/([.E3]/([.F3]-[.E3]))" office:value-type="float" office:value="0.99142844722641" calcext:value-type="float">
            <text:p>0.9914284472</text:p>
          </table:table-cell>
          <table:table-cell table:number-columns-repeated="13"/>
          <table:table-cell office:value-type="string" calcext:value-type="string">
            <text:p>Ala</text:p>
          </table:table-cell>
          <table:table-cell office:value-type="string" calcext:value-type="string">
            <text:p>gcg</text:p>
          </table:table-cell>
          <table:table-cell office:value-type="float" office:value="29356" calcext:value-type="float">
            <text:p>29356</text:p>
          </table:table-cell>
          <table:table-cell office:value-type="float" office:value="39227" calcext:value-type="float">
            <text:p>39227</text:p>
          </table:table-cell>
        </table:table-row>
        <table:table-row table:style-name="ro1">
          <table:table-cell office:value-type="string" calcext:value-type="string">
            <text:p>teststathigh</text:p>
          </table:table-cell>
          <table:table-cell table:formula="of:=([.B2]-(([.B4]/[.F4])*([.F2]/[.F4])*[.F4]))^2/(([.B4]/[.F4])*([.F2]/[.F4])*[.F4])" office:value-type="float" office:value="0.584559753183245" calcext:value-type="float">
            <text:p>0.5845597532</text:p>
          </table:table-cell>
          <table:table-cell table:formula="of:=([.C2]-(([.C4]/[.F4])*([.F2]/[.F4])*[.F4]))^2/(([.C4]/[.F4])*([.F2]/[.F4])*[.F4])" office:value-type="float" office:value="1.31563159882922" calcext:value-type="float">
            <text:p>1.3156315988</text:p>
          </table:table-cell>
          <table:table-cell table:formula="of:=([.D2]-(([.D4]/[.F4])*([.F2]/[.F4])*[.F4]))^2/(([.D4]/[.F4])*([.F2]/[.F4])*[.F4])" office:value-type="float" office:value="0.0323301500033087" calcext:value-type="float">
            <text:p>0.03233015</text:p>
          </table:table-cell>
          <table:table-cell table:formula="of:=([.E2]-(([.E4]/[.F4])*([.F2]/[.F4])*[.F4]))^2/(([.E4]/[.F4])*([.F2]/[.F4])*[.F4])" office:value-type="float" office:value="0.584559753183245" calcext:value-type="float">
            <text:p>0.584559753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statlow</text:p>
          </table:table-cell>
          <table:table-cell table:formula="of:=([.B3]-(([.B4]/[.F4])*([.F3]/[.F4])*[.F4]))^2/(([.B4]/[.F4])*([.F3]/[.F4])*[.F4])" office:value-type="float" office:value="0.43666076091561" calcext:value-type="float">
            <text:p>0.4366607609</text:p>
          </table:table-cell>
          <table:table-cell table:formula="of:=([.C3]-(([.C4]/[.F4])*([.F3]/[.F4])*[.F4]))^2/(([.C4]/[.F4])*([.F3]/[.F4])*[.F4])" office:value-type="float" office:value="0.982764707801009" calcext:value-type="float">
            <text:p>0.9827647078</text:p>
          </table:table-cell>
          <table:table-cell table:formula="of:=([.D3]-(([.D4]/[.F4])*([.F3]/[.F4])*[.F4]))^2/(([.D4]/[.F4])*([.F3]/[.F4])*[.F4])" office:value-type="float" office:value="0.024150324794137" calcext:value-type="float">
            <text:p>0.0241503248</text:p>
          </table:table-cell>
          <table:table-cell table:formula="of:=([.E3]-(([.E4]/[.F4])*([.F3]/[.F4])*[.F4]))^2/(([.E4]/[.F4])*([.F3]/[.F4])*[.F4])" office:value-type="float" office:value="0.43666076091561" calcext:value-type="float">
            <text:p>0.4366607609</text:p>
          </table:table-cell>
          <table:table-cell table:number-columns-repeated="13"/>
          <table:table-cell office:value-type="string" calcext:value-type="string">
            <text:p>Arg</text:p>
          </table:table-cell>
          <table:table-cell office:value-type="string" calcext:value-type="string">
            <text:p>cgt</text:p>
          </table:table-cell>
          <table:table-cell office:value-type="float" office:value="688" calcext:value-type="float">
            <text:p>688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rg</text:p>
          </table:table-cell>
          <table:table-cell office:value-type="string" calcext:value-type="string">
            <text:p>cgc</text:p>
          </table:table-cell>
          <table:table-cell office:value-type="float" office:value="688" calcext:value-type="float">
            <text:p>688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table:style-name="ce3" office:value-type="string" calcext:value-type="string">
            <text:p>arg</text:p>
          </table:table-cell>
          <table:table-cell office:value-type="string" calcext:value-type="string">
            <text:p>cgt</text:p>
          </table:table-cell>
          <table:table-cell office:value-type="string" calcext:value-type="string">
            <text:p>cgc</text:p>
          </table:table-cell>
          <table:table-cell table:style-name="ce1" office:value-type="string" calcext:value-type="string">
            <text:p>cga</text:p>
          </table:table-cell>
          <table:table-cell table:style-name="ce1" office:value-type="string" calcext:value-type="string">
            <text:p>cgg</text:p>
          </table:table-cell>
          <table:table-cell table:style-name="ce1" office:value-type="string" calcext:value-type="string">
            <text:p>aga</text:p>
          </table:table-cell>
          <table:table-cell office:value-type="string" calcext:value-type="string">
            <text:p>agg</text:p>
          </table:table-cell>
          <table:table-cell office:value-type="string" calcext:value-type="string">
            <text:p>tot</text:p>
          </table:table-cell>
          <table:table-cell/>
          <table:table-cell office:value-type="string" calcext:value-type="string">
            <text:p>Arg</text:p>
          </table:table-cell>
          <table:table-cell office:value-type="string" calcext:value-type="string">
            <text:p>cgt</text:p>
          </table:table-cell>
          <table:table-cell office:value-type="float" office:value="688" calcext:value-type="float">
            <text:p>688</text:p>
          </table:table-cell>
          <table:table-cell office:value-type="float" office:value="805" calcext:value-type="float">
            <text:p>805</text:p>
          </table:table-cell>
          <table:table-cell table:number-columns-repeated="5"/>
          <table:table-cell office:value-type="string" calcext:value-type="string">
            <text:p>Arg</text:p>
          </table:table-cell>
          <table:table-cell office:value-type="string" calcext:value-type="string">
            <text:p>cga</text:p>
          </table:table-cell>
          <table:table-cell office:value-type="float" office:value="1068" calcext:value-type="float">
            <text:p>1068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-IFN</text:p>
          </table:table-cell>
          <table:table-cell table:number-columns-repeated="2" table:style-name="Default" office:value-type="float" office:value="688" calcext:value-type="float">
            <text:p>688</text:p>
          </table:table-cell>
          <table:table-cell table:style-name="ce1" office:value-type="float" office:value="1068" calcext:value-type="float">
            <text:p>1068</text:p>
          </table:table-cell>
          <table:table-cell table:style-name="ce1" office:value-type="float" office:value="3174" calcext:value-type="float">
            <text:p>3174</text:p>
          </table:table-cell>
          <table:table-cell table:style-name="ce1" office:value-type="float" office:value="1124" calcext:value-type="float">
            <text:p>1124</text:p>
          </table:table-cell>
          <table:table-cell table:style-name="Default" office:value-type="float" office:value="14287" calcext:value-type="float">
            <text:p>14287</text:p>
          </table:table-cell>
          <table:table-cell table:formula="of:=SUM([.B10:.G10])" office:value-type="float" office:value="21029" calcext:value-type="float">
            <text:p>21029</text:p>
          </table:table-cell>
          <table:table-cell/>
          <table:table-cell office:value-type="string" calcext:value-type="string">
            <text:p>Arg</text:p>
          </table:table-cell>
          <table:table-cell office:value-type="string" calcext:value-type="string">
            <text:p>cgc</text:p>
          </table:table-cell>
          <table:table-cell office:value-type="float" office:value="688" calcext:value-type="float">
            <text:p>688</text:p>
          </table:table-cell>
          <table:table-cell office:value-type="float" office:value="805" calcext:value-type="float">
            <text:p>805</text:p>
          </table:table-cell>
          <table:table-cell table:number-columns-repeated="5"/>
          <table:table-cell office:value-type="string" calcext:value-type="string">
            <text:p>Arg</text:p>
          </table:table-cell>
          <table:table-cell office:value-type="string" calcext:value-type="string">
            <text:p>cgg</text:p>
          </table:table-cell>
          <table:table-cell office:value-type="float" office:value="3174" calcext:value-type="float">
            <text:p>3174</text:p>
          </table:table-cell>
          <table:table-cell office:value-type="float" office:value="4175" calcext:value-type="float">
            <text:p>4175</text:p>
          </table:table-cell>
        </table:table-row>
        <table:table-row table:style-name="ro1">
          <table:table-cell office:value-type="string" calcext:value-type="string">
            <text:p>+IFN</text:p>
          </table:table-cell>
          <table:table-cell table:number-columns-repeated="2" table:style-name="Default" office:value-type="float" office:value="805" calcext:value-type="float">
            <text:p>805</text:p>
          </table:table-cell>
          <table:table-cell table:style-name="ce1" office:value-type="float" office:value="1492" calcext:value-type="float">
            <text:p>1492</text:p>
          </table:table-cell>
          <table:table-cell table:style-name="ce1" office:value-type="float" office:value="4175" calcext:value-type="float">
            <text:p>4175</text:p>
          </table:table-cell>
          <table:table-cell table:style-name="ce1" office:value-type="float" office:value="915" calcext:value-type="float">
            <text:p>915</text:p>
          </table:table-cell>
          <table:table-cell table:style-name="ce5" office:value-type="float" office:value="16071" calcext:value-type="float">
            <text:p>16071</text:p>
          </table:table-cell>
          <table:table-cell table:formula="of:=SUM([.B11:.G11])" office:value-type="float" office:value="24263" calcext:value-type="float">
            <text:p>24263</text:p>
          </table:table-cell>
          <table:table-cell/>
          <table:table-cell office:value-type="string" calcext:value-type="string">
            <text:p>Arg</text:p>
          </table:table-cell>
          <table:table-cell office:value-type="string" calcext:value-type="string">
            <text:p>cga</text:p>
          </table:table-cell>
          <table:table-cell office:value-type="float" office:value="1068" calcext:value-type="float">
            <text:p>1068</text:p>
          </table:table-cell>
          <table:table-cell office:value-type="float" office:value="1492" calcext:value-type="float">
            <text:p>1492</text:p>
          </table:table-cell>
          <table:table-cell table:number-columns-repeated="5"/>
          <table:table-cell office:value-type="string" calcext:value-type="string">
            <text:p>Arg</text:p>
          </table:table-cell>
          <table:table-cell office:value-type="string" calcext:value-type="string">
            <text:p>aga</text:p>
          </table:table-cell>
          <table:table-cell office:value-type="float" office:value="1124" calcext:value-type="float">
            <text:p>1124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table:formula="of:=SUM([.B10:.B11])" office:value-type="float" office:value="1493" calcext:value-type="float">
            <text:p>1493</text:p>
          </table:table-cell>
          <table:table-cell table:formula="of:=SUM([.C10:.C11])" office:value-type="float" office:value="1493" calcext:value-type="float">
            <text:p>1493</text:p>
          </table:table-cell>
          <table:table-cell table:style-name="ce1" table:formula="of:=SUM([.D10:.D11])" office:value-type="float" office:value="2560" calcext:value-type="float">
            <text:p>2560</text:p>
          </table:table-cell>
          <table:table-cell table:style-name="ce1" table:formula="of:=SUM([.E10:.E11])" office:value-type="float" office:value="7349" calcext:value-type="float">
            <text:p>7349</text:p>
          </table:table-cell>
          <table:table-cell table:style-name="ce1" table:formula="of:=SUM([.F10:.F11])" office:value-type="float" office:value="2039" calcext:value-type="float">
            <text:p>2039</text:p>
          </table:table-cell>
          <table:table-cell table:formula="of:=SUM([.G10:.G11])" office:value-type="float" office:value="30358" calcext:value-type="float">
            <text:p>30358</text:p>
          </table:table-cell>
          <table:table-cell table:formula="of:=SUM([.H10:.H11])" office:value-type="float" office:value="45292" calcext:value-type="float">
            <text:p>45292</text:p>
          </table:table-cell>
          <table:table-cell/>
          <table:table-cell office:value-type="string" calcext:value-type="string">
            <text:p>Arg</text:p>
          </table:table-cell>
          <table:table-cell office:value-type="string" calcext:value-type="string">
            <text:p>cgg</text:p>
          </table:table-cell>
          <table:table-cell office:value-type="float" office:value="3174" calcext:value-type="float">
            <text:p>3174</text:p>
          </table:table-cell>
          <table:table-cell office:value-type="float" office:value="4175" calcext:value-type="float">
            <text:p>4175</text:p>
          </table:table-cell>
          <table:table-cell table:number-columns-repeated="5"/>
          <table:table-cell office:value-type="string" calcext:value-type="string">
            <text:p>Arg</text:p>
          </table:table-cell>
          <table:table-cell office:value-type="string" calcext:value-type="string">
            <text:p>agg</text:p>
          </table:table-cell>
          <table:table-cell office:value-type="float" office:value="14287" calcext:value-type="float">
            <text:p>14287</text:p>
          </table:table-cell>
          <table:table-cell office:value-type="float" office:value="16071" calcext:value-type="float">
            <text:p>16071</text:p>
          </table:table-cell>
        </table:table-row>
        <table:table-row table:style-name="ro1">
          <table:table-cell office:value-type="string" calcext:value-type="string">
            <text:p>Copt</text:p>
          </table:table-cell>
          <table:table-cell table:formula="of:=([.B10]/([.H10]-[.B10]))/([.B11]/([.H11]-[.B11]))" office:value-type="float" office:value="0.985623931837939" calcext:value-type="float">
            <text:p>0.9856239318</text:p>
          </table:table-cell>
          <table:table-cell table:formula="of:=([.C10]/([.H10]-[.C10]))/([.C11]/([.H11]-[.C11]))" office:value-type="float" office:value="0.985623931837939" calcext:value-type="float">
            <text:p>0.9856239318</text:p>
          </table:table-cell>
          <table:table-cell table:style-name="ce1" table:formula="of:=([.D10]/([.H10]-[.D10]))/([.D11]/([.H11]-[.D11]))" office:value-type="float" office:value="0.816586579755456" calcext:value-type="float">
            <text:p>0.8165865798</text:p>
          </table:table-cell>
          <table:table-cell table:style-name="ce1" table:formula="of:=([.E10]/([.H10]-[.E10]))/([.E11]/([.H11]-[.E11]))" office:value-type="float" office:value="0.855317361915765" calcext:value-type="float">
            <text:p>0.8553173619</text:p>
          </table:table-cell>
          <table:table-cell table:style-name="ce1" table:formula="of:=([.F10]/([.H10]-[.F10]))/([.F11]/([.H11]-[.F11]))" office:value-type="float" office:value="1.44089627918405" calcext:value-type="float">
            <text:p>1.4408962792</text:p>
          </table:table-cell>
          <table:table-cell table:formula="of:=([.G10]/([.H10]-[.G10]))/([.G11]/([.H11]-[.G11]))" office:value-type="float" office:value="1.08018797703553" calcext:value-type="float">
            <text:p>1.080187977</text:p>
          </table:table-cell>
          <table:table-cell table:number-columns-repeated="2"/>
          <table:table-cell office:value-type="string" calcext:value-type="string">
            <text:p>Arg</text:p>
          </table:table-cell>
          <table:table-cell office:value-type="string" calcext:value-type="string">
            <text:p>aga</text:p>
          </table:table-cell>
          <table:table-cell office:value-type="float" office:value="1124" calcext:value-type="float">
            <text:p>1124</text:p>
          </table:table-cell>
          <table:table-cell office:value-type="float" office:value="915" calcext:value-type="float">
            <text:p>9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stathigh</text:p>
          </table:table-cell>
          <table:table-cell table:formula="of:=([.B10]-(([.B12]/[.H12])*([.H10]/[.H12])*[.H12]))^2/(([.B12]/[.H12])*([.H10]/[.H12])*[.H12])" office:value-type="float" office:value="0.0389687683330593" calcext:value-type="float">
            <text:p>0.0389687683</text:p>
          </table:table-cell>
          <table:table-cell table:formula="of:=([.C10]-(([.C12]/[.H12])*([.H10]/[.H12])*[.H12]))^2/(([.C12]/[.H12])*([.H10]/[.H12])*[.H12])" office:value-type="float" office:value="0.0389687683330593" calcext:value-type="float">
            <text:p>0.0389687683</text:p>
          </table:table-cell>
          <table:table-cell table:style-name="ce1" table:formula="of:=([.D10]-(([.D12]/[.H12])*([.H10]/[.H12])*[.H12]))^2/(([.D12]/[.H12])*([.H10]/[.H12])*[.H12])" office:value-type="float" office:value="12.2372651366325" calcext:value-type="float">
            <text:p>12.2372651366</text:p>
          </table:table-cell>
          <table:table-cell table:style-name="ce1" table:formula="of:=([.E10]-(([.E12]/[.H12])*([.H10]/[.H12])*[.H12]))^2/(([.E12]/[.H12])*([.H10]/[.H12])*[.H12])" office:value-type="float" office:value="16.6187034995875" calcext:value-type="float">
            <text:p>16.6187034996</text:p>
          </table:table-cell>
          <table:table-cell table:style-name="ce1" table:formula="of:=([.F10]-(([.F12]/[.H12])*([.H10]/[.H12])*[.H12]))^2/(([.F12]/[.H12])*([.H10]/[.H12])*[.H12])" office:value-type="float" office:value="33.2033630466802" calcext:value-type="float">
            <text:p>33.2033630467</text:p>
          </table:table-cell>
          <table:table-cell table:formula="of:=([.G10]-(([.G12]/[.H12])*([.H10]/[.H12])*[.H12]))^2/(([.G12]/[.H12])*([.H10]/[.H12])*[.H12])" office:value-type="float" office:value="2.61076953890927" calcext:value-type="float">
            <text:p>2.6107695389</text:p>
          </table:table-cell>
          <table:table-cell table:number-columns-repeated="2"/>
          <table:table-cell office:value-type="string" calcext:value-type="string">
            <text:p>Arg</text:p>
          </table:table-cell>
          <table:table-cell office:value-type="string" calcext:value-type="string">
            <text:p>agg</text:p>
          </table:table-cell>
          <table:table-cell office:value-type="float" office:value="14287" calcext:value-type="float">
            <text:p>14287</text:p>
          </table:table-cell>
          <table:table-cell office:value-type="float" office:value="16071" calcext:value-type="float">
            <text:p>16071</text:p>
          </table:table-cell>
          <table:table-cell table:number-columns-repeated="5"/>
          <table:table-cell office:value-type="string" calcext:value-type="string">
            <text:p>Asn</text:p>
          </table:table-cell>
          <table:table-cell office:value-type="string" calcext:value-type="string">
            <text:p>aat</text:p>
          </table:table-cell>
          <table:table-cell office:value-type="float" office:value="24168" calcext:value-type="float">
            <text:p>24168</text:p>
          </table:table-cell>
          <table:table-cell office:value-type="float" office:value="29086" calcext:value-type="float">
            <text:p>29086</text:p>
          </table:table-cell>
        </table:table-row>
        <table:table-row table:style-name="ro1">
          <table:table-cell office:value-type="string" calcext:value-type="string">
            <text:p>teststatlow</text:p>
          </table:table-cell>
          <table:table-cell table:formula="of:=([.B11]-(([.B12]/[.H12])*([.H11]/[.H12])*[.H12]))^2/(([.B12]/[.H12])*([.H11]/[.H12])*[.H12])" office:value-type="float" office:value="0.0337746457270702" calcext:value-type="float">
            <text:p>0.0337746457</text:p>
          </table:table-cell>
          <table:table-cell table:formula="of:=([.C11]-(([.C12]/[.H12])*([.H11]/[.H12])*[.H12]))^2/(([.C12]/[.H12])*([.H11]/[.H12])*[.H12])" office:value-type="float" office:value="0.0337746457270702" calcext:value-type="float">
            <text:p>0.0337746457</text:p>
          </table:table-cell>
          <table:table-cell table:style-name="ce1" table:formula="of:=([.D11]-(([.D12]/[.H12])*([.H11]/[.H12])*[.H12]))^2/(([.D12]/[.H12])*([.H11]/[.H12])*[.H12])" office:value-type="float" office:value="10.6061677681344" calcext:value-type="float">
            <text:p>10.6061677681</text:p>
          </table:table-cell>
          <table:table-cell table:style-name="ce1" table:formula="of:=([.E11]-(([.E12]/[.H12])*([.H11]/[.H12])*[.H12]))^2/(([.E12]/[.H12])*([.H11]/[.H12])*[.H12])" office:value-type="float" office:value="14.403606969164" calcext:value-type="float">
            <text:p>14.4036069692</text:p>
          </table:table-cell>
          <table:table-cell table:style-name="ce1" table:formula="of:=([.F11]-(([.F12]/[.H12])*([.H11]/[.H12])*[.H12]))^2/(([.F12]/[.H12])*([.H11]/[.H12])*[.H12])" office:value-type="float" office:value="28.7777076828354" calcext:value-type="float">
            <text:p>28.7777076828</text:p>
          </table:table-cell>
          <table:table-cell table:formula="of:=([.G11]-(([.G12]/[.H12])*([.H11]/[.H12])*[.H12]))^2/(([.G12]/[.H12])*([.H11]/[.H12])*[.H12])" office:value-type="float" office:value="2.26278171016453" calcext:value-type="float">
            <text:p>2.2627817102</text:p>
          </table:table-cell>
          <table:table-cell table:number-columns-repeated="11"/>
          <table:table-cell office:value-type="string" calcext:value-type="string">
            <text:p>Asn</text:p>
          </table:table-cell>
          <table:table-cell office:value-type="string" calcext:value-type="string">
            <text:p>aac</text:p>
          </table:table-cell>
          <table:table-cell office:value-type="float" office:value="24168" calcext:value-type="float">
            <text:p>24168</text:p>
          </table:table-cell>
          <table:table-cell office:value-type="float" office:value="29086" calcext:value-type="float">
            <text:p>29086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style-name="ce3" office:value-type="string" calcext:value-type="string">
            <text:p>leu</text:p>
          </table:table-cell>
          <table:table-cell office:value-type="string" calcext:value-type="string">
            <text:p>ctc</text:p>
          </table:table-cell>
          <table:table-cell office:value-type="string" calcext:value-type="string">
            <text:p>cta</text:p>
          </table:table-cell>
          <table:table-cell table:style-name="ce1" office:value-type="string" calcext:value-type="string">
            <text:p>ctg</text:p>
          </table:table-cell>
          <table:table-cell office:value-type="string" calcext:value-type="string">
            <text:p>tta</text:p>
          </table:table-cell>
          <table:table-cell table:style-name="ce1" office:value-type="string" calcext:value-type="string">
            <text:p>ttg</text:p>
          </table:table-cell>
          <table:table-cell office:value-type="string" calcext:value-type="string">
            <text:p>ctt</text:p>
          </table:table-cell>
          <table:table-cell office:value-type="string" calcext:value-type="string">
            <text:p>tot</text:p>
          </table:table-cell>
          <table:table-cell/>
          <table:table-cell office:value-type="string" calcext:value-type="string">
            <text:p>Leu</text:p>
          </table:table-cell>
          <table:table-cell office:value-type="string" calcext:value-type="string">
            <text:p>tta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Asp</text:p>
          </table:table-cell>
          <table:table-cell office:value-type="string" calcext:value-type="string">
            <text:p>gat</text:p>
          </table:table-cell>
          <table:table-cell office:value-type="float" office:value="11586" calcext:value-type="float">
            <text:p>11586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string" calcext:value-type="string">
            <text:p>-IFN</text:p>
          </table:table-cell>
          <table:table-cell table:style-name="Default" office:value-type="float" office:value="2774" calcext:value-type="float">
            <text:p>2774</text:p>
          </table:table-cell>
          <table:table-cell table:style-name="Default" office:value-type="float" office:value="4414" calcext:value-type="float">
            <text:p>4414</text:p>
          </table:table-cell>
          <table:table-cell table:style-name="ce1" office:value-type="float" office:value="1993" calcext:value-type="float">
            <text:p>1993</text:p>
          </table:table-cell>
          <table:table-cell table:style-name="Default" office:value-type="float" office:value="29" calcext:value-type="float">
            <text:p>29</text:p>
          </table:table-cell>
          <table:table-cell table:style-name="ce1" office:value-type="float" office:value="615" calcext:value-type="float">
            <text:p>615</text:p>
          </table:table-cell>
          <table:table-cell table:style-name="Default" office:value-type="float" office:value="2774" calcext:value-type="float">
            <text:p>2774</text:p>
          </table:table-cell>
          <table:table-cell table:formula="of:=SUM([.B18:.G18])" office:value-type="float" office:value="12599" calcext:value-type="float">
            <text:p>12599</text:p>
          </table:table-cell>
          <table:table-cell/>
          <table:table-cell office:value-type="string" calcext:value-type="string">
            <text:p>Leu</text:p>
          </table:table-cell>
          <table:table-cell office:value-type="string" calcext:value-type="string">
            <text:p>ttg</text:p>
          </table:table-cell>
          <table:table-cell office:value-type="float" office:value="615" calcext:value-type="float">
            <text:p>615</text:p>
          </table:table-cell>
          <table:table-cell office:value-type="float" office:value="242" calcext:value-type="float">
            <text:p>242</text:p>
          </table:table-cell>
          <table:table-cell table:number-columns-repeated="5"/>
          <table:table-cell office:value-type="string" calcext:value-type="string">
            <text:p>Asp</text:p>
          </table:table-cell>
          <table:table-cell office:value-type="string" calcext:value-type="string">
            <text:p>gac</text:p>
          </table:table-cell>
          <table:table-cell office:value-type="float" office:value="11586" calcext:value-type="float">
            <text:p>11586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string" calcext:value-type="string">
            <text:p>+IFN</text:p>
          </table:table-cell>
          <table:table-cell table:style-name="Default" office:value-type="float" office:value="2102" calcext:value-type="float">
            <text:p>2102</text:p>
          </table:table-cell>
          <table:table-cell table:style-name="Default" office:value-type="float" office:value="3090" calcext:value-type="float">
            <text:p>3090</text:p>
          </table:table-cell>
          <table:table-cell table:style-name="ce1" office:value-type="float" office:value="1212" calcext:value-type="float">
            <text:p>1212</text:p>
          </table:table-cell>
          <table:table-cell table:style-name="Default" office:value-type="float" office:value="9" calcext:value-type="float">
            <text:p>9</text:p>
          </table:table-cell>
          <table:table-cell table:style-name="ce1" office:value-type="float" office:value="242" calcext:value-type="float">
            <text:p>242</text:p>
          </table:table-cell>
          <table:table-cell table:style-name="Default" office:value-type="float" office:value="2102" calcext:value-type="float">
            <text:p>2102</text:p>
          </table:table-cell>
          <table:table-cell table:formula="of:=SUM([.B19:.G19])" office:value-type="float" office:value="8757" calcext:value-type="float">
            <text:p>8757</text:p>
          </table:table-cell>
          <table:table-cell/>
          <table:table-cell office:value-type="string" calcext:value-type="string">
            <text:p>Leu</text:p>
          </table:table-cell>
          <table:table-cell office:value-type="string" calcext:value-type="string">
            <text:p>ctt</text:p>
          </table:table-cell>
          <table:table-cell office:value-type="float" office:value="2774" calcext:value-type="float">
            <text:p>2774</text:p>
          </table:table-cell>
          <table:table-cell office:value-type="float" office:value="2102" calcext:value-type="float">
            <text:p>21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</text:p>
          </table:table-cell>
          <table:table-cell table:formula="of:=SUM([.B18:.B19])" office:value-type="float" office:value="4876" calcext:value-type="float">
            <text:p>4876</text:p>
          </table:table-cell>
          <table:table-cell table:formula="of:=SUM([.C18:.C19])" office:value-type="float" office:value="7504" calcext:value-type="float">
            <text:p>7504</text:p>
          </table:table-cell>
          <table:table-cell table:style-name="ce1" table:formula="of:=SUM([.D18:.D19])" office:value-type="float" office:value="3205" calcext:value-type="float">
            <text:p>3205</text:p>
          </table:table-cell>
          <table:table-cell table:formula="of:=SUM([.E18:.E19])" office:value-type="float" office:value="38" calcext:value-type="float">
            <text:p>38</text:p>
          </table:table-cell>
          <table:table-cell table:style-name="ce1" table:formula="of:=SUM([.F18:.F19])" office:value-type="float" office:value="857" calcext:value-type="float">
            <text:p>857</text:p>
          </table:table-cell>
          <table:table-cell table:formula="of:=SUM([.G18:.G19])" office:value-type="float" office:value="4876" calcext:value-type="float">
            <text:p>4876</text:p>
          </table:table-cell>
          <table:table-cell table:formula="of:=SUM([.H18:.H19])" office:value-type="float" office:value="21356" calcext:value-type="float">
            <text:p>21356</text:p>
          </table:table-cell>
          <table:table-cell/>
          <table:table-cell office:value-type="string" calcext:value-type="string">
            <text:p>Leu</text:p>
          </table:table-cell>
          <table:table-cell office:value-type="string" calcext:value-type="string">
            <text:p>ctc</text:p>
          </table:table-cell>
          <table:table-cell office:value-type="float" office:value="2774" calcext:value-type="float">
            <text:p>2774</text:p>
          </table:table-cell>
          <table:table-cell office:value-type="float" office:value="2102" calcext:value-type="float">
            <text:p>2102</text:p>
          </table:table-cell>
          <table:table-cell table:number-columns-repeated="5"/>
          <table:table-cell office:value-type="string" calcext:value-type="string">
            <text:p>Cys</text:p>
          </table:table-cell>
          <table:table-cell office:value-type="string" calcext:value-type="string">
            <text:p>tgt</text:p>
          </table:table-cell>
          <table:table-cell office:value-type="float" office:value="485" calcext:value-type="float">
            <text:p>485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Copt</text:p>
          </table:table-cell>
          <table:table-cell table:formula="of:=([.B18]/([.H18]-[.B18]))/([.B19]/([.H19]-[.B19]))" office:value-type="float" office:value="0.893900635042841" calcext:value-type="float">
            <text:p>0.893900635</text:p>
          </table:table-cell>
          <table:table-cell table:formula="of:=([.C18]/([.H18]-[.C18]))/([.C19]/([.H19]-[.C19]))" office:value-type="float" office:value="0.98902752489458" calcext:value-type="float">
            <text:p>0.9890275249</text:p>
          </table:table-cell>
          <table:table-cell table:style-name="ce1" table:formula="of:=([.D18]/([.H18]-[.D18]))/([.D19]/([.H19]-[.D19]))" office:value-type="float" office:value="1.16980184016893" calcext:value-type="float">
            <text:p>1.1698018402</text:p>
          </table:table-cell>
          <table:table-cell table:formula="of:=([.E18]/([.H18]-[.E18]))/([.E19]/([.H19]-[.E19]))" office:value-type="float" office:value="2.24248210023866" calcext:value-type="float">
            <text:p>2.2424821002</text:p>
          </table:table-cell>
          <table:table-cell table:style-name="ce1" table:formula="of:=([.F18]/([.H18]-[.F18]))/([.F19]/([.H19]-[.F19]))" office:value-type="float" office:value="1.80568754206711" calcext:value-type="float">
            <text:p>1.8056875421</text:p>
          </table:table-cell>
          <table:table-cell table:formula="of:=([.G18]/([.H18]-[.G18]))/([.G19]/([.H19]-[.G19]))" office:value-type="float" office:value="0.893900635042841" calcext:value-type="float">
            <text:p>0.893900635</text:p>
          </table:table-cell>
          <table:table-cell table:number-columns-repeated="2"/>
          <table:table-cell office:value-type="string" calcext:value-type="string">
            <text:p>Leu</text:p>
          </table:table-cell>
          <table:table-cell office:value-type="string" calcext:value-type="string">
            <text:p>cta</text:p>
          </table:table-cell>
          <table:table-cell office:value-type="float" office:value="4414" calcext:value-type="float">
            <text:p>4414</text:p>
          </table:table-cell>
          <table:table-cell office:value-type="float" office:value="3090" calcext:value-type="float">
            <text:p>3090</text:p>
          </table:table-cell>
          <table:table-cell table:number-columns-repeated="5"/>
          <table:table-cell office:value-type="string" calcext:value-type="string">
            <text:p>Cys</text:p>
          </table:table-cell>
          <table:table-cell office:value-type="string" calcext:value-type="string">
            <text:p>tgc</text:p>
          </table:table-cell>
          <table:table-cell office:value-type="float" office:value="485" calcext:value-type="float">
            <text:p>485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teststathigh</text:p>
          </table:table-cell>
          <table:table-cell table:formula="of:=([.B18]-(([.B20]/[.H20])*([.H18]/[.H20])*[.H20]))^2/(([.B20]/[.H20])*([.H18]/[.H20])*[.H20])" office:value-type="float" office:value="3.65962364909251" calcext:value-type="float">
            <text:p>3.6596236491</text:p>
          </table:table-cell>
          <table:table-cell table:formula="of:=([.C18]-(([.C20]/[.H20])*([.H18]/[.H20])*[.H20]))^2/(([.C20]/[.H20])*([.H18]/[.H20])*[.H20])" office:value-type="float" office:value="0.0381429888722712" calcext:value-type="float">
            <text:p>0.0381429889</text:p>
          </table:table-cell>
          <table:table-cell table:style-name="ce1" table:formula="of:=([.D18]-(([.D20]/[.H20])*([.H18]/[.H20])*[.H20]))^2/(([.D20]/[.H20])*([.H18]/[.H20])*[.H20])" office:value-type="float" office:value="5.52470697161575" calcext:value-type="float">
            <text:p>5.5247069716</text:p>
          </table:table-cell>
          <table:table-cell table:formula="of:=([.E18]-(([.E20]/[.H20])*([.H18]/[.H20])*[.H20]))^2/(([.E20]/[.H20])*([.H18]/[.H20])*[.H20])" office:value-type="float" office:value="1.93239662866538" calcext:value-type="float">
            <text:p>1.9323966287</text:p>
          </table:table-cell>
          <table:table-cell table:style-name="ce1" table:formula="of:=([.F18]-(([.F20]/[.H20])*([.H18]/[.H20])*[.H20]))^2/(([.F20]/[.H20])*([.H18]/[.H20])*[.H20])" office:value-type="float" office:value="23.677225997233" calcext:value-type="float">
            <text:p>23.6772259972</text:p>
          </table:table-cell>
          <table:table-cell table:formula="of:=([.G18]-(([.G20]/[.H20])*([.H18]/[.H20])*[.H20]))^2/(([.G20]/[.H20])*([.H18]/[.H20])*[.H20])" office:value-type="float" office:value="3.65962364909251" calcext:value-type="float">
            <text:p>3.6596236491</text:p>
          </table:table-cell>
          <table:table-cell table:number-columns-repeated="2"/>
          <table:table-cell office:value-type="string" calcext:value-type="string">
            <text:p>Leu</text:p>
          </table:table-cell>
          <table:table-cell office:value-type="string" calcext:value-type="string">
            <text:p>ctg</text:p>
          </table:table-cell>
          <table:table-cell office:value-type="float" office:value="1993" calcext:value-type="float">
            <text:p>1993</text:p>
          </table:table-cell>
          <table:table-cell office:value-type="float" office:value="1212" calcext:value-type="float">
            <text:p>1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statlow</text:p>
          </table:table-cell>
          <table:table-cell table:formula="of:=([.B19]-(([.B20]/[.H20])*([.H19]/[.H20])*[.H20]))^2/(([.B20]/[.H20])*([.H19]/[.H20])*[.H20])" office:value-type="float" office:value="5.26522762988655" calcext:value-type="float">
            <text:p>5.2652276299</text:p>
          </table:table-cell>
          <table:table-cell table:formula="of:=([.C19]-(([.C20]/[.H20])*([.H19]/[.H20])*[.H20]))^2/(([.C20]/[.H20])*([.H19]/[.H20])*[.H20])" office:value-type="float" office:value="0.0548776426632155" calcext:value-type="float">
            <text:p>0.0548776427</text:p>
          </table:table-cell>
          <table:table-cell table:style-name="ce1" table:formula="of:=([.D19]-(([.D20]/[.H20])*([.H19]/[.H20])*[.H20]))^2/(([.D20]/[.H20])*([.H19]/[.H20])*[.H20])" office:value-type="float" office:value="7.94858777382511" calcext:value-type="float">
            <text:p>7.9485877738</text:p>
          </table:table-cell>
          <table:table-cell table:formula="of:=([.E19]-(([.E20]/[.H20])*([.H19]/[.H20])*[.H20]))^2/(([.E20]/[.H20])*([.H19]/[.H20])*[.H20])" office:value-type="float" office:value="2.78020613504113" calcext:value-type="float">
            <text:p>2.780206135</text:p>
          </table:table-cell>
          <table:table-cell table:style-name="ce1" table:formula="of:=([.F19]-(([.F20]/[.H20])*([.H19]/[.H20])*[.H20]))^2/(([.F20]/[.H20])*([.H19]/[.H20])*[.H20])" office:value-type="float" office:value="34.0652472695146" calcext:value-type="float">
            <text:p>34.0652472695</text:p>
          </table:table-cell>
          <table:table-cell table:formula="of:=([.G19]-(([.G20]/[.H20])*([.H19]/[.H20])*[.H20]))^2/(([.G20]/[.H20])*([.H19]/[.H20])*[.H20])" office:value-type="float" office:value="5.26522762988655" calcext:value-type="float">
            <text:p>5.2652276299</text:p>
          </table:table-cell>
          <table:table-cell table:number-columns-repeated="11"/>
          <table:table-cell office:value-type="string" calcext:value-type="string">
            <text:p>Gln</text:p>
          </table:table-cell>
          <table:table-cell office:value-type="string" calcext:value-type="string">
            <text:p>caa</text:p>
          </table:table-cell>
          <table:table-cell office:value-type="float" office:value="6633" calcext:value-type="float">
            <text:p>6633</text:p>
          </table:table-cell>
          <table:table-cell office:value-type="float" office:value="8536" calcext:value-type="float">
            <text:p>8536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ln</text:p>
          </table:table-cell>
          <table:table-cell office:value-type="string" calcext:value-type="string">
            <text:p>cag</text:p>
          </table:table-cell>
          <table:table-cell office:value-type="float" office:value="40746" calcext:value-type="float">
            <text:p>40746</text:p>
          </table:table-cell>
          <table:table-cell office:value-type="float" office:value="53679" calcext:value-type="float">
            <text:p>53679</text:p>
          </table:table-cell>
        </table:table-row>
        <table:table-row table:style-name="ro1">
          <table:table-cell table:style-name="ce3" office:value-type="string" calcext:value-type="string">
            <text:p>lys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ag</text:p>
          </table:table-cell>
          <table:table-cell office:value-type="string" calcext:value-type="string">
            <text:p>tot</text:p>
          </table:table-cell>
          <table:table-cell/>
          <table:table-cell table:style-name="Default" office:value-type="string" calcext:value-type="string">
            <text:p>Lys</text:p>
          </table:table-cell>
          <table:table-cell table:style-name="Default" office:value-type="string" calcext:value-type="string">
            <text:p>aaa</text:p>
          </table:table-cell>
          <table:table-cell table:style-name="Default" office:value-type="float" office:value="9206" calcext:value-type="float">
            <text:p>9206</text:p>
          </table:table-cell>
          <table:table-cell office:value-type="float" office:value="11831" calcext:value-type="float">
            <text:p>118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-IFN</text:p>
          </table:table-cell>
          <table:table-cell table:style-name="Default" office:value-type="float" office:value="9206" calcext:value-type="float">
            <text:p>9206</text:p>
          </table:table-cell>
          <table:table-cell table:style-name="Default" office:value-type="float" office:value="35910" calcext:value-type="float">
            <text:p>35910</text:p>
          </table:table-cell>
          <table:table-cell table:formula="of:=SUM([.B26:.C26])" office:value-type="float" office:value="45116" calcext:value-type="float">
            <text:p>45116</text:p>
          </table:table-cell>
          <table:table-cell/>
          <table:table-cell table:style-name="Default" office:value-type="string" calcext:value-type="string">
            <text:p>Lys</text:p>
          </table:table-cell>
          <table:table-cell table:style-name="Default" office:value-type="string" calcext:value-type="string">
            <text:p>aag</text:p>
          </table:table-cell>
          <table:table-cell table:style-name="Default" office:value-type="float" office:value="35910" calcext:value-type="float">
            <text:p>35910</text:p>
          </table:table-cell>
          <table:table-cell office:value-type="float" office:value="44813" calcext:value-type="float">
            <text:p>44813</text:p>
          </table:table-cell>
          <table:table-cell table:number-columns-repeated="9"/>
          <table:table-cell office:value-type="string" calcext:value-type="string">
            <text:p>Glu</text:p>
          </table:table-cell>
          <table:table-cell office:value-type="string" calcext:value-type="string">
            <text:p>gaa</text:p>
          </table:table-cell>
          <table:table-cell office:value-type="float" office:value="15911" calcext:value-type="float">
            <text:p>15911</text:p>
          </table:table-cell>
          <table:table-cell office:value-type="float" office:value="19976" calcext:value-type="float">
            <text:p>19976</text:p>
          </table:table-cell>
        </table:table-row>
        <table:table-row table:style-name="ro1">
          <table:table-cell office:value-type="string" calcext:value-type="string">
            <text:p>+IFN</text:p>
          </table:table-cell>
          <table:table-cell table:style-name="Default" office:value-type="float" office:value="11831" calcext:value-type="float">
            <text:p>11831</text:p>
          </table:table-cell>
          <table:table-cell table:style-name="Default" office:value-type="float" office:value="44813" calcext:value-type="float">
            <text:p>44813</text:p>
          </table:table-cell>
          <table:table-cell table:formula="of:=SUM([.B27:.C27])" office:value-type="float" office:value="56644" calcext:value-type="float">
            <text:p>56644</text:p>
          </table:table-cell>
          <table:table-cell table:number-columns-repeated="14"/>
          <table:table-cell office:value-type="string" calcext:value-type="string">
            <text:p>Glu</text:p>
          </table:table-cell>
          <table:table-cell office:value-type="string" calcext:value-type="string">
            <text:p>gag</text:p>
          </table:table-cell>
          <table:table-cell office:value-type="float" office:value="50678" calcext:value-type="float">
            <text:p>50678</text:p>
          </table:table-cell>
          <table:table-cell office:value-type="float" office:value="79474" calcext:value-type="float">
            <text:p>79474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table:formula="of:=SUM([.B26:.B27])" office:value-type="float" office:value="21037" calcext:value-type="float">
            <text:p>21037</text:p>
          </table:table-cell>
          <table:table-cell table:formula="of:=SUM([.C26:.C27])" office:value-type="float" office:value="80723" calcext:value-type="float">
            <text:p>80723</text:p>
          </table:table-cell>
          <table:table-cell table:formula="of:=SUM([.D26:.D27])" office:value-type="float" office:value="101760" calcext:value-type="float">
            <text:p>10176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pt</text:p>
          </table:table-cell>
          <table:table-cell table:formula="of:=([.B26]/([.D26]-[.B26]))/([.B27]/([.D27]-[.B27]))" office:value-type="float" office:value="0.971042257358759" calcext:value-type="float">
            <text:p>0.9710422574</text:p>
          </table:table-cell>
          <table:table-cell table:formula="of:=([.C26]/([.D26]-[.C26]))/([.C27]/([.D27]-[.C27]))" office:value-type="float" office:value="1.02982130017699" calcext:value-type="float">
            <text:p>1.0298213002</text:p>
          </table:table-cell>
          <table:table-cell table:number-columns-repeated="15"/>
          <table:table-cell office:value-type="string" calcext:value-type="string">
            <text:p>Gly</text:p>
          </table:table-cell>
          <table:table-cell office:value-type="string" calcext:value-type="string">
            <text:p>ggt</text:p>
          </table:table-cell>
          <table:table-cell office:value-type="float" office:value="36431" calcext:value-type="float">
            <text:p>36431</text:p>
          </table:table-cell>
          <table:table-cell office:value-type="float" office:value="51182" calcext:value-type="float">
            <text:p>51182</text:p>
          </table:table-cell>
        </table:table-row>
        <table:table-row table:style-name="ro1">
          <table:table-cell office:value-type="string" calcext:value-type="string">
            <text:p>teststathigh</text:p>
          </table:table-cell>
          <table:table-cell table:formula="of:=([.B26]-(([.B28]/[.D28])*([.D26]/[.D28])*[.D28]))^2/(([.B28]/[.D28])*([.D26]/[.D28])*[.D28])" office:value-type="float" office:value="1.56715384959263" calcext:value-type="float">
            <text:p>1.5671538496</text:p>
          </table:table-cell>
          <table:table-cell table:formula="of:=([.C26]-(([.C28]/[.D28])*([.D26]/[.D28])*[.D28]))^2/(([.C28]/[.D28])*([.D26]/[.D28])*[.D28])" office:value-type="float" office:value="0.408411673672686" calcext:value-type="float">
            <text:p>0.4084116737</text:p>
          </table:table-cell>
          <table:table-cell table:number-columns-repeated="15"/>
          <table:table-cell office:value-type="string" calcext:value-type="string">
            <text:p>Gly</text:p>
          </table:table-cell>
          <table:table-cell office:value-type="string" calcext:value-type="string">
            <text:p>ggc</text:p>
          </table:table-cell>
          <table:table-cell office:value-type="float" office:value="36431" calcext:value-type="float">
            <text:p>36431</text:p>
          </table:table-cell>
          <table:table-cell office:value-type="float" office:value="51182" calcext:value-type="float">
            <text:p>51182</text:p>
          </table:table-cell>
        </table:table-row>
        <table:table-row table:style-name="ro1">
          <table:table-cell office:value-type="string" calcext:value-type="string">
            <text:p>teststatlow</text:p>
          </table:table-cell>
          <table:table-cell table:formula="of:=([.B27]-(([.B28]/[.D28])*([.D27]/[.D28])*[.D28]))^2/(([.B28]/[.D28])*([.D27]/[.D28])*[.D28])" office:value-type="float" office:value="1.24821186848075" calcext:value-type="float">
            <text:p>1.2482118685</text:p>
          </table:table-cell>
          <table:table-cell table:formula="of:=([.C27]-(([.C28]/[.D28])*([.D27]/[.D28])*[.D28]))^2/(([.C28]/[.D28])*([.D27]/[.D28])*[.D28])" office:value-type="float" office:value="0.325293077279445" calcext:value-type="float">
            <text:p>0.3252930773</text:p>
          </table:table-cell>
          <table:table-cell table:number-columns-repeated="15"/>
          <table:table-cell office:value-type="string" calcext:value-type="string">
            <text:p>Gly</text:p>
          </table:table-cell>
          <table:table-cell office:value-type="string" calcext:value-type="string">
            <text:p>gga</text:p>
          </table:table-cell>
          <table:table-cell office:value-type="float" office:value="20027" calcext:value-type="float">
            <text:p>20027</text:p>
          </table:table-cell>
          <table:table-cell office:value-type="float" office:value="19444" calcext:value-type="float">
            <text:p>19444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ly</text:p>
          </table:table-cell>
          <table:table-cell office:value-type="string" calcext:value-type="string">
            <text:p>ggg</text:p>
          </table:table-cell>
          <table:table-cell office:value-type="float" office:value="43064" calcext:value-type="float">
            <text:p>43064</text:p>
          </table:table-cell>
          <table:table-cell office:value-type="float" office:value="49183" calcext:value-type="float">
            <text:p>49183</text:p>
          </table:table-cell>
        </table:table-row>
        <table:table-row table:style-name="ro1">
          <table:table-cell table:style-name="ce3" office:value-type="string" calcext:value-type="string">
            <text:p>asn</text:p>
          </table:table-cell>
          <table:table-cell office:value-type="string" calcext:value-type="string">
            <text:p>aat</text:p>
          </table:table-cell>
          <table:table-cell office:value-type="string" calcext:value-type="string">
            <text:p>aac</text:p>
          </table:table-cell>
          <table:table-cell office:value-type="string" calcext:value-type="string">
            <text:p>tot</text:p>
          </table:table-cell>
          <table:table-cell/>
          <table:table-cell table:style-name="Default" office:value-type="string" calcext:value-type="string">
            <text:p>Asn</text:p>
          </table:table-cell>
          <table:table-cell table:style-name="Default" office:value-type="string" calcext:value-type="string">
            <text:p>aat</text:p>
          </table:table-cell>
          <table:table-cell table:style-name="Default" office:value-type="float" office:value="24168" calcext:value-type="float">
            <text:p>24168</text:p>
          </table:table-cell>
          <table:table-cell office:value-type="float" office:value="29086" calcext:value-type="float">
            <text:p>2908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-IFN</text:p>
          </table:table-cell>
          <table:table-cell table:number-columns-repeated="2" table:style-name="Default" office:value-type="float" office:value="24168" calcext:value-type="float">
            <text:p>24168</text:p>
          </table:table-cell>
          <table:table-cell table:formula="of:=SUM([.B34:.C34])" office:value-type="float" office:value="48336" calcext:value-type="float">
            <text:p>48336</text:p>
          </table:table-cell>
          <table:table-cell/>
          <table:table-cell table:style-name="Default" office:value-type="string" calcext:value-type="string">
            <text:p>Asn</text:p>
          </table:table-cell>
          <table:table-cell table:style-name="Default" office:value-type="string" calcext:value-type="string">
            <text:p>aac</text:p>
          </table:table-cell>
          <table:table-cell table:style-name="Default" office:value-type="float" office:value="24168" calcext:value-type="float">
            <text:p>24168</text:p>
          </table:table-cell>
          <table:table-cell office:value-type="float" office:value="29086" calcext:value-type="float">
            <text:p>29086</text:p>
          </table:table-cell>
          <table:table-cell table:number-columns-repeated="9"/>
          <table:table-cell office:value-type="string" calcext:value-type="string">
            <text:p>His</text:p>
          </table:table-cell>
          <table:table-cell office:value-type="string" calcext:value-type="string">
            <text:p>cat</text:p>
          </table:table-cell>
          <table:table-cell office:value-type="float" office:value="14459" calcext:value-type="float">
            <text:p>14459</text:p>
          </table:table-cell>
          <table:table-cell office:value-type="float" office:value="16315" calcext:value-type="float">
            <text:p>16315</text:p>
          </table:table-cell>
        </table:table-row>
        <table:table-row table:style-name="ro1">
          <table:table-cell office:value-type="string" calcext:value-type="string">
            <text:p>+IFN</text:p>
          </table:table-cell>
          <table:table-cell table:number-columns-repeated="2" table:style-name="Default" office:value-type="float" office:value="29086" calcext:value-type="float">
            <text:p>29086</text:p>
          </table:table-cell>
          <table:table-cell table:formula="of:=SUM([.B35:.C35])" office:value-type="float" office:value="58172" calcext:value-type="float">
            <text:p>58172</text:p>
          </table:table-cell>
          <table:table-cell table:number-columns-repeated="14"/>
          <table:table-cell office:value-type="string" calcext:value-type="string">
            <text:p>His</text:p>
          </table:table-cell>
          <table:table-cell office:value-type="string" calcext:value-type="string">
            <text:p>cac</text:p>
          </table:table-cell>
          <table:table-cell office:value-type="float" office:value="14459" calcext:value-type="float">
            <text:p>14459</text:p>
          </table:table-cell>
          <table:table-cell office:value-type="float" office:value="16315" calcext:value-type="float">
            <text:p>16315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table:formula="of:=SUM([.B34:.B35])" office:value-type="float" office:value="53254" calcext:value-type="float">
            <text:p>53254</text:p>
          </table:table-cell>
          <table:table-cell table:formula="of:=SUM([.C34:.C35])" office:value-type="float" office:value="53254" calcext:value-type="float">
            <text:p>53254</text:p>
          </table:table-cell>
          <table:table-cell table:formula="of:=SUM([.D34:.D35])" office:value-type="float" office:value="106508" calcext:value-type="float">
            <text:p>10650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pt</text:p>
          </table:table-cell>
          <table:table-cell table:formula="of:=([.B34]/([.D34]-[.B34]))/([.B35]/([.D35]-[.B35]))" office:value-type="float" office:value="1" calcext:value-type="float">
            <text:p>1</text:p>
          </table:table-cell>
          <table:table-cell table:formula="of:=([.C34]/([.D34]-[.C34]))/([.C35]/([.D35]-[.C35])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Ile</text:p>
          </table:table-cell>
          <table:table-cell office:value-type="string" calcext:value-type="string">
            <text:p>att</text:p>
          </table:table-cell>
          <table:table-cell office:value-type="float" office:value="10886" calcext:value-type="float">
            <text:p>10886</text:p>
          </table:table-cell>
          <table:table-cell office:value-type="float" office:value="12431" calcext:value-type="float">
            <text:p>12431</text:p>
          </table:table-cell>
        </table:table-row>
        <table:table-row table:style-name="ro1">
          <table:table-cell office:value-type="string" calcext:value-type="string">
            <text:p>teststathigh</text:p>
          </table:table-cell>
          <table:table-cell table:formula="of:=([.B34]-(([.B36]/[.D36])*([.D34]/[.D36])*[.D36]))^2/(([.B36]/[.D36])*([.D34]/[.D36])*[.D36])" office:value-type="float" office:value="0" calcext:value-type="float">
            <text:p>0</text:p>
          </table:table-cell>
          <table:table-cell table:formula="of:=([.C34]-(([.C36]/[.D36])*([.D34]/[.D36])*[.D36]))^2/(([.C36]/[.D36])*([.D34]/[.D36])*[.D36])"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Ile</text:p>
          </table:table-cell>
          <table:table-cell office:value-type="string" calcext:value-type="string">
            <text:p>atc</text:p>
          </table:table-cell>
          <table:table-cell office:value-type="float" office:value="10886" calcext:value-type="float">
            <text:p>10886</text:p>
          </table:table-cell>
          <table:table-cell office:value-type="float" office:value="12431" calcext:value-type="float">
            <text:p>12431</text:p>
          </table:table-cell>
        </table:table-row>
        <table:table-row table:style-name="ro1">
          <table:table-cell office:value-type="string" calcext:value-type="string">
            <text:p>teststatlow</text:p>
          </table:table-cell>
          <table:table-cell table:formula="of:=([.B35]-(([.B36]/[.D36])*([.D35]/[.D36])*[.D36]))^2/(([.B36]/[.D36])*([.D35]/[.D36])*[.D36])" office:value-type="float" office:value="0" calcext:value-type="float">
            <text:p>0</text:p>
          </table:table-cell>
          <table:table-cell table:formula="of:=([.C35]-(([.C36]/[.D36])*([.D35]/[.D36])*[.D36]))^2/(([.C36]/[.D36])*([.D35]/[.D36])*[.D36])"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Ile</text:p>
          </table:table-cell>
          <table:table-cell office:value-type="string" calcext:value-type="string">
            <text:p>ata</text:p>
          </table:table-cell>
          <table:table-cell office:value-type="float" office:value="234" calcext:value-type="float">
            <text:p>23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style-name="ce3" office:value-type="string" calcext:value-type="string">
            <text:p>asp</text:p>
          </table:table-cell>
          <table:table-cell office:value-type="string" calcext:value-type="string">
            <text:p>gat</text:p>
          </table:table-cell>
          <table:table-cell office:value-type="string" calcext:value-type="string">
            <text:p>gac</text:p>
          </table:table-cell>
          <table:table-cell office:value-type="string" calcext:value-type="string">
            <text:p>tot</text:p>
          </table:table-cell>
          <table:table-cell/>
          <table:table-cell table:style-name="Default" office:value-type="string" calcext:value-type="string">
            <text:p>Asp</text:p>
          </table:table-cell>
          <table:table-cell table:style-name="Default" office:value-type="string" calcext:value-type="string">
            <text:p>gat</text:p>
          </table:table-cell>
          <table:table-cell table:style-name="Default" office:value-type="float" office:value="11586" calcext:value-type="float">
            <text:p>11586</text:p>
          </table:table-cell>
          <table:table-cell office:value-type="float" office:value="8730" calcext:value-type="float">
            <text:p>8730</text:p>
          </table:table-cell>
          <table:table-cell table:number-columns-repeated="9"/>
          <table:table-cell office:value-type="string" calcext:value-type="string">
            <text:p>Leu</text:p>
          </table:table-cell>
          <table:table-cell office:value-type="string" calcext:value-type="string">
            <text:p>tta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-IFN</text:p>
          </table:table-cell>
          <table:table-cell table:number-columns-repeated="2" table:style-name="Default" office:value-type="float" office:value="11586" calcext:value-type="float">
            <text:p>11586</text:p>
          </table:table-cell>
          <table:table-cell table:formula="of:=SUM([.B42:.C42])" office:value-type="float" office:value="23172" calcext:value-type="float">
            <text:p>23172</text:p>
          </table:table-cell>
          <table:table-cell/>
          <table:table-cell table:style-name="Default" office:value-type="string" calcext:value-type="string">
            <text:p>Asp</text:p>
          </table:table-cell>
          <table:table-cell table:style-name="Default" office:value-type="string" calcext:value-type="string">
            <text:p>gac</text:p>
          </table:table-cell>
          <table:table-cell table:style-name="Default" office:value-type="float" office:value="11586" calcext:value-type="float">
            <text:p>11586</text:p>
          </table:table-cell>
          <table:table-cell office:value-type="float" office:value="8730" calcext:value-type="float">
            <text:p>8730</text:p>
          </table:table-cell>
          <table:table-cell table:number-columns-repeated="9"/>
          <table:table-cell office:value-type="string" calcext:value-type="string">
            <text:p>Leu</text:p>
          </table:table-cell>
          <table:table-cell office:value-type="string" calcext:value-type="string">
            <text:p>ttg</text:p>
          </table:table-cell>
          <table:table-cell office:value-type="float" office:value="615" calcext:value-type="float">
            <text:p>61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+IFN</text:p>
          </table:table-cell>
          <table:table-cell table:number-columns-repeated="2" table:style-name="Default" office:value-type="float" office:value="8730" calcext:value-type="float">
            <text:p>8730</text:p>
          </table:table-cell>
          <table:table-cell table:formula="of:=SUM([.B43:.C43])" office:value-type="float" office:value="17460" calcext:value-type="float">
            <text:p>17460</text:p>
          </table:table-cell>
          <table:table-cell table:number-columns-repeated="14"/>
          <table:table-cell office:value-type="string" calcext:value-type="string">
            <text:p>Leu</text:p>
          </table:table-cell>
          <table:table-cell office:value-type="string" calcext:value-type="string">
            <text:p>ctt</text:p>
          </table:table-cell>
          <table:table-cell office:value-type="float" office:value="2774" calcext:value-type="float">
            <text:p>2774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table:formula="of:=SUM([.B42:.B43])" office:value-type="float" office:value="20316" calcext:value-type="float">
            <text:p>20316</text:p>
          </table:table-cell>
          <table:table-cell table:formula="of:=SUM([.C42:.C43])" office:value-type="float" office:value="20316" calcext:value-type="float">
            <text:p>20316</text:p>
          </table:table-cell>
          <table:table-cell table:formula="of:=SUM([.D42:.D43])" office:value-type="float" office:value="40632" calcext:value-type="float">
            <text:p>40632</text:p>
          </table:table-cell>
          <table:table-cell table:number-columns-repeated="14"/>
          <table:table-cell office:value-type="string" calcext:value-type="string">
            <text:p>Leu</text:p>
          </table:table-cell>
          <table:table-cell office:value-type="string" calcext:value-type="string">
            <text:p>ctc</text:p>
          </table:table-cell>
          <table:table-cell office:value-type="float" office:value="2774" calcext:value-type="float">
            <text:p>2774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Copt</text:p>
          </table:table-cell>
          <table:table-cell table:formula="of:=([.B42]/([.D42]-[.B42]))/([.B43]/([.D43]-[.B43]))" office:value-type="float" office:value="1" calcext:value-type="float">
            <text:p>1</text:p>
          </table:table-cell>
          <table:table-cell table:formula="of:=([.C42]/([.D42]-[.C42]))/([.C43]/([.D43]-[.C43])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Leu</text:p>
          </table:table-cell>
          <table:table-cell office:value-type="string" calcext:value-type="string">
            <text:p>cta</text:p>
          </table:table-cell>
          <table:table-cell office:value-type="float" office:value="4414" calcext:value-type="float">
            <text:p>4414</text:p>
          </table:table-cell>
          <table:table-cell office:value-type="float" office:value="3090" calcext:value-type="float">
            <text:p>3090</text:p>
          </table:table-cell>
        </table:table-row>
        <table:table-row table:style-name="ro1">
          <table:table-cell office:value-type="string" calcext:value-type="string">
            <text:p>teststathigh</text:p>
          </table:table-cell>
          <table:table-cell table:formula="of:=([.B42]-(([.B44]/[.D44])*([.D42]/[.D44])*[.D44]))^2/(([.B44]/[.D44])*([.D42]/[.D44])*[.D44])" office:value-type="float" office:value="0" calcext:value-type="float">
            <text:p>0</text:p>
          </table:table-cell>
          <table:table-cell table:formula="of:=([.C42]-(([.C44]/[.D44])*([.D42]/[.D44])*[.D44]))^2/(([.C44]/[.D44])*([.D42]/[.D44])*[.D44])"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Leu</text:p>
          </table:table-cell>
          <table:table-cell office:value-type="string" calcext:value-type="string">
            <text:p>ctg</text:p>
          </table:table-cell>
          <table:table-cell office:value-type="float" office:value="1993" calcext:value-type="float">
            <text:p>1993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string" calcext:value-type="string">
            <text:p>teststatlow</text:p>
          </table:table-cell>
          <table:table-cell table:formula="of:=([.B43]-(([.B44]/[.D44])*([.D43]/[.D44])*[.D44]))^2/(([.B44]/[.D44])*([.D43]/[.D44])*[.D44])" office:value-type="float" office:value="0" calcext:value-type="float">
            <text:p>0</text:p>
          </table:table-cell>
          <table:table-cell table:formula="of:=([.C43]-(([.C44]/[.D44])*([.D43]/[.D44])*[.D44]))^2/(([.C44]/[.D44])*([.D43]/[.D44])*[.D44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18"/>
          <table:table-cell office:value-type="string" calcext:value-type="string">
            <text:p>Lys</text:p>
          </table:table-cell>
          <table:table-cell office:value-type="string" calcext:value-type="string">
            <text:p>aaa</text:p>
          </table:table-cell>
          <table:table-cell office:value-type="float" office:value="9206" calcext:value-type="float">
            <text:p>9206</text:p>
          </table:table-cell>
          <table:table-cell office:value-type="float" office:value="11831" calcext:value-type="float">
            <text:p>11831</text:p>
          </table:table-cell>
        </table:table-row>
        <table:table-row table:style-name="ro1">
          <table:table-cell table:style-name="ce3" office:value-type="string" calcext:value-type="string">
            <text:p>cys</text:p>
          </table:table-cell>
          <table:table-cell office:value-type="string" calcext:value-type="string">
            <text:p>tgt</text:p>
          </table:table-cell>
          <table:table-cell office:value-type="string" calcext:value-type="string">
            <text:p>tgc</text:p>
          </table:table-cell>
          <table:table-cell office:value-type="string" calcext:value-type="string">
            <text:p>tot</text:p>
          </table:table-cell>
          <table:table-cell/>
          <table:table-cell table:style-name="Default" office:value-type="string" calcext:value-type="string">
            <text:p>Cys</text:p>
          </table:table-cell>
          <table:table-cell table:style-name="Default" office:value-type="string" calcext:value-type="string">
            <text:p>tgt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42" calcext:value-type="float">
            <text:p>442</text:p>
          </table:table-cell>
          <table:table-cell table:number-columns-repeated="9"/>
          <table:table-cell office:value-type="string" calcext:value-type="string">
            <text:p>Lys</text:p>
          </table:table-cell>
          <table:table-cell office:value-type="string" calcext:value-type="string">
            <text:p>aag</text:p>
          </table:table-cell>
          <table:table-cell office:value-type="float" office:value="35910" calcext:value-type="float">
            <text:p>35910</text:p>
          </table:table-cell>
          <table:table-cell office:value-type="float" office:value="44813" calcext:value-type="float">
            <text:p>44813</text:p>
          </table:table-cell>
        </table:table-row>
        <table:table-row table:style-name="ro1">
          <table:table-cell office:value-type="string" calcext:value-type="string">
            <text:p>-IFN</text:p>
          </table:table-cell>
          <table:table-cell table:number-columns-repeated="2" table:style-name="Default" office:value-type="float" office:value="485" calcext:value-type="float">
            <text:p>485</text:p>
          </table:table-cell>
          <table:table-cell table:formula="of:=SUM([.B50:.C50])" office:value-type="float" office:value="970" calcext:value-type="float">
            <text:p>970</text:p>
          </table:table-cell>
          <table:table-cell/>
          <table:table-cell table:style-name="Default" office:value-type="string" calcext:value-type="string">
            <text:p>Cys</text:p>
          </table:table-cell>
          <table:table-cell table:style-name="Default" office:value-type="string" calcext:value-type="string">
            <text:p>tgc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42" calcext:value-type="float">
            <text:p>4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+IFN</text:p>
          </table:table-cell>
          <table:table-cell table:number-columns-repeated="2" table:style-name="Default" office:value-type="float" office:value="442" calcext:value-type="float">
            <text:p>442</text:p>
          </table:table-cell>
          <table:table-cell table:formula="of:=SUM([.B51:.C51])" office:value-type="float" office:value="884" calcext:value-type="float">
            <text:p>884</text:p>
          </table:table-cell>
          <table:table-cell table:number-columns-repeated="14"/>
          <table:table-cell office:value-type="string" calcext:value-type="string">
            <text:p>Met</text:p>
          </table:table-cell>
          <table:table-cell office:value-type="string" calcext:value-type="string">
            <text:p>atg</text:p>
          </table:table-cell>
          <table:table-cell office:value-type="float" office:value="8069" calcext:value-type="float">
            <text:p>8069</text:p>
          </table:table-cell>
          <table:table-cell office:value-type="float" office:value="9253" calcext:value-type="float">
            <text:p>9253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table:formula="of:=SUM([.B50:.B51])" office:value-type="float" office:value="927" calcext:value-type="float">
            <text:p>927</text:p>
          </table:table-cell>
          <table:table-cell table:formula="of:=SUM([.C50:.C51])" office:value-type="float" office:value="927" calcext:value-type="float">
            <text:p>927</text:p>
          </table:table-cell>
          <table:table-cell table:formula="of:=SUM([.D50:.D51])" office:value-type="float" office:value="1854" calcext:value-type="float">
            <text:p>185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pt</text:p>
          </table:table-cell>
          <table:table-cell table:formula="of:=([.B50]/([.D50]-[.B50]))/([.B51]/([.D51]-[.B51]))" office:value-type="float" office:value="1" calcext:value-type="float">
            <text:p>1</text:p>
          </table:table-cell>
          <table:table-cell table:formula="of:=([.C50]/([.D50]-[.C50]))/([.C51]/([.D51]-[.C51])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Phe</text:p>
          </table:table-cell>
          <table:table-cell office:value-type="string" calcext:value-type="string">
            <text:p>ttt</text:p>
          </table:table-cell>
          <table:table-cell office:value-type="float" office:value="269" calcext:value-type="float">
            <text:p>269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teststathigh</text:p>
          </table:table-cell>
          <table:table-cell table:formula="of:=([.B50]-(([.B52]/[.D52])*([.D50]/[.D52])*[.D52]))^2/(([.B52]/[.D52])*([.D50]/[.D52])*[.D52])" office:value-type="float" office:value="0" calcext:value-type="float">
            <text:p>0</text:p>
          </table:table-cell>
          <table:table-cell table:formula="of:=([.C50]-(([.C52]/[.D52])*([.D50]/[.D52])*[.D52]))^2/(([.C52]/[.D52])*([.D50]/[.D52])*[.D52])"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Phe</text:p>
          </table:table-cell>
          <table:table-cell office:value-type="string" calcext:value-type="string">
            <text:p>ttc</text:p>
          </table:table-cell>
          <table:table-cell office:value-type="float" office:value="269" calcext:value-type="float">
            <text:p>269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teststatlow</text:p>
          </table:table-cell>
          <table:table-cell table:formula="of:=([.B51]-(([.B52]/[.D52])*([.D51]/[.D52])*[.D52]))^2/(([.B52]/[.D52])*([.D51]/[.D52])*[.D52])" office:value-type="float" office:value="0" calcext:value-type="float">
            <text:p>0</text:p>
          </table:table-cell>
          <table:table-cell table:formula="of:=([.C51]-(([.C52]/[.D52])*([.D51]/[.D52])*[.D52]))^2/(([.C52]/[.D52])*([.D51]/[.D52])*[.D5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18"/>
          <table:table-cell office:value-type="string" calcext:value-type="string">
            <text:p>Pro</text:p>
          </table:table-cell>
          <table:table-cell office:value-type="string" calcext:value-type="string">
            <text:p>cct</text:p>
          </table:table-cell>
          <table:table-cell office:value-type="float" office:value="2126" calcext:value-type="float">
            <text:p>2126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table:style-name="ce3" office:value-type="string" calcext:value-type="string">
            <text:p>gln</text:p>
          </table:table-cell>
          <table:table-cell office:value-type="string" calcext:value-type="string">
            <text:p>caa</text:p>
          </table:table-cell>
          <table:table-cell office:value-type="string" calcext:value-type="string">
            <text:p>cag</text:p>
          </table:table-cell>
          <table:table-cell office:value-type="string" calcext:value-type="string">
            <text:p>tot</text:p>
          </table:table-cell>
          <table:table-cell/>
          <table:table-cell table:style-name="Default" office:value-type="string" calcext:value-type="string">
            <text:p>Gln</text:p>
          </table:table-cell>
          <table:table-cell table:style-name="Default" office:value-type="string" calcext:value-type="string">
            <text:p>caa</text:p>
          </table:table-cell>
          <table:table-cell table:style-name="Default" office:value-type="float" office:value="6633" calcext:value-type="float">
            <text:p>6633</text:p>
          </table:table-cell>
          <table:table-cell office:value-type="float" office:value="8536" calcext:value-type="float">
            <text:p>8536</text:p>
          </table:table-cell>
          <table:table-cell table:number-columns-repeated="9"/>
          <table:table-cell office:value-type="string" calcext:value-type="string">
            <text:p>Pro</text:p>
          </table:table-cell>
          <table:table-cell office:value-type="string" calcext:value-type="string">
            <text:p>ccc</text:p>
          </table:table-cell>
          <table:table-cell office:value-type="float" office:value="2126" calcext:value-type="float">
            <text:p>2126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-IFN</text:p>
          </table:table-cell>
          <table:table-cell table:style-name="Default" office:value-type="float" office:value="6633" calcext:value-type="float">
            <text:p>6633</text:p>
          </table:table-cell>
          <table:table-cell table:style-name="Default" office:value-type="float" office:value="40746" calcext:value-type="float">
            <text:p>40746</text:p>
          </table:table-cell>
          <table:table-cell table:formula="of:=SUM([.B58:.C58])" office:value-type="float" office:value="47379" calcext:value-type="float">
            <text:p>47379</text:p>
          </table:table-cell>
          <table:table-cell/>
          <table:table-cell table:style-name="Default" office:value-type="string" calcext:value-type="string">
            <text:p>Gln</text:p>
          </table:table-cell>
          <table:table-cell table:style-name="Default" office:value-type="string" calcext:value-type="string">
            <text:p>cag</text:p>
          </table:table-cell>
          <table:table-cell table:style-name="Default" office:value-type="float" office:value="40746" calcext:value-type="float">
            <text:p>40746</text:p>
          </table:table-cell>
          <table:table-cell office:value-type="float" office:value="53679" calcext:value-type="float">
            <text:p>53679</text:p>
          </table:table-cell>
          <table:table-cell table:number-columns-repeated="9"/>
          <table:table-cell office:value-type="string" calcext:value-type="string">
            <text:p>Pro</text:p>
          </table:table-cell>
          <table:table-cell office:value-type="string" calcext:value-type="string">
            <text:p>cca</text:p>
          </table:table-cell>
          <table:table-cell office:value-type="float" office:value="4333" calcext:value-type="float">
            <text:p>4333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string" calcext:value-type="string">
            <text:p>+IFN</text:p>
          </table:table-cell>
          <table:table-cell table:style-name="Default" office:value-type="float" office:value="8536" calcext:value-type="float">
            <text:p>8536</text:p>
          </table:table-cell>
          <table:table-cell table:style-name="Default" office:value-type="float" office:value="53679" calcext:value-type="float">
            <text:p>53679</text:p>
          </table:table-cell>
          <table:table-cell table:formula="of:=SUM([.B59:.C59])" office:value-type="float" office:value="62215" calcext:value-type="float">
            <text:p>62215</text:p>
          </table:table-cell>
          <table:table-cell table:number-columns-repeated="14"/>
          <table:table-cell office:value-type="string" calcext:value-type="string">
            <text:p>Pro</text:p>
          </table:table-cell>
          <table:table-cell office:value-type="string" calcext:value-type="string">
            <text:p>ccg</text:p>
          </table:table-cell>
          <table:table-cell office:value-type="float" office:value="3306" calcext:value-type="float">
            <text:p>3306</text:p>
          </table:table-cell>
          <table:table-cell office:value-type="float" office:value="3022" calcext:value-type="float">
            <text:p>3022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table:formula="of:=SUM([.B58:.B59])" office:value-type="float" office:value="15169" calcext:value-type="float">
            <text:p>15169</text:p>
          </table:table-cell>
          <table:table-cell table:formula="of:=SUM([.C58:.C59])" office:value-type="float" office:value="94425" calcext:value-type="float">
            <text:p>94425</text:p>
          </table:table-cell>
          <table:table-cell table:formula="of:=SUM([.D58:.D59])" office:value-type="float" office:value="109594" calcext:value-type="float">
            <text:p>10959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pt</text:p>
          </table:table-cell>
          <table:table-cell table:formula="of:=([.B58]/([.D58]-[.B58]))/([.B59]/([.D59]-[.B59]))" office:value-type="float" office:value="1.02370547662385" calcext:value-type="float">
            <text:p>1.0237054766</text:p>
          </table:table-cell>
          <table:table-cell table:formula="of:=([.C58]/([.D58]-[.C58]))/([.C59]/([.D59]-[.C59]))" office:value-type="float" office:value="0.97684346018932" calcext:value-type="float">
            <text:p>0.9768434602</text:p>
          </table:table-cell>
          <table:table-cell table:number-columns-repeated="15"/>
          <table:table-cell office:value-type="string" calcext:value-type="string">
            <text:p>Ser</text:p>
          </table:table-cell>
          <table:table-cell office:value-type="string" calcext:value-type="string">
            <text:p>tct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teststathigh</text:p>
          </table:table-cell>
          <table:table-cell table:formula="of:=([.B58]-(([.B60]/[.D60])*([.D58]/[.D60])*[.D60]))^2/(([.B60]/[.D60])*([.D58]/[.D60])*[.D60])" office:value-type="float" office:value="0.863071028014148" calcext:value-type="float">
            <text:p>0.863071028</text:p>
          </table:table-cell>
          <table:table-cell table:formula="of:=([.C58]-(([.C60]/[.D60])*([.D58]/[.D60])*[.D60]))^2/(([.C60]/[.D60])*([.D58]/[.D60])*[.D60])" office:value-type="float" office:value="0.138648921619765" calcext:value-type="float">
            <text:p>0.1386489216</text:p>
          </table:table-cell>
          <table:table-cell table:number-columns-repeated="15"/>
          <table:table-cell office:value-type="string" calcext:value-type="string">
            <text:p>Ser</text:p>
          </table:table-cell>
          <table:table-cell office:value-type="string" calcext:value-type="string">
            <text:p>tcc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teststatlow</text:p>
          </table:table-cell>
          <table:table-cell table:formula="of:=([.B59]-(([.B60]/[.D60])*([.D59]/[.D60])*[.D60]))^2/(([.B60]/[.D60])*([.D59]/[.D60])*[.D60])" office:value-type="float" office:value="0.657260182211386" calcext:value-type="float">
            <text:p>0.6572601822</text:p>
          </table:table-cell>
          <table:table-cell table:formula="of:=([.C59]-(([.C60]/[.D60])*([.D59]/[.D60])*[.D60]))^2/(([.C60]/[.D60])*([.D59]/[.D60])*[.D60])" office:value-type="float" office:value="0.105586229324485" calcext:value-type="float">
            <text:p>0.1055862293</text:p>
          </table:table-cell>
          <table:table-cell table:number-columns-repeated="15"/>
          <table:table-cell office:value-type="string" calcext:value-type="string">
            <text:p>Ser</text:p>
          </table:table-cell>
          <table:table-cell office:value-type="string" calcext:value-type="string">
            <text:p>tca</text:p>
          </table:table-cell>
          <table:table-cell office:value-type="float" office:value="377" calcext:value-type="float">
            <text:p>37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er</text:p>
          </table:table-cell>
          <table:table-cell office:value-type="string" calcext:value-type="string">
            <text:p>tcg</text:p>
          </table:table-cell>
          <table:table-cell office:value-type="float" office:value="312" calcext:value-type="float">
            <text:p>31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style-name="ce3" office:value-type="string" calcext:value-type="string">
            <text:p>glu</text:p>
          </table:table-cell>
          <table:table-cell table:style-name="ce1" office:value-type="string" calcext:value-type="string">
            <text:p>gaa</text:p>
          </table:table-cell>
          <table:table-cell table:style-name="ce1" office:value-type="string" calcext:value-type="string">
            <text:p>gag</text:p>
          </table:table-cell>
          <table:table-cell office:value-type="string" calcext:value-type="string">
            <text:p>tot</text:p>
          </table:table-cell>
          <table:table-cell/>
          <table:table-cell table:style-name="Default" office:value-type="string" calcext:value-type="string">
            <text:p>Glu</text:p>
          </table:table-cell>
          <table:table-cell table:style-name="Default" office:value-type="string" calcext:value-type="string">
            <text:p>gaa</text:p>
          </table:table-cell>
          <table:table-cell table:style-name="Default" office:value-type="float" office:value="15911" calcext:value-type="float">
            <text:p>15911</text:p>
          </table:table-cell>
          <table:table-cell office:value-type="float" office:value="19976" calcext:value-type="float">
            <text:p>19976</text:p>
          </table:table-cell>
          <table:table-cell table:number-columns-repeated="9"/>
          <table:table-cell office:value-type="string" calcext:value-type="string">
            <text:p>Ser</text:p>
          </table:table-cell>
          <table:table-cell office:value-type="string" calcext:value-type="string">
            <text:p>agt</text:p>
          </table:table-cell>
          <table:table-cell office:value-type="float" office:value="191" calcext:value-type="float">
            <text:p>19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-IFN</text:p>
          </table:table-cell>
          <table:table-cell table:style-name="ce1" office:value-type="float" office:value="15911" calcext:value-type="float">
            <text:p>15911</text:p>
          </table:table-cell>
          <table:table-cell table:style-name="ce1" office:value-type="float" office:value="50678" calcext:value-type="float">
            <text:p>50678</text:p>
          </table:table-cell>
          <table:table-cell table:formula="of:=SUM([.B66:.C66])" office:value-type="float" office:value="66589" calcext:value-type="float">
            <text:p>66589</text:p>
          </table:table-cell>
          <table:table-cell/>
          <table:table-cell table:style-name="Default" office:value-type="string" calcext:value-type="string">
            <text:p>Glu</text:p>
          </table:table-cell>
          <table:table-cell table:style-name="Default" office:value-type="string" calcext:value-type="string">
            <text:p>gag</text:p>
          </table:table-cell>
          <table:table-cell table:style-name="Default" office:value-type="float" office:value="50678" calcext:value-type="float">
            <text:p>50678</text:p>
          </table:table-cell>
          <table:table-cell office:value-type="float" office:value="79474" calcext:value-type="float">
            <text:p>79474</text:p>
          </table:table-cell>
          <table:table-cell table:number-columns-repeated="9"/>
          <table:table-cell office:value-type="string" calcext:value-type="string">
            <text:p>Ser</text:p>
          </table:table-cell>
          <table:table-cell office:value-type="string" calcext:value-type="string">
            <text:p>agc</text:p>
          </table:table-cell>
          <table:table-cell office:value-type="float" office:value="191" calcext:value-type="float">
            <text:p>19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+IFN</text:p>
          </table:table-cell>
          <table:table-cell table:style-name="ce1" office:value-type="float" office:value="19976" calcext:value-type="float">
            <text:p>19976</text:p>
          </table:table-cell>
          <table:table-cell table:style-name="ce1" office:value-type="float" office:value="79474" calcext:value-type="float">
            <text:p>79474</text:p>
          </table:table-cell>
          <table:table-cell table:formula="of:=SUM([.B67:.C67])" office:value-type="float" office:value="99450" calcext:value-type="float">
            <text:p>9945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ot</text:p>
          </table:table-cell>
          <table:table-cell table:style-name="ce1" table:formula="of:=SUM([.B66:.B67])" office:value-type="float" office:value="35887" calcext:value-type="float">
            <text:p>35887</text:p>
          </table:table-cell>
          <table:table-cell table:style-name="ce1" table:formula="of:=SUM([.C66:.C67])" office:value-type="float" office:value="130152" calcext:value-type="float">
            <text:p>130152</text:p>
          </table:table-cell>
          <table:table-cell table:formula="of:=SUM([.D66:.D67])" office:value-type="float" office:value="166039" calcext:value-type="float">
            <text:p>166039</text:p>
          </table:table-cell>
          <table:table-cell table:number-columns-repeated="14"/>
          <table:table-cell office:value-type="string" calcext:value-type="string">
            <text:p>Thr</text:p>
          </table:table-cell>
          <table:table-cell office:value-type="string" calcext:value-type="string">
            <text:p>act</text:p>
          </table:table-cell>
          <table:table-cell office:value-type="float" office:value="1700" calcext:value-type="float">
            <text:p>1700</text:p>
          </table:table-cell>
          <table:table-cell office:value-type="float" office:value="2434" calcext:value-type="float">
            <text:p>2434</text:p>
          </table:table-cell>
        </table:table-row>
        <table:table-row table:style-name="ro1">
          <table:table-cell office:value-type="string" calcext:value-type="string">
            <text:p>Copt</text:p>
          </table:table-cell>
          <table:table-cell table:style-name="ce1" table:formula="of:=([.B66]/([.D66]-[.B66]))/([.B67]/([.D67]-[.B67]))" office:value-type="float" office:value="1.2490923576898" calcext:value-type="float">
            <text:p>1.2490923577</text:p>
          </table:table-cell>
          <table:table-cell table:style-name="ce1" table:formula="of:=([.C66]/([.D66]-[.C66]))/([.C67]/([.D67]-[.C67]))" office:value-type="float" office:value="0.800581313178078" calcext:value-type="float">
            <text:p>0.8005813132</text:p>
          </table:table-cell>
          <table:table-cell table:number-columns-repeated="15"/>
          <table:table-cell office:value-type="string" calcext:value-type="string">
            <text:p>Thr</text:p>
          </table:table-cell>
          <table:table-cell office:value-type="string" calcext:value-type="string">
            <text:p>acc</text:p>
          </table:table-cell>
          <table:table-cell office:value-type="float" office:value="1700" calcext:value-type="float">
            <text:p>1700</text:p>
          </table:table-cell>
          <table:table-cell office:value-type="float" office:value="2434" calcext:value-type="float">
            <text:p>2434</text:p>
          </table:table-cell>
        </table:table-row>
        <table:table-row table:style-name="ro1">
          <table:table-cell office:value-type="string" calcext:value-type="string">
            <text:p>teststathigh</text:p>
          </table:table-cell>
          <table:table-cell table:style-name="ce1" table:formula="of:=([.B66]-(([.B68]/[.D68])*([.D66]/[.D68])*[.D68]))^2/(([.B68]/[.D68])*([.D66]/[.D68])*[.D68])" office:value-type="float" office:value="160.260702807168" calcext:value-type="float">
            <text:p>160.2607028072</text:p>
          </table:table-cell>
          <table:table-cell table:style-name="ce1" table:formula="of:=([.C66]-(([.C68]/[.D68])*([.D66]/[.D68])*[.D68]))^2/(([.C68]/[.D68])*([.D66]/[.D68])*[.D68])" office:value-type="float" office:value="44.1889163565745" calcext:value-type="float">
            <text:p>44.1889163566</text:p>
          </table:table-cell>
          <table:table-cell table:number-columns-repeated="15"/>
          <table:table-cell office:value-type="string" calcext:value-type="string">
            <text:p>Thr</text:p>
          </table:table-cell>
          <table:table-cell office:value-type="string" calcext:value-type="string">
            <text:p>aca</text:p>
          </table:table-cell>
          <table:table-cell office:value-type="float" office:value="13804" calcext:value-type="float">
            <text:p>13804</text:p>
          </table:table-cell>
          <table:table-cell office:value-type="float" office:value="19541" calcext:value-type="float">
            <text:p>19541</text:p>
          </table:table-cell>
        </table:table-row>
        <table:table-row table:style-name="ro1">
          <table:table-cell office:value-type="string" calcext:value-type="string">
            <text:p>teststatlow</text:p>
          </table:table-cell>
          <table:table-cell table:style-name="ce1" table:formula="of:=([.B67]-(([.B68]/[.D68])*([.D67]/[.D68])*[.D68]))^2/(([.B68]/[.D68])*([.D67]/[.D68])*[.D68])" office:value-type="float" office:value="107.30618340097" calcext:value-type="float">
            <text:p>107.306183401</text:p>
          </table:table-cell>
          <table:table-cell table:style-name="ce1" table:formula="of:=([.C67]-(([.C68]/[.D68])*([.D67]/[.D68])*[.D68]))^2/(([.C68]/[.D68])*([.D67]/[.D68])*[.D68])" office:value-type="float" office:value="29.5876898066161" calcext:value-type="float">
            <text:p>29.5876898066</text:p>
          </table:table-cell>
          <table:table-cell table:number-columns-repeated="15"/>
          <table:table-cell office:value-type="string" calcext:value-type="string">
            <text:p>Thr</text:p>
          </table:table-cell>
          <table:table-cell office:value-type="string" calcext:value-type="string">
            <text:p>acg</text:p>
          </table:table-cell>
          <table:table-cell office:value-type="float" office:value="17616" calcext:value-type="float">
            <text:p>17616</text:p>
          </table:table-cell>
          <table:table-cell office:value-type="float" office:value="23950" calcext:value-type="float">
            <text:p>2395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style-name="ce3" office:value-type="string" calcext:value-type="string">
            <text:p>gly</text:p>
          </table:table-cell>
          <table:table-cell table:style-name="ce1" office:value-type="string" calcext:value-type="string">
            <text:p>ggt</text:p>
          </table:table-cell>
          <table:table-cell table:style-name="ce1" office:value-type="string" calcext:value-type="string">
            <text:p>gga</text:p>
          </table:table-cell>
          <table:table-cell table:style-name="ce1" office:value-type="string" calcext:value-type="string">
            <text:p>ggc</text:p>
          </table:table-cell>
          <table:table-cell table:style-name="ce1" office:value-type="string" calcext:value-type="string">
            <text:p>ggg</text:p>
          </table:table-cell>
          <table:table-cell office:value-type="string" calcext:value-type="string">
            <text:p>tot</text:p>
          </table:table-cell>
          <table:table-cell/>
          <table:table-cell table:style-name="Default" office:value-type="string" calcext:value-type="string">
            <text:p>Gly</text:p>
          </table:table-cell>
          <table:table-cell office:value-type="string" calcext:value-type="string">
            <text:p>ggt</text:p>
          </table:table-cell>
          <table:table-cell office:value-type="float" office:value="36431" calcext:value-type="float">
            <text:p>36431</text:p>
          </table:table-cell>
          <table:table-cell office:value-type="float" office:value="51182" calcext:value-type="float">
            <text:p>51182</text:p>
          </table:table-cell>
          <table:table-cell table:number-columns-repeated="7"/>
          <table:table-cell office:value-type="string" calcext:value-type="string">
            <text:p>Trp</text:p>
          </table:table-cell>
          <table:table-cell office:value-type="string" calcext:value-type="string">
            <text:p>tgg</text:p>
          </table:table-cell>
          <table:table-cell office:value-type="float" office:value="690" calcext:value-type="float">
            <text:p>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-IFN</text:p>
          </table:table-cell>
          <table:table-cell table:style-name="ce1" office:value-type="float" office:value="36431" calcext:value-type="float">
            <text:p>36431</text:p>
          </table:table-cell>
          <table:table-cell table:style-name="ce1" office:value-type="float" office:value="20027" calcext:value-type="float">
            <text:p>20027</text:p>
          </table:table-cell>
          <table:table-cell table:style-name="ce1" office:value-type="float" office:value="36431" calcext:value-type="float">
            <text:p>36431</text:p>
          </table:table-cell>
          <table:table-cell table:style-name="ce1" office:value-type="float" office:value="43064" calcext:value-type="float">
            <text:p>43064</text:p>
          </table:table-cell>
          <table:table-cell table:formula="of:=SUM([.B74:.E74])" office:value-type="float" office:value="135953" calcext:value-type="float">
            <text:p>135953</text:p>
          </table:table-cell>
          <table:table-cell/>
          <table:table-cell table:style-name="Default" office:value-type="string" calcext:value-type="string">
            <text:p>Gly</text:p>
          </table:table-cell>
          <table:table-cell office:value-type="string" calcext:value-type="string">
            <text:p>ggc</text:p>
          </table:table-cell>
          <table:table-cell office:value-type="float" office:value="36431" calcext:value-type="float">
            <text:p>36431</text:p>
          </table:table-cell>
          <table:table-cell office:value-type="float" office:value="51182" calcext:value-type="float">
            <text:p>511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+IFN</text:p>
          </table:table-cell>
          <table:table-cell table:style-name="ce1" office:value-type="float" office:value="51182" calcext:value-type="float">
            <text:p>51182</text:p>
          </table:table-cell>
          <table:table-cell table:style-name="ce1" office:value-type="float" office:value="19444" calcext:value-type="float">
            <text:p>19444</text:p>
          </table:table-cell>
          <table:table-cell table:style-name="ce1" office:value-type="float" office:value="51182" calcext:value-type="float">
            <text:p>51182</text:p>
          </table:table-cell>
          <table:table-cell table:style-name="ce1" office:value-type="float" office:value="49183" calcext:value-type="float">
            <text:p>49183</text:p>
          </table:table-cell>
          <table:table-cell table:formula="of:=SUM([.B75:.E75])" office:value-type="float" office:value="170991" calcext:value-type="float">
            <text:p>170991</text:p>
          </table:table-cell>
          <table:table-cell/>
          <table:table-cell table:style-name="Default" office:value-type="string" calcext:value-type="string">
            <text:p>Gly</text:p>
          </table:table-cell>
          <table:table-cell office:value-type="string" calcext:value-type="string">
            <text:p>gga</text:p>
          </table:table-cell>
          <table:table-cell office:value-type="float" office:value="20027" calcext:value-type="float">
            <text:p>20027</text:p>
          </table:table-cell>
          <table:table-cell office:value-type="float" office:value="19444" calcext:value-type="float">
            <text:p>19444</text:p>
          </table:table-cell>
          <table:table-cell table:number-columns-repeated="7"/>
          <table:table-cell office:value-type="string" calcext:value-type="string">
            <text:p>Tyr</text:p>
          </table:table-cell>
          <table:table-cell office:value-type="string" calcext:value-type="string">
            <text:p>tat</text:p>
          </table:table-cell>
          <table:table-cell office:value-type="float" office:value="289" calcext:value-type="float">
            <text:p>289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table:style-name="ce1" table:formula="of:=SUM([.B74:.B75])" office:value-type="float" office:value="87613" calcext:value-type="float">
            <text:p>87613</text:p>
          </table:table-cell>
          <table:table-cell table:style-name="ce1" table:formula="of:=SUM([.C74:.C75])" office:value-type="float" office:value="39471" calcext:value-type="float">
            <text:p>39471</text:p>
          </table:table-cell>
          <table:table-cell table:style-name="ce1" table:formula="of:=SUM([.D74:.D75])" office:value-type="float" office:value="87613" calcext:value-type="float">
            <text:p>87613</text:p>
          </table:table-cell>
          <table:table-cell table:style-name="ce1" table:formula="of:=SUM([.E74:.E75])" office:value-type="float" office:value="92247" calcext:value-type="float">
            <text:p>92247</text:p>
          </table:table-cell>
          <table:table-cell table:formula="of:=SUM([.F74:.F75])" office:value-type="float" office:value="306944" calcext:value-type="float">
            <text:p>306944</text:p>
          </table:table-cell>
          <table:table-cell/>
          <table:table-cell table:style-name="Default" office:value-type="string" calcext:value-type="string">
            <text:p>Gly</text:p>
          </table:table-cell>
          <table:table-cell office:value-type="string" calcext:value-type="string">
            <text:p>ggg</text:p>
          </table:table-cell>
          <table:table-cell office:value-type="float" office:value="43064" calcext:value-type="float">
            <text:p>43064</text:p>
          </table:table-cell>
          <table:table-cell office:value-type="float" office:value="49183" calcext:value-type="float">
            <text:p>49183</text:p>
          </table:table-cell>
          <table:table-cell table:number-columns-repeated="7"/>
          <table:table-cell office:value-type="string" calcext:value-type="string">
            <text:p>Tyr</text:p>
          </table:table-cell>
          <table:table-cell office:value-type="string" calcext:value-type="string">
            <text:p>tac</text:p>
          </table:table-cell>
          <table:table-cell office:value-type="float" office:value="288" calcext:value-type="float">
            <text:p>288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Copt</text:p>
          </table:table-cell>
          <table:table-cell table:style-name="ce1" table:formula="of:=([.B74]/([.F74]-[.B74]))/([.B75]/([.F75]-[.B75]))" office:value-type="float" office:value="0.856888251071649" calcext:value-type="float">
            <text:p>0.8568882511</text:p>
          </table:table-cell>
          <table:table-cell table:style-name="ce1" table:formula="of:=([.C74]/([.F74]-[.C74]))/([.C75]/([.F75]-[.C75]))" office:value-type="float" office:value="1.34647029926301" calcext:value-type="float">
            <text:p>1.3464702993</text:p>
          </table:table-cell>
          <table:table-cell table:style-name="ce1" table:formula="of:=([.D74]/([.F74]-[.D74]))/([.D75]/([.F75]-[.D75]))" office:value-type="float" office:value="0.856888251071649" calcext:value-type="float">
            <text:p>0.8568882511</text:p>
          </table:table-cell>
          <table:table-cell table:style-name="ce1" table:formula="of:=([.E74]/([.F74]-[.E74]))/([.E75]/([.F75]-[.E75]))" office:value-type="float" office:value="1.14818237505496" calcext:value-type="float">
            <text:p>1.148182375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stathigh</text:p>
          </table:table-cell>
          <table:table-cell table:style-name="ce1" table:formula="of:=([.B74]-(([.B76]/[.F76])*([.F74]/[.F76])*[.F76]))^2/(([.B76]/[.F76])*([.F74]/[.F76])*[.F76])" office:value-type="float" office:value="145.347236219171" calcext:value-type="float">
            <text:p>145.3472362192</text:p>
          </table:table-cell>
          <table:table-cell table:style-name="ce1" table:formula="of:=([.C74]-(([.C76]/[.F76])*([.F74]/[.F76])*[.F76]))^2/(([.C76]/[.F76])*([.F74]/[.F76])*[.F76])" office:value-type="float" office:value="370.287350108212" calcext:value-type="float">
            <text:p>370.2873501082</text:p>
          </table:table-cell>
          <table:table-cell table:style-name="ce1" table:formula="of:=([.D74]-(([.D76]/[.F76])*([.F74]/[.F76])*[.F76]))^2/(([.D76]/[.F76])*([.F74]/[.F76])*[.F76])" office:value-type="float" office:value="145.347236219171" calcext:value-type="float">
            <text:p>145.3472362192</text:p>
          </table:table-cell>
          <table:table-cell table:style-name="ce1" table:formula="of:=([.E74]-(([.E76]/[.F76])*([.F74]/[.F76])*[.F76]))^2/(([.E76]/[.F76])*([.F74]/[.F76])*[.F76])" office:value-type="float" office:value="119.056062216124" calcext:value-type="float">
            <text:p>119.0560622161</text:p>
          </table:table-cell>
          <table:table-cell table:number-columns-repeated="13"/>
          <table:table-cell office:value-type="string" calcext:value-type="string">
            <text:p>Val</text:p>
          </table:table-cell>
          <table:table-cell office:value-type="string" calcext:value-type="string">
            <text:p>gtt</text:p>
          </table:table-cell>
          <table:table-cell office:value-type="float" office:value="13866" calcext:value-type="float">
            <text:p>13866</text:p>
          </table:table-cell>
          <table:table-cell office:value-type="float" office:value="19102" calcext:value-type="float">
            <text:p>19102</text:p>
          </table:table-cell>
        </table:table-row>
        <table:table-row table:style-name="ro1">
          <table:table-cell office:value-type="string" calcext:value-type="string">
            <text:p>teststatlow</text:p>
          </table:table-cell>
          <table:table-cell table:style-name="ce1" table:formula="of:=([.B75]-(([.B76]/[.F76])*([.F75]/[.F76])*[.F76]))^2/(([.B76]/[.F76])*([.F75]/[.F76])*[.F76])" office:value-type="float" office:value="115.563934977308" calcext:value-type="float">
            <text:p>115.5639349773</text:p>
          </table:table-cell>
          <table:table-cell table:style-name="ce1" table:formula="of:=([.C75]-(([.C76]/[.F76])*([.F75]/[.F76])*[.F76]))^2/(([.C76]/[.F76])*([.F75]/[.F76])*[.F76])" office:value-type="float" office:value="294.411262050411" calcext:value-type="float">
            <text:p>294.4112620504</text:p>
          </table:table-cell>
          <table:table-cell table:style-name="ce1" table:formula="of:=([.D75]-(([.D76]/[.F76])*([.F75]/[.F76])*[.F76]))^2/(([.D76]/[.F76])*([.F75]/[.F76])*[.F76])" office:value-type="float" office:value="115.563934977308" calcext:value-type="float">
            <text:p>115.5639349773</text:p>
          </table:table-cell>
          <table:table-cell table:style-name="ce1" table:formula="of:=([.E75]-(([.E76]/[.F76])*([.F75]/[.F76])*[.F76]))^2/(([.E76]/[.F76])*([.F75]/[.F76])*[.F76])" office:value-type="float" office:value="94.6601214477289" calcext:value-type="float">
            <text:p>94.6601214477</text:p>
          </table:table-cell>
          <table:table-cell table:number-columns-repeated="13"/>
          <table:table-cell office:value-type="string" calcext:value-type="string">
            <text:p>Val</text:p>
          </table:table-cell>
          <table:table-cell office:value-type="string" calcext:value-type="string">
            <text:p>gtc</text:p>
          </table:table-cell>
          <table:table-cell office:value-type="float" office:value="13866" calcext:value-type="float">
            <text:p>13866</text:p>
          </table:table-cell>
          <table:table-cell office:value-type="float" office:value="19102" calcext:value-type="float">
            <text:p>19102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Val</text:p>
          </table:table-cell>
          <table:table-cell office:value-type="string" calcext:value-type="string">
            <text:p>gta</text:p>
          </table:table-cell>
          <table:table-cell office:value-type="float" office:value="22499" calcext:value-type="float">
            <text:p>22499</text:p>
          </table:table-cell>
          <table:table-cell office:value-type="float" office:value="28811" calcext:value-type="float">
            <text:p>28811</text:p>
          </table:table-cell>
        </table:table-row>
        <table:table-row table:style-name="ro1">
          <table:table-cell table:style-name="ce3" office:value-type="string" calcext:value-type="string">
            <text:p>hi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ac</text:p>
          </table:table-cell>
          <table:table-cell office:value-type="string" calcext:value-type="string">
            <text:p>tot</text:p>
          </table:table-cell>
          <table:table-cell/>
          <table:table-cell table:style-name="Default" office:value-type="string" calcext:value-type="string">
            <text:p>His</text:p>
          </table:table-cell>
          <table:table-cell table:style-name="Default" office:value-type="string" calcext:value-type="string">
            <text:p>cat</text:p>
          </table:table-cell>
          <table:table-cell table:style-name="Default" office:value-type="float" office:value="14459" calcext:value-type="float">
            <text:p>14459</text:p>
          </table:table-cell>
          <table:table-cell office:value-type="float" office:value="16315" calcext:value-type="float">
            <text:p>16315</text:p>
          </table:table-cell>
          <table:table-cell table:number-columns-repeated="9"/>
          <table:table-cell office:value-type="string" calcext:value-type="string">
            <text:p>Val</text:p>
          </table:table-cell>
          <table:table-cell office:value-type="string" calcext:value-type="string">
            <text:p>gtg</text:p>
          </table:table-cell>
          <table:table-cell office:value-type="float" office:value="41789" calcext:value-type="float">
            <text:p>41789</text:p>
          </table:table-cell>
          <table:table-cell office:value-type="float" office:value="56809" calcext:value-type="float">
            <text:p>56809</text:p>
          </table:table-cell>
        </table:table-row>
        <table:table-row table:style-name="ro1">
          <table:table-cell office:value-type="string" calcext:value-type="string">
            <text:p>-IFN</text:p>
          </table:table-cell>
          <table:table-cell table:number-columns-repeated="2" table:style-name="Default" office:value-type="float" office:value="14459" calcext:value-type="float">
            <text:p>14459</text:p>
          </table:table-cell>
          <table:table-cell table:formula="of:=SUM([.B82:.C82])" office:value-type="float" office:value="28918" calcext:value-type="float">
            <text:p>28918</text:p>
          </table:table-cell>
          <table:table-cell/>
          <table:table-cell table:style-name="Default" office:value-type="string" calcext:value-type="string">
            <text:p>His</text:p>
          </table:table-cell>
          <table:table-cell table:style-name="Default" office:value-type="string" calcext:value-type="string">
            <text:p>cac</text:p>
          </table:table-cell>
          <table:table-cell table:style-name="Default" office:value-type="float" office:value="14459" calcext:value-type="float">
            <text:p>14459</text:p>
          </table:table-cell>
          <table:table-cell office:value-type="float" office:value="16315" calcext:value-type="float">
            <text:p>163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+IFN</text:p>
          </table:table-cell>
          <table:table-cell table:number-columns-repeated="2" table:style-name="Default" office:value-type="float" office:value="16315" calcext:value-type="float">
            <text:p>16315</text:p>
          </table:table-cell>
          <table:table-cell table:formula="of:=SUM([.B83:.C83])" office:value-type="float" office:value="32630" calcext:value-type="float">
            <text:p>3263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ot</text:p>
          </table:table-cell>
          <table:table-cell table:formula="of:=SUM([.B82:.B83])" office:value-type="float" office:value="30774" calcext:value-type="float">
            <text:p>30774</text:p>
          </table:table-cell>
          <table:table-cell table:formula="of:=SUM([.C82:.C83])" office:value-type="float" office:value="30774" calcext:value-type="float">
            <text:p>30774</text:p>
          </table:table-cell>
          <table:table-cell table:formula="of:=SUM([.D82:.D83])" office:value-type="float" office:value="61548" calcext:value-type="float">
            <text:p>6154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pt</text:p>
          </table:table-cell>
          <table:table-cell table:formula="of:=([.B82]/([.D82]-[.B82]))/([.B83]/([.D83]-[.B83]))" office:value-type="float" office:value="1" calcext:value-type="float">
            <text:p>1</text:p>
          </table:table-cell>
          <table:table-cell table:formula="of:=([.C82]/([.D82]-[.C82]))/([.C83]/([.D83]-[.C83]))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ststathigh</text:p>
          </table:table-cell>
          <table:table-cell table:formula="of:=([.B82]-(([.B84]/[.D84])*([.D82]/[.D84])*[.D84]))^2/(([.B84]/[.D84])*([.D82]/[.D84])*[.D84])" office:value-type="float" office:value="0" calcext:value-type="float">
            <text:p>0</text:p>
          </table:table-cell>
          <table:table-cell table:formula="of:=([.C82]-(([.C84]/[.D84])*([.D82]/[.D84])*[.D84]))^2/(([.C84]/[.D84])*([.D82]/[.D84])*[.D84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ststatlow</text:p>
          </table:table-cell>
          <table:table-cell table:formula="of:=([.B83]-(([.B84]/[.D84])*([.D83]/[.D84])*[.D84]))^2/(([.B84]/[.D84])*([.D83]/[.D84])*[.D84])" office:value-type="float" office:value="0" calcext:value-type="float">
            <text:p>0</text:p>
          </table:table-cell>
          <table:table-cell table:formula="of:=([.C83]-(([.C84]/[.D84])*([.D83]/[.D84])*[.D84]))^2/(([.C84]/[.D84])*([.D83]/[.D84])*[.D84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table:style-name="ce3" office:value-type="string" calcext:value-type="string">
            <text:p>ile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atc</text:p>
          </table:table-cell>
          <table:table-cell office:value-type="string" calcext:value-type="string">
            <text:p>ata</text:p>
          </table:table-cell>
          <table:table-cell office:value-type="string" calcext:value-type="string">
            <text:p>tot</text:p>
          </table:table-cell>
          <table:table-cell/>
          <table:table-cell table:style-name="Default" office:value-type="string" calcext:value-type="string">
            <text:p>Ile</text:p>
          </table:table-cell>
          <table:table-cell table:style-name="Default" office:value-type="string" calcext:value-type="string">
            <text:p>att</text:p>
          </table:table-cell>
          <table:table-cell office:value-type="float" office:value="10886" calcext:value-type="float">
            <text:p>10886</text:p>
          </table:table-cell>
          <table:table-cell office:value-type="float" office:value="12431" calcext:value-type="float">
            <text:p>124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-IFN</text:p>
          </table:table-cell>
          <table:table-cell table:number-columns-repeated="2" table:style-name="Default" office:value-type="float" office:value="10886" calcext:value-type="float">
            <text:p>10886</text:p>
          </table:table-cell>
          <table:table-cell table:style-name="Default" office:value-type="float" office:value="234" calcext:value-type="float">
            <text:p>234</text:p>
          </table:table-cell>
          <table:table-cell table:formula="of:=SUM([.B90:.D90])" office:value-type="float" office:value="22006" calcext:value-type="float">
            <text:p>22006</text:p>
          </table:table-cell>
          <table:table-cell/>
          <table:table-cell table:style-name="Default" office:value-type="string" calcext:value-type="string">
            <text:p>Ile</text:p>
          </table:table-cell>
          <table:table-cell table:style-name="Default" office:value-type="string" calcext:value-type="string">
            <text:p>atc</text:p>
          </table:table-cell>
          <table:table-cell office:value-type="float" office:value="10886" calcext:value-type="float">
            <text:p>10886</text:p>
          </table:table-cell>
          <table:table-cell office:value-type="float" office:value="12431" calcext:value-type="float">
            <text:p>124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+IFN</text:p>
          </table:table-cell>
          <table:table-cell table:number-columns-repeated="2" table:style-name="Default" office:value-type="float" office:value="12431" calcext:value-type="float">
            <text:p>12431</text:p>
          </table:table-cell>
          <table:table-cell table:style-name="Default" office:value-type="float" office:value="329" calcext:value-type="float">
            <text:p>329</text:p>
          </table:table-cell>
          <table:table-cell table:formula="of:=SUM([.B91:.D91])" office:value-type="float" office:value="25191" calcext:value-type="float">
            <text:p>25191</text:p>
          </table:table-cell>
          <table:table-cell/>
          <table:table-cell table:style-name="Default" office:value-type="string" calcext:value-type="string">
            <text:p>Ile</text:p>
          </table:table-cell>
          <table:table-cell table:style-name="Default" office:value-type="string" calcext:value-type="string">
            <text:p>ata</text:p>
          </table:table-cell>
          <table:table-cell office:value-type="float" office:value="234" calcext:value-type="float">
            <text:p>234</text:p>
          </table:table-cell>
          <table:table-cell office:value-type="float" office:value="329" calcext:value-type="float">
            <text:p>3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</text:p>
          </table:table-cell>
          <table:table-cell table:formula="of:=SUM([.B90:.B91])" office:value-type="float" office:value="23317" calcext:value-type="float">
            <text:p>23317</text:p>
          </table:table-cell>
          <table:table-cell table:formula="of:=SUM([.C90:.C91])" office:value-type="float" office:value="23317" calcext:value-type="float">
            <text:p>23317</text:p>
          </table:table-cell>
          <table:table-cell table:formula="of:=SUM([.D90:.D91])" office:value-type="float" office:value="563" calcext:value-type="float">
            <text:p>563</text:p>
          </table:table-cell>
          <table:table-cell table:formula="of:=SUM([.E90:.E91])" office:value-type="float" office:value="47197" calcext:value-type="float">
            <text:p>4719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pt</text:p>
          </table:table-cell>
          <table:table-cell table:formula="of:=([.B90]/([.E90]-[.B90]))/([.B91]/([.E91]-[.B91]))" office:value-type="float" office:value="1.00486599699405" calcext:value-type="float">
            <text:p>1.004865997</text:p>
          </table:table-cell>
          <table:table-cell table:formula="of:=([.C90]/([.E90]-[.C90]))/([.C91]/([.E91]-[.C91]))" office:value-type="float" office:value="1.00486599699405" calcext:value-type="float">
            <text:p>1.004865997</text:p>
          </table:table-cell>
          <table:table-cell table:formula="of:=([.D90]/([.E90]-[.D90]))/([.D91]/([.E91]-[.D91]))" office:value-type="float" office:value="0.812190108373768" calcext:value-type="float">
            <text:p>0.812190108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ststathigh</text:p>
          </table:table-cell>
          <table:table-cell table:formula="of:=([.B90]-(([.B92]/[.E92])*([.E90]/[.E92])*[.E92]))^2/(([.B92]/[.E92])*([.E90]/[.E92])*[.E92])" office:value-type="float" office:value="0.0186825952195434" calcext:value-type="float">
            <text:p>0.0186825952</text:p>
          </table:table-cell>
          <table:table-cell table:formula="of:=([.C90]-(([.C92]/[.E92])*([.E90]/[.E92])*[.E92]))^2/(([.C92]/[.E92])*([.E90]/[.E92])*[.E92])" office:value-type="float" office:value="0.0186825952195434" calcext:value-type="float">
            <text:p>0.0186825952</text:p>
          </table:table-cell>
          <table:table-cell table:formula="of:=([.D90]-(([.D92]/[.E92])*([.E90]/[.E92])*[.E92]))^2/(([.D92]/[.E92])*([.E90]/[.E92])*[.E92])" office:value-type="float" office:value="3.09500584535711" calcext:value-type="float">
            <text:p>3.095005845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ststatlow</text:p>
          </table:table-cell>
          <table:table-cell table:formula="of:=([.B91]-(([.B92]/[.E92])*([.E91]/[.E92])*[.E92]))^2/(([.B92]/[.E92])*([.E91]/[.E92])*[.E92])" office:value-type="float" office:value="0.0163204791552961" calcext:value-type="float">
            <text:p>0.0163204792</text:p>
          </table:table-cell>
          <table:table-cell table:formula="of:=([.C91]-(([.C92]/[.E92])*([.E91]/[.E92])*[.E92]))^2/(([.C92]/[.E92])*([.E91]/[.E92])*[.E92])" office:value-type="float" office:value="0.0163204791552961" calcext:value-type="float">
            <text:p>0.0163204792</text:p>
          </table:table-cell>
          <table:table-cell table:formula="of:=([.D91]-(([.D92]/[.E92])*([.E91]/[.E92])*[.E92]))^2/(([.D92]/[.E92])*([.E91]/[.E92])*[.E92])" office:value-type="float" office:value="2.70369174042034" calcext:value-type="float">
            <text:p>2.7036917404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table:style-name="ce3" office:value-type="string" calcext:value-type="string">
            <text:p>ser</text:p>
          </table:table-cell>
          <table:table-cell office:value-type="string" calcext:value-type="string">
            <text:p>tct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tca</text:p>
          </table:table-cell>
          <table:table-cell office:value-type="string" calcext:value-type="string">
            <text:p>tcg</text:p>
          </table:table-cell>
          <table:table-cell office:value-type="string" calcext:value-type="string">
            <text:p>agt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tot</text:p>
          </table:table-cell>
          <table:table-cell/>
          <table:table-cell office:value-type="string" calcext:value-type="string">
            <text:p>Ser</text:p>
          </table:table-cell>
          <table:table-cell office:value-type="string" calcext:value-type="string">
            <text:p>tct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IFN</text:p>
          </table:table-cell>
          <table:table-cell table:number-columns-repeated="2" table:style-name="Default" office:value-type="float" office:value="195" calcext:value-type="float">
            <text:p>195</text:p>
          </table:table-cell>
          <table:table-cell table:style-name="Default" office:value-type="float" office:value="377" calcext:value-type="float">
            <text:p>377</text:p>
          </table:table-cell>
          <table:table-cell table:style-name="Default" office:value-type="float" office:value="312" calcext:value-type="float">
            <text:p>312</text:p>
          </table:table-cell>
          <table:table-cell table:number-columns-repeated="2" table:style-name="Default" office:value-type="float" office:value="191" calcext:value-type="float">
            <text:p>191</text:p>
          </table:table-cell>
          <table:table-cell table:formula="of:=SUM([.B98:.G98])" office:value-type="float" office:value="1461" calcext:value-type="float">
            <text:p>1461</text:p>
          </table:table-cell>
          <table:table-cell/>
          <table:table-cell office:value-type="string" calcext:value-type="string">
            <text:p>Ser</text:p>
          </table:table-cell>
          <table:table-cell office:value-type="string" calcext:value-type="string">
            <text:p>tcc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+IFN</text:p>
          </table:table-cell>
          <table:table-cell table:number-columns-repeated="2" table:style-name="Default" office:value-type="float" office:value="103" calcext:value-type="float">
            <text:p>103</text:p>
          </table:table-cell>
          <table:table-cell table:style-name="Default" office:value-type="float" office:value="215" calcext:value-type="float">
            <text:p>215</text:p>
          </table:table-cell>
          <table:table-cell table:style-name="Default" office:value-type="float" office:value="179" calcext:value-type="float">
            <text:p>179</text:p>
          </table:table-cell>
          <table:table-cell table:number-columns-repeated="2" table:style-name="Default" office:value-type="float" office:value="101" calcext:value-type="float">
            <text:p>101</text:p>
          </table:table-cell>
          <table:table-cell table:formula="of:=SUM([.B99:.G99])" office:value-type="float" office:value="802" calcext:value-type="float">
            <text:p>802</text:p>
          </table:table-cell>
          <table:table-cell/>
          <table:table-cell office:value-type="string" calcext:value-type="string">
            <text:p>Ser</text:p>
          </table:table-cell>
          <table:table-cell office:value-type="string" calcext:value-type="string">
            <text:p>tca</text:p>
          </table:table-cell>
          <table:table-cell office:value-type="float" office:value="377" calcext:value-type="float">
            <text:p>377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</text:p>
          </table:table-cell>
          <table:table-cell table:formula="of:=SUM([.B98:.B99])" office:value-type="float" office:value="298" calcext:value-type="float">
            <text:p>298</text:p>
          </table:table-cell>
          <table:table-cell table:formula="of:=SUM([.C98:.C99])" office:value-type="float" office:value="298" calcext:value-type="float">
            <text:p>298</text:p>
          </table:table-cell>
          <table:table-cell table:formula="of:=SUM([.D98:.D99])" office:value-type="float" office:value="592" calcext:value-type="float">
            <text:p>592</text:p>
          </table:table-cell>
          <table:table-cell table:formula="of:=SUM([.E98:.E99])" office:value-type="float" office:value="491" calcext:value-type="float">
            <text:p>491</text:p>
          </table:table-cell>
          <table:table-cell table:formula="of:=SUM([.F98:.F99])" office:value-type="float" office:value="292" calcext:value-type="float">
            <text:p>292</text:p>
          </table:table-cell>
          <table:table-cell table:formula="of:=SUM([.G98:.G99])" office:value-type="float" office:value="292" calcext:value-type="float">
            <text:p>292</text:p>
          </table:table-cell>
          <table:table-cell table:formula="of:=SUM([.H98:.H99])" office:value-type="float" office:value="2263" calcext:value-type="float">
            <text:p>2263</text:p>
          </table:table-cell>
          <table:table-cell/>
          <table:table-cell office:value-type="string" calcext:value-type="string">
            <text:p>Ser</text:p>
          </table:table-cell>
          <table:table-cell office:value-type="string" calcext:value-type="string">
            <text:p>tcg</text:p>
          </table:table-cell>
          <table:table-cell office:value-type="float" office:value="312" calcext:value-type="float">
            <text:p>312</text:p>
          </table:table-cell>
          <table:table-cell office:value-type="float" office:value="179" calcext:value-type="float">
            <text:p>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pt</text:p>
          </table:table-cell>
          <table:table-cell table:formula="of:=([.B98]/([.H98]-[.B98]))/([.B99]/([.H99]-[.B99]))" office:value-type="float" office:value="1.04529977453642" calcext:value-type="float">
            <text:p>1.0452997745</text:p>
          </table:table-cell>
          <table:table-cell table:formula="of:=([.C98]/([.H98]-[.C98]))/([.C99]/([.H99]-[.C99]))" office:value-type="float" office:value="1.04529977453642" calcext:value-type="float">
            <text:p>1.0452997745</text:p>
          </table:table-cell>
          <table:table-cell table:formula="of:=([.D98]/([.H98]-[.D98]))/([.D99]/([.H99]-[.D99]))" office:value-type="float" office:value="0.949536600017163" calcext:value-type="float">
            <text:p>0.9495366</text:p>
          </table:table-cell>
          <table:table-cell table:formula="of:=([.E98]/([.H98]-[.E98]))/([.E99]/([.H99]-[.E99]))" office:value-type="float" office:value="0.9450821943784" calcext:value-type="float">
            <text:p>0.9450821944</text:p>
          </table:table-cell>
          <table:table-cell table:formula="of:=([.F98]/([.H98]-[.F98]))/([.F99]/([.H99]-[.F99]))" office:value-type="float" office:value="1.04382162625711" calcext:value-type="float">
            <text:p>1.0438216263</text:p>
          </table:table-cell>
          <table:table-cell table:formula="of:=([.G98]/([.H98]-[.G98]))/([.G99]/([.H99]-[.G99]))" office:value-type="float" office:value="1.04382162625711" calcext:value-type="float">
            <text:p>1.0438216263</text:p>
          </table:table-cell>
          <table:table-cell table:number-columns-repeated="2"/>
          <table:table-cell office:value-type="string" calcext:value-type="string">
            <text:p>Ser</text:p>
          </table:table-cell>
          <table:table-cell office:value-type="string" calcext:value-type="string">
            <text:p>agt</text:p>
          </table:table-cell>
          <table:table-cell office:value-type="float" office:value="191" calcext:value-type="float">
            <text:p>191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stathigh</text:p>
          </table:table-cell>
          <table:table-cell table:formula="of:=([.B98]-(([.B100]/[.H100])*([.H98]/[.H100])*[.H100]))^2/(([.B100]/[.H100])*([.H98]/[.H100])*[.H100])" office:value-type="float" office:value="0.0354146462236737" calcext:value-type="float">
            <text:p>0.0354146462</text:p>
          </table:table-cell>
          <table:table-cell table:formula="of:=([.C98]-(([.C100]/[.H100])*([.H98]/[.H100])*[.H100]))^2/(([.C100]/[.H100])*([.H98]/[.H100])*[.H100])" office:value-type="float" office:value="0.0354146462236737" calcext:value-type="float">
            <text:p>0.0354146462</text:p>
          </table:table-cell>
          <table:table-cell table:formula="of:=([.D98]-(([.D100]/[.H100])*([.H98]/[.H100])*[.H100]))^2/(([.D100]/[.H100])*([.H98]/[.H100])*[.H100])" office:value-type="float" office:value="0.0706695007686154" calcext:value-type="float">
            <text:p>0.0706695008</text:p>
          </table:table-cell>
          <table:table-cell table:formula="of:=([.E98]-(([.E100]/[.H100])*([.H98]/[.H100])*[.H100]))^2/(([.E100]/[.H100])*([.H98]/[.H100])*[.H100])" office:value-type="float" office:value="0.0785879949376496" calcext:value-type="float">
            <text:p>0.0785879949</text:p>
          </table:table-cell>
          <table:table-cell table:formula="of:=([.F98]-(([.F100]/[.H100])*([.H98]/[.H100])*[.H100]))^2/(([.F100]/[.H100])*([.H98]/[.H100])*[.H100])" office:value-type="float" office:value="0.0327272526550533" calcext:value-type="float">
            <text:p>0.0327272527</text:p>
          </table:table-cell>
          <table:table-cell table:formula="of:=([.G98]-(([.G100]/[.H100])*([.H98]/[.H100])*[.H100]))^2/(([.G100]/[.H100])*([.H98]/[.H100])*[.H100])" office:value-type="float" office:value="0.0327272526550533" calcext:value-type="float">
            <text:p>0.0327272527</text:p>
          </table:table-cell>
          <table:table-cell table:number-columns-repeated="2"/>
          <table:table-cell office:value-type="string" calcext:value-type="string">
            <text:p>Ser</text:p>
          </table:table-cell>
          <table:table-cell office:value-type="string" calcext:value-type="string">
            <text:p>agc</text:p>
          </table:table-cell>
          <table:table-cell office:value-type="float" office:value="191" calcext:value-type="float">
            <text:p>191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statlow</text:p>
          </table:table-cell>
          <table:table-cell table:formula="of:=([.B99]-(([.B100]/[.H100])*([.H99]/[.H100])*[.H100]))^2/(([.B100]/[.H100])*([.H99]/[.H100])*[.H100])" office:value-type="float" office:value="0.0645147108887608" calcext:value-type="float">
            <text:p>0.0645147109</text:p>
          </table:table-cell>
          <table:table-cell table:formula="of:=([.C99]-(([.C100]/[.H100])*([.H99]/[.H100])*[.H100]))^2/(([.C100]/[.H100])*([.H99]/[.H100])*[.H100])" office:value-type="float" office:value="0.0645147108887608" calcext:value-type="float">
            <text:p>0.0645147109</text:p>
          </table:table-cell>
          <table:table-cell table:formula="of:=([.D99]-(([.D100]/[.H100])*([.H99]/[.H100])*[.H100]))^2/(([.D100]/[.H100])*([.H99]/[.H100])*[.H100])" office:value-type="float" office:value="0.128738329953799" calcext:value-type="float">
            <text:p>0.12873833</text:p>
          </table:table-cell>
          <table:table-cell table:formula="of:=([.E99]-(([.E100]/[.H100])*([.H99]/[.H100])*[.H100]))^2/(([.E100]/[.H100])*([.H99]/[.H100])*[.H100])" office:value-type="float" office:value="0.143163417211855" calcext:value-type="float">
            <text:p>0.1431634172</text:p>
          </table:table-cell>
          <table:table-cell table:formula="of:=([.F99]-(([.F100]/[.H100])*([.H99]/[.H100])*[.H100]))^2/(([.F100]/[.H100])*([.H99]/[.H100])*[.H100])" office:value-type="float" office:value="0.0596190974177453" calcext:value-type="float">
            <text:p>0.0596190974</text:p>
          </table:table-cell>
          <table:table-cell table:formula="of:=([.G99]-(([.G100]/[.H100])*([.H99]/[.H100])*[.H100]))^2/(([.G100]/[.H100])*([.H99]/[.H100])*[.H100])" office:value-type="float" office:value="0.0596190974177453" calcext:value-type="float">
            <text:p>0.0596190974</text:p>
          </table:table-cell>
          <table:table-cell table:number-columns-repeated="15"/>
        </table:table-row>
        <table:table-row table:style-name="ro1">
          <table:table-cell table:number-columns-repeated="22"/>
        </table:table-row>
        <table:table-row table:style-name="ro1">
          <table:table-cell table:style-name="ce3" office:value-type="string" calcext:value-type="string">
            <text:p>thr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acg</text:p>
          </table:table-cell>
          <table:table-cell office:value-type="string" calcext:value-type="string">
            <text:p>tot</text:p>
          </table:table-cell>
          <table:table-cell/>
          <table:table-cell table:style-name="Default" office:value-type="string" calcext:value-type="string">
            <text:p>Thr</text:p>
          </table:table-cell>
          <table:table-cell office:value-type="string" calcext:value-type="string">
            <text:p>act</text:p>
          </table:table-cell>
          <table:table-cell office:value-type="float" office:value="1700" calcext:value-type="float">
            <text:p>1700</text:p>
          </table:table-cell>
          <table:table-cell office:value-type="float" office:value="2434" calcext:value-type="float">
            <text:p>24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-IFN</text:p>
          </table:table-cell>
          <table:table-cell table:number-columns-repeated="2" table:style-name="Default" office:value-type="float" office:value="1700" calcext:value-type="float">
            <text:p>1700</text:p>
          </table:table-cell>
          <table:table-cell table:style-name="Default" office:value-type="float" office:value="13804" calcext:value-type="float">
            <text:p>13804</text:p>
          </table:table-cell>
          <table:table-cell table:style-name="Default" office:value-type="float" office:value="17616" calcext:value-type="float">
            <text:p>17616</text:p>
          </table:table-cell>
          <table:table-cell table:formula="of:=SUM([.B106:.E106])" office:value-type="float" office:value="34820" calcext:value-type="float">
            <text:p>34820</text:p>
          </table:table-cell>
          <table:table-cell/>
          <table:table-cell table:style-name="Default" office:value-type="string" calcext:value-type="string">
            <text:p>Thr</text:p>
          </table:table-cell>
          <table:table-cell office:value-type="string" calcext:value-type="string">
            <text:p>acc</text:p>
          </table:table-cell>
          <table:table-cell office:value-type="float" office:value="1700" calcext:value-type="float">
            <text:p>1700</text:p>
          </table:table-cell>
          <table:table-cell office:value-type="float" office:value="2434" calcext:value-type="float">
            <text:p>24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+IFN</text:p>
          </table:table-cell>
          <table:table-cell table:number-columns-repeated="2" table:style-name="Default" office:value-type="float" office:value="2434" calcext:value-type="float">
            <text:p>2434</text:p>
          </table:table-cell>
          <table:table-cell table:style-name="Default" office:value-type="float" office:value="19541" calcext:value-type="float">
            <text:p>19541</text:p>
          </table:table-cell>
          <table:table-cell table:style-name="Default" office:value-type="float" office:value="23950" calcext:value-type="float">
            <text:p>23950</text:p>
          </table:table-cell>
          <table:table-cell table:formula="of:=SUM([.B107:.E107])" office:value-type="float" office:value="48359" calcext:value-type="float">
            <text:p>48359</text:p>
          </table:table-cell>
          <table:table-cell/>
          <table:table-cell table:style-name="Default" office:value-type="string" calcext:value-type="string">
            <text:p>Thr</text:p>
          </table:table-cell>
          <table:table-cell office:value-type="string" calcext:value-type="string">
            <text:p>aca</text:p>
          </table:table-cell>
          <table:table-cell office:value-type="float" office:value="13804" calcext:value-type="float">
            <text:p>13804</text:p>
          </table:table-cell>
          <table:table-cell office:value-type="float" office:value="19541" calcext:value-type="float">
            <text:p>1954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</text:p>
          </table:table-cell>
          <table:table-cell table:formula="of:=SUM([.B106:.B107])" office:value-type="float" office:value="4134" calcext:value-type="float">
            <text:p>4134</text:p>
          </table:table-cell>
          <table:table-cell table:formula="of:=SUM([.C106:.C107])" office:value-type="float" office:value="4134" calcext:value-type="float">
            <text:p>4134</text:p>
          </table:table-cell>
          <table:table-cell table:formula="of:=SUM([.D106:.D107])" office:value-type="float" office:value="33345" calcext:value-type="float">
            <text:p>33345</text:p>
          </table:table-cell>
          <table:table-cell table:formula="of:=SUM([.E106:.E107])" office:value-type="float" office:value="41566" calcext:value-type="float">
            <text:p>41566</text:p>
          </table:table-cell>
          <table:table-cell table:formula="of:=SUM([.F106:.F107])" office:value-type="float" office:value="83179" calcext:value-type="float">
            <text:p>83179</text:p>
          </table:table-cell>
          <table:table-cell/>
          <table:table-cell table:style-name="Default" office:value-type="string" calcext:value-type="string">
            <text:p>Thr</text:p>
          </table:table-cell>
          <table:table-cell office:value-type="string" calcext:value-type="string">
            <text:p>acg</text:p>
          </table:table-cell>
          <table:table-cell office:value-type="float" office:value="17616" calcext:value-type="float">
            <text:p>17616</text:p>
          </table:table-cell>
          <table:table-cell office:value-type="float" office:value="23950" calcext:value-type="float">
            <text:p>2395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pt</text:p>
          </table:table-cell>
          <table:table-cell table:formula="of:=([.B106]/([.F106]-[.B106]))/([.B107]/([.F107]-[.B107]))" office:value-type="float" office:value="0.968472256955609" calcext:value-type="float">
            <text:p>0.968472257</text:p>
          </table:table-cell>
          <table:table-cell table:formula="of:=([.C106]/([.F106]-[.C106]))/([.C107]/([.F107]-[.C107]))" office:value-type="float" office:value="0.968472256955609" calcext:value-type="float">
            <text:p>0.968472257</text:p>
          </table:table-cell>
          <table:table-cell table:formula="of:=([.D106]/([.F106]-[.D106]))/([.D107]/([.F107]-[.D107]))" office:value-type="float" office:value="0.968661286615375" calcext:value-type="float">
            <text:p>0.9686612866</text:p>
          </table:table-cell>
          <table:table-cell table:formula="of:=([.E106]/([.F106]-[.E106]))/([.E107]/([.F107]-[.E107]))" office:value-type="float" office:value="1.04357180613918" calcext:value-type="float">
            <text:p>1.043571806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stathigh</text:p>
          </table:table-cell>
          <table:table-cell table:formula="of:=([.B106]-(([.B108]/[.F108])*([.F106]/[.F108])*[.F108]))^2/(([.B108]/[.F108])*([.F106]/[.F108])*[.F108])" office:value-type="float" office:value="0.539503957414999" calcext:value-type="float">
            <text:p>0.5395039574</text:p>
          </table:table-cell>
          <table:table-cell table:formula="of:=([.C106]-(([.C108]/[.F108])*([.F106]/[.F108])*[.F108]))^2/(([.C108]/[.F108])*([.F106]/[.F108])*[.F108])" office:value-type="float" office:value="0.539503957414999" calcext:value-type="float">
            <text:p>0.5395039574</text:p>
          </table:table-cell>
          <table:table-cell table:formula="of:=([.D106]-(([.D108]/[.F108])*([.F106]/[.F108])*[.F108]))^2/(([.D108]/[.F108])*([.F106]/[.F108])*[.F108])" office:value-type="float" office:value="1.71507387115162" calcext:value-type="float">
            <text:p>1.7150738712</text:p>
          </table:table-cell>
          <table:table-cell table:formula="of:=([.E106]-(([.E108]/[.F108])*([.F106]/[.F108])*[.F108]))^2/(([.E108]/[.F108])*([.F106]/[.F108])*[.F108])" office:value-type="float" office:value="2.67732031735462" calcext:value-type="float">
            <text:p>2.677320317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statlow</text:p>
          </table:table-cell>
          <table:table-cell table:formula="of:=([.B107]-(([.B108]/[.F108])*([.F107]/[.F108])*[.F108]))^2/(([.B108]/[.F108])*([.F107]/[.F108])*[.F108])" office:value-type="float" office:value="0.388459806803071" calcext:value-type="float">
            <text:p>0.3884598068</text:p>
          </table:table-cell>
          <table:table-cell table:formula="of:=([.C107]-(([.C108]/[.F108])*([.F107]/[.F108])*[.F108]))^2/(([.C108]/[.F108])*([.F107]/[.F108])*[.F108])" office:value-type="float" office:value="0.388459806803071" calcext:value-type="float">
            <text:p>0.3884598068</text:p>
          </table:table-cell>
          <table:table-cell table:formula="of:=([.D107]-(([.D108]/[.F108])*([.F107]/[.F108])*[.F108]))^2/(([.D108]/[.F108])*([.F107]/[.F108])*[.F108])" office:value-type="float" office:value="1.23490709471863" calcext:value-type="float">
            <text:p>1.2349070947</text:p>
          </table:table-cell>
          <table:table-cell table:formula="of:=([.E107]-(([.E108]/[.F108])*([.F107]/[.F108])*[.F108]))^2/(([.E108]/[.F108])*([.F107]/[.F108])*[.F108])" office:value-type="float" office:value="1.9277547809154" calcext:value-type="float">
            <text:p>1.9277547809</text:p>
          </table:table-cell>
          <table:table-cell table:number-columns-repeated="17"/>
        </table:table-row>
        <table:table-row table:style-name="ro1">
          <table:table-cell table:number-columns-repeated="22"/>
        </table:table-row>
        <table:table-row table:style-name="ro1">
          <table:table-cell table:style-name="ce3" office:value-type="string" calcext:value-type="string">
            <text:p>val</text:p>
          </table:table-cell>
          <table:table-cell office:value-type="string" calcext:value-type="string">
            <text:p>gtt</text:p>
          </table:table-cell>
          <table:table-cell office:value-type="string" calcext:value-type="string">
            <text:p>gtc</text:p>
          </table:table-cell>
          <table:table-cell table:style-name="ce1" office:value-type="string" calcext:value-type="string">
            <text:p>gta</text:p>
          </table:table-cell>
          <table:table-cell office:value-type="string" calcext:value-type="string">
            <text:p>gtg</text:p>
          </table:table-cell>
          <table:table-cell office:value-type="string" calcext:value-type="string">
            <text:p>tot</text:p>
          </table:table-cell>
          <table:table-cell/>
          <table:table-cell table:style-name="Default" office:value-type="string" calcext:value-type="string">
            <text:p>Val</text:p>
          </table:table-cell>
          <table:table-cell office:value-type="string" calcext:value-type="string">
            <text:p>gtt</text:p>
          </table:table-cell>
          <table:table-cell office:value-type="float" office:value="13866" calcext:value-type="float">
            <text:p>13866</text:p>
          </table:table-cell>
          <table:table-cell office:value-type="float" office:value="19102" calcext:value-type="float">
            <text:p>191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-IFN</text:p>
          </table:table-cell>
          <table:table-cell table:number-columns-repeated="2" table:style-name="Default" office:value-type="float" office:value="13866" calcext:value-type="float">
            <text:p>13866</text:p>
          </table:table-cell>
          <table:table-cell table:style-name="ce1" office:value-type="float" office:value="22499" calcext:value-type="float">
            <text:p>22499</text:p>
          </table:table-cell>
          <table:table-cell table:style-name="Default" office:value-type="float" office:value="41789" calcext:value-type="float">
            <text:p>41789</text:p>
          </table:table-cell>
          <table:table-cell table:formula="of:=SUM([.B114:.E114])" office:value-type="float" office:value="92020" calcext:value-type="float">
            <text:p>92020</text:p>
          </table:table-cell>
          <table:table-cell/>
          <table:table-cell table:style-name="Default" office:value-type="string" calcext:value-type="string">
            <text:p>Val</text:p>
          </table:table-cell>
          <table:table-cell office:value-type="string" calcext:value-type="string">
            <text:p>gtc</text:p>
          </table:table-cell>
          <table:table-cell office:value-type="float" office:value="13866" calcext:value-type="float">
            <text:p>13866</text:p>
          </table:table-cell>
          <table:table-cell office:value-type="float" office:value="19102" calcext:value-type="float">
            <text:p>191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+IFN</text:p>
          </table:table-cell>
          <table:table-cell table:number-columns-repeated="2" table:style-name="Default" office:value-type="float" office:value="19102" calcext:value-type="float">
            <text:p>19102</text:p>
          </table:table-cell>
          <table:table-cell table:style-name="ce1" office:value-type="float" office:value="28811" calcext:value-type="float">
            <text:p>28811</text:p>
          </table:table-cell>
          <table:table-cell table:style-name="Default" office:value-type="float" office:value="56809" calcext:value-type="float">
            <text:p>56809</text:p>
          </table:table-cell>
          <table:table-cell table:formula="of:=SUM([.B115:.E115])" office:value-type="float" office:value="123824" calcext:value-type="float">
            <text:p>123824</text:p>
          </table:table-cell>
          <table:table-cell/>
          <table:table-cell table:style-name="Default" office:value-type="string" calcext:value-type="string">
            <text:p>Val</text:p>
          </table:table-cell>
          <table:table-cell office:value-type="string" calcext:value-type="string">
            <text:p>gta</text:p>
          </table:table-cell>
          <table:table-cell office:value-type="float" office:value="22499" calcext:value-type="float">
            <text:p>22499</text:p>
          </table:table-cell>
          <table:table-cell office:value-type="float" office:value="28811" calcext:value-type="float">
            <text:p>288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</text:p>
          </table:table-cell>
          <table:table-cell table:formula="of:=SUM([.B114:.B115])" office:value-type="float" office:value="32968" calcext:value-type="float">
            <text:p>32968</text:p>
          </table:table-cell>
          <table:table-cell table:formula="of:=SUM([.C114:.C115])" office:value-type="float" office:value="32968" calcext:value-type="float">
            <text:p>32968</text:p>
          </table:table-cell>
          <table:table-cell table:style-name="ce1" table:formula="of:=SUM([.D114:.D115])" office:value-type="float" office:value="51310" calcext:value-type="float">
            <text:p>51310</text:p>
          </table:table-cell>
          <table:table-cell table:formula="of:=SUM([.E114:.E115])" office:value-type="float" office:value="98598" calcext:value-type="float">
            <text:p>98598</text:p>
          </table:table-cell>
          <table:table-cell table:formula="of:=SUM([.F114:.F115])" office:value-type="float" office:value="215844" calcext:value-type="float">
            <text:p>215844</text:p>
          </table:table-cell>
          <table:table-cell/>
          <table:table-cell table:style-name="Default" office:value-type="string" calcext:value-type="string">
            <text:p>Val</text:p>
          </table:table-cell>
          <table:table-cell office:value-type="string" calcext:value-type="string">
            <text:p>gtg</text:p>
          </table:table-cell>
          <table:table-cell office:value-type="float" office:value="41789" calcext:value-type="float">
            <text:p>41789</text:p>
          </table:table-cell>
          <table:table-cell office:value-type="float" office:value="56809" calcext:value-type="float">
            <text:p>568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pt</text:p>
          </table:table-cell>
          <table:table-cell table:formula="of:=([.B114]/([.F114]-[.B114]))/([.B115]/([.F115]-[.B115]))" office:value-type="float" office:value="0.972655557188383" calcext:value-type="float">
            <text:p>0.9726555572</text:p>
          </table:table-cell>
          <table:table-cell table:formula="of:=([.C114]/([.F114]-[.C114]))/([.C115]/([.F115]-[.C115]))" office:value-type="float" office:value="0.972655557188383" calcext:value-type="float">
            <text:p>0.9726555572</text:p>
          </table:table-cell>
          <table:table-cell table:style-name="ce1" table:formula="of:=([.D114]/([.F114]-[.D114]))/([.D115]/([.F115]-[.D115]))" office:value-type="float" office:value="1.06726410657517" calcext:value-type="float">
            <text:p>1.0672641066</text:p>
          </table:table-cell>
          <table:table-cell table:formula="of:=([.E114]/([.F114]-[.E114]))/([.E115]/([.F115]-[.E115]))" office:value-type="float" office:value="0.981397691157409" calcext:value-type="float">
            <text:p>0.98139769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stathigh</text:p>
          </table:table-cell>
          <table:table-cell table:formula="of:=([.B114]-(([.B116]/[.F116])*([.F114]/[.F116])*[.F116]))^2/(([.B116]/[.F116])*([.F114]/[.F116])*[.F116])" office:value-type="float" office:value="2.54497457556559" calcext:value-type="float">
            <text:p>2.5449745756</text:p>
          </table:table-cell>
          <table:table-cell table:formula="of:=([.C114]-(([.C116]/[.F116])*([.F114]/[.F116])*[.F116]))^2/(([.C116]/[.F116])*([.F114]/[.F116])*[.F116])" office:value-type="float" office:value="2.54497457556559" calcext:value-type="float">
            <text:p>2.5449745756</text:p>
          </table:table-cell>
          <table:table-cell table:style-name="ce1" table:formula="of:=([.D114]-(([.D116]/[.F116])*([.F114]/[.F116])*[.F116]))^2/(([.D116]/[.F116])*([.F114]/[.F116])*[.F116])" office:value-type="float" office:value="17.8111195113203" calcext:value-type="float">
            <text:p>17.8111195113</text:p>
          </table:table-cell>
          <table:table-cell table:formula="of:=([.E114]-(([.E116]/[.F116])*([.F114]/[.F116])*[.F116]))^2/(([.E116]/[.F116])*([.F114]/[.F116])*[.F116])" office:value-type="float" office:value="1.43886922218082" calcext:value-type="float">
            <text:p>1.43886922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statlow</text:p>
          </table:table-cell>
          <table:table-cell table:formula="of:=([.B115]-(([.B116]/[.F116])*([.F115]/[.F116])*[.F116]))^2/(([.B116]/[.F116])*([.F115]/[.F116])*[.F116])" office:value-type="float" office:value="1.89130185136602" calcext:value-type="float">
            <text:p>1.8913018514</text:p>
          </table:table-cell>
          <table:table-cell table:formula="of:=([.C115]-(([.C116]/[.F116])*([.F115]/[.F116])*[.F116]))^2/(([.C116]/[.F116])*([.F115]/[.F116])*[.F116])" office:value-type="float" office:value="1.89130185136602" calcext:value-type="float">
            <text:p>1.8913018514</text:p>
          </table:table-cell>
          <table:table-cell table:style-name="ce1" table:formula="of:=([.D115]-(([.D116]/[.F116])*([.F115]/[.F116])*[.F116]))^2/(([.D116]/[.F116])*([.F115]/[.F116])*[.F116])" office:value-type="float" office:value="13.2363614277661" calcext:value-type="float">
            <text:p>13.2363614278</text:p>
          </table:table-cell>
          <table:table-cell table:formula="of:=([.E115]-(([.E116]/[.F116])*([.F115]/[.F116])*[.F116]))^2/(([.E116]/[.F116])*([.F115]/[.F116])*[.F116])" office:value-type="float" office:value="1.06929792144559" calcext:value-type="float">
            <text:p>1.0692979214</text:p>
          </table:table-cell>
          <table:table-cell table:number-columns-repeated="17"/>
        </table:table-row>
        <table:table-row table:style-name="ro1">
          <table:table-cell table:number-columns-repeated="22"/>
        </table:table-row>
      </table:table>
      <table:table table:name="Sheet5" table:style-name="ta1">
        <table:table-column table:style-name="co2" table:number-columns-repeated="43" table:default-cell-style-name="Default"/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anticodon</text:p>
          </table:table-cell>
          <table:table-cell office:value-type="string" calcext:value-type="string">
            <text:p>AnoIFN</text:p>
          </table:table-cell>
          <table:table-cell office:value-type="string" calcext:value-type="string">
            <text:p>AIFN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noifn expected</text:p>
          </table:table-cell>
          <table:table-cell office:value-type="string" calcext:value-type="string">
            <text:p>aifn expected</text:p>
          </table:table-cell>
          <table:table-cell table:number-columns-repeated="8"/>
          <table:table-cell office:value-type="string" calcext:value-type="string">
            <text:p>DOF = 48</text:p>
          </table:table-cell>
          <table:table-cell table:number-columns-repeated="3"/>
          <table:table-cell office:value-type="string" calcext:value-type="string">
            <text:p>aa</text:p>
          </table:table-cell>
          <table:table-cell office:value-type="string" calcext:value-type="string">
            <text:p>anticodon</text:p>
          </table:table-cell>
          <table:table-cell office:value-type="string" calcext:value-type="string">
            <text:p>AnoIFN.Lib2</text:p>
          </table:table-cell>
          <table:table-cell office:value-type="string" calcext:value-type="string">
            <text:p>AIFN.Lib2</text:p>
          </table:table-cell>
          <table:table-cell office:value-type="string" calcext:value-type="string">
            <text:p>AnoIFN.Lib1</text:p>
          </table:table-cell>
          <table:table-cell office:value-type="string" calcext:value-type="string">
            <text:p>AIFN.Lib2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noIFN.Lib2</text:p>
          </table:table-cell>
          <table:table-cell office:value-type="string" calcext:value-type="string">
            <text:p>AIFN.Lib2</text:p>
          </table:table-cell>
          <table:table-cell office:value-type="string" calcext:value-type="string">
            <text:p>AnoIFN.Lib1</text:p>
          </table:table-cell>
          <table:table-cell office:value-type="string" calcext:value-type="string">
            <text:p>AIFN.Lib2</text:p>
          </table:table-cell>
          <table:table-cell table:number-columns-repeated="4"/>
          <table:table-cell office:value-type="string" calcext:value-type="string">
            <text:p>aa</text:p>
          </table:table-cell>
          <table:table-cell office:value-type="string" calcext:value-type="string">
            <text:p>anticodon</text:p>
          </table:table-cell>
          <table:table-cell office:value-type="string" calcext:value-type="string">
            <text:p>AnoIFN.Lib2</text:p>
          </table:table-cell>
          <table:table-cell office:value-type="string" calcext:value-type="string">
            <text:p>AIFN.Lib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a</text:p>
          </table:table-cell>
          <table:table-cell table:style-name="ce1" office:value-type="string" calcext:value-type="string">
            <text:p>(I)AGC</text:p>
          </table:table-cell>
          <table:table-cell office:value-type="float" office:value="41686" calcext:value-type="float">
            <text:p>41686</text:p>
          </table:table-cell>
          <table:table-cell office:value-type="float" office:value="56171" calcext:value-type="float">
            <text:p>56171</text:p>
          </table:table-cell>
          <table:table-cell table:formula="of:=SUM([.C2:.D2])" office:value-type="float" office:value="97857" calcext:value-type="float">
            <text:p>97857</text:p>
          </table:table-cell>
          <table:table-cell table:formula="of:=[.E2]*0.4375001774528" office:value-type="float" office:value="42812.4548649987" calcext:value-type="float">
            <text:p>42812.4548649987</text:p>
          </table:table-cell>
          <table:table-cell table:formula="of:=[.D2]*0.56249982" office:value-type="float" office:value="31596.17738922" calcext:value-type="float">
            <text:p>31596.17738922</text:p>
          </table:table-cell>
          <table:table-cell table:formula="of:=([.C2]-[.F2])^2/[.F2]" office:value-type="float" office:value="29.6385845399518" calcext:value-type="float">
            <text:p>29.63858454</text:p>
          </table:table-cell>
          <table:table-cell table:formula="of:=([.D2]-[.G2])^2/[.G2]" office:value-type="float" office:value="19113.7648998436" calcext:value-type="float">
            <text:p>19113.7648998436</text:p>
          </table:table-cell>
          <table:table-cell/>
          <table:table-cell office:value-type="string" calcext:value-type="string">
            <text:p>expected</text:p>
          </table:table-cell>
          <table:table-cell table:number-columns-repeated="8"/>
          <table:table-cell office:value-type="string" calcext:value-type="string">
            <text:p>Ala</text:p>
          </table:table-cell>
          <table:table-cell office:value-type="string" calcext:value-type="string">
            <text:p>(I)AGC</text:p>
          </table:table-cell>
          <table:table-cell office:value-type="float" office:value="435457" calcext:value-type="float">
            <text:p>435457</text:p>
          </table:table-cell>
          <table:table-cell office:value-type="float" office:value="405855" calcext:value-type="float">
            <text:p>405855</text:p>
          </table:table-cell>
          <table:table-cell office:value-type="float" office:value="41686" calcext:value-type="float">
            <text:p>41686</text:p>
          </table:table-cell>
          <table:table-cell office:value-type="float" office:value="56171" calcext:value-type="float">
            <text:p>56171</text:p>
          </table:table-cell>
          <table:table-cell table:formula="of:=SUM([.V2:.Y2])" office:value-type="float" office:value="939169" calcext:value-type="float">
            <text:p>939169</text:p>
          </table:table-cell>
          <table:table-cell table:formula="of:=[.V2]/[.V84]" office:value-type="float" office:value="853852.572912514" calcext:value-type="float">
            <text:p>853852.572912514</text:p>
          </table:table-cell>
          <table:table-cell table:formula="of:=[.W2]/0.44783594" office:value-type="float" office:value="906258.215899331" calcext:value-type="float">
            <text:p>906258.215899331</text:p>
          </table:table-cell>
          <table:table-cell table:formula="of:=[.X2]/0.01845078" office:value-type="float" office:value="2259308.278566" calcext:value-type="float">
            <text:p>2259308.278566</text:p>
          </table:table-cell>
          <table:table-cell table:formula="of:=[.Y2]/0.02372242" office:value-type="float" office:value="2367844.4273392" calcext:value-type="float">
            <text:p>2367844.4273392</text:p>
          </table:table-cell>
          <table:table-cell table:number-columns-repeated="4"/>
          <table:table-cell office:value-type="string" calcext:value-type="string">
            <text:p>Ala</text:p>
          </table:table-cell>
          <table:table-cell office:value-type="string" calcext:value-type="string">
            <text:p>(I)AGC</text:p>
          </table:table-cell>
          <table:table-cell office:value-type="float" office:value="435457" calcext:value-type="float">
            <text:p>435457</text:p>
          </table:table-cell>
          <table:table-cell office:value-type="float" office:value="405855" calcext:value-type="float">
            <text:p>405855</text:p>
          </table:table-cell>
          <table:table-cell table:formula="of:=SUM([.AK2:.AL2])" office:value-type="float" office:value="841312" calcext:value-type="float">
            <text:p>841312</text:p>
          </table:table-cell>
          <table:table-cell table:formula="of:=[.AK2]/0.5324458" office:value-type="float" office:value="817842.867762315" calcext:value-type="float">
            <text:p>817842.867762315</text:p>
          </table:table-cell>
          <table:table-cell table:formula="of:=[.AL2]/0.4675542" office:value-type="float" office:value="868038.400681675" calcext:value-type="float">
            <text:p>868038.400681675</text:p>
          </table:table-cell>
          <table:table-cell table:formula="of:=([.AK2]-[.AN2])^2/[.AN2]" office:value-type="float" office:value="178786.118492915" calcext:value-type="float">
            <text:p>178786.118492915</text:p>
          </table:table-cell>
          <table:table-cell table:formula="of:=([.AL2]-[.AO2])^2/[.AO2]" office:value-type="float" office:value="246087.610522675" calcext:value-type="float">
            <text:p>246087.610522675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table:style-name="ce1" office:value-type="string" calcext:value-type="string">
            <text:p>CGC</text:p>
          </table:table-cell>
          <table:table-cell office:value-type="float" office:value="10315" calcext:value-type="float">
            <text:p>10315</text:p>
          </table:table-cell>
          <table:table-cell office:value-type="float" office:value="14762" calcext:value-type="float">
            <text:p>14762</text:p>
          </table:table-cell>
          <table:table-cell table:formula="of:=SUM([.C3:.D3])" office:value-type="float" office:value="25077" calcext:value-type="float">
            <text:p>25077</text:p>
          </table:table-cell>
          <table:table-cell table:formula="of:=[.E3]*0.4375001774528" office:value-type="float" office:value="10971.1919499839" calcext:value-type="float">
            <text:p>10971.1919499839</text:p>
          </table:table-cell>
          <table:table-cell table:formula="of:=[.D3]*0.56249982" office:value-type="float" office:value="8303.62234284" calcext:value-type="float">
            <text:p>8303.62234284</text:p>
          </table:table-cell>
          <table:table-cell table:formula="of:=([.C3]-[.F3])^2/[.F3]" office:value-type="float" office:value="39.2471371558002" calcext:value-type="float">
            <text:p>39.2471371558</text:p>
          </table:table-cell>
          <table:table-cell table:formula="of:=([.D3]-[.G3])^2/[.G3]" office:value-type="float" office:value="5023.18629633602" calcext:value-type="float">
            <text:p>5023.186296336</text:p>
          </table:table-cell>
          <table:table-cell table:number-columns-repeated="10"/>
          <table:table-cell office:value-type="string" calcext:value-type="string">
            <text:p>Ala</text:p>
          </table:table-cell>
          <table:table-cell office:value-type="string" calcext:value-type="string">
            <text:p>CGC</text:p>
          </table:table-cell>
          <table:table-cell office:value-type="float" office:value="159119" calcext:value-type="float">
            <text:p>159119</text:p>
          </table:table-cell>
          <table:table-cell office:value-type="float" office:value="164798" calcext:value-type="float">
            <text:p>164798</text:p>
          </table:table-cell>
          <table:table-cell office:value-type="float" office:value="10315" calcext:value-type="float">
            <text:p>10315</text:p>
          </table:table-cell>
          <table:table-cell office:value-type="float" office:value="14762" calcext:value-type="float">
            <text:p>14762</text:p>
          </table:table-cell>
          <table:table-cell table:formula="of:=SUM([.V3:.Y3])" office:value-type="float" office:value="348994" calcext:value-type="float">
            <text:p>348994</text:p>
          </table:table-cell>
          <table:table-cell table:formula="of:=[.V3]/[.V84]" office:value-type="float" office:value="312003.636522702" calcext:value-type="float">
            <text:p>312003.636522702</text:p>
          </table:table-cell>
          <table:table-cell table:formula="of:=[.W3]/0.44783594" office:value-type="float" office:value="367987.437542418" calcext:value-type="float">
            <text:p>367987.437542418</text:p>
          </table:table-cell>
          <table:table-cell table:formula="of:=[.X3]/0.01845078" office:value-type="float" office:value="559054.955942242" calcext:value-type="float">
            <text:p>559054.955942242</text:p>
          </table:table-cell>
          <table:table-cell table:formula="of:=[.Y3]/0.02372242" office:value-type="float" office:value="622280.526185777" calcext:value-type="float">
            <text:p>622280.526185777</text:p>
          </table:table-cell>
          <table:table-cell table:number-columns-repeated="4"/>
          <table:table-cell office:value-type="string" calcext:value-type="string">
            <text:p>Ala</text:p>
          </table:table-cell>
          <table:table-cell office:value-type="string" calcext:value-type="string">
            <text:p>CGC</text:p>
          </table:table-cell>
          <table:table-cell office:value-type="float" office:value="159119" calcext:value-type="float">
            <text:p>159119</text:p>
          </table:table-cell>
          <table:table-cell office:value-type="float" office:value="164798" calcext:value-type="float">
            <text:p>164798</text:p>
          </table:table-cell>
          <table:table-cell table:formula="of:=SUM([.AK3:.AL3])" office:value-type="float" office:value="323917" calcext:value-type="float">
            <text:p>323917</text:p>
          </table:table-cell>
          <table:table-cell table:formula="of:=[.AK3]/0.5324458" office:value-type="float" office:value="298845.441169787" calcext:value-type="float">
            <text:p>298845.441169787</text:p>
          </table:table-cell>
          <table:table-cell table:formula="of:=[.AL3]/0.4675542" office:value-type="float" office:value="352468.227213016" calcext:value-type="float">
            <text:p>352468.227213016</text:p>
          </table:table-cell>
          <table:table-cell table:formula="of:=([.AK3]-[.AN3])^2/[.AN3]" office:value-type="float" office:value="65329.6844199867" calcext:value-type="float">
            <text:p>65329.6844199867</text:p>
          </table:table-cell>
          <table:table-cell table:formula="of:=([.AL3]-[.AO3])^2/[.AO3]" office:value-type="float" office:value="99924.2242646162" calcext:value-type="float">
            <text:p>99924.2242646162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table:style-name="ce1" office:value-type="string" calcext:value-type="string">
            <text:p>TGC</text:p>
          </table:table-cell>
          <table:table-cell office:value-type="float" office:value="19041" calcext:value-type="float">
            <text:p>19041</text:p>
          </table:table-cell>
          <table:table-cell office:value-type="float" office:value="24465" calcext:value-type="float">
            <text:p>24465</text:p>
          </table:table-cell>
          <table:table-cell table:formula="of:=SUM([.C4:.D4])" office:value-type="float" office:value="43506" calcext:value-type="float">
            <text:p>43506</text:p>
          </table:table-cell>
          <table:table-cell table:formula="of:=[.E4]*0.4375001774528" office:value-type="float" office:value="19033.8827202615" calcext:value-type="float">
            <text:p>19033.8827202615</text:p>
          </table:table-cell>
          <table:table-cell table:formula="of:=[.D4]*0.56249982" office:value-type="float" office:value="13761.5580963" calcext:value-type="float">
            <text:p>13761.5580963</text:p>
          </table:table-cell>
          <table:table-cell table:formula="of:=([.C4]-[.F4])^2/[.F4]" office:value-type="float" office:value="0.00266134196686471" calcext:value-type="float">
            <text:p>0.002661342</text:p>
          </table:table-cell>
          <table:table-cell table:formula="of:=([.D4]-[.G4])^2/[.G4]" office:value-type="float" office:value="8324.90534750446" calcext:value-type="float">
            <text:p>8324.9053475045</text:p>
          </table:table-cell>
          <table:table-cell table:number-columns-repeated="10"/>
          <table:table-cell office:value-type="string" calcext:value-type="string">
            <text:p>Ala</text:p>
          </table:table-cell>
          <table:table-cell office:value-type="string" calcext:value-type="string">
            <text:p>TGC</text:p>
          </table:table-cell>
          <table:table-cell office:value-type="float" office:value="387974" calcext:value-type="float">
            <text:p>387974</text:p>
          </table:table-cell>
          <table:table-cell office:value-type="float" office:value="345890" calcext:value-type="float">
            <text:p>345890</text:p>
          </table:table-cell>
          <table:table-cell office:value-type="float" office:value="19041" calcext:value-type="float">
            <text:p>19041</text:p>
          </table:table-cell>
          <table:table-cell office:value-type="float" office:value="24465" calcext:value-type="float">
            <text:p>24465</text:p>
          </table:table-cell>
          <table:table-cell table:formula="of:=SUM([.V4:.Y4])" office:value-type="float" office:value="777370" calcext:value-type="float">
            <text:p>777370</text:p>
          </table:table-cell>
          <table:table-cell table:formula="of:=[.V4]/[.V84]" office:value-type="float" office:value="760746.981040975" calcext:value-type="float">
            <text:p>760746.981040975</text:p>
          </table:table-cell>
          <table:table-cell table:formula="of:=[.W4]/0.44783594" office:value-type="float" office:value="772358.734763449" calcext:value-type="float">
            <text:p>772358.734763449</text:p>
          </table:table-cell>
          <table:table-cell table:formula="of:=[.X4]/0.01845078" office:value-type="float" office:value="1031988.89152654" calcext:value-type="float">
            <text:p>1031988.89152654</text:p>
          </table:table-cell>
          <table:table-cell table:formula="of:=[.Y4]/0.02372242" office:value-type="float" office:value="1031302.87719381" calcext:value-type="float">
            <text:p>1031302.87719381</text:p>
          </table:table-cell>
          <table:table-cell table:number-columns-repeated="4"/>
          <table:table-cell office:value-type="string" calcext:value-type="string">
            <text:p>Ala</text:p>
          </table:table-cell>
          <table:table-cell office:value-type="string" calcext:value-type="string">
            <text:p>TGC</text:p>
          </table:table-cell>
          <table:table-cell office:value-type="float" office:value="387974" calcext:value-type="float">
            <text:p>387974</text:p>
          </table:table-cell>
          <table:table-cell office:value-type="float" office:value="345890" calcext:value-type="float">
            <text:p>345890</text:p>
          </table:table-cell>
          <table:table-cell table:formula="of:=SUM([.AK4:.AL4])" office:value-type="float" office:value="733864" calcext:value-type="float">
            <text:p>733864</text:p>
          </table:table-cell>
          <table:table-cell table:formula="of:=[.AK4]/0.5324458" office:value-type="float" office:value="728663.837708927" calcext:value-type="float">
            <text:p>728663.837708927</text:p>
          </table:table-cell>
          <table:table-cell table:formula="of:=[.AL4]/0.4675542" office:value-type="float" office:value="739785.890063655" calcext:value-type="float">
            <text:p>739785.890063655</text:p>
          </table:table-cell>
          <table:table-cell table:formula="of:=([.AK4]-[.AN4])^2/[.AN4]" office:value-type="float" office:value="159290.964518127" calcext:value-type="float">
            <text:p>159290.964518127</text:p>
          </table:table-cell>
          <table:table-cell table:formula="of:=([.AL4]-[.AO4])^2/[.AO4]" office:value-type="float" office:value="209728.212301655" calcext:value-type="float">
            <text:p>209728.212301655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table:number-columns-repeated="3"/>
          <table:table-cell table:formula="of:=SUM([.C5:.D5])" office:value-type="float" office:value="0" calcext:value-type="float">
            <text:p>0</text:p>
          </table:table-cell>
          <table:table-cell table:formula="of:=[.E5]*0.4375001774528" office:value-type="float" office:value="0" calcext:value-type="float">
            <text:p>0</text:p>
          </table:table-cell>
          <table:table-cell table:formula="of:=[.D5]*0.56249982" office:value-type="float" office:value="0" calcext:value-type="float">
            <text:p>0</text:p>
          </table:table-cell>
          <table:table-cell table:formula="of:=([.C5]-[.F5])^2/[.F5]" office:value-type="string" office:string-value="" calcext:value-type="error">
            <text:p>#DIV/0!</text:p>
          </table:table-cell>
          <table:table-cell table:formula="of:=([.D5]-[.G5])^2/[.G5]" office:value-type="string" office:string-value="" calcext:value-type="error">
            <text:p>#DIV/0!</text:p>
          </table:table-cell>
          <table:table-cell table:number-columns-repeated="29"/>
          <table:table-cell table:formula="of:=SUM([.AK5:.AL5])" office:value-type="float" office:value="0" calcext:value-type="float">
            <text:p>0</text:p>
          </table:table-cell>
          <table:table-cell table:formula="of:=[.AK5]/0.5324458" office:value-type="float" office:value="0" calcext:value-type="float">
            <text:p>0</text:p>
          </table:table-cell>
          <table:table-cell table:formula="of:=[.AL5]/0.4675542" office:value-type="float" office:value="0" calcext:value-type="float">
            <text:p>0</text:p>
          </table:table-cell>
          <table:table-cell table:formula="of:=([.AK5]-[.AN5])^2/[.AN5]" office:value-type="string" office:string-value="" calcext:value-type="error">
            <text:p>#DIV/0!</text:p>
          </table:table-cell>
          <table:table-cell table:formula="of:=([.AL5]-[.AO5])^2/[.AO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C6:.D6])" office:value-type="float" office:value="0" calcext:value-type="float">
            <text:p>0</text:p>
          </table:table-cell>
          <table:table-cell table:formula="of:=[.E6]*0.4375001774528" office:value-type="float" office:value="0" calcext:value-type="float">
            <text:p>0</text:p>
          </table:table-cell>
          <table:table-cell table:formula="of:=[.D6]*0.56249982" office:value-type="float" office:value="0" calcext:value-type="float">
            <text:p>0</text:p>
          </table:table-cell>
          <table:table-cell table:formula="of:=([.C6]-[.F6])^2/[.F6]" office:value-type="string" office:string-value="" calcext:value-type="error">
            <text:p>#DIV/0!</text:p>
          </table:table-cell>
          <table:table-cell table:formula="of:=([.D6]-[.G6])^2/[.G6]" office:value-type="string" office:string-value="" calcext:value-type="error">
            <text:p>#DIV/0!</text:p>
          </table:table-cell>
          <table:table-cell/>
          <table:table-cell office:value-type="float" office:value="0.5624998225472" calcext:value-type="float">
            <text:p>0.5624998225</text:p>
          </table:table-cell>
          <table:table-cell table:number-columns-repeated="27"/>
          <table:table-cell table:formula="of:=SUM([.AK6:.AL6])" office:value-type="float" office:value="0" calcext:value-type="float">
            <text:p>0</text:p>
          </table:table-cell>
          <table:table-cell table:formula="of:=[.AK6]/0.5324458" office:value-type="float" office:value="0" calcext:value-type="float">
            <text:p>0</text:p>
          </table:table-cell>
          <table:table-cell table:formula="of:=[.AL6]/0.4675542" office:value-type="float" office:value="0" calcext:value-type="float">
            <text:p>0</text:p>
          </table:table-cell>
          <table:table-cell table:formula="of:=([.AK6]-[.AN6])^2/[.AN6]" office:value-type="string" office:string-value="" calcext:value-type="error">
            <text:p>#DIV/0!</text:p>
          </table:table-cell>
          <table:table-cell table:formula="of:=([.AL6]-[.AO6])^2/[.AO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table:style-name="ce1" office:value-type="string" calcext:value-type="string">
            <text:p>(I)ACG</text:p>
          </table:table-cell>
          <table:table-cell office:value-type="float" office:value="688" calcext:value-type="float">
            <text:p>688</text:p>
          </table:table-cell>
          <table:table-cell office:value-type="float" office:value="805" calcext:value-type="float">
            <text:p>805</text:p>
          </table:table-cell>
          <table:table-cell table:formula="of:=SUM([.C7:.D7])" office:value-type="float" office:value="1493" calcext:value-type="float">
            <text:p>1493</text:p>
          </table:table-cell>
          <table:table-cell table:formula="of:=[.E7]*0.4375001774528" office:value-type="float" office:value="653.187764937031" calcext:value-type="float">
            <text:p>653.187764937</text:p>
          </table:table-cell>
          <table:table-cell table:formula="of:=[.D7]*0.56249982" office:value-type="float" office:value="452.8123551" calcext:value-type="float">
            <text:p>452.8123551</text:p>
          </table:table-cell>
          <table:table-cell table:formula="of:=([.C7]-[.F7])^2/[.F7]" office:value-type="float" office:value="1.85534967911757" calcext:value-type="float">
            <text:p>1.8553496791</text:p>
          </table:table-cell>
          <table:table-cell table:formula="of:=([.D7]-[.G7])^2/[.G7]" office:value-type="float" office:value="273.923924166813" calcext:value-type="float">
            <text:p>273.9239241668</text:p>
          </table:table-cell>
          <table:table-cell table:number-columns-repeated="2"/>
          <table:table-cell office:value-type="float" office:value="0.4375001774528" calcext:value-type="float">
            <text:p>0.4375001775</text:p>
          </table:table-cell>
          <table:table-cell table:number-columns-repeated="7"/>
          <table:table-cell office:value-type="string" calcext:value-type="string">
            <text:p>Arg</text:p>
          </table:table-cell>
          <table:table-cell office:value-type="string" calcext:value-type="string">
            <text:p>(I)ACG</text:p>
          </table:table-cell>
          <table:table-cell office:value-type="float" office:value="30198" calcext:value-type="float">
            <text:p>30198</text:p>
          </table:table-cell>
          <table:table-cell office:value-type="float" office:value="24272" calcext:value-type="float">
            <text:p>24272</text:p>
          </table:table-cell>
          <table:table-cell office:value-type="float" office:value="688" calcext:value-type="float">
            <text:p>688</text:p>
          </table:table-cell>
          <table:table-cell office:value-type="float" office:value="805" calcext:value-type="float">
            <text:p>805</text:p>
          </table:table-cell>
          <table:table-cell table:formula="of:=SUM([.V7:.Y7])" office:value-type="float" office:value="55963" calcext:value-type="float">
            <text:p>55963</text:p>
          </table:table-cell>
          <table:table-cell table:formula="of:=[.V7]/[.V84]" office:value-type="float" office:value="59212.8269767442" calcext:value-type="float">
            <text:p>59212.8269767442</text:p>
          </table:table-cell>
          <table:table-cell table:formula="of:=[.W7]/0.44783594" office:value-type="float" office:value="54198.4191800238" calcext:value-type="float">
            <text:p>54198.4191800238</text:p>
          </table:table-cell>
          <table:table-cell table:formula="of:=[.X7]/0.01845078" office:value-type="float" office:value="37288.3964797152" calcext:value-type="float">
            <text:p>37288.3964797152</text:p>
          </table:table-cell>
          <table:table-cell table:formula="of:=[.Y7]/0.02372242" office:value-type="float" office:value="33934.1433125288" calcext:value-type="float">
            <text:p>33934.1433125288</text:p>
          </table:table-cell>
          <table:table-cell table:number-columns-repeated="4"/>
          <table:table-cell office:value-type="string" calcext:value-type="string">
            <text:p>Arg</text:p>
          </table:table-cell>
          <table:table-cell office:value-type="string" calcext:value-type="string">
            <text:p>(I)ACG</text:p>
          </table:table-cell>
          <table:table-cell office:value-type="float" office:value="30198" calcext:value-type="float">
            <text:p>30198</text:p>
          </table:table-cell>
          <table:table-cell office:value-type="float" office:value="24272" calcext:value-type="float">
            <text:p>24272</text:p>
          </table:table-cell>
          <table:table-cell table:formula="of:=SUM([.AK7:.AL7])" office:value-type="float" office:value="54470" calcext:value-type="float">
            <text:p>54470</text:p>
          </table:table-cell>
          <table:table-cell table:formula="of:=[.AK7]/0.5324458" office:value-type="float" office:value="56715.6319009372" calcext:value-type="float">
            <text:p>56715.6319009372</text:p>
          </table:table-cell>
          <table:table-cell table:formula="of:=[.AL7]/0.4675542" office:value-type="float" office:value="51912.6980358641" calcext:value-type="float">
            <text:p>51912.6980358641</text:p>
          </table:table-cell>
          <table:table-cell table:formula="of:=([.AK7]-[.AN7])^2/[.AN7]" office:value-type="float" office:value="12398.4301693372" calcext:value-type="float">
            <text:p>12398.4301693372</text:p>
          </table:table-cell>
          <table:table-cell table:formula="of:=([.AL7]-[.AO7])^2/[.AO7]" office:value-type="float" office:value="14717.1735782641" calcext:value-type="float">
            <text:p>14717.1735782641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table:style-name="ce1" office:value-type="string" calcext:value-type="string">
            <text:p>CCG</text:p>
          </table:table-cell>
          <table:table-cell office:value-type="float" office:value="2106" calcext:value-type="float">
            <text:p>2106</text:p>
          </table:table-cell>
          <table:table-cell office:value-type="float" office:value="2683" calcext:value-type="float">
            <text:p>2683</text:p>
          </table:table-cell>
          <table:table-cell table:formula="of:=SUM([.C8:.D8])" office:value-type="float" office:value="4789" calcext:value-type="float">
            <text:p>4789</text:p>
          </table:table-cell>
          <table:table-cell table:formula="of:=[.E8]*0.4375001774528" office:value-type="float" office:value="2095.18834982146" calcext:value-type="float">
            <text:p>2095.1883498215</text:p>
          </table:table-cell>
          <table:table-cell table:formula="of:=[.D8]*0.56249982" office:value-type="float" office:value="1509.18701706" calcext:value-type="float">
            <text:p>1509.18701706</text:p>
          </table:table-cell>
          <table:table-cell table:formula="of:=([.C8]-[.F8])^2/[.F8]" office:value-type="float" office:value="0.0557905830247198" calcext:value-type="float">
            <text:p>0.055790583</text:p>
          </table:table-cell>
          <table:table-cell table:formula="of:=([.D8]-[.G8])^2/[.G8]" office:value-type="float" office:value="912.966321167155" calcext:value-type="float">
            <text:p>912.9663211672</text:p>
          </table:table-cell>
          <table:table-cell table:number-columns-repeated="2"/>
          <table:table-cell table:formula="of:=[.L7]*[.E81]" office:value-type="float" office:value="462271" calcext:value-type="float">
            <text:p>462271</text:p>
          </table:table-cell>
          <table:table-cell table:formula="of:=[.M7]*[.F81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Arg</text:p>
          </table:table-cell>
          <table:table-cell office:value-type="string" calcext:value-type="string">
            <text:p>CCG</text:p>
          </table:table-cell>
          <table:table-cell office:value-type="float" office:value="81521" calcext:value-type="float">
            <text:p>81521</text:p>
          </table:table-cell>
          <table:table-cell office:value-type="float" office:value="62495" calcext:value-type="float">
            <text:p>62495</text:p>
          </table:table-cell>
          <table:table-cell office:value-type="float" office:value="2106" calcext:value-type="float">
            <text:p>2106</text:p>
          </table:table-cell>
          <table:table-cell office:value-type="float" office:value="2683" calcext:value-type="float">
            <text:p>2683</text:p>
          </table:table-cell>
          <table:table-cell table:formula="of:=SUM([.V8:.Y8])" office:value-type="float" office:value="148805" calcext:value-type="float">
            <text:p>148805</text:p>
          </table:table-cell>
          <table:table-cell table:formula="of:=[.V8]/[.V84]" office:value-type="float" office:value="159847.965692137" calcext:value-type="float">
            <text:p>159847.965692137</text:p>
          </table:table-cell>
          <table:table-cell table:formula="of:=[.W8]/0.44783594" office:value-type="float" office:value="139548.871401433" calcext:value-type="float">
            <text:p>139548.871401433</text:p>
          </table:table-cell>
          <table:table-cell table:formula="of:=[.X8]/0.01845078" office:value-type="float" office:value="114141.515968431" calcext:value-type="float">
            <text:p>114141.515968431</text:p>
          </table:table-cell>
          <table:table-cell table:formula="of:=[.Y8]/0.02372242" office:value-type="float" office:value="113099.759636664" calcext:value-type="float">
            <text:p>113099.759636664</text:p>
          </table:table-cell>
          <table:table-cell table:number-columns-repeated="4"/>
          <table:table-cell office:value-type="string" calcext:value-type="string">
            <text:p>Arg</text:p>
          </table:table-cell>
          <table:table-cell office:value-type="string" calcext:value-type="string">
            <text:p>CCG</text:p>
          </table:table-cell>
          <table:table-cell office:value-type="float" office:value="81521" calcext:value-type="float">
            <text:p>81521</text:p>
          </table:table-cell>
          <table:table-cell office:value-type="float" office:value="62495" calcext:value-type="float">
            <text:p>62495</text:p>
          </table:table-cell>
          <table:table-cell table:formula="of:=SUM([.AK8:.AL8])" office:value-type="float" office:value="144016" calcext:value-type="float">
            <text:p>144016</text:p>
          </table:table-cell>
          <table:table-cell table:formula="of:=[.AK8]/0.5324458" office:value-type="float" office:value="153106.663626608" calcext:value-type="float">
            <text:p>153106.663626608</text:p>
          </table:table-cell>
          <table:table-cell table:formula="of:=[.AL8]/0.4675542" office:value-type="float" office:value="133663.647979208" calcext:value-type="float">
            <text:p>133663.647979208</text:p>
          </table:table-cell>
          <table:table-cell table:formula="of:=([.AK8]-[.AN8])^2/[.AN8]" office:value-type="float" office:value="33470.1776884076" calcext:value-type="float">
            <text:p>33470.1776884076</text:p>
          </table:table-cell>
          <table:table-cell table:formula="of:=([.AL8]-[.AO8])^2/[.AO8]" office:value-type="float" office:value="37893.4477082075" calcext:value-type="float">
            <text:p>37893.447708207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table:style-name="ce1" office:value-type="string" calcext:value-type="string">
            <text:p>CCT</text:p>
          </table:table-cell>
          <table:table-cell office:value-type="float" office:value="13163" calcext:value-type="float">
            <text:p>13163</text:p>
          </table:table-cell>
          <table:table-cell office:value-type="float" office:value="15156" calcext:value-type="float">
            <text:p>15156</text:p>
          </table:table-cell>
          <table:table-cell table:formula="of:=SUM([.C9:.D9])" office:value-type="float" office:value="28319" calcext:value-type="float">
            <text:p>28319</text:p>
          </table:table-cell>
          <table:table-cell table:formula="of:=[.E9]*0.4375001774528" office:value-type="float" office:value="12389.5675252858" calcext:value-type="float">
            <text:p>12389.5675252858</text:p>
          </table:table-cell>
          <table:table-cell table:formula="of:=[.D9]*0.56249982" office:value-type="float" office:value="8525.24727192" calcext:value-type="float">
            <text:p>8525.24727192</text:p>
          </table:table-cell>
          <table:table-cell table:formula="of:=([.C9]-[.F9])^2/[.F9]" office:value-type="float" office:value="48.2823788418444" calcext:value-type="float">
            <text:p>48.2823788418</text:p>
          </table:table-cell>
          <table:table-cell table:formula="of:=([.D9]-[.G9])^2/[.G9]" office:value-type="float" office:value="5157.25589400276" calcext:value-type="float">
            <text:p>5157.2558940028</text:p>
          </table:table-cell>
          <table:table-cell table:number-columns-repeated="10"/>
          <table:table-cell office:value-type="string" calcext:value-type="string">
            <text:p>Arg</text:p>
          </table:table-cell>
          <table:table-cell office:value-type="string" calcext:value-type="string">
            <text:p>CCT</text:p>
          </table:table-cell>
          <table:table-cell office:value-type="float" office:value="408176" calcext:value-type="float">
            <text:p>408176</text:p>
          </table:table-cell>
          <table:table-cell office:value-type="float" office:value="307942" calcext:value-type="float">
            <text:p>307942</text:p>
          </table:table-cell>
          <table:table-cell office:value-type="float" office:value="13163" calcext:value-type="float">
            <text:p>13163</text:p>
          </table:table-cell>
          <table:table-cell office:value-type="float" office:value="15156" calcext:value-type="float">
            <text:p>15156</text:p>
          </table:table-cell>
          <table:table-cell table:formula="of:=SUM([.V9:.Y9])" office:value-type="float" office:value="744437" calcext:value-type="float">
            <text:p>744437</text:p>
          </table:table-cell>
          <table:table-cell table:formula="of:=[.V9]/[.V84]" office:value-type="float" office:value="800359.456389812" calcext:value-type="float">
            <text:p>800359.456389812</text:p>
          </table:table-cell>
          <table:table-cell table:formula="of:=[.W9]/0.44783594" office:value-type="float" office:value="687622.346701339" calcext:value-type="float">
            <text:p>687622.346701339</text:p>
          </table:table-cell>
          <table:table-cell table:formula="of:=[.X9]/0.01845078" office:value-type="float" office:value="713411.57392804" calcext:value-type="float">
            <text:p>713411.57392804</text:p>
          </table:table-cell>
          <table:table-cell table:formula="of:=[.Y9]/0.02372242" office:value-type="float" office:value="638889.287012033" calcext:value-type="float">
            <text:p>638889.287012033</text:p>
          </table:table-cell>
          <table:table-cell table:number-columns-repeated="4"/>
          <table:table-cell office:value-type="string" calcext:value-type="string">
            <text:p>Arg</text:p>
          </table:table-cell>
          <table:table-cell office:value-type="string" calcext:value-type="string">
            <text:p>CCT</text:p>
          </table:table-cell>
          <table:table-cell office:value-type="float" office:value="408176" calcext:value-type="float">
            <text:p>408176</text:p>
          </table:table-cell>
          <table:table-cell office:value-type="float" office:value="307942" calcext:value-type="float">
            <text:p>307942</text:p>
          </table:table-cell>
          <table:table-cell table:formula="of:=SUM([.AK9:.AL9])" office:value-type="float" office:value="716118" calcext:value-type="float">
            <text:p>716118</text:p>
          </table:table-cell>
          <table:table-cell table:formula="of:=[.AK9]/0.5324458" office:value-type="float" office:value="766605.727756703" calcext:value-type="float">
            <text:p>766605.727756703</text:p>
          </table:table-cell>
          <table:table-cell table:formula="of:=[.AL9]/0.4675542" office:value-type="float" office:value="658623.107224788" calcext:value-type="float">
            <text:p>658623.107224788</text:p>
          </table:table-cell>
          <table:table-cell table:formula="of:=([.AK9]-[.AN9])^2/[.AN9]" office:value-type="float" office:value="167585.324617503" calcext:value-type="float">
            <text:p>167585.324617503</text:p>
          </table:table-cell>
          <table:table-cell table:formula="of:=([.AL9]-[.AO9])^2/[.AO9]" office:value-type="float" office:value="186718.682681188" calcext:value-type="float">
            <text:p>186718.682681188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table:style-name="ce1" office:value-type="string" calcext:value-type="string">
            <text:p>TCG</text:p>
          </table:table-cell>
          <table:table-cell office:value-type="float" office:value="1068" calcext:value-type="float">
            <text:p>1068</text:p>
          </table:table-cell>
          <table:table-cell office:value-type="float" office:value="1492" calcext:value-type="float">
            <text:p>1492</text:p>
          </table:table-cell>
          <table:table-cell table:formula="of:=SUM([.C10:.D10])" office:value-type="float" office:value="2560" calcext:value-type="float">
            <text:p>2560</text:p>
          </table:table-cell>
          <table:table-cell table:formula="of:=[.E10]*0.4375001774528" office:value-type="float" office:value="1120.00045427917" calcext:value-type="float">
            <text:p>1120.0004542792</text:p>
          </table:table-cell>
          <table:table-cell table:formula="of:=[.D10]*0.56249982" office:value-type="float" office:value="839.24973144" calcext:value-type="float">
            <text:p>839.24973144</text:p>
          </table:table-cell>
          <table:table-cell table:formula="of:=([.C10]-[.F10])^2/[.F10]" office:value-type="float" office:value="2.41432691826913" calcext:value-type="float">
            <text:p>2.4143269183</text:p>
          </table:table-cell>
          <table:table-cell table:formula="of:=([.D10]-[.G10])^2/[.G10]" office:value-type="float" office:value="507.695024666938" calcext:value-type="float">
            <text:p>507.6950246669</text:p>
          </table:table-cell>
          <table:table-cell table:number-columns-repeated="10"/>
          <table:table-cell office:value-type="string" calcext:value-type="string">
            <text:p>Arg</text:p>
          </table:table-cell>
          <table:table-cell office:value-type="string" calcext:value-type="string">
            <text:p>TCG</text:p>
          </table:table-cell>
          <table:table-cell office:value-type="float" office:value="41012" calcext:value-type="float">
            <text:p>41012</text:p>
          </table:table-cell>
          <table:table-cell office:value-type="float" office:value="34566" calcext:value-type="float">
            <text:p>34566</text:p>
          </table:table-cell>
          <table:table-cell office:value-type="float" office:value="1068" calcext:value-type="float">
            <text:p>1068</text:p>
          </table:table-cell>
          <table:table-cell office:value-type="float" office:value="1492" calcext:value-type="float">
            <text:p>1492</text:p>
          </table:table-cell>
          <table:table-cell table:formula="of:=SUM([.V10:.Y10])" office:value-type="float" office:value="78138" calcext:value-type="float">
            <text:p>78138</text:p>
          </table:table-cell>
          <table:table-cell table:formula="of:=[.V10]/0.50999085" office:value-type="float" office:value="80417.1290524134" calcext:value-type="float">
            <text:p>80417.1290524134</text:p>
          </table:table-cell>
          <table:table-cell table:formula="of:=[.W10]/0.44783594" office:value-type="float" office:value="77184.5153830217" calcext:value-type="float">
            <text:p>77184.5153830217</text:p>
          </table:table-cell>
          <table:table-cell table:formula="of:=[.X10]/0.01845078" office:value-type="float" office:value="57883.7317446742" calcext:value-type="float">
            <text:p>57883.7317446742</text:p>
          </table:table-cell>
          <table:table-cell table:formula="of:=[.Y10]/0.02372242" office:value-type="float" office:value="62894.0892202398" calcext:value-type="float">
            <text:p>62894.0892202398</text:p>
          </table:table-cell>
          <table:table-cell table:number-columns-repeated="4"/>
          <table:table-cell office:value-type="string" calcext:value-type="string">
            <text:p>Arg</text:p>
          </table:table-cell>
          <table:table-cell office:value-type="string" calcext:value-type="string">
            <text:p>TCG</text:p>
          </table:table-cell>
          <table:table-cell office:value-type="float" office:value="41012" calcext:value-type="float">
            <text:p>41012</text:p>
          </table:table-cell>
          <table:table-cell office:value-type="float" office:value="34566" calcext:value-type="float">
            <text:p>34566</text:p>
          </table:table-cell>
          <table:table-cell table:formula="of:=SUM([.AK10:.AL10])" office:value-type="float" office:value="75578" calcext:value-type="float">
            <text:p>75578</text:p>
          </table:table-cell>
          <table:table-cell table:formula="of:=[.AK10]/0.5324458" office:value-type="float" office:value="77025.6803603296" calcext:value-type="float">
            <text:p>77025.6803603296</text:p>
          </table:table-cell>
          <table:table-cell table:formula="of:=[.AL10]/0.4675542" office:value-type="float" office:value="73929.3968485365" calcext:value-type="float">
            <text:p>73929.3968485365</text:p>
          </table:table-cell>
          <table:table-cell table:formula="of:=([.AK10]-[.AN10])^2/[.AN10]" office:value-type="float" office:value="16838.3475099296" calcext:value-type="float">
            <text:p>16838.3475099296</text:p>
          </table:table-cell>
          <table:table-cell table:formula="of:=([.AL10]-[.AO10])^2/[.AO10]" office:value-type="float" office:value="20958.8753257365" calcext:value-type="float">
            <text:p>20958.875325736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table:style-name="ce1" office:value-type="string" calcext:value-type="string">
            <text:p>TCT</text:p>
          </table:table-cell>
          <table:table-cell office:value-type="float" office:value="1124" calcext:value-type="float">
            <text:p>1124</text:p>
          </table:table-cell>
          <table:table-cell office:value-type="float" office:value="915" calcext:value-type="float">
            <text:p>915</text:p>
          </table:table-cell>
          <table:table-cell table:formula="of:=SUM([.C11:.D11])" office:value-type="float" office:value="2039" calcext:value-type="float">
            <text:p>2039</text:p>
          </table:table-cell>
          <table:table-cell table:formula="of:=[.E11]*0.4375001774528" office:value-type="float" office:value="892.062861826259" calcext:value-type="float">
            <text:p>892.0628618263</text:p>
          </table:table-cell>
          <table:table-cell table:formula="of:=[.D11]*0.56249982" office:value-type="float" office:value="514.6873353" calcext:value-type="float">
            <text:p>514.6873353</text:p>
          </table:table-cell>
          <table:table-cell table:formula="of:=([.C11]-[.F11])^2/[.F11]" office:value-type="float" office:value="60.303862391597" calcext:value-type="float">
            <text:p>60.3038623916</text:p>
          </table:table-cell>
          <table:table-cell table:formula="of:=([.D11]-[.G11])^2/[.G11]" office:value-type="float" office:value="311.354522500167" calcext:value-type="float">
            <text:p>311.3545225002</text:p>
          </table:table-cell>
          <table:table-cell table:number-columns-repeated="10"/>
          <table:table-cell office:value-type="string" calcext:value-type="string">
            <text:p>Arg</text:p>
          </table:table-cell>
          <table:table-cell office:value-type="string" calcext:value-type="string">
            <text:p>TCT</text:p>
          </table:table-cell>
          <table:table-cell office:value-type="float" office:value="43934" calcext:value-type="float">
            <text:p>43934</text:p>
          </table:table-cell>
          <table:table-cell office:value-type="float" office:value="26299" calcext:value-type="float">
            <text:p>26299</text:p>
          </table:table-cell>
          <table:table-cell office:value-type="float" office:value="1124" calcext:value-type="float">
            <text:p>1124</text:p>
          </table:table-cell>
          <table:table-cell office:value-type="float" office:value="915" calcext:value-type="float">
            <text:p>915</text:p>
          </table:table-cell>
          <table:table-cell table:formula="of:=SUM([.V11:.Y11])" office:value-type="float" office:value="72272" calcext:value-type="float">
            <text:p>72272</text:p>
          </table:table-cell>
          <table:table-cell table:formula="of:=[.V11]/0.50999085" office:value-type="float" office:value="86146.6436113511" calcext:value-type="float">
            <text:p>86146.6436113511</text:p>
          </table:table-cell>
          <table:table-cell table:formula="of:=[.W11]/0.44783594" office:value-type="float" office:value="58724.6302742027" calcext:value-type="float">
            <text:p>58724.6302742027</text:p>
          </table:table-cell>
          <table:table-cell table:formula="of:=[.X11]/0.01845078" office:value-type="float" office:value="60918.8337837208" calcext:value-type="float">
            <text:p>60918.8337837208</text:p>
          </table:table-cell>
          <table:table-cell table:formula="of:=[.Y11]/0.02372242" office:value-type="float" office:value="38571.1069949862" calcext:value-type="float">
            <text:p>38571.1069949862</text:p>
          </table:table-cell>
          <table:table-cell table:number-columns-repeated="4"/>
          <table:table-cell office:value-type="string" calcext:value-type="string">
            <text:p>Arg</text:p>
          </table:table-cell>
          <table:table-cell office:value-type="string" calcext:value-type="string">
            <text:p>TCT</text:p>
          </table:table-cell>
          <table:table-cell office:value-type="float" office:value="43934" calcext:value-type="float">
            <text:p>43934</text:p>
          </table:table-cell>
          <table:table-cell office:value-type="float" office:value="26299" calcext:value-type="float">
            <text:p>26299</text:p>
          </table:table-cell>
          <table:table-cell table:formula="of:=SUM([.AK11:.AL11])" office:value-type="float" office:value="70233" calcext:value-type="float">
            <text:p>70233</text:p>
          </table:table-cell>
          <table:table-cell table:formula="of:=[.AK11]/0.5324458" office:value-type="float" office:value="82513.5628828324" calcext:value-type="float">
            <text:p>82513.5628828324</text:p>
          </table:table-cell>
          <table:table-cell table:formula="of:=[.AL11]/0.4675542" office:value-type="float" office:value="56248.0242932263" calcext:value-type="float">
            <text:p>56248.0242932263</text:p>
          </table:table-cell>
          <table:table-cell table:formula="of:=([.AK11]-[.AN11])^2/[.AN11]" office:value-type="float" office:value="18038.0366600324" calcext:value-type="float">
            <text:p>18038.0366600324</text:p>
          </table:table-cell>
          <table:table-cell table:formula="of:=([.AL11]-[.AO11])^2/[.AO11]" office:value-type="float" office:value="15946.2321990263" calcext:value-type="float">
            <text:p>15946.2321990263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table:number-columns-repeated="3"/>
          <table:table-cell table:formula="of:=SUM([.C12:.D12])" office:value-type="float" office:value="0" calcext:value-type="float">
            <text:p>0</text:p>
          </table:table-cell>
          <table:table-cell table:formula="of:=[.E12]*0.4375001774528" office:value-type="float" office:value="0" calcext:value-type="float">
            <text:p>0</text:p>
          </table:table-cell>
          <table:table-cell table:formula="of:=[.D12]*0.56249982" office:value-type="float" office:value="0" calcext:value-type="float">
            <text:p>0</text:p>
          </table:table-cell>
          <table:table-cell table:formula="of:=([.C12]-[.F12])^2/[.F12]" office:value-type="string" office:string-value="" calcext:value-type="error">
            <text:p>#DIV/0!</text:p>
          </table:table-cell>
          <table:table-cell table:formula="of:=([.D12]-[.G12])^2/[.G12]" office:value-type="string" office:string-value="" calcext:value-type="error">
            <text:p>#DIV/0!</text:p>
          </table:table-cell>
          <table:table-cell table:number-columns-repeated="29"/>
          <table:table-cell table:formula="of:=SUM([.AK12:.AL12])" office:value-type="float" office:value="0" calcext:value-type="float">
            <text:p>0</text:p>
          </table:table-cell>
          <table:table-cell table:formula="of:=[.AK12]/0.5324458" office:value-type="float" office:value="0" calcext:value-type="float">
            <text:p>0</text:p>
          </table:table-cell>
          <table:table-cell table:formula="of:=[.AL12]/0.4675542" office:value-type="float" office:value="0" calcext:value-type="float">
            <text:p>0</text:p>
          </table:table-cell>
          <table:table-cell table:formula="of:=([.AK12]-[.AN12])^2/[.AN12]" office:value-type="string" office:string-value="" calcext:value-type="error">
            <text:p>#DIV/0!</text:p>
          </table:table-cell>
          <table:table-cell table:formula="of:=([.AL12]-[.AO12])^2/[.AO1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C13:.D13])" office:value-type="float" office:value="0" calcext:value-type="float">
            <text:p>0</text:p>
          </table:table-cell>
          <table:table-cell table:formula="of:=[.E13]*0.4375001774528" office:value-type="float" office:value="0" calcext:value-type="float">
            <text:p>0</text:p>
          </table:table-cell>
          <table:table-cell table:formula="of:=[.D13]*0.56249982" office:value-type="float" office:value="0" calcext:value-type="float">
            <text:p>0</text:p>
          </table:table-cell>
          <table:table-cell table:formula="of:=([.C13]-[.F13])^2/[.F13]" office:value-type="string" office:string-value="" calcext:value-type="error">
            <text:p>#DIV/0!</text:p>
          </table:table-cell>
          <table:table-cell table:formula="of:=([.D13]-[.G13])^2/[.G13]" office:value-type="string" office:string-value="" calcext:value-type="error">
            <text:p>#DIV/0!</text:p>
          </table:table-cell>
          <table:table-cell table:number-columns-repeated="29"/>
          <table:table-cell table:formula="of:=SUM([.AK13:.AL13])" office:value-type="float" office:value="0" calcext:value-type="float">
            <text:p>0</text:p>
          </table:table-cell>
          <table:table-cell table:formula="of:=[.AK13]/0.5324458" office:value-type="float" office:value="0" calcext:value-type="float">
            <text:p>0</text:p>
          </table:table-cell>
          <table:table-cell table:formula="of:=[.AL13]/0.4675542" office:value-type="float" office:value="0" calcext:value-type="float">
            <text:p>0</text:p>
          </table:table-cell>
          <table:table-cell table:formula="of:=([.AK13]-[.AN13])^2/[.AN13]" office:value-type="string" office:string-value="" calcext:value-type="error">
            <text:p>#DIV/0!</text:p>
          </table:table-cell>
          <table:table-cell table:formula="of:=([.AL13]-[.AO13])^2/[.AO1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string" calcext:value-type="string">
            <text:p>AT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4:.D14])" office:value-type="float" office:value="0" calcext:value-type="float">
            <text:p>0</text:p>
          </table:table-cell>
          <table:table-cell table:formula="of:=[.E14]*0.4375001774528" office:value-type="float" office:value="0" calcext:value-type="float">
            <text:p>0</text:p>
          </table:table-cell>
          <table:table-cell table:formula="of:=[.D14]*0.56249982" office:value-type="float" office:value="0" calcext:value-type="float">
            <text:p>0</text:p>
          </table:table-cell>
          <table:table-cell table:formula="of:=([.C14]-[.F14])^2/[.F14]" office:value-type="string" office:string-value="" calcext:value-type="error">
            <text:p>#DIV/0!</text:p>
          </table:table-cell>
          <table:table-cell table:formula="of:=([.D14]-[.G14])^2/[.G14]" office:value-type="string" office:string-value="" calcext:value-type="error">
            <text:p>#DIV/0!</text:p>
          </table:table-cell>
          <table:table-cell table:number-columns-repeated="10"/>
          <table:table-cell office:value-type="string" calcext:value-type="string">
            <text:p>Asn</text:p>
          </table:table-cell>
          <table:table-cell office:value-type="string" calcext:value-type="string">
            <text:p>ATT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V14:.Y14])" office:value-type="float" office:value="0" calcext:value-type="float">
            <text:p>0</text:p>
          </table:table-cell>
          <table:table-cell table:formula="of:=[.V14]/0.50999085" office:value-type="float" office:value="0" calcext:value-type="float">
            <text:p>0</text:p>
          </table:table-cell>
          <table:table-cell table:formula="of:=[.W14]/0.44783594" office:value-type="float" office:value="0" calcext:value-type="float">
            <text:p>0</text:p>
          </table:table-cell>
          <table:table-cell table:formula="of:=[.X14]/0.01845078" office:value-type="float" office:value="0" calcext:value-type="float">
            <text:p>0</text:p>
          </table:table-cell>
          <table:table-cell table:formula="of:=[.Y14]/0.0237224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n</text:p>
          </table:table-cell>
          <table:table-cell office:value-type="string" calcext:value-type="string">
            <text:p>AT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K14:.AL14])" office:value-type="float" office:value="0" calcext:value-type="float">
            <text:p>0</text:p>
          </table:table-cell>
          <table:table-cell table:formula="of:=[.AK14]/0.5324458" office:value-type="float" office:value="0" calcext:value-type="float">
            <text:p>0</text:p>
          </table:table-cell>
          <table:table-cell table:formula="of:=[.AL14]/0.4675542" office:value-type="float" office:value="0" calcext:value-type="float">
            <text:p>0</text:p>
          </table:table-cell>
          <table:table-cell table:formula="of:=([.AK14]-[.AN14])^2/[.AN14]" office:value-type="string" office:string-value="" calcext:value-type="error">
            <text:p>#DIV/0!</text:p>
          </table:table-cell>
          <table:table-cell table:formula="of:=([.AL14]-[.AO14])^2/[.AO1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table:style-name="ce1" office:value-type="string" calcext:value-type="string">
            <text:p>GTT</text:p>
          </table:table-cell>
          <table:table-cell office:value-type="float" office:value="24168" calcext:value-type="float">
            <text:p>24168</text:p>
          </table:table-cell>
          <table:table-cell office:value-type="float" office:value="29086" calcext:value-type="float">
            <text:p>29086</text:p>
          </table:table-cell>
          <table:table-cell table:formula="of:=SUM([.C15:.D15])" office:value-type="float" office:value="53254" calcext:value-type="float">
            <text:p>53254</text:p>
          </table:table-cell>
          <table:table-cell table:formula="of:=[.E15]*0.4375001774528" office:value-type="float" office:value="23298.6344500714" calcext:value-type="float">
            <text:p>23298.6344500714</text:p>
          </table:table-cell>
          <table:table-cell table:formula="of:=[.D15]*0.56249982" office:value-type="float" office:value="16360.86976452" calcext:value-type="float">
            <text:p>16360.86976452</text:p>
          </table:table-cell>
          <table:table-cell table:formula="of:=([.C15]-[.F15])^2/[.F15]" office:value-type="float" office:value="32.4395174756828" calcext:value-type="float">
            <text:p>32.4395174757</text:p>
          </table:table-cell>
          <table:table-cell table:formula="of:=([.D15]-[.G15])^2/[.G15]" office:value-type="float" office:value="9897.33075567196" calcext:value-type="float">
            <text:p>9897.330755672</text:p>
          </table:table-cell>
          <table:table-cell table:number-columns-repeated="10"/>
          <table:table-cell office:value-type="string" calcext:value-type="string">
            <text:p>Asn</text:p>
          </table:table-cell>
          <table:table-cell office:value-type="string" calcext:value-type="string">
            <text:p>GTT</text:p>
          </table:table-cell>
          <table:table-cell office:value-type="float" office:value="728062" calcext:value-type="float">
            <text:p>728062</text:p>
          </table:table-cell>
          <table:table-cell office:value-type="float" office:value="617912" calcext:value-type="float">
            <text:p>617912</text:p>
          </table:table-cell>
          <table:table-cell office:value-type="float" office:value="24168" calcext:value-type="float">
            <text:p>24168</text:p>
          </table:table-cell>
          <table:table-cell office:value-type="float" office:value="29086" calcext:value-type="float">
            <text:p>29086</text:p>
          </table:table-cell>
          <table:table-cell table:formula="of:=SUM([.V15:.Y15])" office:value-type="float" office:value="1399228" calcext:value-type="float">
            <text:p>1399228</text:p>
          </table:table-cell>
          <table:table-cell table:formula="of:=[.V15]/0.50999085" office:value-type="float" office:value="1427598.16181016" calcext:value-type="float">
            <text:p>1427598.16181016</text:p>
          </table:table-cell>
          <table:table-cell table:formula="of:=[.W15]/0.44783594" office:value-type="float" office:value="1379773.13745744" calcext:value-type="float">
            <text:p>1379773.13745744</text:p>
          </table:table-cell>
          <table:table-cell table:formula="of:=[.X15]/0.01845078" office:value-type="float" office:value="1309863.32285139" calcext:value-type="float">
            <text:p>1309863.32285139</text:p>
          </table:table-cell>
          <table:table-cell table:formula="of:=[.Y15]/0.02372242" office:value-type="float" office:value="1226097.50607231" calcext:value-type="float">
            <text:p>1226097.50607231</text:p>
          </table:table-cell>
          <table:table-cell table:number-columns-repeated="4"/>
          <table:table-cell office:value-type="string" calcext:value-type="string">
            <text:p>Asn</text:p>
          </table:table-cell>
          <table:table-cell office:value-type="string" calcext:value-type="string">
            <text:p>GTT</text:p>
          </table:table-cell>
          <table:table-cell office:value-type="float" office:value="728062" calcext:value-type="float">
            <text:p>728062</text:p>
          </table:table-cell>
          <table:table-cell office:value-type="float" office:value="617912" calcext:value-type="float">
            <text:p>617912</text:p>
          </table:table-cell>
          <table:table-cell table:formula="of:=SUM([.AK15:.AL15])" office:value-type="float" office:value="1345974" calcext:value-type="float">
            <text:p>1345974</text:p>
          </table:table-cell>
          <table:table-cell table:formula="of:=[.AK15]/0.5324458" office:value-type="float" office:value="1367391.76081396" calcext:value-type="float">
            <text:p>1367391.76081396</text:p>
          </table:table-cell>
          <table:table-cell table:formula="of:=[.AL15]/0.4675542" office:value-type="float" office:value="1321583.67949641" calcext:value-type="float">
            <text:p>1321583.67949641</text:p>
          </table:table-cell>
          <table:table-cell table:formula="of:=([.AK15]-[.AN15])^2/[.AN15]" office:value-type="float" office:value="298921.314853565" calcext:value-type="float">
            <text:p>298921.314853565</text:p>
          </table:table-cell>
          <table:table-cell table:formula="of:=([.AL15]-[.AO15])^2/[.AO15]" office:value-type="float" office:value="374667.030326809" calcext:value-type="float">
            <text:p>374667.030326809</text:p>
          </table:table-cell>
        </table:table-row>
        <table:table-row table:style-name="ro1">
          <table:table-cell table:number-columns-repeated="4"/>
          <table:table-cell table:formula="of:=SUM([.C16:.D16])" office:value-type="float" office:value="0" calcext:value-type="float">
            <text:p>0</text:p>
          </table:table-cell>
          <table:table-cell table:formula="of:=[.E16]*0.4375001774528" office:value-type="float" office:value="0" calcext:value-type="float">
            <text:p>0</text:p>
          </table:table-cell>
          <table:table-cell table:formula="of:=[.D16]*0.56249982" office:value-type="float" office:value="0" calcext:value-type="float">
            <text:p>0</text:p>
          </table:table-cell>
          <table:table-cell table:formula="of:=([.C16]-[.F16])^2/[.F16]" office:value-type="string" office:string-value="" calcext:value-type="error">
            <text:p>#DIV/0!</text:p>
          </table:table-cell>
          <table:table-cell table:formula="of:=([.D16]-[.G16])^2/[.G16]" office:value-type="string" office:string-value="" calcext:value-type="error">
            <text:p>#DIV/0!</text:p>
          </table:table-cell>
          <table:table-cell table:number-columns-repeated="29"/>
          <table:table-cell table:formula="of:=SUM([.AK16:.AL16])" office:value-type="float" office:value="0" calcext:value-type="float">
            <text:p>0</text:p>
          </table:table-cell>
          <table:table-cell table:formula="of:=[.AK16]/0.5324458" office:value-type="float" office:value="0" calcext:value-type="float">
            <text:p>0</text:p>
          </table:table-cell>
          <table:table-cell table:formula="of:=[.AL16]/0.4675542" office:value-type="float" office:value="0" calcext:value-type="float">
            <text:p>0</text:p>
          </table:table-cell>
          <table:table-cell table:formula="of:=([.AK16]-[.AN16])^2/[.AN16]" office:value-type="string" office:string-value="" calcext:value-type="error">
            <text:p>#DIV/0!</text:p>
          </table:table-cell>
          <table:table-cell table:formula="of:=([.AL16]-[.AO16])^2/[.AO1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table:style-name="ce1" office:value-type="string" calcext:value-type="string">
            <text:p>GTC</text:p>
          </table:table-cell>
          <table:table-cell office:value-type="float" office:value="11586" calcext:value-type="float">
            <text:p>11586</text:p>
          </table:table-cell>
          <table:table-cell office:value-type="float" office:value="8730" calcext:value-type="float">
            <text:p>8730</text:p>
          </table:table-cell>
          <table:table-cell table:formula="of:=SUM([.C17:.D17])" office:value-type="float" office:value="20316" calcext:value-type="float">
            <text:p>20316</text:p>
          </table:table-cell>
          <table:table-cell table:formula="of:=[.E17]*0.4375001774528" office:value-type="float" office:value="8888.25360513109" calcext:value-type="float">
            <text:p>8888.2536051311</text:p>
          </table:table-cell>
          <table:table-cell table:formula="of:=[.D17]*0.56249982" office:value-type="float" office:value="4910.6234286" calcext:value-type="float">
            <text:p>4910.6234286</text:p>
          </table:table-cell>
          <table:table-cell table:formula="of:=([.C17]-[.F17])^2/[.F17]" office:value-type="float" office:value="818.815026477959" calcext:value-type="float">
            <text:p>818.815026478</text:p>
          </table:table-cell>
          <table:table-cell table:formula="of:=([.D17]-[.G17])^2/[.G17]" office:value-type="float" office:value="2970.62839500159" calcext:value-type="float">
            <text:p>2970.6283950016</text:p>
          </table:table-cell>
          <table:table-cell table:number-columns-repeated="10"/>
          <table:table-cell office:value-type="string" calcext:value-type="string">
            <text:p>Asp</text:p>
          </table:table-cell>
          <table:table-cell office:value-type="string" calcext:value-type="string">
            <text:p>GTC</text:p>
          </table:table-cell>
          <table:table-cell office:value-type="float" office:value="286354" calcext:value-type="float">
            <text:p>286354</text:p>
          </table:table-cell>
          <table:table-cell office:value-type="float" office:value="164633" calcext:value-type="float">
            <text:p>164633</text:p>
          </table:table-cell>
          <table:table-cell office:value-type="float" office:value="11586" calcext:value-type="float">
            <text:p>11586</text:p>
          </table:table-cell>
          <table:table-cell office:value-type="float" office:value="8730" calcext:value-type="float">
            <text:p>8730</text:p>
          </table:table-cell>
          <table:table-cell table:formula="of:=SUM([.V17:.Y17])" office:value-type="float" office:value="471303" calcext:value-type="float">
            <text:p>471303</text:p>
          </table:table-cell>
          <table:table-cell table:formula="of:=[.V17]/0.50999085" office:value-type="float" office:value="561488.505136906" calcext:value-type="float">
            <text:p>561488.505136906</text:p>
          </table:table-cell>
          <table:table-cell table:formula="of:=[.W17]/0.44783594" office:value-type="float" office:value="367618.999046838" calcext:value-type="float">
            <text:p>367618.999046838</text:p>
          </table:table-cell>
          <table:table-cell table:formula="of:=[.X17]/0.01845078" office:value-type="float" office:value="627940.93257846" calcext:value-type="float">
            <text:p>627940.93257846</text:p>
          </table:table-cell>
          <table:table-cell table:formula="of:=[.Y17]/0.02372242" office:value-type="float" office:value="368006.299525934" calcext:value-type="float">
            <text:p>368006.299525934</text:p>
          </table:table-cell>
          <table:table-cell table:number-columns-repeated="4"/>
          <table:table-cell office:value-type="string" calcext:value-type="string">
            <text:p>Asp</text:p>
          </table:table-cell>
          <table:table-cell office:value-type="string" calcext:value-type="string">
            <text:p>GTC</text:p>
          </table:table-cell>
          <table:table-cell office:value-type="float" office:value="286354" calcext:value-type="float">
            <text:p>286354</text:p>
          </table:table-cell>
          <table:table-cell office:value-type="float" office:value="164633" calcext:value-type="float">
            <text:p>164633</text:p>
          </table:table-cell>
          <table:table-cell table:formula="of:=SUM([.AK17:.AL17])" office:value-type="float" office:value="450987" calcext:value-type="float">
            <text:p>450987</text:p>
          </table:table-cell>
          <table:table-cell table:formula="of:=[.AK17]/0.5324458" office:value-type="float" office:value="537808.7309544" calcext:value-type="float">
            <text:p>537808.7309544</text:p>
          </table:table-cell>
          <table:table-cell table:formula="of:=[.AL17]/0.4675542" office:value-type="float" office:value="352115.32695033" calcext:value-type="float">
            <text:p>352115.32695033</text:p>
          </table:table-cell>
          <table:table-cell table:formula="of:=([.AK17]-[.AN17])^2/[.AN17]" office:value-type="float" office:value="117568.7155676" calcext:value-type="float">
            <text:p>117568.7155676</text:p>
          </table:table-cell>
          <table:table-cell table:formula="of:=([.AL17]-[.AO17])^2/[.AO17]" office:value-type="float" office:value="99824.1775589301" calcext:value-type="float">
            <text:p>99824.1775589301</text:p>
          </table:table-cell>
        </table:table-row>
        <table:table-row table:style-name="ro1">
          <table:table-cell table:number-columns-repeated="4"/>
          <table:table-cell table:formula="of:=SUM([.C18:.D18])" office:value-type="float" office:value="0" calcext:value-type="float">
            <text:p>0</text:p>
          </table:table-cell>
          <table:table-cell table:formula="of:=[.E18]*0.4375001774528" office:value-type="float" office:value="0" calcext:value-type="float">
            <text:p>0</text:p>
          </table:table-cell>
          <table:table-cell table:formula="of:=[.D18]*0.56249982" office:value-type="float" office:value="0" calcext:value-type="float">
            <text:p>0</text:p>
          </table:table-cell>
          <table:table-cell table:formula="of:=([.C18]-[.F18])^2/[.F18]" office:value-type="string" office:string-value="" calcext:value-type="error">
            <text:p>#DIV/0!</text:p>
          </table:table-cell>
          <table:table-cell table:formula="of:=([.D18]-[.G18])^2/[.G18]" office:value-type="string" office:string-value="" calcext:value-type="error">
            <text:p>#DIV/0!</text:p>
          </table:table-cell>
          <table:table-cell table:number-columns-repeated="29"/>
          <table:table-cell table:formula="of:=SUM([.AK18:.AL18])" office:value-type="float" office:value="0" calcext:value-type="float">
            <text:p>0</text:p>
          </table:table-cell>
          <table:table-cell table:formula="of:=[.AK18]/0.5324458" office:value-type="float" office:value="0" calcext:value-type="float">
            <text:p>0</text:p>
          </table:table-cell>
          <table:table-cell table:formula="of:=[.AL18]/0.4675542" office:value-type="float" office:value="0" calcext:value-type="float">
            <text:p>0</text:p>
          </table:table-cell>
          <table:table-cell table:formula="of:=([.AK18]-[.AN18])^2/[.AN18]" office:value-type="string" office:string-value="" calcext:value-type="error">
            <text:p>#DIV/0!</text:p>
          </table:table-cell>
          <table:table-cell table:formula="of:=([.AL18]-[.AO18])^2/[.AO1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C19:.D19])" office:value-type="float" office:value="0" calcext:value-type="float">
            <text:p>0</text:p>
          </table:table-cell>
          <table:table-cell table:formula="of:=[.E19]*0.4375001774528" office:value-type="float" office:value="0" calcext:value-type="float">
            <text:p>0</text:p>
          </table:table-cell>
          <table:table-cell table:formula="of:=[.D19]*0.56249982" office:value-type="float" office:value="0" calcext:value-type="float">
            <text:p>0</text:p>
          </table:table-cell>
          <table:table-cell table:formula="of:=([.C19]-[.F19])^2/[.F19]" office:value-type="string" office:string-value="" calcext:value-type="error">
            <text:p>#DIV/0!</text:p>
          </table:table-cell>
          <table:table-cell table:formula="of:=([.D19]-[.G19])^2/[.G19]" office:value-type="string" office:string-value="" calcext:value-type="error">
            <text:p>#DIV/0!</text:p>
          </table:table-cell>
          <table:table-cell table:number-columns-repeated="29"/>
          <table:table-cell table:formula="of:=SUM([.AK19:.AL19])" office:value-type="float" office:value="0" calcext:value-type="float">
            <text:p>0</text:p>
          </table:table-cell>
          <table:table-cell table:formula="of:=[.AK19]/0.5324458" office:value-type="float" office:value="0" calcext:value-type="float">
            <text:p>0</text:p>
          </table:table-cell>
          <table:table-cell table:formula="of:=[.AL19]/0.4675542" office:value-type="float" office:value="0" calcext:value-type="float">
            <text:p>0</text:p>
          </table:table-cell>
          <table:table-cell table:formula="of:=([.AK19]-[.AN19])^2/[.AN19]" office:value-type="string" office:string-value="" calcext:value-type="error">
            <text:p>#DIV/0!</text:p>
          </table:table-cell>
          <table:table-cell table:formula="of:=([.AL19]-[.AO19])^2/[.AO1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table:style-name="ce1" office:value-type="string" calcext:value-type="string">
            <text:p>GCA</text:p>
          </table:table-cell>
          <table:table-cell office:value-type="float" office:value="485" calcext:value-type="float">
            <text:p>485</text:p>
          </table:table-cell>
          <table:table-cell office:value-type="float" office:value="442" calcext:value-type="float">
            <text:p>442</text:p>
          </table:table-cell>
          <table:table-cell table:formula="of:=SUM([.C20:.D20])" office:value-type="float" office:value="927" calcext:value-type="float">
            <text:p>927</text:p>
          </table:table-cell>
          <table:table-cell table:formula="of:=[.E20]*0.4375001774528" office:value-type="float" office:value="405.562664498746" calcext:value-type="float">
            <text:p>405.5626644987</text:p>
          </table:table-cell>
          <table:table-cell table:formula="of:=[.D20]*0.56249982" office:value-type="float" office:value="248.62492044" calcext:value-type="float">
            <text:p>248.62492044</text:p>
          </table:table-cell>
          <table:table-cell table:formula="of:=([.C20]-[.F20])^2/[.F20]" office:value-type="float" office:value="15.5593471093747" calcext:value-type="float">
            <text:p>15.5593471094</text:p>
          </table:table-cell>
          <table:table-cell table:formula="of:=([.D20]-[.G20])^2/[.G20]" office:value-type="float" office:value="150.402949666747" calcext:value-type="float">
            <text:p>150.4029496667</text:p>
          </table:table-cell>
          <table:table-cell table:number-columns-repeated="10"/>
          <table:table-cell office:value-type="string" calcext:value-type="string">
            <text:p>Cys</text:p>
          </table:table-cell>
          <table:table-cell office:value-type="string" calcext:value-type="string">
            <text:p>GCA</text:p>
          </table:table-cell>
          <table:table-cell office:value-type="float" office:value="12854" calcext:value-type="float">
            <text:p>12854</text:p>
          </table:table-cell>
          <table:table-cell office:value-type="float" office:value="9111" calcext:value-type="float">
            <text:p>9111</text:p>
          </table:table-cell>
          <table:table-cell office:value-type="float" office:value="485" calcext:value-type="float">
            <text:p>485</text:p>
          </table:table-cell>
          <table:table-cell office:value-type="float" office:value="442" calcext:value-type="float">
            <text:p>442</text:p>
          </table:table-cell>
          <table:table-cell table:formula="of:=SUM([.V20:.Y20])" office:value-type="float" office:value="22892" calcext:value-type="float">
            <text:p>22892</text:p>
          </table:table-cell>
          <table:table-cell table:formula="of:=[.V20]/0.50999085" office:value-type="float" office:value="25204.373764745" calcext:value-type="float">
            <text:p>25204.373764745</text:p>
          </table:table-cell>
          <table:table-cell table:formula="of:=[.W20]/0.44783594" office:value-type="float" office:value="20344.5038377224" calcext:value-type="float">
            <text:p>20344.5038377224</text:p>
          </table:table-cell>
          <table:table-cell table:formula="of:=[.X20]/0.01845078" office:value-type="float" office:value="26286.1515881713" calcext:value-type="float">
            <text:p>26286.1515881713</text:p>
          </table:table-cell>
          <table:table-cell table:formula="of:=[.Y20]/0.02372242" office:value-type="float" office:value="18632.1631604196" calcext:value-type="float">
            <text:p>18632.1631604196</text:p>
          </table:table-cell>
          <table:table-cell table:number-columns-repeated="4"/>
          <table:table-cell office:value-type="string" calcext:value-type="string">
            <text:p>Cys</text:p>
          </table:table-cell>
          <table:table-cell office:value-type="string" calcext:value-type="string">
            <text:p>GCA</text:p>
          </table:table-cell>
          <table:table-cell office:value-type="float" office:value="12854" calcext:value-type="float">
            <text:p>12854</text:p>
          </table:table-cell>
          <table:table-cell office:value-type="float" office:value="9111" calcext:value-type="float">
            <text:p>9111</text:p>
          </table:table-cell>
          <table:table-cell table:formula="of:=SUM([.AK20:.AL20])" office:value-type="float" office:value="21965" calcext:value-type="float">
            <text:p>21965</text:p>
          </table:table-cell>
          <table:table-cell table:formula="of:=[.AK20]/0.5324458" office:value-type="float" office:value="24141.4243477928" calcext:value-type="float">
            <text:p>24141.4243477928</text:p>
          </table:table-cell>
          <table:table-cell table:formula="of:=[.AL20]/0.4675542" office:value-type="float" office:value="19486.5108686865" calcext:value-type="float">
            <text:p>19486.5108686865</text:p>
          </table:table-cell>
          <table:table-cell table:formula="of:=([.AK20]-[.AN20])^2/[.AN20]" office:value-type="float" office:value="5277.48266099277" calcext:value-type="float">
            <text:p>5277.4826609928</text:p>
          </table:table-cell>
          <table:table-cell table:formula="of:=([.AL20]-[.AO20])^2/[.AO20]" office:value-type="float" office:value="5524.39718488646" calcext:value-type="float">
            <text:p>5524.3971848865</text:p>
          </table:table-cell>
        </table:table-row>
        <table:table-row table:style-name="ro1">
          <table:table-cell table:number-columns-repeated="4"/>
          <table:table-cell table:formula="of:=SUM([.C21:.D21])" office:value-type="float" office:value="0" calcext:value-type="float">
            <text:p>0</text:p>
          </table:table-cell>
          <table:table-cell table:formula="of:=[.E21]*0.4375001774528" office:value-type="float" office:value="0" calcext:value-type="float">
            <text:p>0</text:p>
          </table:table-cell>
          <table:table-cell table:formula="of:=[.D21]*0.56249982" office:value-type="float" office:value="0" calcext:value-type="float">
            <text:p>0</text:p>
          </table:table-cell>
          <table:table-cell table:formula="of:=([.C21]-[.F21])^2/[.F21]" office:value-type="string" office:string-value="" calcext:value-type="error">
            <text:p>#DIV/0!</text:p>
          </table:table-cell>
          <table:table-cell table:formula="of:=([.D21]-[.G21])^2/[.G21]" office:value-type="string" office:string-value="" calcext:value-type="error">
            <text:p>#DIV/0!</text:p>
          </table:table-cell>
          <table:table-cell table:number-columns-repeated="29"/>
          <table:table-cell table:formula="of:=SUM([.AK21:.AL21])" office:value-type="float" office:value="0" calcext:value-type="float">
            <text:p>0</text:p>
          </table:table-cell>
          <table:table-cell table:formula="of:=[.AK21]/0.5324458" office:value-type="float" office:value="0" calcext:value-type="float">
            <text:p>0</text:p>
          </table:table-cell>
          <table:table-cell table:formula="of:=[.AL21]/0.4675542" office:value-type="float" office:value="0" calcext:value-type="float">
            <text:p>0</text:p>
          </table:table-cell>
          <table:table-cell table:formula="of:=([.AK21]-[.AN21])^2/[.AN21]" office:value-type="string" office:string-value="" calcext:value-type="error">
            <text:p>#DIV/0!</text:p>
          </table:table-cell>
          <table:table-cell table:formula="of:=([.AL21]-[.AO21])^2/[.AO2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C22:.D22])" office:value-type="float" office:value="0" calcext:value-type="float">
            <text:p>0</text:p>
          </table:table-cell>
          <table:table-cell table:formula="of:=[.E22]*0.4375001774528" office:value-type="float" office:value="0" calcext:value-type="float">
            <text:p>0</text:p>
          </table:table-cell>
          <table:table-cell table:formula="of:=[.D22]*0.56249982" office:value-type="float" office:value="0" calcext:value-type="float">
            <text:p>0</text:p>
          </table:table-cell>
          <table:table-cell table:formula="of:=([.C22]-[.F22])^2/[.F22]" office:value-type="string" office:string-value="" calcext:value-type="error">
            <text:p>#DIV/0!</text:p>
          </table:table-cell>
          <table:table-cell table:formula="of:=([.D22]-[.G22])^2/[.G22]" office:value-type="string" office:string-value="" calcext:value-type="error">
            <text:p>#DIV/0!</text:p>
          </table:table-cell>
          <table:table-cell table:number-columns-repeated="29"/>
          <table:table-cell table:formula="of:=SUM([.AK22:.AL22])" office:value-type="float" office:value="0" calcext:value-type="float">
            <text:p>0</text:p>
          </table:table-cell>
          <table:table-cell table:formula="of:=[.AK22]/0.5324458" office:value-type="float" office:value="0" calcext:value-type="float">
            <text:p>0</text:p>
          </table:table-cell>
          <table:table-cell table:formula="of:=[.AL22]/0.4675542" office:value-type="float" office:value="0" calcext:value-type="float">
            <text:p>0</text:p>
          </table:table-cell>
          <table:table-cell table:formula="of:=([.AK22]-[.AN22])^2/[.AN22]" office:value-type="string" office:string-value="" calcext:value-type="error">
            <text:p>#DIV/0!</text:p>
          </table:table-cell>
          <table:table-cell table:formula="of:=([.AL22]-[.AO22])^2/[.AO2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table:style-name="ce1" office:value-type="string" calcext:value-type="string">
            <text:p>CTG</text:p>
          </table:table-cell>
          <table:table-cell office:value-type="float" office:value="34113" calcext:value-type="float">
            <text:p>34113</text:p>
          </table:table-cell>
          <table:table-cell office:value-type="float" office:value="45143" calcext:value-type="float">
            <text:p>45143</text:p>
          </table:table-cell>
          <table:table-cell table:formula="of:=SUM([.C23:.D23])" office:value-type="float" office:value="79256" calcext:value-type="float">
            <text:p>79256</text:p>
          </table:table-cell>
          <table:table-cell table:formula="of:=[.E23]*0.4375001774528" office:value-type="float" office:value="34674.5140641991" calcext:value-type="float">
            <text:p>34674.5140641991</text:p>
          </table:table-cell>
          <table:table-cell table:formula="of:=[.D23]*0.56249982" office:value-type="float" office:value="25392.92937426" calcext:value-type="float">
            <text:p>25392.92937426</text:p>
          </table:table-cell>
          <table:table-cell table:formula="of:=([.C23]-[.F23])^2/[.F23]" office:value-type="float" office:value="9.09307751824992" calcext:value-type="float">
            <text:p>9.0930775182</text:p>
          </table:table-cell>
          <table:table-cell table:formula="of:=([.D23]-[.G23])^2/[.G23]" office:value-type="float" office:value="15361.1772778416" calcext:value-type="float">
            <text:p>15361.1772778416</text:p>
          </table:table-cell>
          <table:table-cell table:number-columns-repeated="10"/>
          <table:table-cell office:value-type="string" calcext:value-type="string">
            <text:p>Gln</text:p>
          </table:table-cell>
          <table:table-cell office:value-type="string" calcext:value-type="string">
            <text:p>CTG</text:p>
          </table:table-cell>
          <table:table-cell office:value-type="float" office:value="1074529" calcext:value-type="float">
            <text:p>1074529</text:p>
          </table:table-cell>
          <table:table-cell office:value-type="float" office:value="926770" calcext:value-type="float">
            <text:p>926770</text:p>
          </table:table-cell>
          <table:table-cell office:value-type="float" office:value="34113" calcext:value-type="float">
            <text:p>34113</text:p>
          </table:table-cell>
          <table:table-cell office:value-type="float" office:value="45143" calcext:value-type="float">
            <text:p>45143</text:p>
          </table:table-cell>
          <table:table-cell table:formula="of:=SUM([.V23:.Y23])" office:value-type="float" office:value="2080555" calcext:value-type="float">
            <text:p>2080555</text:p>
          </table:table-cell>
          <table:table-cell table:formula="of:=[.V23]/0.50999085" office:value-type="float" office:value="2106957.40913783" calcext:value-type="float">
            <text:p>2106957.40913783</text:p>
          </table:table-cell>
          <table:table-cell table:formula="of:=[.W23]/0.44783594" office:value-type="float" office:value="2069440.87604939" calcext:value-type="float">
            <text:p>2069440.87604939</text:p>
          </table:table-cell>
          <table:table-cell table:formula="of:=[.X23]/0.01845078" office:value-type="float" office:value="1848864.92603565" calcext:value-type="float">
            <text:p>1848864.92603565</text:p>
          </table:table-cell>
          <table:table-cell table:formula="of:=[.Y23]/0.02372242" office:value-type="float" office:value="1902967.7410652" calcext:value-type="float">
            <text:p>1902967.7410652</text:p>
          </table:table-cell>
          <table:table-cell table:number-columns-repeated="4"/>
          <table:table-cell office:value-type="string" calcext:value-type="string">
            <text:p>Gln</text:p>
          </table:table-cell>
          <table:table-cell office:value-type="string" calcext:value-type="string">
            <text:p>CTG</text:p>
          </table:table-cell>
          <table:table-cell office:value-type="float" office:value="1074529" calcext:value-type="float">
            <text:p>1074529</text:p>
          </table:table-cell>
          <table:table-cell office:value-type="float" office:value="926770" calcext:value-type="float">
            <text:p>926770</text:p>
          </table:table-cell>
          <table:table-cell table:formula="of:=SUM([.AK23:.AL23])" office:value-type="float" office:value="2001299" calcext:value-type="float">
            <text:p>2001299</text:p>
          </table:table-cell>
          <table:table-cell table:formula="of:=[.AK23]/0.5324458" office:value-type="float" office:value="2018100.24607199" calcext:value-type="float">
            <text:p>2018100.24607199</text:p>
          </table:table-cell>
          <table:table-cell table:formula="of:=[.AL23]/0.4675542" office:value-type="float" office:value="1982165.91787647" calcext:value-type="float">
            <text:p>1982165.91787647</text:p>
          </table:table-cell>
          <table:table-cell table:formula="of:=([.AK23]-[.AN23])^2/[.AN23]" office:value-type="float" office:value="441170.699100195" calcext:value-type="float">
            <text:p>441170.699100195</text:p>
          </table:table-cell>
          <table:table-cell table:formula="of:=([.AL23]-[.AO23])^2/[.AO23]" office:value-type="float" office:value="561941.123810473" calcext:value-type="float">
            <text:p>561941.123810473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table:style-name="ce1" office:value-type="string" calcext:value-type="string">
            <text:p>TTG</text:p>
          </table:table-cell>
          <table:table-cell office:value-type="float" office:value="6633" calcext:value-type="float">
            <text:p>6633</text:p>
          </table:table-cell>
          <table:table-cell office:value-type="float" office:value="8536" calcext:value-type="float">
            <text:p>8536</text:p>
          </table:table-cell>
          <table:table-cell table:formula="of:=SUM([.C24:.D24])" office:value-type="float" office:value="15169" calcext:value-type="float">
            <text:p>15169</text:p>
          </table:table-cell>
          <table:table-cell table:formula="of:=[.E24]*0.4375001774528" office:value-type="float" office:value="6636.44019178152" calcext:value-type="float">
            <text:p>6636.4401917815</text:p>
          </table:table-cell>
          <table:table-cell table:formula="of:=[.D24]*0.56249982" office:value-type="float" office:value="4801.49846352" calcext:value-type="float">
            <text:p>4801.49846352</text:p>
          </table:table-cell>
          <table:table-cell table:formula="of:=([.C24]-[.F24])^2/[.F24]" office:value-type="float" office:value="0.00178332346132114" calcext:value-type="float">
            <text:p>0.0017833235</text:p>
          </table:table-cell>
          <table:table-cell table:formula="of:=([.D24]-[.G24])^2/[.G24]" office:value-type="float" office:value="2904.61443066822" calcext:value-type="float">
            <text:p>2904.6144306682</text:p>
          </table:table-cell>
          <table:table-cell table:number-columns-repeated="10"/>
          <table:table-cell office:value-type="string" calcext:value-type="string">
            <text:p>Gln</text:p>
          </table:table-cell>
          <table:table-cell office:value-type="string" calcext:value-type="string">
            <text:p>TTG</text:p>
          </table:table-cell>
          <table:table-cell office:value-type="float" office:value="144617" calcext:value-type="float">
            <text:p>144617</text:p>
          </table:table-cell>
          <table:table-cell office:value-type="float" office:value="116501" calcext:value-type="float">
            <text:p>116501</text:p>
          </table:table-cell>
          <table:table-cell office:value-type="float" office:value="6633" calcext:value-type="float">
            <text:p>6633</text:p>
          </table:table-cell>
          <table:table-cell office:value-type="float" office:value="8536" calcext:value-type="float">
            <text:p>8536</text:p>
          </table:table-cell>
          <table:table-cell table:formula="of:=SUM([.V24:.Y24])" office:value-type="float" office:value="276287" calcext:value-type="float">
            <text:p>276287</text:p>
          </table:table-cell>
          <table:table-cell table:formula="of:=[.V24]/0.50999085" office:value-type="float" office:value="283567.832638566" calcext:value-type="float">
            <text:p>283567.832638566</text:p>
          </table:table-cell>
          <table:table-cell table:formula="of:=[.W24]/0.44783594" office:value-type="float" office:value="260142.14044545" calcext:value-type="float">
            <text:p>260142.14044545</text:p>
          </table:table-cell>
          <table:table-cell table:formula="of:=[.X24]/0.01845078" office:value-type="float" office:value="359496.996874929" calcext:value-type="float">
            <text:p>359496.996874929</text:p>
          </table:table-cell>
          <table:table-cell table:formula="of:=[.Y24]/0.02372242" office:value-type="float" office:value="359828.381758691" calcext:value-type="float">
            <text:p>359828.381758691</text:p>
          </table:table-cell>
          <table:table-cell table:number-columns-repeated="4"/>
          <table:table-cell office:value-type="string" calcext:value-type="string">
            <text:p>Gln</text:p>
          </table:table-cell>
          <table:table-cell office:value-type="string" calcext:value-type="string">
            <text:p>TTG</text:p>
          </table:table-cell>
          <table:table-cell office:value-type="float" office:value="144617" calcext:value-type="float">
            <text:p>144617</text:p>
          </table:table-cell>
          <table:table-cell office:value-type="float" office:value="116501" calcext:value-type="float">
            <text:p>116501</text:p>
          </table:table-cell>
          <table:table-cell table:formula="of:=SUM([.AK24:.AL24])" office:value-type="float" office:value="261118" calcext:value-type="float">
            <text:p>261118</text:p>
          </table:table-cell>
          <table:table-cell table:formula="of:=[.AK24]/0.5324458" office:value-type="float" office:value="271608.866104306" calcext:value-type="float">
            <text:p>271608.866104306</text:p>
          </table:table-cell>
          <table:table-cell table:formula="of:=[.AL24]/0.4675542" office:value-type="float" office:value="249171.112140582" calcext:value-type="float">
            <text:p>249171.112140582</text:p>
          </table:table-cell>
          <table:table-cell table:formula="of:=([.AK24]-[.AN24])^2/[.AN24]" office:value-type="float" office:value="59375.5803629058" calcext:value-type="float">
            <text:p>59375.5803629058</text:p>
          </table:table-cell>
          <table:table-cell table:formula="of:=([.AL24]-[.AO24])^2/[.AO24]" office:value-type="float" office:value="70639.6439947818" calcext:value-type="float">
            <text:p>70639.6439947818</text:p>
          </table:table-cell>
        </table:table-row>
        <table:table-row table:style-name="ro1">
          <table:table-cell table:number-columns-repeated="4"/>
          <table:table-cell table:formula="of:=SUM([.C25:.D25])" office:value-type="float" office:value="0" calcext:value-type="float">
            <text:p>0</text:p>
          </table:table-cell>
          <table:table-cell table:formula="of:=[.E25]*0.4375001774528" office:value-type="float" office:value="0" calcext:value-type="float">
            <text:p>0</text:p>
          </table:table-cell>
          <table:table-cell table:formula="of:=[.D25]*0.56249982" office:value-type="float" office:value="0" calcext:value-type="float">
            <text:p>0</text:p>
          </table:table-cell>
          <table:table-cell table:formula="of:=([.C25]-[.F25])^2/[.F25]" office:value-type="string" office:string-value="" calcext:value-type="error">
            <text:p>#DIV/0!</text:p>
          </table:table-cell>
          <table:table-cell table:formula="of:=([.D25]-[.G25])^2/[.G25]" office:value-type="string" office:string-value="" calcext:value-type="error">
            <text:p>#DIV/0!</text:p>
          </table:table-cell>
          <table:table-cell table:number-columns-repeated="29"/>
          <table:table-cell table:formula="of:=SUM([.AK25:.AL25])" office:value-type="float" office:value="0" calcext:value-type="float">
            <text:p>0</text:p>
          </table:table-cell>
          <table:table-cell table:formula="of:=[.AK25]/0.5324458" office:value-type="float" office:value="0" calcext:value-type="float">
            <text:p>0</text:p>
          </table:table-cell>
          <table:table-cell table:formula="of:=[.AL25]/0.4675542" office:value-type="float" office:value="0" calcext:value-type="float">
            <text:p>0</text:p>
          </table:table-cell>
          <table:table-cell table:formula="of:=([.AK25]-[.AN25])^2/[.AN25]" office:value-type="string" office:string-value="" calcext:value-type="error">
            <text:p>#DIV/0!</text:p>
          </table:table-cell>
          <table:table-cell table:formula="of:=([.AL25]-[.AO25])^2/[.AO2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table:style-name="ce1" office:value-type="string" calcext:value-type="string">
            <text:p>CTC</text:p>
          </table:table-cell>
          <table:table-cell office:value-type="float" office:value="34767" calcext:value-type="float">
            <text:p>34767</text:p>
          </table:table-cell>
          <table:table-cell office:value-type="float" office:value="59498" calcext:value-type="float">
            <text:p>59498</text:p>
          </table:table-cell>
          <table:table-cell table:formula="of:=SUM([.C26:.D26])" office:value-type="float" office:value="94265" calcext:value-type="float">
            <text:p>94265</text:p>
          </table:table-cell>
          <table:table-cell table:formula="of:=[.E26]*0.4375001774528" office:value-type="float" office:value="41240.9542275882" calcext:value-type="float">
            <text:p>41240.9542275882</text:p>
          </table:table-cell>
          <table:table-cell table:formula="of:=[.D26]*0.56249982" office:value-type="float" office:value="33467.61429036" calcext:value-type="float">
            <text:p>33467.61429036</text:p>
          </table:table-cell>
          <table:table-cell table:formula="of:=([.C26]-[.F26])^2/[.F26]" office:value-type="float" office:value="1016.27336529643" calcext:value-type="float">
            <text:p>1016.2733652964</text:p>
          </table:table-cell>
          <table:table-cell table:formula="of:=([.D26]-[.G26])^2/[.G26]" office:value-type="float" office:value="20245.8703603442" calcext:value-type="float">
            <text:p>20245.8703603442</text:p>
          </table:table-cell>
          <table:table-cell table:number-columns-repeated="10"/>
          <table:table-cell office:value-type="string" calcext:value-type="string">
            <text:p>Glu</text:p>
          </table:table-cell>
          <table:table-cell office:value-type="string" calcext:value-type="string">
            <text:p>CTC</text:p>
          </table:table-cell>
          <table:table-cell office:value-type="float" office:value="1202773" calcext:value-type="float">
            <text:p>1202773</text:p>
          </table:table-cell>
          <table:table-cell office:value-type="float" office:value="1255866" calcext:value-type="float">
            <text:p>1255866</text:p>
          </table:table-cell>
          <table:table-cell office:value-type="float" office:value="34767" calcext:value-type="float">
            <text:p>34767</text:p>
          </table:table-cell>
          <table:table-cell office:value-type="float" office:value="59498" calcext:value-type="float">
            <text:p>59498</text:p>
          </table:table-cell>
          <table:table-cell table:formula="of:=SUM([.V26:.Y26])" office:value-type="float" office:value="2552904" calcext:value-type="float">
            <text:p>2552904</text:p>
          </table:table-cell>
          <table:table-cell table:formula="of:=[.V26]/0.50999085" office:value-type="float" office:value="2358420.74421531" calcext:value-type="float">
            <text:p>2358420.74421531</text:p>
          </table:table-cell>
          <table:table-cell table:formula="of:=[.W26]/0.44783594" office:value-type="float" office:value="2804299.27084459" calcext:value-type="float">
            <text:p>2804299.27084459</text:p>
          </table:table-cell>
          <table:table-cell table:formula="of:=[.X26]/0.01845078" office:value-type="float" office:value="1884310.58199166" calcext:value-type="float">
            <text:p>1884310.58199166</text:p>
          </table:table-cell>
          <table:table-cell table:formula="of:=[.Y26]/0.02372242" office:value-type="float" office:value="2508091.50162589" calcext:value-type="float">
            <text:p>2508091.50162589</text:p>
          </table:table-cell>
          <table:table-cell table:number-columns-repeated="4"/>
          <table:table-cell office:value-type="string" calcext:value-type="string">
            <text:p>Glu</text:p>
          </table:table-cell>
          <table:table-cell office:value-type="string" calcext:value-type="string">
            <text:p>CTC</text:p>
          </table:table-cell>
          <table:table-cell office:value-type="float" office:value="1202773" calcext:value-type="float">
            <text:p>1202773</text:p>
          </table:table-cell>
          <table:table-cell office:value-type="float" office:value="1255866" calcext:value-type="float">
            <text:p>1255866</text:p>
          </table:table-cell>
          <table:table-cell table:formula="of:=SUM([.AK26:.AL26])" office:value-type="float" office:value="2458639" calcext:value-type="float">
            <text:p>2458639</text:p>
          </table:table-cell>
          <table:table-cell table:formula="of:=[.AK26]/0.5324458" office:value-type="float" office:value="2258958.56442102" calcext:value-type="float">
            <text:p>2258958.56442102</text:p>
          </table:table-cell>
          <table:table-cell table:formula="of:=[.AL26]/0.4675542" office:value-type="float" office:value="2686032.97756709" calcext:value-type="float">
            <text:p>2686032.97756709</text:p>
          </table:table-cell>
          <table:table-cell table:formula="of:=([.AK26]-[.AN26])^2/[.AN26]" office:value-type="float" office:value="493823.996624417" calcext:value-type="float">
            <text:p>493823.996624417</text:p>
          </table:table-cell>
          <table:table-cell table:formula="of:=([.AL26]-[.AO26])^2/[.AO26]" office:value-type="float" office:value="761486.400504293" calcext:value-type="float">
            <text:p>761486.400504293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table:style-name="ce1" office:value-type="string" calcext:value-type="string">
            <text:p>TTC</text:p>
          </table:table-cell>
          <table:table-cell office:value-type="float" office:value="15911" calcext:value-type="float">
            <text:p>15911</text:p>
          </table:table-cell>
          <table:table-cell office:value-type="float" office:value="19976" calcext:value-type="float">
            <text:p>19976</text:p>
          </table:table-cell>
          <table:table-cell table:formula="of:=SUM([.C27:.D27])" office:value-type="float" office:value="35887" calcext:value-type="float">
            <text:p>35887</text:p>
          </table:table-cell>
          <table:table-cell table:formula="of:=[.E27]*0.4375001774528" office:value-type="float" office:value="15700.5688682486" calcext:value-type="float">
            <text:p>15700.5688682486</text:p>
          </table:table-cell>
          <table:table-cell table:formula="of:=[.D27]*0.56249982" office:value-type="float" office:value="11236.49640432" calcext:value-type="float">
            <text:p>11236.49640432</text:p>
          </table:table-cell>
          <table:table-cell table:formula="of:=([.C27]-[.F27])^2/[.F27]" office:value-type="float" office:value="2.8203603055244" calcext:value-type="float">
            <text:p>2.8203603055</text:p>
          </table:table-cell>
          <table:table-cell table:formula="of:=([.D27]-[.G27])^2/[.G27]" office:value-type="float" office:value="6797.39665733697" calcext:value-type="float">
            <text:p>6797.396657337</text:p>
          </table:table-cell>
          <table:table-cell table:number-columns-repeated="10"/>
          <table:table-cell office:value-type="string" calcext:value-type="string">
            <text:p>Glu</text:p>
          </table:table-cell>
          <table:table-cell office:value-type="string" calcext:value-type="string">
            <text:p>TTC</text:p>
          </table:table-cell>
          <table:table-cell office:value-type="float" office:value="359506" calcext:value-type="float">
            <text:p>359506</text:p>
          </table:table-cell>
          <table:table-cell office:value-type="float" office:value="313492" calcext:value-type="float">
            <text:p>313492</text:p>
          </table:table-cell>
          <table:table-cell office:value-type="float" office:value="15911" calcext:value-type="float">
            <text:p>15911</text:p>
          </table:table-cell>
          <table:table-cell office:value-type="float" office:value="19976" calcext:value-type="float">
            <text:p>19976</text:p>
          </table:table-cell>
          <table:table-cell table:formula="of:=SUM([.V27:.Y27])" office:value-type="float" office:value="708885" calcext:value-type="float">
            <text:p>708885</text:p>
          </table:table-cell>
          <table:table-cell table:formula="of:=[.V27]/0.50999085" office:value-type="float" office:value="704926.372698647" calcext:value-type="float">
            <text:p>704926.372698647</text:p>
          </table:table-cell>
          <table:table-cell table:formula="of:=[.W27]/0.44783594" office:value-type="float" office:value="700015.277916283" calcext:value-type="float">
            <text:p>700015.277916283</text:p>
          </table:table-cell>
          <table:table-cell table:formula="of:=[.X27]/0.01845078" office:value-type="float" office:value="862348.366844112" calcext:value-type="float">
            <text:p>862348.366844112</text:p>
          </table:table-cell>
          <table:table-cell table:formula="of:=[.Y27]/0.02372242" office:value-type="float" office:value="842072.604734256" calcext:value-type="float">
            <text:p>842072.604734256</text:p>
          </table:table-cell>
          <table:table-cell table:number-columns-repeated="4"/>
          <table:table-cell office:value-type="string" calcext:value-type="string">
            <text:p>Glu</text:p>
          </table:table-cell>
          <table:table-cell office:value-type="string" calcext:value-type="string">
            <text:p>TTC</text:p>
          </table:table-cell>
          <table:table-cell office:value-type="float" office:value="359506" calcext:value-type="float">
            <text:p>359506</text:p>
          </table:table-cell>
          <table:table-cell office:value-type="float" office:value="313492" calcext:value-type="float">
            <text:p>313492</text:p>
          </table:table-cell>
          <table:table-cell table:formula="of:=SUM([.AK27:.AL27])" office:value-type="float" office:value="672998" calcext:value-type="float">
            <text:p>672998</text:p>
          </table:table-cell>
          <table:table-cell table:formula="of:=[.AK27]/0.5324458" office:value-type="float" office:value="675197.362811389" calcext:value-type="float">
            <text:p>675197.362811389</text:p>
          </table:table-cell>
          <table:table-cell table:formula="of:=[.AL27]/0.4675542" office:value-type="float" office:value="670493.388787867" calcext:value-type="float">
            <text:p>670493.388787867</text:p>
          </table:table-cell>
          <table:table-cell table:formula="of:=([.AK27]-[.AN27])^2/[.AN27]" office:value-type="float" office:value="147602.822586189" calcext:value-type="float">
            <text:p>147602.822586189</text:p>
          </table:table-cell>
          <table:table-cell table:formula="of:=([.AL27]-[.AO27])^2/[.AO27]" office:value-type="float" office:value="190083.890054267" calcext:value-type="float">
            <text:p>190083.890054267</text:p>
          </table:table-cell>
        </table:table-row>
        <table:table-row table:style-name="ro1">
          <table:table-cell table:number-columns-repeated="4"/>
          <table:table-cell table:formula="of:=SUM([.C28:.D28])" office:value-type="float" office:value="0" calcext:value-type="float">
            <text:p>0</text:p>
          </table:table-cell>
          <table:table-cell table:formula="of:=[.E28]*0.4375001774528" office:value-type="float" office:value="0" calcext:value-type="float">
            <text:p>0</text:p>
          </table:table-cell>
          <table:table-cell table:formula="of:=[.D28]*0.56249982" office:value-type="float" office:value="0" calcext:value-type="float">
            <text:p>0</text:p>
          </table:table-cell>
          <table:table-cell table:formula="of:=([.C28]-[.F28])^2/[.F28]" office:value-type="string" office:string-value="" calcext:value-type="error">
            <text:p>#DIV/0!</text:p>
          </table:table-cell>
          <table:table-cell table:formula="of:=([.D28]-[.G28])^2/[.G28]" office:value-type="string" office:string-value="" calcext:value-type="error">
            <text:p>#DIV/0!</text:p>
          </table:table-cell>
          <table:table-cell table:number-columns-repeated="29"/>
          <table:table-cell table:formula="of:=SUM([.AK28:.AL28])" office:value-type="float" office:value="0" calcext:value-type="float">
            <text:p>0</text:p>
          </table:table-cell>
          <table:table-cell table:formula="of:=[.AK28]/0.5324458" office:value-type="float" office:value="0" calcext:value-type="float">
            <text:p>0</text:p>
          </table:table-cell>
          <table:table-cell table:formula="of:=[.AL28]/0.4675542" office:value-type="float" office:value="0" calcext:value-type="float">
            <text:p>0</text:p>
          </table:table-cell>
          <table:table-cell table:formula="of:=([.AK28]-[.AN28])^2/[.AN28]" office:value-type="string" office:string-value="" calcext:value-type="error">
            <text:p>#DIV/0!</text:p>
          </table:table-cell>
          <table:table-cell table:formula="of:=([.AL28]-[.AO28])^2/[.AO2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table:style-name="ce1" office:value-type="string" calcext:value-type="string">
            <text:p>CCC</text:p>
          </table:table-cell>
          <table:table-cell office:value-type="float" office:value="23037" calcext:value-type="float">
            <text:p>23037</text:p>
          </table:table-cell>
          <table:table-cell office:value-type="float" office:value="29739" calcext:value-type="float">
            <text:p>29739</text:p>
          </table:table-cell>
          <table:table-cell table:formula="of:=SUM([.C29:.D29])" office:value-type="float" office:value="52776" calcext:value-type="float">
            <text:p>52776</text:p>
          </table:table-cell>
          <table:table-cell table:formula="of:=[.E29]*0.4375001774528" office:value-type="float" office:value="23089.509365249" calcext:value-type="float">
            <text:p>23089.509365249</text:p>
          </table:table-cell>
          <table:table-cell table:formula="of:=[.D29]*0.56249982" office:value-type="float" office:value="16728.18214698" calcext:value-type="float">
            <text:p>16728.18214698</text:p>
          </table:table-cell>
          <table:table-cell table:formula="of:=([.C29]-[.F29])^2/[.F29]" office:value-type="float" office:value="0.119414986054228" calcext:value-type="float">
            <text:p>0.1194149861</text:p>
          </table:table-cell>
          <table:table-cell table:formula="of:=([.D29]-[.G29])^2/[.G29]" office:value-type="float" office:value="10119.5323985054" calcext:value-type="float">
            <text:p>10119.5323985054</text:p>
          </table:table-cell>
          <table:table-cell table:number-columns-repeated="10"/>
          <table:table-cell office:value-type="string" calcext:value-type="string">
            <text:p>Gly</text:p>
          </table:table-cell>
          <table:table-cell office:value-type="string" calcext:value-type="string">
            <text:p>CCC</text:p>
          </table:table-cell>
          <table:table-cell office:value-type="float" office:value="718194" calcext:value-type="float">
            <text:p>718194</text:p>
          </table:table-cell>
          <table:table-cell office:value-type="float" office:value="638057" calcext:value-type="float">
            <text:p>638057</text:p>
          </table:table-cell>
          <table:table-cell office:value-type="float" office:value="23037" calcext:value-type="float">
            <text:p>23037</text:p>
          </table:table-cell>
          <table:table-cell office:value-type="float" office:value="29739" calcext:value-type="float">
            <text:p>29739</text:p>
          </table:table-cell>
          <table:table-cell table:formula="of:=SUM([.V29:.Y29])" office:value-type="float" office:value="1409027" calcext:value-type="float">
            <text:p>1409027</text:p>
          </table:table-cell>
          <table:table-cell table:formula="of:=[.V29]/0.50999085" office:value-type="float" office:value="1408248.79505191" calcext:value-type="float">
            <text:p>1408248.79505191</text:p>
          </table:table-cell>
          <table:table-cell table:formula="of:=[.W29]/0.44783594" office:value-type="float" office:value="1424756.12832682" calcext:value-type="float">
            <text:p>1424756.12832682</text:p>
          </table:table-cell>
          <table:table-cell table:formula="of:=[.X29]/0.01845078" office:value-type="float" office:value="1248565.10131279" calcext:value-type="float">
            <text:p>1248565.10131279</text:p>
          </table:table-cell>
          <table:table-cell table:formula="of:=[.Y29]/0.02372242" office:value-type="float" office:value="1253624.20865999" calcext:value-type="float">
            <text:p>1253624.20865999</text:p>
          </table:table-cell>
          <table:table-cell table:number-columns-repeated="4"/>
          <table:table-cell office:value-type="string" calcext:value-type="string">
            <text:p>Gly</text:p>
          </table:table-cell>
          <table:table-cell office:value-type="string" calcext:value-type="string">
            <text:p>CCC</text:p>
          </table:table-cell>
          <table:table-cell office:value-type="float" office:value="718194" calcext:value-type="float">
            <text:p>718194</text:p>
          </table:table-cell>
          <table:table-cell office:value-type="float" office:value="638057" calcext:value-type="float">
            <text:p>638057</text:p>
          </table:table-cell>
          <table:table-cell table:formula="of:=SUM([.AK29:.AL29])" office:value-type="float" office:value="1356251" calcext:value-type="float">
            <text:p>1356251</text:p>
          </table:table-cell>
          <table:table-cell table:formula="of:=[.AK29]/0.5324458" office:value-type="float" office:value="1348858.41901655" calcext:value-type="float">
            <text:p>1348858.41901655</text:p>
          </table:table-cell>
          <table:table-cell table:formula="of:=[.AL29]/0.4675542" office:value-type="float" office:value="1364669.59338618" calcext:value-type="float">
            <text:p>1364669.59338618</text:p>
          </table:table-cell>
          <table:table-cell table:formula="of:=([.AK29]-[.AN29])^2/[.AN29]" office:value-type="float" office:value="294869.797901746" calcext:value-type="float">
            <text:p>294869.797901746</text:p>
          </table:table-cell>
          <table:table-cell table:formula="of:=([.AL29]-[.AO29])^2/[.AO29]" office:value-type="float" office:value="386881.823575579" calcext:value-type="float">
            <text:p>386881.823575579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table:style-name="ce1" office:value-type="string" calcext:value-type="string">
            <text:p>GCC</text:p>
          </table:table-cell>
          <table:table-cell office:value-type="float" office:value="36431" calcext:value-type="float">
            <text:p>36431</text:p>
          </table:table-cell>
          <table:table-cell office:value-type="float" office:value="51182" calcext:value-type="float">
            <text:p>51182</text:p>
          </table:table-cell>
          <table:table-cell table:formula="of:=SUM([.C30:.D30])" office:value-type="float" office:value="87613" calcext:value-type="float">
            <text:p>87613</text:p>
          </table:table-cell>
          <table:table-cell table:formula="of:=[.E30]*0.4375001774528" office:value-type="float" office:value="38330.7030471722" calcext:value-type="float">
            <text:p>38330.7030471722</text:p>
          </table:table-cell>
          <table:table-cell table:formula="of:=[.D30]*0.56249982" office:value-type="float" office:value="28789.86578724" calcext:value-type="float">
            <text:p>28789.86578724</text:p>
          </table:table-cell>
          <table:table-cell table:formula="of:=([.C30]-[.F30])^2/[.F30]" office:value-type="float" office:value="94.1509385568512" calcext:value-type="float">
            <text:p>94.1509385569</text:p>
          </table:table-cell>
          <table:table-cell table:formula="of:=([.D30]-[.G30])^2/[.G30]" office:value-type="float" office:value="17416.1171263427" calcext:value-type="float">
            <text:p>17416.1171263427</text:p>
          </table:table-cell>
          <table:table-cell table:number-columns-repeated="10"/>
          <table:table-cell office:value-type="string" calcext:value-type="string">
            <text:p>Gly</text:p>
          </table:table-cell>
          <table:table-cell office:value-type="string" calcext:value-type="string">
            <text:p>GCC</text:p>
          </table:table-cell>
          <table:table-cell office:value-type="float" office:value="951767" calcext:value-type="float">
            <text:p>951767</text:p>
          </table:table-cell>
          <table:table-cell office:value-type="float" office:value="943159" calcext:value-type="float">
            <text:p>943159</text:p>
          </table:table-cell>
          <table:table-cell office:value-type="float" office:value="36431" calcext:value-type="float">
            <text:p>36431</text:p>
          </table:table-cell>
          <table:table-cell office:value-type="float" office:value="51182" calcext:value-type="float">
            <text:p>51182</text:p>
          </table:table-cell>
          <table:table-cell table:formula="of:=SUM([.V30:.Y30])" office:value-type="float" office:value="1982539" calcext:value-type="float">
            <text:p>1982539</text:p>
          </table:table-cell>
          <table:table-cell table:formula="of:=[.V30]/0.50999085" office:value-type="float" office:value="1866243.28652171" calcext:value-type="float">
            <text:p>1866243.28652171</text:p>
          </table:table-cell>
          <table:table-cell table:formula="of:=[.W30]/0.44783594" office:value-type="float" office:value="2106036.86698303" calcext:value-type="float">
            <text:p>2106036.86698303</text:p>
          </table:table-cell>
          <table:table-cell table:formula="of:=[.X30]/0.01845078" office:value-type="float" office:value="1974496.4711519" calcext:value-type="float">
            <text:p>1974496.4711519</text:p>
          </table:table-cell>
          <table:table-cell table:formula="of:=[.Y30]/0.02372242" office:value-type="float" office:value="2157537.04723211" calcext:value-type="float">
            <text:p>2157537.04723211</text:p>
          </table:table-cell>
          <table:table-cell table:number-columns-repeated="4"/>
          <table:table-cell office:value-type="string" calcext:value-type="string">
            <text:p>Gly</text:p>
          </table:table-cell>
          <table:table-cell office:value-type="string" calcext:value-type="string">
            <text:p>GCC</text:p>
          </table:table-cell>
          <table:table-cell office:value-type="float" office:value="951767" calcext:value-type="float">
            <text:p>951767</text:p>
          </table:table-cell>
          <table:table-cell office:value-type="float" office:value="943159" calcext:value-type="float">
            <text:p>943159</text:p>
          </table:table-cell>
          <table:table-cell table:formula="of:=SUM([.AK30:.AL30])" office:value-type="float" office:value="1894926" calcext:value-type="float">
            <text:p>1894926</text:p>
          </table:table-cell>
          <table:table-cell table:formula="of:=[.AK30]/0.5324458" office:value-type="float" office:value="1787537.81136033" calcext:value-type="float">
            <text:p>1787537.81136033</text:p>
          </table:table-cell>
          <table:table-cell table:formula="of:=[.AL30]/0.4675542" office:value-type="float" office:value="2017218.53851382" calcext:value-type="float">
            <text:p>2017218.53851382</text:p>
          </table:table-cell>
          <table:table-cell table:formula="of:=([.AK30]-[.AN30])^2/[.AN30]" office:value-type="float" office:value="390768.15308893" calcext:value-type="float">
            <text:p>390768.15308893</text:p>
          </table:table-cell>
          <table:table-cell table:formula="of:=([.AL30]-[.AO30])^2/[.AO30]" office:value-type="float" office:value="571878.490231624" calcext:value-type="float">
            <text:p>571878.490231624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table:style-name="ce1" office:value-type="string" calcext:value-type="string">
            <text:p>TCC</text:p>
          </table:table-cell>
          <table:table-cell office:value-type="float" office:value="20027" calcext:value-type="float">
            <text:p>20027</text:p>
          </table:table-cell>
          <table:table-cell office:value-type="float" office:value="19444" calcext:value-type="float">
            <text:p>19444</text:p>
          </table:table-cell>
          <table:table-cell table:formula="of:=SUM([.C31:.D31])" office:value-type="float" office:value="39471" calcext:value-type="float">
            <text:p>39471</text:p>
          </table:table-cell>
          <table:table-cell table:formula="of:=[.E31]*0.4375001774528" office:value-type="float" office:value="17268.5695042395" calcext:value-type="float">
            <text:p>17268.5695042395</text:p>
          </table:table-cell>
          <table:table-cell table:formula="of:=[.D31]*0.56249982" office:value-type="float" office:value="10937.24650008" calcext:value-type="float">
            <text:p>10937.24650008</text:p>
          </table:table-cell>
          <table:table-cell table:formula="of:=([.C31]-[.F31])^2/[.F31]" office:value-type="float" office:value="440.623573253921" calcext:value-type="float">
            <text:p>440.6235732539</text:p>
          </table:table-cell>
          <table:table-cell table:formula="of:=([.D31]-[.G31])^2/[.G31]" office:value-type="float" office:value="6616.36867267021" calcext:value-type="float">
            <text:p>6616.3686726702</text:p>
          </table:table-cell>
          <table:table-cell table:number-columns-repeated="10"/>
          <table:table-cell office:value-type="string" calcext:value-type="string">
            <text:p>Gly</text:p>
          </table:table-cell>
          <table:table-cell office:value-type="string" calcext:value-type="string">
            <text:p>TCC</text:p>
          </table:table-cell>
          <table:table-cell office:value-type="float" office:value="598215" calcext:value-type="float">
            <text:p>598215</text:p>
          </table:table-cell>
          <table:table-cell office:value-type="float" office:value="385213" calcext:value-type="float">
            <text:p>385213</text:p>
          </table:table-cell>
          <table:table-cell office:value-type="float" office:value="20027" calcext:value-type="float">
            <text:p>20027</text:p>
          </table:table-cell>
          <table:table-cell office:value-type="float" office:value="19444" calcext:value-type="float">
            <text:p>19444</text:p>
          </table:table-cell>
          <table:table-cell table:formula="of:=SUM([.V31:.Y31])" office:value-type="float" office:value="1022899" calcext:value-type="float">
            <text:p>1022899</text:p>
          </table:table-cell>
          <table:table-cell table:formula="of:=[.V31]/0.50999085" office:value-type="float" office:value="1172991.63308518" calcext:value-type="float">
            <text:p>1172991.63308518</text:p>
          </table:table-cell>
          <table:table-cell table:formula="of:=[.W31]/0.44783594" office:value-type="float" office:value="860165.443622055" calcext:value-type="float">
            <text:p>860165.443622055</text:p>
          </table:table-cell>
          <table:table-cell table:formula="of:=[.X31]/0.01845078" office:value-type="float" office:value="1085428.36671404" calcext:value-type="float">
            <text:p>1085428.36671404</text:p>
          </table:table-cell>
          <table:table-cell table:formula="of:=[.Y31]/0.02372242" office:value-type="float" office:value="819646.56219728" calcext:value-type="float">
            <text:p>819646.56219728</text:p>
          </table:table-cell>
          <table:table-cell table:number-columns-repeated="4"/>
          <table:table-cell office:value-type="string" calcext:value-type="string">
            <text:p>Gly</text:p>
          </table:table-cell>
          <table:table-cell office:value-type="string" calcext:value-type="string">
            <text:p>TCC</text:p>
          </table:table-cell>
          <table:table-cell office:value-type="float" office:value="598215" calcext:value-type="float">
            <text:p>598215</text:p>
          </table:table-cell>
          <table:table-cell office:value-type="float" office:value="385213" calcext:value-type="float">
            <text:p>385213</text:p>
          </table:table-cell>
          <table:table-cell table:formula="of:=SUM([.AK31:.AL31])" office:value-type="float" office:value="983428" calcext:value-type="float">
            <text:p>983428</text:p>
          </table:table-cell>
          <table:table-cell table:formula="of:=[.AK31]/0.5324458" office:value-type="float" office:value="1123522.80739185" calcext:value-type="float">
            <text:p>1123522.80739185</text:p>
          </table:table-cell>
          <table:table-cell table:formula="of:=[.AL31]/0.4675542" office:value-type="float" office:value="823889.508424906" calcext:value-type="float">
            <text:p>823889.508424906</text:p>
          </table:table-cell>
          <table:table-cell table:formula="of:=([.AK31]-[.AN31])^2/[.AN31]" office:value-type="float" office:value="245609.871638851" calcext:value-type="float">
            <text:p>245609.871638851</text:p>
          </table:table-cell>
          <table:table-cell table:formula="of:=([.AL31]-[.AO31])^2/[.AO31]" office:value-type="float" office:value="233571.464469506" calcext:value-type="float">
            <text:p>233571.464469506</text:p>
          </table:table-cell>
        </table:table-row>
        <table:table-row table:style-name="ro1">
          <table:table-cell table:number-columns-repeated="4"/>
          <table:table-cell table:formula="of:=SUM([.C32:.D32])" office:value-type="float" office:value="0" calcext:value-type="float">
            <text:p>0</text:p>
          </table:table-cell>
          <table:table-cell table:formula="of:=[.E32]*0.4375001774528" office:value-type="float" office:value="0" calcext:value-type="float">
            <text:p>0</text:p>
          </table:table-cell>
          <table:table-cell table:formula="of:=[.D32]*0.56249982" office:value-type="float" office:value="0" calcext:value-type="float">
            <text:p>0</text:p>
          </table:table-cell>
          <table:table-cell table:formula="of:=([.C32]-[.F32])^2/[.F32]" office:value-type="string" office:string-value="" calcext:value-type="error">
            <text:p>#DIV/0!</text:p>
          </table:table-cell>
          <table:table-cell table:formula="of:=([.D32]-[.G32])^2/[.G32]" office:value-type="string" office:string-value="" calcext:value-type="error">
            <text:p>#DIV/0!</text:p>
          </table:table-cell>
          <table:table-cell table:number-columns-repeated="29"/>
          <table:table-cell table:formula="of:=SUM([.AK32:.AL32])" office:value-type="float" office:value="0" calcext:value-type="float">
            <text:p>0</text:p>
          </table:table-cell>
          <table:table-cell table:formula="of:=[.AK32]/0.5324458" office:value-type="float" office:value="0" calcext:value-type="float">
            <text:p>0</text:p>
          </table:table-cell>
          <table:table-cell table:formula="of:=[.AL32]/0.4675542" office:value-type="float" office:value="0" calcext:value-type="float">
            <text:p>0</text:p>
          </table:table-cell>
          <table:table-cell table:formula="of:=([.AK32]-[.AN32])^2/[.AN32]" office:value-type="string" office:string-value="" calcext:value-type="error">
            <text:p>#DIV/0!</text:p>
          </table:table-cell>
          <table:table-cell table:formula="of:=([.AL32]-[.AO32])^2/[.AO3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C33:.D33])" office:value-type="float" office:value="0" calcext:value-type="float">
            <text:p>0</text:p>
          </table:table-cell>
          <table:table-cell table:formula="of:=[.E33]*0.4375001774528" office:value-type="float" office:value="0" calcext:value-type="float">
            <text:p>0</text:p>
          </table:table-cell>
          <table:table-cell table:formula="of:=[.D33]*0.56249982" office:value-type="float" office:value="0" calcext:value-type="float">
            <text:p>0</text:p>
          </table:table-cell>
          <table:table-cell table:formula="of:=([.C33]-[.F33])^2/[.F33]" office:value-type="string" office:string-value="" calcext:value-type="error">
            <text:p>#DIV/0!</text:p>
          </table:table-cell>
          <table:table-cell table:formula="of:=([.D33]-[.G33])^2/[.G33]" office:value-type="string" office:string-value="" calcext:value-type="error">
            <text:p>#DIV/0!</text:p>
          </table:table-cell>
          <table:table-cell table:number-columns-repeated="29"/>
          <table:table-cell table:formula="of:=SUM([.AK33:.AL33])" office:value-type="float" office:value="0" calcext:value-type="float">
            <text:p>0</text:p>
          </table:table-cell>
          <table:table-cell table:formula="of:=[.AK33]/0.5324458" office:value-type="float" office:value="0" calcext:value-type="float">
            <text:p>0</text:p>
          </table:table-cell>
          <table:table-cell table:formula="of:=[.AL33]/0.4675542" office:value-type="float" office:value="0" calcext:value-type="float">
            <text:p>0</text:p>
          </table:table-cell>
          <table:table-cell table:formula="of:=([.AK33]-[.AN33])^2/[.AN33]" office:value-type="string" office:string-value="" calcext:value-type="error">
            <text:p>#DIV/0!</text:p>
          </table:table-cell>
          <table:table-cell table:formula="of:=([.AL33]-[.AO33])^2/[.AO3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His</text:p>
          </table:table-cell>
          <table:table-cell table:style-name="ce1" office:value-type="string" calcext:value-type="string">
            <text:p>GTG</text:p>
          </table:table-cell>
          <table:table-cell office:value-type="float" office:value="14459" calcext:value-type="float">
            <text:p>14459</text:p>
          </table:table-cell>
          <table:table-cell office:value-type="float" office:value="16315" calcext:value-type="float">
            <text:p>16315</text:p>
          </table:table-cell>
          <table:table-cell table:formula="of:=SUM([.C34:.D34])" office:value-type="float" office:value="30774" calcext:value-type="float">
            <text:p>30774</text:p>
          </table:table-cell>
          <table:table-cell table:formula="of:=[.E34]*0.4375001774528" office:value-type="float" office:value="13463.6304609325" calcext:value-type="float">
            <text:p>13463.6304609325</text:p>
          </table:table-cell>
          <table:table-cell table:formula="of:=[.D34]*0.56249982" office:value-type="float" office:value="9177.1845633" calcext:value-type="float">
            <text:p>9177.1845633</text:p>
          </table:table-cell>
          <table:table-cell table:formula="of:=([.C34]-[.F34])^2/[.F34]" office:value-type="float" office:value="73.5879168830734" calcext:value-type="float">
            <text:p>73.5879168831</text:p>
          </table:table-cell>
          <table:table-cell table:formula="of:=([.D34]-[.G34])^2/[.G34]" office:value-type="float" office:value="5551.63828916964" calcext:value-type="float">
            <text:p>5551.6382891696</text:p>
          </table:table-cell>
          <table:table-cell table:number-columns-repeated="10"/>
          <table:table-cell office:value-type="string" calcext:value-type="string">
            <text:p>His</text:p>
          </table:table-cell>
          <table:table-cell office:value-type="string" calcext:value-type="string">
            <text:p>GTG</text:p>
          </table:table-cell>
          <table:table-cell office:value-type="float" office:value="431671" calcext:value-type="float">
            <text:p>431671</text:p>
          </table:table-cell>
          <table:table-cell office:value-type="float" office:value="339223" calcext:value-type="float">
            <text:p>339223</text:p>
          </table:table-cell>
          <table:table-cell office:value-type="float" office:value="14459" calcext:value-type="float">
            <text:p>14459</text:p>
          </table:table-cell>
          <table:table-cell office:value-type="float" office:value="16315" calcext:value-type="float">
            <text:p>16315</text:p>
          </table:table-cell>
          <table:table-cell table:formula="of:=SUM([.V34:.Y34])" office:value-type="float" office:value="801668" calcext:value-type="float">
            <text:p>801668</text:p>
          </table:table-cell>
          <table:table-cell table:formula="of:=[.V34]/0.50999085" office:value-type="float" office:value="846428.911420666" calcext:value-type="float">
            <text:p>846428.911420666</text:p>
          </table:table-cell>
          <table:table-cell table:formula="of:=[.W34]/0.44783594" office:value-type="float" office:value="757471.586581461" calcext:value-type="float">
            <text:p>757471.586581461</text:p>
          </table:table-cell>
          <table:table-cell table:formula="of:=[.X34]/0.01845078" office:value-type="float" office:value="783652.50683169" calcext:value-type="float">
            <text:p>783652.50683169</text:p>
          </table:table-cell>
          <table:table-cell table:formula="of:=[.Y34]/0.02372242" office:value-type="float" office:value="687746.022539016" calcext:value-type="float">
            <text:p>687746.022539016</text:p>
          </table:table-cell>
          <table:table-cell table:number-columns-repeated="4"/>
          <table:table-cell office:value-type="string" calcext:value-type="string">
            <text:p>His</text:p>
          </table:table-cell>
          <table:table-cell office:value-type="string" calcext:value-type="string">
            <text:p>GTG</text:p>
          </table:table-cell>
          <table:table-cell office:value-type="float" office:value="431671" calcext:value-type="float">
            <text:p>431671</text:p>
          </table:table-cell>
          <table:table-cell office:value-type="float" office:value="339223" calcext:value-type="float">
            <text:p>339223</text:p>
          </table:table-cell>
          <table:table-cell table:formula="of:=SUM([.AK34:.AL34])" office:value-type="float" office:value="770894" calcext:value-type="float">
            <text:p>770894</text:p>
          </table:table-cell>
          <table:table-cell table:formula="of:=[.AK34]/0.5324458" office:value-type="float" office:value="810732.284863549" calcext:value-type="float">
            <text:p>810732.284863549</text:p>
          </table:table-cell>
          <table:table-cell table:formula="of:=[.AL34]/0.4675542" office:value-type="float" office:value="725526.580661665" calcext:value-type="float">
            <text:p>725526.580661665</text:p>
          </table:table-cell>
          <table:table-cell table:formula="of:=([.AK34]-[.AN34])^2/[.AN34]" office:value-type="float" office:value="177231.695795349" calcext:value-type="float">
            <text:p>177231.695795349</text:p>
          </table:table-cell>
          <table:table-cell table:formula="of:=([.AL34]-[.AO34])^2/[.AO34]" office:value-type="float" office:value="205685.719048265" calcext:value-type="float">
            <text:p>205685.719048265</text:p>
          </table:table-cell>
        </table:table-row>
        <table:table-row table:style-name="ro1">
          <table:table-cell table:number-columns-repeated="4"/>
          <table:table-cell table:formula="of:=SUM([.C35:.D35])" office:value-type="float" office:value="0" calcext:value-type="float">
            <text:p>0</text:p>
          </table:table-cell>
          <table:table-cell table:formula="of:=[.E35]*0.4375001774528" office:value-type="float" office:value="0" calcext:value-type="float">
            <text:p>0</text:p>
          </table:table-cell>
          <table:table-cell table:formula="of:=[.D35]*0.56249982" office:value-type="float" office:value="0" calcext:value-type="float">
            <text:p>0</text:p>
          </table:table-cell>
          <table:table-cell table:formula="of:=([.C35]-[.F35])^2/[.F35]" office:value-type="string" office:string-value="" calcext:value-type="error">
            <text:p>#DIV/0!</text:p>
          </table:table-cell>
          <table:table-cell table:formula="of:=([.D35]-[.G35])^2/[.G35]" office:value-type="string" office:string-value="" calcext:value-type="error">
            <text:p>#DIV/0!</text:p>
          </table:table-cell>
          <table:table-cell table:number-columns-repeated="29"/>
          <table:table-cell table:formula="of:=SUM([.AK35:.AL35])" office:value-type="float" office:value="0" calcext:value-type="float">
            <text:p>0</text:p>
          </table:table-cell>
          <table:table-cell table:formula="of:=[.AK35]/0.5324458" office:value-type="float" office:value="0" calcext:value-type="float">
            <text:p>0</text:p>
          </table:table-cell>
          <table:table-cell table:formula="of:=[.AL35]/0.4675542" office:value-type="float" office:value="0" calcext:value-type="float">
            <text:p>0</text:p>
          </table:table-cell>
          <table:table-cell table:formula="of:=([.AK35]-[.AN35])^2/[.AN35]" office:value-type="string" office:string-value="" calcext:value-type="error">
            <text:p>#DIV/0!</text:p>
          </table:table-cell>
          <table:table-cell table:formula="of:=([.AL35]-[.AO35])^2/[.AO3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C36:.D36])" office:value-type="float" office:value="0" calcext:value-type="float">
            <text:p>0</text:p>
          </table:table-cell>
          <table:table-cell table:formula="of:=[.E36]*0.4375001774528" office:value-type="float" office:value="0" calcext:value-type="float">
            <text:p>0</text:p>
          </table:table-cell>
          <table:table-cell table:formula="of:=[.D36]*0.56249982" office:value-type="float" office:value="0" calcext:value-type="float">
            <text:p>0</text:p>
          </table:table-cell>
          <table:table-cell table:formula="of:=([.C36]-[.F36])^2/[.F36]" office:value-type="string" office:string-value="" calcext:value-type="error">
            <text:p>#DIV/0!</text:p>
          </table:table-cell>
          <table:table-cell table:formula="of:=([.D36]-[.G36])^2/[.G36]" office:value-type="string" office:string-value="" calcext:value-type="error">
            <text:p>#DIV/0!</text:p>
          </table:table-cell>
          <table:table-cell table:number-columns-repeated="29"/>
          <table:table-cell table:formula="of:=SUM([.AK36:.AL36])" office:value-type="float" office:value="0" calcext:value-type="float">
            <text:p>0</text:p>
          </table:table-cell>
          <table:table-cell table:formula="of:=[.AK36]/0.5324458" office:value-type="float" office:value="0" calcext:value-type="float">
            <text:p>0</text:p>
          </table:table-cell>
          <table:table-cell table:formula="of:=[.AL36]/0.4675542" office:value-type="float" office:value="0" calcext:value-type="float">
            <text:p>0</text:p>
          </table:table-cell>
          <table:table-cell table:formula="of:=([.AK36]-[.AN36])^2/[.AN36]" office:value-type="string" office:string-value="" calcext:value-type="error">
            <text:p>#DIV/0!</text:p>
          </table:table-cell>
          <table:table-cell table:formula="of:=([.AL36]-[.AO36])^2/[.AO3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table:style-name="ce1" office:value-type="string" calcext:value-type="string">
            <text:p>(I)AAT</text:p>
          </table:table-cell>
          <table:table-cell office:value-type="float" office:value="10849" calcext:value-type="float">
            <text:p>10849</text:p>
          </table:table-cell>
          <table:table-cell office:value-type="float" office:value="12395" calcext:value-type="float">
            <text:p>12395</text:p>
          </table:table-cell>
          <table:table-cell table:formula="of:=SUM([.C37:.D37])" office:value-type="float" office:value="23244" calcext:value-type="float">
            <text:p>23244</text:p>
          </table:table-cell>
          <table:table-cell table:formula="of:=[.E37]*0.4375001774528" office:value-type="float" office:value="10169.2541247129" calcext:value-type="float">
            <text:p>10169.2541247129</text:p>
          </table:table-cell>
          <table:table-cell table:formula="of:=[.D37]*0.56249982" office:value-type="float" office:value="6972.1852689" calcext:value-type="float">
            <text:p>6972.1852689</text:p>
          </table:table-cell>
          <table:table-cell table:formula="of:=([.C37]-[.F37])^2/[.F37]" office:value-type="float" office:value="45.436415424705" calcext:value-type="float">
            <text:p>45.4364154247</text:p>
          </table:table-cell>
          <table:table-cell table:formula="of:=([.D37]-[.G37])^2/[.G37]" office:value-type="float" office:value="4217.74787583559" calcext:value-type="float">
            <text:p>4217.7478758356</text:p>
          </table:table-cell>
          <table:table-cell table:number-columns-repeated="10"/>
          <table:table-cell office:value-type="string" calcext:value-type="string">
            <text:p>Ile</text:p>
          </table:table-cell>
          <table:table-cell office:value-type="string" calcext:value-type="string">
            <text:p>(I)AAT</text:p>
          </table:table-cell>
          <table:table-cell office:value-type="float" office:value="540932" calcext:value-type="float">
            <text:p>540932</text:p>
          </table:table-cell>
          <table:table-cell office:value-type="float" office:value="437939" calcext:value-type="float">
            <text:p>437939</text:p>
          </table:table-cell>
          <table:table-cell office:value-type="float" office:value="10849" calcext:value-type="float">
            <text:p>10849</text:p>
          </table:table-cell>
          <table:table-cell office:value-type="float" office:value="12395" calcext:value-type="float">
            <text:p>12395</text:p>
          </table:table-cell>
          <table:table-cell table:formula="of:=SUM([.V37:.Y37])" office:value-type="float" office:value="1002115" calcext:value-type="float">
            <text:p>1002115</text:p>
          </table:table-cell>
          <table:table-cell table:formula="of:=[.V37]/0.50999085" office:value-type="float" office:value="1060670.01005998" calcext:value-type="float">
            <text:p>1060670.01005998</text:p>
          </table:table-cell>
          <table:table-cell table:formula="of:=[.W37]/0.44783594" office:value-type="float" office:value="977900.523124607" calcext:value-type="float">
            <text:p>977900.523124607</text:p>
          </table:table-cell>
          <table:table-cell table:formula="of:=[.X37]/0.01845078" office:value-type="float" office:value="587996.821814579" calcext:value-type="float">
            <text:p>587996.821814579</text:p>
          </table:table-cell>
          <table:table-cell table:formula="of:=[.Y37]/0.02372242" office:value-type="float" office:value="522501.498582354" calcext:value-type="float">
            <text:p>522501.498582354</text:p>
          </table:table-cell>
          <table:table-cell table:number-columns-repeated="4"/>
          <table:table-cell office:value-type="string" calcext:value-type="string">
            <text:p>Ile</text:p>
          </table:table-cell>
          <table:table-cell office:value-type="string" calcext:value-type="string">
            <text:p>(I)AAT</text:p>
          </table:table-cell>
          <table:table-cell office:value-type="float" office:value="540932" calcext:value-type="float">
            <text:p>540932</text:p>
          </table:table-cell>
          <table:table-cell office:value-type="float" office:value="437939" calcext:value-type="float">
            <text:p>437939</text:p>
          </table:table-cell>
          <table:table-cell table:formula="of:=SUM([.AK37:.AL37])" office:value-type="float" office:value="978871" calcext:value-type="float">
            <text:p>978871</text:p>
          </table:table-cell>
          <table:table-cell table:formula="of:=[.AK37]/0.5324458" office:value-type="float" office:value="1015938.14807066" calcext:value-type="float">
            <text:p>1015938.14807066</text:p>
          </table:table-cell>
          <table:table-cell table:formula="of:=[.AL37]/0.4675542" office:value-type="float" office:value="936659.322063624" calcext:value-type="float">
            <text:p>936659.322063624</text:p>
          </table:table-cell>
          <table:table-cell table:formula="of:=([.AK37]-[.AN37])^2/[.AN37]" office:value-type="float" office:value="222091.119556258" calcext:value-type="float">
            <text:p>222091.119556258</text:p>
          </table:table-cell>
          <table:table-cell table:formula="of:=([.AL37]-[.AO37])^2/[.AO37]" office:value-type="float" office:value="265541.540857424" calcext:value-type="float">
            <text:p>265541.540857424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GAT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formula="of:=SUM([.C38:.D38])" office:value-type="float" office:value="73" calcext:value-type="float">
            <text:p>73</text:p>
          </table:table-cell>
          <table:table-cell table:formula="of:=[.E38]*0.4375001774528" office:value-type="float" office:value="31.9375129540544" calcext:value-type="float">
            <text:p>31.9375129541</text:p>
          </table:table-cell>
          <table:table-cell table:formula="of:=[.D38]*0.56249982" office:value-type="float" office:value="20.24999352" calcext:value-type="float">
            <text:p>20.24999352</text:p>
          </table:table-cell>
          <table:table-cell table:formula="of:=([.C38]-[.F38])^2/[.F38]" office:value-type="float" office:value="0.802466213547585" calcext:value-type="float">
            <text:p>0.8024662135</text:p>
          </table:table-cell>
          <table:table-cell table:formula="of:=([.D38]-[.G38])^2/[.G38]" office:value-type="float" office:value="12.2500140000066" calcext:value-type="float">
            <text:p>12.250014</text:p>
          </table:table-cell>
          <table:table-cell table:number-columns-repeated="10"/>
          <table:table-cell office:value-type="string" calcext:value-type="string">
            <text:p>Ile</text:p>
          </table:table-cell>
          <table:table-cell office:value-type="string" calcext:value-type="string">
            <text:p>GAT</text:p>
          </table:table-cell>
          <table:table-cell office:value-type="float" office:value="1773" calcext:value-type="float">
            <text:p>1773</text:p>
          </table:table-cell>
          <table:table-cell office:value-type="float" office:value="1309" calcext:value-type="float">
            <text:p>130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formula="of:=SUM([.V38:.Y38])" office:value-type="float" office:value="3155" calcext:value-type="float">
            <text:p>3155</text:p>
          </table:table-cell>
          <table:table-cell table:formula="of:=[.V38]/0.50999085" office:value-type="float" office:value="3476.53296132666" calcext:value-type="float">
            <text:p>3476.5329613267</text:p>
          </table:table-cell>
          <table:table-cell table:formula="of:=[.W38]/0.44783594" office:value-type="float" office:value="2922.94539826348" calcext:value-type="float">
            <text:p>2922.9453982635</text:p>
          </table:table-cell>
          <table:table-cell table:formula="of:=[.X38]/0.01845078" office:value-type="float" office:value="2005.33527579864" calcext:value-type="float">
            <text:p>2005.3352757986</text:p>
          </table:table-cell>
          <table:table-cell table:formula="of:=[.Y38]/0.02372242" office:value-type="float" office:value="1517.55175062241" calcext:value-type="float">
            <text:p>1517.5517506224</text:p>
          </table:table-cell>
          <table:table-cell table:number-columns-repeated="4"/>
          <table:table-cell office:value-type="string" calcext:value-type="string">
            <text:p>Ile</text:p>
          </table:table-cell>
          <table:table-cell office:value-type="string" calcext:value-type="string">
            <text:p>GAT</text:p>
          </table:table-cell>
          <table:table-cell office:value-type="float" office:value="1773" calcext:value-type="float">
            <text:p>1773</text:p>
          </table:table-cell>
          <table:table-cell office:value-type="float" office:value="1309" calcext:value-type="float">
            <text:p>1309</text:p>
          </table:table-cell>
          <table:table-cell table:formula="of:=SUM([.AK38:.AL38])" office:value-type="float" office:value="3082" calcext:value-type="float">
            <text:p>3082</text:p>
          </table:table-cell>
          <table:table-cell table:formula="of:=[.AK38]/0.5324458" office:value-type="float" office:value="3329.91639712436" calcext:value-type="float">
            <text:p>3329.9163971244</text:p>
          </table:table-cell>
          <table:table-cell table:formula="of:=[.AL38]/0.4675542" office:value-type="float" office:value="2799.67541730991" calcext:value-type="float">
            <text:p>2799.6754173099</text:p>
          </table:table-cell>
          <table:table-cell table:formula="of:=([.AK38]-[.AN38])^2/[.AN38]" office:value-type="float" office:value="727.942800524365" calcext:value-type="float">
            <text:p>727.9428005244</text:p>
          </table:table-cell>
          <table:table-cell table:formula="of:=([.AL38]-[.AO38])^2/[.AO38]" office:value-type="float" office:value="793.703865109908" calcext:value-type="float">
            <text:p>793.7038651099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table:style-name="ce1" office:value-type="string" calcext:value-type="string">
            <text:p>TAT</text:p>
          </table:table-cell>
          <table:table-cell office:value-type="float" office:value="234" calcext:value-type="float">
            <text:p>234</text:p>
          </table:table-cell>
          <table:table-cell office:value-type="float" office:value="329" calcext:value-type="float">
            <text:p>329</text:p>
          </table:table-cell>
          <table:table-cell table:formula="of:=SUM([.C39:.D39])" office:value-type="float" office:value="563" calcext:value-type="float">
            <text:p>563</text:p>
          </table:table-cell>
          <table:table-cell table:formula="of:=[.E39]*0.4375001774528" office:value-type="float" office:value="246.312599905926" calcext:value-type="float">
            <text:p>246.3125999059</text:p>
          </table:table-cell>
          <table:table-cell table:formula="of:=[.D39]*0.56249982" office:value-type="float" office:value="185.06244078" calcext:value-type="float">
            <text:p>185.06244078</text:p>
          </table:table-cell>
          <table:table-cell table:formula="of:=([.C39]-[.F39])^2/[.F39]" office:value-type="float" office:value="0.615478528103392" calcext:value-type="float">
            <text:p>0.6154785281</text:p>
          </table:table-cell>
          <table:table-cell table:formula="of:=([.D39]-[.G39])^2/[.G39]" office:value-type="float" office:value="111.951516833393" calcext:value-type="float">
            <text:p>111.9515168334</text:p>
          </table:table-cell>
          <table:table-cell table:number-columns-repeated="10"/>
          <table:table-cell office:value-type="string" calcext:value-type="string">
            <text:p>Ile</text:p>
          </table:table-cell>
          <table:table-cell office:value-type="string" calcext:value-type="string">
            <text:p>TAT</text:p>
          </table:table-cell>
          <table:table-cell office:value-type="float" office:value="11593" calcext:value-type="float">
            <text:p>11593</text:p>
          </table:table-cell>
          <table:table-cell office:value-type="float" office:value="10210" calcext:value-type="float">
            <text:p>10210</text:p>
          </table:table-cell>
          <table:table-cell office:value-type="float" office:value="234" calcext:value-type="float">
            <text:p>234</text:p>
          </table:table-cell>
          <table:table-cell office:value-type="float" office:value="329" calcext:value-type="float">
            <text:p>329</text:p>
          </table:table-cell>
          <table:table-cell table:formula="of:=SUM([.V39:.Y39])" office:value-type="float" office:value="22366" calcext:value-type="float">
            <text:p>22366</text:p>
          </table:table-cell>
          <table:table-cell table:formula="of:=[.V39]/0.50999085" office:value-type="float" office:value="22731.780383903" calcext:value-type="float">
            <text:p>22731.780383903</text:p>
          </table:table-cell>
          <table:table-cell table:formula="of:=[.W39]/0.44783594" office:value-type="float" office:value="22798.5275143393" calcext:value-type="float">
            <text:p>22798.5275143393</text:p>
          </table:table-cell>
          <table:table-cell table:formula="of:=[.X39]/0.01845078" office:value-type="float" office:value="12682.390663159" calcext:value-type="float">
            <text:p>12682.390663159</text:p>
          </table:table-cell>
          <table:table-cell table:formula="of:=[.Y39]/0.02372242" office:value-type="float" office:value="13868.736832077" calcext:value-type="float">
            <text:p>13868.736832077</text:p>
          </table:table-cell>
          <table:table-cell table:number-columns-repeated="4"/>
          <table:table-cell office:value-type="string" calcext:value-type="string">
            <text:p>Ile</text:p>
          </table:table-cell>
          <table:table-cell office:value-type="string" calcext:value-type="string">
            <text:p>TAT</text:p>
          </table:table-cell>
          <table:table-cell office:value-type="float" office:value="11593" calcext:value-type="float">
            <text:p>11593</text:p>
          </table:table-cell>
          <table:table-cell office:value-type="float" office:value="10210" calcext:value-type="float">
            <text:p>10210</text:p>
          </table:table-cell>
          <table:table-cell table:formula="of:=SUM([.AK39:.AL39])" office:value-type="float" office:value="21803" calcext:value-type="float">
            <text:p>21803</text:p>
          </table:table-cell>
          <table:table-cell table:formula="of:=[.AK39]/0.5324458" office:value-type="float" office:value="21773.1081736395" calcext:value-type="float">
            <text:p>21773.1081736395</text:p>
          </table:table-cell>
          <table:table-cell table:formula="of:=[.AL39]/0.4675542" office:value-type="float" office:value="21837.0404971231" calcext:value-type="float">
            <text:p>21837.0404971231</text:p>
          </table:table-cell>
          <table:table-cell table:formula="of:=([.AK39]-[.AN39])^2/[.AN39]" office:value-type="float" office:value="4759.75233303946" calcext:value-type="float">
            <text:p>4759.7523330395</text:p>
          </table:table-cell>
          <table:table-cell table:formula="of:=([.AL39]-[.AO39])^2/[.AO39]" office:value-type="float" office:value="6190.76887912312" calcext:value-type="float">
            <text:p>6190.7688791231</text:p>
          </table:table-cell>
        </table:table-row>
        <table:table-row table:style-name="ro1">
          <table:table-cell table:number-columns-repeated="4"/>
          <table:table-cell table:formula="of:=SUM([.C40:.D40])" office:value-type="float" office:value="0" calcext:value-type="float">
            <text:p>0</text:p>
          </table:table-cell>
          <table:table-cell table:formula="of:=[.E40]*0.4375001774528" office:value-type="float" office:value="0" calcext:value-type="float">
            <text:p>0</text:p>
          </table:table-cell>
          <table:table-cell table:formula="of:=[.D40]*0.56249982" office:value-type="float" office:value="0" calcext:value-type="float">
            <text:p>0</text:p>
          </table:table-cell>
          <table:table-cell table:formula="of:=([.C40]-[.F40])^2/[.F40]" office:value-type="string" office:string-value="" calcext:value-type="error">
            <text:p>#DIV/0!</text:p>
          </table:table-cell>
          <table:table-cell table:formula="of:=([.D40]-[.G40])^2/[.G40]" office:value-type="string" office:string-value="" calcext:value-type="error">
            <text:p>#DIV/0!</text:p>
          </table:table-cell>
          <table:table-cell table:number-columns-repeated="29"/>
          <table:table-cell table:formula="of:=SUM([.AK40:.AL40])" office:value-type="float" office:value="0" calcext:value-type="float">
            <text:p>0</text:p>
          </table:table-cell>
          <table:table-cell table:formula="of:=[.AK40]/0.5324458" office:value-type="float" office:value="0" calcext:value-type="float">
            <text:p>0</text:p>
          </table:table-cell>
          <table:table-cell table:formula="of:=[.AL40]/0.4675542" office:value-type="float" office:value="0" calcext:value-type="float">
            <text:p>0</text:p>
          </table:table-cell>
          <table:table-cell table:formula="of:=([.AK40]-[.AN40])^2/[.AN40]" office:value-type="string" office:string-value="" calcext:value-type="error">
            <text:p>#DIV/0!</text:p>
          </table:table-cell>
          <table:table-cell table:formula="of:=([.AL40]-[.AO40])^2/[.AO4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table:style-name="ce1" office:value-type="string" calcext:value-type="string">
            <text:p>(I)AAG</text:p>
          </table:table-cell>
          <table:table-cell office:value-type="float" office:value="2774" calcext:value-type="float">
            <text:p>2774</text:p>
          </table:table-cell>
          <table:table-cell office:value-type="float" office:value="2102" calcext:value-type="float">
            <text:p>2102</text:p>
          </table:table-cell>
          <table:table-cell table:formula="of:=SUM([.C41:.D41])" office:value-type="float" office:value="4876" calcext:value-type="float">
            <text:p>4876</text:p>
          </table:table-cell>
          <table:table-cell table:formula="of:=[.E41]*0.4375001774528" office:value-type="float" office:value="2133.25086525985" calcext:value-type="float">
            <text:p>2133.2508652599</text:p>
          </table:table-cell>
          <table:table-cell table:formula="of:=[.D41]*0.56249982" office:value-type="float" office:value="1182.37462164" calcext:value-type="float">
            <text:p>1182.37462164</text:p>
          </table:table-cell>
          <table:table-cell table:formula="of:=([.C41]-[.F41])^2/[.F41]" office:value-type="float" office:value="192.457183707851" calcext:value-type="float">
            <text:p>192.4571837079</text:p>
          </table:table-cell>
          <table:table-cell table:formula="of:=([.D41]-[.G41])^2/[.G41]" office:value-type="float" office:value="715.264706333716" calcext:value-type="float">
            <text:p>715.2647063337</text:p>
          </table:table-cell>
          <table:table-cell table:number-columns-repeated="10"/>
          <table:table-cell office:value-type="string" calcext:value-type="string">
            <text:p>Leu</text:p>
          </table:table-cell>
          <table:table-cell office:value-type="string" calcext:value-type="string">
            <text:p>(I)AAG</text:p>
          </table:table-cell>
          <table:table-cell office:value-type="float" office:value="77118" calcext:value-type="float">
            <text:p>77118</text:p>
          </table:table-cell>
          <table:table-cell office:value-type="float" office:value="39975" calcext:value-type="float">
            <text:p>39975</text:p>
          </table:table-cell>
          <table:table-cell office:value-type="float" office:value="2774" calcext:value-type="float">
            <text:p>2774</text:p>
          </table:table-cell>
          <table:table-cell office:value-type="float" office:value="2102" calcext:value-type="float">
            <text:p>2102</text:p>
          </table:table-cell>
          <table:table-cell table:formula="of:=SUM([.V41:.Y41])" office:value-type="float" office:value="121969" calcext:value-type="float">
            <text:p>121969</text:p>
          </table:table-cell>
          <table:table-cell table:formula="of:=[.V41]/0.50999085" office:value-type="float" office:value="151214.477671511" calcext:value-type="float">
            <text:p>151214.477671511</text:p>
          </table:table-cell>
          <table:table-cell table:formula="of:=[.W41]/0.44783594" office:value-type="float" office:value="89262.5991562892" calcext:value-type="float">
            <text:p>89262.5991562892</text:p>
          </table:table-cell>
          <table:table-cell table:formula="of:=[.X41]/0.01845078" office:value-type="float" office:value="150345.947434201" calcext:value-type="float">
            <text:p>150345.947434201</text:p>
          </table:table-cell>
          <table:table-cell table:formula="of:=[.Y41]/0.02372242" office:value-type="float" office:value="88608.1605502305" calcext:value-type="float">
            <text:p>88608.1605502305</text:p>
          </table:table-cell>
          <table:table-cell table:number-columns-repeated="4"/>
          <table:table-cell office:value-type="string" calcext:value-type="string">
            <text:p>Leu</text:p>
          </table:table-cell>
          <table:table-cell office:value-type="string" calcext:value-type="string">
            <text:p>(I)AAG</text:p>
          </table:table-cell>
          <table:table-cell office:value-type="float" office:value="77118" calcext:value-type="float">
            <text:p>77118</text:p>
          </table:table-cell>
          <table:table-cell office:value-type="float" office:value="39975" calcext:value-type="float">
            <text:p>39975</text:p>
          </table:table-cell>
          <table:table-cell table:formula="of:=SUM([.AK41:.AL41])" office:value-type="float" office:value="117093" calcext:value-type="float">
            <text:p>117093</text:p>
          </table:table-cell>
          <table:table-cell table:formula="of:=[.AK41]/0.5324458" office:value-type="float" office:value="144837.277334144" calcext:value-type="float">
            <text:p>144837.277334144</text:p>
          </table:table-cell>
          <table:table-cell table:formula="of:=[.AL41]/0.4675542" office:value-type="float" office:value="85498.1090962288" calcext:value-type="float">
            <text:p>85498.1090962288</text:p>
          </table:table-cell>
          <table:table-cell table:formula="of:=([.AK41]-[.AN41])^2/[.AN41]" office:value-type="float" office:value="31662.4325385437" calcext:value-type="float">
            <text:p>31662.4325385437</text:p>
          </table:table-cell>
          <table:table-cell table:formula="of:=([.AL41]-[.AO41])^2/[.AO41]" office:value-type="float" office:value="24238.5882412288" calcext:value-type="float">
            <text:p>24238.5882412288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table:style-name="ce1" office:value-type="string" calcext:value-type="string">
            <text:p>CAA</text:p>
          </table:table-cell>
          <table:table-cell office:value-type="float" office:value="586" calcext:value-type="float">
            <text:p>586</text:p>
          </table:table-cell>
          <table:table-cell office:value-type="float" office:value="233" calcext:value-type="float">
            <text:p>233</text:p>
          </table:table-cell>
          <table:table-cell table:formula="of:=SUM([.C42:.D42])" office:value-type="float" office:value="819" calcext:value-type="float">
            <text:p>819</text:p>
          </table:table-cell>
          <table:table-cell table:formula="of:=[.E42]*0.4375001774528" office:value-type="float" office:value="358.312645333843" calcext:value-type="float">
            <text:p>358.3126453338</text:p>
          </table:table-cell>
          <table:table-cell table:formula="of:=[.D42]*0.56249982" office:value-type="float" office:value="131.06245806" calcext:value-type="float">
            <text:p>131.06245806</text:p>
          </table:table-cell>
          <table:table-cell table:formula="of:=([.C42]-[.F42])^2/[.F42]" office:value-type="float" office:value="144.682394411649" calcext:value-type="float">
            <text:p>144.6823944116</text:p>
          </table:table-cell>
          <table:table-cell table:formula="of:=([.D42]-[.G42])^2/[.G42]" office:value-type="float" office:value="79.2848128333758" calcext:value-type="float">
            <text:p>79.2848128334</text:p>
          </table:table-cell>
          <table:table-cell table:number-columns-repeated="10"/>
          <table:table-cell office:value-type="string" calcext:value-type="string">
            <text:p>Leu</text:p>
          </table:table-cell>
          <table:table-cell office:value-type="string" calcext:value-type="string">
            <text:p>CAA</text:p>
          </table:table-cell>
          <table:table-cell office:value-type="float" office:value="19223" calcext:value-type="float">
            <text:p>19223</text:p>
          </table:table-cell>
          <table:table-cell office:value-type="float" office:value="6083" calcext:value-type="float">
            <text:p>6083</text:p>
          </table:table-cell>
          <table:table-cell office:value-type="float" office:value="586" calcext:value-type="float">
            <text:p>586</text:p>
          </table:table-cell>
          <table:table-cell office:value-type="float" office:value="233" calcext:value-type="float">
            <text:p>233</text:p>
          </table:table-cell>
          <table:table-cell table:formula="of:=SUM([.V42:.Y42])" office:value-type="float" office:value="26125" calcext:value-type="float">
            <text:p>26125</text:p>
          </table:table-cell>
          <table:table-cell table:formula="of:=[.V42]/0.50999085" office:value-type="float" office:value="37692.8331165157" calcext:value-type="float">
            <text:p>37692.8331165157</text:p>
          </table:table-cell>
          <table:table-cell table:formula="of:=[.W42]/0.44783594" office:value-type="float" office:value="13583.099203695" calcext:value-type="float">
            <text:p>13583.099203695</text:p>
          </table:table-cell>
          <table:table-cell table:formula="of:=[.X42]/0.01845078" office:value-type="float" office:value="31760.1749085946" calcext:value-type="float">
            <text:p>31760.1749085946</text:p>
          </table:table-cell>
          <table:table-cell table:formula="of:=[.Y42]/0.02372242" office:value-type="float" office:value="9821.93216375058" calcext:value-type="float">
            <text:p>9821.9321637506</text:p>
          </table:table-cell>
          <table:table-cell table:number-columns-repeated="4"/>
          <table:table-cell office:value-type="string" calcext:value-type="string">
            <text:p>Leu</text:p>
          </table:table-cell>
          <table:table-cell office:value-type="string" calcext:value-type="string">
            <text:p>CAA</text:p>
          </table:table-cell>
          <table:table-cell office:value-type="float" office:value="19223" calcext:value-type="float">
            <text:p>19223</text:p>
          </table:table-cell>
          <table:table-cell office:value-type="float" office:value="6083" calcext:value-type="float">
            <text:p>6083</text:p>
          </table:table-cell>
          <table:table-cell table:formula="of:=SUM([.AK42:.AL42])" office:value-type="float" office:value="25306" calcext:value-type="float">
            <text:p>25306</text:p>
          </table:table-cell>
          <table:table-cell table:formula="of:=[.AK42]/0.5324458" office:value-type="float" office:value="36103.2052464307" calcext:value-type="float">
            <text:p>36103.2052464307</text:p>
          </table:table-cell>
          <table:table-cell table:formula="of:=[.AL42]/0.4675542" office:value-type="float" office:value="13010.2563510284" calcext:value-type="float">
            <text:p>13010.2563510284</text:p>
          </table:table-cell>
          <table:table-cell table:formula="of:=([.AK42]-[.AN42])^2/[.AN42]" office:value-type="float" office:value="7892.41085983072" calcext:value-type="float">
            <text:p>7892.4108598307</text:p>
          </table:table-cell>
          <table:table-cell table:formula="of:=([.AL42]-[.AO42])^2/[.AO42]" office:value-type="float" office:value="3688.38854962839" calcext:value-type="float">
            <text:p>3688.3885496284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table:style-name="ce1" office:value-type="string" calcext:value-type="string">
            <text:p>CAG</text:p>
          </table:table-cell>
          <table:table-cell office:value-type="float" office:value="353" calcext:value-type="float">
            <text:p>353</text:p>
          </table:table-cell>
          <table:table-cell office:value-type="float" office:value="224" calcext:value-type="float">
            <text:p>224</text:p>
          </table:table-cell>
          <table:table-cell table:formula="of:=SUM([.C43:.D43])" office:value-type="float" office:value="577" calcext:value-type="float">
            <text:p>577</text:p>
          </table:table-cell>
          <table:table-cell table:formula="of:=[.E43]*0.4375001774528" office:value-type="float" office:value="252.437602390266" calcext:value-type="float">
            <text:p>252.4376023903</text:p>
          </table:table-cell>
          <table:table-cell table:formula="of:=[.D43]*0.56249982" office:value-type="float" office:value="125.99995968" calcext:value-type="float">
            <text:p>125.99995968</text:p>
          </table:table-cell>
          <table:table-cell table:formula="of:=([.C43]-[.F43])^2/[.F43]" office:value-type="float" office:value="40.0605762266116" calcext:value-type="float">
            <text:p>40.0605762266</text:p>
          </table:table-cell>
          <table:table-cell table:formula="of:=([.D43]-[.G43])^2/[.G43]" office:value-type="float" office:value="76.2223093333741" calcext:value-type="float">
            <text:p>76.2223093334</text:p>
          </table:table-cell>
          <table:table-cell table:number-columns-repeated="10"/>
          <table:table-cell office:value-type="string" calcext:value-type="string">
            <text:p>Leu</text:p>
          </table:table-cell>
          <table:table-cell office:value-type="string" calcext:value-type="string">
            <text:p>CAG</text:p>
          </table:table-cell>
          <table:table-cell office:value-type="float" office:value="13415" calcext:value-type="float">
            <text:p>13415</text:p>
          </table:table-cell>
          <table:table-cell office:value-type="float" office:value="4852" calcext:value-type="float">
            <text:p>4852</text:p>
          </table:table-cell>
          <table:table-cell office:value-type="float" office:value="353" calcext:value-type="float">
            <text:p>353</text:p>
          </table:table-cell>
          <table:table-cell office:value-type="float" office:value="224" calcext:value-type="float">
            <text:p>224</text:p>
          </table:table-cell>
          <table:table-cell table:formula="of:=SUM([.V43:.Y43])" office:value-type="float" office:value="18844" calcext:value-type="float">
            <text:p>18844</text:p>
          </table:table-cell>
          <table:table-cell table:formula="of:=[.V43]/0.50999085" office:value-type="float" office:value="26304.3935003932" calcext:value-type="float">
            <text:p>26304.3935003932</text:p>
          </table:table-cell>
          <table:table-cell table:formula="of:=[.W43]/0.44783594" office:value-type="float" office:value="10834.3247306145" calcext:value-type="float">
            <text:p>10834.3247306145</text:p>
          </table:table-cell>
          <table:table-cell table:formula="of:=[.X43]/0.01845078" office:value-type="float" office:value="19131.982496133" calcext:value-type="float">
            <text:p>19131.982496133</text:p>
          </table:table-cell>
          <table:table-cell table:formula="of:=[.Y43]/0.02372242" office:value-type="float" office:value="9442.54422609498" calcext:value-type="float">
            <text:p>9442.544226095</text:p>
          </table:table-cell>
          <table:table-cell table:number-columns-repeated="4"/>
          <table:table-cell office:value-type="string" calcext:value-type="string">
            <text:p>Leu</text:p>
          </table:table-cell>
          <table:table-cell office:value-type="string" calcext:value-type="string">
            <text:p>CAG</text:p>
          </table:table-cell>
          <table:table-cell office:value-type="float" office:value="13415" calcext:value-type="float">
            <text:p>13415</text:p>
          </table:table-cell>
          <table:table-cell office:value-type="float" office:value="4852" calcext:value-type="float">
            <text:p>4852</text:p>
          </table:table-cell>
          <table:table-cell table:formula="of:=SUM([.AK43:.AL43])" office:value-type="float" office:value="18267" calcext:value-type="float">
            <text:p>18267</text:p>
          </table:table-cell>
          <table:table-cell table:formula="of:=[.AK43]/0.5324458" office:value-type="float" office:value="25195.0527171028" calcext:value-type="float">
            <text:p>25195.0527171028</text:p>
          </table:table-cell>
          <table:table-cell table:formula="of:=[.AL43]/0.4675542" office:value-type="float" office:value="10377.4065124428" calcext:value-type="float">
            <text:p>10377.4065124428</text:p>
          </table:table-cell>
          <table:table-cell table:formula="of:=([.AK43]-[.AN43])^2/[.AN43]" office:value-type="float" office:value="5507.81312410285" calcext:value-type="float">
            <text:p>5507.8131241029</text:p>
          </table:table-cell>
          <table:table-cell table:formula="of:=([.AL43]-[.AO43])^2/[.AO43]" office:value-type="float" office:value="2941.97949084284" calcext:value-type="float">
            <text:p>2941.9794908428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TAA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formula="of:=SUM([.C44:.D44])" office:value-type="float" office:value="38" calcext:value-type="float">
            <text:p>38</text:p>
          </table:table-cell>
          <table:table-cell table:formula="of:=[.E44]*0.4375001774528" office:value-type="float" office:value="16.6250067432064" calcext:value-type="float">
            <text:p>16.6250067432</text:p>
          </table:table-cell>
          <table:table-cell table:formula="of:=[.D44]*0.56249982" office:value-type="float" office:value="5.06249838" calcext:value-type="float">
            <text:p>5.06249838</text:p>
          </table:table-cell>
          <table:table-cell table:formula="of:=([.C44]-[.F44])^2/[.F44]" office:value-type="float" office:value="9.21145239043383" calcext:value-type="float">
            <text:p>9.2114523904</text:p>
          </table:table-cell>
          <table:table-cell table:formula="of:=([.D44]-[.G44])^2/[.G44]" office:value-type="float" office:value="3.06250350000164" calcext:value-type="float">
            <text:p>3.0625035</text:p>
          </table:table-cell>
          <table:table-cell table:number-columns-repeated="10"/>
          <table:table-cell office:value-type="string" calcext:value-type="string">
            <text:p>Leu</text:p>
          </table:table-cell>
          <table:table-cell office:value-type="string" calcext:value-type="string">
            <text:p>TAA</text:p>
          </table:table-cell>
          <table:table-cell office:value-type="float" office:value="691" calcext:value-type="float">
            <text:p>691</text:p>
          </table:table-cell>
          <table:table-cell office:value-type="float" office:value="235" calcext:value-type="float">
            <text:p>235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formula="of:=SUM([.V44:.Y44])" office:value-type="float" office:value="964" calcext:value-type="float">
            <text:p>964</text:p>
          </table:table-cell>
          <table:table-cell table:formula="of:=[.V44]/0.50999085" office:value-type="float" office:value="1354.92626975562" calcext:value-type="float">
            <text:p>1354.9262697556</text:p>
          </table:table-cell>
          <table:table-cell table:formula="of:=[.W44]/0.44783594" office:value-type="float" office:value="524.74573612828" calcext:value-type="float">
            <text:p>524.7457361283</text:p>
          </table:table-cell>
          <table:table-cell table:formula="of:=[.X44]/0.01845078" office:value-type="float" office:value="1571.74927022055" calcext:value-type="float">
            <text:p>1571.7492702206</text:p>
          </table:table-cell>
          <table:table-cell table:formula="of:=[.Y44]/0.02372242" office:value-type="float" office:value="379.387937655602" calcext:value-type="float">
            <text:p>379.3879376556</text:p>
          </table:table-cell>
          <table:table-cell table:number-columns-repeated="4"/>
          <table:table-cell office:value-type="string" calcext:value-type="string">
            <text:p>Leu</text:p>
          </table:table-cell>
          <table:table-cell office:value-type="string" calcext:value-type="string">
            <text:p>TAA</text:p>
          </table:table-cell>
          <table:table-cell office:value-type="float" office:value="691" calcext:value-type="float">
            <text:p>691</text:p>
          </table:table-cell>
          <table:table-cell office:value-type="float" office:value="235" calcext:value-type="float">
            <text:p>235</text:p>
          </table:table-cell>
          <table:table-cell table:formula="of:=SUM([.AK44:.AL44])" office:value-type="float" office:value="926" calcext:value-type="float">
            <text:p>926</text:p>
          </table:table-cell>
          <table:table-cell table:formula="of:=[.AK44]/0.5324458" office:value-type="float" office:value="1297.78467592382" calcext:value-type="float">
            <text:p>1297.7846759238</text:p>
          </table:table-cell>
          <table:table-cell table:formula="of:=[.AL44]/0.4675542" office:value-type="float" office:value="502.615525643872" calcext:value-type="float">
            <text:p>502.6155256439</text:p>
          </table:table-cell>
          <table:table-cell table:formula="of:=([.AK44]-[.AN44])^2/[.AN44]" office:value-type="float" office:value="283.704723723822" calcext:value-type="float">
            <text:p>283.7047237238</text:p>
          </table:table-cell>
          <table:table-cell table:formula="of:=([.AL44]-[.AO44])^2/[.AO44]" office:value-type="float" office:value="142.490762643872" calcext:value-type="float">
            <text:p>142.4907626439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table:style-name="ce1" office:value-type="string" calcext:value-type="string">
            <text:p>TAG</text:p>
          </table:table-cell>
          <table:table-cell office:value-type="float" office:value="1640" calcext:value-type="float">
            <text:p>1640</text:p>
          </table:table-cell>
          <table:table-cell office:value-type="float" office:value="988" calcext:value-type="float">
            <text:p>988</text:p>
          </table:table-cell>
          <table:table-cell table:formula="of:=SUM([.C45:.D45])" office:value-type="float" office:value="2628" calcext:value-type="float">
            <text:p>2628</text:p>
          </table:table-cell>
          <table:table-cell table:formula="of:=[.E45]*0.4375001774528" office:value-type="float" office:value="1149.75046634596" calcext:value-type="float">
            <text:p>1149.750466346</text:p>
          </table:table-cell>
          <table:table-cell table:formula="of:=[.D45]*0.56249982" office:value-type="float" office:value="555.74982216" calcext:value-type="float">
            <text:p>555.74982216</text:p>
          </table:table-cell>
          <table:table-cell table:formula="of:=([.C45]-[.F45])^2/[.F45]" office:value-type="float" office:value="209.040667764936" calcext:value-type="float">
            <text:p>209.0406677649</text:p>
          </table:table-cell>
          <table:table-cell table:formula="of:=([.D45]-[.G45])^2/[.G45]" office:value-type="float" office:value="336.194828666846" calcext:value-type="float">
            <text:p>336.1948286668</text:p>
          </table:table-cell>
          <table:table-cell table:number-columns-repeated="10"/>
          <table:table-cell office:value-type="string" calcext:value-type="string">
            <text:p>Leu</text:p>
          </table:table-cell>
          <table:table-cell office:value-type="string" calcext:value-type="string">
            <text:p>TAG</text:p>
          </table:table-cell>
          <table:table-cell office:value-type="float" office:value="50485" calcext:value-type="float">
            <text:p>50485</text:p>
          </table:table-cell>
          <table:table-cell office:value-type="float" office:value="20665" calcext:value-type="float">
            <text:p>20665</text:p>
          </table:table-cell>
          <table:table-cell office:value-type="float" office:value="1640" calcext:value-type="float">
            <text:p>1640</text:p>
          </table:table-cell>
          <table:table-cell office:value-type="float" office:value="988" calcext:value-type="float">
            <text:p>988</text:p>
          </table:table-cell>
          <table:table-cell table:formula="of:=SUM([.V45:.Y45])" office:value-type="float" office:value="73778" calcext:value-type="float">
            <text:p>73778</text:p>
          </table:table-cell>
          <table:table-cell table:formula="of:=[.V45]/0.50999085" office:value-type="float" office:value="98991.9721108722" calcext:value-type="float">
            <text:p>98991.9721108722</text:p>
          </table:table-cell>
          <table:table-cell table:formula="of:=[.W45]/0.44783594" office:value-type="float" office:value="46144.1303705996" calcext:value-type="float">
            <text:p>46144.1303705996</text:p>
          </table:table-cell>
          <table:table-cell table:formula="of:=[.X45]/0.01845078" office:value-type="float" office:value="88885.1311435072" calcext:value-type="float">
            <text:p>88885.1311435072</text:p>
          </table:table-cell>
          <table:table-cell table:formula="of:=[.Y45]/0.02372242" office:value-type="float" office:value="41648.3647115261" calcext:value-type="float">
            <text:p>41648.3647115261</text:p>
          </table:table-cell>
          <table:table-cell table:number-columns-repeated="4"/>
          <table:table-cell office:value-type="string" calcext:value-type="string">
            <text:p>Leu</text:p>
          </table:table-cell>
          <table:table-cell office:value-type="string" calcext:value-type="string">
            <text:p>TAG</text:p>
          </table:table-cell>
          <table:table-cell office:value-type="float" office:value="50485" calcext:value-type="float">
            <text:p>50485</text:p>
          </table:table-cell>
          <table:table-cell office:value-type="float" office:value="20665" calcext:value-type="float">
            <text:p>20665</text:p>
          </table:table-cell>
          <table:table-cell table:formula="of:=SUM([.AK45:.AL45])" office:value-type="float" office:value="71150" calcext:value-type="float">
            <text:p>71150</text:p>
          </table:table-cell>
          <table:table-cell table:formula="of:=[.AK45]/0.5324458" office:value-type="float" office:value="94817.1626107296" calcext:value-type="float">
            <text:p>94817.1626107296</text:p>
          </table:table-cell>
          <table:table-cell table:formula="of:=[.AL45]/0.4675542" office:value-type="float" office:value="44198.0844145983" calcext:value-type="float">
            <text:p>44198.0844145983</text:p>
          </table:table-cell>
          <table:table-cell table:formula="of:=([.AK45]-[.AN45])^2/[.AN45]" office:value-type="float" office:value="20727.6888237296" calcext:value-type="float">
            <text:p>20727.6888237296</text:p>
          </table:table-cell>
          <table:table-cell table:formula="of:=([.AL45]-[.AO45])^2/[.AO45]" office:value-type="float" office:value="12530.0919575984" calcext:value-type="float">
            <text:p>12530.0919575984</text:p>
          </table:table-cell>
        </table:table-row>
        <table:table-row table:style-name="ro1">
          <table:table-cell table:number-columns-repeated="4"/>
          <table:table-cell table:formula="of:=SUM([.C46:.D46])" office:value-type="float" office:value="0" calcext:value-type="float">
            <text:p>0</text:p>
          </table:table-cell>
          <table:table-cell table:formula="of:=[.E46]*0.4375001774528" office:value-type="float" office:value="0" calcext:value-type="float">
            <text:p>0</text:p>
          </table:table-cell>
          <table:table-cell table:formula="of:=[.D46]*0.56249982" office:value-type="float" office:value="0" calcext:value-type="float">
            <text:p>0</text:p>
          </table:table-cell>
          <table:table-cell table:formula="of:=([.C46]-[.F46])^2/[.F46]" office:value-type="string" office:string-value="" calcext:value-type="error">
            <text:p>#DIV/0!</text:p>
          </table:table-cell>
          <table:table-cell table:formula="of:=([.D46]-[.G46])^2/[.G46]" office:value-type="string" office:string-value="" calcext:value-type="error">
            <text:p>#DIV/0!</text:p>
          </table:table-cell>
          <table:table-cell table:number-columns-repeated="29"/>
          <table:table-cell table:formula="of:=SUM([.AK46:.AL46])" office:value-type="float" office:value="0" calcext:value-type="float">
            <text:p>0</text:p>
          </table:table-cell>
          <table:table-cell table:formula="of:=[.AK46]/0.5324458" office:value-type="float" office:value="0" calcext:value-type="float">
            <text:p>0</text:p>
          </table:table-cell>
          <table:table-cell table:formula="of:=[.AL46]/0.4675542" office:value-type="float" office:value="0" calcext:value-type="float">
            <text:p>0</text:p>
          </table:table-cell>
          <table:table-cell table:formula="of:=([.AK46]-[.AN46])^2/[.AN46]" office:value-type="string" office:string-value="" calcext:value-type="error">
            <text:p>#DIV/0!</text:p>
          </table:table-cell>
          <table:table-cell table:formula="of:=([.AL46]-[.AO46])^2/[.AO4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C47:.D47])" office:value-type="float" office:value="0" calcext:value-type="float">
            <text:p>0</text:p>
          </table:table-cell>
          <table:table-cell table:formula="of:=[.E47]*0.4375001774528" office:value-type="float" office:value="0" calcext:value-type="float">
            <text:p>0</text:p>
          </table:table-cell>
          <table:table-cell table:formula="of:=[.D47]*0.56249982" office:value-type="float" office:value="0" calcext:value-type="float">
            <text:p>0</text:p>
          </table:table-cell>
          <table:table-cell table:formula="of:=([.C47]-[.F47])^2/[.F47]" office:value-type="string" office:string-value="" calcext:value-type="error">
            <text:p>#DIV/0!</text:p>
          </table:table-cell>
          <table:table-cell table:formula="of:=([.D47]-[.G47])^2/[.G47]" office:value-type="string" office:string-value="" calcext:value-type="error">
            <text:p>#DIV/0!</text:p>
          </table:table-cell>
          <table:table-cell table:number-columns-repeated="29"/>
          <table:table-cell table:formula="of:=SUM([.AK47:.AL47])" office:value-type="float" office:value="0" calcext:value-type="float">
            <text:p>0</text:p>
          </table:table-cell>
          <table:table-cell table:formula="of:=[.AK47]/0.5324458" office:value-type="float" office:value="0" calcext:value-type="float">
            <text:p>0</text:p>
          </table:table-cell>
          <table:table-cell table:formula="of:=[.AL47]/0.4675542" office:value-type="float" office:value="0" calcext:value-type="float">
            <text:p>0</text:p>
          </table:table-cell>
          <table:table-cell table:formula="of:=([.AK47]-[.AN47])^2/[.AN47]" office:value-type="string" office:string-value="" calcext:value-type="error">
            <text:p>#DIV/0!</text:p>
          </table:table-cell>
          <table:table-cell table:formula="of:=([.AL47]-[.AO47])^2/[.AO4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table:style-name="ce1" office:value-type="string" calcext:value-type="string">
            <text:p>CTT</text:p>
          </table:table-cell>
          <table:table-cell office:value-type="float" office:value="26704" calcext:value-type="float">
            <text:p>26704</text:p>
          </table:table-cell>
          <table:table-cell office:value-type="float" office:value="32982" calcext:value-type="float">
            <text:p>32982</text:p>
          </table:table-cell>
          <table:table-cell table:formula="of:=SUM([.C48:.D48])" office:value-type="float" office:value="59686" calcext:value-type="float">
            <text:p>59686</text:p>
          </table:table-cell>
          <table:table-cell table:formula="of:=[.E48]*0.4375001774528" office:value-type="float" office:value="26112.6355914478" calcext:value-type="float">
            <text:p>26112.6355914478</text:p>
          </table:table-cell>
          <table:table-cell table:formula="of:=[.D48]*0.56249982" office:value-type="float" office:value="18552.36906324" calcext:value-type="float">
            <text:p>18552.36906324</text:p>
          </table:table-cell>
          <table:table-cell table:formula="of:=([.C48]-[.F48])^2/[.F48]" office:value-type="float" office:value="13.3924384031461" calcext:value-type="float">
            <text:p>13.3924384031</text:p>
          </table:table-cell>
          <table:table-cell table:formula="of:=([.D48]-[.G48])^2/[.G48]" office:value-type="float" office:value="11223.054493006" calcext:value-type="float">
            <text:p>11223.054493006</text:p>
          </table:table-cell>
          <table:table-cell table:number-columns-repeated="10"/>
          <table:table-cell office:value-type="string" calcext:value-type="string">
            <text:p>Lys</text:p>
          </table:table-cell>
          <table:table-cell office:value-type="string" calcext:value-type="string">
            <text:p>CTT</text:p>
          </table:table-cell>
          <table:table-cell office:value-type="float" office:value="743258" calcext:value-type="float">
            <text:p>743258</text:p>
          </table:table-cell>
          <table:table-cell office:value-type="float" office:value="635002" calcext:value-type="float">
            <text:p>635002</text:p>
          </table:table-cell>
          <table:table-cell office:value-type="float" office:value="26704" calcext:value-type="float">
            <text:p>26704</text:p>
          </table:table-cell>
          <table:table-cell office:value-type="float" office:value="32982" calcext:value-type="float">
            <text:p>32982</text:p>
          </table:table-cell>
          <table:table-cell table:formula="of:=SUM([.V48:.Y48])" office:value-type="float" office:value="1437946" calcext:value-type="float">
            <text:p>1437946</text:p>
          </table:table-cell>
          <table:table-cell table:formula="of:=[.V48]/0.50999085" office:value-type="float" office:value="1457394.77482782" calcext:value-type="float">
            <text:p>1457394.77482782</text:p>
          </table:table-cell>
          <table:table-cell table:formula="of:=[.W48]/0.44783594" office:value-type="float" office:value="1417934.43375715" calcext:value-type="float">
            <text:p>1417934.43375715</text:p>
          </table:table-cell>
          <table:table-cell table:formula="of:=[.X48]/0.01845078" office:value-type="float" office:value="1447310.08661964" calcext:value-type="float">
            <text:p>1447310.08661964</text:p>
          </table:table-cell>
          <table:table-cell table:formula="of:=[.Y48]/0.02372242" office:value-type="float" office:value="1390330.3288619" calcext:value-type="float">
            <text:p>1390330.3288619</text:p>
          </table:table-cell>
          <table:table-cell table:number-columns-repeated="4"/>
          <table:table-cell office:value-type="string" calcext:value-type="string">
            <text:p>Lys</text:p>
          </table:table-cell>
          <table:table-cell office:value-type="string" calcext:value-type="string">
            <text:p>CTT</text:p>
          </table:table-cell>
          <table:table-cell office:value-type="float" office:value="743258" calcext:value-type="float">
            <text:p>743258</text:p>
          </table:table-cell>
          <table:table-cell office:value-type="float" office:value="635002" calcext:value-type="float">
            <text:p>635002</text:p>
          </table:table-cell>
          <table:table-cell table:formula="of:=SUM([.AK48:.AL48])" office:value-type="float" office:value="1378260" calcext:value-type="float">
            <text:p>1378260</text:p>
          </table:table-cell>
          <table:table-cell table:formula="of:=[.AK48]/0.5324458" office:value-type="float" office:value="1395931.75493168" calcext:value-type="float">
            <text:p>1395931.75493168</text:p>
          </table:table-cell>
          <table:table-cell table:formula="of:=[.AL48]/0.4675542" office:value-type="float" office:value="1358135.59155281" calcext:value-type="float">
            <text:p>1358135.59155281</text:p>
          </table:table-cell>
          <table:table-cell table:formula="of:=([.AK48]-[.AN48])^2/[.AN48]" office:value-type="float" office:value="305160.355348076" calcext:value-type="float">
            <text:p>305160.355348076</text:p>
          </table:table-cell>
          <table:table-cell table:formula="of:=([.AL48]-[.AO48])^2/[.AO48]" office:value-type="float" office:value="385029.443661208" calcext:value-type="float">
            <text:p>385029.443661208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table:style-name="ce1" office:value-type="string" calcext:value-type="string">
            <text:p>TTT</text:p>
          </table:table-cell>
          <table:table-cell office:value-type="float" office:value="9206" calcext:value-type="float">
            <text:p>9206</text:p>
          </table:table-cell>
          <table:table-cell office:value-type="float" office:value="11831" calcext:value-type="float">
            <text:p>11831</text:p>
          </table:table-cell>
          <table:table-cell table:formula="of:=SUM([.C49:.D49])" office:value-type="float" office:value="21037" calcext:value-type="float">
            <text:p>21037</text:p>
          </table:table-cell>
          <table:table-cell table:formula="of:=[.E49]*0.4375001774528" office:value-type="float" office:value="9203.69123307455" calcext:value-type="float">
            <text:p>9203.6912330746</text:p>
          </table:table-cell>
          <table:table-cell table:formula="of:=[.D49]*0.56249982" office:value-type="float" office:value="6654.93537042" calcext:value-type="float">
            <text:p>6654.93537042</text:p>
          </table:table-cell>
          <table:table-cell table:formula="of:=([.C49]-[.F49])^2/[.F49]" office:value-type="float" office:value="0.00057915944603571" calcext:value-type="float">
            <text:p>0.0005791594</text:p>
          </table:table-cell>
          <table:table-cell table:formula="of:=([.D49]-[.G49])^2/[.G49]" office:value-type="float" office:value="4025.83098983549" calcext:value-type="float">
            <text:p>4025.8309898355</text:p>
          </table:table-cell>
          <table:table-cell table:number-columns-repeated="10"/>
          <table:table-cell office:value-type="string" calcext:value-type="string">
            <text:p>Lys</text:p>
          </table:table-cell>
          <table:table-cell office:value-type="string" calcext:value-type="string">
            <text:p>TTT</text:p>
          </table:table-cell>
          <table:table-cell office:value-type="float" office:value="227570" calcext:value-type="float">
            <text:p>227570</text:p>
          </table:table-cell>
          <table:table-cell office:value-type="float" office:value="207897" calcext:value-type="float">
            <text:p>207897</text:p>
          </table:table-cell>
          <table:table-cell office:value-type="float" office:value="9206" calcext:value-type="float">
            <text:p>9206</text:p>
          </table:table-cell>
          <table:table-cell office:value-type="float" office:value="11831" calcext:value-type="float">
            <text:p>11831</text:p>
          </table:table-cell>
          <table:table-cell table:formula="of:=SUM([.V49:.Y49])" office:value-type="float" office:value="456504" calcext:value-type="float">
            <text:p>456504</text:p>
          </table:table-cell>
          <table:table-cell table:formula="of:=[.V49]/0.50999085" office:value-type="float" office:value="446223.692052514" calcext:value-type="float">
            <text:p>446223.692052514</text:p>
          </table:table-cell>
          <table:table-cell table:formula="of:=[.W49]/0.44783594" office:value-type="float" office:value="464225.805548344" calcext:value-type="float">
            <text:p>464225.805548344</text:p>
          </table:table-cell>
          <table:table-cell table:formula="of:=[.X49]/0.01845078" office:value-type="float" office:value="498949.09591898" calcext:value-type="float">
            <text:p>498949.09591898</text:p>
          </table:table-cell>
          <table:table-cell table:formula="of:=[.Y49]/0.02372242" office:value-type="float" office:value="498726.521155936" calcext:value-type="float">
            <text:p>498726.521155936</text:p>
          </table:table-cell>
          <table:table-cell table:number-columns-repeated="4"/>
          <table:table-cell office:value-type="string" calcext:value-type="string">
            <text:p>Lys</text:p>
          </table:table-cell>
          <table:table-cell office:value-type="string" calcext:value-type="string">
            <text:p>TTT</text:p>
          </table:table-cell>
          <table:table-cell office:value-type="float" office:value="227570" calcext:value-type="float">
            <text:p>227570</text:p>
          </table:table-cell>
          <table:table-cell office:value-type="float" office:value="207897" calcext:value-type="float">
            <text:p>207897</text:p>
          </table:table-cell>
          <table:table-cell table:formula="of:=SUM([.AK49:.AL49])" office:value-type="float" office:value="435467" calcext:value-type="float">
            <text:p>435467</text:p>
          </table:table-cell>
          <table:table-cell table:formula="of:=[.AK49]/0.5324458" office:value-type="float" office:value="427405.005354536" calcext:value-type="float">
            <text:p>427405.005354536</text:p>
          </table:table-cell>
          <table:table-cell table:formula="of:=[.AL49]/0.4675542" office:value-type="float" office:value="444647.914616102" calcext:value-type="float">
            <text:p>444647.914616102</text:p>
          </table:table-cell>
          <table:table-cell table:formula="of:=([.AK49]-[.AN49])^2/[.AN49]" office:value-type="float" office:value="93433.6960605356" calcext:value-type="float">
            <text:p>93433.6960605356</text:p>
          </table:table-cell>
          <table:table-cell table:formula="of:=([.AL49]-[.AO49])^2/[.AO49]" office:value-type="float" office:value="126057.030133502" calcext:value-type="float">
            <text:p>126057.030133502</text:p>
          </table:table-cell>
        </table:table-row>
        <table:table-row table:style-name="ro1">
          <table:table-cell table:number-columns-repeated="4"/>
          <table:table-cell table:formula="of:=SUM([.C50:.D50])" office:value-type="float" office:value="0" calcext:value-type="float">
            <text:p>0</text:p>
          </table:table-cell>
          <table:table-cell table:formula="of:=[.E50]*0.4375001774528" office:value-type="float" office:value="0" calcext:value-type="float">
            <text:p>0</text:p>
          </table:table-cell>
          <table:table-cell table:formula="of:=[.D50]*0.56249982" office:value-type="float" office:value="0" calcext:value-type="float">
            <text:p>0</text:p>
          </table:table-cell>
          <table:table-cell table:formula="of:=([.C50]-[.F50])^2/[.F50]" office:value-type="string" office:string-value="" calcext:value-type="error">
            <text:p>#DIV/0!</text:p>
          </table:table-cell>
          <table:table-cell table:formula="of:=([.D50]-[.G50])^2/[.G50]" office:value-type="string" office:string-value="" calcext:value-type="error">
            <text:p>#DIV/0!</text:p>
          </table:table-cell>
          <table:table-cell table:number-columns-repeated="29"/>
          <table:table-cell table:formula="of:=SUM([.AK50:.AL50])" office:value-type="float" office:value="0" calcext:value-type="float">
            <text:p>0</text:p>
          </table:table-cell>
          <table:table-cell table:formula="of:=[.AK50]/0.5324458" office:value-type="float" office:value="0" calcext:value-type="float">
            <text:p>0</text:p>
          </table:table-cell>
          <table:table-cell table:formula="of:=[.AL50]/0.4675542" office:value-type="float" office:value="0" calcext:value-type="float">
            <text:p>0</text:p>
          </table:table-cell>
          <table:table-cell table:formula="of:=([.AK50]-[.AN50])^2/[.AN50]" office:value-type="string" office:string-value="" calcext:value-type="error">
            <text:p>#DIV/0!</text:p>
          </table:table-cell>
          <table:table-cell table:formula="of:=([.AL50]-[.AO50])^2/[.AO5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table:style-name="ce1" office:value-type="string" calcext:value-type="string">
            <text:p>CAT</text:p>
          </table:table-cell>
          <table:table-cell office:value-type="float" office:value="8069" calcext:value-type="float">
            <text:p>8069</text:p>
          </table:table-cell>
          <table:table-cell office:value-type="float" office:value="9253" calcext:value-type="float">
            <text:p>9253</text:p>
          </table:table-cell>
          <table:table-cell table:formula="of:=SUM([.C51:.D51])" office:value-type="float" office:value="17322" calcext:value-type="float">
            <text:p>17322</text:p>
          </table:table-cell>
          <table:table-cell table:formula="of:=[.E51]*0.4375001774528" office:value-type="float" office:value="7578.3780738374" calcext:value-type="float">
            <text:p>7578.3780738374</text:p>
          </table:table-cell>
          <table:table-cell table:formula="of:=[.D51]*0.56249982" office:value-type="float" office:value="5204.81083446" calcext:value-type="float">
            <text:p>5204.81083446</text:p>
          </table:table-cell>
          <table:table-cell table:formula="of:=([.C51]-[.F51])^2/[.F51]" office:value-type="float" office:value="31.7627165187883" calcext:value-type="float">
            <text:p>31.7627165188</text:p>
          </table:table-cell>
          <table:table-cell table:formula="of:=([.D51]-[.G51])^2/[.G51]" office:value-type="float" office:value="3148.59387616835" calcext:value-type="float">
            <text:p>3148.5938761684</text:p>
          </table:table-cell>
          <table:table-cell table:number-columns-repeated="10"/>
          <table:table-cell office:value-type="string" calcext:value-type="string">
            <text:p>Met</text:p>
          </table:table-cell>
          <table:table-cell office:value-type="string" calcext:value-type="string">
            <text:p>CAT</text:p>
          </table:table-cell>
          <table:table-cell office:value-type="float" office:value="128156" calcext:value-type="float">
            <text:p>128156</text:p>
          </table:table-cell>
          <table:table-cell office:value-type="float" office:value="94988" calcext:value-type="float">
            <text:p>94988</text:p>
          </table:table-cell>
          <table:table-cell office:value-type="float" office:value="8069" calcext:value-type="float">
            <text:p>8069</text:p>
          </table:table-cell>
          <table:table-cell office:value-type="float" office:value="9253" calcext:value-type="float">
            <text:p>9253</text:p>
          </table:table-cell>
          <table:table-cell table:formula="of:=SUM([.V51:.Y51])" office:value-type="float" office:value="240466" calcext:value-type="float">
            <text:p>240466</text:p>
          </table:table-cell>
          <table:table-cell table:formula="of:=[.V51]/0.50999085" office:value-type="float" office:value="251290.782962086" calcext:value-type="float">
            <text:p>251290.782962086</text:p>
          </table:table-cell>
          <table:table-cell table:formula="of:=[.W51]/0.44783594" office:value-type="float" office:value="212104.45950363" calcext:value-type="float">
            <text:p>212104.45950363</text:p>
          </table:table-cell>
          <table:table-cell table:formula="of:=[.X51]/0.01845078" office:value-type="float" office:value="437325.684876195" calcext:value-type="float">
            <text:p>437325.684876195</text:p>
          </table:table-cell>
          <table:table-cell table:formula="of:=[.Y51]/0.02372242" office:value-type="float" office:value="390052.954125254" calcext:value-type="float">
            <text:p>390052.954125254</text:p>
          </table:table-cell>
          <table:table-cell table:number-columns-repeated="4"/>
          <table:table-cell office:value-type="string" calcext:value-type="string">
            <text:p>Met</text:p>
          </table:table-cell>
          <table:table-cell office:value-type="string" calcext:value-type="string">
            <text:p>CAT</text:p>
          </table:table-cell>
          <table:table-cell office:value-type="float" office:value="128156" calcext:value-type="float">
            <text:p>128156</text:p>
          </table:table-cell>
          <table:table-cell office:value-type="float" office:value="94988" calcext:value-type="float">
            <text:p>94988</text:p>
          </table:table-cell>
          <table:table-cell table:formula="of:=SUM([.AK51:.AL51])" office:value-type="float" office:value="223144" calcext:value-type="float">
            <text:p>223144</text:p>
          </table:table-cell>
          <table:table-cell table:formula="of:=[.AK51]/0.5324458" office:value-type="float" office:value="240693.043310699" calcext:value-type="float">
            <text:p>240693.043310699</text:p>
          </table:table-cell>
          <table:table-cell table:formula="of:=[.AL51]/0.4675542" office:value-type="float" office:value="203159.334254724" calcext:value-type="float">
            <text:p>203159.334254724</text:p>
          </table:table-cell>
          <table:table-cell table:formula="of:=([.AK51]-[.AN51])^2/[.AN51]" office:value-type="float" office:value="52617.1672554994" calcext:value-type="float">
            <text:p>52617.1672554994</text:p>
          </table:table-cell>
          <table:table-cell table:formula="of:=([.AL51]-[.AO51])^2/[.AO51]" office:value-type="float" office:value="57595.3726043239" calcext:value-type="float">
            <text:p>57595.3726043239</text:p>
          </table:table-cell>
        </table:table-row>
        <table:table-row table:style-name="ro1">
          <table:table-cell table:number-columns-repeated="4"/>
          <table:table-cell table:formula="of:=SUM([.C52:.D52])" office:value-type="float" office:value="0" calcext:value-type="float">
            <text:p>0</text:p>
          </table:table-cell>
          <table:table-cell table:formula="of:=[.E52]*0.4375001774528" office:value-type="float" office:value="0" calcext:value-type="float">
            <text:p>0</text:p>
          </table:table-cell>
          <table:table-cell table:formula="of:=[.D52]*0.56249982" office:value-type="float" office:value="0" calcext:value-type="float">
            <text:p>0</text:p>
          </table:table-cell>
          <table:table-cell table:formula="of:=([.C52]-[.F52])^2/[.F52]" office:value-type="string" office:string-value="" calcext:value-type="error">
            <text:p>#DIV/0!</text:p>
          </table:table-cell>
          <table:table-cell table:formula="of:=([.D52]-[.G52])^2/[.G52]" office:value-type="string" office:string-value="" calcext:value-type="error">
            <text:p>#DIV/0!</text:p>
          </table:table-cell>
          <table:table-cell table:number-columns-repeated="29"/>
          <table:table-cell table:formula="of:=SUM([.AK52:.AL52])" office:value-type="float" office:value="0" calcext:value-type="float">
            <text:p>0</text:p>
          </table:table-cell>
          <table:table-cell table:formula="of:=[.AK52]/0.5324458" office:value-type="float" office:value="0" calcext:value-type="float">
            <text:p>0</text:p>
          </table:table-cell>
          <table:table-cell table:formula="of:=[.AL52]/0.4675542" office:value-type="float" office:value="0" calcext:value-type="float">
            <text:p>0</text:p>
          </table:table-cell>
          <table:table-cell table:formula="of:=([.AK52]-[.AN52])^2/[.AN52]" office:value-type="string" office:string-value="" calcext:value-type="error">
            <text:p>#DIV/0!</text:p>
          </table:table-cell>
          <table:table-cell table:formula="of:=([.AL52]-[.AO52])^2/[.AO5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table:style-name="ce1" office:value-type="string" calcext:value-type="string">
            <text:p>GAA</text:p>
          </table:table-cell>
          <table:table-cell office:value-type="float" office:value="269" calcext:value-type="float">
            <text:p>269</text:p>
          </table:table-cell>
          <table:table-cell office:value-type="float" office:value="426" calcext:value-type="float">
            <text:p>426</text:p>
          </table:table-cell>
          <table:table-cell table:formula="of:=SUM([.C53:.D53])" office:value-type="float" office:value="695" calcext:value-type="float">
            <text:p>695</text:p>
          </table:table-cell>
          <table:table-cell table:formula="of:=[.E53]*0.4375001774528" office:value-type="float" office:value="304.062623329696" calcext:value-type="float">
            <text:p>304.0626233297</text:p>
          </table:table-cell>
          <table:table-cell table:formula="of:=[.D53]*0.56249982" office:value-type="float" office:value="239.62492332" calcext:value-type="float">
            <text:p>239.62492332</text:p>
          </table:table-cell>
          <table:table-cell table:formula="of:=([.C53]-[.F53])^2/[.F53]" office:value-type="float" office:value="4.04320511774022" calcext:value-type="float">
            <text:p>4.0432051177</text:p>
          </table:table-cell>
          <table:table-cell table:formula="of:=([.D53]-[.G53])^2/[.G53]" office:value-type="float" office:value="144.958499000078" calcext:value-type="float">
            <text:p>144.9584990001</text:p>
          </table:table-cell>
          <table:table-cell table:number-columns-repeated="10"/>
          <table:table-cell office:value-type="string" calcext:value-type="string">
            <text:p>Phe</text:p>
          </table:table-cell>
          <table:table-cell office:value-type="string" calcext:value-type="string">
            <text:p>GAA</text:p>
          </table:table-cell>
          <table:table-cell office:value-type="float" office:value="6297" calcext:value-type="float">
            <text:p>6297</text:p>
          </table:table-cell>
          <table:table-cell office:value-type="float" office:value="6447" calcext:value-type="float">
            <text:p>6447</text:p>
          </table:table-cell>
          <table:table-cell office:value-type="float" office:value="269" calcext:value-type="float">
            <text:p>269</text:p>
          </table:table-cell>
          <table:table-cell office:value-type="float" office:value="426" calcext:value-type="float">
            <text:p>426</text:p>
          </table:table-cell>
          <table:table-cell table:formula="of:=SUM([.V53:.Y53])" office:value-type="float" office:value="13439" calcext:value-type="float">
            <text:p>13439</text:p>
          </table:table-cell>
          <table:table-cell table:formula="of:=[.V53]/0.50999085" office:value-type="float" office:value="12347.2803482651" calcext:value-type="float">
            <text:p>12347.2803482651</text:p>
          </table:table-cell>
          <table:table-cell table:formula="of:=[.W53]/0.44783594" office:value-type="float" office:value="14395.896854549" calcext:value-type="float">
            <text:p>14395.896854549</text:p>
          </table:table-cell>
          <table:table-cell table:formula="of:=[.X53]/0.01845078" office:value-type="float" office:value="14579.3294375631" calcext:value-type="float">
            <text:p>14579.3294375631</text:p>
          </table:table-cell>
          <table:table-cell table:formula="of:=[.Y53]/0.02372242" office:value-type="float" office:value="17957.6957156985" calcext:value-type="float">
            <text:p>17957.6957156985</text:p>
          </table:table-cell>
          <table:table-cell table:number-columns-repeated="4"/>
          <table:table-cell office:value-type="string" calcext:value-type="string">
            <text:p>Phe</text:p>
          </table:table-cell>
          <table:table-cell office:value-type="string" calcext:value-type="string">
            <text:p>GAA</text:p>
          </table:table-cell>
          <table:table-cell office:value-type="float" office:value="6297" calcext:value-type="float">
            <text:p>6297</text:p>
          </table:table-cell>
          <table:table-cell office:value-type="float" office:value="6447" calcext:value-type="float">
            <text:p>6447</text:p>
          </table:table-cell>
          <table:table-cell table:formula="of:=SUM([.AK53:.AL53])" office:value-type="float" office:value="12744" calcext:value-type="float">
            <text:p>12744</text:p>
          </table:table-cell>
          <table:table-cell table:formula="of:=[.AK53]/0.5324458" office:value-type="float" office:value="11826.5558672826" calcext:value-type="float">
            <text:p>11826.5558672826</text:p>
          </table:table-cell>
          <table:table-cell table:formula="of:=[.AL53]/0.4675542" office:value-type="float" office:value="13788.7757184087" calcext:value-type="float">
            <text:p>13788.7757184087</text:p>
          </table:table-cell>
          <table:table-cell table:formula="of:=([.AK53]-[.AN53])^2/[.AN53]" office:value-type="float" office:value="2585.36706988264" calcext:value-type="float">
            <text:p>2585.3670698827</text:p>
          </table:table-cell>
          <table:table-cell table:formula="of:=([.AL53]-[.AO53])^2/[.AO53]" office:value-type="float" office:value="3909.09764580869" calcext:value-type="float">
            <text:p>3909.0976458087</text:p>
          </table:table-cell>
        </table:table-row>
        <table:table-row table:style-name="ro1">
          <table:table-cell table:number-columns-repeated="4"/>
          <table:table-cell table:formula="of:=SUM([.C54:.D54])" office:value-type="float" office:value="0" calcext:value-type="float">
            <text:p>0</text:p>
          </table:table-cell>
          <table:table-cell table:formula="of:=[.E54]*0.4375001774528" office:value-type="float" office:value="0" calcext:value-type="float">
            <text:p>0</text:p>
          </table:table-cell>
          <table:table-cell table:formula="of:=[.D54]*0.56249982" office:value-type="float" office:value="0" calcext:value-type="float">
            <text:p>0</text:p>
          </table:table-cell>
          <table:table-cell table:formula="of:=([.C54]-[.F54])^2/[.F54]" office:value-type="string" office:string-value="" calcext:value-type="error">
            <text:p>#DIV/0!</text:p>
          </table:table-cell>
          <table:table-cell table:formula="of:=([.D54]-[.G54])^2/[.G54]" office:value-type="string" office:string-value="" calcext:value-type="error">
            <text:p>#DIV/0!</text:p>
          </table:table-cell>
          <table:table-cell table:number-columns-repeated="29"/>
          <table:table-cell table:formula="of:=SUM([.AK54:.AL54])" office:value-type="float" office:value="0" calcext:value-type="float">
            <text:p>0</text:p>
          </table:table-cell>
          <table:table-cell table:formula="of:=[.AK54]/0.5324458" office:value-type="float" office:value="0" calcext:value-type="float">
            <text:p>0</text:p>
          </table:table-cell>
          <table:table-cell table:formula="of:=[.AL54]/0.4675542" office:value-type="float" office:value="0" calcext:value-type="float">
            <text:p>0</text:p>
          </table:table-cell>
          <table:table-cell table:formula="of:=([.AK54]-[.AN54])^2/[.AN54]" office:value-type="string" office:string-value="" calcext:value-type="error">
            <text:p>#DIV/0!</text:p>
          </table:table-cell>
          <table:table-cell table:formula="of:=([.AL54]-[.AO54])^2/[.AO5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C55:.D55])" office:value-type="float" office:value="0" calcext:value-type="float">
            <text:p>0</text:p>
          </table:table-cell>
          <table:table-cell table:formula="of:=[.E55]*0.4375001774528" office:value-type="float" office:value="0" calcext:value-type="float">
            <text:p>0</text:p>
          </table:table-cell>
          <table:table-cell table:formula="of:=[.D55]*0.56249982" office:value-type="float" office:value="0" calcext:value-type="float">
            <text:p>0</text:p>
          </table:table-cell>
          <table:table-cell table:formula="of:=([.C55]-[.F55])^2/[.F55]" office:value-type="string" office:string-value="" calcext:value-type="error">
            <text:p>#DIV/0!</text:p>
          </table:table-cell>
          <table:table-cell table:formula="of:=([.D55]-[.G55])^2/[.G55]" office:value-type="string" office:string-value="" calcext:value-type="error">
            <text:p>#DIV/0!</text:p>
          </table:table-cell>
          <table:table-cell table:number-columns-repeated="29"/>
          <table:table-cell table:formula="of:=SUM([.AK55:.AL55])" office:value-type="float" office:value="0" calcext:value-type="float">
            <text:p>0</text:p>
          </table:table-cell>
          <table:table-cell table:formula="of:=[.AK55]/0.5324458" office:value-type="float" office:value="0" calcext:value-type="float">
            <text:p>0</text:p>
          </table:table-cell>
          <table:table-cell table:formula="of:=[.AL55]/0.4675542" office:value-type="float" office:value="0" calcext:value-type="float">
            <text:p>0</text:p>
          </table:table-cell>
          <table:table-cell table:formula="of:=([.AK55]-[.AN55])^2/[.AN55]" office:value-type="string" office:string-value="" calcext:value-type="error">
            <text:p>#DIV/0!</text:p>
          </table:table-cell>
          <table:table-cell table:formula="of:=([.AL55]-[.AO55])^2/[.AO5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table:style-name="ce1" office:value-type="string" calcext:value-type="string">
            <text:p>(I)AGG</text:p>
          </table:table-cell>
          <table:table-cell office:value-type="float" office:value="2126" calcext:value-type="float">
            <text:p>2126</text:p>
          </table:table-cell>
          <table:table-cell office:value-type="float" office:value="2045" calcext:value-type="float">
            <text:p>2045</text:p>
          </table:table-cell>
          <table:table-cell table:formula="of:=SUM([.C56:.D56])" office:value-type="float" office:value="4171" calcext:value-type="float">
            <text:p>4171</text:p>
          </table:table-cell>
          <table:table-cell table:formula="of:=[.E56]*0.4375001774528" office:value-type="float" office:value="1824.81324015563" calcext:value-type="float">
            <text:p>1824.8132401556</text:p>
          </table:table-cell>
          <table:table-cell table:formula="of:=[.D56]*0.56249982" office:value-type="float" office:value="1150.3121319" calcext:value-type="float">
            <text:p>1150.3121319</text:p>
          </table:table-cell>
          <table:table-cell table:formula="of:=([.C56]-[.F56])^2/[.F56]" office:value-type="float" office:value="49.7110949818703" calcext:value-type="float">
            <text:p>49.7110949819</text:p>
          </table:table-cell>
          <table:table-cell table:formula="of:=([.D56]-[.G56])^2/[.G56]" office:value-type="float" office:value="695.868850833706" calcext:value-type="float">
            <text:p>695.8688508337</text:p>
          </table:table-cell>
          <table:table-cell table:number-columns-repeated="10"/>
          <table:table-cell office:value-type="string" calcext:value-type="string">
            <text:p>Pro</text:p>
          </table:table-cell>
          <table:table-cell office:value-type="string" calcext:value-type="string">
            <text:p>(I)AGG</text:p>
          </table:table-cell>
          <table:table-cell office:value-type="float" office:value="19121" calcext:value-type="float">
            <text:p>19121</text:p>
          </table:table-cell>
          <table:table-cell office:value-type="float" office:value="12126" calcext:value-type="float">
            <text:p>12126</text:p>
          </table:table-cell>
          <table:table-cell office:value-type="float" office:value="2126" calcext:value-type="float">
            <text:p>2126</text:p>
          </table:table-cell>
          <table:table-cell office:value-type="float" office:value="2045" calcext:value-type="float">
            <text:p>2045</text:p>
          </table:table-cell>
          <table:table-cell table:formula="of:=SUM([.V56:.Y56])" office:value-type="float" office:value="35418" calcext:value-type="float">
            <text:p>35418</text:p>
          </table:table-cell>
          <table:table-cell table:formula="of:=[.V56]/0.50999085" office:value-type="float" office:value="37492.829528216" calcext:value-type="float">
            <text:p>37492.829528216</text:p>
          </table:table-cell>
          <table:table-cell table:formula="of:=[.W56]/0.44783594" office:value-type="float" office:value="27076.8799842192" calcext:value-type="float">
            <text:p>27076.8799842192</text:p>
          </table:table-cell>
          <table:table-cell table:formula="of:=[.X56]/0.01845078" office:value-type="float" office:value="115225.480982376" calcext:value-type="float">
            <text:p>115225.480982376</text:p>
          </table:table-cell>
          <table:table-cell table:formula="of:=[.Y56]/0.02372242" office:value-type="float" office:value="86205.3702784117" calcext:value-type="float">
            <text:p>86205.3702784117</text:p>
          </table:table-cell>
          <table:table-cell table:number-columns-repeated="4"/>
          <table:table-cell office:value-type="string" calcext:value-type="string">
            <text:p>Pro</text:p>
          </table:table-cell>
          <table:table-cell office:value-type="string" calcext:value-type="string">
            <text:p>(I)AGG</text:p>
          </table:table-cell>
          <table:table-cell office:value-type="float" office:value="19121" calcext:value-type="float">
            <text:p>19121</text:p>
          </table:table-cell>
          <table:table-cell office:value-type="float" office:value="12126" calcext:value-type="float">
            <text:p>12126</text:p>
          </table:table-cell>
          <table:table-cell table:formula="of:=SUM([.AK56:.AL56])" office:value-type="float" office:value="31247" calcext:value-type="float">
            <text:p>31247</text:p>
          </table:table-cell>
          <table:table-cell table:formula="of:=[.AK56]/0.5324458" office:value-type="float" office:value="35911.6364520107" calcext:value-type="float">
            <text:p>35911.6364520107</text:p>
          </table:table-cell>
          <table:table-cell table:formula="of:=[.AL56]/0.4675542" office:value-type="float" office:value="25934.9611232238" calcext:value-type="float">
            <text:p>25934.9611232238</text:p>
          </table:table-cell>
          <table:table-cell table:formula="of:=([.AK56]-[.AN56])^2/[.AN56]" office:value-type="float" office:value="7850.5325938107" calcext:value-type="float">
            <text:p>7850.5325938107</text:p>
          </table:table-cell>
          <table:table-cell table:formula="of:=([.AL56]-[.AO56])^2/[.AO56]" office:value-type="float" office:value="7352.52335242379" calcext:value-type="float">
            <text:p>7352.5233524238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table:style-name="ce1" office:value-type="string" calcext:value-type="string">
            <text:p>CGG</text:p>
          </table:table-cell>
          <table:table-cell office:value-type="float" office:value="1099" calcext:value-type="float">
            <text:p>1099</text:p>
          </table:table-cell>
          <table:table-cell office:value-type="float" office:value="1012" calcext:value-type="float">
            <text:p>1012</text:p>
          </table:table-cell>
          <table:table-cell table:formula="of:=SUM([.C57:.D57])" office:value-type="float" office:value="2111" calcext:value-type="float">
            <text:p>2111</text:p>
          </table:table-cell>
          <table:table-cell table:formula="of:=[.E57]*0.4375001774528" office:value-type="float" office:value="923.562874602861" calcext:value-type="float">
            <text:p>923.5628746029</text:p>
          </table:table-cell>
          <table:table-cell table:formula="of:=[.D57]*0.56249982" office:value-type="float" office:value="569.24981784" calcext:value-type="float">
            <text:p>569.24981784</text:p>
          </table:table-cell>
          <table:table-cell table:formula="of:=([.C57]-[.F57])^2/[.F57]" office:value-type="float" office:value="33.3254895946812" calcext:value-type="float">
            <text:p>33.3254895947</text:p>
          </table:table-cell>
          <table:table-cell table:formula="of:=([.D57]-[.G57])^2/[.G57]" office:value-type="float" office:value="344.361504666851" calcext:value-type="float">
            <text:p>344.3615046669</text:p>
          </table:table-cell>
          <table:table-cell table:number-columns-repeated="10"/>
          <table:table-cell office:value-type="string" calcext:value-type="string">
            <text:p>Pro</text:p>
          </table:table-cell>
          <table:table-cell office:value-type="string" calcext:value-type="string">
            <text:p>CGG</text:p>
          </table:table-cell>
          <table:table-cell office:value-type="float" office:value="18218" calcext:value-type="float">
            <text:p>18218</text:p>
          </table:table-cell>
          <table:table-cell office:value-type="float" office:value="10657" calcext:value-type="float">
            <text:p>10657</text:p>
          </table:table-cell>
          <table:table-cell office:value-type="float" office:value="1099" calcext:value-type="float">
            <text:p>1099</text:p>
          </table:table-cell>
          <table:table-cell office:value-type="float" office:value="1012" calcext:value-type="float">
            <text:p>1012</text:p>
          </table:table-cell>
          <table:table-cell table:formula="of:=SUM([.V57:.Y57])" office:value-type="float" office:value="30986" calcext:value-type="float">
            <text:p>30986</text:p>
          </table:table-cell>
          <table:table-cell table:formula="of:=[.V57]/0.50999085" office:value-type="float" office:value="35722.209525916" calcext:value-type="float">
            <text:p>35722.209525916</text:p>
          </table:table-cell>
          <table:table-cell table:formula="of:=[.W57]/0.44783594" office:value-type="float" office:value="23796.6608932727" calcext:value-type="float">
            <text:p>23796.6608932727</text:p>
          </table:table-cell>
          <table:table-cell table:formula="of:=[.X57]/0.01845078" office:value-type="float" office:value="59563.8775162893" calcext:value-type="float">
            <text:p>59563.8775162893</text:p>
          </table:table-cell>
          <table:table-cell table:formula="of:=[.Y57]/0.02372242" office:value-type="float" office:value="42660.0658786077" calcext:value-type="float">
            <text:p>42660.0658786077</text:p>
          </table:table-cell>
          <table:table-cell table:number-columns-repeated="4"/>
          <table:table-cell office:value-type="string" calcext:value-type="string">
            <text:p>Pro</text:p>
          </table:table-cell>
          <table:table-cell office:value-type="string" calcext:value-type="string">
            <text:p>CGG</text:p>
          </table:table-cell>
          <table:table-cell office:value-type="float" office:value="18218" calcext:value-type="float">
            <text:p>18218</text:p>
          </table:table-cell>
          <table:table-cell office:value-type="float" office:value="10657" calcext:value-type="float">
            <text:p>10657</text:p>
          </table:table-cell>
          <table:table-cell table:formula="of:=SUM([.AK57:.AL57])" office:value-type="float" office:value="28875" calcext:value-type="float">
            <text:p>28875</text:p>
          </table:table-cell>
          <table:table-cell table:formula="of:=[.AK57]/0.5324458" office:value-type="float" office:value="34215.6891837629" calcext:value-type="float">
            <text:p>34215.6891837629</text:p>
          </table:table-cell>
          <table:table-cell table:formula="of:=[.AL57]/0.4675542" office:value-type="float" office:value="22793.0793905819" calcext:value-type="float">
            <text:p>22793.0793905819</text:p>
          </table:table-cell>
          <table:table-cell table:formula="of:=([.AK57]-[.AN57])^2/[.AN57]" office:value-type="float" office:value="7479.78676816293" calcext:value-type="float">
            <text:p>7479.7867681629</text:p>
          </table:table-cell>
          <table:table-cell table:formula="of:=([.AL57]-[.AO57])^2/[.AO57]" office:value-type="float" office:value="6461.80449998188" calcext:value-type="float">
            <text:p>6461.8044999819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GG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8:.D58])" office:value-type="float" office:value="0" calcext:value-type="float">
            <text:p>0</text:p>
          </table:table-cell>
          <table:table-cell table:formula="of:=[.E58]*0.4375001774528" office:value-type="float" office:value="0" calcext:value-type="float">
            <text:p>0</text:p>
          </table:table-cell>
          <table:table-cell table:formula="of:=[.D58]*0.56249982" office:value-type="float" office:value="0" calcext:value-type="float">
            <text:p>0</text:p>
          </table:table-cell>
          <table:table-cell table:formula="of:=([.C58]-[.F58])^2/[.F58]" office:value-type="string" office:string-value="" calcext:value-type="error">
            <text:p>#DIV/0!</text:p>
          </table:table-cell>
          <table:table-cell table:formula="of:=([.D58]-[.G58])^2/[.G58]" office:value-type="string" office:string-value="" calcext:value-type="error">
            <text:p>#DIV/0!</text:p>
          </table:table-cell>
          <table:table-cell table:number-columns-repeated="10"/>
          <table:table-cell office:value-type="string" calcext:value-type="string">
            <text:p>Pro</text:p>
          </table:table-cell>
          <table:table-cell office:value-type="string" calcext:value-type="string">
            <text:p>GGG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Pro</text:p>
          </table:table-cell>
          <table:table-cell office:value-type="string" calcext:value-type="string">
            <text:p>GG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K58:.AL58])" office:value-type="float" office:value="0" calcext:value-type="float">
            <text:p>0</text:p>
          </table:table-cell>
          <table:table-cell table:formula="of:=[.AK58]/0.5324458" office:value-type="float" office:value="0" calcext:value-type="float">
            <text:p>0</text:p>
          </table:table-cell>
          <table:table-cell table:formula="of:=[.AL58]/0.4675542" office:value-type="float" office:value="0" calcext:value-type="float">
            <text:p>0</text:p>
          </table:table-cell>
          <table:table-cell table:formula="of:=([.AK58]-[.AN58])^2/[.AN58]" office:value-type="string" office:string-value="" calcext:value-type="error">
            <text:p>#DIV/0!</text:p>
          </table:table-cell>
          <table:table-cell table:formula="of:=([.AL58]-[.AO58])^2/[.AO5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table:style-name="ce1" office:value-type="string" calcext:value-type="string">
            <text:p>TGG</text:p>
          </table:table-cell>
          <table:table-cell office:value-type="float" office:value="2207" calcext:value-type="float">
            <text:p>2207</text:p>
          </table:table-cell>
          <table:table-cell office:value-type="float" office:value="2010" calcext:value-type="float">
            <text:p>2010</text:p>
          </table:table-cell>
          <table:table-cell table:formula="of:=SUM([.C59:.D59])" office:value-type="float" office:value="4217" calcext:value-type="float">
            <text:p>4217</text:p>
          </table:table-cell>
          <table:table-cell table:formula="of:=[.E59]*0.4375001774528" office:value-type="float" office:value="1844.93824831846" calcext:value-type="float">
            <text:p>1844.9382483185</text:p>
          </table:table-cell>
          <table:table-cell table:formula="of:=[.D59]*0.56249982" office:value-type="float" office:value="1130.6246382" calcext:value-type="float">
            <text:p>1130.6246382</text:p>
          </table:table-cell>
          <table:table-cell table:formula="of:=([.C59]-[.F59])^2/[.F59]" office:value-type="float" office:value="71.0531705601452" calcext:value-type="float">
            <text:p>71.0531705601</text:p>
          </table:table-cell>
          <table:table-cell table:formula="of:=([.D59]-[.G59])^2/[.G59]" office:value-type="float" office:value="683.959115000366" calcext:value-type="float">
            <text:p>683.9591150004</text:p>
          </table:table-cell>
          <table:table-cell table:number-columns-repeated="10"/>
          <table:table-cell office:value-type="string" calcext:value-type="string">
            <text:p>Pro</text:p>
          </table:table-cell>
          <table:table-cell office:value-type="string" calcext:value-type="string">
            <text:p>TGG</text:p>
          </table:table-cell>
          <table:table-cell office:value-type="float" office:value="33904" calcext:value-type="float">
            <text:p>33904</text:p>
          </table:table-cell>
          <table:table-cell office:value-type="float" office:value="20019" calcext:value-type="float">
            <text:p>20019</text:p>
          </table:table-cell>
          <table:table-cell office:value-type="float" office:value="2207" calcext:value-type="float">
            <text:p>2207</text:p>
          </table:table-cell>
          <table:table-cell office:value-type="float" office:value="2010" calcext:value-type="float">
            <text:p>2010</text:p>
          </table:table-cell>
          <table:table-cell table:formula="of:=SUM([.V59:.Y59])" office:value-type="float" office:value="58140" calcext:value-type="float">
            <text:p>58140</text:p>
          </table:table-cell>
          <table:table-cell table:formula="of:=[.V59]/0.50999085" office:value-type="float" office:value="66479.6240952166" calcext:value-type="float">
            <text:p>66479.6240952166</text:p>
          </table:table-cell>
          <table:table-cell table:formula="of:=[.W59]/0.44783594" office:value-type="float" office:value="44701.6378363916" calcext:value-type="float">
            <text:p>44701.6378363916</text:p>
          </table:table-cell>
          <table:table-cell table:formula="of:=[.X59]/0.01845078" office:value-type="float" office:value="119615.539288854" calcext:value-type="float">
            <text:p>119615.539288854</text:p>
          </table:table-cell>
          <table:table-cell table:formula="of:=[.Y59]/0.02372242" office:value-type="float" office:value="84729.9727430844" calcext:value-type="float">
            <text:p>84729.9727430844</text:p>
          </table:table-cell>
          <table:table-cell table:number-columns-repeated="4"/>
          <table:table-cell office:value-type="string" calcext:value-type="string">
            <text:p>Pro</text:p>
          </table:table-cell>
          <table:table-cell office:value-type="string" calcext:value-type="string">
            <text:p>TGG</text:p>
          </table:table-cell>
          <table:table-cell office:value-type="float" office:value="33904" calcext:value-type="float">
            <text:p>33904</text:p>
          </table:table-cell>
          <table:table-cell office:value-type="float" office:value="20019" calcext:value-type="float">
            <text:p>20019</text:p>
          </table:table-cell>
          <table:table-cell table:formula="of:=SUM([.AK59:.AL59])" office:value-type="float" office:value="53923" calcext:value-type="float">
            <text:p>53923</text:p>
          </table:table-cell>
          <table:table-cell table:formula="of:=[.AK59]/0.5324458" office:value-type="float" office:value="63675.9647648643" calcext:value-type="float">
            <text:p>63675.9647648643</text:p>
          </table:table-cell>
          <table:table-cell table:formula="of:=[.AL59]/0.4675542" office:value-type="float" office:value="42816.4264164454" calcext:value-type="float">
            <text:p>42816.4264164454</text:p>
          </table:table-cell>
          <table:table-cell table:formula="of:=([.AK59]-[.AN59])^2/[.AN59]" office:value-type="float" office:value="13920.0071680643" calcext:value-type="float">
            <text:p>13920.0071680643</text:p>
          </table:table-cell>
          <table:table-cell table:formula="of:=([.AL59]-[.AO59])^2/[.AO59]" office:value-type="float" office:value="12138.3939462454" calcext:value-type="float">
            <text:p>12138.3939462454</text:p>
          </table:table-cell>
        </table:table-row>
        <table:table-row table:style-name="ro1">
          <table:table-cell table:number-columns-repeated="4"/>
          <table:table-cell table:formula="of:=SUM([.C60:.D60])" office:value-type="float" office:value="0" calcext:value-type="float">
            <text:p>0</text:p>
          </table:table-cell>
          <table:table-cell table:formula="of:=[.E60]*0.4375001774528" office:value-type="float" office:value="0" calcext:value-type="float">
            <text:p>0</text:p>
          </table:table-cell>
          <table:table-cell table:formula="of:=[.D60]*0.56249982" office:value-type="float" office:value="0" calcext:value-type="float">
            <text:p>0</text:p>
          </table:table-cell>
          <table:table-cell table:formula="of:=([.C60]-[.F60])^2/[.F60]" office:value-type="string" office:string-value="" calcext:value-type="error">
            <text:p>#DIV/0!</text:p>
          </table:table-cell>
          <table:table-cell table:formula="of:=([.D60]-[.G60])^2/[.G60]" office:value-type="string" office:string-value="" calcext:value-type="error">
            <text:p>#DIV/0!</text:p>
          </table:table-cell>
          <table:table-cell table:number-columns-repeated="29"/>
          <table:table-cell table:formula="of:=SUM([.AK60:.AL60])" office:value-type="float" office:value="0" calcext:value-type="float">
            <text:p>0</text:p>
          </table:table-cell>
          <table:table-cell table:formula="of:=[.AK60]/0.5324458" office:value-type="float" office:value="0" calcext:value-type="float">
            <text:p>0</text:p>
          </table:table-cell>
          <table:table-cell table:formula="of:=[.AL60]/0.4675542" office:value-type="float" office:value="0" calcext:value-type="float">
            <text:p>0</text:p>
          </table:table-cell>
          <table:table-cell table:formula="of:=([.AK60]-[.AN60])^2/[.AN60]" office:value-type="string" office:string-value="" calcext:value-type="error">
            <text:p>#DIV/0!</text:p>
          </table:table-cell>
          <table:table-cell table:formula="of:=([.AL60]-[.AO60])^2/[.AO6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(I)AGA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SUM([.C61:.D61])" office:value-type="float" office:value="298" calcext:value-type="float">
            <text:p>298</text:p>
          </table:table-cell>
          <table:table-cell table:formula="of:=[.E61]*0.4375001774528" office:value-type="float" office:value="130.375052880934" calcext:value-type="float">
            <text:p>130.3750528809</text:p>
          </table:table-cell>
          <table:table-cell table:formula="of:=[.D61]*0.56249982" office:value-type="float" office:value="57.93748146" calcext:value-type="float">
            <text:p>57.93748146</text:p>
          </table:table-cell>
          <table:table-cell table:formula="of:=([.C61]-[.F61])^2/[.F61]" office:value-type="float" office:value="32.0336114759327" calcext:value-type="float">
            <text:p>32.0336114759</text:p>
          </table:table-cell>
          <table:table-cell table:formula="of:=([.D61]-[.G61])^2/[.G61]" office:value-type="float" office:value="35.0486511666854" calcext:value-type="float">
            <text:p>35.0486511667</text:p>
          </table:table-cell>
          <table:table-cell table:number-columns-repeated="10"/>
          <table:table-cell office:value-type="string" calcext:value-type="string">
            <text:p>Ser</text:p>
          </table:table-cell>
          <table:table-cell office:value-type="string" calcext:value-type="string">
            <text:p>(I)AGA</text:p>
          </table:table-cell>
          <table:table-cell office:value-type="float" office:value="5067" calcext:value-type="float">
            <text:p>5067</text:p>
          </table:table-cell>
          <table:table-cell office:value-type="float" office:value="2012" calcext:value-type="float">
            <text:p>2012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SUM([.V61:.Y61])" office:value-type="float" office:value="7377" calcext:value-type="float">
            <text:p>7377</text:p>
          </table:table-cell>
          <table:table-cell table:formula="of:=[.V61]/0.50999085" office:value-type="float" office:value="9935.4723717102" calcext:value-type="float">
            <text:p>9935.4723717102</text:p>
          </table:table-cell>
          <table:table-cell table:formula="of:=[.W61]/0.44783594" office:value-type="float" office:value="4492.71668548978" calcext:value-type="float">
            <text:p>4492.7166854898</text:p>
          </table:table-cell>
          <table:table-cell table:formula="of:=[.X61]/0.01845078" office:value-type="float" office:value="10568.6588859658" calcext:value-type="float">
            <text:p>10568.6588859658</text:p>
          </table:table-cell>
          <table:table-cell table:formula="of:=[.Y61]/0.02372242" office:value-type="float" office:value="4341.88417539189" calcext:value-type="float">
            <text:p>4341.8841753919</text:p>
          </table:table-cell>
          <table:table-cell table:number-columns-repeated="4"/>
          <table:table-cell office:value-type="string" calcext:value-type="string">
            <text:p>Ser</text:p>
          </table:table-cell>
          <table:table-cell office:value-type="string" calcext:value-type="string">
            <text:p>(I)AGA</text:p>
          </table:table-cell>
          <table:table-cell office:value-type="float" office:value="5067" calcext:value-type="float">
            <text:p>5067</text:p>
          </table:table-cell>
          <table:table-cell office:value-type="float" office:value="2012" calcext:value-type="float">
            <text:p>2012</text:p>
          </table:table-cell>
          <table:table-cell table:formula="of:=SUM([.AK61:.AL61])" office:value-type="float" office:value="7079" calcext:value-type="float">
            <text:p>7079</text:p>
          </table:table-cell>
          <table:table-cell table:formula="of:=[.AK61]/0.5324458" office:value-type="float" office:value="9516.46158162953" calcext:value-type="float">
            <text:p>9516.4615816295</text:p>
          </table:table-cell>
          <table:table-cell table:formula="of:=[.AL61]/0.4675542" office:value-type="float" office:value="4303.24441529987" calcext:value-type="float">
            <text:p>4303.2444152999</text:p>
          </table:table-cell>
          <table:table-cell table:formula="of:=([.AK61]-[.AN61])^2/[.AN61]" office:value-type="float" office:value="2080.36445022953" calcext:value-type="float">
            <text:p>2080.3644502295</text:p>
          </table:table-cell>
          <table:table-cell table:formula="of:=([.AL61]-[.AO61])^2/[.AO61]" office:value-type="float" office:value="1219.96346569987" calcext:value-type="float">
            <text:p>1219.9634656999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CGA</text:p>
          </table:table-cell>
          <table:table-cell office:value-type="float" office:value="130" calcext:value-type="float">
            <text:p>130</text:p>
          </table:table-cell>
          <table:table-cell office:value-type="float" office:value="67" calcext:value-type="float">
            <text:p>67</text:p>
          </table:table-cell>
          <table:table-cell table:formula="of:=SUM([.C62:.D62])" office:value-type="float" office:value="197" calcext:value-type="float">
            <text:p>197</text:p>
          </table:table-cell>
          <table:table-cell table:formula="of:=[.E62]*0.4375001774528" office:value-type="float" office:value="86.1875349582016" calcext:value-type="float">
            <text:p>86.1875349582</text:p>
          </table:table-cell>
          <table:table-cell table:formula="of:=[.D62]*0.56249982" office:value-type="float" office:value="37.68748794" calcext:value-type="float">
            <text:p>37.68748794</text:p>
          </table:table-cell>
          <table:table-cell table:formula="of:=([.C62]-[.F62])^2/[.F62]" office:value-type="float" office:value="22.2715743520188" calcext:value-type="float">
            <text:p>22.271574352</text:p>
          </table:table-cell>
          <table:table-cell table:formula="of:=([.D62]-[.G62])^2/[.G62]" office:value-type="float" office:value="22.7986371666789" calcext:value-type="float">
            <text:p>22.7986371667</text:p>
          </table:table-cell>
          <table:table-cell table:number-columns-repeated="10"/>
          <table:table-cell office:value-type="string" calcext:value-type="string">
            <text:p>Ser</text:p>
          </table:table-cell>
          <table:table-cell office:value-type="string" calcext:value-type="string">
            <text:p>CGA</text:p>
          </table:table-cell>
          <table:table-cell office:value-type="float" office:value="3696" calcext:value-type="float">
            <text:p>3696</text:p>
          </table:table-cell>
          <table:table-cell office:value-type="float" office:value="1314" calcext:value-type="float">
            <text:p>1314</text:p>
          </table:table-cell>
          <table:table-cell office:value-type="float" office:value="130" calcext:value-type="float">
            <text:p>130</text:p>
          </table:table-cell>
          <table:table-cell office:value-type="float" office:value="67" calcext:value-type="float">
            <text:p>67</text:p>
          </table:table-cell>
          <table:table-cell table:formula="of:=SUM([.V62:.Y62])" office:value-type="float" office:value="5207" calcext:value-type="float">
            <text:p>5207</text:p>
          </table:table-cell>
          <table:table-cell table:formula="of:=[.V62]/0.50999085" office:value-type="float" office:value="7247.18884662343" calcext:value-type="float">
            <text:p>7247.1888466234</text:p>
          </table:table-cell>
          <table:table-cell table:formula="of:=[.W62]/0.44783594" office:value-type="float" office:value="2934.11020115983" calcext:value-type="float">
            <text:p>2934.1102011598</text:p>
          </table:table-cell>
          <table:table-cell table:formula="of:=[.X62]/0.01845078" office:value-type="float" office:value="7045.77259064387" calcext:value-type="float">
            <text:p>7045.7725906439</text:p>
          </table:table-cell>
          <table:table-cell table:formula="of:=[.Y62]/0.02372242" office:value-type="float" office:value="2824.33242476948" calcext:value-type="float">
            <text:p>2824.3324247695</text:p>
          </table:table-cell>
          <table:table-cell table:number-columns-repeated="4"/>
          <table:table-cell office:value-type="string" calcext:value-type="string">
            <text:p>Ser</text:p>
          </table:table-cell>
          <table:table-cell office:value-type="string" calcext:value-type="string">
            <text:p>CGA</text:p>
          </table:table-cell>
          <table:table-cell office:value-type="float" office:value="3696" calcext:value-type="float">
            <text:p>3696</text:p>
          </table:table-cell>
          <table:table-cell office:value-type="float" office:value="1314" calcext:value-type="float">
            <text:p>1314</text:p>
          </table:table-cell>
          <table:table-cell table:formula="of:=SUM([.AK62:.AL62])" office:value-type="float" office:value="5010" calcext:value-type="float">
            <text:p>5010</text:p>
          </table:table-cell>
          <table:table-cell table:formula="of:=[.AK62]/0.5324458" office:value-type="float" office:value="6941.55160957228" calcext:value-type="float">
            <text:p>6941.5516095723</text:p>
          </table:table-cell>
          <table:table-cell table:formula="of:=[.AL62]/0.4675542" office:value-type="float" office:value="2810.36936466403" calcext:value-type="float">
            <text:p>2810.369364664</text:p>
          </table:table-cell>
          <table:table-cell table:formula="of:=([.AK62]-[.AN62])^2/[.AN62]" office:value-type="float" office:value="1517.47128637228" calcext:value-type="float">
            <text:p>1517.4712863723</text:p>
          </table:table-cell>
          <table:table-cell table:formula="of:=([.AL62]-[.AO62])^2/[.AO62]" office:value-type="float" office:value="796.735583464033" calcext:value-type="float">
            <text:p>796.735583464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TGA</text:p>
          </table:table-cell>
          <table:table-cell office:value-type="float" office:value="182" calcext:value-type="float">
            <text:p>182</text:p>
          </table:table-cell>
          <table:table-cell office:value-type="float" office:value="112" calcext:value-type="float">
            <text:p>112</text:p>
          </table:table-cell>
          <table:table-cell table:formula="of:=SUM([.C63:.D63])" office:value-type="float" office:value="294" calcext:value-type="float">
            <text:p>294</text:p>
          </table:table-cell>
          <table:table-cell table:formula="of:=[.E63]*0.4375001774528" office:value-type="float" office:value="128.625052171123" calcext:value-type="float">
            <text:p>128.6250521711</text:p>
          </table:table-cell>
          <table:table-cell table:formula="of:=[.D63]*0.56249982" office:value-type="float" office:value="62.99997984" calcext:value-type="float">
            <text:p>62.99997984</text:p>
          </table:table-cell>
          <table:table-cell table:formula="of:=([.C63]-[.F63])^2/[.F63]" office:value-type="float" office:value="22.1487572416698" calcext:value-type="float">
            <text:p>22.1487572417</text:p>
          </table:table-cell>
          <table:table-cell table:formula="of:=([.D63]-[.G63])^2/[.G63]" office:value-type="float" office:value="38.1111546666871" calcext:value-type="float">
            <text:p>38.1111546667</text:p>
          </table:table-cell>
          <table:table-cell table:number-columns-repeated="10"/>
          <table:table-cell office:value-type="string" calcext:value-type="string">
            <text:p>Ser</text:p>
          </table:table-cell>
          <table:table-cell office:value-type="string" calcext:value-type="string">
            <text:p>TGA</text:p>
          </table:table-cell>
          <table:table-cell office:value-type="float" office:value="4984" calcext:value-type="float">
            <text:p>4984</text:p>
          </table:table-cell>
          <table:table-cell office:value-type="float" office:value="2463" calcext:value-type="float">
            <text:p>2463</text:p>
          </table:table-cell>
          <table:table-cell office:value-type="float" office:value="182" calcext:value-type="float">
            <text:p>182</text:p>
          </table:table-cell>
          <table:table-cell office:value-type="float" office:value="112" calcext:value-type="float">
            <text:p>112</text:p>
          </table:table-cell>
          <table:table-cell table:formula="of:=SUM([.V63:.Y63])" office:value-type="float" office:value="7741" calcext:value-type="float">
            <text:p>7741</text:p>
          </table:table-cell>
          <table:table-cell table:formula="of:=[.V63]/0.50999085" office:value-type="float" office:value="9772.72435378007" calcext:value-type="float">
            <text:p>9772.7243537801</text:p>
          </table:table-cell>
          <table:table-cell table:formula="of:=[.W63]/0.44783594" office:value-type="float" office:value="5499.78190674022" calcext:value-type="float">
            <text:p>5499.7819067402</text:p>
          </table:table-cell>
          <table:table-cell table:formula="of:=[.X63]/0.01845078" office:value-type="float" office:value="9864.08162690141" calcext:value-type="float">
            <text:p>9864.0816269014</text:p>
          </table:table-cell>
          <table:table-cell table:formula="of:=[.Y63]/0.02372242" office:value-type="float" office:value="4721.27211304749" calcext:value-type="float">
            <text:p>4721.2721130475</text:p>
          </table:table-cell>
          <table:table-cell table:number-columns-repeated="4"/>
          <table:table-cell office:value-type="string" calcext:value-type="string">
            <text:p>Ser</text:p>
          </table:table-cell>
          <table:table-cell office:value-type="string" calcext:value-type="string">
            <text:p>TGA</text:p>
          </table:table-cell>
          <table:table-cell office:value-type="float" office:value="4984" calcext:value-type="float">
            <text:p>4984</text:p>
          </table:table-cell>
          <table:table-cell office:value-type="float" office:value="2463" calcext:value-type="float">
            <text:p>2463</text:p>
          </table:table-cell>
          <table:table-cell table:formula="of:=SUM([.AK63:.AL63])" office:value-type="float" office:value="7447" calcext:value-type="float">
            <text:p>7447</text:p>
          </table:table-cell>
          <table:table-cell table:formula="of:=[.AK63]/0.5324458" office:value-type="float" office:value="9360.57717048383" calcext:value-type="float">
            <text:p>9360.5771704838</text:p>
          </table:table-cell>
          <table:table-cell table:formula="of:=[.AL63]/0.4675542" office:value-type="float" office:value="5267.83846664194" calcext:value-type="float">
            <text:p>5267.838466642</text:p>
          </table:table-cell>
          <table:table-cell table:formula="of:=([.AK63]-[.AN63])^2/[.AN63]" office:value-type="float" office:value="2046.28703768383" calcext:value-type="float">
            <text:p>2046.2870376838</text:p>
          </table:table-cell>
          <table:table-cell table:formula="of:=([.AL63]-[.AO63])^2/[.AO63]" office:value-type="float" office:value="1493.42446124194" calcext:value-type="float">
            <text:p>1493.424461242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GCT</text:p>
          </table:table-cell>
          <table:table-cell office:value-type="float" office:value="191" calcext:value-type="float">
            <text:p>191</text:p>
          </table:table-cell>
          <table:table-cell office:value-type="float" office:value="101" calcext:value-type="float">
            <text:p>101</text:p>
          </table:table-cell>
          <table:table-cell table:formula="of:=SUM([.C64:.D64])" office:value-type="float" office:value="292" calcext:value-type="float">
            <text:p>292</text:p>
          </table:table-cell>
          <table:table-cell table:formula="of:=[.E64]*0.4375001774528" office:value-type="float" office:value="127.750051816218" calcext:value-type="float">
            <text:p>127.7500518162</text:p>
          </table:table-cell>
          <table:table-cell table:formula="of:=[.D64]*0.56249982" office:value-type="float" office:value="56.81248182" calcext:value-type="float">
            <text:p>56.81248182</text:p>
          </table:table-cell>
          <table:table-cell table:formula="of:=([.C64]-[.F64])^2/[.F64]" office:value-type="float" office:value="31.315493718988" calcext:value-type="float">
            <text:p>31.315493719</text:p>
          </table:table-cell>
          <table:table-cell table:formula="of:=([.D64]-[.G64])^2/[.G64]" office:value-type="float" office:value="34.3680948333517" calcext:value-type="float">
            <text:p>34.3680948334</text:p>
          </table:table-cell>
          <table:table-cell table:number-columns-repeated="10"/>
          <table:table-cell office:value-type="string" calcext:value-type="string">
            <text:p>Ser</text:p>
          </table:table-cell>
          <table:table-cell office:value-type="string" calcext:value-type="string">
            <text:p>GCT</text:p>
          </table:table-cell>
          <table:table-cell office:value-type="float" office:value="4691" calcext:value-type="float">
            <text:p>4691</text:p>
          </table:table-cell>
          <table:table-cell office:value-type="float" office:value="1980" calcext:value-type="float">
            <text:p>1980</text:p>
          </table:table-cell>
          <table:table-cell office:value-type="float" office:value="191" calcext:value-type="float">
            <text:p>191</text:p>
          </table:table-cell>
          <table:table-cell office:value-type="float" office:value="101" calcext:value-type="float">
            <text:p>101</text:p>
          </table:table-cell>
          <table:table-cell table:formula="of:=SUM([.V64:.Y64])" office:value-type="float" office:value="6963" calcext:value-type="float">
            <text:p>6963</text:p>
          </table:table-cell>
          <table:table-cell table:formula="of:=[.V64]/0.50999085" office:value-type="float" office:value="9198.2042422918" calcext:value-type="float">
            <text:p>9198.2042422918</text:p>
          </table:table-cell>
          <table:table-cell table:formula="of:=[.W64]/0.44783594" office:value-type="float" office:value="4421.26194695316" calcext:value-type="float">
            <text:p>4421.2619469532</text:p>
          </table:table-cell>
          <table:table-cell table:formula="of:=[.X64]/0.01845078" office:value-type="float" office:value="10351.8658831768" calcext:value-type="float">
            <text:p>10351.8658831768</text:p>
          </table:table-cell>
          <table:table-cell table:formula="of:=[.Y64]/0.02372242" office:value-type="float" office:value="4257.57574480175" calcext:value-type="float">
            <text:p>4257.5757448018</text:p>
          </table:table-cell>
          <table:table-cell table:number-columns-repeated="4"/>
          <table:table-cell office:value-type="string" calcext:value-type="string">
            <text:p>Ser</text:p>
          </table:table-cell>
          <table:table-cell office:value-type="string" calcext:value-type="string">
            <text:p>GCT</text:p>
          </table:table-cell>
          <table:table-cell office:value-type="float" office:value="4691" calcext:value-type="float">
            <text:p>4691</text:p>
          </table:table-cell>
          <table:table-cell office:value-type="float" office:value="1980" calcext:value-type="float">
            <text:p>1980</text:p>
          </table:table-cell>
          <table:table-cell table:formula="of:=SUM([.AK64:.AL64])" office:value-type="float" office:value="6671" calcext:value-type="float">
            <text:p>6671</text:p>
          </table:table-cell>
          <table:table-cell table:formula="of:=[.AK64]/0.5324458" office:value-type="float" office:value="8810.28641788516" calcext:value-type="float">
            <text:p>8810.2864178852</text:p>
          </table:table-cell>
          <table:table-cell table:formula="of:=[.AL64]/0.4675542" office:value-type="float" office:value="4234.80315223347" calcext:value-type="float">
            <text:p>4234.8031522335</text:p>
          </table:table-cell>
          <table:table-cell table:formula="of:=([.AK64]-[.AN64])^2/[.AN64]" office:value-type="float" office:value="1925.98966568516" calcext:value-type="float">
            <text:p>1925.9896656852</text:p>
          </table:table-cell>
          <table:table-cell table:formula="of:=([.AL64]-[.AO64])^2/[.AO64]" office:value-type="float" office:value="1200.56046823347" calcext:value-type="float">
            <text:p>1200.5604682335</text:p>
          </table:table-cell>
        </table:table-row>
        <table:table-row table:style-name="ro1">
          <table:table-cell table:number-columns-repeated="4"/>
          <table:table-cell table:formula="of:=SUM([.C65:.D65])" office:value-type="float" office:value="0" calcext:value-type="float">
            <text:p>0</text:p>
          </table:table-cell>
          <table:table-cell table:formula="of:=[.E65]*0.4375001774528" office:value-type="float" office:value="0" calcext:value-type="float">
            <text:p>0</text:p>
          </table:table-cell>
          <table:table-cell table:formula="of:=[.D65]*0.56249982" office:value-type="float" office:value="0" calcext:value-type="float">
            <text:p>0</text:p>
          </table:table-cell>
          <table:table-cell table:formula="of:=([.C65]-[.F65])^2/[.F65]" office:value-type="string" office:string-value="" calcext:value-type="error">
            <text:p>#DIV/0!</text:p>
          </table:table-cell>
          <table:table-cell table:formula="of:=([.D65]-[.G65])^2/[.G65]" office:value-type="string" office:string-value="" calcext:value-type="error">
            <text:p>#DIV/0!</text:p>
          </table:table-cell>
          <table:table-cell table:number-columns-repeated="29"/>
          <table:table-cell table:formula="of:=SUM([.AK65:.AL65])" office:value-type="float" office:value="0" calcext:value-type="float">
            <text:p>0</text:p>
          </table:table-cell>
          <table:table-cell table:formula="of:=[.AK65]/0.5324458" office:value-type="float" office:value="0" calcext:value-type="float">
            <text:p>0</text:p>
          </table:table-cell>
          <table:table-cell table:formula="of:=[.AL65]/0.4675542" office:value-type="float" office:value="0" calcext:value-type="float">
            <text:p>0</text:p>
          </table:table-cell>
          <table:table-cell table:formula="of:=([.AK65]-[.AN65])^2/[.AN65]" office:value-type="string" office:string-value="" calcext:value-type="error">
            <text:p>#DIV/0!</text:p>
          </table:table-cell>
          <table:table-cell table:formula="of:=([.AL65]-[.AO65])^2/[.AO6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C66:.D66])" office:value-type="float" office:value="0" calcext:value-type="float">
            <text:p>0</text:p>
          </table:table-cell>
          <table:table-cell table:formula="of:=[.E66]*0.4375001774528" office:value-type="float" office:value="0" calcext:value-type="float">
            <text:p>0</text:p>
          </table:table-cell>
          <table:table-cell table:formula="of:=[.D66]*0.56249982" office:value-type="float" office:value="0" calcext:value-type="float">
            <text:p>0</text:p>
          </table:table-cell>
          <table:table-cell table:formula="of:=([.C66]-[.F66])^2/[.F66]" office:value-type="string" office:string-value="" calcext:value-type="error">
            <text:p>#DIV/0!</text:p>
          </table:table-cell>
          <table:table-cell table:formula="of:=([.D66]-[.G66])^2/[.G66]" office:value-type="string" office:string-value="" calcext:value-type="error">
            <text:p>#DIV/0!</text:p>
          </table:table-cell>
          <table:table-cell table:number-columns-repeated="29"/>
          <table:table-cell table:formula="of:=SUM([.AK66:.AL66])" office:value-type="float" office:value="0" calcext:value-type="float">
            <text:p>0</text:p>
          </table:table-cell>
          <table:table-cell table:formula="of:=[.AK66]/0.5324458" office:value-type="float" office:value="0" calcext:value-type="float">
            <text:p>0</text:p>
          </table:table-cell>
          <table:table-cell table:formula="of:=[.AL66]/0.4675542" office:value-type="float" office:value="0" calcext:value-type="float">
            <text:p>0</text:p>
          </table:table-cell>
          <table:table-cell table:formula="of:=([.AK66]-[.AN66])^2/[.AN66]" office:value-type="string" office:string-value="" calcext:value-type="error">
            <text:p>#DIV/0!</text:p>
          </table:table-cell>
          <table:table-cell table:formula="of:=([.AL66]-[.AO66])^2/[.AO6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C67:.D67])" office:value-type="float" office:value="0" calcext:value-type="float">
            <text:p>0</text:p>
          </table:table-cell>
          <table:table-cell table:formula="of:=[.E67]*0.4375001774528" office:value-type="float" office:value="0" calcext:value-type="float">
            <text:p>0</text:p>
          </table:table-cell>
          <table:table-cell table:formula="of:=[.D67]*0.56249982" office:value-type="float" office:value="0" calcext:value-type="float">
            <text:p>0</text:p>
          </table:table-cell>
          <table:table-cell table:formula="of:=([.C67]-[.F67])^2/[.F67]" office:value-type="string" office:string-value="" calcext:value-type="error">
            <text:p>#DIV/0!</text:p>
          </table:table-cell>
          <table:table-cell table:formula="of:=([.D67]-[.G67])^2/[.G67]" office:value-type="string" office:string-value="" calcext:value-type="error">
            <text:p>#DIV/0!</text:p>
          </table:table-cell>
          <table:table-cell table:number-columns-repeated="29"/>
          <table:table-cell table:formula="of:=SUM([.AK67:.AL67])" office:value-type="float" office:value="0" calcext:value-type="float">
            <text:p>0</text:p>
          </table:table-cell>
          <table:table-cell table:formula="of:=[.AK67]/0.5324458" office:value-type="float" office:value="0" calcext:value-type="float">
            <text:p>0</text:p>
          </table:table-cell>
          <table:table-cell table:formula="of:=[.AL67]/0.4675542" office:value-type="float" office:value="0" calcext:value-type="float">
            <text:p>0</text:p>
          </table:table-cell>
          <table:table-cell table:formula="of:=([.AK67]-[.AN67])^2/[.AN67]" office:value-type="string" office:string-value="" calcext:value-type="error">
            <text:p>#DIV/0!</text:p>
          </table:table-cell>
          <table:table-cell table:formula="of:=([.AL67]-[.AO67])^2/[.AO6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table:style-name="ce1" office:value-type="string" calcext:value-type="string">
            <text:p>(I)AGT</text:p>
          </table:table-cell>
          <table:table-cell office:value-type="float" office:value="1700" calcext:value-type="float">
            <text:p>1700</text:p>
          </table:table-cell>
          <table:table-cell office:value-type="float" office:value="2434" calcext:value-type="float">
            <text:p>2434</text:p>
          </table:table-cell>
          <table:table-cell table:formula="of:=SUM([.C68:.D68])" office:value-type="float" office:value="4134" calcext:value-type="float">
            <text:p>4134</text:p>
          </table:table-cell>
          <table:table-cell table:formula="of:=[.E68]*0.4375001774528" office:value-type="float" office:value="1808.62573358988" calcext:value-type="float">
            <text:p>1808.6257335899</text:p>
          </table:table-cell>
          <table:table-cell table:formula="of:=[.D68]*0.56249982" office:value-type="float" office:value="1369.12456188" calcext:value-type="float">
            <text:p>1369.12456188</text:p>
          </table:table-cell>
          <table:table-cell table:formula="of:=([.C68]-[.F68])^2/[.F68]" office:value-type="float" office:value="6.52404186161724" calcext:value-type="float">
            <text:p>6.5240418616</text:p>
          </table:table-cell>
          <table:table-cell table:formula="of:=([.D68]-[.G68])^2/[.G68]" office:value-type="float" office:value="828.23705766711" calcext:value-type="float">
            <text:p>828.2370576671</text:p>
          </table:table-cell>
          <table:table-cell table:number-columns-repeated="10"/>
          <table:table-cell office:value-type="string" calcext:value-type="string">
            <text:p>Thr</text:p>
          </table:table-cell>
          <table:table-cell office:value-type="string" calcext:value-type="string">
            <text:p>(I)AGT</text:p>
          </table:table-cell>
          <table:table-cell office:value-type="float" office:value="277600" calcext:value-type="float">
            <text:p>277600</text:p>
          </table:table-cell>
          <table:table-cell office:value-type="float" office:value="291810" calcext:value-type="float">
            <text:p>291810</text:p>
          </table:table-cell>
          <table:table-cell office:value-type="float" office:value="1700" calcext:value-type="float">
            <text:p>1700</text:p>
          </table:table-cell>
          <table:table-cell office:value-type="float" office:value="2434" calcext:value-type="float">
            <text:p>2434</text:p>
          </table:table-cell>
          <table:table-cell table:formula="of:=SUM([.V68:.Y68])" office:value-type="float" office:value="573544" calcext:value-type="float">
            <text:p>573544</text:p>
          </table:table-cell>
          <table:table-cell table:formula="of:=[.V68]/0.50999085" office:value-type="float" office:value="544323.49129401" calcext:value-type="float">
            <text:p>544323.49129401</text:p>
          </table:table-cell>
          <table:table-cell table:formula="of:=[.W68]/0.44783594" office:value-type="float" office:value="651600.226636567" calcext:value-type="float">
            <text:p>651600.226636567</text:p>
          </table:table-cell>
          <table:table-cell table:formula="of:=[.X68]/0.01845078" office:value-type="float" office:value="92137.0261853428" calcext:value-type="float">
            <text:p>92137.0261853428</text:p>
          </table:table-cell>
          <table:table-cell table:formula="of:=[.Y68]/0.02372242" office:value-type="float" office:value="102603.360028193" calcext:value-type="float">
            <text:p>102603.360028193</text:p>
          </table:table-cell>
          <table:table-cell table:number-columns-repeated="4"/>
          <table:table-cell office:value-type="string" calcext:value-type="string">
            <text:p>Thr</text:p>
          </table:table-cell>
          <table:table-cell office:value-type="string" calcext:value-type="string">
            <text:p>(I)AGT</text:p>
          </table:table-cell>
          <table:table-cell office:value-type="float" office:value="277600" calcext:value-type="float">
            <text:p>277600</text:p>
          </table:table-cell>
          <table:table-cell office:value-type="float" office:value="291810" calcext:value-type="float">
            <text:p>291810</text:p>
          </table:table-cell>
          <table:table-cell table:formula="of:=SUM([.AK68:.AL68])" office:value-type="float" office:value="569410" calcext:value-type="float">
            <text:p>569410</text:p>
          </table:table-cell>
          <table:table-cell table:formula="of:=[.AK68]/0.5324458" office:value-type="float" office:value="521367.620892117" calcext:value-type="float">
            <text:p>521367.620892117</text:p>
          </table:table-cell>
          <table:table-cell table:formula="of:=[.AL68]/0.4675542" office:value-type="float" office:value="624120.155481439" calcext:value-type="float">
            <text:p>624120.155481439</text:p>
          </table:table-cell>
          <table:table-cell table:formula="of:=([.AK68]-[.AN68])^2/[.AN68]" office:value-type="float" office:value="113974.574972117" calcext:value-type="float">
            <text:p>113974.574972117</text:p>
          </table:table-cell>
          <table:table-cell table:formula="of:=([.AL68]-[.AO68])^2/[.AO68]" office:value-type="float" office:value="176937.146583439" calcext:value-type="float">
            <text:p>176937.146583439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table:style-name="ce1" office:value-type="string" calcext:value-type="string">
            <text:p>CGT</text:p>
          </table:table-cell>
          <table:table-cell office:value-type="float" office:value="5512" calcext:value-type="float">
            <text:p>5512</text:p>
          </table:table-cell>
          <table:table-cell office:value-type="float" office:value="6843" calcext:value-type="float">
            <text:p>6843</text:p>
          </table:table-cell>
          <table:table-cell table:formula="of:=SUM([.C69:.D69])" office:value-type="float" office:value="12355" calcext:value-type="float">
            <text:p>12355</text:p>
          </table:table-cell>
          <table:table-cell table:formula="of:=[.E69]*0.4375001774528" office:value-type="float" office:value="5405.31469242934" calcext:value-type="float">
            <text:p>5405.3146924294</text:p>
          </table:table-cell>
          <table:table-cell table:formula="of:=[.D69]*0.56249982" office:value-type="float" office:value="3849.18626826" calcext:value-type="float">
            <text:p>3849.18626826</text:p>
          </table:table-cell>
          <table:table-cell table:formula="of:=([.C69]-[.F69])^2/[.F69]" office:value-type="float" office:value="2.1056599844939" calcext:value-type="float">
            <text:p>2.1056599845</text:p>
          </table:table-cell>
          <table:table-cell table:formula="of:=([.D69]-[.G69])^2/[.G69]" office:value-type="float" office:value="2328.52349450125" calcext:value-type="float">
            <text:p>2328.5234945013</text:p>
          </table:table-cell>
          <table:table-cell table:number-columns-repeated="10"/>
          <table:table-cell office:value-type="string" calcext:value-type="string">
            <text:p>Thr</text:p>
          </table:table-cell>
          <table:table-cell office:value-type="string" calcext:value-type="string">
            <text:p>CGT</text:p>
          </table:table-cell>
          <table:table-cell office:value-type="float" office:value="240894" calcext:value-type="float">
            <text:p>240894</text:p>
          </table:table-cell>
          <table:table-cell office:value-type="float" office:value="202335" calcext:value-type="float">
            <text:p>202335</text:p>
          </table:table-cell>
          <table:table-cell office:value-type="float" office:value="5512" calcext:value-type="float">
            <text:p>5512</text:p>
          </table:table-cell>
          <table:table-cell office:value-type="float" office:value="6843" calcext:value-type="float">
            <text:p>6843</text:p>
          </table:table-cell>
          <table:table-cell table:formula="of:=SUM([.V69:.Y69])" office:value-type="float" office:value="455584" calcext:value-type="float">
            <text:p>455584</text:p>
          </table:table-cell>
          <table:table-cell table:formula="of:=[.V69]/0.50999085" office:value-type="float" office:value="472349.650979032" calcext:value-type="float">
            <text:p>472349.650979032</text:p>
          </table:table-cell>
          <table:table-cell table:formula="of:=[.W69]/0.44783594" office:value-type="float" office:value="451806.078806449" calcext:value-type="float">
            <text:p>451806.078806449</text:p>
          </table:table-cell>
          <table:table-cell table:formula="of:=[.X69]/0.01845078" office:value-type="float" office:value="298740.7578433" calcext:value-type="float">
            <text:p>298740.7578433</text:p>
          </table:table-cell>
          <table:table-cell table:formula="of:=[.Y69]/0.02372242" office:value-type="float" office:value="288461.295264142" calcext:value-type="float">
            <text:p>288461.295264142</text:p>
          </table:table-cell>
          <table:table-cell table:number-columns-repeated="4"/>
          <table:table-cell office:value-type="string" calcext:value-type="string">
            <text:p>Thr</text:p>
          </table:table-cell>
          <table:table-cell office:value-type="string" calcext:value-type="string">
            <text:p>CGT</text:p>
          </table:table-cell>
          <table:table-cell office:value-type="float" office:value="240894" calcext:value-type="float">
            <text:p>240894</text:p>
          </table:table-cell>
          <table:table-cell office:value-type="float" office:value="202335" calcext:value-type="float">
            <text:p>202335</text:p>
          </table:table-cell>
          <table:table-cell table:formula="of:=SUM([.AK69:.AL69])" office:value-type="float" office:value="443229" calcext:value-type="float">
            <text:p>443229</text:p>
          </table:table-cell>
          <table:table-cell table:formula="of:=[.AK69]/0.5324458" office:value-type="float" office:value="452429.148657009" calcext:value-type="float">
            <text:p>452429.148657009</text:p>
          </table:table-cell>
          <table:table-cell table:formula="of:=[.AL69]/0.4675542" office:value-type="float" office:value="432751.967579374" calcext:value-type="float">
            <text:p>432751.967579374</text:p>
          </table:table-cell>
          <table:table-cell table:formula="of:=([.AK69]-[.AN69])^2/[.AN69]" office:value-type="float" office:value="98904.1472022089" calcext:value-type="float">
            <text:p>98904.1472022089</text:p>
          </table:table-cell>
          <table:table-cell table:formula="of:=([.AL69]-[.AO69])^2/[.AO69]" office:value-type="float" office:value="122684.546636374" calcext:value-type="float">
            <text:p>122684.546636374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table:style-name="ce1" office:value-type="string" calcext:value-type="string">
            <text:p>TGT</text:p>
          </table:table-cell>
          <table:table-cell office:value-type="float" office:value="12104" calcext:value-type="float">
            <text:p>12104</text:p>
          </table:table-cell>
          <table:table-cell office:value-type="float" office:value="17107" calcext:value-type="float">
            <text:p>17107</text:p>
          </table:table-cell>
          <table:table-cell table:formula="of:=SUM([.C70:.D70])" office:value-type="float" office:value="29211" calcext:value-type="float">
            <text:p>29211</text:p>
          </table:table-cell>
          <table:table-cell table:formula="of:=[.E70]*0.4375001774528" office:value-type="float" office:value="12779.8176835737" calcext:value-type="float">
            <text:p>12779.8176835737</text:p>
          </table:table-cell>
          <table:table-cell table:formula="of:=[.D70]*0.56249982" office:value-type="float" office:value="9622.68442074" calcext:value-type="float">
            <text:p>9622.68442074</text:p>
          </table:table-cell>
          <table:table-cell table:formula="of:=([.C70]-[.F70])^2/[.F70]" office:value-type="float" office:value="35.7383456274204" calcext:value-type="float">
            <text:p>35.7383456274</text:p>
          </table:table-cell>
          <table:table-cell table:formula="of:=([.D70]-[.G70])^2/[.G70]" office:value-type="float" office:value="5821.13859716978" calcext:value-type="float">
            <text:p>5821.1385971698</text:p>
          </table:table-cell>
          <table:table-cell table:number-columns-repeated="10"/>
          <table:table-cell office:value-type="string" calcext:value-type="string">
            <text:p>Thr</text:p>
          </table:table-cell>
          <table:table-cell office:value-type="string" calcext:value-type="string">
            <text:p>TGT</text:p>
          </table:table-cell>
          <table:table-cell office:value-type="float" office:value="174254" calcext:value-type="float">
            <text:p>174254</text:p>
          </table:table-cell>
          <table:table-cell office:value-type="float" office:value="178223" calcext:value-type="float">
            <text:p>178223</text:p>
          </table:table-cell>
          <table:table-cell office:value-type="float" office:value="12104" calcext:value-type="float">
            <text:p>12104</text:p>
          </table:table-cell>
          <table:table-cell office:value-type="float" office:value="17107" calcext:value-type="float">
            <text:p>17107</text:p>
          </table:table-cell>
          <table:table-cell table:formula="of:=SUM([.V70:.Y70])" office:value-type="float" office:value="381688" calcext:value-type="float">
            <text:p>381688</text:p>
          </table:table-cell>
          <table:table-cell table:formula="of:=[.V70]/0.50999085" office:value-type="float" office:value="341680.63995658" calcext:value-type="float">
            <text:p>341680.63995658</text:p>
          </table:table-cell>
          <table:table-cell table:formula="of:=[.W70]/0.44783594" office:value-type="float" office:value="397964.933319108" calcext:value-type="float">
            <text:p>397964.933319108</text:p>
          </table:table-cell>
          <table:table-cell table:formula="of:=[.X70]/0.01845078" office:value-type="float" office:value="656015.626439641" calcext:value-type="float">
            <text:p>656015.626439641</text:p>
          </table:table-cell>
          <table:table-cell table:formula="of:=[.Y70]/0.02372242" office:value-type="float" office:value="721132.161052709" calcext:value-type="float">
            <text:p>721132.161052709</text:p>
          </table:table-cell>
          <table:table-cell table:number-columns-repeated="4"/>
          <table:table-cell office:value-type="string" calcext:value-type="string">
            <text:p>Thr</text:p>
          </table:table-cell>
          <table:table-cell office:value-type="string" calcext:value-type="string">
            <text:p>TGT</text:p>
          </table:table-cell>
          <table:table-cell office:value-type="float" office:value="174254" calcext:value-type="float">
            <text:p>174254</text:p>
          </table:table-cell>
          <table:table-cell office:value-type="float" office:value="178223" calcext:value-type="float">
            <text:p>178223</text:p>
          </table:table-cell>
          <table:table-cell table:formula="of:=SUM([.AK70:.AL70])" office:value-type="float" office:value="352477" calcext:value-type="float">
            <text:p>352477</text:p>
          </table:table-cell>
          <table:table-cell table:formula="of:=[.AK70]/0.5324458" office:value-type="float" office:value="327270.869635933" calcext:value-type="float">
            <text:p>327270.869635933</text:p>
          </table:table-cell>
          <table:table-cell table:formula="of:=[.AL70]/0.4675542" office:value-type="float" office:value="381181.475858842" calcext:value-type="float">
            <text:p>381181.475858842</text:p>
          </table:table-cell>
          <table:table-cell table:formula="of:=([.AK70]-[.AN70])^2/[.AN70]" office:value-type="float" office:value="71543.6800691329" calcext:value-type="float">
            <text:p>71543.6800691329</text:p>
          </table:table-cell>
          <table:table-cell table:formula="of:=([.AL70]-[.AO70])^2/[.AO70]" office:value-type="float" office:value="108064.388045442" calcext:value-type="float">
            <text:p>108064.388045442</text:p>
          </table:table-cell>
        </table:table-row>
        <table:table-row table:style-name="ro1">
          <table:table-cell table:number-columns-repeated="4"/>
          <table:table-cell table:formula="of:=SUM([.C71:.D71])" office:value-type="float" office:value="0" calcext:value-type="float">
            <text:p>0</text:p>
          </table:table-cell>
          <table:table-cell table:formula="of:=[.E71]*0.4375001774528" office:value-type="float" office:value="0" calcext:value-type="float">
            <text:p>0</text:p>
          </table:table-cell>
          <table:table-cell table:formula="of:=[.D71]*0.56249982" office:value-type="float" office:value="0" calcext:value-type="float">
            <text:p>0</text:p>
          </table:table-cell>
          <table:table-cell table:formula="of:=([.C71]-[.F71])^2/[.F71]" office:value-type="string" office:string-value="" calcext:value-type="error">
            <text:p>#DIV/0!</text:p>
          </table:table-cell>
          <table:table-cell table:formula="of:=([.D71]-[.G71])^2/[.G71]" office:value-type="string" office:string-value="" calcext:value-type="error">
            <text:p>#DIV/0!</text:p>
          </table:table-cell>
          <table:table-cell table:number-columns-repeated="29"/>
          <table:table-cell table:formula="of:=SUM([.AK71:.AL71])" office:value-type="float" office:value="0" calcext:value-type="float">
            <text:p>0</text:p>
          </table:table-cell>
          <table:table-cell table:formula="of:=[.AK71]/0.5324458" office:value-type="float" office:value="0" calcext:value-type="float">
            <text:p>0</text:p>
          </table:table-cell>
          <table:table-cell table:formula="of:=[.AL71]/0.4675542" office:value-type="float" office:value="0" calcext:value-type="float">
            <text:p>0</text:p>
          </table:table-cell>
          <table:table-cell table:formula="of:=([.AK71]-[.AN71])^2/[.AN71]" office:value-type="string" office:string-value="" calcext:value-type="error">
            <text:p>#DIV/0!</text:p>
          </table:table-cell>
          <table:table-cell table:formula="of:=([.AL71]-[.AO71])^2/[.AO7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C72:.D72])" office:value-type="float" office:value="0" calcext:value-type="float">
            <text:p>0</text:p>
          </table:table-cell>
          <table:table-cell table:formula="of:=[.E72]*0.4375001774528" office:value-type="float" office:value="0" calcext:value-type="float">
            <text:p>0</text:p>
          </table:table-cell>
          <table:table-cell table:formula="of:=[.D72]*0.56249982" office:value-type="float" office:value="0" calcext:value-type="float">
            <text:p>0</text:p>
          </table:table-cell>
          <table:table-cell table:formula="of:=([.C72]-[.F72])^2/[.F72]" office:value-type="string" office:string-value="" calcext:value-type="error">
            <text:p>#DIV/0!</text:p>
          </table:table-cell>
          <table:table-cell table:formula="of:=([.D72]-[.G72])^2/[.G72]" office:value-type="string" office:string-value="" calcext:value-type="error">
            <text:p>#DIV/0!</text:p>
          </table:table-cell>
          <table:table-cell table:number-columns-repeated="29"/>
          <table:table-cell table:formula="of:=SUM([.AK72:.AL72])" office:value-type="float" office:value="0" calcext:value-type="float">
            <text:p>0</text:p>
          </table:table-cell>
          <table:table-cell table:formula="of:=[.AK72]/0.5324458" office:value-type="float" office:value="0" calcext:value-type="float">
            <text:p>0</text:p>
          </table:table-cell>
          <table:table-cell table:formula="of:=[.AL72]/0.4675542" office:value-type="float" office:value="0" calcext:value-type="float">
            <text:p>0</text:p>
          </table:table-cell>
          <table:table-cell table:formula="of:=([.AK72]-[.AN72])^2/[.AN72]" office:value-type="string" office:string-value="" calcext:value-type="error">
            <text:p>#DIV/0!</text:p>
          </table:table-cell>
          <table:table-cell table:formula="of:=([.AL72]-[.AO72])^2/[.AO7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table:style-name="ce1" office:value-type="string" calcext:value-type="string">
            <text:p>CCA</text:p>
          </table:table-cell>
          <table:table-cell office:value-type="float" office:value="690" calcext:value-type="float">
            <text:p>690</text:p>
          </table:table-cell>
          <table:table-cell office:value-type="float" office:value="1000" calcext:value-type="float">
            <text:p>1000</text:p>
          </table:table-cell>
          <table:table-cell table:formula="of:=SUM([.C73:.D73])" office:value-type="float" office:value="1690" calcext:value-type="float">
            <text:p>1690</text:p>
          </table:table-cell>
          <table:table-cell table:formula="of:=[.E73]*0.4375001774528" office:value-type="float" office:value="739.375299895232" calcext:value-type="float">
            <text:p>739.3752998952</text:p>
          </table:table-cell>
          <table:table-cell table:formula="of:=[.D73]*0.56249982" office:value-type="float" office:value="562.49982" calcext:value-type="float">
            <text:p>562.49982</text:p>
          </table:table-cell>
          <table:table-cell table:formula="of:=([.C73]-[.F73])^2/[.F73]" office:value-type="float" office:value="3.297270330899" calcext:value-type="float">
            <text:p>3.2972703309</text:p>
          </table:table-cell>
          <table:table-cell table:formula="of:=([.D73]-[.G73])^2/[.G73]" office:value-type="float" office:value="340.278166666849" calcext:value-type="float">
            <text:p>340.2781666668</text:p>
          </table:table-cell>
          <table:table-cell table:number-columns-repeated="10"/>
          <table:table-cell office:value-type="string" calcext:value-type="string">
            <text:p>Trp</text:p>
          </table:table-cell>
          <table:table-cell office:value-type="string" calcext:value-type="string">
            <text:p>CCA</text:p>
          </table:table-cell>
          <table:table-cell office:value-type="float" office:value="19008" calcext:value-type="float">
            <text:p>19008</text:p>
          </table:table-cell>
          <table:table-cell office:value-type="float" office:value="17598" calcext:value-type="float">
            <text:p>17598</text:p>
          </table:table-cell>
          <table:table-cell office:value-type="float" office:value="690" calcext:value-type="float">
            <text:p>690</text:p>
          </table:table-cell>
          <table:table-cell office:value-type="float" office:value="1000" calcext:value-type="float">
            <text:p>1000</text:p>
          </table:table-cell>
          <table:table-cell table:formula="of:=SUM([.V73:.Y73])" office:value-type="float" office:value="38296" calcext:value-type="float">
            <text:p>38296</text:p>
          </table:table-cell>
          <table:table-cell table:formula="of:=[.V73]/0.50999085" office:value-type="float" office:value="37271.2569254919" calcext:value-type="float">
            <text:p>37271.2569254919</text:p>
          </table:table-cell>
          <table:table-cell table:formula="of:=[.W73]/0.44783594" office:value-type="float" office:value="39295.6402739807" calcext:value-type="float">
            <text:p>39295.6402739807</text:p>
          </table:table-cell>
          <table:table-cell table:formula="of:=[.X73]/0.01845078" office:value-type="float" office:value="37396.7929811097" calcext:value-type="float">
            <text:p>37396.7929811097</text:p>
          </table:table-cell>
          <table:table-cell table:formula="of:=[.Y73]/0.02372242" office:value-type="float" office:value="42154.2152950669" calcext:value-type="float">
            <text:p>42154.2152950669</text:p>
          </table:table-cell>
          <table:table-cell table:number-columns-repeated="4"/>
          <table:table-cell office:value-type="string" calcext:value-type="string">
            <text:p>Trp</text:p>
          </table:table-cell>
          <table:table-cell office:value-type="string" calcext:value-type="string">
            <text:p>CCA</text:p>
          </table:table-cell>
          <table:table-cell office:value-type="float" office:value="19008" calcext:value-type="float">
            <text:p>19008</text:p>
          </table:table-cell>
          <table:table-cell office:value-type="float" office:value="17598" calcext:value-type="float">
            <text:p>17598</text:p>
          </table:table-cell>
          <table:table-cell table:formula="of:=SUM([.AK73:.AL73])" office:value-type="float" office:value="36606" calcext:value-type="float">
            <text:p>36606</text:p>
          </table:table-cell>
          <table:table-cell table:formula="of:=[.AK73]/0.5324458" office:value-type="float" office:value="35699.4082778003" calcext:value-type="float">
            <text:p>35699.4082778003</text:p>
          </table:table-cell>
          <table:table-cell table:formula="of:=[.AL73]/0.4675542" office:value-type="float" office:value="37638.4171075781" calcext:value-type="float">
            <text:p>37638.4171075781</text:p>
          </table:table-cell>
          <table:table-cell table:formula="of:=([.AK73]-[.AN73])^2/[.AN73]" office:value-type="float" office:value="7804.1380442003" calcext:value-type="float">
            <text:p>7804.1380442003</text:p>
          </table:table-cell>
          <table:table-cell table:formula="of:=([.AL73]-[.AO73])^2/[.AO73]" office:value-type="float" office:value="10670.4359191781" calcext:value-type="float">
            <text:p>10670.4359191781</text:p>
          </table:table-cell>
        </table:table-row>
        <table:table-row table:style-name="ro1">
          <table:table-cell table:number-columns-repeated="4"/>
          <table:table-cell table:formula="of:=SUM([.C74:.D74])" office:value-type="float" office:value="0" calcext:value-type="float">
            <text:p>0</text:p>
          </table:table-cell>
          <table:table-cell table:formula="of:=[.E74]*0.4375001774528" office:value-type="float" office:value="0" calcext:value-type="float">
            <text:p>0</text:p>
          </table:table-cell>
          <table:table-cell table:formula="of:=[.D74]*0.56249982" office:value-type="float" office:value="0" calcext:value-type="float">
            <text:p>0</text:p>
          </table:table-cell>
          <table:table-cell table:formula="of:=([.C74]-[.F74])^2/[.F74]" office:value-type="string" office:string-value="" calcext:value-type="error">
            <text:p>#DIV/0!</text:p>
          </table:table-cell>
          <table:table-cell table:formula="of:=([.D74]-[.G74])^2/[.G74]" office:value-type="string" office:string-value="" calcext:value-type="error">
            <text:p>#DIV/0!</text:p>
          </table:table-cell>
          <table:table-cell table:number-columns-repeated="29"/>
          <table:table-cell table:formula="of:=SUM([.AK74:.AL74])" office:value-type="float" office:value="0" calcext:value-type="float">
            <text:p>0</text:p>
          </table:table-cell>
          <table:table-cell table:formula="of:=[.AK74]/0.5324458" office:value-type="float" office:value="0" calcext:value-type="float">
            <text:p>0</text:p>
          </table:table-cell>
          <table:table-cell table:formula="of:=[.AL74]/0.4675542" office:value-type="float" office:value="0" calcext:value-type="float">
            <text:p>0</text:p>
          </table:table-cell>
          <table:table-cell table:formula="of:=([.AK74]-[.AN74])^2/[.AN74]" office:value-type="string" office:string-value="" calcext:value-type="error">
            <text:p>#DIV/0!</text:p>
          </table:table-cell>
          <table:table-cell table:formula="of:=([.AL74]-[.AO74])^2/[.AO7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string" calcext:value-type="string">
            <text:p>AT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75:.D75])" office:value-type="float" office:value="2" calcext:value-type="float">
            <text:p>2</text:p>
          </table:table-cell>
          <table:table-cell table:formula="of:=[.E75]*0.4375001774528" office:value-type="float" office:value="0.8750003549056" calcext:value-type="float">
            <text:p>0.8750003549</text:p>
          </table:table-cell>
          <table:table-cell table:formula="of:=[.D75]*0.56249982" office:value-type="float" office:value="0.56249982" calcext:value-type="float">
            <text:p>0.56249982</text:p>
          </table:table-cell>
          <table:table-cell table:formula="of:=([.C75]-[.F75])^2/[.F75]" office:value-type="float" office:value="0.0178570342127594" calcext:value-type="float">
            <text:p>0.0178570342</text:p>
          </table:table-cell>
          <table:table-cell table:formula="of:=([.D75]-[.G75])^2/[.G75]" office:value-type="float" office:value="0.340278166666849" calcext:value-type="float">
            <text:p>0.3402781667</text:p>
          </table:table-cell>
          <table:table-cell table:number-columns-repeated="10"/>
          <table:table-cell office:value-type="string" calcext:value-type="string">
            <text:p>Tyr</text:p>
          </table:table-cell>
          <table:table-cell office:value-type="string" calcext:value-type="string">
            <text:p>AT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V75:.Y75])" office:value-type="float" office:value="12" calcext:value-type="float">
            <text:p>12</text:p>
          </table:table-cell>
          <table:table-cell table:formula="of:=[.V75]/0.50999085" office:value-type="float" office:value="7.84327797253617" calcext:value-type="float">
            <text:p>7.8432779725</text:p>
          </table:table-cell>
          <table:table-cell table:formula="of:=[.W75]/0.44783594" office:value-type="float" office:value="13.3977634756156" calcext:value-type="float">
            <text:p>13.3977634756</text:p>
          </table:table-cell>
          <table:table-cell table:formula="of:=[.X75]/0.01845078" office:value-type="float" office:value="54.1982506972605" calcext:value-type="float">
            <text:p>54.1982506973</text:p>
          </table:table-cell>
          <table:table-cell table:formula="of:=[.Y75]/0.02372242" office:value-type="float" office:value="42.1542152950669" calcext:value-type="float">
            <text:p>42.1542152951</text:p>
          </table:table-cell>
          <table:table-cell table:number-columns-repeated="4"/>
          <table:table-cell office:value-type="string" calcext:value-type="string">
            <text:p>Tyr</text:p>
          </table:table-cell>
          <table:table-cell table:style-name="ce6" office:value-type="string" calcext:value-type="string">
            <text:p>AT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K75:.AL75])" office:value-type="float" office:value="10" calcext:value-type="float">
            <text:p>10</text:p>
          </table:table-cell>
          <table:table-cell table:formula="of:=[.AK75]/0.5324458" office:value-type="float" office:value="7.51250174196134" calcext:value-type="float">
            <text:p>7.512501742</text:p>
          </table:table-cell>
          <table:table-cell table:formula="of:=[.AL75]/0.4675542" office:value-type="float" office:value="12.8327368249499" calcext:value-type="float">
            <text:p>12.832736825</text:p>
          </table:table-cell>
          <table:table-cell table:formula="of:=([.AK75]-[.AN75])^2/[.AN75]" office:value-type="float" office:value="1.64228494196134" calcext:value-type="float">
            <text:p>1.642284942</text:p>
          </table:table-cell>
          <table:table-cell table:formula="of:=([.AL75]-[.AO75])^2/[.AO75]" office:value-type="float" office:value="3.63806202494992" calcext:value-type="float">
            <text:p>3.6380620249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table:style-name="ce1" office:value-type="string" calcext:value-type="string">
            <text:p>GTA</text:p>
          </table:table-cell>
          <table:table-cell office:value-type="float" office:value="288" calcext:value-type="float">
            <text:p>288</text:p>
          </table:table-cell>
          <table:table-cell office:value-type="float" office:value="545" calcext:value-type="float">
            <text:p>545</text:p>
          </table:table-cell>
          <table:table-cell table:formula="of:=SUM([.C76:.D76])" office:value-type="float" office:value="833" calcext:value-type="float">
            <text:p>833</text:p>
          </table:table-cell>
          <table:table-cell table:formula="of:=[.E76]*0.4375001774528" office:value-type="float" office:value="364.437647818182" calcext:value-type="float">
            <text:p>364.4376478182</text:p>
          </table:table-cell>
          <table:table-cell table:formula="of:=[.D76]*0.56249982" office:value-type="float" office:value="306.5624019" calcext:value-type="float">
            <text:p>306.5624019</text:p>
          </table:table-cell>
          <table:table-cell table:formula="of:=([.C76]-[.F76])^2/[.F76]" office:value-type="float" office:value="16.0321361938199" calcext:value-type="float">
            <text:p>16.0321361938</text:p>
          </table:table-cell>
          <table:table-cell table:formula="of:=([.D76]-[.G76])^2/[.G76]" office:value-type="float" office:value="185.451600833433" calcext:value-type="float">
            <text:p>185.4516008334</text:p>
          </table:table-cell>
          <table:table-cell table:number-columns-repeated="10"/>
          <table:table-cell office:value-type="string" calcext:value-type="string">
            <text:p>Tyr</text:p>
          </table:table-cell>
          <table:table-cell office:value-type="string" calcext:value-type="string">
            <text:p>GTA</text:p>
          </table:table-cell>
          <table:table-cell office:value-type="float" office:value="15382" calcext:value-type="float">
            <text:p>15382</text:p>
          </table:table-cell>
          <table:table-cell office:value-type="float" office:value="17294" calcext:value-type="float">
            <text:p>17294</text:p>
          </table:table-cell>
          <table:table-cell office:value-type="float" office:value="288" calcext:value-type="float">
            <text:p>288</text:p>
          </table:table-cell>
          <table:table-cell office:value-type="float" office:value="545" calcext:value-type="float">
            <text:p>545</text:p>
          </table:table-cell>
          <table:table-cell table:formula="of:=SUM([.V76:.Y76])" office:value-type="float" office:value="33509" calcext:value-type="float">
            <text:p>33509</text:p>
          </table:table-cell>
          <table:table-cell table:formula="of:=[.V76]/0.50999085" office:value-type="float" office:value="30161.3254433879" calcext:value-type="float">
            <text:p>30161.3254433879</text:p>
          </table:table-cell>
          <table:table-cell table:formula="of:=[.W76]/0.44783594" office:value-type="float" office:value="38616.8202578828" calcext:value-type="float">
            <text:p>38616.8202578828</text:p>
          </table:table-cell>
          <table:table-cell table:formula="of:=[.X76]/0.01845078" office:value-type="float" office:value="15609.096200811" calcext:value-type="float">
            <text:p>15609.096200811</text:p>
          </table:table-cell>
          <table:table-cell table:formula="of:=[.Y76]/0.02372242" office:value-type="float" office:value="22974.0473358114" calcext:value-type="float">
            <text:p>22974.0473358114</text:p>
          </table:table-cell>
          <table:table-cell table:number-columns-repeated="4"/>
          <table:table-cell office:value-type="string" calcext:value-type="string">
            <text:p>Tyr</text:p>
          </table:table-cell>
          <table:table-cell office:value-type="string" calcext:value-type="string">
            <text:p>GTA</text:p>
          </table:table-cell>
          <table:table-cell office:value-type="float" office:value="15382" calcext:value-type="float">
            <text:p>15382</text:p>
          </table:table-cell>
          <table:table-cell office:value-type="float" office:value="17294" calcext:value-type="float">
            <text:p>17294</text:p>
          </table:table-cell>
          <table:table-cell table:formula="of:=SUM([.AK76:.AL76])" office:value-type="float" office:value="32676" calcext:value-type="float">
            <text:p>32676</text:p>
          </table:table-cell>
          <table:table-cell table:formula="of:=[.AK76]/0.5324458" office:value-type="float" office:value="28889.3254487123" calcext:value-type="float">
            <text:p>28889.3254487123</text:p>
          </table:table-cell>
          <table:table-cell table:formula="of:=[.AL76]/0.4675542" office:value-type="float" office:value="36988.2251084473" calcext:value-type="float">
            <text:p>36988.2251084473</text:p>
          </table:table-cell>
          <table:table-cell table:formula="of:=([.AK76]-[.AN76])^2/[.AN76]" office:value-type="float" office:value="6315.40674431234" calcext:value-type="float">
            <text:p>6315.4067443123</text:p>
          </table:table-cell>
          <table:table-cell table:formula="of:=([.AL76]-[.AO76])^2/[.AO76]" office:value-type="float" office:value="10486.1074432473" calcext:value-type="float">
            <text:p>10486.1074432473</text:p>
          </table:table-cell>
        </table:table-row>
        <table:table-row table:style-name="ro1">
          <table:table-cell table:number-columns-repeated="4"/>
          <table:table-cell table:formula="of:=SUM([.C77:.D77])" office:value-type="float" office:value="0" calcext:value-type="float">
            <text:p>0</text:p>
          </table:table-cell>
          <table:table-cell table:formula="of:=[.E77]*0.4375001774528" office:value-type="float" office:value="0" calcext:value-type="float">
            <text:p>0</text:p>
          </table:table-cell>
          <table:table-cell table:formula="of:=[.D77]*0.56249982" office:value-type="float" office:value="0" calcext:value-type="float">
            <text:p>0</text:p>
          </table:table-cell>
          <table:table-cell table:formula="of:=([.C77]-[.F77])^2/[.F77]" office:value-type="string" office:string-value="" calcext:value-type="error">
            <text:p>#DIV/0!</text:p>
          </table:table-cell>
          <table:table-cell table:formula="of:=([.D77]-[.G77])^2/[.G77]" office:value-type="string" office:string-value="" calcext:value-type="error">
            <text:p>#DIV/0!</text:p>
          </table:table-cell>
          <table:table-cell table:number-columns-repeated="29"/>
          <table:table-cell table:formula="of:=SUM([.AK77:.AL77])" office:value-type="float" office:value="0" calcext:value-type="float">
            <text:p>0</text:p>
          </table:table-cell>
          <table:table-cell table:formula="of:=[.AK77]/0.5324458" office:value-type="float" office:value="0" calcext:value-type="float">
            <text:p>0</text:p>
          </table:table-cell>
          <table:table-cell table:formula="of:=[.AL77]/0.4675542" office:value-type="float" office:value="0" calcext:value-type="float">
            <text:p>0</text:p>
          </table:table-cell>
          <table:table-cell table:formula="of:=([.AK77]-[.AN77])^2/[.AN77]" office:value-type="string" office:string-value="" calcext:value-type="error">
            <text:p>#DIV/0!</text:p>
          </table:table-cell>
          <table:table-cell table:formula="of:=([.AL77]-[.AO77])^2/[.AO7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table:style-name="ce1" office:value-type="string" calcext:value-type="string">
            <text:p>(I)AAC</text:p>
          </table:table-cell>
          <table:table-cell office:value-type="float" office:value="13866" calcext:value-type="float">
            <text:p>13866</text:p>
          </table:table-cell>
          <table:table-cell office:value-type="float" office:value="19102" calcext:value-type="float">
            <text:p>19102</text:p>
          </table:table-cell>
          <table:table-cell table:formula="of:=SUM([.C78:.D78])" office:value-type="float" office:value="32968" calcext:value-type="float">
            <text:p>32968</text:p>
          </table:table-cell>
          <table:table-cell table:formula="of:=[.E78]*0.4375001774528" office:value-type="float" office:value="14423.5058502639" calcext:value-type="float">
            <text:p>14423.5058502639</text:p>
          </table:table-cell>
          <table:table-cell table:formula="of:=[.D78]*0.56249982" office:value-type="float" office:value="10744.87156164" calcext:value-type="float">
            <text:p>10744.87156164</text:p>
          </table:table-cell>
          <table:table-cell table:formula="of:=([.C78]-[.F78])^2/[.F78]" office:value-type="float" office:value="21.5490447541088" calcext:value-type="float">
            <text:p>21.5490447541</text:p>
          </table:table-cell>
          <table:table-cell table:formula="of:=([.D78]-[.G78])^2/[.G78]" office:value-type="float" office:value="6499.99353967014" calcext:value-type="float">
            <text:p>6499.9935396702</text:p>
          </table:table-cell>
          <table:table-cell table:number-columns-repeated="10"/>
          <table:table-cell office:value-type="string" calcext:value-type="string">
            <text:p>Val</text:p>
          </table:table-cell>
          <table:table-cell office:value-type="string" calcext:value-type="string">
            <text:p>(I)AAC</text:p>
          </table:table-cell>
          <table:table-cell office:value-type="float" office:value="469103" calcext:value-type="float">
            <text:p>469103</text:p>
          </table:table-cell>
          <table:table-cell office:value-type="float" office:value="448815" calcext:value-type="float">
            <text:p>448815</text:p>
          </table:table-cell>
          <table:table-cell office:value-type="float" office:value="13866" calcext:value-type="float">
            <text:p>13866</text:p>
          </table:table-cell>
          <table:table-cell office:value-type="float" office:value="19102" calcext:value-type="float">
            <text:p>19102</text:p>
          </table:table-cell>
          <table:table-cell table:formula="of:=SUM([.V78:.Y78])" office:value-type="float" office:value="950886" calcext:value-type="float">
            <text:p>950886</text:p>
          </table:table-cell>
          <table:table-cell table:formula="of:=[.V78]/0.50999085" office:value-type="float" office:value="919826.306687659" calcext:value-type="float">
            <text:p>919826.306687659</text:p>
          </table:table-cell>
          <table:table-cell table:formula="of:=[.W78]/0.44783594" office:value-type="float" office:value="1002186.20238474" calcext:value-type="float">
            <text:p>1002186.20238474</text:p>
          </table:table-cell>
          <table:table-cell table:formula="of:=[.X78]/0.01845078" office:value-type="float" office:value="751512.944168214" calcext:value-type="float">
            <text:p>751512.944168214</text:p>
          </table:table-cell>
          <table:table-cell table:formula="of:=[.Y78]/0.02372242" office:value-type="float" office:value="805229.820566367" calcext:value-type="float">
            <text:p>805229.820566367</text:p>
          </table:table-cell>
          <table:table-cell table:number-columns-repeated="4"/>
          <table:table-cell office:value-type="string" calcext:value-type="string">
            <text:p>Val</text:p>
          </table:table-cell>
          <table:table-cell office:value-type="string" calcext:value-type="string">
            <text:p>(I)AAC</text:p>
          </table:table-cell>
          <table:table-cell office:value-type="float" office:value="469103" calcext:value-type="float">
            <text:p>469103</text:p>
          </table:table-cell>
          <table:table-cell office:value-type="float" office:value="448815" calcext:value-type="float">
            <text:p>448815</text:p>
          </table:table-cell>
          <table:table-cell table:formula="of:=SUM([.AK78:.AL78])" office:value-type="float" office:value="917918" calcext:value-type="float">
            <text:p>917918</text:p>
          </table:table-cell>
          <table:table-cell table:formula="of:=[.AK78]/0.5324458" office:value-type="float" office:value="881034.276164823" calcext:value-type="float">
            <text:p>881034.276164823</text:p>
          </table:table-cell>
          <table:table-cell table:formula="of:=[.AL78]/0.4675542" office:value-type="float" office:value="959920.796348317" calcext:value-type="float">
            <text:p>959920.796348317</text:p>
          </table:table-cell>
          <table:table-cell table:formula="of:=([.AK78]-[.AN78])^2/[.AN78]" office:value-type="float" office:value="192600.198282223" calcext:value-type="float">
            <text:p>192600.198282223</text:p>
          </table:table-cell>
          <table:table-cell table:formula="of:=([.AL78]-[.AO78])^2/[.AO78]" office:value-type="float" office:value="272136.134621316" calcext:value-type="float">
            <text:p>272136.134621316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table:style-name="ce1" office:value-type="string" calcext:value-type="string">
            <text:p>CAC</text:p>
          </table:table-cell>
          <table:table-cell office:value-type="float" office:value="41789" calcext:value-type="float">
            <text:p>41789</text:p>
          </table:table-cell>
          <table:table-cell office:value-type="float" office:value="56809" calcext:value-type="float">
            <text:p>56809</text:p>
          </table:table-cell>
          <table:table-cell table:formula="of:=SUM([.C79:.D79])" office:value-type="float" office:value="98598" calcext:value-type="float">
            <text:p>98598</text:p>
          </table:table-cell>
          <table:table-cell table:formula="of:=[.E79]*0.4375001774528" office:value-type="float" office:value="43136.6424964912" calcext:value-type="float">
            <text:p>43136.6424964912</text:p>
          </table:table-cell>
          <table:table-cell table:formula="of:=[.D79]*0.56249982" office:value-type="float" office:value="31955.05227438" calcext:value-type="float">
            <text:p>31955.05227438</text:p>
          </table:table-cell>
          <table:table-cell table:formula="of:=([.C79]-[.F79])^2/[.F79]" office:value-type="float" office:value="42.1020318977469" calcext:value-type="float">
            <text:p>42.1020318977</text:p>
          </table:table-cell>
          <table:table-cell table:formula="of:=([.D79]-[.G79])^2/[.G79]" office:value-type="float" office:value="19330.862370177" calcext:value-type="float">
            <text:p>19330.862370177</text:p>
          </table:table-cell>
          <table:table-cell table:number-columns-repeated="10"/>
          <table:table-cell office:value-type="string" calcext:value-type="string">
            <text:p>Val</text:p>
          </table:table-cell>
          <table:table-cell office:value-type="string" calcext:value-type="string">
            <text:p>CAC</text:p>
          </table:table-cell>
          <table:table-cell office:value-type="float" office:value="1325715" calcext:value-type="float">
            <text:p>1325715</text:p>
          </table:table-cell>
          <table:table-cell office:value-type="float" office:value="1260978" calcext:value-type="float">
            <text:p>1260978</text:p>
          </table:table-cell>
          <table:table-cell office:value-type="float" office:value="41789" calcext:value-type="float">
            <text:p>41789</text:p>
          </table:table-cell>
          <table:table-cell office:value-type="float" office:value="56809" calcext:value-type="float">
            <text:p>56809</text:p>
          </table:table-cell>
          <table:table-cell table:formula="of:=SUM([.V79:.Y79])" office:value-type="float" office:value="2685291" calcext:value-type="float">
            <text:p>2685291</text:p>
          </table:table-cell>
          <table:table-cell table:formula="of:=[.V79]/[.V84]" office:value-type="float" office:value="2599487.81096345" calcext:value-type="float">
            <text:p>2599487.81096345</text:p>
          </table:table-cell>
          <table:table-cell table:formula="of:=[.W79]/0.44783594" office:value-type="float" office:value="2815714.16532581" calcext:value-type="float">
            <text:p>2815714.16532581</text:p>
          </table:table-cell>
          <table:table-cell table:formula="of:=[.X79]/0.01845078" office:value-type="float" office:value="2264890.69838782" calcext:value-type="float">
            <text:p>2264890.69838782</text:p>
          </table:table-cell>
          <table:table-cell table:formula="of:=[.Y79]/0.02372242" office:value-type="float" office:value="2394738.81669745" calcext:value-type="float">
            <text:p>2394738.81669745</text:p>
          </table:table-cell>
          <table:table-cell table:number-columns-repeated="4"/>
          <table:table-cell office:value-type="string" calcext:value-type="string">
            <text:p>Val</text:p>
          </table:table-cell>
          <table:table-cell office:value-type="string" calcext:value-type="string">
            <text:p>CAC</text:p>
          </table:table-cell>
          <table:table-cell office:value-type="float" office:value="1325715" calcext:value-type="float">
            <text:p>1325715</text:p>
          </table:table-cell>
          <table:table-cell office:value-type="float" office:value="1260978" calcext:value-type="float">
            <text:p>1260978</text:p>
          </table:table-cell>
          <table:table-cell table:formula="of:=SUM([.AK79:.AL79])" office:value-type="float" office:value="2586693" calcext:value-type="float">
            <text:p>2586693</text:p>
          </table:table-cell>
          <table:table-cell table:formula="of:=[.AK79]/0.5324458" office:value-type="float" office:value="2489859.06171107" calcext:value-type="float">
            <text:p>2489859.06171107</text:p>
          </table:table-cell>
          <table:table-cell table:formula="of:=[.AL79]/0.4675542" office:value-type="float" office:value="2696966.46934195" calcext:value-type="float">
            <text:p>2696966.46934195</text:p>
          </table:table-cell>
          <table:table-cell table:formula="of:=([.AK79]-[.AN79])^2/[.AN79]" office:value-type="float" office:value="544300.44545807" calcext:value-type="float">
            <text:p>544300.44545807</text:p>
          </table:table-cell>
          <table:table-cell table:formula="of:=([.AL79]-[.AO79])^2/[.AO79]" office:value-type="float" office:value="764586.02934955" calcext:value-type="float">
            <text:p>764586.02934955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table:style-name="ce1" office:value-type="string" calcext:value-type="string">
            <text:p>TAC</text:p>
          </table:table-cell>
          <table:table-cell office:value-type="float" office:value="8633" calcext:value-type="float">
            <text:p>8633</text:p>
          </table:table-cell>
          <table:table-cell office:value-type="float" office:value="9709" calcext:value-type="float">
            <text:p>9709</text:p>
          </table:table-cell>
          <table:table-cell table:formula="of:=SUM([.C80:.D80])" office:value-type="float" office:value="18342" calcext:value-type="float">
            <text:p>18342</text:p>
          </table:table-cell>
          <table:table-cell table:formula="of:=[.E80]*0.4375001774528" office:value-type="float" office:value="8024.62825483926" calcext:value-type="float">
            <text:p>8024.6282548393</text:p>
          </table:table-cell>
          <table:table-cell table:formula="of:=[.D80]*0.56249982" office:value-type="float" office:value="5461.31075238" calcext:value-type="float">
            <text:p>5461.31075238</text:p>
          </table:table-cell>
          <table:table-cell table:formula="of:=([.C80]-[.F80])^2/[.F80]" office:value-type="float" office:value="46.1225328521267" calcext:value-type="float">
            <text:p>46.1225328521</text:p>
          </table:table-cell>
          <table:table-cell table:formula="of:=([.D80]-[.G80])^2/[.G80]" office:value-type="float" office:value="3303.76072016843" calcext:value-type="float">
            <text:p>3303.7607201684</text:p>
          </table:table-cell>
          <table:table-cell table:number-columns-repeated="10"/>
          <table:table-cell office:value-type="string" calcext:value-type="string">
            <text:p>Val</text:p>
          </table:table-cell>
          <table:table-cell office:value-type="string" calcext:value-type="string">
            <text:p>TAC</text:p>
          </table:table-cell>
          <table:table-cell office:value-type="float" office:value="249365" calcext:value-type="float">
            <text:p>249365</text:p>
          </table:table-cell>
          <table:table-cell office:value-type="float" office:value="204918" calcext:value-type="float">
            <text:p>204918</text:p>
          </table:table-cell>
          <table:table-cell office:value-type="float" office:value="8633" calcext:value-type="float">
            <text:p>8633</text:p>
          </table:table-cell>
          <table:table-cell office:value-type="float" office:value="9709" calcext:value-type="float">
            <text:p>9709</text:p>
          </table:table-cell>
          <table:table-cell table:formula="of:=SUM([.V80:.Y80])" office:value-type="float" office:value="472625" calcext:value-type="float">
            <text:p>472625</text:p>
          </table:table-cell>
          <table:table-cell table:formula="of:=[.V80]/[.V84]" office:value-type="float" office:value="488959.75227021" calcext:value-type="float">
            <text:p>488959.75227021</text:p>
          </table:table-cell>
          <table:table-cell table:formula="of:=[.W80]/0.44783594" office:value-type="float" office:value="457573.815982701" calcext:value-type="float">
            <text:p>457573.815982701</text:p>
          </table:table-cell>
          <table:table-cell table:formula="of:=[.X80]/0.01845078" office:value-type="float" office:value="467893.49826945" calcext:value-type="float">
            <text:p>467893.49826945</text:p>
          </table:table-cell>
          <table:table-cell table:formula="of:=[.Y80]/0.02372242" office:value-type="float" office:value="409275.276299804" calcext:value-type="float">
            <text:p>409275.276299804</text:p>
          </table:table-cell>
          <table:table-cell table:number-columns-repeated="4"/>
          <table:table-cell office:value-type="string" calcext:value-type="string">
            <text:p>Val</text:p>
          </table:table-cell>
          <table:table-cell office:value-type="string" calcext:value-type="string">
            <text:p>TAC</text:p>
          </table:table-cell>
          <table:table-cell office:value-type="float" office:value="249365" calcext:value-type="float">
            <text:p>249365</text:p>
          </table:table-cell>
          <table:table-cell office:value-type="float" office:value="204918" calcext:value-type="float">
            <text:p>204918</text:p>
          </table:table-cell>
          <table:table-cell table:formula="of:=SUM([.AK80:.AL80])" office:value-type="float" office:value="454283" calcext:value-type="float">
            <text:p>454283</text:p>
          </table:table-cell>
          <table:table-cell table:formula="of:=[.AK80]/0.5324458" office:value-type="float" office:value="468338.749221048" calcext:value-type="float">
            <text:p>468338.749221048</text:p>
          </table:table-cell>
          <table:table-cell table:formula="of:=[.AL80]/0.4675542" office:value-type="float" office:value="438276.460782515" calcext:value-type="float">
            <text:p>438276.460782515</text:p>
          </table:table-cell>
          <table:table-cell table:formula="of:=([.AK80]-[.AN80])^2/[.AN80]" office:value-type="float" office:value="102382.096138048" calcext:value-type="float">
            <text:p>102382.096138048</text:p>
          </table:table-cell>
          <table:table-cell table:formula="of:=([.AL80]-[.AO80])^2/[.AO80]" office:value-type="float" office:value="124250.732338115" calcext:value-type="float">
            <text:p>124250.732338115</text:p>
          </table:table-cell>
        </table:table-row>
        <table:table-row table:style-name="ro1">
          <table:table-cell/>
          <table:table-cell office:value-type="string" calcext:value-type="string">
            <text:p>tot</text:p>
          </table:table-cell>
          <table:table-cell table:formula="of:=SUM([.C2:.C80])" office:value-type="float" office:value="462271" calcext:value-type="float">
            <text:p>462271</text:p>
          </table:table-cell>
          <table:table-cell table:formula="of:=SUM([.D2:.D80])" office:value-type="float" office:value="594348" calcext:value-type="float">
            <text:p>594348</text:p>
          </table:table-cell>
          <table:table-cell table:formula="of:=SUM([.E2:.E80])" office:value-type="float" office:value="1056619" calcext:value-type="float">
            <text:p>1056619</text:p>
          </table:table-cell>
          <table:table-cell table:number-columns-repeated="16"/>
          <table:table-cell table:formula="of:=SUM([.V2:.V80])" office:value-type="float" office:value="12777450" calcext:value-type="float">
            <text:p>12777450</text:p>
          </table:table-cell>
          <table:table-cell table:formula="of:=SUM([.W2:.W80])" office:value-type="float" office:value="11220204" calcext:value-type="float">
            <text:p>11220204</text:p>
          </table:table-cell>
          <table:table-cell table:formula="of:=SUM([.X2:.X80])" office:value-type="float" office:value="462271" calcext:value-type="float">
            <text:p>462271</text:p>
          </table:table-cell>
          <table:table-cell table:formula="of:=SUM([.Y2:.Y80])" office:value-type="float" office:value="594348" calcext:value-type="float">
            <text:p>594348</text:p>
          </table:table-cell>
          <table:table-cell table:formula="of:=SUM([.V81:.Y81])" office:value-type="float" office:value="25054273" calcext:value-type="float">
            <text:p>25054273</text:p>
          </table:table-cell>
          <table:table-cell table:number-columns-repeated="10"/>
          <table:table-cell table:formula="of:=SUM([.AK2:.AK80])" office:value-type="float" office:value="12777450" calcext:value-type="float">
            <text:p>12777450</text:p>
          </table:table-cell>
          <table:table-cell table:formula="of:=SUM([.AL2:.AL80])" office:value-type="float" office:value="11220204" calcext:value-type="float">
            <text:p>11220204</text:p>
          </table:table-cell>
          <table:table-cell table:formula="of:=SUM([.AK81:.AL81])" office:value-type="float" office:value="23997654" calcext:value-type="float">
            <text:p>23997654</text:p>
          </table:table-cell>
          <table:table-cell table:number-columns-repeated="4"/>
        </table:table-row>
        <table:table-row table:style-name="ro1" table:number-rows-repeated="2">
          <table:table-cell table:number-columns-repeated="43"/>
        </table:table-row>
        <table:table-row table:style-name="ro1">
          <table:table-cell table:number-columns-repeated="2"/>
          <table:table-cell table:formula="of:=[.C81]/[.E81]" office:value-type="float" office:value="0.4375001774528" calcext:value-type="float">
            <text:p>0.4375001775</text:p>
          </table:table-cell>
          <table:table-cell table:formula="of:=[.D81]/[.E81]" office:value-type="float" office:value="0.5624998225472" calcext:value-type="float">
            <text:p>0.5624998225</text:p>
          </table:table-cell>
          <table:table-cell table:number-columns-repeated="17"/>
          <table:table-cell table:formula="of:=[.V81]/[.Z81]" office:value-type="float" office:value="0.50999085066248" calcext:value-type="float">
            <text:p>0.5099908507</text:p>
          </table:table-cell>
          <table:table-cell table:formula="of:=[.W81]/[.Z81]" office:value-type="float" office:value="0.447835943992468" calcext:value-type="float">
            <text:p>0.447835944</text:p>
          </table:table-cell>
          <table:table-cell table:formula="of:=[.X81]/[.Z81]" office:value-type="float" office:value="0.0184507848222138" calcext:value-type="float">
            <text:p>0.0184507848</text:p>
          </table:table-cell>
          <table:table-cell table:formula="of:=[.Y81]/[.Z81]" office:value-type="float" office:value="0.0237224205228386" calcext:value-type="float">
            <text:p>0.0237224205</text:p>
          </table:table-cell>
          <table:table-cell table:number-columns-repeated="11"/>
          <table:table-cell table:formula="of:=[.AK81]/[.AM81]" office:value-type="float" office:value="0.532445796576615" calcext:value-type="float">
            <text:p>0.5324457966</text:p>
          </table:table-cell>
          <table:table-cell table:formula="of:=[.AL81]/[.AM81]" office:value-type="float" office:value="0.467554203423385" calcext:value-type="float">
            <text:p>0.4675542034</text:p>
          </table:table-cell>
          <table:table-cell table:number-columns-repeated="5"/>
        </table:table-row>
      </table:table>
      <table:table table:name="alternate wobble" table:style-name="ta1">
        <table:table-column table:style-name="co2" table:number-columns-repeated="18" table:default-cell-style-name="Default"/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anticodon</text:p>
          </table:table-cell>
          <table:table-cell office:value-type="string" calcext:value-type="string">
            <text:p>AnoIFN</text:p>
          </table:table-cell>
          <table:table-cell office:value-type="string" calcext:value-type="string">
            <text:p>AIFN</text:p>
          </table:table-cell>
          <table:table-cell table:number-columns-repeated="3"/>
          <table:table-cell office:value-type="string" calcext:value-type="string">
            <text:p>aa</text:p>
          </table:table-cell>
          <table:table-cell office:value-type="string" calcext:value-type="string">
            <text:p>codon</text:p>
          </table:table-cell>
          <table:table-cell office:value-type="string" calcext:value-type="string">
            <text:p>AnoIFN</text:p>
          </table:table-cell>
          <table:table-cell office:value-type="string" calcext:value-type="string">
            <text:p>AIFN</text:p>
          </table:table-cell>
          <table:table-cell office:value-type="string" calcext:value-type="string">
            <text:p>ratio AnoIFN</text:p>
          </table:table-cell>
          <table:table-cell office:value-type="string" calcext:value-type="string">
            <text:p>ratio IFN</text:p>
          </table:table-cell>
          <table:table-cell office:value-type="string" calcext:value-type="string">
            <text:p>RSCU AnoIFN</text:p>
          </table:table-cell>
          <table:table-cell office:value-type="string" calcext:value-type="string">
            <text:p>RSCU AIFN</text:p>
          </table:table-cell>
          <table:table-cell office:value-type="string" calcext:value-type="string">
            <text:p>I/noI RSCU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odon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(I)AGC</text:p>
          </table:table-cell>
          <table:table-cell office:value-type="float" office:value="41686" calcext:value-type="float">
            <text:p>41686</text:p>
          </table:table-cell>
          <table:table-cell office:value-type="float" office:value="56171" calcext:value-type="float">
            <text:p>56171</text:p>
          </table:table-cell>
          <table:table-cell office:value-type="string" calcext:value-type="string">
            <text:p>gct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gca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ct</text:p>
          </table:table-cell>
          <table:table-cell table:formula="of:=[.C2]" office:value-type="float" office:value="41686" calcext:value-type="float">
            <text:p>41686</text:p>
          </table:table-cell>
          <table:table-cell table:formula="of:=[.D2]" office:value-type="float" office:value="56171" calcext:value-type="float">
            <text:p>56171</text:p>
          </table:table-cell>
          <table:table-cell table:formula="of:=[.J2]/SUM([.J2:.J5])" office:value-type="float" office:value="0.36979277553048" calcext:value-type="float">
            <text:p>0.3697927755</text:p>
          </table:table-cell>
          <table:table-cell table:formula="of:=[.K2]/SUM([.K2:.K5])" office:value-type="float" office:value="0.370596889865342" calcext:value-type="float">
            <text:p>0.3705968899</text:p>
          </table:table-cell>
          <table:table-cell table:formula="of:=[.L2]/0.25" office:value-type="float" office:value="1.47917110212192" calcext:value-type="float">
            <text:p>1.4791711021</text:p>
          </table:table-cell>
          <table:table-cell table:formula="of:=[.M2]/0.25" office:value-type="float" office:value="1.48238755946137" calcext:value-type="float">
            <text:p>1.4823875595</text:p>
          </table:table-cell>
          <table:table-cell table:formula="of:=[.O2]/[.N2]" office:value-type="float" office:value="1.00217449984984" calcext:value-type="float">
            <text:p>1.002174499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ct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CGC</text:p>
          </table:table-cell>
          <table:table-cell office:value-type="float" office:value="10315" calcext:value-type="float">
            <text:p>10315</text:p>
          </table:table-cell>
          <table:table-cell office:value-type="float" office:value="14762" calcext:value-type="float">
            <text:p>14762</text:p>
          </table:table-cell>
          <table:table-cell office:value-type="string" calcext:value-type="string">
            <text:p>gcg</text:p>
          </table:table-cell>
          <table:table-cell table:number-columns-repeated="2"/>
          <table:table-cell office:value-type="string" calcext:value-type="string">
            <text:p>Ala</text:p>
          </table:table-cell>
          <table:table-cell office:value-type="string" calcext:value-type="string">
            <text:p>gcc</text:p>
          </table:table-cell>
          <table:table-cell table:formula="of:=[.C2]" office:value-type="float" office:value="41686" calcext:value-type="float">
            <text:p>41686</text:p>
          </table:table-cell>
          <table:table-cell table:formula="of:=[.D2]" office:value-type="float" office:value="56171" calcext:value-type="float">
            <text:p>56171</text:p>
          </table:table-cell>
          <table:table-cell table:formula="of:=[.J3]/SUM([.J2:.J5])" office:value-type="float" office:value="0.36979277553048" calcext:value-type="float">
            <text:p>0.3697927755</text:p>
          </table:table-cell>
          <table:table-cell table:formula="of:=[.K3]/SUM([.K2:.K5])" office:value-type="float" office:value="0.370596889865342" calcext:value-type="float">
            <text:p>0.3705968899</text:p>
          </table:table-cell>
          <table:table-cell table:formula="of:=[.L3]/0.25" office:value-type="float" office:value="1.47917110212192" calcext:value-type="float">
            <text:p>1.4791711021</text:p>
          </table:table-cell>
          <table:table-cell table:formula="of:=[.M3]/0.25" office:value-type="float" office:value="1.48238755946137" calcext:value-type="float">
            <text:p>1.4823875595</text:p>
          </table:table-cell>
          <table:table-cell table:formula="of:=[.O3]/[.N3]" office:value-type="float" office:value="1.00217449984984" calcext:value-type="float">
            <text:p>1.002174499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cc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TGC</text:p>
          </table:table-cell>
          <table:table-cell office:value-type="float" office:value="19041" calcext:value-type="float">
            <text:p>19041</text:p>
          </table:table-cell>
          <table:table-cell office:value-type="float" office:value="24465" calcext:value-type="float">
            <text:p>24465</text:p>
          </table:table-cell>
          <table:table-cell office:value-type="string" calcext:value-type="string">
            <text:p>gca</text:p>
          </table:table-cell>
          <table:table-cell office:value-type="string" calcext:value-type="string">
            <text:p>gcg</text:p>
          </table:table-cell>
          <table:table-cell/>
          <table:table-cell office:value-type="string" calcext:value-type="string">
            <text:p>Ala</text:p>
          </table:table-cell>
          <table:table-cell office:value-type="string" calcext:value-type="string">
            <text:p>gca</text:p>
          </table:table-cell>
          <table:table-cell table:formula="of:=[.C4]" office:value-type="float" office:value="19041" calcext:value-type="float">
            <text:p>19041</text:p>
          </table:table-cell>
          <table:table-cell table:formula="of:=[.D4]" office:value-type="float" office:value="24465" calcext:value-type="float">
            <text:p>24465</text:p>
          </table:table-cell>
          <table:table-cell table:formula="of:=[.J4]/SUM([.J2:.J5])" office:value-type="float" office:value="0.168911007025761" calcext:value-type="float">
            <text:p>0.168911007</text:p>
          </table:table-cell>
          <table:table-cell table:formula="of:=[.K4]/SUM([.K2:.K5])" office:value-type="float" office:value="0.161411634305168" calcext:value-type="float">
            <text:p>0.1614116343</text:p>
          </table:table-cell>
          <table:table-cell table:formula="of:=[.L4]/0.25" office:value-type="float" office:value="0.675644028103045" calcext:value-type="float">
            <text:p>0.6756440281</text:p>
          </table:table-cell>
          <table:table-cell table:formula="of:=[.M4]/0.25" office:value-type="float" office:value="0.645646537220672" calcext:value-type="float">
            <text:p>0.6456465372</text:p>
          </table:table-cell>
          <table:table-cell table:formula="of:=[.O4]/[.N4]" office:value-type="float" office:value="0.955601633945327" calcext:value-type="float">
            <text:p>0.955601633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ca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table:number-columns-repeated="6"/>
          <table:table-cell office:value-type="string" calcext:value-type="string">
            <text:p>Ala</text:p>
          </table:table-cell>
          <table:table-cell office:value-type="string" calcext:value-type="string">
            <text:p>gcg</text:p>
          </table:table-cell>
          <table:table-cell table:formula="of:=[.C3]" office:value-type="float" office:value="10315" calcext:value-type="float">
            <text:p>10315</text:p>
          </table:table-cell>
          <table:table-cell table:formula="of:=[.D3]" office:value-type="float" office:value="14762" calcext:value-type="float">
            <text:p>14762</text:p>
          </table:table-cell>
          <table:table-cell table:formula="of:=[.J5]/SUM([.J2:.J5])" office:value-type="float" office:value="0.091503441913278" calcext:value-type="float">
            <text:p>0.0915034419</text:p>
          </table:table-cell>
          <table:table-cell table:formula="of:=[.K5]/SUM([.K2:.K5])" office:value-type="float" office:value="0.0973945859641483" calcext:value-type="float">
            <text:p>0.097394586</text:p>
          </table:table-cell>
          <table:table-cell table:formula="of:=[.L5]/0.25" office:value-type="float" office:value="0.366013767653112" calcext:value-type="float">
            <text:p>0.3660137677</text:p>
          </table:table-cell>
          <table:table-cell table:formula="of:=[.M5]/0.25" office:value-type="float" office:value="0.389578343856593" calcext:value-type="float">
            <text:p>0.3895783439</text:p>
          </table:table-cell>
          <table:table-cell table:formula="of:=[.O5]/[.N5]" office:value-type="float" office:value="1.06438166617223" calcext:value-type="float">
            <text:p>1.064381666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cg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anticodon</text:p>
          </table:table-cell>
          <table:table-cell office:value-type="string" calcext:value-type="string">
            <text:p>AnoIFN</text:p>
          </table:table-cell>
          <table:table-cell office:value-type="string" calcext:value-type="string">
            <text:p>AIFN</text:p>
          </table:table-cell>
          <table:table-cell table:number-columns-repeated="11"/>
          <table:table-cell table:formula="of:=[.O6]/[.N6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(I)ACG</text:p>
          </table:table-cell>
          <table:table-cell office:value-type="float" office:value="688" calcext:value-type="float">
            <text:p>688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gt</text:p>
          </table:table-cell>
          <table:table-cell office:value-type="string" calcext:value-type="string">
            <text:p>cgc</text:p>
          </table:table-cell>
          <table:table-cell/>
          <table:table-cell office:value-type="string" calcext:value-type="string">
            <text:p>Arg</text:p>
          </table:table-cell>
          <table:table-cell office:value-type="string" calcext:value-type="string">
            <text:p>cgt</text:p>
          </table:table-cell>
          <table:table-cell table:formula="of:=[.C7]" office:value-type="float" office:value="688" calcext:value-type="float">
            <text:p>688</text:p>
          </table:table-cell>
          <table:table-cell table:formula="of:=[.D7]" office:value-type="float" office:value="805" calcext:value-type="float">
            <text:p>805</text:p>
          </table:table-cell>
          <table:table-cell table:formula="of:=[.J7]/SUM([.J7:.J12])" office:value-type="float" office:value="0.0365238626108191" calcext:value-type="float">
            <text:p>0.0365238626</text:p>
          </table:table-cell>
          <table:table-cell table:formula="of:=[.K7]/SUM([.K7:.K12])" office:value-type="float" office:value="0.0368319912152269" calcext:value-type="float">
            <text:p>0.0368319912</text:p>
          </table:table-cell>
          <table:table-cell table:formula="of:=[.L7]/(1/6)" office:value-type="float" office:value="0.219143175664915" calcext:value-type="float">
            <text:p>0.2191431757</text:p>
          </table:table-cell>
          <table:table-cell table:formula="of:=[.M7]/(1/6)" office:value-type="float" office:value="0.220991947291362" calcext:value-type="float">
            <text:p>0.2209919473</text:p>
          </table:table-cell>
          <table:table-cell table:formula="of:=[.O7]/[.N7]" office:value-type="float" office:value="1.00843636412969" calcext:value-type="float">
            <text:p>1.0084363641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cgt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CCG</text:p>
          </table:table-cell>
          <table:table-cell office:value-type="float" office:value="2106" calcext:value-type="float">
            <text:p>2106</text:p>
          </table:table-cell>
          <table:table-cell office:value-type="float" office:value="2683" calcext:value-type="float">
            <text:p>2683</text:p>
          </table:table-cell>
          <table:table-cell office:value-type="string" calcext:value-type="string">
            <text:p>cgg</text:p>
          </table:table-cell>
          <table:table-cell table:number-columns-repeated="2"/>
          <table:table-cell office:value-type="string" calcext:value-type="string">
            <text:p>Arg</text:p>
          </table:table-cell>
          <table:table-cell office:value-type="string" calcext:value-type="string">
            <text:p>cgc</text:p>
          </table:table-cell>
          <table:table-cell table:formula="of:=[.C7]" office:value-type="float" office:value="688" calcext:value-type="float">
            <text:p>688</text:p>
          </table:table-cell>
          <table:table-cell table:formula="of:=[.D7]" office:value-type="float" office:value="805" calcext:value-type="float">
            <text:p>805</text:p>
          </table:table-cell>
          <table:table-cell table:formula="of:=[.J8]/SUM([.J7:.J12])" office:value-type="float" office:value="0.0365238626108191" calcext:value-type="float">
            <text:p>0.0365238626</text:p>
          </table:table-cell>
          <table:table-cell table:formula="of:=[.K8]/SUM([.K7:.K12])" office:value-type="float" office:value="0.0368319912152269" calcext:value-type="float">
            <text:p>0.0368319912</text:p>
          </table:table-cell>
          <table:table-cell table:formula="of:=[.L8]/(1/6)" office:value-type="float" office:value="0.219143175664915" calcext:value-type="float">
            <text:p>0.2191431757</text:p>
          </table:table-cell>
          <table:table-cell table:formula="of:=[.M8]/(1/6)" office:value-type="float" office:value="0.220991947291362" calcext:value-type="float">
            <text:p>0.2209919473</text:p>
          </table:table-cell>
          <table:table-cell table:formula="of:=[.O8]/[.N8]" office:value-type="float" office:value="1.00843636412969" calcext:value-type="float">
            <text:p>1.0084363641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cgc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CCT</text:p>
          </table:table-cell>
          <table:table-cell office:value-type="float" office:value="13163" calcext:value-type="float">
            <text:p>13163</text:p>
          </table:table-cell>
          <table:table-cell office:value-type="float" office:value="15156" calcext:value-type="float">
            <text:p>15156</text:p>
          </table:table-cell>
          <table:table-cell office:value-type="string" calcext:value-type="string">
            <text:p>agg</text:p>
          </table:table-cell>
          <table:table-cell table:number-columns-repeated="2"/>
          <table:table-cell office:value-type="string" calcext:value-type="string">
            <text:p>Arg</text:p>
          </table:table-cell>
          <table:table-cell office:value-type="string" calcext:value-type="string">
            <text:p>cga</text:p>
          </table:table-cell>
          <table:table-cell table:formula="of:=[.C10]" office:value-type="float" office:value="1068" calcext:value-type="float">
            <text:p>1068</text:p>
          </table:table-cell>
          <table:table-cell table:formula="of:=[.D10]" office:value-type="float" office:value="1492" calcext:value-type="float">
            <text:p>1492</text:p>
          </table:table-cell>
          <table:table-cell table:formula="of:=[.J9]/SUM([.J7:.J12])" office:value-type="float" office:value="0.0566969262621437" calcext:value-type="float">
            <text:p>0.0566969263</text:p>
          </table:table-cell>
          <table:table-cell table:formula="of:=[.K9]/SUM([.K7:.K12])" office:value-type="float" office:value="0.0682650073206442" calcext:value-type="float">
            <text:p>0.0682650073</text:p>
          </table:table-cell>
          <table:table-cell table:formula="of:=[.L9]/(1/6)" office:value-type="float" office:value="0.340181557572862" calcext:value-type="float">
            <text:p>0.3401815576</text:p>
          </table:table-cell>
          <table:table-cell table:formula="of:=[.M9]/(1/6)" office:value-type="float" office:value="0.409590043923865" calcext:value-type="float">
            <text:p>0.4095900439</text:p>
          </table:table-cell>
          <table:table-cell table:formula="of:=[.O9]/[.N9]" office:value-type="float" office:value="1.20403365439979" calcext:value-type="float">
            <text:p>1.2040336544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cga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TCG</text:p>
          </table:table-cell>
          <table:table-cell office:value-type="float" office:value="1068" calcext:value-type="float">
            <text:p>1068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cga</text:p>
          </table:table-cell>
          <table:table-cell office:value-type="string" calcext:value-type="string">
            <text:p>cgg</text:p>
          </table:table-cell>
          <table:table-cell/>
          <table:table-cell office:value-type="string" calcext:value-type="string">
            <text:p>Arg</text:p>
          </table:table-cell>
          <table:table-cell office:value-type="string" calcext:value-type="string">
            <text:p>cgg</text:p>
          </table:table-cell>
          <table:table-cell table:formula="of:=[.C8]" office:value-type="float" office:value="2106" calcext:value-type="float">
            <text:p>2106</text:p>
          </table:table-cell>
          <table:table-cell table:formula="of:=[.D8]" office:value-type="float" office:value="2683" calcext:value-type="float">
            <text:p>2683</text:p>
          </table:table-cell>
          <table:table-cell table:style-name="ce2" table:formula="of:=[.J10]/SUM([.J7:.J12])" office:value-type="float" office:value="0.111801242236025" calcext:value-type="float">
            <text:p>0.1118012422</text:p>
          </table:table-cell>
          <table:table-cell table:style-name="ce2" table:formula="of:=[.K10]/SUM([.K7:.K12])" office:value-type="float" office:value="0.122758052708638" calcext:value-type="float">
            <text:p>0.1227580527</text:p>
          </table:table-cell>
          <table:table-cell table:formula="of:=[.L10]/(1/6)" office:value-type="float" office:value="0.670807453416149" calcext:value-type="float">
            <text:p>0.6708074534</text:p>
          </table:table-cell>
          <table:table-cell table:formula="of:=[.M10]/(1/6)" office:value-type="float" office:value="0.73654831625183" calcext:value-type="float">
            <text:p>0.7365483163</text:p>
          </table:table-cell>
          <table:table-cell table:formula="of:=[.O10]/[.N10]" office:value-type="float" office:value="1.0980025825606" calcext:value-type="float">
            <text:p>1.0980025826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cgg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TCT</text:p>
          </table:table-cell>
          <table:table-cell office:value-type="float" office:value="1124" calcext:value-type="float">
            <text:p>1124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aga</text:p>
          </table:table-cell>
          <table:table-cell office:value-type="string" calcext:value-type="string">
            <text:p>agg</text:p>
          </table:table-cell>
          <table:table-cell/>
          <table:table-cell office:value-type="string" calcext:value-type="string">
            <text:p>Arg</text:p>
          </table:table-cell>
          <table:table-cell office:value-type="string" calcext:value-type="string">
            <text:p>aga</text:p>
          </table:table-cell>
          <table:table-cell table:formula="of:=[.C11]" office:value-type="float" office:value="1124" calcext:value-type="float">
            <text:p>1124</text:p>
          </table:table-cell>
          <table:table-cell table:formula="of:=[.D11]" office:value-type="float" office:value="915" calcext:value-type="float">
            <text:p>915</text:p>
          </table:table-cell>
          <table:table-cell table:formula="of:=[.J11]/SUM([.J7:.J12])" office:value-type="float" office:value="0.0596697988002336" calcext:value-type="float">
            <text:p>0.0596697988</text:p>
          </table:table-cell>
          <table:table-cell table:formula="of:=[.K11]/SUM([.K7:.K12])" office:value-type="float" office:value="0.0418649341142021" calcext:value-type="float">
            <text:p>0.0418649341</text:p>
          </table:table-cell>
          <table:table-cell table:formula="of:=[.L11]/(1/6)" office:value-type="float" office:value="0.358018792801401" calcext:value-type="float">
            <text:p>0.3580187928</text:p>
          </table:table-cell>
          <table:table-cell table:formula="of:=[.M11]/(1/6)" office:value-type="float" office:value="0.251189604685212" calcext:value-type="float">
            <text:p>0.2511896047</text:p>
          </table:table-cell>
          <table:table-cell table:formula="of:=[.O11]/[.N11]" office:value-type="float" office:value="0.701610110239523" calcext:value-type="float">
            <text:p>0.7016101102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ga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table:number-columns-repeated="6"/>
          <table:table-cell office:value-type="string" calcext:value-type="string">
            <text:p>Arg</text:p>
          </table:table-cell>
          <table:table-cell office:value-type="string" calcext:value-type="string">
            <text:p>agg</text:p>
          </table:table-cell>
          <table:table-cell table:formula="of:=[.C9]" office:value-type="float" office:value="13163" calcext:value-type="float">
            <text:p>13163</text:p>
          </table:table-cell>
          <table:table-cell table:formula="of:=[.D9]" office:value-type="float" office:value="15156" calcext:value-type="float">
            <text:p>15156</text:p>
          </table:table-cell>
          <table:table-cell table:formula="of:=[.J12]/SUM([.J7:.J12])" office:value-type="float" office:value="0.69878430747996" calcext:value-type="float">
            <text:p>0.6987843075</text:p>
          </table:table-cell>
          <table:table-cell table:formula="of:=[.K12]/SUM([.K7:.K12])" office:value-type="float" office:value="0.693448023426061" calcext:value-type="float">
            <text:p>0.6934480234</text:p>
          </table:table-cell>
          <table:table-cell table:formula="of:=[.L12]/(1/6)" office:value-type="float" office:value="4.19270584487976" calcext:value-type="float">
            <text:p>4.1927058449</text:p>
          </table:table-cell>
          <table:table-cell table:formula="of:=[.M12]/(1/6)" office:value-type="float" office:value="4.16068814055637" calcext:value-type="float">
            <text:p>4.1606881406</text:p>
          </table:table-cell>
          <table:table-cell table:formula="of:=[.O12]/[.N12]" office:value-type="float" office:value="0.992363474684853" calcext:value-type="float">
            <text:p>0.9923634747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gg</text:p>
          </table:table-cell>
        </table:table-row>
        <table:table-row table:style-name="ro1">
          <table:table-cell table:number-columns-repeated="15"/>
          <table:table-cell table:formula="of:=[.O13]/[.N13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n</text:p>
          </table:table-cell>
          <table:table-cell office:value-type="string" calcext:value-type="string">
            <text:p>AT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t</text:p>
          </table:table-cell>
          <table:table-cell table:number-columns-repeated="2"/>
          <table:table-cell office:value-type="string" calcext:value-type="string">
            <text:p>Asn</text:p>
          </table:table-cell>
          <table:table-cell office:value-type="string" calcext:value-type="string">
            <text:p>aat</text:p>
          </table:table-cell>
          <table:table-cell table:formula="of:=[.C15]" office:value-type="float" office:value="24168" calcext:value-type="float">
            <text:p>24168</text:p>
          </table:table-cell>
          <table:table-cell table:formula="of:=[.D15]" office:value-type="float" office:value="29086" calcext:value-type="float">
            <text:p>29086</text:p>
          </table:table-cell>
          <table:table-cell table:formula="of:=[.J14]/SUM([.J14:.J15])" office:value-type="float" office:value="0.5" calcext:value-type="float">
            <text:p>0.5</text:p>
          </table:table-cell>
          <table:table-cell table:formula="of:=[.K14]/SUM([.K14:.K15])" office:value-type="float" office:value="0.5" calcext:value-type="float">
            <text:p>0.5</text:p>
          </table:table-cell>
          <table:table-cell table:formula="of:=[.L14]/0.5" office:value-type="float" office:value="1" calcext:value-type="float">
            <text:p>1</text:p>
          </table:table-cell>
          <table:table-cell table:formula="of:=[.M14]/0.5" office:value-type="float" office:value="1" calcext:value-type="float">
            <text:p>1</text:p>
          </table:table-cell>
          <table:table-cell table:formula="of:=[.O14]/[.N14]" office:value-type="float" office:value="1" calcext:value-type="float">
            <text:p>1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at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string" calcext:value-type="string">
            <text:p>GTT</text:p>
          </table:table-cell>
          <table:table-cell office:value-type="float" office:value="24168" calcext:value-type="float">
            <text:p>24168</text:p>
          </table:table-cell>
          <table:table-cell office:value-type="float" office:value="29086" calcext:value-type="float">
            <text:p>29086</text:p>
          </table:table-cell>
          <table:table-cell office:value-type="string" calcext:value-type="string">
            <text:p>aat</text:p>
          </table:table-cell>
          <table:table-cell office:value-type="string" calcext:value-type="string">
            <text:p>aac</text:p>
          </table:table-cell>
          <table:table-cell/>
          <table:table-cell office:value-type="string" calcext:value-type="string">
            <text:p>Asn</text:p>
          </table:table-cell>
          <table:table-cell office:value-type="string" calcext:value-type="string">
            <text:p>aac</text:p>
          </table:table-cell>
          <table:table-cell table:formula="of:=[.C15]" office:value-type="float" office:value="24168" calcext:value-type="float">
            <text:p>24168</text:p>
          </table:table-cell>
          <table:table-cell table:formula="of:=[.D15]" office:value-type="float" office:value="29086" calcext:value-type="float">
            <text:p>29086</text:p>
          </table:table-cell>
          <table:table-cell table:formula="of:=[.J15]/SUM([.J14:.J15])" office:value-type="float" office:value="0.5" calcext:value-type="float">
            <text:p>0.5</text:p>
          </table:table-cell>
          <table:table-cell table:formula="of:=[.K15]/SUM([.K14:.K15])" office:value-type="float" office:value="0.5" calcext:value-type="float">
            <text:p>0.5</text:p>
          </table:table-cell>
          <table:table-cell table:formula="of:=[.L15]/0.5" office:value-type="float" office:value="1" calcext:value-type="float">
            <text:p>1</text:p>
          </table:table-cell>
          <table:table-cell table:formula="of:=[.M15]/0.5" office:value-type="float" office:value="1" calcext:value-type="float">
            <text:p>1</text:p>
          </table:table-cell>
          <table:table-cell table:formula="of:=[.O15]/[.N15]" office:value-type="float" office:value="1" calcext:value-type="float">
            <text:p>1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15"/>
          <table:table-cell table:formula="of:=[.O16]/[.N16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</text:p>
          </table:table-cell>
          <table:table-cell office:value-type="string" calcext:value-type="string">
            <text:p>GTC</text:p>
          </table:table-cell>
          <table:table-cell office:value-type="float" office:value="11586" calcext:value-type="float">
            <text:p>11586</text:p>
          </table:table-cell>
          <table:table-cell office:value-type="float" office:value="8730" calcext:value-type="float">
            <text:p>8730</text:p>
          </table:table-cell>
          <table:table-cell office:value-type="string" calcext:value-type="string">
            <text:p>gat</text:p>
          </table:table-cell>
          <table:table-cell office:value-type="string" calcext:value-type="string">
            <text:p>gac</text:p>
          </table:table-cell>
          <table:table-cell/>
          <table:table-cell office:value-type="string" calcext:value-type="string">
            <text:p>Asp</text:p>
          </table:table-cell>
          <table:table-cell office:value-type="string" calcext:value-type="string">
            <text:p>gat</text:p>
          </table:table-cell>
          <table:table-cell table:formula="of:=[.C17]" office:value-type="float" office:value="11586" calcext:value-type="float">
            <text:p>11586</text:p>
          </table:table-cell>
          <table:table-cell table:formula="of:=[.D17]" office:value-type="float" office:value="8730" calcext:value-type="float">
            <text:p>8730</text:p>
          </table:table-cell>
          <table:table-cell table:formula="of:=[.J17]/SUM([.J17:.J18])" office:value-type="float" office:value="0.5" calcext:value-type="float">
            <text:p>0.5</text:p>
          </table:table-cell>
          <table:table-cell table:formula="of:=[.K17]/SUM([.K17:.K18])" office:value-type="float" office:value="0.5" calcext:value-type="float">
            <text:p>0.5</text:p>
          </table:table-cell>
          <table:table-cell table:formula="of:=[.L17]/0.5" office:value-type="float" office:value="1" calcext:value-type="float">
            <text:p>1</text:p>
          </table:table-cell>
          <table:table-cell table:formula="of:=[.M17]/0.5" office:value-type="float" office:value="1" calcext:value-type="float">
            <text:p>1</text:p>
          </table:table-cell>
          <table:table-cell table:formula="of:=[.O17]/[.N17]" office:value-type="float" office:value="1" calcext:value-type="float">
            <text:p>1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ga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p</text:p>
          </table:table-cell>
          <table:table-cell office:value-type="string" calcext:value-type="string">
            <text:p>gac</text:p>
          </table:table-cell>
          <table:table-cell table:formula="of:=[.C17]" office:value-type="float" office:value="11586" calcext:value-type="float">
            <text:p>11586</text:p>
          </table:table-cell>
          <table:table-cell table:formula="of:=[.D17]" office:value-type="float" office:value="8730" calcext:value-type="float">
            <text:p>8730</text:p>
          </table:table-cell>
          <table:table-cell table:formula="of:=[.J18]/SUM([.J17:.J18])" office:value-type="float" office:value="0.5" calcext:value-type="float">
            <text:p>0.5</text:p>
          </table:table-cell>
          <table:table-cell table:formula="of:=[.K18]/SUM([.K17:.K18])" office:value-type="float" office:value="0.5" calcext:value-type="float">
            <text:p>0.5</text:p>
          </table:table-cell>
          <table:table-cell table:formula="of:=[.L18]/0.5" office:value-type="float" office:value="1" calcext:value-type="float">
            <text:p>1</text:p>
          </table:table-cell>
          <table:table-cell table:formula="of:=[.M18]/0.5" office:value-type="float" office:value="1" calcext:value-type="float">
            <text:p>1</text:p>
          </table:table-cell>
          <table:table-cell table:formula="of:=[.O18]/[.N18]" office:value-type="float" office:value="1" calcext:value-type="float">
            <text:p>1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gac</text:p>
          </table:table-cell>
        </table:table-row>
        <table:table-row table:style-name="ro1">
          <table:table-cell table:number-columns-repeated="15"/>
          <table:table-cell table:formula="of:=[.O19]/[.N19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s</text:p>
          </table:table-cell>
          <table:table-cell office:value-type="string" calcext:value-type="string">
            <text:p>GCA</text:p>
          </table:table-cell>
          <table:table-cell office:value-type="float" office:value="485" calcext:value-type="float">
            <text:p>485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tgt</text:p>
          </table:table-cell>
          <table:table-cell office:value-type="string" calcext:value-type="string">
            <text:p>tgc</text:p>
          </table:table-cell>
          <table:table-cell/>
          <table:table-cell office:value-type="string" calcext:value-type="string">
            <text:p>Cys</text:p>
          </table:table-cell>
          <table:table-cell office:value-type="string" calcext:value-type="string">
            <text:p>tgt</text:p>
          </table:table-cell>
          <table:table-cell table:formula="of:=[.C20]" office:value-type="float" office:value="485" calcext:value-type="float">
            <text:p>485</text:p>
          </table:table-cell>
          <table:table-cell table:formula="of:=[.D20]" office:value-type="float" office:value="442" calcext:value-type="float">
            <text:p>442</text:p>
          </table:table-cell>
          <table:table-cell table:formula="of:=[.J20]/SUM([.J20:.J21])" office:value-type="float" office:value="0.5" calcext:value-type="float">
            <text:p>0.5</text:p>
          </table:table-cell>
          <table:table-cell table:formula="of:=[.K20]/SUM([.K20:.K21])" office:value-type="float" office:value="0.5" calcext:value-type="float">
            <text:p>0.5</text:p>
          </table:table-cell>
          <table:table-cell table:formula="of:=[.L20]/0.5" office:value-type="float" office:value="1" calcext:value-type="float">
            <text:p>1</text:p>
          </table:table-cell>
          <table:table-cell table:formula="of:=[.M20]/0.5" office:value-type="float" office:value="1" calcext:value-type="float">
            <text:p>1</text:p>
          </table:table-cell>
          <table:table-cell table:formula="of:=[.O20]/[.N20]" office:value-type="float" office:value="1" calcext:value-type="float">
            <text:p>1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tg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ys</text:p>
          </table:table-cell>
          <table:table-cell office:value-type="string" calcext:value-type="string">
            <text:p>tgc</text:p>
          </table:table-cell>
          <table:table-cell table:formula="of:=[.C20]" office:value-type="float" office:value="485" calcext:value-type="float">
            <text:p>485</text:p>
          </table:table-cell>
          <table:table-cell table:formula="of:=[.D20]" office:value-type="float" office:value="442" calcext:value-type="float">
            <text:p>442</text:p>
          </table:table-cell>
          <table:table-cell table:formula="of:=[.J21]/SUM([.J20:.J21])" office:value-type="float" office:value="0.5" calcext:value-type="float">
            <text:p>0.5</text:p>
          </table:table-cell>
          <table:table-cell table:formula="of:=[.K21]/SUM([.K20:.K21])" office:value-type="float" office:value="0.5" calcext:value-type="float">
            <text:p>0.5</text:p>
          </table:table-cell>
          <table:table-cell table:formula="of:=[.L21]/0.5" office:value-type="float" office:value="1" calcext:value-type="float">
            <text:p>1</text:p>
          </table:table-cell>
          <table:table-cell table:formula="of:=[.M21]/0.5" office:value-type="float" office:value="1" calcext:value-type="float">
            <text:p>1</text:p>
          </table:table-cell>
          <table:table-cell table:formula="of:=[.O21]/[.N21]" office:value-type="float" office:value="1" calcext:value-type="float">
            <text:p>1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tgc</text:p>
          </table:table-cell>
        </table:table-row>
        <table:table-row table:style-name="ro1">
          <table:table-cell table:number-columns-repeated="15"/>
          <table:table-cell table:formula="of:=[.O22]/[.N22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n</text:p>
          </table:table-cell>
          <table:table-cell office:value-type="string" calcext:value-type="string">
            <text:p>CTG</text:p>
          </table:table-cell>
          <table:table-cell office:value-type="float" office:value="34113" calcext:value-type="float">
            <text:p>34113</text:p>
          </table:table-cell>
          <table:table-cell office:value-type="float" office:value="45143" calcext:value-type="float">
            <text:p>45143</text:p>
          </table:table-cell>
          <table:table-cell office:value-type="string" calcext:value-type="string">
            <text:p>cag</text:p>
          </table:table-cell>
          <table:table-cell table:number-columns-repeated="2"/>
          <table:table-cell office:value-type="string" calcext:value-type="string">
            <text:p>Gln</text:p>
          </table:table-cell>
          <table:table-cell office:value-type="string" calcext:value-type="string">
            <text:p>caa</text:p>
          </table:table-cell>
          <table:table-cell table:formula="of:=[.C24]" office:value-type="float" office:value="6633" calcext:value-type="float">
            <text:p>6633</text:p>
          </table:table-cell>
          <table:table-cell table:formula="of:=[.D24]" office:value-type="float" office:value="8536" calcext:value-type="float">
            <text:p>8536</text:p>
          </table:table-cell>
          <table:table-cell table:formula="of:=[.J23]/SUM([.J23:.J24])" office:value-type="float" office:value="0.162788985421882" calcext:value-type="float">
            <text:p>0.1627889854</text:p>
          </table:table-cell>
          <table:table-cell table:formula="of:=[.K23]/SUM([.K23:.K24])" office:value-type="float" office:value="0.15901935580022" calcext:value-type="float">
            <text:p>0.1590193558</text:p>
          </table:table-cell>
          <table:table-cell table:formula="of:=[.L23]/0.5" office:value-type="float" office:value="0.325577970843764" calcext:value-type="float">
            <text:p>0.3255779708</text:p>
          </table:table-cell>
          <table:table-cell table:formula="of:=[.M23]/0.5" office:value-type="float" office:value="0.31803871160044" calcext:value-type="float">
            <text:p>0.3180387116</text:p>
          </table:table-cell>
          <table:table-cell table:formula="of:=[.O23]/[.N23]" office:value-type="float" office:value="0.97684346018932" calcext:value-type="float">
            <text:p>0.9768434602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string" calcext:value-type="string">
            <text:p>TTG</text:p>
          </table:table-cell>
          <table:table-cell office:value-type="float" office:value="6633" calcext:value-type="float">
            <text:p>6633</text:p>
          </table:table-cell>
          <table:table-cell office:value-type="float" office:value="8536" calcext:value-type="float">
            <text:p>8536</text:p>
          </table:table-cell>
          <table:table-cell office:value-type="string" calcext:value-type="string">
            <text:p>caa</text:p>
          </table:table-cell>
          <table:table-cell office:value-type="string" calcext:value-type="string">
            <text:p>cag</text:p>
          </table:table-cell>
          <table:table-cell/>
          <table:table-cell office:value-type="string" calcext:value-type="string">
            <text:p>Gln</text:p>
          </table:table-cell>
          <table:table-cell office:value-type="string" calcext:value-type="string">
            <text:p>cag</text:p>
          </table:table-cell>
          <table:table-cell table:formula="of:=[.C23]" office:value-type="float" office:value="34113" calcext:value-type="float">
            <text:p>34113</text:p>
          </table:table-cell>
          <table:table-cell table:formula="of:=[.D23]" office:value-type="float" office:value="45143" calcext:value-type="float">
            <text:p>45143</text:p>
          </table:table-cell>
          <table:table-cell table:formula="of:=[.J24]/SUM([.J23:.J24])" office:value-type="float" office:value="0.837211014578118" calcext:value-type="float">
            <text:p>0.8372110146</text:p>
          </table:table-cell>
          <table:table-cell table:formula="of:=[.K24]/SUM([.K23:.K24])" office:value-type="float" office:value="0.84098064419978" calcext:value-type="float">
            <text:p>0.8409806442</text:p>
          </table:table-cell>
          <table:table-cell table:formula="of:=[.L24]/0.5" office:value-type="float" office:value="1.67442202915624" calcext:value-type="float">
            <text:p>1.6744220292</text:p>
          </table:table-cell>
          <table:table-cell table:formula="of:=[.M24]/0.5" office:value-type="float" office:value="1.68196128839956" calcext:value-type="float">
            <text:p>1.6819612884</text:p>
          </table:table-cell>
          <table:table-cell table:formula="of:=[.O24]/[.N24]" office:value-type="float" office:value="1.00450260395052" calcext:value-type="float">
            <text:p>1.004502604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cag</text:p>
          </table:table-cell>
        </table:table-row>
        <table:table-row table:style-name="ro1">
          <table:table-cell table:number-columns-repeated="15"/>
          <table:table-cell table:formula="of:=[.O25]/[.N25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</text:p>
          </table:table-cell>
          <table:table-cell office:value-type="string" calcext:value-type="string">
            <text:p>CTC</text:p>
          </table:table-cell>
          <table:table-cell office:value-type="float" office:value="34767" calcext:value-type="float">
            <text:p>34767</text:p>
          </table:table-cell>
          <table:table-cell office:value-type="float" office:value="59498" calcext:value-type="float">
            <text:p>59498</text:p>
          </table:table-cell>
          <table:table-cell office:value-type="string" calcext:value-type="string">
            <text:p>gag</text:p>
          </table:table-cell>
          <table:table-cell table:number-columns-repeated="2"/>
          <table:table-cell office:value-type="string" calcext:value-type="string">
            <text:p>Glu</text:p>
          </table:table-cell>
          <table:table-cell office:value-type="string" calcext:value-type="string">
            <text:p>gaa</text:p>
          </table:table-cell>
          <table:table-cell table:formula="of:=[.C27]" office:value-type="float" office:value="15911" calcext:value-type="float">
            <text:p>15911</text:p>
          </table:table-cell>
          <table:table-cell table:formula="of:=[.D27]" office:value-type="float" office:value="19976" calcext:value-type="float">
            <text:p>19976</text:p>
          </table:table-cell>
          <table:table-cell table:formula="of:=[.J26]/SUM([.J26:.J27])" office:value-type="float" office:value="0.313962666245708" calcext:value-type="float">
            <text:p>0.3139626662</text:p>
          </table:table-cell>
          <table:table-cell table:formula="of:=[.K26]/SUM([.K26:.K27])" office:value-type="float" office:value="0.25135264363188" calcext:value-type="float">
            <text:p>0.2513526436</text:p>
          </table:table-cell>
          <table:table-cell table:formula="of:=[.L26]/0.5" office:value-type="float" office:value="0.627925332491416" calcext:value-type="float">
            <text:p>0.6279253325</text:p>
          </table:table-cell>
          <table:table-cell table:formula="of:=[.M26]/0.5" office:value-type="float" office:value="0.502705287263759" calcext:value-type="float">
            <text:p>0.5027052873</text:p>
          </table:table-cell>
          <table:table-cell table:formula="of:=[.O26]/[.N26]" office:value-type="float" office:value="0.800581313178078" calcext:value-type="float">
            <text:p>0.8005813132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gaa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office:value-type="string" calcext:value-type="string">
            <text:p>TTC</text:p>
          </table:table-cell>
          <table:table-cell office:value-type="float" office:value="15911" calcext:value-type="float">
            <text:p>15911</text:p>
          </table:table-cell>
          <table:table-cell office:value-type="float" office:value="19976" calcext:value-type="float">
            <text:p>19976</text:p>
          </table:table-cell>
          <table:table-cell office:value-type="string" calcext:value-type="string">
            <text:p>gaa</text:p>
          </table:table-cell>
          <table:table-cell office:value-type="string" calcext:value-type="string">
            <text:p>gag</text:p>
          </table:table-cell>
          <table:table-cell/>
          <table:table-cell office:value-type="string" calcext:value-type="string">
            <text:p>Glu</text:p>
          </table:table-cell>
          <table:table-cell office:value-type="string" calcext:value-type="string">
            <text:p>gag</text:p>
          </table:table-cell>
          <table:table-cell table:formula="of:=[.C26]" office:value-type="float" office:value="34767" calcext:value-type="float">
            <text:p>34767</text:p>
          </table:table-cell>
          <table:table-cell table:formula="of:=[.D26]" office:value-type="float" office:value="59498" calcext:value-type="float">
            <text:p>59498</text:p>
          </table:table-cell>
          <table:table-cell table:formula="of:=[.J27]/SUM([.J26:.J27])" office:value-type="float" office:value="0.686037333754292" calcext:value-type="float">
            <text:p>0.6860373338</text:p>
          </table:table-cell>
          <table:table-cell table:formula="of:=[.K27]/SUM([.K26:.K27])" office:value-type="float" office:value="0.74864735636812" calcext:value-type="float">
            <text:p>0.7486473564</text:p>
          </table:table-cell>
          <table:table-cell table:formula="of:=[.L27]/0.5" office:value-type="float" office:value="1.37207466750858" calcext:value-type="float">
            <text:p>1.3720746675</text:p>
          </table:table-cell>
          <table:table-cell table:formula="of:=[.M27]/0.5" office:value-type="float" office:value="1.49729471273624" calcext:value-type="float">
            <text:p>1.4972947127</text:p>
          </table:table-cell>
          <table:table-cell table:formula="of:=[.O27]/[.N27]" office:value-type="float" office:value="1.09126328777357" calcext:value-type="float">
            <text:p>1.0912632878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gag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anticodon</text:p>
          </table:table-cell>
          <table:table-cell office:value-type="string" calcext:value-type="string">
            <text:p>AnoIFN</text:p>
          </table:table-cell>
          <table:table-cell office:value-type="string" calcext:value-type="string">
            <text:p>AIFN</text:p>
          </table:table-cell>
          <table:table-cell table:number-columns-repeated="3"/>
          <table:table-cell office:value-type="string" calcext:value-type="string">
            <text:p>aa</text:p>
          </table:table-cell>
          <table:table-cell office:value-type="string" calcext:value-type="string">
            <text:p>codon</text:p>
          </table:table-cell>
          <table:table-cell table:number-columns-repeated="2" office:value-type="string" calcext:value-type="string">
            <text:p>AnoIFN</text:p>
          </table:table-cell>
          <table:table-cell office:value-type="string" calcext:value-type="string">
            <text:p>proportion AnoIFN</text:p>
          </table:table-cell>
          <table:table-cell office:value-type="string" calcext:value-type="string">
            <text:p>proportion IFN</text:p>
          </table:table-cell>
          <table:table-cell office:value-type="string" calcext:value-type="string">
            <text:p>RSCU AnoIFN</text:p>
          </table:table-cell>
          <table:table-cell office:value-type="string" calcext:value-type="string">
            <text:p>RSCU AIFN</text:p>
          </table:table-cell>
          <table:table-cell office:value-type="string" calcext:value-type="string">
            <text:p>I/noI RSCU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odon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string" calcext:value-type="string">
            <text:p>CCC</text:p>
          </table:table-cell>
          <table:table-cell office:value-type="float" office:value="23037" calcext:value-type="float">
            <text:p>23037</text:p>
          </table:table-cell>
          <table:table-cell office:value-type="float" office:value="29739" calcext:value-type="float">
            <text:p>29739</text:p>
          </table:table-cell>
          <table:table-cell office:value-type="string" calcext:value-type="string">
            <text:p>ggg</text:p>
          </table:table-cell>
          <table:table-cell table:number-columns-repeated="2"/>
          <table:table-cell office:value-type="string" calcext:value-type="string">
            <text:p>Gly</text:p>
          </table:table-cell>
          <table:table-cell office:value-type="string" calcext:value-type="string">
            <text:p>ggt</text:p>
          </table:table-cell>
          <table:table-cell table:formula="of:=[.C30]" office:value-type="float" office:value="36431" calcext:value-type="float">
            <text:p>36431</text:p>
          </table:table-cell>
          <table:table-cell table:formula="of:=[.D30]" office:value-type="float" office:value="51182" calcext:value-type="float">
            <text:p>51182</text:p>
          </table:table-cell>
          <table:table-cell table:formula="of:=[.J29]/SUM([.J29:.J32])" office:value-type="float" office:value="0.31426082155858" calcext:value-type="float">
            <text:p>0.3142608216</text:p>
          </table:table-cell>
          <table:table-cell table:formula="of:=[.K29]/SUM([.K29:.K32])" office:value-type="float" office:value="0.337730209110045" calcext:value-type="float">
            <text:p>0.3377302091</text:p>
          </table:table-cell>
          <table:table-cell table:formula="of:=[.L29]/0.25" office:value-type="float" office:value="1.25704328623432" calcext:value-type="float">
            <text:p>1.2570432862</text:p>
          </table:table-cell>
          <table:table-cell table:formula="of:=[.M29]/0.25" office:value-type="float" office:value="1.35092083644018" calcext:value-type="float">
            <text:p>1.3509208364</text:p>
          </table:table-cell>
          <table:table-cell table:formula="of:=[.O29]/[.N29]" office:value-type="float" office:value="1.07468123909009" calcext:value-type="float">
            <text:p>1.0746812391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ggt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string" calcext:value-type="string">
            <text:p>GCC</text:p>
          </table:table-cell>
          <table:table-cell office:value-type="float" office:value="36431" calcext:value-type="float">
            <text:p>36431</text:p>
          </table:table-cell>
          <table:table-cell office:value-type="float" office:value="51182" calcext:value-type="float">
            <text:p>51182</text:p>
          </table:table-cell>
          <table:table-cell office:value-type="string" calcext:value-type="string">
            <text:p>ggt</text:p>
          </table:table-cell>
          <table:table-cell office:value-type="string" calcext:value-type="string">
            <text:p>ggc</text:p>
          </table:table-cell>
          <table:table-cell/>
          <table:table-cell office:value-type="string" calcext:value-type="string">
            <text:p>Gly</text:p>
          </table:table-cell>
          <table:table-cell office:value-type="string" calcext:value-type="string">
            <text:p>ggc</text:p>
          </table:table-cell>
          <table:table-cell table:formula="of:=[.C30]" office:value-type="float" office:value="36431" calcext:value-type="float">
            <text:p>36431</text:p>
          </table:table-cell>
          <table:table-cell table:formula="of:=[.D30]" office:value-type="float" office:value="51182" calcext:value-type="float">
            <text:p>51182</text:p>
          </table:table-cell>
          <table:table-cell table:formula="of:=[.J30]/SUM([.J29:.J32])" office:value-type="float" office:value="0.31426082155858" calcext:value-type="float">
            <text:p>0.3142608216</text:p>
          </table:table-cell>
          <table:table-cell table:formula="of:=[.K30]/SUM([.K29:.K32])" office:value-type="float" office:value="0.337730209110045" calcext:value-type="float">
            <text:p>0.3377302091</text:p>
          </table:table-cell>
          <table:table-cell table:formula="of:=[.L30]/0.25" office:value-type="float" office:value="1.25704328623432" calcext:value-type="float">
            <text:p>1.2570432862</text:p>
          </table:table-cell>
          <table:table-cell table:formula="of:=[.M30]/0.25" office:value-type="float" office:value="1.35092083644018" calcext:value-type="float">
            <text:p>1.3509208364</text:p>
          </table:table-cell>
          <table:table-cell table:formula="of:=[.O30]/[.N30]" office:value-type="float" office:value="1.07468123909009" calcext:value-type="float">
            <text:p>1.0746812391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ggc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string" calcext:value-type="string">
            <text:p>TCC</text:p>
          </table:table-cell>
          <table:table-cell office:value-type="float" office:value="20027" calcext:value-type="float">
            <text:p>20027</text:p>
          </table:table-cell>
          <table:table-cell office:value-type="float" office:value="19444" calcext:value-type="float">
            <text:p>19444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ggg</text:p>
          </table:table-cell>
          <table:table-cell/>
          <table:table-cell office:value-type="string" calcext:value-type="string">
            <text:p>Gly</text:p>
          </table:table-cell>
          <table:table-cell office:value-type="string" calcext:value-type="string">
            <text:p>gga</text:p>
          </table:table-cell>
          <table:table-cell table:formula="of:=[.C31]" office:value-type="float" office:value="20027" calcext:value-type="float">
            <text:p>20027</text:p>
          </table:table-cell>
          <table:table-cell table:formula="of:=[.D31]" office:value-type="float" office:value="19444" calcext:value-type="float">
            <text:p>19444</text:p>
          </table:table-cell>
          <table:table-cell table:formula="of:=[.J31]/SUM([.J29:.J32])" office:value-type="float" office:value="0.172756758621879" calcext:value-type="float">
            <text:p>0.1727567586</text:p>
          </table:table-cell>
          <table:table-cell table:formula="of:=[.K31]/SUM([.K29:.K32])" office:value-type="float" office:value="0.128303430618884" calcext:value-type="float">
            <text:p>0.1283034306</text:p>
          </table:table-cell>
          <table:table-cell table:formula="of:=[.L31]/0.25" office:value-type="float" office:value="0.691027034487518" calcext:value-type="float">
            <text:p>0.6910270345</text:p>
          </table:table-cell>
          <table:table-cell table:formula="of:=[.M31]/0.25" office:value-type="float" office:value="0.513213722475536" calcext:value-type="float">
            <text:p>0.5132137225</text:p>
          </table:table-cell>
          <table:table-cell table:formula="of:=[.O31]/[.N31]" office:value-type="float" office:value="0.74268255344908" calcext:value-type="float">
            <text:p>0.7426825534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gg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ly</text:p>
          </table:table-cell>
          <table:table-cell office:value-type="string" calcext:value-type="string">
            <text:p>ggg</text:p>
          </table:table-cell>
          <table:table-cell table:formula="of:=[.C29]" office:value-type="float" office:value="23037" calcext:value-type="float">
            <text:p>23037</text:p>
          </table:table-cell>
          <table:table-cell table:formula="of:=[.D29]" office:value-type="float" office:value="29739" calcext:value-type="float">
            <text:p>29739</text:p>
          </table:table-cell>
          <table:table-cell table:formula="of:=[.J32]/SUM([.J29:.J32])" office:value-type="float" office:value="0.19872159826096" calcext:value-type="float">
            <text:p>0.1987215983</text:p>
          </table:table-cell>
          <table:table-cell table:formula="of:=[.K32]/SUM([.K29:.K32])" office:value-type="float" office:value="0.196236151161026" calcext:value-type="float">
            <text:p>0.1962361512</text:p>
          </table:table-cell>
          <table:table-cell table:formula="of:=[.L32]/0.25" office:value-type="float" office:value="0.794886393043838" calcext:value-type="float">
            <text:p>0.794886393</text:p>
          </table:table-cell>
          <table:table-cell table:formula="of:=[.M32]/0.25" office:value-type="float" office:value="0.784944604644104" calcext:value-type="float">
            <text:p>0.7849446046</text:p>
          </table:table-cell>
          <table:table-cell table:formula="of:=[.O32]/[.N32]" office:value-type="float" office:value="0.98749281848735" calcext:value-type="float">
            <text:p>0.9874928185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ggg</text:p>
          </table:table-cell>
        </table:table-row>
        <table:table-row table:style-name="ro1">
          <table:table-cell table:number-columns-repeated="15"/>
          <table:table-cell table:formula="of:=[.O33]/[.N33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GTG</text:p>
          </table:table-cell>
          <table:table-cell office:value-type="float" office:value="14459" calcext:value-type="float">
            <text:p>14459</text:p>
          </table:table-cell>
          <table:table-cell office:value-type="float" office:value="16315" calcext:value-type="float">
            <text:p>16315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ac</text:p>
          </table:table-cell>
          <table:table-cell/>
          <table:table-cell office:value-type="string" calcext:value-type="string">
            <text:p>His</text:p>
          </table:table-cell>
          <table:table-cell office:value-type="string" calcext:value-type="string">
            <text:p>cat</text:p>
          </table:table-cell>
          <table:table-cell table:formula="of:=[.C34]" office:value-type="float" office:value="14459" calcext:value-type="float">
            <text:p>14459</text:p>
          </table:table-cell>
          <table:table-cell table:formula="of:=[.D34]" office:value-type="float" office:value="16315" calcext:value-type="float">
            <text:p>16315</text:p>
          </table:table-cell>
          <table:table-cell table:formula="of:=[.J34]/SUM([.J34:.J35])" office:value-type="float" office:value="0.5" calcext:value-type="float">
            <text:p>0.5</text:p>
          </table:table-cell>
          <table:table-cell table:formula="of:=[.K34]/SUM([.K34:.K35])" office:value-type="float" office:value="0.5" calcext:value-type="float">
            <text:p>0.5</text:p>
          </table:table-cell>
          <table:table-cell table:formula="of:=[.L34]/0.5" office:value-type="float" office:value="1" calcext:value-type="float">
            <text:p>1</text:p>
          </table:table-cell>
          <table:table-cell table:formula="of:=[.M34]/0.5" office:value-type="float" office:value="1" calcext:value-type="float">
            <text:p>1</text:p>
          </table:table-cell>
          <table:table-cell table:formula="of:=[.O34]/[.N34]" office:value-type="float" office:value="1" calcext:value-type="float">
            <text:p>1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ca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His</text:p>
          </table:table-cell>
          <table:table-cell office:value-type="string" calcext:value-type="string">
            <text:p>cac</text:p>
          </table:table-cell>
          <table:table-cell table:formula="of:=[.C34]" office:value-type="float" office:value="14459" calcext:value-type="float">
            <text:p>14459</text:p>
          </table:table-cell>
          <table:table-cell table:formula="of:=[.D34]" office:value-type="float" office:value="16315" calcext:value-type="float">
            <text:p>16315</text:p>
          </table:table-cell>
          <table:table-cell table:formula="of:=[.J35]/SUM([.J34:.J35])" office:value-type="float" office:value="0.5" calcext:value-type="float">
            <text:p>0.5</text:p>
          </table:table-cell>
          <table:table-cell table:formula="of:=[.K35]/SUM([.K34:.K35])" office:value-type="float" office:value="0.5" calcext:value-type="float">
            <text:p>0.5</text:p>
          </table:table-cell>
          <table:table-cell table:formula="of:=[.L35]/0.5" office:value-type="float" office:value="1" calcext:value-type="float">
            <text:p>1</text:p>
          </table:table-cell>
          <table:table-cell table:formula="of:=[.M35]/0.5" office:value-type="float" office:value="1" calcext:value-type="float">
            <text:p>1</text:p>
          </table:table-cell>
          <table:table-cell table:formula="of:=[.O35]/[.N35]" office:value-type="float" office:value="1" calcext:value-type="float">
            <text:p>1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15"/>
          <table:table-cell table:formula="of:=[.O36]/[.N36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(I)AAT</text:p>
          </table:table-cell>
          <table:table-cell office:value-type="float" office:value="10849" calcext:value-type="float">
            <text:p>10849</text:p>
          </table:table-cell>
          <table:table-cell office:value-type="float" office:value="12395" calcext:value-type="float">
            <text:p>12395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atc</text:p>
          </table:table-cell>
          <table:table-cell/>
          <table:table-cell office:value-type="string" calcext:value-type="string">
            <text:p>Ile</text:p>
          </table:table-cell>
          <table:table-cell office:value-type="string" calcext:value-type="string">
            <text:p>att</text:p>
          </table:table-cell>
          <table:table-cell table:formula="of:=[.C37]" office:value-type="float" office:value="10849" calcext:value-type="float">
            <text:p>10849</text:p>
          </table:table-cell>
          <table:table-cell table:formula="of:=[.D37]" office:value-type="float" office:value="12395" calcext:value-type="float">
            <text:p>12395</text:p>
          </table:table-cell>
          <table:table-cell table:formula="of:=[.J37]/SUM([.J37:.J39])" office:value-type="float" office:value="0.494665329199343" calcext:value-type="float">
            <text:p>0.4946653292</text:p>
          </table:table-cell>
          <table:table-cell table:formula="of:=[.K37]/SUM([.K37:.K39])" office:value-type="float" office:value="0.493451172419284" calcext:value-type="float">
            <text:p>0.4934511724</text:p>
          </table:table-cell>
          <table:table-cell table:formula="of:=[.L37]/(1/3)" office:value-type="float" office:value="1.48399598759803" calcext:value-type="float">
            <text:p>1.4839959876</text:p>
          </table:table-cell>
          <table:table-cell table:formula="of:=[.M37]/(1/3)" office:value-type="float" office:value="1.48035351725785" calcext:value-type="float">
            <text:p>1.4803535173</text:p>
          </table:table-cell>
          <table:table-cell table:formula="of:=[.O37]/[.N37]" office:value-type="float" office:value="0.997545498525186" calcext:value-type="float">
            <text:p>0.9975454985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tt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GAT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atc</text:p>
          </table:table-cell>
          <table:table-cell/>
          <table:table-cell office:value-type="string" calcext:value-type="string">
            <text:p>Ile</text:p>
          </table:table-cell>
          <table:table-cell office:value-type="string" calcext:value-type="string">
            <text:p>atc</text:p>
          </table:table-cell>
          <table:table-cell table:formula="of:=[.C37]" office:value-type="float" office:value="10849" calcext:value-type="float">
            <text:p>10849</text:p>
          </table:table-cell>
          <table:table-cell table:formula="of:=[.D37]" office:value-type="float" office:value="12395" calcext:value-type="float">
            <text:p>12395</text:p>
          </table:table-cell>
          <table:table-cell table:formula="of:=[.J38]/SUM([.J37:.J39])" office:value-type="float" office:value="0.494665329199343" calcext:value-type="float">
            <text:p>0.4946653292</text:p>
          </table:table-cell>
          <table:table-cell table:formula="of:=[.K38]/SUM([.K37:.K39])" office:value-type="float" office:value="0.493451172419284" calcext:value-type="float">
            <text:p>0.4934511724</text:p>
          </table:table-cell>
          <table:table-cell table:formula="of:=[.L38]/(1/3)" office:value-type="float" office:value="1.48399598759803" calcext:value-type="float">
            <text:p>1.4839959876</text:p>
          </table:table-cell>
          <table:table-cell table:formula="of:=[.M38]/(1/3)" office:value-type="float" office:value="1.48035351725785" calcext:value-type="float">
            <text:p>1.4803535173</text:p>
          </table:table-cell>
          <table:table-cell table:formula="of:=[.O38]/[.N38]" office:value-type="float" office:value="0.997545498525186" calcext:value-type="float">
            <text:p>0.9975454985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tc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TAT</text:p>
          </table:table-cell>
          <table:table-cell office:value-type="float" office:value="234" calcext:value-type="float">
            <text:p>234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ta</text:p>
          </table:table-cell>
          <table:table-cell table:number-columns-repeated="2"/>
          <table:table-cell office:value-type="string" calcext:value-type="string">
            <text:p>Ile</text:p>
          </table:table-cell>
          <table:table-cell office:value-type="string" calcext:value-type="string">
            <text:p>ata</text:p>
          </table:table-cell>
          <table:table-cell table:formula="of:=[.C39]" office:value-type="float" office:value="234" calcext:value-type="float">
            <text:p>234</text:p>
          </table:table-cell>
          <table:table-cell table:formula="of:=[.D39]" office:value-type="float" office:value="329" calcext:value-type="float">
            <text:p>329</text:p>
          </table:table-cell>
          <table:table-cell table:formula="of:=[.J39]/SUM([.J37:.J39])" office:value-type="float" office:value="0.0106693416013132" calcext:value-type="float">
            <text:p>0.0106693416</text:p>
          </table:table-cell>
          <table:table-cell table:formula="of:=[.K39]/SUM([.K37:.K39])" office:value-type="float" office:value="0.0130976551614316" calcext:value-type="float">
            <text:p>0.0130976552</text:p>
          </table:table-cell>
          <table:table-cell table:formula="of:=[.L39]/(1/3)" office:value-type="float" office:value="0.0320080248039394" calcext:value-type="float">
            <text:p>0.0320080248</text:p>
          </table:table-cell>
          <table:table-cell table:formula="of:=[.M39]/(1/3)" office:value-type="float" office:value="0.0392929654842948" calcext:value-type="float">
            <text:p>0.0392929655</text:p>
          </table:table-cell>
          <table:table-cell table:formula="of:=[.O39]/[.N39]" office:value-type="float" office:value="1.22759732051503" calcext:value-type="float">
            <text:p>1.2275973205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ta</text:p>
          </table:table-cell>
        </table:table-row>
        <table:table-row table:style-name="ro1">
          <table:table-cell table:number-columns-repeated="15"/>
          <table:table-cell table:formula="of:=[.O40]/[.N40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(I)AAG</text:p>
          </table:table-cell>
          <table:table-cell office:value-type="float" office:value="2774" calcext:value-type="float">
            <text:p>2774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ctt</text:p>
          </table:table-cell>
          <table:table-cell office:value-type="string" calcext:value-type="string">
            <text:p>ctc</text:p>
          </table:table-cell>
          <table:table-cell office:value-type="string" calcext:value-type="string">
            <text:p>cta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tta</text:p>
          </table:table-cell>
          <table:table-cell table:formula="of:=[.C44]" office:value-type="float" office:value="29" calcext:value-type="float">
            <text:p>29</text:p>
          </table:table-cell>
          <table:table-cell table:formula="of:=[.D44]" office:value-type="float" office:value="9" calcext:value-type="float">
            <text:p>9</text:p>
          </table:table-cell>
          <table:table-cell table:formula="of:=[.J41]/SUM([.J41:.J46])" office:value-type="float" office:value="0.00355566454144188" calcext:value-type="float">
            <text:p>0.0035556645</text:p>
          </table:table-cell>
          <table:table-cell table:formula="of:=[.K41]/SUM([.K41:.K46])" office:value-type="float" office:value="0.00159066808059385" calcext:value-type="float">
            <text:p>0.0015906681</text:p>
          </table:table-cell>
          <table:table-cell table:formula="of:=[.L41]/(1/6)" office:value-type="float" office:value="0.0213339872486513" calcext:value-type="float">
            <text:p>0.0213339872</text:p>
          </table:table-cell>
          <table:table-cell table:formula="of:=[.M41]/(1/6)" office:value-type="float" office:value="0.0095440084835631" calcext:value-type="float">
            <text:p>0.0095440085</text:p>
          </table:table-cell>
          <table:table-cell table:formula="of:=[.O41]/[.N41]" office:value-type="float" office:value="0.447361685011153" calcext:value-type="float">
            <text:p>0.447361685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tta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CAA</text:p>
          </table:table-cell>
          <table:table-cell office:value-type="float" office:value="586" calcext:value-type="float">
            <text:p>586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tg</text:p>
          </table:table-cell>
          <table:table-cell table:number-columns-repeated="2"/>
          <table:table-cell office:value-type="string" calcext:value-type="string">
            <text:p>Leu</text:p>
          </table:table-cell>
          <table:table-cell office:value-type="string" calcext:value-type="string">
            <text:p>ttg</text:p>
          </table:table-cell>
          <table:table-cell table:formula="of:=[.C42]" office:value-type="float" office:value="586" calcext:value-type="float">
            <text:p>586</text:p>
          </table:table-cell>
          <table:table-cell table:formula="of:=[.D42]" office:value-type="float" office:value="233" calcext:value-type="float">
            <text:p>233</text:p>
          </table:table-cell>
          <table:table-cell table:formula="of:=[.J42]/SUM([.J41:.J46])" office:value-type="float" office:value="0.0718489455615498" calcext:value-type="float">
            <text:p>0.0718489456</text:p>
          </table:table-cell>
          <table:table-cell table:formula="of:=[.K42]/SUM([.K41:.K46])" office:value-type="float" office:value="0.0411806291975963" calcext:value-type="float">
            <text:p>0.0411806292</text:p>
          </table:table-cell>
          <table:table-cell table:formula="of:=[.L42]/(1/6)" office:value-type="float" office:value="0.431093673369299" calcext:value-type="float">
            <text:p>0.4310936734</text:p>
          </table:table-cell>
          <table:table-cell table:formula="of:=[.M42]/(1/6)" office:value-type="float" office:value="0.247083775185578" calcext:value-type="float">
            <text:p>0.2470837752</text:p>
          </table:table-cell>
          <table:table-cell table:formula="of:=[.O42]/[.N42]" office:value-type="float" office:value="0.573155651425931" calcext:value-type="float">
            <text:p>0.5731556514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ttg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CAG</text:p>
          </table:table-cell>
          <table:table-cell office:value-type="float" office:value="353" calcext:value-type="float">
            <text:p>353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ctg</text:p>
          </table:table-cell>
          <table:table-cell table:number-columns-repeated="2"/>
          <table:table-cell office:value-type="string" calcext:value-type="string">
            <text:p>Leu</text:p>
          </table:table-cell>
          <table:table-cell office:value-type="string" calcext:value-type="string">
            <text:p>ctt</text:p>
          </table:table-cell>
          <table:table-cell table:formula="of:=[.C41]" office:value-type="float" office:value="2774" calcext:value-type="float">
            <text:p>2774</text:p>
          </table:table-cell>
          <table:table-cell table:formula="of:=[.D41]" office:value-type="float" office:value="2102" calcext:value-type="float">
            <text:p>2102</text:p>
          </table:table-cell>
          <table:table-cell table:formula="of:=[.J43]/SUM([.J41:.J46])" office:value-type="float" office:value="0.340117704757234" calcext:value-type="float">
            <text:p>0.3401177048</text:p>
          </table:table-cell>
          <table:table-cell table:formula="of:=[.K43]/SUM([.K41:.K46])" office:value-type="float" office:value="0.371509367267586" calcext:value-type="float">
            <text:p>0.3715093673</text:p>
          </table:table-cell>
          <table:table-cell table:formula="of:=[.L43]/(1/6)" office:value-type="float" office:value="2.0407062285434" calcext:value-type="float">
            <text:p>2.0407062285</text:p>
          </table:table-cell>
          <table:table-cell table:formula="of:=[.M43]/(1/6)" office:value-type="float" office:value="2.22905620360551" calcext:value-type="float">
            <text:p>2.2290562036</text:p>
          </table:table-cell>
          <table:table-cell table:formula="of:=[.O43]/[.N43]" office:value-type="float" office:value="1.0922964669915" calcext:value-type="float">
            <text:p>1.092296467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ctt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TAA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ttg</text:p>
          </table:table-cell>
          <table:table-cell/>
          <table:table-cell office:value-type="string" calcext:value-type="string">
            <text:p>Leu</text:p>
          </table:table-cell>
          <table:table-cell office:value-type="string" calcext:value-type="string">
            <text:p>ctc</text:p>
          </table:table-cell>
          <table:table-cell table:formula="of:=[.C41]" office:value-type="float" office:value="2774" calcext:value-type="float">
            <text:p>2774</text:p>
          </table:table-cell>
          <table:table-cell table:formula="of:=[.D41]" office:value-type="float" office:value="2102" calcext:value-type="float">
            <text:p>2102</text:p>
          </table:table-cell>
          <table:table-cell table:style-name="ce2" table:formula="of:=[.J44]/SUM([.J41:.J46])" office:value-type="float" office:value="0.340117704757234" calcext:value-type="float">
            <text:p>0.3401177048</text:p>
          </table:table-cell>
          <table:table-cell table:style-name="ce2" table:formula="of:=[.K44]/SUM([.K41:.K46])" office:value-type="float" office:value="0.371509367267586" calcext:value-type="float">
            <text:p>0.3715093673</text:p>
          </table:table-cell>
          <table:table-cell table:formula="of:=[.L44]/(1/6)" office:value-type="float" office:value="2.0407062285434" calcext:value-type="float">
            <text:p>2.0407062285</text:p>
          </table:table-cell>
          <table:table-cell table:formula="of:=[.M44]/(1/6)" office:value-type="float" office:value="2.22905620360551" calcext:value-type="float">
            <text:p>2.2290562036</text:p>
          </table:table-cell>
          <table:table-cell table:formula="of:=[.O44]/[.N44]" office:value-type="float" office:value="1.0922964669915" calcext:value-type="float">
            <text:p>1.092296467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ctc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TAG</text:p>
          </table:table-cell>
          <table:table-cell office:value-type="float" office:value="1640" calcext:value-type="float">
            <text:p>1640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cta</text:p>
          </table:table-cell>
          <table:table-cell office:value-type="string" calcext:value-type="string">
            <text:p>ctg</text:p>
          </table:table-cell>
          <table:table-cell/>
          <table:table-cell office:value-type="string" calcext:value-type="string">
            <text:p>Leu</text:p>
          </table:table-cell>
          <table:table-cell office:value-type="string" calcext:value-type="string">
            <text:p>cta</text:p>
          </table:table-cell>
          <table:table-cell table:formula="of:=[.C45]" office:value-type="float" office:value="1640" calcext:value-type="float">
            <text:p>1640</text:p>
          </table:table-cell>
          <table:table-cell table:formula="of:=[.D45]" office:value-type="float" office:value="988" calcext:value-type="float">
            <text:p>988</text:p>
          </table:table-cell>
          <table:table-cell table:formula="of:=[.J45]/SUM([.J41:.J46])" office:value-type="float" office:value="0.201078960274644" calcext:value-type="float">
            <text:p>0.2010789603</text:p>
          </table:table-cell>
          <table:table-cell table:formula="of:=[.K45]/SUM([.K41:.K46])" office:value-type="float" office:value="0.174620007069636" calcext:value-type="float">
            <text:p>0.1746200071</text:p>
          </table:table-cell>
          <table:table-cell table:formula="of:=[.L45]/(1/6)" office:value-type="float" office:value="1.20647376164787" calcext:value-type="float">
            <text:p>1.2064737616</text:p>
          </table:table-cell>
          <table:table-cell table:formula="of:=[.M45]/(1/6)" office:value-type="float" office:value="1.04772004241782" calcext:value-type="float">
            <text:p>1.0477200424</text:p>
          </table:table-cell>
          <table:table-cell table:formula="of:=[.O45]/[.N45]" office:value-type="float" office:value="0.868415108329238" calcext:value-type="float">
            <text:p>0.8684151083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ct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eu</text:p>
          </table:table-cell>
          <table:table-cell office:value-type="string" calcext:value-type="string">
            <text:p>ctg</text:p>
          </table:table-cell>
          <table:table-cell table:formula="of:=[.C43]" office:value-type="float" office:value="353" calcext:value-type="float">
            <text:p>353</text:p>
          </table:table-cell>
          <table:table-cell table:formula="of:=[.D43]" office:value-type="float" office:value="224" calcext:value-type="float">
            <text:p>224</text:p>
          </table:table-cell>
          <table:table-cell table:formula="of:=[.J46]/SUM([.J41:.J46])" office:value-type="float" office:value="0.043281020107896" calcext:value-type="float">
            <text:p>0.0432810201</text:p>
          </table:table-cell>
          <table:table-cell table:formula="of:=[.K46]/SUM([.K41:.K46])" office:value-type="float" office:value="0.0395899611170025" calcext:value-type="float">
            <text:p>0.0395899611</text:p>
          </table:table-cell>
          <table:table-cell table:formula="of:=[.L46]/(1/6)" office:value-type="float" office:value="0.259686120647376" calcext:value-type="float">
            <text:p>0.2596861206</text:p>
          </table:table-cell>
          <table:table-cell table:formula="of:=[.M46]/(1/6)" office:value-type="float" office:value="0.237539766702015" calcext:value-type="float">
            <text:p>0.2375397667</text:p>
          </table:table-cell>
          <table:table-cell table:formula="of:=[.O46]/[.N46]" office:value-type="float" office:value="0.914718761672159" calcext:value-type="float">
            <text:p>0.9147187617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ctg</text:p>
          </table:table-cell>
        </table:table-row>
        <table:table-row table:style-name="ro1">
          <table:table-cell table:number-columns-repeated="15"/>
          <table:table-cell table:formula="of:=[.O47]/[.N47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s</text:p>
          </table:table-cell>
          <table:table-cell office:value-type="string" calcext:value-type="string">
            <text:p>CTT</text:p>
          </table:table-cell>
          <table:table-cell office:value-type="float" office:value="26704" calcext:value-type="float">
            <text:p>26704</text:p>
          </table:table-cell>
          <table:table-cell office:value-type="float" office:value="32982" calcext:value-type="float">
            <text:p>32982</text:p>
          </table:table-cell>
          <table:table-cell office:value-type="string" calcext:value-type="string">
            <text:p>aag</text:p>
          </table:table-cell>
          <table:table-cell table:number-columns-repeated="2"/>
          <table:table-cell office:value-type="string" calcext:value-type="string">
            <text:p>Lys</text:p>
          </table:table-cell>
          <table:table-cell office:value-type="string" calcext:value-type="string">
            <text:p>aaa</text:p>
          </table:table-cell>
          <table:table-cell table:formula="of:=[.C49]" office:value-type="float" office:value="9206" calcext:value-type="float">
            <text:p>9206</text:p>
          </table:table-cell>
          <table:table-cell table:formula="of:=[.D49]" office:value-type="float" office:value="11831" calcext:value-type="float">
            <text:p>11831</text:p>
          </table:table-cell>
          <table:table-cell table:formula="of:=[.J48]/SUM([.J48:.J49])" office:value-type="float" office:value="0.256363130047341" calcext:value-type="float">
            <text:p>0.25636313</text:p>
          </table:table-cell>
          <table:table-cell table:formula="of:=[.K48]/SUM([.K48:.K49])" office:value-type="float" office:value="0.264008211902796" calcext:value-type="float">
            <text:p>0.2640082119</text:p>
          </table:table-cell>
          <table:table-cell table:formula="of:=[.L48]/0.5" office:value-type="float" office:value="0.512726260094681" calcext:value-type="float">
            <text:p>0.5127262601</text:p>
          </table:table-cell>
          <table:table-cell table:formula="of:=[.M48]/0.5" office:value-type="float" office:value="0.528016423805592" calcext:value-type="float">
            <text:p>0.5280164238</text:p>
          </table:table-cell>
          <table:table-cell table:formula="of:=[.O48]/[.N48]" office:value-type="float" office:value="1.02982130017699" calcext:value-type="float">
            <text:p>1.029821300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string" calcext:value-type="string">
            <text:p>TTT</text:p>
          </table:table-cell>
          <table:table-cell office:value-type="float" office:value="9206" calcext:value-type="float">
            <text:p>9206</text:p>
          </table:table-cell>
          <table:table-cell office:value-type="float" office:value="11831" calcext:value-type="float">
            <text:p>1183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ag</text:p>
          </table:table-cell>
          <table:table-cell/>
          <table:table-cell office:value-type="string" calcext:value-type="string">
            <text:p>Lys</text:p>
          </table:table-cell>
          <table:table-cell office:value-type="string" calcext:value-type="string">
            <text:p>aag</text:p>
          </table:table-cell>
          <table:table-cell table:formula="of:=[.C48]" office:value-type="float" office:value="26704" calcext:value-type="float">
            <text:p>26704</text:p>
          </table:table-cell>
          <table:table-cell table:formula="of:=[.D48]" office:value-type="float" office:value="32982" calcext:value-type="float">
            <text:p>32982</text:p>
          </table:table-cell>
          <table:table-cell table:formula="of:=[.J49]/SUM([.J48:.J49])" office:value-type="float" office:value="0.743636869952659" calcext:value-type="float">
            <text:p>0.74363687</text:p>
          </table:table-cell>
          <table:table-cell table:formula="of:=[.K49]/SUM([.K48:.K49])" office:value-type="float" office:value="0.735991788097204" calcext:value-type="float">
            <text:p>0.7359917881</text:p>
          </table:table-cell>
          <table:table-cell table:formula="of:=[.L49]/0.5" office:value-type="float" office:value="1.48727373990532" calcext:value-type="float">
            <text:p>1.4872737399</text:p>
          </table:table-cell>
          <table:table-cell table:formula="of:=[.M49]/0.5" office:value-type="float" office:value="1.47198357619441" calcext:value-type="float">
            <text:p>1.4719835762</text:p>
          </table:table-cell>
          <table:table-cell table:formula="of:=[.O49]/[.N49]" office:value-type="float" office:value="0.989719334577988" calcext:value-type="float">
            <text:p>0.9897193346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ag</text:p>
          </table:table-cell>
        </table:table-row>
        <table:table-row table:style-name="ro1">
          <table:table-cell table:number-columns-repeated="15"/>
          <table:table-cell table:formula="of:=[.O50]/[.N50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CAT</text:p>
          </table:table-cell>
          <table:table-cell office:value-type="float" office:value="8069" calcext:value-type="float">
            <text:p>8069</text:p>
          </table:table-cell>
          <table:table-cell office:value-type="float" office:value="9253" calcext:value-type="float">
            <text:p>9253</text:p>
          </table:table-cell>
          <table:table-cell office:value-type="string" calcext:value-type="string">
            <text:p>atg</text:p>
          </table:table-cell>
          <table:table-cell table:number-columns-repeated="2"/>
          <table:table-cell office:value-type="string" calcext:value-type="string">
            <text:p>Met</text:p>
          </table:table-cell>
          <table:table-cell office:value-type="string" calcext:value-type="string">
            <text:p>atg</text:p>
          </table:table-cell>
          <table:table-cell table:formula="of:=[.C51]" office:value-type="float" office:value="8069" calcext:value-type="float">
            <text:p>8069</text:p>
          </table:table-cell>
          <table:table-cell table:formula="of:=[.D51]" office:value-type="float" office:value="9253" calcext:value-type="float">
            <text:p>9253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O51]/[.N51]" office:value-type="float" office:value="1" calcext:value-type="float">
            <text:p>1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atg</text:p>
          </table:table-cell>
        </table:table-row>
        <table:table-row table:style-name="ro1">
          <table:table-cell table:number-columns-repeated="15"/>
          <table:table-cell table:formula="of:=[.O52]/[.N52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e</text:p>
          </table:table-cell>
          <table:table-cell office:value-type="string" calcext:value-type="string">
            <text:p>GAA</text:p>
          </table:table-cell>
          <table:table-cell office:value-type="float" office:value="269" calcext:value-type="float">
            <text:p>269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tt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Phe</text:p>
          </table:table-cell>
          <table:table-cell office:value-type="string" calcext:value-type="string">
            <text:p>ttt</text:p>
          </table:table-cell>
          <table:table-cell table:formula="of:=[.C53]" office:value-type="float" office:value="269" calcext:value-type="float">
            <text:p>269</text:p>
          </table:table-cell>
          <table:table-cell table:formula="of:=[.D53]" office:value-type="float" office:value="426" calcext:value-type="float">
            <text:p>426</text:p>
          </table:table-cell>
          <table:table-cell table:formula="of:=[.J53]/SUM([.J53:.J54])" office:value-type="float" office:value="0.5" calcext:value-type="float">
            <text:p>0.5</text:p>
          </table:table-cell>
          <table:table-cell table:formula="of:=[.K53]/SUM([.K53:.K54])" office:value-type="float" office:value="0.5" calcext:value-type="float">
            <text:p>0.5</text:p>
          </table:table-cell>
          <table:table-cell table:formula="of:=[.L53]/0.5" office:value-type="float" office:value="1" calcext:value-type="float">
            <text:p>1</text:p>
          </table:table-cell>
          <table:table-cell table:formula="of:=[.M53]/0.5" office:value-type="float" office:value="1" calcext:value-type="float">
            <text:p>1</text:p>
          </table:table-cell>
          <table:table-cell table:formula="of:=[.O53]/[.N53]" office:value-type="float" office:value="1" calcext:value-type="float">
            <text:p>1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tt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he</text:p>
          </table:table-cell>
          <table:table-cell office:value-type="string" calcext:value-type="string">
            <text:p>ttc</text:p>
          </table:table-cell>
          <table:table-cell table:formula="of:=[.C53]" office:value-type="float" office:value="269" calcext:value-type="float">
            <text:p>269</text:p>
          </table:table-cell>
          <table:table-cell table:formula="of:=[.D53]" office:value-type="float" office:value="426" calcext:value-type="float">
            <text:p>426</text:p>
          </table:table-cell>
          <table:table-cell table:formula="of:=[.J54]/SUM([.J53:.J54])" office:value-type="float" office:value="0.5" calcext:value-type="float">
            <text:p>0.5</text:p>
          </table:table-cell>
          <table:table-cell table:formula="of:=[.K54]/SUM([.K53:.K54])" office:value-type="float" office:value="0.5" calcext:value-type="float">
            <text:p>0.5</text:p>
          </table:table-cell>
          <table:table-cell table:formula="of:=[.L54]/0.5" office:value-type="float" office:value="1" calcext:value-type="float">
            <text:p>1</text:p>
          </table:table-cell>
          <table:table-cell table:formula="of:=[.M54]/0.5" office:value-type="float" office:value="1" calcext:value-type="float">
            <text:p>1</text:p>
          </table:table-cell>
          <table:table-cell table:formula="of:=[.O54]/[.N54]" office:value-type="float" office:value="1" calcext:value-type="float">
            <text:p>1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ttc</text:p>
          </table:table-cell>
        </table:table-row>
        <table:table-row table:style-name="ro1">
          <table:table-cell table:number-columns-repeated="15"/>
          <table:table-cell table:formula="of:=[.O55]/[.N55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(I)AGG</text:p>
          </table:table-cell>
          <table:table-cell office:value-type="float" office:value="2126" calcext:value-type="float">
            <text:p>2126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cct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cca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cct</text:p>
          </table:table-cell>
          <table:table-cell table:formula="of:=[.C56]" office:value-type="float" office:value="2126" calcext:value-type="float">
            <text:p>2126</text:p>
          </table:table-cell>
          <table:table-cell table:formula="of:=[.D56]" office:value-type="float" office:value="2045" calcext:value-type="float">
            <text:p>2045</text:p>
          </table:table-cell>
          <table:table-cell table:formula="of:=[.J56]/SUM([.J56:.J59])" office:value-type="float" office:value="0.281291346917174" calcext:value-type="float">
            <text:p>0.2812913469</text:p>
          </table:table-cell>
          <table:table-cell table:formula="of:=[.K56]/SUM([.K56:.K59])" office:value-type="float" office:value="0.287542182227222" calcext:value-type="float">
            <text:p>0.2875421822</text:p>
          </table:table-cell>
          <table:table-cell table:formula="of:=[.L56]/0.25" office:value-type="float" office:value="1.1251653876687" calcext:value-type="float">
            <text:p>1.1251653877</text:p>
          </table:table-cell>
          <table:table-cell table:formula="of:=[.M56]/0.25" office:value-type="float" office:value="1.15016872890889" calcext:value-type="float">
            <text:p>1.1501687289</text:p>
          </table:table-cell>
          <table:table-cell table:formula="of:=[.O56]/[.N56]" office:value-type="float" office:value="1.02222192534024" calcext:value-type="float">
            <text:p>1.0222219253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cct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CGG</text:p>
          </table:table-cell>
          <table:table-cell office:value-type="float" office:value="1099" calcext:value-type="float">
            <text:p>1099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ccg</text:p>
          </table:table-cell>
          <table:table-cell table:number-columns-repeated="2"/>
          <table:table-cell office:value-type="string" calcext:value-type="string">
            <text:p>Pro</text:p>
          </table:table-cell>
          <table:table-cell office:value-type="string" calcext:value-type="string">
            <text:p>ccc</text:p>
          </table:table-cell>
          <table:table-cell table:formula="of:=[.C56]" office:value-type="float" office:value="2126" calcext:value-type="float">
            <text:p>2126</text:p>
          </table:table-cell>
          <table:table-cell table:formula="of:=[.D56]" office:value-type="float" office:value="2045" calcext:value-type="float">
            <text:p>2045</text:p>
          </table:table-cell>
          <table:table-cell table:formula="of:=[.J57]/SUM([.J56:.J59])" office:value-type="float" office:value="0.281291346917174" calcext:value-type="float">
            <text:p>0.2812913469</text:p>
          </table:table-cell>
          <table:table-cell table:formula="of:=[.K57]/SUM([.K56:.K59])" office:value-type="float" office:value="0.287542182227222" calcext:value-type="float">
            <text:p>0.2875421822</text:p>
          </table:table-cell>
          <table:table-cell table:formula="of:=[.L57]/0.25" office:value-type="float" office:value="1.1251653876687" calcext:value-type="float">
            <text:p>1.1251653877</text:p>
          </table:table-cell>
          <table:table-cell table:formula="of:=[.M57]/0.25" office:value-type="float" office:value="1.15016872890889" calcext:value-type="float">
            <text:p>1.1501687289</text:p>
          </table:table-cell>
          <table:table-cell table:formula="of:=[.O57]/[.N57]" office:value-type="float" office:value="1.02222192534024" calcext:value-type="float">
            <text:p>1.0222219253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GG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ct</text:p>
          </table:table-cell>
          <table:table-cell office:value-type="string" calcext:value-type="string">
            <text:p>ccc</text:p>
          </table:table-cell>
          <table:table-cell/>
          <table:table-cell office:value-type="string" calcext:value-type="string">
            <text:p>Pro</text:p>
          </table:table-cell>
          <table:table-cell office:value-type="string" calcext:value-type="string">
            <text:p>cca</text:p>
          </table:table-cell>
          <table:table-cell table:formula="of:=[.C59]" office:value-type="float" office:value="2207" calcext:value-type="float">
            <text:p>2207</text:p>
          </table:table-cell>
          <table:table-cell table:formula="of:=[.D59]" office:value-type="float" office:value="2010" calcext:value-type="float">
            <text:p>2010</text:p>
          </table:table-cell>
          <table:table-cell table:formula="of:=[.J58]/SUM([.J56:.J59])" office:value-type="float" office:value="0.292008467848637" calcext:value-type="float">
            <text:p>0.2920084678</text:p>
          </table:table-cell>
          <table:table-cell table:formula="of:=[.K58]/SUM([.K56:.K59])" office:value-type="float" office:value="0.282620922384702" calcext:value-type="float">
            <text:p>0.2826209224</text:p>
          </table:table-cell>
          <table:table-cell table:formula="of:=[.L58]/0.25" office:value-type="float" office:value="1.16803387139455" calcext:value-type="float">
            <text:p>1.1680338714</text:p>
          </table:table-cell>
          <table:table-cell table:formula="of:=[.M58]/0.25" office:value-type="float" office:value="1.13048368953881" calcext:value-type="float">
            <text:p>1.1304836895</text:p>
          </table:table-cell>
          <table:table-cell table:formula="of:=[.O58]/[.N58]" office:value-type="float" office:value="0.967851803979872" calcext:value-type="float">
            <text:p>0.967851804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TGG</text:p>
          </table:table-cell>
          <table:table-cell office:value-type="float" office:value="2207" calcext:value-type="float">
            <text:p>220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ca</text:p>
          </table:table-cell>
          <table:table-cell office:value-type="string" calcext:value-type="string">
            <text:p>ccg</text:p>
          </table:table-cell>
          <table:table-cell/>
          <table:table-cell office:value-type="string" calcext:value-type="string">
            <text:p>Pro</text:p>
          </table:table-cell>
          <table:table-cell office:value-type="string" calcext:value-type="string">
            <text:p>ccg</text:p>
          </table:table-cell>
          <table:table-cell table:formula="of:=[.C57]" office:value-type="float" office:value="1099" calcext:value-type="float">
            <text:p>1099</text:p>
          </table:table-cell>
          <table:table-cell table:formula="of:=[.D57]" office:value-type="float" office:value="1012" calcext:value-type="float">
            <text:p>1012</text:p>
          </table:table-cell>
          <table:table-cell table:formula="of:=[.J59]/SUM([.J56:.J59])" office:value-type="float" office:value="0.145408838317015" calcext:value-type="float">
            <text:p>0.1454088383</text:p>
          </table:table-cell>
          <table:table-cell table:formula="of:=[.K59]/SUM([.K56:.K59])" office:value-type="float" office:value="0.142294713160855" calcext:value-type="float">
            <text:p>0.1422947132</text:p>
          </table:table-cell>
          <table:table-cell table:formula="of:=[.L59]/0.25" office:value-type="float" office:value="0.58163535326806" calcext:value-type="float">
            <text:p>0.5816353533</text:p>
          </table:table-cell>
          <table:table-cell table:formula="of:=[.M59]/0.25" office:value-type="float" office:value="0.56917885264342" calcext:value-type="float">
            <text:p>0.5691788526</text:p>
          </table:table-cell>
          <table:table-cell table:formula="of:=[.O59]/[.N59]" office:value-type="float" office:value="0.978583659754087" calcext:value-type="float">
            <text:p>0.9785836598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ccg</text:p>
          </table:table-cell>
        </table:table-row>
        <table:table-row table:style-name="ro1">
          <table:table-cell table:number-columns-repeated="15"/>
          <table:table-cell table:formula="of:=[.O60]/[.N60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(I)AGA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ct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tca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ct</text:p>
          </table:table-cell>
          <table:table-cell table:formula="of:=[.C61]" office:value-type="float" office:value="195" calcext:value-type="float">
            <text:p>195</text:p>
          </table:table-cell>
          <table:table-cell table:formula="of:=[.D61]" office:value-type="float" office:value="103" calcext:value-type="float">
            <text:p>103</text:p>
          </table:table-cell>
          <table:table-cell table:formula="of:=[.J61]/SUM([.J61:.J66])" office:value-type="float" office:value="0.179889298892989" calcext:value-type="float">
            <text:p>0.1798892989</text:p>
          </table:table-cell>
          <table:table-cell table:formula="of:=[.K61]/SUM([.K61:.K66])" office:value-type="float" office:value="0.175468483816014" calcext:value-type="float">
            <text:p>0.1754684838</text:p>
          </table:table-cell>
          <table:table-cell table:formula="of:=[.L61]/(1/6)" office:value-type="float" office:value="1.07933579335793" calcext:value-type="float">
            <text:p>1.0793357934</text:p>
          </table:table-cell>
          <table:table-cell table:formula="of:=[.M61]/(1/6)" office:value-type="float" office:value="1.05281090289608" calcext:value-type="float">
            <text:p>1.0528109029</text:p>
          </table:table-cell>
          <table:table-cell table:formula="of:=[.O61]/[.N61]" office:value-type="float" office:value="0.975424802341327" calcext:value-type="float">
            <text:p>0.9754248023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ct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CGA</text:p>
          </table:table-cell>
          <table:table-cell office:value-type="float" office:value="130" calcext:value-type="float">
            <text:p>13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cg</text:p>
          </table:table-cell>
          <table:table-cell table:number-columns-repeated="2"/>
          <table:table-cell office:value-type="string" calcext:value-type="string">
            <text:p>Ser</text:p>
          </table:table-cell>
          <table:table-cell office:value-type="string" calcext:value-type="string">
            <text:p>tcc</text:p>
          </table:table-cell>
          <table:table-cell table:formula="of:=[.C61]" office:value-type="float" office:value="195" calcext:value-type="float">
            <text:p>195</text:p>
          </table:table-cell>
          <table:table-cell table:formula="of:=[.D61]" office:value-type="float" office:value="103" calcext:value-type="float">
            <text:p>103</text:p>
          </table:table-cell>
          <table:table-cell table:formula="of:=[.J62]/SUM([.J61:.J66])" office:value-type="float" office:value="0.179889298892989" calcext:value-type="float">
            <text:p>0.1798892989</text:p>
          </table:table-cell>
          <table:table-cell table:formula="of:=[.K62]/SUM([.K61:.K66])" office:value-type="float" office:value="0.175468483816014" calcext:value-type="float">
            <text:p>0.1754684838</text:p>
          </table:table-cell>
          <table:table-cell table:formula="of:=[.L62]/(1/6)" office:value-type="float" office:value="1.07933579335793" calcext:value-type="float">
            <text:p>1.0793357934</text:p>
          </table:table-cell>
          <table:table-cell table:formula="of:=[.M62]/(1/6)" office:value-type="float" office:value="1.05281090289608" calcext:value-type="float">
            <text:p>1.0528109029</text:p>
          </table:table-cell>
          <table:table-cell table:formula="of:=[.O62]/[.N62]" office:value-type="float" office:value="0.975424802341327" calcext:value-type="float">
            <text:p>0.9754248023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cc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TGA</text:p>
          </table:table-cell>
          <table:table-cell office:value-type="float" office:value="182" calcext:value-type="float">
            <text:p>18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ca</text:p>
          </table:table-cell>
          <table:table-cell office:value-type="string" calcext:value-type="string">
            <text:p>tcg</text:p>
          </table:table-cell>
          <table:table-cell/>
          <table:table-cell office:value-type="string" calcext:value-type="string">
            <text:p>Ser</text:p>
          </table:table-cell>
          <table:table-cell office:value-type="string" calcext:value-type="string">
            <text:p>tca</text:p>
          </table:table-cell>
          <table:table-cell table:formula="of:=[.C63]" office:value-type="float" office:value="182" calcext:value-type="float">
            <text:p>182</text:p>
          </table:table-cell>
          <table:table-cell table:formula="of:=[.D63]" office:value-type="float" office:value="112" calcext:value-type="float">
            <text:p>112</text:p>
          </table:table-cell>
          <table:table-cell table:formula="of:=[.J63]/SUM([.J61:.J66])" office:value-type="float" office:value="0.16789667896679" calcext:value-type="float">
            <text:p>0.167896679</text:p>
          </table:table-cell>
          <table:table-cell table:formula="of:=[.K63]/SUM([.K61:.K66])" office:value-type="float" office:value="0.190800681431005" calcext:value-type="float">
            <text:p>0.1908006814</text:p>
          </table:table-cell>
          <table:table-cell table:formula="of:=[.L63]/(1/6)" office:value-type="float" office:value="1.00738007380074" calcext:value-type="float">
            <text:p>1.0073800738</text:p>
          </table:table-cell>
          <table:table-cell table:formula="of:=[.M63]/(1/6)" office:value-type="float" office:value="1.14480408858603" calcext:value-type="float">
            <text:p>1.1448040886</text:p>
          </table:table-cell>
          <table:table-cell table:formula="of:=[.O63]/[.N63]" office:value-type="float" office:value="1.13641724544621" calcext:value-type="float">
            <text:p>1.1364172454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ca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GCT</text:p>
          </table:table-cell>
          <table:table-cell office:value-type="float" office:value="191" calcext:value-type="float">
            <text:p>19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gt</text:p>
          </table:table-cell>
          <table:table-cell office:value-type="string" calcext:value-type="string">
            <text:p>agc</text:p>
          </table:table-cell>
          <table:table-cell/>
          <table:table-cell office:value-type="string" calcext:value-type="string">
            <text:p>Ser</text:p>
          </table:table-cell>
          <table:table-cell office:value-type="string" calcext:value-type="string">
            <text:p>tcg</text:p>
          </table:table-cell>
          <table:table-cell table:formula="of:=[.C62]" office:value-type="float" office:value="130" calcext:value-type="float">
            <text:p>130</text:p>
          </table:table-cell>
          <table:table-cell table:formula="of:=[.D62]" office:value-type="float" office:value="67" calcext:value-type="float">
            <text:p>67</text:p>
          </table:table-cell>
          <table:table-cell table:style-name="ce2" table:formula="of:=[.J64]/SUM([.J61:.J66])" office:value-type="float" office:value="0.119926199261993" calcext:value-type="float">
            <text:p>0.1199261993</text:p>
          </table:table-cell>
          <table:table-cell table:style-name="ce2" table:formula="of:=[.K64]/SUM([.K61:.K66])" office:value-type="float" office:value="0.114139693356048" calcext:value-type="float">
            <text:p>0.1141396934</text:p>
          </table:table-cell>
          <table:table-cell table:formula="of:=[.L64]/(1/6)" office:value-type="float" office:value="0.719557195571956" calcext:value-type="float">
            <text:p>0.7195571956</text:p>
          </table:table-cell>
          <table:table-cell table:formula="of:=[.M64]/(1/6)" office:value-type="float" office:value="0.684838160136286" calcext:value-type="float">
            <text:p>0.6848381601</text:p>
          </table:table-cell>
          <table:table-cell table:formula="of:=[.O64]/[.N64]" office:value-type="float" office:value="0.951749443061198" calcext:value-type="float">
            <text:p>0.951749443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c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er</text:p>
          </table:table-cell>
          <table:table-cell office:value-type="string" calcext:value-type="string">
            <text:p>agt</text:p>
          </table:table-cell>
          <table:table-cell table:formula="of:=[.C64]" office:value-type="float" office:value="191" calcext:value-type="float">
            <text:p>191</text:p>
          </table:table-cell>
          <table:table-cell table:formula="of:=[.D64]" office:value-type="float" office:value="101" calcext:value-type="float">
            <text:p>101</text:p>
          </table:table-cell>
          <table:table-cell table:formula="of:=[.J65]/SUM([.J61:.J66])" office:value-type="float" office:value="0.17619926199262" calcext:value-type="float">
            <text:p>0.176199262</text:p>
          </table:table-cell>
          <table:table-cell table:formula="of:=[.K65]/SUM([.K61:.K66])" office:value-type="float" office:value="0.17206132879046" calcext:value-type="float">
            <text:p>0.1720613288</text:p>
          </table:table-cell>
          <table:table-cell table:formula="of:=[.L65]/(1/6)" office:value-type="float" office:value="1.05719557195572" calcext:value-type="float">
            <text:p>1.057195572</text:p>
          </table:table-cell>
          <table:table-cell table:formula="of:=[.M65]/(1/6)" office:value-type="float" office:value="1.03236797274276" calcext:value-type="float">
            <text:p>1.0323679727</text:p>
          </table:table-cell>
          <table:table-cell table:formula="of:=[.O65]/[.N65]" office:value-type="float" office:value="0.976515604234862" calcext:value-type="float">
            <text:p>0.9765156042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ag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er</text:p>
          </table:table-cell>
          <table:table-cell office:value-type="string" calcext:value-type="string">
            <text:p>agc</text:p>
          </table:table-cell>
          <table:table-cell table:formula="of:=[.C64]" office:value-type="float" office:value="191" calcext:value-type="float">
            <text:p>191</text:p>
          </table:table-cell>
          <table:table-cell table:formula="of:=[.D64]" office:value-type="float" office:value="101" calcext:value-type="float">
            <text:p>101</text:p>
          </table:table-cell>
          <table:table-cell table:formula="of:=[.J66]/SUM([.J61:.J66])" office:value-type="float" office:value="0.17619926199262" calcext:value-type="float">
            <text:p>0.176199262</text:p>
          </table:table-cell>
          <table:table-cell table:formula="of:=[.K66]/SUM([.K61:.K66])" office:value-type="float" office:value="0.17206132879046" calcext:value-type="float">
            <text:p>0.1720613288</text:p>
          </table:table-cell>
          <table:table-cell table:formula="of:=[.L66]/(1/6)" office:value-type="float" office:value="1.05719557195572" calcext:value-type="float">
            <text:p>1.057195572</text:p>
          </table:table-cell>
          <table:table-cell table:formula="of:=[.M66]/(1/6)" office:value-type="float" office:value="1.03236797274276" calcext:value-type="float">
            <text:p>1.0323679727</text:p>
          </table:table-cell>
          <table:table-cell table:formula="of:=[.O66]/[.N66]" office:value-type="float" office:value="0.976515604234862" calcext:value-type="float">
            <text:p>0.9765156042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agc</text:p>
          </table:table-cell>
        </table:table-row>
        <table:table-row table:style-name="ro1">
          <table:table-cell table:number-columns-repeated="15"/>
          <table:table-cell table:formula="of:=[.O67]/[.N67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(I)AGT</text:p>
          </table:table-cell>
          <table:table-cell office:value-type="float" office:value="1700" calcext:value-type="float">
            <text:p>1700</text:p>
          </table:table-cell>
          <table:table-cell office:value-type="float" office:value="2434" calcext:value-type="float">
            <text:p>2434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ct</text:p>
          </table:table-cell>
          <table:table-cell table:formula="of:=[.C68]" office:value-type="float" office:value="1700" calcext:value-type="float">
            <text:p>1700</text:p>
          </table:table-cell>
          <table:table-cell table:formula="of:=[.D68]" office:value-type="float" office:value="2434" calcext:value-type="float">
            <text:p>2434</text:p>
          </table:table-cell>
          <table:table-cell table:formula="of:=[.J68]/SUM([.J68:.J71])" office:value-type="float" office:value="0.0808907499048344" calcext:value-type="float">
            <text:p>0.0808907499</text:p>
          </table:table-cell>
          <table:table-cell table:formula="of:=[.K68]/SUM([.K68:.K71])" office:value-type="float" office:value="0.0844611007009508" calcext:value-type="float">
            <text:p>0.0844611007</text:p>
          </table:table-cell>
          <table:table-cell table:formula="of:=[.L68]/0.25" office:value-type="float" office:value="0.323562999619338" calcext:value-type="float">
            <text:p>0.3235629996</text:p>
          </table:table-cell>
          <table:table-cell table:formula="of:=[.M68]/0.25" office:value-type="float" office:value="0.337844402803803" calcext:value-type="float">
            <text:p>0.3378444028</text:p>
          </table:table-cell>
          <table:table-cell table:formula="of:=[.O68]/[.N68]" office:value-type="float" office:value="1.0441379366654" calcext:value-type="float">
            <text:p>1.0441379367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ct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CGT</text:p>
          </table:table-cell>
          <table:table-cell office:value-type="float" office:value="5512" calcext:value-type="float">
            <text:p>5512</text:p>
          </table:table-cell>
          <table:table-cell office:value-type="float" office:value="6843" calcext:value-type="float">
            <text:p>6843</text:p>
          </table:table-cell>
          <table:table-cell office:value-type="string" calcext:value-type="string">
            <text:p>acg</text:p>
          </table:table-cell>
          <table:table-cell table:number-columns-repeated="2"/>
          <table:table-cell office:value-type="string" calcext:value-type="string">
            <text:p>Thr</text:p>
          </table:table-cell>
          <table:table-cell office:value-type="string" calcext:value-type="string">
            <text:p>acc</text:p>
          </table:table-cell>
          <table:table-cell table:formula="of:=[.C68]" office:value-type="float" office:value="1700" calcext:value-type="float">
            <text:p>1700</text:p>
          </table:table-cell>
          <table:table-cell table:formula="of:=[.D68]" office:value-type="float" office:value="2434" calcext:value-type="float">
            <text:p>2434</text:p>
          </table:table-cell>
          <table:table-cell table:formula="of:=[.J69]/SUM([.J68:.J71])" office:value-type="float" office:value="0.0808907499048344" calcext:value-type="float">
            <text:p>0.0808907499</text:p>
          </table:table-cell>
          <table:table-cell table:formula="of:=[.K69]/SUM([.K68:.K71])" office:value-type="float" office:value="0.0844611007009508" calcext:value-type="float">
            <text:p>0.0844611007</text:p>
          </table:table-cell>
          <table:table-cell table:formula="of:=[.L69]/0.25" office:value-type="float" office:value="0.323562999619338" calcext:value-type="float">
            <text:p>0.3235629996</text:p>
          </table:table-cell>
          <table:table-cell table:formula="of:=[.M69]/0.25" office:value-type="float" office:value="0.337844402803803" calcext:value-type="float">
            <text:p>0.3378444028</text:p>
          </table:table-cell>
          <table:table-cell table:formula="of:=[.O69]/[.N69]" office:value-type="float" office:value="1.0441379366654" calcext:value-type="float">
            <text:p>1.0441379367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cc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TGT</text:p>
          </table:table-cell>
          <table:table-cell office:value-type="float" office:value="12104" calcext:value-type="float">
            <text:p>12104</text:p>
          </table:table-cell>
          <table:table-cell office:value-type="float" office:value="17107" calcext:value-type="float">
            <text:p>17107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acg</text:p>
          </table:table-cell>
          <table:table-cell/>
          <table:table-cell office:value-type="string" calcext:value-type="string">
            <text:p>Thr</text:p>
          </table:table-cell>
          <table:table-cell office:value-type="string" calcext:value-type="string">
            <text:p>aca</text:p>
          </table:table-cell>
          <table:table-cell table:formula="of:=[.C70]" office:value-type="float" office:value="12104" calcext:value-type="float">
            <text:p>12104</text:p>
          </table:table-cell>
          <table:table-cell table:formula="of:=[.D70]" office:value-type="float" office:value="17107" calcext:value-type="float">
            <text:p>17107</text:p>
          </table:table-cell>
          <table:table-cell table:formula="of:=[.J70]/SUM([.J68:.J71])" office:value-type="float" office:value="0.575942139322421" calcext:value-type="float">
            <text:p>0.5759421393</text:p>
          </table:table-cell>
          <table:table-cell table:formula="of:=[.K70]/SUM([.K68:.K71])" office:value-type="float" office:value="0.593622041779443" calcext:value-type="float">
            <text:p>0.5936220418</text:p>
          </table:table-cell>
          <table:table-cell table:formula="of:=[.L70]/0.25" office:value-type="float" office:value="2.30376855728968" calcext:value-type="float">
            <text:p>2.3037685573</text:p>
          </table:table-cell>
          <table:table-cell table:formula="of:=[.M70]/0.25" office:value-type="float" office:value="2.37448816711777" calcext:value-type="float">
            <text:p>2.3744881671</text:p>
          </table:table-cell>
          <table:table-cell table:formula="of:=[.O70]/[.N70]" office:value-type="float" office:value="1.03069735872743" calcext:value-type="float">
            <text:p>1.0306973587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hr</text:p>
          </table:table-cell>
          <table:table-cell office:value-type="string" calcext:value-type="string">
            <text:p>acg</text:p>
          </table:table-cell>
          <table:table-cell table:formula="of:=[.C69]" office:value-type="float" office:value="5512" calcext:value-type="float">
            <text:p>5512</text:p>
          </table:table-cell>
          <table:table-cell table:formula="of:=[.D69]" office:value-type="float" office:value="6843" calcext:value-type="float">
            <text:p>6843</text:p>
          </table:table-cell>
          <table:table-cell table:formula="of:=[.J71]/SUM([.J68:.J71])" office:value-type="float" office:value="0.26227636086791" calcext:value-type="float">
            <text:p>0.2622763609</text:p>
          </table:table-cell>
          <table:table-cell table:formula="of:=[.K71]/SUM([.K68:.K71])" office:value-type="float" office:value="0.237455756818655" calcext:value-type="float">
            <text:p>0.2374557568</text:p>
          </table:table-cell>
          <table:table-cell table:formula="of:=[.L71]/0.25" office:value-type="float" office:value="1.04910544347164" calcext:value-type="float">
            <text:p>1.0491054435</text:p>
          </table:table-cell>
          <table:table-cell table:formula="of:=[.M71]/0.25" office:value-type="float" office:value="0.94982302727462" calcext:value-type="float">
            <text:p>0.9498230273</text:p>
          </table:table-cell>
          <table:table-cell table:formula="of:=[.O71]/[.N71]" office:value-type="float" office:value="0.905364692543696" calcext:value-type="float">
            <text:p>0.9053646925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cg</text:p>
          </table:table-cell>
        </table:table-row>
        <table:table-row table:style-name="ro1">
          <table:table-cell table:number-columns-repeated="15"/>
          <table:table-cell table:formula="of:=[.O72]/[.N72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p</text:p>
          </table:table-cell>
          <table:table-cell office:value-type="string" calcext:value-type="string">
            <text:p>CCA</text:p>
          </table:table-cell>
          <table:table-cell office:value-type="float" office:value="690" calcext:value-type="float">
            <text:p>69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gg</text:p>
          </table:table-cell>
          <table:table-cell table:number-columns-repeated="2"/>
          <table:table-cell office:value-type="string" calcext:value-type="string">
            <text:p>Trp</text:p>
          </table:table-cell>
          <table:table-cell office:value-type="string" calcext:value-type="string">
            <text:p>tgg</text:p>
          </table:table-cell>
          <table:table-cell table:formula="of:=[.C73]" office:value-type="float" office:value="690" calcext:value-type="float">
            <text:p>690</text:p>
          </table:table-cell>
          <table:table-cell table:formula="of:=[.D73]" office:value-type="float" office:value="1000" calcext:value-type="float">
            <text:p>100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O73]/[.N73]" office:value-type="float" office:value="1" calcext:value-type="float">
            <text:p>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gg</text:p>
          </table:table-cell>
        </table:table-row>
        <table:table-row table:style-name="ro1">
          <table:table-cell table:number-columns-repeated="15"/>
          <table:table-cell table:formula="of:=[.O74]/[.N74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r</text:p>
          </table:table-cell>
          <table:table-cell office:value-type="string" calcext:value-type="string">
            <text:p>A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t</text:p>
          </table:table-cell>
          <table:table-cell table:number-columns-repeated="2"/>
          <table:table-cell office:value-type="string" calcext:value-type="string">
            <text:p>Tyr</text:p>
          </table:table-cell>
          <table:table-cell office:value-type="string" calcext:value-type="string">
            <text:p>tat</text:p>
          </table:table-cell>
          <table:table-cell table:formula="of:=[.C76]" office:value-type="float" office:value="288" calcext:value-type="float">
            <text:p>288</text:p>
          </table:table-cell>
          <table:table-cell table:formula="of:=[.D76]" office:value-type="float" office:value="545" calcext:value-type="float">
            <text:p>545</text:p>
          </table:table-cell>
          <table:table-cell table:formula="of:=[.J75]/SUM([.J75:.J76])" office:value-type="float" office:value="0.5" calcext:value-type="float">
            <text:p>0.5</text:p>
          </table:table-cell>
          <table:table-cell table:formula="of:=[.K75]/SUM([.K75:.K76])" office:value-type="float" office:value="0.5" calcext:value-type="float">
            <text:p>0.5</text:p>
          </table:table-cell>
          <table:table-cell table:formula="of:=[.L75]/0.5" office:value-type="float" office:value="1" calcext:value-type="float">
            <text:p>1</text:p>
          </table:table-cell>
          <table:table-cell table:formula="of:=[.M75]/0.5" office:value-type="float" office:value="1" calcext:value-type="float">
            <text:p>1</text:p>
          </table:table-cell>
          <table:table-cell table:formula="of:=[.O75]/[.N75]" office:value-type="float" office:value="1" calcext:value-type="float">
            <text:p>1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tat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string" calcext:value-type="string">
            <text:p>GTA</text:p>
          </table:table-cell>
          <table:table-cell office:value-type="float" office:value="288" calcext:value-type="float">
            <text:p>288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tac</text:p>
          </table:table-cell>
          <table:table-cell/>
          <table:table-cell office:value-type="string" calcext:value-type="string">
            <text:p>Tyr</text:p>
          </table:table-cell>
          <table:table-cell office:value-type="string" calcext:value-type="string">
            <text:p>tac</text:p>
          </table:table-cell>
          <table:table-cell table:formula="of:=[.C76]" office:value-type="float" office:value="288" calcext:value-type="float">
            <text:p>288</text:p>
          </table:table-cell>
          <table:table-cell table:formula="of:=[.D76]" office:value-type="float" office:value="545" calcext:value-type="float">
            <text:p>545</text:p>
          </table:table-cell>
          <table:table-cell table:formula="of:=[.J76]/SUM([.J75:.J76])" office:value-type="float" office:value="0.5" calcext:value-type="float">
            <text:p>0.5</text:p>
          </table:table-cell>
          <table:table-cell table:formula="of:=[.K76]/SUM([.K75:.K76])" office:value-type="float" office:value="0.5" calcext:value-type="float">
            <text:p>0.5</text:p>
          </table:table-cell>
          <table:table-cell table:formula="of:=[.L76]/0.5" office:value-type="float" office:value="1" calcext:value-type="float">
            <text:p>1</text:p>
          </table:table-cell>
          <table:table-cell table:formula="of:=[.M76]/0.5" office:value-type="float" office:value="1" calcext:value-type="float">
            <text:p>1</text:p>
          </table:table-cell>
          <table:table-cell table:formula="of:=[.O76]/[.N76]" office:value-type="float" office:value="1" calcext:value-type="float">
            <text:p>1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tac</text:p>
          </table:table-cell>
        </table:table-row>
        <table:table-row table:style-name="ro1">
          <table:table-cell table:number-columns-repeated="15"/>
          <table:table-cell table:formula="of:=[.O77]/[.N77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(I)AAC</text:p>
          </table:table-cell>
          <table:table-cell office:value-type="float" office:value="13866" calcext:value-type="float">
            <text:p>13866</text:p>
          </table:table-cell>
          <table:table-cell office:value-type="float" office:value="19102" calcext:value-type="float">
            <text:p>19102</text:p>
          </table:table-cell>
          <table:table-cell office:value-type="string" calcext:value-type="string">
            <text:p>gtt</text:p>
          </table:table-cell>
          <table:table-cell office:value-type="string" calcext:value-type="string">
            <text:p>gtc</text:p>
          </table:table-cell>
          <table:table-cell office:value-type="string" calcext:value-type="string">
            <text:p>gta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gtt</text:p>
          </table:table-cell>
          <table:table-cell table:formula="of:=[.C78]" office:value-type="float" office:value="13866" calcext:value-type="float">
            <text:p>13866</text:p>
          </table:table-cell>
          <table:table-cell table:formula="of:=[.D78]" office:value-type="float" office:value="19102" calcext:value-type="float">
            <text:p>19102</text:p>
          </table:table-cell>
          <table:table-cell table:formula="of:=[.J78]/SUM([.J78:.J81])" office:value-type="float" office:value="0.177418942088697" calcext:value-type="float">
            <text:p>0.1774189421</text:p>
          </table:table-cell>
          <table:table-cell table:formula="of:=[.K78]/SUM([.K78:.K81])" office:value-type="float" office:value="0.182406753117778" calcext:value-type="float">
            <text:p>0.1824067531</text:p>
          </table:table-cell>
          <table:table-cell table:formula="of:=[.L78]/0.25" office:value-type="float" office:value="0.709675768354787" calcext:value-type="float">
            <text:p>0.7096757684</text:p>
          </table:table-cell>
          <table:table-cell table:formula="of:=[.M78]/0.25" office:value-type="float" office:value="0.729627012471114" calcext:value-type="float">
            <text:p>0.7296270125</text:p>
          </table:table-cell>
          <table:table-cell table:formula="of:=[.O78]/[.N78]" office:value-type="float" office:value="1.02811318211213" calcext:value-type="float">
            <text:p>1.028113182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gtt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CAC</text:p>
          </table:table-cell>
          <table:table-cell office:value-type="float" office:value="41789" calcext:value-type="float">
            <text:p>41789</text:p>
          </table:table-cell>
          <table:table-cell office:value-type="float" office:value="56809" calcext:value-type="float">
            <text:p>56809</text:p>
          </table:table-cell>
          <table:table-cell office:value-type="string" calcext:value-type="string">
            <text:p>gtg</text:p>
          </table:table-cell>
          <table:table-cell table:number-columns-repeated="2"/>
          <table:table-cell office:value-type="string" calcext:value-type="string">
            <text:p>Val</text:p>
          </table:table-cell>
          <table:table-cell office:value-type="string" calcext:value-type="string">
            <text:p>gtc</text:p>
          </table:table-cell>
          <table:table-cell table:formula="of:=[.C78]" office:value-type="float" office:value="13866" calcext:value-type="float">
            <text:p>13866</text:p>
          </table:table-cell>
          <table:table-cell table:formula="of:=[.D78]" office:value-type="float" office:value="19102" calcext:value-type="float">
            <text:p>19102</text:p>
          </table:table-cell>
          <table:table-cell table:formula="of:=[.J79]/SUM([.J78:.J81])" office:value-type="float" office:value="0.177418942088697" calcext:value-type="float">
            <text:p>0.1774189421</text:p>
          </table:table-cell>
          <table:table-cell table:formula="of:=[.K79]/SUM([.K78:.K81])" office:value-type="float" office:value="0.182406753117778" calcext:value-type="float">
            <text:p>0.1824067531</text:p>
          </table:table-cell>
          <table:table-cell table:formula="of:=[.L79]/0.25" office:value-type="float" office:value="0.709675768354787" calcext:value-type="float">
            <text:p>0.7096757684</text:p>
          </table:table-cell>
          <table:table-cell table:formula="of:=[.M79]/0.25" office:value-type="float" office:value="0.729627012471114" calcext:value-type="float">
            <text:p>0.7296270125</text:p>
          </table:table-cell>
          <table:table-cell table:formula="of:=[.O79]/[.N79]" office:value-type="float" office:value="1.02811318211213" calcext:value-type="float">
            <text:p>1.028113182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gtc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TAC</text:p>
          </table:table-cell>
          <table:table-cell office:value-type="float" office:value="8633" calcext:value-type="float">
            <text:p>8633</text:p>
          </table:table-cell>
          <table:table-cell office:value-type="float" office:value="9709" calcext:value-type="float">
            <text:p>9709</text:p>
          </table:table-cell>
          <table:table-cell office:value-type="string" calcext:value-type="string">
            <text:p>gta</text:p>
          </table:table-cell>
          <table:table-cell office:value-type="string" calcext:value-type="string">
            <text:p>gtg</text:p>
          </table:table-cell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gta</text:p>
          </table:table-cell>
          <table:table-cell table:formula="of:=[.C80]" office:value-type="float" office:value="8633" calcext:value-type="float">
            <text:p>8633</text:p>
          </table:table-cell>
          <table:table-cell table:formula="of:=[.D80]" office:value-type="float" office:value="9709" calcext:value-type="float">
            <text:p>9709</text:p>
          </table:table-cell>
          <table:table-cell table:formula="of:=[.J80]/SUM([.J78:.J81])" office:value-type="float" office:value="0.110461396729534" calcext:value-type="float">
            <text:p>0.1104613967</text:p>
          </table:table-cell>
          <table:table-cell table:formula="of:=[.K80]/SUM([.K78:.K81])" office:value-type="float" office:value="0.0927121330761445" calcext:value-type="float">
            <text:p>0.0927121331</text:p>
          </table:table-cell>
          <table:table-cell table:formula="of:=[.L80]/0.25" office:value-type="float" office:value="0.441845586918136" calcext:value-type="float">
            <text:p>0.4418455869</text:p>
          </table:table-cell>
          <table:table-cell table:formula="of:=[.M80]/0.25" office:value-type="float" office:value="0.370848532304578" calcext:value-type="float">
            <text:p>0.3708485323</text:p>
          </table:table-cell>
          <table:table-cell table:formula="of:=[.O80]/[.N80]" office:value-type="float" office:value="0.839317044878141" calcext:value-type="float">
            <text:p>0.839317044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gt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al</text:p>
          </table:table-cell>
          <table:table-cell office:value-type="string" calcext:value-type="string">
            <text:p>gtg</text:p>
          </table:table-cell>
          <table:table-cell table:formula="of:=[.C79]" office:value-type="float" office:value="41789" calcext:value-type="float">
            <text:p>41789</text:p>
          </table:table-cell>
          <table:table-cell table:formula="of:=[.D79]" office:value-type="float" office:value="56809" calcext:value-type="float">
            <text:p>56809</text:p>
          </table:table-cell>
          <table:table-cell table:formula="of:=[.J81]/SUM([.J78:.J81])" office:value-type="float" office:value="0.534700719093073" calcext:value-type="float">
            <text:p>0.5347007191</text:p>
          </table:table-cell>
          <table:table-cell table:formula="of:=[.K81]/SUM([.K78:.K81])" office:value-type="float" office:value="0.542474360688299" calcext:value-type="float">
            <text:p>0.5424743607</text:p>
          </table:table-cell>
          <table:table-cell table:formula="of:=[.L81]/0.25" office:value-type="float" office:value="2.13880287637229" calcext:value-type="float">
            <text:p>2.1388028764</text:p>
          </table:table-cell>
          <table:table-cell table:formula="of:=[.M81]/0.25" office:value-type="float" office:value="2.16989744275319" calcext:value-type="float">
            <text:p>2.1698974428</text:p>
          </table:table-cell>
          <table:table-cell table:formula="of:=[.O81]/[.N81]" office:value-type="float" office:value="1.0145383039851" calcext:value-type="float">
            <text:p>1.0145383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gtg</text:p>
          </table:table-cell>
        </table:table-row>
        <table:table-row table:style-name="ro1" table:number-rows-repeated="8">
          <table:table-cell table:number-columns-repeated="18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anticodon</text:p>
          </table:table-cell>
          <table:table-cell office:value-type="string" calcext:value-type="string">
            <text:p>AnoIFN</text:p>
          </table:table-cell>
          <table:table-cell office:value-type="string" calcext:value-type="string">
            <text:p>AIF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(I)ACG</text:p>
          </table:table-cell>
          <table:table-cell office:value-type="float" office:value="688" calcext:value-type="float">
            <text:p>688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gt</text:p>
          </table:table-cell>
          <table:table-cell office:value-type="string" calcext:value-type="string">
            <text:p>cg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CCG</text:p>
          </table:table-cell>
          <table:table-cell office:value-type="float" office:value="2106" calcext:value-type="float">
            <text:p>2106</text:p>
          </table:table-cell>
          <table:table-cell office:value-type="float" office:value="2683" calcext:value-type="float">
            <text:p>2683</text:p>
          </table:table-cell>
          <table:table-cell office:value-type="string" calcext:value-type="string">
            <text:p>cg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CCT</text:p>
          </table:table-cell>
          <table:table-cell office:value-type="float" office:value="13163" calcext:value-type="float">
            <text:p>13163</text:p>
          </table:table-cell>
          <table:table-cell office:value-type="float" office:value="15156" calcext:value-type="float">
            <text:p>15156</text:p>
          </table:table-cell>
          <table:table-cell office:value-type="string" calcext:value-type="string">
            <text:p>ag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TCG</text:p>
          </table:table-cell>
          <table:table-cell office:value-type="float" office:value="1068" calcext:value-type="float">
            <text:p>1068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cga</text:p>
          </table:table-cell>
          <table:table-cell office:value-type="string" calcext:value-type="string">
            <text:p>cg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TCT</text:p>
          </table:table-cell>
          <table:table-cell office:value-type="float" office:value="1124" calcext:value-type="float">
            <text:p>1124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aga</text:p>
          </table:table-cell>
          <table:table-cell office:value-type="string" calcext:value-type="string">
            <text:p>agg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(I)AAT</text:p>
          </table:table-cell>
          <table:table-cell office:value-type="float" office:value="10849" calcext:value-type="float">
            <text:p>10849</text:p>
          </table:table-cell>
          <table:table-cell office:value-type="float" office:value="12395" calcext:value-type="float">
            <text:p>12395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at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GAT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at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TAT</text:p>
          </table:table-cell>
          <table:table-cell office:value-type="float" office:value="234" calcext:value-type="float">
            <text:p>234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ta</text:p>
          </table:table-cell>
          <table:table-cell table:number-columns-repeated="13"/>
        </table:table-row>
      </table:table>
      <table:table table:name="Sheet7" table:style-name="ta1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anticodon</text:p>
          </table:table-cell>
          <table:table-cell office:value-type="string" calcext:value-type="string">
            <text:p>AnoIFN.Lib2</text:p>
          </table:table-cell>
          <table:table-cell office:value-type="string" calcext:value-type="string">
            <text:p>AIFN.Lib2</text:p>
          </table:table-cell>
          <table:table-cell office:value-type="string" calcext:value-type="string">
            <text:p>AnoIFN.Lib1</text:p>
          </table:table-cell>
          <table:table-cell office:value-type="string" calcext:value-type="string">
            <text:p>AIFN.Lib2</text:p>
          </table:table-cell>
          <table:table-cell office:value-type="string" calcext:value-type="string">
            <text:p>AnoIFN.Lib2.raw</text:p>
          </table:table-cell>
          <table:table-cell office:value-type="string" calcext:value-type="string">
            <text:p>AIFN.Lib2.raw</text:p>
          </table:table-cell>
          <table:table-cell office:value-type="string" calcext:value-type="string">
            <text:p>AnoIFN.Lib1.raw</text:p>
          </table:table-cell>
          <table:table-cell office:value-type="string" calcext:value-type="string">
            <text:p>AIFN.Lib2.raw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AGC</text:p>
          </table:table-cell>
          <table:table-cell office:value-type="float" office:value="853852.574021671" calcext:value-type="float">
            <text:p>853852.574021671</text:p>
          </table:table-cell>
          <table:table-cell office:value-type="float" office:value="906258.215899331" calcext:value-type="float">
            <text:p>906258.215899331</text:p>
          </table:table-cell>
          <table:table-cell office:value-type="float" office:value="2259308.278566" calcext:value-type="float">
            <text:p>2259308.278566</text:p>
          </table:table-cell>
          <table:table-cell office:value-type="float" office:value="2367844.4273392" calcext:value-type="float">
            <text:p>2367844.4273392</text:p>
          </table:table-cell>
          <table:table-cell office:value-type="float" office:value="435457" calcext:value-type="float">
            <text:p>435457</text:p>
          </table:table-cell>
          <table:table-cell office:value-type="float" office:value="405855" calcext:value-type="float">
            <text:p>405855</text:p>
          </table:table-cell>
          <table:table-cell office:value-type="float" office:value="41686" calcext:value-type="float">
            <text:p>41686</text:p>
          </table:table-cell>
          <table:table-cell office:value-type="float" office:value="56171" calcext:value-type="float">
            <text:p>56171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CGC</text:p>
          </table:table-cell>
          <table:table-cell office:value-type="float" office:value="312003.636927996" calcext:value-type="float">
            <text:p>312003.636927996</text:p>
          </table:table-cell>
          <table:table-cell office:value-type="float" office:value="367987.437542418" calcext:value-type="float">
            <text:p>367987.437542418</text:p>
          </table:table-cell>
          <table:table-cell office:value-type="float" office:value="559054.955942242" calcext:value-type="float">
            <text:p>559054.955942242</text:p>
          </table:table-cell>
          <table:table-cell office:value-type="float" office:value="622280.526185777" calcext:value-type="float">
            <text:p>622280.526185777</text:p>
          </table:table-cell>
          <table:table-cell office:value-type="float" office:value="159119" calcext:value-type="float">
            <text:p>159119</text:p>
          </table:table-cell>
          <table:table-cell office:value-type="float" office:value="164798" calcext:value-type="float">
            <text:p>164798</text:p>
          </table:table-cell>
          <table:table-cell office:value-type="float" office:value="10315" calcext:value-type="float">
            <text:p>10315</text:p>
          </table:table-cell>
          <table:table-cell office:value-type="float" office:value="14762" calcext:value-type="float">
            <text:p>14762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TGC</text:p>
          </table:table-cell>
          <table:table-cell office:value-type="float" office:value="760746.982029187" calcext:value-type="float">
            <text:p>760746.982029187</text:p>
          </table:table-cell>
          <table:table-cell office:value-type="float" office:value="772358.734763449" calcext:value-type="float">
            <text:p>772358.734763449</text:p>
          </table:table-cell>
          <table:table-cell office:value-type="float" office:value="1031988.89152654" calcext:value-type="float">
            <text:p>1031988.89152654</text:p>
          </table:table-cell>
          <table:table-cell office:value-type="float" office:value="1031302.87719381" calcext:value-type="float">
            <text:p>1031302.87719381</text:p>
          </table:table-cell>
          <table:table-cell office:value-type="float" office:value="387974" calcext:value-type="float">
            <text:p>387974</text:p>
          </table:table-cell>
          <table:table-cell office:value-type="float" office:value="345890" calcext:value-type="float">
            <text:p>345890</text:p>
          </table:table-cell>
          <table:table-cell office:value-type="float" office:value="19041" calcext:value-type="float">
            <text:p>19041</text:p>
          </table:table-cell>
          <table:table-cell office:value-type="float" office:value="24465" calcext:value-type="float">
            <text:p>2446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CG</text:p>
          </table:table-cell>
          <table:table-cell office:value-type="float" office:value="59212.8270536619" calcext:value-type="float">
            <text:p>59212.8270536619</text:p>
          </table:table-cell>
          <table:table-cell office:value-type="float" office:value="54198.4191800238" calcext:value-type="float">
            <text:p>54198.4191800238</text:p>
          </table:table-cell>
          <table:table-cell office:value-type="float" office:value="37288.3964797152" calcext:value-type="float">
            <text:p>37288.3964797152</text:p>
          </table:table-cell>
          <table:table-cell office:value-type="float" office:value="33934.1433125288" calcext:value-type="float">
            <text:p>33934.1433125288</text:p>
          </table:table-cell>
          <table:table-cell office:value-type="float" office:value="30198" calcext:value-type="float">
            <text:p>30198</text:p>
          </table:table-cell>
          <table:table-cell office:value-type="float" office:value="24272" calcext:value-type="float">
            <text:p>24272</text:p>
          </table:table-cell>
          <table:table-cell office:value-type="float" office:value="688" calcext:value-type="float">
            <text:p>688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CCG</text:p>
          </table:table-cell>
          <table:table-cell office:value-type="float" office:value="159847.96589978" calcext:value-type="float">
            <text:p>159847.96589978</text:p>
          </table:table-cell>
          <table:table-cell office:value-type="float" office:value="139548.871401433" calcext:value-type="float">
            <text:p>139548.871401433</text:p>
          </table:table-cell>
          <table:table-cell office:value-type="float" office:value="114141.515968431" calcext:value-type="float">
            <text:p>114141.515968431</text:p>
          </table:table-cell>
          <table:table-cell office:value-type="float" office:value="113099.759636664" calcext:value-type="float">
            <text:p>113099.759636664</text:p>
          </table:table-cell>
          <table:table-cell office:value-type="float" office:value="81521" calcext:value-type="float">
            <text:p>81521</text:p>
          </table:table-cell>
          <table:table-cell office:value-type="float" office:value="62495" calcext:value-type="float">
            <text:p>62495</text:p>
          </table:table-cell>
          <table:table-cell office:value-type="float" office:value="2106" calcext:value-type="float">
            <text:p>2106</text:p>
          </table:table-cell>
          <table:table-cell office:value-type="float" office:value="2683" calcext:value-type="float">
            <text:p>2683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CCT</text:p>
          </table:table-cell>
          <table:table-cell office:value-type="float" office:value="800359.457429481" calcext:value-type="float">
            <text:p>800359.457429481</text:p>
          </table:table-cell>
          <table:table-cell office:value-type="float" office:value="687622.346701339" calcext:value-type="float">
            <text:p>687622.346701339</text:p>
          </table:table-cell>
          <table:table-cell office:value-type="float" office:value="713411.57392804" calcext:value-type="float">
            <text:p>713411.57392804</text:p>
          </table:table-cell>
          <table:table-cell office:value-type="float" office:value="638889.287012033" calcext:value-type="float">
            <text:p>638889.287012033</text:p>
          </table:table-cell>
          <table:table-cell office:value-type="float" office:value="408176" calcext:value-type="float">
            <text:p>408176</text:p>
          </table:table-cell>
          <table:table-cell office:value-type="float" office:value="307942" calcext:value-type="float">
            <text:p>307942</text:p>
          </table:table-cell>
          <table:table-cell office:value-type="float" office:value="13163" calcext:value-type="float">
            <text:p>13163</text:p>
          </table:table-cell>
          <table:table-cell office:value-type="float" office:value="15156" calcext:value-type="float">
            <text:p>15156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TCG</text:p>
          </table:table-cell>
          <table:table-cell office:value-type="float" office:value="80417.1290524134" calcext:value-type="float">
            <text:p>80417.1290524134</text:p>
          </table:table-cell>
          <table:table-cell office:value-type="float" office:value="77184.5153830217" calcext:value-type="float">
            <text:p>77184.5153830217</text:p>
          </table:table-cell>
          <table:table-cell office:value-type="float" office:value="57883.7317446742" calcext:value-type="float">
            <text:p>57883.7317446742</text:p>
          </table:table-cell>
          <table:table-cell office:value-type="float" office:value="62894.0892202398" calcext:value-type="float">
            <text:p>62894.0892202398</text:p>
          </table:table-cell>
          <table:table-cell office:value-type="float" office:value="41012" calcext:value-type="float">
            <text:p>41012</text:p>
          </table:table-cell>
          <table:table-cell office:value-type="float" office:value="34566" calcext:value-type="float">
            <text:p>34566</text:p>
          </table:table-cell>
          <table:table-cell office:value-type="float" office:value="1068" calcext:value-type="float">
            <text:p>1068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TCT</text:p>
          </table:table-cell>
          <table:table-cell office:value-type="float" office:value="86146.6436113511" calcext:value-type="float">
            <text:p>86146.6436113511</text:p>
          </table:table-cell>
          <table:table-cell office:value-type="float" office:value="58724.6302742027" calcext:value-type="float">
            <text:p>58724.6302742027</text:p>
          </table:table-cell>
          <table:table-cell office:value-type="float" office:value="60918.8337837208" calcext:value-type="float">
            <text:p>60918.8337837208</text:p>
          </table:table-cell>
          <table:table-cell office:value-type="float" office:value="38571.1069949862" calcext:value-type="float">
            <text:p>38571.1069949862</text:p>
          </table:table-cell>
          <table:table-cell office:value-type="float" office:value="43934" calcext:value-type="float">
            <text:p>43934</text:p>
          </table:table-cell>
          <table:table-cell office:value-type="float" office:value="26299" calcext:value-type="float">
            <text:p>26299</text:p>
          </table:table-cell>
          <table:table-cell office:value-type="float" office:value="1124" calcext:value-type="float">
            <text:p>1124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string" calcext:value-type="string">
            <text:p>ATT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string" calcext:value-type="string">
            <text:p>GTT</text:p>
          </table:table-cell>
          <table:table-cell office:value-type="float" office:value="1427598.16181016" calcext:value-type="float">
            <text:p>1427598.16181016</text:p>
          </table:table-cell>
          <table:table-cell office:value-type="float" office:value="1379773.13745744" calcext:value-type="float">
            <text:p>1379773.13745744</text:p>
          </table:table-cell>
          <table:table-cell office:value-type="float" office:value="1309863.32285139" calcext:value-type="float">
            <text:p>1309863.32285139</text:p>
          </table:table-cell>
          <table:table-cell office:value-type="float" office:value="1226097.50607231" calcext:value-type="float">
            <text:p>1226097.50607231</text:p>
          </table:table-cell>
          <table:table-cell office:value-type="float" office:value="728062" calcext:value-type="float">
            <text:p>728062</text:p>
          </table:table-cell>
          <table:table-cell office:value-type="float" office:value="617912" calcext:value-type="float">
            <text:p>617912</text:p>
          </table:table-cell>
          <table:table-cell office:value-type="float" office:value="24168" calcext:value-type="float">
            <text:p>24168</text:p>
          </table:table-cell>
          <table:table-cell office:value-type="float" office:value="29086" calcext:value-type="float">
            <text:p>29086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string" calcext:value-type="string">
            <text:p>GTC</text:p>
          </table:table-cell>
          <table:table-cell office:value-type="float" office:value="561488.505136906" calcext:value-type="float">
            <text:p>561488.505136906</text:p>
          </table:table-cell>
          <table:table-cell office:value-type="float" office:value="367618.999046838" calcext:value-type="float">
            <text:p>367618.999046838</text:p>
          </table:table-cell>
          <table:table-cell office:value-type="float" office:value="627940.93257846" calcext:value-type="float">
            <text:p>627940.93257846</text:p>
          </table:table-cell>
          <table:table-cell office:value-type="float" office:value="368006.299525934" calcext:value-type="float">
            <text:p>368006.299525934</text:p>
          </table:table-cell>
          <table:table-cell office:value-type="float" office:value="286354" calcext:value-type="float">
            <text:p>286354</text:p>
          </table:table-cell>
          <table:table-cell office:value-type="float" office:value="164633" calcext:value-type="float">
            <text:p>164633</text:p>
          </table:table-cell>
          <table:table-cell office:value-type="float" office:value="11586" calcext:value-type="float">
            <text:p>11586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string" calcext:value-type="string">
            <text:p>GCA</text:p>
          </table:table-cell>
          <table:table-cell office:value-type="float" office:value="25204.373764745" calcext:value-type="float">
            <text:p>25204.373764745</text:p>
          </table:table-cell>
          <table:table-cell office:value-type="float" office:value="20344.5038377224" calcext:value-type="float">
            <text:p>20344.5038377224</text:p>
          </table:table-cell>
          <table:table-cell office:value-type="float" office:value="26286.1515881713" calcext:value-type="float">
            <text:p>26286.1515881713</text:p>
          </table:table-cell>
          <table:table-cell office:value-type="float" office:value="18632.1631604196" calcext:value-type="float">
            <text:p>18632.1631604196</text:p>
          </table:table-cell>
          <table:table-cell office:value-type="float" office:value="12854" calcext:value-type="float">
            <text:p>12854</text:p>
          </table:table-cell>
          <table:table-cell office:value-type="float" office:value="9111" calcext:value-type="float">
            <text:p>9111</text:p>
          </table:table-cell>
          <table:table-cell office:value-type="float" office:value="485" calcext:value-type="float">
            <text:p>485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string" calcext:value-type="string">
            <text:p>CTG</text:p>
          </table:table-cell>
          <table:table-cell office:value-type="float" office:value="2106957.40913783" calcext:value-type="float">
            <text:p>2106957.40913783</text:p>
          </table:table-cell>
          <table:table-cell office:value-type="float" office:value="2069440.87604939" calcext:value-type="float">
            <text:p>2069440.87604939</text:p>
          </table:table-cell>
          <table:table-cell office:value-type="float" office:value="1848864.92603565" calcext:value-type="float">
            <text:p>1848864.92603565</text:p>
          </table:table-cell>
          <table:table-cell office:value-type="float" office:value="1902967.7410652" calcext:value-type="float">
            <text:p>1902967.7410652</text:p>
          </table:table-cell>
          <table:table-cell office:value-type="float" office:value="1074529" calcext:value-type="float">
            <text:p>1074529</text:p>
          </table:table-cell>
          <table:table-cell office:value-type="float" office:value="926770" calcext:value-type="float">
            <text:p>926770</text:p>
          </table:table-cell>
          <table:table-cell office:value-type="float" office:value="34113" calcext:value-type="float">
            <text:p>34113</text:p>
          </table:table-cell>
          <table:table-cell office:value-type="float" office:value="45143" calcext:value-type="float">
            <text:p>45143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string" calcext:value-type="string">
            <text:p>TTG</text:p>
          </table:table-cell>
          <table:table-cell office:value-type="float" office:value="283567.832638566" calcext:value-type="float">
            <text:p>283567.832638566</text:p>
          </table:table-cell>
          <table:table-cell office:value-type="float" office:value="260142.14044545" calcext:value-type="float">
            <text:p>260142.14044545</text:p>
          </table:table-cell>
          <table:table-cell office:value-type="float" office:value="359496.996874929" calcext:value-type="float">
            <text:p>359496.996874929</text:p>
          </table:table-cell>
          <table:table-cell office:value-type="float" office:value="359828.381758691" calcext:value-type="float">
            <text:p>359828.381758691</text:p>
          </table:table-cell>
          <table:table-cell office:value-type="float" office:value="144617" calcext:value-type="float">
            <text:p>144617</text:p>
          </table:table-cell>
          <table:table-cell office:value-type="float" office:value="116501" calcext:value-type="float">
            <text:p>116501</text:p>
          </table:table-cell>
          <table:table-cell office:value-type="float" office:value="6633" calcext:value-type="float">
            <text:p>6633</text:p>
          </table:table-cell>
          <table:table-cell office:value-type="float" office:value="8536" calcext:value-type="float">
            <text:p>8536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office:value-type="string" calcext:value-type="string">
            <text:p>CTC</text:p>
          </table:table-cell>
          <table:table-cell office:value-type="float" office:value="2358420.74421531" calcext:value-type="float">
            <text:p>2358420.74421531</text:p>
          </table:table-cell>
          <table:table-cell office:value-type="float" office:value="2804299.27084459" calcext:value-type="float">
            <text:p>2804299.27084459</text:p>
          </table:table-cell>
          <table:table-cell office:value-type="float" office:value="1884310.58199166" calcext:value-type="float">
            <text:p>1884310.58199166</text:p>
          </table:table-cell>
          <table:table-cell office:value-type="float" office:value="2508091.50162589" calcext:value-type="float">
            <text:p>2508091.50162589</text:p>
          </table:table-cell>
          <table:table-cell office:value-type="float" office:value="1202773" calcext:value-type="float">
            <text:p>1202773</text:p>
          </table:table-cell>
          <table:table-cell office:value-type="float" office:value="1255866" calcext:value-type="float">
            <text:p>1255866</text:p>
          </table:table-cell>
          <table:table-cell office:value-type="float" office:value="34767" calcext:value-type="float">
            <text:p>34767</text:p>
          </table:table-cell>
          <table:table-cell office:value-type="float" office:value="59498" calcext:value-type="float">
            <text:p>59498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office:value-type="string" calcext:value-type="string">
            <text:p>TTC</text:p>
          </table:table-cell>
          <table:table-cell office:value-type="float" office:value="704926.372698647" calcext:value-type="float">
            <text:p>704926.372698647</text:p>
          </table:table-cell>
          <table:table-cell office:value-type="float" office:value="700015.277916283" calcext:value-type="float">
            <text:p>700015.277916283</text:p>
          </table:table-cell>
          <table:table-cell office:value-type="float" office:value="862348.366844112" calcext:value-type="float">
            <text:p>862348.366844112</text:p>
          </table:table-cell>
          <table:table-cell office:value-type="float" office:value="842072.604734256" calcext:value-type="float">
            <text:p>842072.604734256</text:p>
          </table:table-cell>
          <table:table-cell office:value-type="float" office:value="359506" calcext:value-type="float">
            <text:p>359506</text:p>
          </table:table-cell>
          <table:table-cell office:value-type="float" office:value="313492" calcext:value-type="float">
            <text:p>313492</text:p>
          </table:table-cell>
          <table:table-cell office:value-type="float" office:value="15911" calcext:value-type="float">
            <text:p>15911</text:p>
          </table:table-cell>
          <table:table-cell office:value-type="float" office:value="19976" calcext:value-type="float">
            <text:p>19976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string" calcext:value-type="string">
            <text:p>CCC</text:p>
          </table:table-cell>
          <table:table-cell office:value-type="float" office:value="1408248.79505191" calcext:value-type="float">
            <text:p>1408248.79505191</text:p>
          </table:table-cell>
          <table:table-cell office:value-type="float" office:value="1424756.12832682" calcext:value-type="float">
            <text:p>1424756.12832682</text:p>
          </table:table-cell>
          <table:table-cell office:value-type="float" office:value="1248565.10131279" calcext:value-type="float">
            <text:p>1248565.10131279</text:p>
          </table:table-cell>
          <table:table-cell office:value-type="float" office:value="1253624.20865999" calcext:value-type="float">
            <text:p>1253624.20865999</text:p>
          </table:table-cell>
          <table:table-cell office:value-type="float" office:value="718194" calcext:value-type="float">
            <text:p>718194</text:p>
          </table:table-cell>
          <table:table-cell office:value-type="float" office:value="638057" calcext:value-type="float">
            <text:p>638057</text:p>
          </table:table-cell>
          <table:table-cell office:value-type="float" office:value="23037" calcext:value-type="float">
            <text:p>23037</text:p>
          </table:table-cell>
          <table:table-cell office:value-type="float" office:value="29739" calcext:value-type="float">
            <text:p>29739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string" calcext:value-type="string">
            <text:p>GCC</text:p>
          </table:table-cell>
          <table:table-cell office:value-type="float" office:value="1866243.28652171" calcext:value-type="float">
            <text:p>1866243.28652171</text:p>
          </table:table-cell>
          <table:table-cell office:value-type="float" office:value="2106036.86698303" calcext:value-type="float">
            <text:p>2106036.86698303</text:p>
          </table:table-cell>
          <table:table-cell office:value-type="float" office:value="1974496.4711519" calcext:value-type="float">
            <text:p>1974496.4711519</text:p>
          </table:table-cell>
          <table:table-cell office:value-type="float" office:value="2157537.04723211" calcext:value-type="float">
            <text:p>2157537.04723211</text:p>
          </table:table-cell>
          <table:table-cell office:value-type="float" office:value="951767" calcext:value-type="float">
            <text:p>951767</text:p>
          </table:table-cell>
          <table:table-cell office:value-type="float" office:value="943159" calcext:value-type="float">
            <text:p>943159</text:p>
          </table:table-cell>
          <table:table-cell office:value-type="float" office:value="36431" calcext:value-type="float">
            <text:p>36431</text:p>
          </table:table-cell>
          <table:table-cell office:value-type="float" office:value="51182" calcext:value-type="float">
            <text:p>51182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string" calcext:value-type="string">
            <text:p>TCC</text:p>
          </table:table-cell>
          <table:table-cell office:value-type="float" office:value="1172991.63308518" calcext:value-type="float">
            <text:p>1172991.63308518</text:p>
          </table:table-cell>
          <table:table-cell office:value-type="float" office:value="860165.443622055" calcext:value-type="float">
            <text:p>860165.443622055</text:p>
          </table:table-cell>
          <table:table-cell office:value-type="float" office:value="1085428.36671404" calcext:value-type="float">
            <text:p>1085428.36671404</text:p>
          </table:table-cell>
          <table:table-cell office:value-type="float" office:value="819646.56219728" calcext:value-type="float">
            <text:p>819646.56219728</text:p>
          </table:table-cell>
          <table:table-cell office:value-type="float" office:value="598215" calcext:value-type="float">
            <text:p>598215</text:p>
          </table:table-cell>
          <table:table-cell office:value-type="float" office:value="385213" calcext:value-type="float">
            <text:p>385213</text:p>
          </table:table-cell>
          <table:table-cell office:value-type="float" office:value="20027" calcext:value-type="float">
            <text:p>20027</text:p>
          </table:table-cell>
          <table:table-cell office:value-type="float" office:value="19444" calcext:value-type="float">
            <text:p>19444</text:p>
          </table:table-cell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GTG</text:p>
          </table:table-cell>
          <table:table-cell office:value-type="float" office:value="846428.911420666" calcext:value-type="float">
            <text:p>846428.911420666</text:p>
          </table:table-cell>
          <table:table-cell office:value-type="float" office:value="757471.586581461" calcext:value-type="float">
            <text:p>757471.586581461</text:p>
          </table:table-cell>
          <table:table-cell office:value-type="float" office:value="783652.50683169" calcext:value-type="float">
            <text:p>783652.50683169</text:p>
          </table:table-cell>
          <table:table-cell office:value-type="float" office:value="687746.022539016" calcext:value-type="float">
            <text:p>687746.022539016</text:p>
          </table:table-cell>
          <table:table-cell office:value-type="float" office:value="431671" calcext:value-type="float">
            <text:p>431671</text:p>
          </table:table-cell>
          <table:table-cell office:value-type="float" office:value="339223" calcext:value-type="float">
            <text:p>339223</text:p>
          </table:table-cell>
          <table:table-cell office:value-type="float" office:value="14459" calcext:value-type="float">
            <text:p>14459</text:p>
          </table:table-cell>
          <table:table-cell office:value-type="float" office:value="16315" calcext:value-type="float">
            <text:p>16315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AAT</text:p>
          </table:table-cell>
          <table:table-cell office:value-type="float" office:value="1060670.01005998" calcext:value-type="float">
            <text:p>1060670.01005998</text:p>
          </table:table-cell>
          <table:table-cell office:value-type="float" office:value="977900.523124607" calcext:value-type="float">
            <text:p>977900.523124607</text:p>
          </table:table-cell>
          <table:table-cell office:value-type="float" office:value="587996.821814579" calcext:value-type="float">
            <text:p>587996.821814579</text:p>
          </table:table-cell>
          <table:table-cell office:value-type="float" office:value="522501.498582354" calcext:value-type="float">
            <text:p>522501.498582354</text:p>
          </table:table-cell>
          <table:table-cell office:value-type="float" office:value="540932" calcext:value-type="float">
            <text:p>540932</text:p>
          </table:table-cell>
          <table:table-cell office:value-type="float" office:value="437939" calcext:value-type="float">
            <text:p>437939</text:p>
          </table:table-cell>
          <table:table-cell office:value-type="float" office:value="10849" calcext:value-type="float">
            <text:p>10849</text:p>
          </table:table-cell>
          <table:table-cell office:value-type="float" office:value="12395" calcext:value-type="float">
            <text:p>12395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GAT</text:p>
          </table:table-cell>
          <table:table-cell office:value-type="float" office:value="3476.53296132666" calcext:value-type="float">
            <text:p>3476.5329613267</text:p>
          </table:table-cell>
          <table:table-cell office:value-type="float" office:value="2922.94539826348" calcext:value-type="float">
            <text:p>2922.9453982635</text:p>
          </table:table-cell>
          <table:table-cell office:value-type="float" office:value="2005.33527579864" calcext:value-type="float">
            <text:p>2005.3352757986</text:p>
          </table:table-cell>
          <table:table-cell office:value-type="float" office:value="1517.55175062241" calcext:value-type="float">
            <text:p>1517.5517506224</text:p>
          </table:table-cell>
          <table:table-cell office:value-type="float" office:value="1773" calcext:value-type="float">
            <text:p>1773</text:p>
          </table:table-cell>
          <table:table-cell office:value-type="float" office:value="1309" calcext:value-type="float">
            <text:p>130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TAT</text:p>
          </table:table-cell>
          <table:table-cell office:value-type="float" office:value="22731.780383903" calcext:value-type="float">
            <text:p>22731.780383903</text:p>
          </table:table-cell>
          <table:table-cell office:value-type="float" office:value="22798.5275143393" calcext:value-type="float">
            <text:p>22798.5275143393</text:p>
          </table:table-cell>
          <table:table-cell office:value-type="float" office:value="12682.390663159" calcext:value-type="float">
            <text:p>12682.390663159</text:p>
          </table:table-cell>
          <table:table-cell office:value-type="float" office:value="13868.736832077" calcext:value-type="float">
            <text:p>13868.736832077</text:p>
          </table:table-cell>
          <table:table-cell office:value-type="float" office:value="11593" calcext:value-type="float">
            <text:p>11593</text:p>
          </table:table-cell>
          <table:table-cell office:value-type="float" office:value="10210" calcext:value-type="float">
            <text:p>10210</text:p>
          </table:table-cell>
          <table:table-cell office:value-type="float" office:value="234" calcext:value-type="float">
            <text:p>23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AAG</text:p>
          </table:table-cell>
          <table:table-cell office:value-type="float" office:value="151214.477671511" calcext:value-type="float">
            <text:p>151214.477671511</text:p>
          </table:table-cell>
          <table:table-cell office:value-type="float" office:value="89262.5991562892" calcext:value-type="float">
            <text:p>89262.5991562892</text:p>
          </table:table-cell>
          <table:table-cell office:value-type="float" office:value="150345.947434201" calcext:value-type="float">
            <text:p>150345.947434201</text:p>
          </table:table-cell>
          <table:table-cell office:value-type="float" office:value="88608.1605502305" calcext:value-type="float">
            <text:p>88608.1605502305</text:p>
          </table:table-cell>
          <table:table-cell office:value-type="float" office:value="77118" calcext:value-type="float">
            <text:p>77118</text:p>
          </table:table-cell>
          <table:table-cell office:value-type="float" office:value="39975" calcext:value-type="float">
            <text:p>39975</text:p>
          </table:table-cell>
          <table:table-cell office:value-type="float" office:value="2774" calcext:value-type="float">
            <text:p>2774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CAA</text:p>
          </table:table-cell>
          <table:table-cell office:value-type="float" office:value="37692.8331165157" calcext:value-type="float">
            <text:p>37692.8331165157</text:p>
          </table:table-cell>
          <table:table-cell office:value-type="float" office:value="13583.099203695" calcext:value-type="float">
            <text:p>13583.099203695</text:p>
          </table:table-cell>
          <table:table-cell office:value-type="float" office:value="31760.1749085946" calcext:value-type="float">
            <text:p>31760.1749085946</text:p>
          </table:table-cell>
          <table:table-cell office:value-type="float" office:value="9821.93216375058" calcext:value-type="float">
            <text:p>9821.9321637506</text:p>
          </table:table-cell>
          <table:table-cell office:value-type="float" office:value="19223" calcext:value-type="float">
            <text:p>19223</text:p>
          </table:table-cell>
          <table:table-cell office:value-type="float" office:value="6083" calcext:value-type="float">
            <text:p>6083</text:p>
          </table:table-cell>
          <table:table-cell office:value-type="float" office:value="586" calcext:value-type="float">
            <text:p>58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CAG</text:p>
          </table:table-cell>
          <table:table-cell office:value-type="float" office:value="26304.3935003932" calcext:value-type="float">
            <text:p>26304.3935003932</text:p>
          </table:table-cell>
          <table:table-cell office:value-type="float" office:value="10834.3247306145" calcext:value-type="float">
            <text:p>10834.3247306145</text:p>
          </table:table-cell>
          <table:table-cell office:value-type="float" office:value="19131.982496133" calcext:value-type="float">
            <text:p>19131.982496133</text:p>
          </table:table-cell>
          <table:table-cell office:value-type="float" office:value="9442.54422609498" calcext:value-type="float">
            <text:p>9442.544226095</text:p>
          </table:table-cell>
          <table:table-cell office:value-type="float" office:value="13415" calcext:value-type="float">
            <text:p>13415</text:p>
          </table:table-cell>
          <table:table-cell office:value-type="float" office:value="4852" calcext:value-type="float">
            <text:p>4852</text:p>
          </table:table-cell>
          <table:table-cell office:value-type="float" office:value="353" calcext:value-type="float">
            <text:p>353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TAA</text:p>
          </table:table-cell>
          <table:table-cell office:value-type="float" office:value="1354.92626975562" calcext:value-type="float">
            <text:p>1354.9262697556</text:p>
          </table:table-cell>
          <table:table-cell office:value-type="float" office:value="524.74573612828" calcext:value-type="float">
            <text:p>524.7457361283</text:p>
          </table:table-cell>
          <table:table-cell office:value-type="float" office:value="1571.74927022055" calcext:value-type="float">
            <text:p>1571.7492702206</text:p>
          </table:table-cell>
          <table:table-cell office:value-type="float" office:value="379.387937655602" calcext:value-type="float">
            <text:p>379.3879376556</text:p>
          </table:table-cell>
          <table:table-cell office:value-type="float" office:value="691" calcext:value-type="float">
            <text:p>691</text:p>
          </table:table-cell>
          <table:table-cell office:value-type="float" office:value="235" calcext:value-type="float">
            <text:p>235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TAG</text:p>
          </table:table-cell>
          <table:table-cell office:value-type="float" office:value="98991.9721108722" calcext:value-type="float">
            <text:p>98991.9721108722</text:p>
          </table:table-cell>
          <table:table-cell office:value-type="float" office:value="46144.1303705996" calcext:value-type="float">
            <text:p>46144.1303705996</text:p>
          </table:table-cell>
          <table:table-cell office:value-type="float" office:value="88885.1311435072" calcext:value-type="float">
            <text:p>88885.1311435072</text:p>
          </table:table-cell>
          <table:table-cell office:value-type="float" office:value="41648.3647115261" calcext:value-type="float">
            <text:p>41648.3647115261</text:p>
          </table:table-cell>
          <table:table-cell office:value-type="float" office:value="50485" calcext:value-type="float">
            <text:p>50485</text:p>
          </table:table-cell>
          <table:table-cell office:value-type="float" office:value="20665" calcext:value-type="float">
            <text:p>20665</text:p>
          </table:table-cell>
          <table:table-cell office:value-type="float" office:value="1640" calcext:value-type="float">
            <text:p>1640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string" calcext:value-type="string">
            <text:p>CTT</text:p>
          </table:table-cell>
          <table:table-cell office:value-type="float" office:value="1457394.77482782" calcext:value-type="float">
            <text:p>1457394.77482782</text:p>
          </table:table-cell>
          <table:table-cell office:value-type="float" office:value="1417934.43375715" calcext:value-type="float">
            <text:p>1417934.43375715</text:p>
          </table:table-cell>
          <table:table-cell office:value-type="float" office:value="1447310.08661964" calcext:value-type="float">
            <text:p>1447310.08661964</text:p>
          </table:table-cell>
          <table:table-cell office:value-type="float" office:value="1390330.3288619" calcext:value-type="float">
            <text:p>1390330.3288619</text:p>
          </table:table-cell>
          <table:table-cell office:value-type="float" office:value="743258" calcext:value-type="float">
            <text:p>743258</text:p>
          </table:table-cell>
          <table:table-cell office:value-type="float" office:value="635002" calcext:value-type="float">
            <text:p>635002</text:p>
          </table:table-cell>
          <table:table-cell office:value-type="float" office:value="26704" calcext:value-type="float">
            <text:p>26704</text:p>
          </table:table-cell>
          <table:table-cell office:value-type="float" office:value="32982" calcext:value-type="float">
            <text:p>32982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string" calcext:value-type="string">
            <text:p>TTT</text:p>
          </table:table-cell>
          <table:table-cell office:value-type="float" office:value="446223.692052514" calcext:value-type="float">
            <text:p>446223.692052514</text:p>
          </table:table-cell>
          <table:table-cell office:value-type="float" office:value="464225.805548344" calcext:value-type="float">
            <text:p>464225.805548344</text:p>
          </table:table-cell>
          <table:table-cell office:value-type="float" office:value="498949.09591898" calcext:value-type="float">
            <text:p>498949.09591898</text:p>
          </table:table-cell>
          <table:table-cell office:value-type="float" office:value="498726.521155936" calcext:value-type="float">
            <text:p>498726.521155936</text:p>
          </table:table-cell>
          <table:table-cell office:value-type="float" office:value="227570" calcext:value-type="float">
            <text:p>227570</text:p>
          </table:table-cell>
          <table:table-cell office:value-type="float" office:value="207897" calcext:value-type="float">
            <text:p>207897</text:p>
          </table:table-cell>
          <table:table-cell office:value-type="float" office:value="9206" calcext:value-type="float">
            <text:p>9206</text:p>
          </table:table-cell>
          <table:table-cell office:value-type="float" office:value="11831" calcext:value-type="float">
            <text:p>11831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CAT</text:p>
          </table:table-cell>
          <table:table-cell office:value-type="float" office:value="251290.782962086" calcext:value-type="float">
            <text:p>251290.782962086</text:p>
          </table:table-cell>
          <table:table-cell office:value-type="float" office:value="212104.45950363" calcext:value-type="float">
            <text:p>212104.45950363</text:p>
          </table:table-cell>
          <table:table-cell office:value-type="float" office:value="437325.684876195" calcext:value-type="float">
            <text:p>437325.684876195</text:p>
          </table:table-cell>
          <table:table-cell office:value-type="float" office:value="390052.954125254" calcext:value-type="float">
            <text:p>390052.954125254</text:p>
          </table:table-cell>
          <table:table-cell office:value-type="float" office:value="128156" calcext:value-type="float">
            <text:p>128156</text:p>
          </table:table-cell>
          <table:table-cell office:value-type="float" office:value="94988" calcext:value-type="float">
            <text:p>94988</text:p>
          </table:table-cell>
          <table:table-cell office:value-type="float" office:value="8069" calcext:value-type="float">
            <text:p>8069</text:p>
          </table:table-cell>
          <table:table-cell office:value-type="float" office:value="9253" calcext:value-type="float">
            <text:p>9253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string" calcext:value-type="string">
            <text:p>GAA</text:p>
          </table:table-cell>
          <table:table-cell office:value-type="float" office:value="12347.2803482651" calcext:value-type="float">
            <text:p>12347.2803482651</text:p>
          </table:table-cell>
          <table:table-cell office:value-type="float" office:value="14395.896854549" calcext:value-type="float">
            <text:p>14395.896854549</text:p>
          </table:table-cell>
          <table:table-cell office:value-type="float" office:value="14579.3294375631" calcext:value-type="float">
            <text:p>14579.3294375631</text:p>
          </table:table-cell>
          <table:table-cell office:value-type="float" office:value="17957.6957156985" calcext:value-type="float">
            <text:p>17957.6957156985</text:p>
          </table:table-cell>
          <table:table-cell office:value-type="float" office:value="6297" calcext:value-type="float">
            <text:p>6297</text:p>
          </table:table-cell>
          <table:table-cell office:value-type="float" office:value="6447" calcext:value-type="float">
            <text:p>6447</text:p>
          </table:table-cell>
          <table:table-cell office:value-type="float" office:value="269" calcext:value-type="float">
            <text:p>269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AGG</text:p>
          </table:table-cell>
          <table:table-cell office:value-type="float" office:value="37492.829528216" calcext:value-type="float">
            <text:p>37492.829528216</text:p>
          </table:table-cell>
          <table:table-cell office:value-type="float" office:value="27076.8799842192" calcext:value-type="float">
            <text:p>27076.8799842192</text:p>
          </table:table-cell>
          <table:table-cell office:value-type="float" office:value="115225.480982376" calcext:value-type="float">
            <text:p>115225.480982376</text:p>
          </table:table-cell>
          <table:table-cell office:value-type="float" office:value="86205.3702784117" calcext:value-type="float">
            <text:p>86205.3702784117</text:p>
          </table:table-cell>
          <table:table-cell office:value-type="float" office:value="19121" calcext:value-type="float">
            <text:p>19121</text:p>
          </table:table-cell>
          <table:table-cell office:value-type="float" office:value="12126" calcext:value-type="float">
            <text:p>12126</text:p>
          </table:table-cell>
          <table:table-cell office:value-type="float" office:value="2126" calcext:value-type="float">
            <text:p>2126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CGG</text:p>
          </table:table-cell>
          <table:table-cell office:value-type="float" office:value="35722.209525916" calcext:value-type="float">
            <text:p>35722.209525916</text:p>
          </table:table-cell>
          <table:table-cell office:value-type="float" office:value="23796.6608932727" calcext:value-type="float">
            <text:p>23796.6608932727</text:p>
          </table:table-cell>
          <table:table-cell office:value-type="float" office:value="59563.8775162893" calcext:value-type="float">
            <text:p>59563.8775162893</text:p>
          </table:table-cell>
          <table:table-cell office:value-type="float" office:value="42660.0658786077" calcext:value-type="float">
            <text:p>42660.0658786077</text:p>
          </table:table-cell>
          <table:table-cell office:value-type="float" office:value="18218" calcext:value-type="float">
            <text:p>18218</text:p>
          </table:table-cell>
          <table:table-cell office:value-type="float" office:value="10657" calcext:value-type="float">
            <text:p>10657</text:p>
          </table:table-cell>
          <table:table-cell office:value-type="float" office:value="1099" calcext:value-type="float">
            <text:p>1099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GGG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TGG</text:p>
          </table:table-cell>
          <table:table-cell office:value-type="float" office:value="66479.6240952166" calcext:value-type="float">
            <text:p>66479.6240952166</text:p>
          </table:table-cell>
          <table:table-cell office:value-type="float" office:value="44701.6378363916" calcext:value-type="float">
            <text:p>44701.6378363916</text:p>
          </table:table-cell>
          <table:table-cell office:value-type="float" office:value="119615.539288854" calcext:value-type="float">
            <text:p>119615.539288854</text:p>
          </table:table-cell>
          <table:table-cell office:value-type="float" office:value="84729.9727430844" calcext:value-type="float">
            <text:p>84729.9727430844</text:p>
          </table:table-cell>
          <table:table-cell office:value-type="float" office:value="33904" calcext:value-type="float">
            <text:p>33904</text:p>
          </table:table-cell>
          <table:table-cell office:value-type="float" office:value="20019" calcext:value-type="float">
            <text:p>20019</text:p>
          </table:table-cell>
          <table:table-cell office:value-type="float" office:value="2207" calcext:value-type="float">
            <text:p>2207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AGA</text:p>
          </table:table-cell>
          <table:table-cell office:value-type="float" office:value="9935.4723717102" calcext:value-type="float">
            <text:p>9935.4723717102</text:p>
          </table:table-cell>
          <table:table-cell office:value-type="float" office:value="4492.71668548978" calcext:value-type="float">
            <text:p>4492.7166854898</text:p>
          </table:table-cell>
          <table:table-cell office:value-type="float" office:value="10568.6588859658" calcext:value-type="float">
            <text:p>10568.6588859658</text:p>
          </table:table-cell>
          <table:table-cell office:value-type="float" office:value="4341.88417539189" calcext:value-type="float">
            <text:p>4341.8841753919</text:p>
          </table:table-cell>
          <table:table-cell office:value-type="float" office:value="5067" calcext:value-type="float">
            <text:p>5067</text:p>
          </table:table-cell>
          <table:table-cell office:value-type="float" office:value="2012" calcext:value-type="float">
            <text:p>2012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CGA</text:p>
          </table:table-cell>
          <table:table-cell office:value-type="float" office:value="7247.18884662343" calcext:value-type="float">
            <text:p>7247.1888466234</text:p>
          </table:table-cell>
          <table:table-cell office:value-type="float" office:value="2934.11020115983" calcext:value-type="float">
            <text:p>2934.1102011598</text:p>
          </table:table-cell>
          <table:table-cell office:value-type="float" office:value="7045.77259064387" calcext:value-type="float">
            <text:p>7045.7725906439</text:p>
          </table:table-cell>
          <table:table-cell office:value-type="float" office:value="2824.33242476948" calcext:value-type="float">
            <text:p>2824.3324247695</text:p>
          </table:table-cell>
          <table:table-cell office:value-type="float" office:value="3696" calcext:value-type="float">
            <text:p>3696</text:p>
          </table:table-cell>
          <table:table-cell office:value-type="float" office:value="1314" calcext:value-type="float">
            <text:p>1314</text:p>
          </table:table-cell>
          <table:table-cell office:value-type="float" office:value="130" calcext:value-type="float">
            <text:p>13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GCT</text:p>
          </table:table-cell>
          <table:table-cell office:value-type="float" office:value="9198.2042422918" calcext:value-type="float">
            <text:p>9198.2042422918</text:p>
          </table:table-cell>
          <table:table-cell office:value-type="float" office:value="4421.26194695316" calcext:value-type="float">
            <text:p>4421.2619469532</text:p>
          </table:table-cell>
          <table:table-cell office:value-type="float" office:value="10351.8658831768" calcext:value-type="float">
            <text:p>10351.8658831768</text:p>
          </table:table-cell>
          <table:table-cell office:value-type="float" office:value="4257.57574480175" calcext:value-type="float">
            <text:p>4257.5757448018</text:p>
          </table:table-cell>
          <table:table-cell office:value-type="float" office:value="4691" calcext:value-type="float">
            <text:p>4691</text:p>
          </table:table-cell>
          <table:table-cell office:value-type="float" office:value="1980" calcext:value-type="float">
            <text:p>1980</text:p>
          </table:table-cell>
          <table:table-cell office:value-type="float" office:value="191" calcext:value-type="float">
            <text:p>19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TGA</text:p>
          </table:table-cell>
          <table:table-cell office:value-type="float" office:value="9772.72435378007" calcext:value-type="float">
            <text:p>9772.7243537801</text:p>
          </table:table-cell>
          <table:table-cell office:value-type="float" office:value="5499.78190674022" calcext:value-type="float">
            <text:p>5499.7819067402</text:p>
          </table:table-cell>
          <table:table-cell office:value-type="float" office:value="9864.08162690141" calcext:value-type="float">
            <text:p>9864.0816269014</text:p>
          </table:table-cell>
          <table:table-cell office:value-type="float" office:value="4721.27211304749" calcext:value-type="float">
            <text:p>4721.2721130475</text:p>
          </table:table-cell>
          <table:table-cell office:value-type="float" office:value="4984" calcext:value-type="float">
            <text:p>4984</text:p>
          </table:table-cell>
          <table:table-cell office:value-type="float" office:value="2463" calcext:value-type="float">
            <text:p>2463</text:p>
          </table:table-cell>
          <table:table-cell office:value-type="float" office:value="182" calcext:value-type="float">
            <text:p>18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AGT</text:p>
          </table:table-cell>
          <table:table-cell office:value-type="float" office:value="544323.49129401" calcext:value-type="float">
            <text:p>544323.49129401</text:p>
          </table:table-cell>
          <table:table-cell office:value-type="float" office:value="651600.226636567" calcext:value-type="float">
            <text:p>651600.226636567</text:p>
          </table:table-cell>
          <table:table-cell office:value-type="float" office:value="92137.0261853428" calcext:value-type="float">
            <text:p>92137.0261853428</text:p>
          </table:table-cell>
          <table:table-cell office:value-type="float" office:value="102603.360028193" calcext:value-type="float">
            <text:p>102603.360028193</text:p>
          </table:table-cell>
          <table:table-cell office:value-type="float" office:value="277600" calcext:value-type="float">
            <text:p>277600</text:p>
          </table:table-cell>
          <table:table-cell office:value-type="float" office:value="291810" calcext:value-type="float">
            <text:p>291810</text:p>
          </table:table-cell>
          <table:table-cell office:value-type="float" office:value="1700" calcext:value-type="float">
            <text:p>1700</text:p>
          </table:table-cell>
          <table:table-cell office:value-type="float" office:value="2434" calcext:value-type="float">
            <text:p>2434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CGT</text:p>
          </table:table-cell>
          <table:table-cell office:value-type="float" office:value="472349.650979032" calcext:value-type="float">
            <text:p>472349.650979032</text:p>
          </table:table-cell>
          <table:table-cell office:value-type="float" office:value="451806.078806449" calcext:value-type="float">
            <text:p>451806.078806449</text:p>
          </table:table-cell>
          <table:table-cell office:value-type="float" office:value="298740.7578433" calcext:value-type="float">
            <text:p>298740.7578433</text:p>
          </table:table-cell>
          <table:table-cell office:value-type="float" office:value="288461.295264142" calcext:value-type="float">
            <text:p>288461.295264142</text:p>
          </table:table-cell>
          <table:table-cell office:value-type="float" office:value="240894" calcext:value-type="float">
            <text:p>240894</text:p>
          </table:table-cell>
          <table:table-cell office:value-type="float" office:value="202335" calcext:value-type="float">
            <text:p>202335</text:p>
          </table:table-cell>
          <table:table-cell office:value-type="float" office:value="5512" calcext:value-type="float">
            <text:p>5512</text:p>
          </table:table-cell>
          <table:table-cell office:value-type="float" office:value="6843" calcext:value-type="float">
            <text:p>6843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TGT</text:p>
          </table:table-cell>
          <table:table-cell office:value-type="float" office:value="341680.63995658" calcext:value-type="float">
            <text:p>341680.63995658</text:p>
          </table:table-cell>
          <table:table-cell office:value-type="float" office:value="397964.933319108" calcext:value-type="float">
            <text:p>397964.933319108</text:p>
          </table:table-cell>
          <table:table-cell office:value-type="float" office:value="656015.626439641" calcext:value-type="float">
            <text:p>656015.626439641</text:p>
          </table:table-cell>
          <table:table-cell office:value-type="float" office:value="721132.161052709" calcext:value-type="float">
            <text:p>721132.161052709</text:p>
          </table:table-cell>
          <table:table-cell office:value-type="float" office:value="174254" calcext:value-type="float">
            <text:p>174254</text:p>
          </table:table-cell>
          <table:table-cell office:value-type="float" office:value="178223" calcext:value-type="float">
            <text:p>178223</text:p>
          </table:table-cell>
          <table:table-cell office:value-type="float" office:value="12104" calcext:value-type="float">
            <text:p>12104</text:p>
          </table:table-cell>
          <table:table-cell office:value-type="float" office:value="17107" calcext:value-type="float">
            <text:p>17107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string" calcext:value-type="string">
            <text:p>CCA</text:p>
          </table:table-cell>
          <table:table-cell office:value-type="float" office:value="37271.2569254919" calcext:value-type="float">
            <text:p>37271.2569254919</text:p>
          </table:table-cell>
          <table:table-cell office:value-type="float" office:value="39295.6402739807" calcext:value-type="float">
            <text:p>39295.6402739807</text:p>
          </table:table-cell>
          <table:table-cell office:value-type="float" office:value="37396.7929811097" calcext:value-type="float">
            <text:p>37396.7929811097</text:p>
          </table:table-cell>
          <table:table-cell office:value-type="float" office:value="42154.2152950669" calcext:value-type="float">
            <text:p>42154.2152950669</text:p>
          </table:table-cell>
          <table:table-cell office:value-type="float" office:value="19008" calcext:value-type="float">
            <text:p>19008</text:p>
          </table:table-cell>
          <table:table-cell office:value-type="float" office:value="17598" calcext:value-type="float">
            <text:p>17598</text:p>
          </table:table-cell>
          <table:table-cell office:value-type="float" office:value="690" calcext:value-type="float">
            <text:p>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string" calcext:value-type="string">
            <text:p>ATA</text:p>
          </table:table-cell>
          <table:table-cell office:value-type="float" office:value="7.84327797253617" calcext:value-type="float">
            <text:p>7.8432779725</text:p>
          </table:table-cell>
          <table:table-cell office:value-type="float" office:value="13.3977634756156" calcext:value-type="float">
            <text:p>13.3977634756</text:p>
          </table:table-cell>
          <table:table-cell office:value-type="float" office:value="54.1982506972605" calcext:value-type="float">
            <text:p>54.1982506973</text:p>
          </table:table-cell>
          <table:table-cell office:value-type="float" office:value="42.1542152950669" calcext:value-type="float">
            <text:p>42.154215295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string" calcext:value-type="string">
            <text:p>GTA</text:p>
          </table:table-cell>
          <table:table-cell office:value-type="float" office:value="30161.3254433879" calcext:value-type="float">
            <text:p>30161.3254433879</text:p>
          </table:table-cell>
          <table:table-cell office:value-type="float" office:value="38616.8202578828" calcext:value-type="float">
            <text:p>38616.8202578828</text:p>
          </table:table-cell>
          <table:table-cell office:value-type="float" office:value="15609.096200811" calcext:value-type="float">
            <text:p>15609.096200811</text:p>
          </table:table-cell>
          <table:table-cell office:value-type="float" office:value="22974.0473358114" calcext:value-type="float">
            <text:p>22974.0473358114</text:p>
          </table:table-cell>
          <table:table-cell office:value-type="float" office:value="15382" calcext:value-type="float">
            <text:p>15382</text:p>
          </table:table-cell>
          <table:table-cell office:value-type="float" office:value="17294" calcext:value-type="float">
            <text:p>17294</text:p>
          </table:table-cell>
          <table:table-cell office:value-type="float" office:value="288" calcext:value-type="float">
            <text:p>288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AAC</text:p>
          </table:table-cell>
          <table:table-cell office:value-type="float" office:value="919826.306687659" calcext:value-type="float">
            <text:p>919826.306687659</text:p>
          </table:table-cell>
          <table:table-cell office:value-type="float" office:value="1002186.20238474" calcext:value-type="float">
            <text:p>1002186.20238474</text:p>
          </table:table-cell>
          <table:table-cell office:value-type="float" office:value="751512.944168214" calcext:value-type="float">
            <text:p>751512.944168214</text:p>
          </table:table-cell>
          <table:table-cell office:value-type="float" office:value="805229.820566367" calcext:value-type="float">
            <text:p>805229.820566367</text:p>
          </table:table-cell>
          <table:table-cell office:value-type="float" office:value="469103" calcext:value-type="float">
            <text:p>469103</text:p>
          </table:table-cell>
          <table:table-cell office:value-type="float" office:value="448815" calcext:value-type="float">
            <text:p>448815</text:p>
          </table:table-cell>
          <table:table-cell office:value-type="float" office:value="13866" calcext:value-type="float">
            <text:p>13866</text:p>
          </table:table-cell>
          <table:table-cell office:value-type="float" office:value="19102" calcext:value-type="float">
            <text:p>19102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CAC</text:p>
          </table:table-cell>
          <table:table-cell office:value-type="float" office:value="2599487.8143402" calcext:value-type="float">
            <text:p>2599487.8143402</text:p>
          </table:table-cell>
          <table:table-cell office:value-type="float" office:value="2815714.16532581" calcext:value-type="float">
            <text:p>2815714.16532581</text:p>
          </table:table-cell>
          <table:table-cell office:value-type="float" office:value="2264890.69838782" calcext:value-type="float">
            <text:p>2264890.69838782</text:p>
          </table:table-cell>
          <table:table-cell office:value-type="float" office:value="2394738.81669745" calcext:value-type="float">
            <text:p>2394738.81669745</text:p>
          </table:table-cell>
          <table:table-cell office:value-type="float" office:value="1325715" calcext:value-type="float">
            <text:p>1325715</text:p>
          </table:table-cell>
          <table:table-cell office:value-type="float" office:value="1260978" calcext:value-type="float">
            <text:p>1260978</text:p>
          </table:table-cell>
          <table:table-cell office:value-type="float" office:value="41789" calcext:value-type="float">
            <text:p>41789</text:p>
          </table:table-cell>
          <table:table-cell office:value-type="float" office:value="56809" calcext:value-type="float">
            <text:p>56809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TAC</text:p>
          </table:table-cell>
          <table:table-cell office:value-type="float" office:value="488959.752905371" calcext:value-type="float">
            <text:p>488959.752905371</text:p>
          </table:table-cell>
          <table:table-cell office:value-type="float" office:value="457573.815982701" calcext:value-type="float">
            <text:p>457573.815982701</text:p>
          </table:table-cell>
          <table:table-cell office:value-type="float" office:value="467893.49826945" calcext:value-type="float">
            <text:p>467893.49826945</text:p>
          </table:table-cell>
          <table:table-cell office:value-type="float" office:value="409275.276299804" calcext:value-type="float">
            <text:p>409275.276299804</text:p>
          </table:table-cell>
          <table:table-cell office:value-type="float" office:value="249365" calcext:value-type="float">
            <text:p>249365</text:p>
          </table:table-cell>
          <table:table-cell office:value-type="float" office:value="204918" calcext:value-type="float">
            <text:p>204918</text:p>
          </table:table-cell>
          <table:table-cell office:value-type="float" office:value="8633" calcext:value-type="float">
            <text:p>8633</text:p>
          </table:table-cell>
          <table:table-cell office:value-type="float" office:value="9709" calcext:value-type="float">
            <text:p>9709</text:p>
          </table:table-cell>
        </table:table-row>
      </table:table>
      <table:named-expressions/>
      <table:database-ranges>
        <table:database-range table:name="__Anonymous_Sheet_DB__0" table:target-range-address="AnoIFN.A1:AnoIFN.F104852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AIFN.A1:AIFN.C1048523">
          <table:sort>
            <table:sort-by table:field-number="0" table:data-type="automatic"/>
          </table:sort>
        </table:database-range>
        <table:database-range table:name="__Anonymous_Sheet_DB__4" table:target-range-address="Sheet5.T1:Sheet5.W1048576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6" table:target-range-address="Sheet7.A1:Sheet7.J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/00/0000</text:date>, <text:time style:data-style-name="N2" text:time-value="14:59:22.0726253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tron </meta:initial-creator>
    <meta:creation-date>2015-07-07T13:54:00.257988409</meta:creation-date>
    <dc:date>2015-10-22T16:18:58.205261371</dc:date>
    <dc:creator>Bartron </dc:creator>
    <meta:editing-duration>PT22H28M20S</meta:editing-duration>
    <meta:editing-cycles>13</meta:editing-cycles>
    <meta:generator>LibreOffice/4.2.8.2$Linux_x86 LibreOffice_project/420m0$Build-2</meta:generator>
    <meta:document-statistic meta:table-count="7" meta:cell-count="12407" meta:object-count="0"/>
  </office:meta>
</office:document-meta>
</file>